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5.722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5.002cm"/>
    </style:style>
    <style:style style:name="co10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6.856cm"/>
    </style:style>
    <style:style style:name="co11" style:family="table-column">
      <style:table-column-properties fo:break-before="auto" style:column-width="3.261cm"/>
    </style:style>
    <style:style style:name="co12" style:family="table-column">
      <style:table-column-properties fo:break-before="auto" style:column-width="2.57cm"/>
    </style:style>
    <style:style style:name="co13" style:family="table-column">
      <style:table-column-properties fo:break-before="auto" style:column-width="3.759cm"/>
    </style:style>
    <style:style style:name="co14" style:family="table-column">
      <style:table-column-properties fo:break-before="auto" style:column-width="7.712cm"/>
    </style:style>
    <style:style style:name="co15" style:family="table-column">
      <style:table-column-properties fo:break-before="auto" style:column-width="4.865cm"/>
    </style:style>
    <style:style style:name="co16" style:family="table-column">
      <style:table-column-properties fo:break-before="auto" style:column-width="1.686cm"/>
    </style:style>
    <style:style style:name="co17" style:family="table-column">
      <style:table-column-properties fo:break-before="auto" style:column-width="20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20002" number:language="yi" number:country="US">
      <number:number number:decimal-places="2" number:min-integer-digits="1"/>
    </number:number-style>
    <style:style style:name="ce10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0">
      <style:text-properties style:text-position=""/>
    </style:style>
    <style:style style:name="ce13" style:family="table-cell" style:parent-style-name="Default" style:data-style-name="N10000"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20002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20002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0002">
      <style:text-properties style:use-window-font-color="true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0002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10002">
      <style:text-properties fo:font-weight="bold" style:font-weight-asian="bold" style:font-weight-complex="bold"/>
    </style:style>
    <style:style style:name="ce24" style:family="table-cell" style:parent-style-name="Default" style:data-style-name="N1000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00"/>
    <style:style style:name="ce27" style:family="table-cell" style:parent-style-name="Default" style:data-style-name="N10002"/>
    <style:style style:name="ce28" style:family="table-cell" style:parent-style-name="Default" style:data-style-name="N10000">
      <style:text-properties fo:font-weight="bold" style:font-weight-asian="bold" style:font-weight-complex="bold"/>
    </style:style>
    <style:style style:name="ce29" style:family="table-cell" style:parent-style-name="Default" style:data-style-name="N10000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00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02">
      <style:table-cell-properties fo:background-color="#ffff00"/>
    </style:style>
    <style:style style:name="ce32" style:family="table-cell" style:parent-style-name="Default" style:data-style-name="N20002">
      <style:text-properties fo:font-weight="bold" style:font-weight-asian="bold" style:font-weight-complex="bold"/>
    </style:style>
    <style:style style:name="ce33" style:family="table-cell" style:parent-style-name="Default" style:data-style-name="N200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20002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20002"/>
  </office:automatic-styles>
  <office:body>
    <office:spreadsheet>
      <table:table table:name="Hoja1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ce22"/>
        <table:table-column table:style-name="co12" table:number-columns-repeated="2" table:default-cell-style-name="ce22"/>
        <table:table-column table:style-name="co12" table:number-columns-repeated="2" table:default-cell-style-name="Default"/>
        <table:table-column table:style-name="co6" table:default-cell-style-name="ce27"/>
        <table:table-column table:style-name="co7" table:default-cell-style-name="Default"/>
        <table:table-column table:style-name="co8" table:default-cell-style-name="ce26"/>
        <table:table-column table:style-name="co14" table:default-cell-style-name="ce26"/>
        <table:table-column table:style-name="co14" table:default-cell-style-name="Default"/>
        <table:table-column table:style-name="co10" table:number-columns-repeated="4" table:default-cell-style-name="Default"/>
        <table:table-column table:style-name="co15" table:default-cell-style-name="Default"/>
        <table:table-column table:style-name="co16" table:default-cell-style-name="ce27"/>
        <table:table-column table:style-name="co17" table:default-cell-style-name="Default"/>
        <table:table-column table:style-name="co10" table:number-columns-repeated="999" table:default-cell-style-name="Default"/>
        <table:table-row table:style-name="ro1">
          <table:table-cell table:style-name="ce9" office:value-type="string" calcext:value-type="string">
            <text:p>orden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Grupo</text:p>
          </table:table-cell>
          <table:table-cell table:style-name="ce9" office:value-type="string" calcext:value-type="string">
            <text:p>Alimento</text:p>
          </table:table-cell>
          <table:table-cell table:style-name="ce9" office:value-type="string" calcext:value-type="string">
            <text:p>Nº grupo</text:p>
          </table:table-cell>
          <table:table-cell table:style-name="ce9" office:value-type="string" calcext:value-type="string">
            <text:p>Veces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Kcal reales</text:p>
          </table:table-cell>
          <table:table-cell table:style-name="ce21" office:value-type="string" calcext:value-type="string">
            <text:p>Kcal proteinas</text:p>
          </table:table-cell>
          <table:table-cell table:style-name="ce21" office:value-type="string" calcext:value-type="string">
            <text:p>Kcal hidratos</text:p>
          </table:table-cell>
          <table:table-cell table:style-name="ce21" office:value-type="string" calcext:value-type="string">
            <text:p>Kcal grasas</text:p>
          </table:table-cell>
          <table:table-cell table:style-name="ce9" office:value-type="string" calcext:value-type="string">
            <text:p>Ración(g)</text:p>
          </table:table-cell>
          <table:table-cell table:style-name="ce9" office:value-type="string" calcext:value-type="string">
            <text:p>Kcal / 100 g alimento</text:p>
          </table:table-cell>
          <table:table-cell table:style-name="ce23" office:value-type="string" calcext:value-type="string">
            <text:p>Proteínas (g) / 100 g alimento</text:p>
          </table:table-cell>
          <table:table-cell table:style-name="ce9" office:value-type="string" calcext:value-type="string">
            <text:p>Grasas</text:p>
          </table:table-cell>
          <table:table-cell table:style-name="ce28" office:value-type="string" calcext:value-type="string">
            <text:p>Hidratos (g) / 100g alimento</text:p>
          </table:table-cell>
          <table:table-cell table:style-name="ce28" office:value-type="string" calcext:value-type="string">
            <text:p>Grasas mono</text:p>
          </table:table-cell>
          <table:table-cell table:style-name="ce9" office:value-type="string" calcext:value-type="string">
            <text:p>Desayuno</text:p>
          </table:table-cell>
          <table:table-cell table:style-name="ce9" office:value-type="string" calcext:value-type="string">
            <text:p>Almuerzo</text:p>
          </table:table-cell>
          <table:table-cell table:style-name="ce9" office:value-type="string" calcext:value-type="string">
            <text:p>Comida</text:p>
          </table:table-cell>
          <table:table-cell table:style-name="ce9" office:value-type="string" calcext:value-type="string">
            <text:p>Merienda</text:p>
          </table:table-cell>
          <table:table-cell table:style-name="ce9" office:value-type="string" calcext:value-type="string">
            <text:p>Cena</text:p>
          </table:table-cell>
          <table:table-cell table:style-name="ce9" office:value-type="string" calcext:value-type="string">
            <text:p>Nombre</text:p>
          </table:table-cell>
          <table:table-cell table:number-columns-repeated="1001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Leche y derivados</text:p>
          </table:table-cell>
          <table:table-cell table:style-name="ce14" office:value-type="string" calcext:value-type="string">
            <text:p>Cuajad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lasticos</text:p>
          </table:table-cell>
          <table:table-cell table:style-name="ce14" table:formula="of:=[.L2]*[.M2]/100" office:value-type="float" office:value="206.4" calcext:value-type="float">
            <text:p>206,4</text:p>
          </table:table-cell>
          <table:table-cell table:style-name="ce16" table:formula="of:=[.L2]*[.N2]*4/100" office:value-type="float" office:value="43.2" calcext:value-type="float">
            <text:p>43,2</text:p>
          </table:table-cell>
          <table:table-cell table:style-name="ce16" table:formula="of:=[.L2]*[.P2]*4/100" office:value-type="float" office:value="62.4" calcext:value-type="float">
            <text:p>62,4</text:p>
          </table:table-cell>
          <table:table-cell table:style-name="ce16" table:formula="of:=[.L2]*[.O2]*9/100" office:value-type="float" office:value="101.52" calcext:value-type="float">
            <text:p>101,52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86" calcext:value-type="float">
            <text:p>86</text:p>
          </table:table-cell>
          <table:table-cell table:style-name="ce24" office:value-type="float" office:value="4.5" calcext:value-type="float">
            <text:p>4.5</text:p>
          </table:table-cell>
          <table:table-cell table:style-name="ce24" office:value-type="float" office:value="4.7" calcext:value-type="float">
            <text:p>4.7</text:p>
          </table:table-cell>
          <table:table-cell table:style-name="ce24" office:value-type="float" office:value="6.5" calcext:value-type="float">
            <text:p>6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12" office:value-type="string" calcext:value-type="string">
            <text:p>si</text:p>
          </table:table-cell>
          <table:table-cell table:style-name="ce12" table:formula="of:=SUBSTITUTE(SUBSTITUTE(SUBSTITUTE(SUBSTITUTE(SUBSTITUTE(SUBSTITUTE(LOWER([.D2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31" table:formula="of:=CONCATENATE(&quot;(alimento (id &quot;;[.B2];&quot;) (nombre &quot;;[.W2];&quot;) (grupo &quot;;[.E2];&quot;) (veces &quot;;[.F2];&quot;) (tipo &quot;;[.G2];&quot;)  (racion &quot;;[.L2];&quot;) (kcal &quot;;[.M2];&quot;) (proteinas &quot;;[.N2];&quot;) (grasas &quot;;[.O2];&quot;) (hidratos &quot;;[.P2];&quot;)(grasas-mono &quot;;[.Q2];&quot;) (desayuno &quot;;[.R2];&quot;) (almuerzo &quot;;[.S2];&quot;) (comida &quot;;[.T2];&quot;) (merienda &quot;;[.U2];&quot;) (cena &quot;;[.V2];&quot;))&quot;)" office:value-type="string" office:string-value="(alimento (id 1) (nombre cuajada) (grupo 1) (veces 3) (tipo plasticos)  (racion 240) (kcal 86) (proteinas 4,5) (grasas 4,7) (hidratos 6,5)(grasas-mono 0) (desayuno si) (almuerzo si) (comida si) (merienda si) (cena si))" calcext:value-type="string">
            <text:p>(alimento (id 1) (nombre cuajada) (grupo 1) (veces 3) (tipo plasticos) <text:s/>(racion 240) (kcal 86) (proteinas 4,5) (grasas 4,7) (hidratos 6,5)(grasas-mono 0) (desayuno si) (almuerzo si) (comida si) (merienda si) (cena si))</text:p>
          </table:table-cell>
          <table:table-cell table:style-name="ce12" table:formula="of:=SUBSTITUTE([.X2];&quot;,&quot;;&quot;.&quot;)" office:value-type="string" office:string-value="(alimento (id 1) (nombre cuajada) (grupo 1) (veces 3) (tipo plasticos)  (racion 240) (kcal 86) (proteinas 4.5) (grasas 4.7) (hidratos 6.5)(grasas-mono 0) (desayuno si) (almuerzo si) (comida si) (merienda si) (cena si))" calcext:value-type="string">
            <text:p>(alimento (id 1) (nombre cuajada) (grupo 1) (veces 3) (tipo plasticos) <text:s/>(racion 240) (kcal 86) (proteinas 4.5) (grasas 4.7) (hidratos 6.5)(grasas-mono 0) (desayuno si) (almuerzo si) (comida si) (merienda si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Leche y derivados</text:p>
          </table:table-cell>
          <table:table-cell table:style-name="ce14" office:value-type="string" calcext:value-type="string">
            <text:p>Cuajada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3]*[.M3]/100" office:value-type="float" office:value="172" calcext:value-type="float">
            <text:p>172</text:p>
          </table:table-cell>
          <table:table-cell table:style-name="ce16" table:formula="of:=[.L3]*[.N3]*4/100" office:value-type="float" office:value="36" calcext:value-type="float">
            <text:p>36</text:p>
          </table:table-cell>
          <table:table-cell table:style-name="ce16" table:formula="of:=[.L3]*[.P3]*4/100" office:value-type="float" office:value="52" calcext:value-type="float">
            <text:p>52</text:p>
          </table:table-cell>
          <table:table-cell table:style-name="ce16" table:formula="of:=[.L3]*[.O3]*9/100" office:value-type="float" office:value="84.6" calcext:value-type="float">
            <text:p>84,6</text:p>
          </table:table-cell>
          <table:table-cell table:style-name="ce15" office:value-type="float" office:value="200" calcext:value-type="float">
            <text:p>200</text:p>
          </table:table-cell>
          <table:table-cell table:style-name="ce14" office:value-type="float" office:value="86" calcext:value-type="float">
            <text:p>86</text:p>
          </table:table-cell>
          <table:table-cell table:style-name="ce24" office:value-type="float" office:value="4.5" calcext:value-type="float">
            <text:p>4.5</text:p>
          </table:table-cell>
          <table:table-cell table:style-name="ce24" office:value-type="float" office:value="4.7" calcext:value-type="float">
            <text:p>4.7</text:p>
          </table:table-cell>
          <table:table-cell table:style-name="ce24" office:value-type="float" office:value="6.5" calcext:value-type="float">
            <text:p>6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31" table:formula="of:=CONCATENATE(&quot;(alimento (id &quot;;[.B3];&quot;) (nombre &quot;;[.W3];&quot;) (grupo &quot;;[.E3];&quot;) (veces &quot;;[.F3];&quot;) (tipo &quot;;[.G3];&quot;)  (racion &quot;;[.L3];&quot;) (kcal &quot;;[.M3];&quot;) (proteinas &quot;;[.N3];&quot;) (grasas &quot;;[.O3];&quot;) (hidratos &quot;;[.P3];&quot;)(grasas-mono &quot;;[.Q3];&quot;) (desayuno &quot;;[.R3];&quot;) (almuerzo &quot;;[.S3];&quot;) (comida &quot;;[.T3];&quot;) (merienda &quot;;[.U3];&quot;) (cena &quot;;[.V3];&quot;))&quot;)" office:value-type="string" office:string-value="(alimento (id 2) (nombre cuajada) (grupo 1) (veces 3) (tipo plasticos)  (racion 200) (kcal 86) (proteinas 4,5) (grasas 4,7) (hidratos 6,5)(grasas-mono 0) (desayuno si) (almuerzo si) (comida si) (merienda si) (cena si))" calcext:value-type="string">
            <text:p>(alimento (id 2) (nombre cuajada) (grupo 1) (veces 3) (tipo plasticos) <text:s/>(racion 200) (kcal 86) (proteinas 4,5) (grasas 4,7) (hidratos 6,5)(grasas-mono 0) (desayuno si) (almuerzo si) (comida si) (merienda si) (cena si))</text:p>
          </table:table-cell>
          <table:table-cell table:formula="of:=SUBSTITUTE([.X3];&quot;,&quot;;&quot;.&quot;)" office:value-type="string" office:string-value="(alimento (id 2) (nombre cuajada) (grupo 1) (veces 3) (tipo plasticos)  (racion 200) (kcal 86) (proteinas 4.5) (grasas 4.7) (hidratos 6.5)(grasas-mono 0) (desayuno si) (almuerzo si) (comida si) (merienda si) (cena si))" calcext:value-type="string">
            <text:p>(alimento (id 2) (nombre cuajada) (grupo 1) (veces 3) (tipo plasticos) <text:s/>(racion 200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Leche y derivados</text:p>
          </table:table-cell>
          <table:table-cell table:style-name="ce14" office:value-type="string" calcext:value-type="string">
            <text:p>Cuajada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4]*[.M4]/100" office:value-type="float" office:value="86" calcext:value-type="float">
            <text:p>86</text:p>
          </table:table-cell>
          <table:table-cell table:style-name="ce16" table:formula="of:=[.L4]*[.N4]*4/100" office:value-type="float" office:value="18" calcext:value-type="float">
            <text:p>18</text:p>
          </table:table-cell>
          <table:table-cell table:style-name="ce16" table:formula="of:=[.L4]*[.P4]*4/100" office:value-type="float" office:value="26" calcext:value-type="float">
            <text:p>26</text:p>
          </table:table-cell>
          <table:table-cell table:style-name="ce16" table:formula="of:=[.L4]*[.O4]*9/100" office:value-type="float" office:value="42.3" calcext:value-type="float">
            <text:p>42,3</text:p>
          </table:table-cell>
          <table:table-cell table:style-name="ce15" office:value-type="float" office:value="100" calcext:value-type="float">
            <text:p>100</text:p>
          </table:table-cell>
          <table:table-cell table:style-name="ce14" office:value-type="float" office:value="86" calcext:value-type="float">
            <text:p>86</text:p>
          </table:table-cell>
          <table:table-cell table:style-name="ce24" office:value-type="float" office:value="4.5" calcext:value-type="float">
            <text:p>4.5</text:p>
          </table:table-cell>
          <table:table-cell table:style-name="ce24" office:value-type="float" office:value="4.7" calcext:value-type="float">
            <text:p>4.7</text:p>
          </table:table-cell>
          <table:table-cell table:style-name="ce24" office:value-type="float" office:value="6.5" calcext:value-type="float">
            <text:p>6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31" table:formula="of:=CONCATENATE(&quot;(alimento (id &quot;;[.B4];&quot;) (nombre &quot;;[.W4];&quot;) (grupo &quot;;[.E4];&quot;) (veces &quot;;[.F4];&quot;) (tipo &quot;;[.G4];&quot;)  (racion &quot;;[.L4];&quot;) (kcal &quot;;[.M4];&quot;) (proteinas &quot;;[.N4];&quot;) (grasas &quot;;[.O4];&quot;) (hidratos &quot;;[.P4];&quot;)(grasas-mono &quot;;[.Q4];&quot;) (desayuno &quot;;[.R4];&quot;) (almuerzo &quot;;[.S4];&quot;) (comida &quot;;[.T4];&quot;) (merienda &quot;;[.U4];&quot;) (cena &quot;;[.V4];&quot;))&quot;)" office:value-type="string" office:string-value="(alimento (id 3) (nombre cuajada) (grupo 1) (veces 3) (tipo plasticos)  (racion 100) (kcal 86) (proteinas 4,5) (grasas 4,7) (hidratos 6,5)(grasas-mono 0) (desayuno si) (almuerzo si) (comida si) (merienda si) (cena si))" calcext:value-type="string">
            <text:p>(alimento (id 3) (nombre cuajada) (grupo 1) (veces 3) (tipo plasticos) <text:s/>(racion 100) (kcal 86) (proteinas 4,5) (grasas 4,7) (hidratos 6,5)(grasas-mono 0) (desayuno si) (almuerzo si) (comida si) (merienda si) (cena si))</text:p>
          </table:table-cell>
          <table:table-cell table:formula="of:=SUBSTITUTE([.X4];&quot;,&quot;;&quot;.&quot;)" office:value-type="string" office:string-value="(alimento (id 3) (nombre cuajada) (grupo 1) (veces 3) (tipo plasticos)  (racion 100) (kcal 86) (proteinas 4.5) (grasas 4.7) (hidratos 6.5)(grasas-mono 0) (desayuno si) (almuerzo si) (comida si) (merienda si) (cena si))" calcext:value-type="string">
            <text:p>(alimento (id 3) (nombre cuajada) (grupo 1) (veces 3) (tipo plasticos) <text:s/>(racion 100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Leche y derivados</text:p>
          </table:table-cell>
          <table:table-cell table:style-name="ce14" office:value-type="string" calcext:value-type="string">
            <text:p>Cuajada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5]*[.M5]/100" office:value-type="float" office:value="43" calcext:value-type="float">
            <text:p>43</text:p>
          </table:table-cell>
          <table:table-cell table:style-name="ce16" table:formula="of:=[.L5]*[.N5]*4/100" office:value-type="float" office:value="9" calcext:value-type="float">
            <text:p>9</text:p>
          </table:table-cell>
          <table:table-cell table:style-name="ce16" table:formula="of:=[.L5]*[.P5]*4/100" office:value-type="float" office:value="13" calcext:value-type="float">
            <text:p>13</text:p>
          </table:table-cell>
          <table:table-cell table:style-name="ce16" table:formula="of:=[.L5]*[.O5]*9/100" office:value-type="float" office:value="21.15" calcext:value-type="float">
            <text:p>21,15</text:p>
          </table:table-cell>
          <table:table-cell table:style-name="ce15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24" office:value-type="float" office:value="4.5" calcext:value-type="float">
            <text:p>4.5</text:p>
          </table:table-cell>
          <table:table-cell table:style-name="ce24" office:value-type="float" office:value="4.7" calcext:value-type="float">
            <text:p>4.7</text:p>
          </table:table-cell>
          <table:table-cell table:style-name="ce24" office:value-type="float" office:value="6.5" calcext:value-type="float">
            <text:p>6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31" table:formula="of:=CONCATENATE(&quot;(alimento (id &quot;;[.B5];&quot;) (nombre &quot;;[.W5];&quot;) (grupo &quot;;[.E5];&quot;) (veces &quot;;[.F5];&quot;) (tipo &quot;;[.G5];&quot;)  (racion &quot;;[.L5];&quot;) (kcal &quot;;[.M5];&quot;) (proteinas &quot;;[.N5];&quot;) (grasas &quot;;[.O5];&quot;) (hidratos &quot;;[.P5];&quot;)(grasas-mono &quot;;[.Q5];&quot;) (desayuno &quot;;[.R5];&quot;) (almuerzo &quot;;[.S5];&quot;) (comida &quot;;[.T5];&quot;) (merienda &quot;;[.U5];&quot;) (cena &quot;;[.V5];&quot;))&quot;)" office:value-type="string" office:string-value="(alimento (id 4) (nombre cuajada) (grupo 1) (veces 3) (tipo plasticos)  (racion 50) (kcal 86) (proteinas 4,5) (grasas 4,7) (hidratos 6,5)(grasas-mono 0) (desayuno si) (almuerzo si) (comida si) (merienda si) (cena si))" calcext:value-type="string">
            <text:p>(alimento (id 4) (nombre cuajada) (grupo 1) (veces 3) (tipo plasticos) <text:s/>(racion 50) (kcal 86) (proteinas 4,5) (grasas 4,7) (hidratos 6,5)(grasas-mono 0) (desayuno si) (almuerzo si) (comida si) (merienda si) (cena si))</text:p>
          </table:table-cell>
          <table:table-cell table:formula="of:=SUBSTITUTE([.X5];&quot;,&quot;;&quot;.&quot;)" office:value-type="string" office:string-value="(alimento (id 4) (nombre cuajada) (grupo 1) (veces 3) (tipo plasticos)  (racion 50) (kcal 86) (proteinas 4.5) (grasas 4.7) (hidratos 6.5)(grasas-mono 0) (desayuno si) (almuerzo si) (comida si) (merienda si) (cena si))" calcext:value-type="string">
            <text:p>(alimento (id 4) (nombre cuajada) (grupo 1) (veces 3) (tipo plasticos) <text:s/>(racion 50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Leche y derivados</text:p>
          </table:table-cell>
          <table:table-cell table:style-name="ce14" office:value-type="string" calcext:value-type="string">
            <text:p>Cuajada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6]*[.M6]/100" office:value-type="float" office:value="64.5" calcext:value-type="float">
            <text:p>64,5</text:p>
          </table:table-cell>
          <table:table-cell table:style-name="ce16" table:formula="of:=[.L6]*[.N6]*4/100" office:value-type="float" office:value="13.5" calcext:value-type="float">
            <text:p>13,5</text:p>
          </table:table-cell>
          <table:table-cell table:style-name="ce16" table:formula="of:=[.L6]*[.P6]*4/100" office:value-type="float" office:value="19.5" calcext:value-type="float">
            <text:p>19,5</text:p>
          </table:table-cell>
          <table:table-cell table:style-name="ce16" table:formula="of:=[.L6]*[.O6]*9/100" office:value-type="float" office:value="31.725" calcext:value-type="float">
            <text:p>31,725</text:p>
          </table:table-cell>
          <table:table-cell table:style-name="ce15" office:value-type="float" office:value="75" calcext:value-type="float">
            <text:p>75</text:p>
          </table:table-cell>
          <table:table-cell table:style-name="ce14" office:value-type="float" office:value="86" calcext:value-type="float">
            <text:p>86</text:p>
          </table:table-cell>
          <table:table-cell table:style-name="ce24" office:value-type="float" office:value="4.5" calcext:value-type="float">
            <text:p>4.5</text:p>
          </table:table-cell>
          <table:table-cell table:style-name="ce24" office:value-type="float" office:value="4.7" calcext:value-type="float">
            <text:p>4.7</text:p>
          </table:table-cell>
          <table:table-cell table:style-name="ce24" office:value-type="float" office:value="6.5" calcext:value-type="float">
            <text:p>6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31" table:formula="of:=CONCATENATE(&quot;(alimento (id &quot;;[.B6];&quot;) (nombre &quot;;[.W6];&quot;) (grupo &quot;;[.E6];&quot;) (veces &quot;;[.F6];&quot;) (tipo &quot;;[.G6];&quot;)  (racion &quot;;[.L6];&quot;) (kcal &quot;;[.M6];&quot;) (proteinas &quot;;[.N6];&quot;) (grasas &quot;;[.O6];&quot;) (hidratos &quot;;[.P6];&quot;)(grasas-mono &quot;;[.Q6];&quot;) (desayuno &quot;;[.R6];&quot;) (almuerzo &quot;;[.S6];&quot;) (comida &quot;;[.T6];&quot;) (merienda &quot;;[.U6];&quot;) (cena &quot;;[.V6];&quot;))&quot;)" office:value-type="string" office:string-value="(alimento (id 5) (nombre cuajada) (grupo 1) (veces 3) (tipo plasticos)  (racion 75) (kcal 86) (proteinas 4,5) (grasas 4,7) (hidratos 6,5)(grasas-mono 0) (desayuno si) (almuerzo si) (comida si) (merienda si) (cena si))" calcext:value-type="string">
            <text:p>(alimento (id 5) (nombre cuajada) (grupo 1) (veces 3) (tipo plasticos) <text:s/>(racion 75) (kcal 86) (proteinas 4,5) (grasas 4,7) (hidratos 6,5)(grasas-mono 0) (desayuno si) (almuerzo si) (comida si) (merienda si) (cena si))</text:p>
          </table:table-cell>
          <table:table-cell table:formula="of:=SUBSTITUTE([.X6];&quot;,&quot;;&quot;.&quot;)" office:value-type="string" office:string-value="(alimento (id 5) (nombre cuajada) (grupo 1) (veces 3) (tipo plasticos)  (racion 75) (kcal 86) (proteinas 4.5) (grasas 4.7) (hidratos 6.5)(grasas-mono 0) (desayuno si) (almuerzo si) (comida si) (merienda si) (cena si))" calcext:value-type="string">
            <text:p>(alimento (id 5) (nombre cuajada) (grupo 1) (veces 3) (tipo plasticos) <text:s/>(racion 75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fresco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7]*[.M7]/100" office:value-type="float" office:value="61.4" calcext:value-type="float">
            <text:p>61,4</text:p>
          </table:table-cell>
          <table:table-cell table:style-name="ce16" table:formula="of:=[.L7]*[.N7]*4/100" office:value-type="float" office:value="19.2" calcext:value-type="float">
            <text:p>19,2</text:p>
          </table:table-cell>
          <table:table-cell table:style-name="ce16" table:formula="of:=[.L7]*[.P7]*4/100" office:value-type="float" office:value="0.8" calcext:value-type="float">
            <text:p>0,8</text:p>
          </table:table-cell>
          <table:table-cell table:style-name="ce16" table:formula="of:=[.L7]*[.O7]*9/100" office:value-type="float" office:value="41.4" calcext:value-type="float">
            <text:p>41,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07" calcext:value-type="float">
            <text:p>30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31" table:formula="of:=CONCATENATE(&quot;(alimento (id &quot;;[.B7];&quot;) (nombre &quot;;[.W7];&quot;) (grupo &quot;;[.E7];&quot;) (veces &quot;;[.F7];&quot;) (tipo &quot;;[.G7];&quot;)  (racion &quot;;[.L7];&quot;) (kcal &quot;;[.M7];&quot;) (proteinas &quot;;[.N7];&quot;) (grasas &quot;;[.O7];&quot;) (hidratos &quot;;[.P7];&quot;)(grasas-mono &quot;;[.Q7];&quot;) (desayuno &quot;;[.R7];&quot;) (almuerzo &quot;;[.S7];&quot;) (comida &quot;;[.T7];&quot;) (merienda &quot;;[.U7];&quot;) (cena &quot;;[.V7];&quot;))&quot;)" office:value-type="string" office:string-value="(alimento (id 6) (nombre queso-fresco) (grupo 1) (veces 3) (tipo plasticos)  (racion 20) (kcal 307) (proteinas 24) (grasas 23) (hidratos 1)(grasas-mono 0) (desayuno si) (almuerzo si) (comida si) (merienda si) (cena si))" calcext:value-type="string">
            <text:p>(alimento (id 6) (nombre queso-fresco) (grupo 1) (veces 3) (tipo plasticos) <text:s/>(racion 20) (kcal 307) (proteinas 24) (grasas 23) (hidratos 1)(grasas-mono 0) (desayuno si) (almuerzo si) (comida si) (merienda si) (cena si))</text:p>
          </table:table-cell>
          <table:table-cell table:formula="of:=SUBSTITUTE([.X7];&quot;,&quot;;&quot;.&quot;)" office:value-type="string" office:string-value="(alimento (id 6) (nombre queso-fresco) (grupo 1) (veces 3) (tipo plasticos)  (racion 20) (kcal 307) (proteinas 24) (grasas 23) (hidratos 1)(grasas-mono 0) (desayuno si) (almuerzo si) (comida si) (merienda si) (cena si))" calcext:value-type="string">
            <text:p>(alimento (id 6) (nombre queso-fresco) (grupo 1) (veces 3) (tipo plasticos) <text:s/>(racion 20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fresco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8]*[.M8]/100" office:value-type="float" office:value="76.75" calcext:value-type="float">
            <text:p>76,75</text:p>
          </table:table-cell>
          <table:table-cell table:style-name="ce16" table:formula="of:=[.L8]*[.N8]*4/100" office:value-type="float" office:value="24" calcext:value-type="float">
            <text:p>24</text:p>
          </table:table-cell>
          <table:table-cell table:style-name="ce16" table:formula="of:=[.L8]*[.P8]*4/100" office:value-type="float" office:value="1" calcext:value-type="float">
            <text:p>1</text:p>
          </table:table-cell>
          <table:table-cell table:style-name="ce16" table:formula="of:=[.L8]*[.O8]*9/100" office:value-type="float" office:value="51.75" calcext:value-type="float">
            <text:p>51,7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07" calcext:value-type="float">
            <text:p>30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8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31" table:formula="of:=CONCATENATE(&quot;(alimento (id &quot;;[.B8];&quot;) (nombre &quot;;[.W8];&quot;) (grupo &quot;;[.E8];&quot;) (veces &quot;;[.F8];&quot;) (tipo &quot;;[.G8];&quot;)  (racion &quot;;[.L8];&quot;) (kcal &quot;;[.M8];&quot;) (proteinas &quot;;[.N8];&quot;) (grasas &quot;;[.O8];&quot;) (hidratos &quot;;[.P8];&quot;)(grasas-mono &quot;;[.Q8];&quot;) (desayuno &quot;;[.R8];&quot;) (almuerzo &quot;;[.S8];&quot;) (comida &quot;;[.T8];&quot;) (merienda &quot;;[.U8];&quot;) (cena &quot;;[.V8];&quot;))&quot;)" office:value-type="string" office:string-value="(alimento (id 7) (nombre queso-fresco) (grupo 1) (veces 3) (tipo plasticos)  (racion 25) (kcal 307) (proteinas 24) (grasas 23) (hidratos 1)(grasas-mono 0) (desayuno si) (almuerzo si) (comida si) (merienda si) (cena si))" calcext:value-type="string">
            <text:p>(alimento (id 7) (nombre queso-fresco) (grupo 1) (veces 3) (tipo plasticos) <text:s/>(racion 25) (kcal 307) (proteinas 24) (grasas 23) (hidratos 1)(grasas-mono 0) (desayuno si) (almuerzo si) (comida si) (merienda si) (cena si))</text:p>
          </table:table-cell>
          <table:table-cell table:formula="of:=SUBSTITUTE([.X8];&quot;,&quot;;&quot;.&quot;)" office:value-type="string" office:string-value="(alimento (id 7) (nombre queso-fresco) (grupo 1) (veces 3) (tipo plasticos)  (racion 25) (kcal 307) (proteinas 24) (grasas 23) (hidratos 1)(grasas-mono 0) (desayuno si) (almuerzo si) (comida si) (merienda si) (cena si))" calcext:value-type="string">
            <text:p>(alimento (id 7) (nombre queso-fresco) (grupo 1) (veces 3) (tipo plasticos) <text:s/>(racion 25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fresco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9]*[.M9]/100" office:value-type="float" office:value="46.05" calcext:value-type="float">
            <text:p>46,05</text:p>
          </table:table-cell>
          <table:table-cell table:style-name="ce16" table:formula="of:=[.L9]*[.N9]*4/100" office:value-type="float" office:value="14.4" calcext:value-type="float">
            <text:p>14,4</text:p>
          </table:table-cell>
          <table:table-cell table:style-name="ce16" table:formula="of:=[.L9]*[.P9]*4/100" office:value-type="float" office:value="0.6" calcext:value-type="float">
            <text:p>0,6</text:p>
          </table:table-cell>
          <table:table-cell table:style-name="ce16" table:formula="of:=[.L9]*[.O9]*9/100" office:value-type="float" office:value="31.05" calcext:value-type="float">
            <text:p>31,05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307" calcext:value-type="float">
            <text:p>30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9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31" table:formula="of:=CONCATENATE(&quot;(alimento (id &quot;;[.B9];&quot;) (nombre &quot;;[.W9];&quot;) (grupo &quot;;[.E9];&quot;) (veces &quot;;[.F9];&quot;) (tipo &quot;;[.G9];&quot;)  (racion &quot;;[.L9];&quot;) (kcal &quot;;[.M9];&quot;) (proteinas &quot;;[.N9];&quot;) (grasas &quot;;[.O9];&quot;) (hidratos &quot;;[.P9];&quot;)(grasas-mono &quot;;[.Q9];&quot;) (desayuno &quot;;[.R9];&quot;) (almuerzo &quot;;[.S9];&quot;) (comida &quot;;[.T9];&quot;) (merienda &quot;;[.U9];&quot;) (cena &quot;;[.V9];&quot;))&quot;)" office:value-type="string" office:string-value="(alimento (id 8) (nombre queso-fresco) (grupo 1) (veces 3) (tipo plasticos)  (racion 15) (kcal 307) (proteinas 24) (grasas 23) (hidratos 1)(grasas-mono 0) (desayuno si) (almuerzo si) (comida si) (merienda si) (cena si))" calcext:value-type="string">
            <text:p>(alimento (id 8) (nombre queso-fresco) (grupo 1) (veces 3) (tipo plasticos) <text:s/>(racion 15) (kcal 307) (proteinas 24) (grasas 23) (hidratos 1)(grasas-mono 0) (desayuno si) (almuerzo si) (comida si) (merienda si) (cena si))</text:p>
          </table:table-cell>
          <table:table-cell table:formula="of:=SUBSTITUTE([.X9];&quot;,&quot;;&quot;.&quot;)" office:value-type="string" office:string-value="(alimento (id 8) (nombre queso-fresco) (grupo 1) (veces 3) (tipo plasticos)  (racion 15) (kcal 307) (proteinas 24) (grasas 23) (hidratos 1)(grasas-mono 0) (desayuno si) (almuerzo si) (comida si) (merienda si) (cena si))" calcext:value-type="string">
            <text:p>(alimento (id 8) (nombre queso-fresco) (grupo 1) (veces 3) (tipo plasticos) <text:s/>(racion 15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fresco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0]*[.M10]/100" office:value-type="float" office:value="122.8" calcext:value-type="float">
            <text:p>122,8</text:p>
          </table:table-cell>
          <table:table-cell table:style-name="ce16" table:formula="of:=[.L10]*[.N10]*4/100" office:value-type="float" office:value="38.4" calcext:value-type="float">
            <text:p>38,4</text:p>
          </table:table-cell>
          <table:table-cell table:style-name="ce16" table:formula="of:=[.L10]*[.P10]*4/100" office:value-type="float" office:value="1.6" calcext:value-type="float">
            <text:p>1,6</text:p>
          </table:table-cell>
          <table:table-cell table:style-name="ce16" table:formula="of:=[.L10]*[.O10]*9/100" office:value-type="float" office:value="82.8" calcext:value-type="float">
            <text:p>82,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07" calcext:value-type="float">
            <text:p>30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31" table:formula="of:=CONCATENATE(&quot;(alimento (id &quot;;[.B10];&quot;) (nombre &quot;;[.W10];&quot;) (grupo &quot;;[.E10];&quot;) (veces &quot;;[.F10];&quot;) (tipo &quot;;[.G10];&quot;)  (racion &quot;;[.L10];&quot;) (kcal &quot;;[.M10];&quot;) (proteinas &quot;;[.N10];&quot;) (grasas &quot;;[.O10];&quot;) (hidratos &quot;;[.P10];&quot;)(grasas-mono &quot;;[.Q10];&quot;) (desayuno &quot;;[.R10];&quot;) (almuerzo &quot;;[.S10];&quot;) (comida &quot;;[.T10];&quot;) (merienda &quot;;[.U10];&quot;) (cena &quot;;[.V10];&quot;))&quot;)" office:value-type="string" office:string-value="(alimento (id 9) (nombre queso-fresco) (grupo 1) (veces 3) (tipo plasticos)  (racion 40) (kcal 307) (proteinas 24) (grasas 23) (hidratos 1)(grasas-mono 0) (desayuno si) (almuerzo si) (comida si) (merienda si) (cena si))" calcext:value-type="string">
            <text:p>(alimento (id 9) (nombre queso-fresco) (grupo 1) (veces 3) (tipo plasticos) <text:s/>(racion 40) (kcal 307) (proteinas 24) (grasas 23) (hidratos 1)(grasas-mono 0) (desayuno si) (almuerzo si) (comida si) (merienda si) (cena si))</text:p>
          </table:table-cell>
          <table:table-cell table:formula="of:=SUBSTITUTE([.X10];&quot;,&quot;;&quot;.&quot;)" office:value-type="string" office:string-value="(alimento (id 9) (nombre queso-fresco) (grupo 1) (veces 3) (tipo plasticos)  (racion 40) (kcal 307) (proteinas 24) (grasas 23) (hidratos 1)(grasas-mono 0) (desayuno si) (almuerzo si) (comida si) (merienda si) (cena si))" calcext:value-type="string">
            <text:p>(alimento (id 9) (nombre queso-fresco) (grupo 1) (veces 3) (tipo plasticos) <text:s/>(racion 40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fresco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1]*[.M11]/100" office:value-type="float" office:value="92.1" calcext:value-type="float">
            <text:p>92,1</text:p>
          </table:table-cell>
          <table:table-cell table:style-name="ce16" table:formula="of:=[.L11]*[.N11]*4/100" office:value-type="float" office:value="28.8" calcext:value-type="float">
            <text:p>28,8</text:p>
          </table:table-cell>
          <table:table-cell table:style-name="ce16" table:formula="of:=[.L11]*[.P11]*4/100" office:value-type="float" office:value="1.2" calcext:value-type="float">
            <text:p>1,2</text:p>
          </table:table-cell>
          <table:table-cell table:style-name="ce16" table:formula="of:=[.L11]*[.O11]*9/100" office:value-type="float" office:value="62.1" calcext:value-type="float">
            <text:p>62,1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07" calcext:value-type="float">
            <text:p>30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31" table:formula="of:=CONCATENATE(&quot;(alimento (id &quot;;[.B11];&quot;) (nombre &quot;;[.W11];&quot;) (grupo &quot;;[.E11];&quot;) (veces &quot;;[.F11];&quot;) (tipo &quot;;[.G11];&quot;)  (racion &quot;;[.L11];&quot;) (kcal &quot;;[.M11];&quot;) (proteinas &quot;;[.N11];&quot;) (grasas &quot;;[.O11];&quot;) (hidratos &quot;;[.P11];&quot;)(grasas-mono &quot;;[.Q11];&quot;) (desayuno &quot;;[.R11];&quot;) (almuerzo &quot;;[.S11];&quot;) (comida &quot;;[.T11];&quot;) (merienda &quot;;[.U11];&quot;) (cena &quot;;[.V11];&quot;))&quot;)" office:value-type="string" office:string-value="(alimento (id 10) (nombre queso-fresco) (grupo 1) (veces 3) (tipo plasticos)  (racion 30) (kcal 307) (proteinas 24) (grasas 23) (hidratos 1)(grasas-mono 0) (desayuno si) (almuerzo si) (comida si) (merienda si) (cena si))" calcext:value-type="string">
            <text:p>(alimento (id 10) (nombre queso-fresco) (grupo 1) (veces 3) (tipo plasticos) <text:s/>(racion 30) (kcal 307) (proteinas 24) (grasas 23) (hidratos 1)(grasas-mono 0) (desayuno si) (almuerzo si) (comida si) (merienda si) (cena si))</text:p>
          </table:table-cell>
          <table:table-cell table:formula="of:=SUBSTITUTE([.X11];&quot;,&quot;;&quot;.&quot;)" office:value-type="string" office:string-value="(alimento (id 10) (nombre queso-fresco) (grupo 1) (veces 3) (tipo plasticos)  (racion 30) (kcal 307) (proteinas 24) (grasas 23) (hidratos 1)(grasas-mono 0) (desayuno si) (almuerzo si) (comida si) (merienda si) (cena si))" calcext:value-type="string">
            <text:p>(alimento (id 10) (nombre queso-fresco) (grupo 1) (veces 3) (tipo plasticos) <text:s/>(racion 30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fresco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2]*[.M12]/100" office:value-type="float" office:value="55.26" calcext:value-type="float">
            <text:p>55,26</text:p>
          </table:table-cell>
          <table:table-cell table:style-name="ce16" table:formula="of:=[.L12]*[.N12]*4/100" office:value-type="float" office:value="17.28" calcext:value-type="float">
            <text:p>17,28</text:p>
          </table:table-cell>
          <table:table-cell table:style-name="ce16" table:formula="of:=[.L12]*[.P12]*4/100" office:value-type="float" office:value="0.72" calcext:value-type="float">
            <text:p>0,72</text:p>
          </table:table-cell>
          <table:table-cell table:style-name="ce16" table:formula="of:=[.L12]*[.O12]*9/100" office:value-type="float" office:value="37.26" calcext:value-type="float">
            <text:p>37,26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307" calcext:value-type="float">
            <text:p>30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31" table:formula="of:=CONCATENATE(&quot;(alimento (id &quot;;[.B12];&quot;) (nombre &quot;;[.W12];&quot;) (grupo &quot;;[.E12];&quot;) (veces &quot;;[.F12];&quot;) (tipo &quot;;[.G12];&quot;)  (racion &quot;;[.L12];&quot;) (kcal &quot;;[.M12];&quot;) (proteinas &quot;;[.N12];&quot;) (grasas &quot;;[.O12];&quot;) (hidratos &quot;;[.P12];&quot;)(grasas-mono &quot;;[.Q12];&quot;) (desayuno &quot;;[.R12];&quot;) (almuerzo &quot;;[.S12];&quot;) (comida &quot;;[.T12];&quot;) (merienda &quot;;[.U12];&quot;) (cena &quot;;[.V12];&quot;))&quot;)" office:value-type="string" office:string-value="(alimento (id 11) (nombre queso-fresco) (grupo 1) (veces 3) (tipo plasticos)  (racion 18) (kcal 307) (proteinas 24) (grasas 23) (hidratos 1)(grasas-mono 0) (desayuno si) (almuerzo si) (comida si) (merienda si) (cena si))" calcext:value-type="string">
            <text:p>(alimento (id 11) (nombre queso-fresco) (grupo 1) (veces 3) (tipo plasticos) <text:s/>(racion 18) (kcal 307) (proteinas 24) (grasas 23) (hidratos 1)(grasas-mono 0) (desayuno si) (almuerzo si) (comida si) (merienda si) (cena si))</text:p>
          </table:table-cell>
          <table:table-cell table:formula="of:=SUBSTITUTE([.X12];&quot;,&quot;;&quot;.&quot;)" office:value-type="string" office:string-value="(alimento (id 11) (nombre queso-fresco) (grupo 1) (veces 3) (tipo plasticos)  (racion 18) (kcal 307) (proteinas 24) (grasas 23) (hidratos 1)(grasas-mono 0) (desayuno si) (almuerzo si) (comida si) (merienda si) (cena si))" calcext:value-type="string">
            <text:p>(alimento (id 11) (nombre queso-fresco) (grupo 1) (veces 3) (tipo plasticos) <text:s/>(racion 18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Petit Suisse sabores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3]*[.M13]/100" office:value-type="float" office:value="75.6" calcext:value-type="float">
            <text:p>75,6</text:p>
          </table:table-cell>
          <table:table-cell table:style-name="ce16" table:formula="of:=[.L13]*[.N13]*4/100" office:value-type="float" office:value="13.5" calcext:value-type="float">
            <text:p>13,5</text:p>
          </table:table-cell>
          <table:table-cell table:style-name="ce16" table:formula="of:=[.L13]*[.P13]*4/100" office:value-type="float" office:value="27.9" calcext:value-type="float">
            <text:p>27,9</text:p>
          </table:table-cell>
          <table:table-cell table:style-name="ce16" table:formula="of:=[.L13]*[.O13]*9/100" office:value-type="float" office:value="34.02" calcext:value-type="float">
            <text:p>34,02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168" calcext:value-type="float">
            <text:p>168</text:p>
          </table:table-cell>
          <table:table-cell table:style-name="ce25" office:value-type="float" office:value="7.5" calcext:value-type="float">
            <text:p>7.5</text:p>
          </table:table-cell>
          <table:table-cell table:style-name="ce25" office:value-type="float" office:value="8.4" calcext:value-type="float">
            <text:p>8.4</text:p>
          </table:table-cell>
          <table:table-cell table:style-name="ce25" office:value-type="float" office:value="15.5" calcext:value-type="float">
            <text:p>15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31" table:formula="of:=CONCATENATE(&quot;(alimento (id &quot;;[.B13];&quot;) (nombre &quot;;[.W13];&quot;) (grupo &quot;;[.E13];&quot;) (veces &quot;;[.F13];&quot;) (tipo &quot;;[.G13];&quot;)  (racion &quot;;[.L13];&quot;) (kcal &quot;;[.M13];&quot;) (proteinas &quot;;[.N13];&quot;) (grasas &quot;;[.O13];&quot;) (hidratos &quot;;[.P13];&quot;)(grasas-mono &quot;;[.Q13];&quot;) (desayuno &quot;;[.R13];&quot;) (almuerzo &quot;;[.S13];&quot;) (comida &quot;;[.T13];&quot;) (merienda &quot;;[.U13];&quot;) (cena &quot;;[.V13];&quot;))&quot;)" office:value-type="string" office:string-value="(alimento (id 12) (nombre petit-suisse-sabores) (grupo 1) (veces 5) (tipo plasticos)  (racion 45) (kcal 168) (proteinas 7,5) (grasas 8,4) (hidratos 15,5)(grasas-mono 0) (desayuno si) (almuerzo si) (comida si) (merienda si) (cena si))" calcext:value-type="string">
            <text:p>(alimento (id 12) (nombre petit-suisse-sabores) (grupo 1) (veces 5) (tipo plasticos) <text:s/>(racion 45) (kcal 168) (proteinas 7,5) (grasas 8,4) (hidratos 15,5)(grasas-mono 0) (desayuno si) (almuerzo si) (comida si) (merienda si) (cena si))</text:p>
          </table:table-cell>
          <table:table-cell table:formula="of:=SUBSTITUTE([.X13];&quot;,&quot;;&quot;.&quot;)" office:value-type="string" office:string-value="(alimento (id 12) (nombre petit-suisse-sabores) (grupo 1) (veces 5) (tipo plasticos)  (racion 45) (kcal 168) (proteinas 7.5) (grasas 8.4) (hidratos 15.5)(grasas-mono 0) (desayuno si) (almuerzo si) (comida si) (merienda si) (cena si))" calcext:value-type="string">
            <text:p>(alimento (id 12) (nombre petit-suisse-sabores) (grupo 1) (veces 5) (tipo plasticos) <text:s/>(racion 45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Petit Suisse sabores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4]*[.M14]/100" office:value-type="float" office:value="151.2" calcext:value-type="float">
            <text:p>151,2</text:p>
          </table:table-cell>
          <table:table-cell table:style-name="ce16" table:formula="of:=[.L14]*[.N14]*4/100" office:value-type="float" office:value="27" calcext:value-type="float">
            <text:p>27</text:p>
          </table:table-cell>
          <table:table-cell table:style-name="ce16" table:formula="of:=[.L14]*[.P14]*4/100" office:value-type="float" office:value="55.8" calcext:value-type="float">
            <text:p>55,8</text:p>
          </table:table-cell>
          <table:table-cell table:style-name="ce16" table:formula="of:=[.L14]*[.O14]*9/100" office:value-type="float" office:value="68.04" calcext:value-type="float">
            <text:p>68,04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168" calcext:value-type="float">
            <text:p>168</text:p>
          </table:table-cell>
          <table:table-cell table:style-name="ce25" office:value-type="float" office:value="7.5" calcext:value-type="float">
            <text:p>7.5</text:p>
          </table:table-cell>
          <table:table-cell table:style-name="ce25" office:value-type="float" office:value="8.4" calcext:value-type="float">
            <text:p>8.4</text:p>
          </table:table-cell>
          <table:table-cell table:style-name="ce25" office:value-type="float" office:value="15.5" calcext:value-type="float">
            <text:p>15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4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31" table:formula="of:=CONCATENATE(&quot;(alimento (id &quot;;[.B14];&quot;) (nombre &quot;;[.W14];&quot;) (grupo &quot;;[.E14];&quot;) (veces &quot;;[.F14];&quot;) (tipo &quot;;[.G14];&quot;)  (racion &quot;;[.L14];&quot;) (kcal &quot;;[.M14];&quot;) (proteinas &quot;;[.N14];&quot;) (grasas &quot;;[.O14];&quot;) (hidratos &quot;;[.P14];&quot;)(grasas-mono &quot;;[.Q14];&quot;) (desayuno &quot;;[.R14];&quot;) (almuerzo &quot;;[.S14];&quot;) (comida &quot;;[.T14];&quot;) (merienda &quot;;[.U14];&quot;) (cena &quot;;[.V14];&quot;))&quot;)" office:value-type="string" office:string-value="(alimento (id 13) (nombre petit-suisse-sabores) (grupo 1) (veces 5) (tipo plasticos)  (racion 90) (kcal 168) (proteinas 7,5) (grasas 8,4) (hidratos 15,5)(grasas-mono 0) (desayuno si) (almuerzo si) (comida si) (merienda si) (cena si))" calcext:value-type="string">
            <text:p>(alimento (id 13) (nombre petit-suisse-sabores) (grupo 1) (veces 5) (tipo plasticos) <text:s/>(racion 90) (kcal 168) (proteinas 7,5) (grasas 8,4) (hidratos 15,5)(grasas-mono 0) (desayuno si) (almuerzo si) (comida si) (merienda si) (cena si))</text:p>
          </table:table-cell>
          <table:table-cell table:formula="of:=SUBSTITUTE([.X14];&quot;,&quot;;&quot;.&quot;)" office:value-type="string" office:string-value="(alimento (id 13) (nombre petit-suisse-sabores) (grupo 1) (veces 5) (tipo plasticos)  (racion 90) (kcal 168) (proteinas 7.5) (grasas 8.4) (hidratos 15.5)(grasas-mono 0) (desayuno si) (almuerzo si) (comida si) (merienda si) (cena si))" calcext:value-type="string">
            <text:p>(alimento (id 13) (nombre petit-suisse-sabores) (grupo 1) (veces 5) (tipo plasticos) <text:s/>(racion 90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Petit Suisse sabores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5]*[.M15]/100" office:value-type="float" office:value="100.8" calcext:value-type="float">
            <text:p>100,8</text:p>
          </table:table-cell>
          <table:table-cell table:style-name="ce16" table:formula="of:=[.L15]*[.N15]*4/100" office:value-type="float" office:value="18" calcext:value-type="float">
            <text:p>18</text:p>
          </table:table-cell>
          <table:table-cell table:style-name="ce16" table:formula="of:=[.L15]*[.P15]*4/100" office:value-type="float" office:value="37.2" calcext:value-type="float">
            <text:p>37,2</text:p>
          </table:table-cell>
          <table:table-cell table:style-name="ce16" table:formula="of:=[.L15]*[.O15]*9/100" office:value-type="float" office:value="45.36" calcext:value-type="float">
            <text:p>45,36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168" calcext:value-type="float">
            <text:p>168</text:p>
          </table:table-cell>
          <table:table-cell table:style-name="ce25" office:value-type="float" office:value="7.5" calcext:value-type="float">
            <text:p>7.5</text:p>
          </table:table-cell>
          <table:table-cell table:style-name="ce25" office:value-type="float" office:value="8.4" calcext:value-type="float">
            <text:p>8.4</text:p>
          </table:table-cell>
          <table:table-cell table:style-name="ce25" office:value-type="float" office:value="15.5" calcext:value-type="float">
            <text:p>15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31" table:formula="of:=CONCATENATE(&quot;(alimento (id &quot;;[.B15];&quot;) (nombre &quot;;[.W15];&quot;) (grupo &quot;;[.E15];&quot;) (veces &quot;;[.F15];&quot;) (tipo &quot;;[.G15];&quot;)  (racion &quot;;[.L15];&quot;) (kcal &quot;;[.M15];&quot;) (proteinas &quot;;[.N15];&quot;) (grasas &quot;;[.O15];&quot;) (hidratos &quot;;[.P15];&quot;)(grasas-mono &quot;;[.Q15];&quot;) (desayuno &quot;;[.R15];&quot;) (almuerzo &quot;;[.S15];&quot;) (comida &quot;;[.T15];&quot;) (merienda &quot;;[.U15];&quot;) (cena &quot;;[.V15];&quot;))&quot;)" office:value-type="string" office:string-value="(alimento (id 14) (nombre petit-suisse-sabores) (grupo 1) (veces 5) (tipo plasticos)  (racion 60) (kcal 168) (proteinas 7,5) (grasas 8,4) (hidratos 15,5)(grasas-mono 0) (desayuno si) (almuerzo si) (comida si) (merienda si) (cena si))" calcext:value-type="string">
            <text:p>(alimento (id 14) (nombre petit-suisse-sabores) (grupo 1) (veces 5) (tipo plasticos) <text:s/>(racion 60) (kcal 168) (proteinas 7,5) (grasas 8,4) (hidratos 15,5)(grasas-mono 0) (desayuno si) (almuerzo si) (comida si) (merienda si) (cena si))</text:p>
          </table:table-cell>
          <table:table-cell table:formula="of:=SUBSTITUTE([.X15];&quot;,&quot;;&quot;.&quot;)" office:value-type="string" office:string-value="(alimento (id 14) (nombre petit-suisse-sabores) (grupo 1) (veces 5) (tipo plasticos)  (racion 60) (kcal 168) (proteinas 7.5) (grasas 8.4) (hidratos 15.5)(grasas-mono 0) (desayuno si) (almuerzo si) (comida si) (merienda si) (cena si))" calcext:value-type="string">
            <text:p>(alimento (id 14) (nombre petit-suisse-sabores) (grupo 1) (veces 5) (tipo plasticos) <text:s/>(racion 60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Petit Suisse sabores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6]*[.M16]/100" office:value-type="float" office:value="134.4" calcext:value-type="float">
            <text:p>134,4</text:p>
          </table:table-cell>
          <table:table-cell table:style-name="ce16" table:formula="of:=[.L16]*[.N16]*4/100" office:value-type="float" office:value="24" calcext:value-type="float">
            <text:p>24</text:p>
          </table:table-cell>
          <table:table-cell table:style-name="ce16" table:formula="of:=[.L16]*[.P16]*4/100" office:value-type="float" office:value="49.6" calcext:value-type="float">
            <text:p>49,6</text:p>
          </table:table-cell>
          <table:table-cell table:style-name="ce16" table:formula="of:=[.L16]*[.O16]*9/100" office:value-type="float" office:value="60.48" calcext:value-type="float">
            <text:p>60,48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168" calcext:value-type="float">
            <text:p>168</text:p>
          </table:table-cell>
          <table:table-cell table:style-name="ce25" office:value-type="float" office:value="7.5" calcext:value-type="float">
            <text:p>7.5</text:p>
          </table:table-cell>
          <table:table-cell table:style-name="ce25" office:value-type="float" office:value="8.4" calcext:value-type="float">
            <text:p>8.4</text:p>
          </table:table-cell>
          <table:table-cell table:style-name="ce25" office:value-type="float" office:value="15.5" calcext:value-type="float">
            <text:p>15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6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31" table:formula="of:=CONCATENATE(&quot;(alimento (id &quot;;[.B16];&quot;) (nombre &quot;;[.W16];&quot;) (grupo &quot;;[.E16];&quot;) (veces &quot;;[.F16];&quot;) (tipo &quot;;[.G16];&quot;)  (racion &quot;;[.L16];&quot;) (kcal &quot;;[.M16];&quot;) (proteinas &quot;;[.N16];&quot;) (grasas &quot;;[.O16];&quot;) (hidratos &quot;;[.P16];&quot;)(grasas-mono &quot;;[.Q16];&quot;) (desayuno &quot;;[.R16];&quot;) (almuerzo &quot;;[.S16];&quot;) (comida &quot;;[.T16];&quot;) (merienda &quot;;[.U16];&quot;) (cena &quot;;[.V16];&quot;))&quot;)" office:value-type="string" office:string-value="(alimento (id 15) (nombre petit-suisse-sabores) (grupo 1) (veces 5) (tipo plasticos)  (racion 80) (kcal 168) (proteinas 7,5) (grasas 8,4) (hidratos 15,5)(grasas-mono 0) (desayuno si) (almuerzo si) (comida si) (merienda si) (cena si))" calcext:value-type="string">
            <text:p>(alimento (id 15) (nombre petit-suisse-sabores) (grupo 1) (veces 5) (tipo plasticos) <text:s/>(racion 80) (kcal 168) (proteinas 7,5) (grasas 8,4) (hidratos 15,5)(grasas-mono 0) (desayuno si) (almuerzo si) (comida si) (merienda si) (cena si))</text:p>
          </table:table-cell>
          <table:table-cell table:formula="of:=SUBSTITUTE([.X16];&quot;,&quot;;&quot;.&quot;)" office:value-type="string" office:string-value="(alimento (id 15) (nombre petit-suisse-sabores) (grupo 1) (veces 5) (tipo plasticos)  (racion 80) (kcal 168) (proteinas 7.5) (grasas 8.4) (hidratos 15.5)(grasas-mono 0) (desayuno si) (almuerzo si) (comida si) (merienda si) (cena si))" calcext:value-type="string">
            <text:p>(alimento (id 15) (nombre petit-suisse-sabores) (grupo 1) (veces 5) (tipo plasticos) <text:s/>(racion 80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Requesón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7]*[.M17]/100" office:value-type="float" office:value="72" calcext:value-type="float">
            <text:p>72</text:p>
          </table:table-cell>
          <table:table-cell table:style-name="ce16" table:formula="of:=[.L17]*[.N17]*4/100" office:value-type="float" office:value="40.8" calcext:value-type="float">
            <text:p>40,8</text:p>
          </table:table-cell>
          <table:table-cell table:style-name="ce16" table:formula="of:=[.L17]*[.P17]*4/100" office:value-type="float" office:value="4.2" calcext:value-type="float">
            <text:p>4,2</text:p>
          </table:table-cell>
          <table:table-cell table:style-name="ce16" table:formula="of:=[.L17]*[.O17]*9/100" office:value-type="float" office:value="27" calcext:value-type="float">
            <text:p>27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96" calcext:value-type="float">
            <text:p>96</text:p>
          </table:table-cell>
          <table:table-cell table:style-name="ce25" office:value-type="float" office:value="13.6" calcext:value-type="float">
            <text:p>13.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4" calcext:value-type="float">
            <text:p>1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7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31" table:formula="of:=CONCATENATE(&quot;(alimento (id &quot;;[.B17];&quot;) (nombre &quot;;[.W17];&quot;) (grupo &quot;;[.E17];&quot;) (veces &quot;;[.F17];&quot;) (tipo &quot;;[.G17];&quot;)  (racion &quot;;[.L17];&quot;) (kcal &quot;;[.M17];&quot;) (proteinas &quot;;[.N17];&quot;) (grasas &quot;;[.O17];&quot;) (hidratos &quot;;[.P17];&quot;)(grasas-mono &quot;;[.Q17];&quot;) (desayuno &quot;;[.R17];&quot;) (almuerzo &quot;;[.S17];&quot;) (comida &quot;;[.T17];&quot;) (merienda &quot;;[.U17];&quot;) (cena &quot;;[.V17];&quot;))&quot;)" office:value-type="string" office:string-value="(alimento (id 16) (nombre requeson) (grupo 1) (veces 1) (tipo plasticos)  (racion 75) (kcal 96) (proteinas 13,6) (grasas 4) (hidratos 1,4)(grasas-mono 0) (desayuno si) (almuerzo si) (comida si) (merienda si) (cena si))" calcext:value-type="string">
            <text:p>(alimento (id 16) (nombre requeson) (grupo 1) (veces 1) (tipo plasticos) <text:s/>(racion 75) (kcal 96) (proteinas 13,6) (grasas 4) (hidratos 1,4)(grasas-mono 0) (desayuno si) (almuerzo si) (comida si) (merienda si) (cena si))</text:p>
          </table:table-cell>
          <table:table-cell table:formula="of:=SUBSTITUTE([.X17];&quot;,&quot;;&quot;.&quot;)" office:value-type="string" office:string-value="(alimento (id 16) (nombre requeson) (grupo 1) (veces 1) (tipo plasticos)  (racion 75) (kcal 96) (proteinas 13.6) (grasas 4) (hidratos 1.4)(grasas-mono 0) (desayuno si) (almuerzo si) (comida si) (merienda si) (cena si))" calcext:value-type="string">
            <text:p>(alimento (id 16) (nombre requeson) (grupo 1) (veces 1) (tipo plasticos) <text:s/>(racion 7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Requesón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8]*[.M18]/100" office:value-type="float" office:value="24" calcext:value-type="float">
            <text:p>24</text:p>
          </table:table-cell>
          <table:table-cell table:style-name="ce16" table:formula="of:=[.L18]*[.N18]*4/100" office:value-type="float" office:value="13.6" calcext:value-type="float">
            <text:p>13,6</text:p>
          </table:table-cell>
          <table:table-cell table:style-name="ce16" table:formula="of:=[.L18]*[.P18]*4/100" office:value-type="float" office:value="1.4" calcext:value-type="float">
            <text:p>1,4</text:p>
          </table:table-cell>
          <table:table-cell table:style-name="ce16" table:formula="of:=[.L18]*[.O18]*9/100" office:value-type="float" office:value="9" calcext:value-type="float">
            <text:p>9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96" calcext:value-type="float">
            <text:p>96</text:p>
          </table:table-cell>
          <table:table-cell table:style-name="ce25" office:value-type="float" office:value="13.6" calcext:value-type="float">
            <text:p>13.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4" calcext:value-type="float">
            <text:p>1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8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31" table:formula="of:=CONCATENATE(&quot;(alimento (id &quot;;[.B18];&quot;) (nombre &quot;;[.W18];&quot;) (grupo &quot;;[.E18];&quot;) (veces &quot;;[.F18];&quot;) (tipo &quot;;[.G18];&quot;)  (racion &quot;;[.L18];&quot;) (kcal &quot;;[.M18];&quot;) (proteinas &quot;;[.N18];&quot;) (grasas &quot;;[.O18];&quot;) (hidratos &quot;;[.P18];&quot;)(grasas-mono &quot;;[.Q18];&quot;) (desayuno &quot;;[.R18];&quot;) (almuerzo &quot;;[.S18];&quot;) (comida &quot;;[.T18];&quot;) (merienda &quot;;[.U18];&quot;) (cena &quot;;[.V18];&quot;))&quot;)" office:value-type="string" office:string-value="(alimento (id 17) (nombre requeson) (grupo 1) (veces 1) (tipo plasticos)  (racion 25) (kcal 96) (proteinas 13,6) (grasas 4) (hidratos 1,4)(grasas-mono 0) (desayuno si) (almuerzo si) (comida si) (merienda si) (cena si))" calcext:value-type="string">
            <text:p>(alimento (id 17) (nombre requeson) (grupo 1) (veces 1) (tipo plasticos) <text:s/>(racion 25) (kcal 96) (proteinas 13,6) (grasas 4) (hidratos 1,4)(grasas-mono 0) (desayuno si) (almuerzo si) (comida si) (merienda si) (cena si))</text:p>
          </table:table-cell>
          <table:table-cell table:formula="of:=SUBSTITUTE([.X18];&quot;,&quot;;&quot;.&quot;)" office:value-type="string" office:string-value="(alimento (id 17) (nombre requeson) (grupo 1) (veces 1) (tipo plasticos)  (racion 25) (kcal 96) (proteinas 13.6) (grasas 4) (hidratos 1.4)(grasas-mono 0) (desayuno si) (almuerzo si) (comida si) (merienda si) (cena si))" calcext:value-type="string">
            <text:p>(alimento (id 17) (nombre requeson) (grupo 1) (veces 1) (tipo plasticos) <text:s/>(racion 2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8" calcext:value-type="float">
            <text:p>18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Requesón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9]*[.M19]/100" office:value-type="float" office:value="120" calcext:value-type="float">
            <text:p>120</text:p>
          </table:table-cell>
          <table:table-cell table:style-name="ce16" table:formula="of:=[.L19]*[.N19]*4/100" office:value-type="float" office:value="68" calcext:value-type="float">
            <text:p>68</text:p>
          </table:table-cell>
          <table:table-cell table:style-name="ce16" table:formula="of:=[.L19]*[.P19]*4/100" office:value-type="float" office:value="7" calcext:value-type="float">
            <text:p>7</text:p>
          </table:table-cell>
          <table:table-cell table:style-name="ce16" table:formula="of:=[.L19]*[.O19]*9/100" office:value-type="float" office:value="45" calcext:value-type="float">
            <text:p>4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96" calcext:value-type="float">
            <text:p>96</text:p>
          </table:table-cell>
          <table:table-cell table:style-name="ce25" office:value-type="float" office:value="13.6" calcext:value-type="float">
            <text:p>13.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4" calcext:value-type="float">
            <text:p>1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9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31" table:formula="of:=CONCATENATE(&quot;(alimento (id &quot;;[.B19];&quot;) (nombre &quot;;[.W19];&quot;) (grupo &quot;;[.E19];&quot;) (veces &quot;;[.F19];&quot;) (tipo &quot;;[.G19];&quot;)  (racion &quot;;[.L19];&quot;) (kcal &quot;;[.M19];&quot;) (proteinas &quot;;[.N19];&quot;) (grasas &quot;;[.O19];&quot;) (hidratos &quot;;[.P19];&quot;)(grasas-mono &quot;;[.Q19];&quot;) (desayuno &quot;;[.R19];&quot;) (almuerzo &quot;;[.S19];&quot;) (comida &quot;;[.T19];&quot;) (merienda &quot;;[.U19];&quot;) (cena &quot;;[.V19];&quot;))&quot;)" office:value-type="string" office:string-value="(alimento (id 18) (nombre requeson) (grupo 1) (veces 1) (tipo plasticos)  (racion 125) (kcal 96) (proteinas 13,6) (grasas 4) (hidratos 1,4)(grasas-mono 0) (desayuno si) (almuerzo si) (comida si) (merienda si) (cena si))" calcext:value-type="string">
            <text:p>(alimento (id 18) (nombre requeson) (grupo 1) (veces 1) (tipo plasticos) <text:s/>(racion 125) (kcal 96) (proteinas 13,6) (grasas 4) (hidratos 1,4)(grasas-mono 0) (desayuno si) (almuerzo si) (comida si) (merienda si) (cena si))</text:p>
          </table:table-cell>
          <table:table-cell table:formula="of:=SUBSTITUTE([.X19];&quot;,&quot;;&quot;.&quot;)" office:value-type="string" office:string-value="(alimento (id 18) (nombre requeson) (grupo 1) (veces 1) (tipo plasticos)  (racion 125) (kcal 96) (proteinas 13.6) (grasas 4) (hidratos 1.4)(grasas-mono 0) (desayuno si) (almuerzo si) (comida si) (merienda si) (cena si))" calcext:value-type="string">
            <text:p>(alimento (id 18) (nombre requeson) (grupo 1) (veces 1) (tipo plasticos) <text:s/>(racion 12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Leche y derivados</text:p>
          </table:table-cell>
          <table:table-cell table:style-name="ce14" office:value-type="string" calcext:value-type="string">
            <text:p>Requesón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>
            <text:p>plasticos</text:p>
          </table:table-cell>
          <table:table-cell table:style-name="ce14" table:formula="of:=[.L20]*[.M20]/100" office:value-type="float" office:value="48" calcext:value-type="float">
            <text:p>48</text:p>
          </table:table-cell>
          <table:table-cell table:style-name="ce16" table:formula="of:=[.L20]*[.N20]*4/100" office:value-type="float" office:value="27.2" calcext:value-type="float">
            <text:p>27,2</text:p>
          </table:table-cell>
          <table:table-cell table:style-name="ce16" table:formula="of:=[.L20]*[.P20]*4/100" office:value-type="float" office:value="2.8" calcext:value-type="float">
            <text:p>2,8</text:p>
          </table:table-cell>
          <table:table-cell table:style-name="ce16" table:formula="of:=[.L20]*[.O20]*9/100" office:value-type="float" office:value="18" calcext:value-type="float">
            <text:p>18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96" calcext:value-type="float">
            <text:p>96</text:p>
          </table:table-cell>
          <table:table-cell table:style-name="ce24" office:value-type="float" office:value="13.6" calcext:value-type="float">
            <text:p>13.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.4" calcext:value-type="float">
            <text:p>1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12" office:value-type="string" calcext:value-type="string">
            <text:p>si</text:p>
          </table:table-cell>
          <table:table-cell table:style-name="ce12" table:formula="of:=SUBSTITUTE(SUBSTITUTE(SUBSTITUTE(SUBSTITUTE(SUBSTITUTE(SUBSTITUTE(LOWER([.D20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31" table:formula="of:=CONCATENATE(&quot;(alimento (id &quot;;[.B20];&quot;) (nombre &quot;;[.W20];&quot;) (grupo &quot;;[.E20];&quot;) (veces &quot;;[.F20];&quot;) (tipo &quot;;[.G20];&quot;)  (racion &quot;;[.L20];&quot;) (kcal &quot;;[.M20];&quot;) (proteinas &quot;;[.N20];&quot;) (grasas &quot;;[.O20];&quot;) (hidratos &quot;;[.P20];&quot;)(grasas-mono &quot;;[.Q20];&quot;) (desayuno &quot;;[.R20];&quot;) (almuerzo &quot;;[.S20];&quot;) (comida &quot;;[.T20];&quot;) (merienda &quot;;[.U20];&quot;) (cena &quot;;[.V20];&quot;))&quot;)" office:value-type="string" office:string-value="(alimento (id 19) (nombre requeson) (grupo 1) (veces 1) (tipo plasticos)  (racion 50) (kcal 96) (proteinas 13,6) (grasas 4) (hidratos 1,4)(grasas-mono 0) (desayuno si) (almuerzo si) (comida si) (merienda si) (cena si))" calcext:value-type="string">
            <text:p>(alimento (id 19) (nombre requeson) (grupo 1) (veces 1) (tipo plasticos) <text:s/>(racion 50) (kcal 96) (proteinas 13,6) (grasas 4) (hidratos 1,4)(grasas-mono 0) (desayuno si) (almuerzo si) (comida si) (merienda si) (cena si))</text:p>
          </table:table-cell>
          <table:table-cell table:style-name="ce12" table:formula="of:=SUBSTITUTE([.X20];&quot;,&quot;;&quot;.&quot;)" office:value-type="string" office:string-value="(alimento (id 19) (nombre requeson) (grupo 1) (veces 1) (tipo plasticos)  (racion 50) (kcal 96) (proteinas 13.6) (grasas 4) (hidratos 1.4)(grasas-mono 0) (desayuno si) (almuerzo si) (comida si) (merienda si) (cena si))" calcext:value-type="string">
            <text:p>(alimento (id 19) (nombre requeson) (grupo 1) (veces 1) (tipo plasticos) <text:s/>(racion 50) (kcal 96) (proteinas 13.6) (grasas 4) (hidratos 1.4)(grasas-mono 0) (desayuno si) (almuerzo si) (comida si) (merienda si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Requesón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21]*[.M21]/100" office:value-type="float" office:value="96" calcext:value-type="float">
            <text:p>96</text:p>
          </table:table-cell>
          <table:table-cell table:style-name="ce16" table:formula="of:=[.L21]*[.N21]*4/100" office:value-type="float" office:value="54.4" calcext:value-type="float">
            <text:p>54,4</text:p>
          </table:table-cell>
          <table:table-cell table:style-name="ce16" table:formula="of:=[.L21]*[.P21]*4/100" office:value-type="float" office:value="5.6" calcext:value-type="float">
            <text:p>5,6</text:p>
          </table:table-cell>
          <table:table-cell table:style-name="ce16" table:formula="of:=[.L21]*[.O21]*9/100" office:value-type="float" office:value="36" calcext:value-type="float">
            <text:p>36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96" calcext:value-type="float">
            <text:p>96</text:p>
          </table:table-cell>
          <table:table-cell table:style-name="ce25" office:value-type="float" office:value="13.6" calcext:value-type="float">
            <text:p>13.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4" calcext:value-type="float">
            <text:p>1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31" table:formula="of:=CONCATENATE(&quot;(alimento (id &quot;;[.B21];&quot;) (nombre &quot;;[.W21];&quot;) (grupo &quot;;[.E21];&quot;) (veces &quot;;[.F21];&quot;) (tipo &quot;;[.G21];&quot;)  (racion &quot;;[.L21];&quot;) (kcal &quot;;[.M21];&quot;) (proteinas &quot;;[.N21];&quot;) (grasas &quot;;[.O21];&quot;) (hidratos &quot;;[.P21];&quot;)(grasas-mono &quot;;[.Q21];&quot;) (desayuno &quot;;[.R21];&quot;) (almuerzo &quot;;[.S21];&quot;) (comida &quot;;[.T21];&quot;) (merienda &quot;;[.U21];&quot;) (cena &quot;;[.V21];&quot;))&quot;)" office:value-type="string" office:string-value="(alimento (id 20) (nombre requeson) (grupo 1) (veces 1) (tipo plasticos)  (racion 100) (kcal 96) (proteinas 13,6) (grasas 4) (hidratos 1,4)(grasas-mono 0) (desayuno si) (almuerzo si) (comida si) (merienda si) (cena si))" calcext:value-type="string">
            <text:p>(alimento (id 20) (nombre requeson) (grupo 1) (veces 1) (tipo plasticos) <text:s/>(racion 100) (kcal 96) (proteinas 13,6) (grasas 4) (hidratos 1,4)(grasas-mono 0) (desayuno si) (almuerzo si) (comida si) (merienda si) (cena si))</text:p>
          </table:table-cell>
          <table:table-cell table:formula="of:=SUBSTITUTE([.X21];&quot;,&quot;;&quot;.&quot;)" office:value-type="string" office:string-value="(alimento (id 20) (nombre requeson) (grupo 1) (veces 1) (tipo plasticos)  (racion 100) (kcal 96) (proteinas 13.6) (grasas 4) (hidratos 1.4)(grasas-mono 0) (desayuno si) (almuerzo si) (comida si) (merienda si) (cena si))" calcext:value-type="string">
            <text:p>(alimento (id 20) (nombre requeson) (grupo 1) (veces 1) (tipo plasticos) <text:s/>(racion 100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1" calcext:value-type="float">
            <text:p>21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Requesón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22]*[.M22]/100" office:value-type="float" office:value="14.4" calcext:value-type="float">
            <text:p>14,4</text:p>
          </table:table-cell>
          <table:table-cell table:style-name="ce16" table:formula="of:=[.L22]*[.N22]*4/100" office:value-type="float" office:value="8.16" calcext:value-type="float">
            <text:p>8,16</text:p>
          </table:table-cell>
          <table:table-cell table:style-name="ce16" table:formula="of:=[.L22]*[.P22]*4/100" office:value-type="float" office:value="0.84" calcext:value-type="float">
            <text:p>0,84</text:p>
          </table:table-cell>
          <table:table-cell table:style-name="ce16" table:formula="of:=[.L22]*[.O22]*9/100" office:value-type="float" office:value="5.4" calcext:value-type="float">
            <text:p>5,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96" calcext:value-type="float">
            <text:p>96</text:p>
          </table:table-cell>
          <table:table-cell table:style-name="ce25" office:value-type="float" office:value="13.6" calcext:value-type="float">
            <text:p>13.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4" calcext:value-type="float">
            <text:p>1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31" table:formula="of:=CONCATENATE(&quot;(alimento (id &quot;;[.B22];&quot;) (nombre &quot;;[.W22];&quot;) (grupo &quot;;[.E22];&quot;) (veces &quot;;[.F22];&quot;) (tipo &quot;;[.G22];&quot;)  (racion &quot;;[.L22];&quot;) (kcal &quot;;[.M22];&quot;) (proteinas &quot;;[.N22];&quot;) (grasas &quot;;[.O22];&quot;) (hidratos &quot;;[.P22];&quot;)(grasas-mono &quot;;[.Q22];&quot;) (desayuno &quot;;[.R22];&quot;) (almuerzo &quot;;[.S22];&quot;) (comida &quot;;[.T22];&quot;) (merienda &quot;;[.U22];&quot;) (cena &quot;;[.V22];&quot;))&quot;)" office:value-type="string" office:string-value="(alimento (id 21) (nombre requeson) (grupo 1) (veces 1) (tipo plasticos)  (racion 15) (kcal 96) (proteinas 13,6) (grasas 4) (hidratos 1,4)(grasas-mono 0) (desayuno si) (almuerzo si) (comida si) (merienda si) (cena si))" calcext:value-type="string">
            <text:p>(alimento (id 21) (nombre requeson) (grupo 1) (veces 1) (tipo plasticos) <text:s/>(racion 15) (kcal 96) (proteinas 13,6) (grasas 4) (hidratos 1,4)(grasas-mono 0) (desayuno si) (almuerzo si) (comida si) (merienda si) (cena si))</text:p>
          </table:table-cell>
          <table:table-cell table:formula="of:=SUBSTITUTE([.X22];&quot;,&quot;;&quot;.&quot;)" office:value-type="string" office:string-value="(alimento (id 21) (nombre requeson) (grupo 1) (veces 1) (tipo plasticos)  (racion 15) (kcal 96) (proteinas 13.6) (grasas 4) (hidratos 1.4)(grasas-mono 0) (desayuno si) (almuerzo si) (comida si) (merienda si) (cena si))" calcext:value-type="string">
            <text:p>(alimento (id 21) (nombre requeson) (grupo 1) (veces 1) (tipo plasticos) <text:s/>(racion 1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Philadelphia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23]*[.M23]/100" office:value-type="float" office:value="20" calcext:value-type="float">
            <text:p>20</text:p>
          </table:table-cell>
          <table:table-cell table:style-name="ce16" table:formula="of:=[.L23]*[.N23]*4/100" office:value-type="float" office:value="4" calcext:value-type="float">
            <text:p>4</text:p>
          </table:table-cell>
          <table:table-cell table:style-name="ce16" table:formula="of:=[.L23]*[.P23]*4/100" office:value-type="float" office:value="2.64" calcext:value-type="float">
            <text:p>2,64</text:p>
          </table:table-cell>
          <table:table-cell table:style-name="ce16" table:formula="of:=[.L23]*[.O23]*9/100" office:value-type="float" office:value="14.94" calcext:value-type="float">
            <text:p>14,9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00" calcext:value-type="float">
            <text:p>2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6.6" calcext:value-type="float">
            <text:p>16.6</text:p>
          </table:table-cell>
          <table:table-cell table:style-name="ce25" office:value-type="float" office:value="6.6" calcext:value-type="float">
            <text:p>6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31" table:formula="of:=CONCATENATE(&quot;(alimento (id &quot;;[.B23];&quot;) (nombre &quot;;[.W23];&quot;) (grupo &quot;;[.E23];&quot;) (veces &quot;;[.F23];&quot;) (tipo &quot;;[.G23];&quot;)  (racion &quot;;[.L23];&quot;) (kcal &quot;;[.M23];&quot;) (proteinas &quot;;[.N23];&quot;) (grasas &quot;;[.O23];&quot;) (hidratos &quot;;[.P23];&quot;)(grasas-mono &quot;;[.Q23];&quot;) (desayuno &quot;;[.R23];&quot;) (almuerzo &quot;;[.S23];&quot;) (comida &quot;;[.T23];&quot;) (merienda &quot;;[.U23];&quot;) (cena &quot;;[.V23];&quot;))&quot;)" office:value-type="string" office:string-value="(alimento (id 22) (nombre queso-philadelphia) (grupo 1) (veces 1) (tipo plasticos)  (racion 10) (kcal 200) (proteinas 10) (grasas 16,6) (hidratos 6,6)(grasas-mono 0) (desayuno si) (almuerzo si) (comida si) (merienda si) (cena si))" calcext:value-type="string">
            <text:p>(alimento (id 22) (nombre queso-philadelphia) (grupo 1) (veces 1) (tipo plasticos) <text:s/>(racion 10) (kcal 200) (proteinas 10) (grasas 16,6) (hidratos 6,6)(grasas-mono 0) (desayuno si) (almuerzo si) (comida si) (merienda si) (cena si))</text:p>
          </table:table-cell>
          <table:table-cell table:formula="of:=SUBSTITUTE([.X23];&quot;,&quot;;&quot;.&quot;)" office:value-type="string" office:string-value="(alimento (id 22) (nombre queso-philadelphia) (grupo 1) (veces 1) (tipo plasticos)  (racion 10) (kcal 200) (proteinas 10) (grasas 16.6) (hidratos 6.6)(grasas-mono 0) (desayuno si) (almuerzo si) (comida si) (merienda si) (cena si))" calcext:value-type="string">
            <text:p>(alimento (id 22) (nombre queso-philadelphia) (grupo 1) (veces 1) (tipo plasticos) <text:s/>(racion 1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3" calcext:value-type="float">
            <text:p>23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Philadelphia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24]*[.M24]/100" office:value-type="float" office:value="100" calcext:value-type="float">
            <text:p>100</text:p>
          </table:table-cell>
          <table:table-cell table:style-name="ce16" table:formula="of:=[.L24]*[.N24]*4/100" office:value-type="float" office:value="20" calcext:value-type="float">
            <text:p>20</text:p>
          </table:table-cell>
          <table:table-cell table:style-name="ce16" table:formula="of:=[.L24]*[.P24]*4/100" office:value-type="float" office:value="13.2" calcext:value-type="float">
            <text:p>13,2</text:p>
          </table:table-cell>
          <table:table-cell table:style-name="ce16" table:formula="of:=[.L24]*[.O24]*9/100" office:value-type="float" office:value="74.7" calcext:value-type="float">
            <text:p>74,7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00" calcext:value-type="float">
            <text:p>2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6.6" calcext:value-type="float">
            <text:p>16.6</text:p>
          </table:table-cell>
          <table:table-cell table:style-name="ce25" office:value-type="float" office:value="6.6" calcext:value-type="float">
            <text:p>6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31" table:formula="of:=CONCATENATE(&quot;(alimento (id &quot;;[.B24];&quot;) (nombre &quot;;[.W24];&quot;) (grupo &quot;;[.E24];&quot;) (veces &quot;;[.F24];&quot;) (tipo &quot;;[.G24];&quot;)  (racion &quot;;[.L24];&quot;) (kcal &quot;;[.M24];&quot;) (proteinas &quot;;[.N24];&quot;) (grasas &quot;;[.O24];&quot;) (hidratos &quot;;[.P24];&quot;)(grasas-mono &quot;;[.Q24];&quot;) (desayuno &quot;;[.R24];&quot;) (almuerzo &quot;;[.S24];&quot;) (comida &quot;;[.T24];&quot;) (merienda &quot;;[.U24];&quot;) (cena &quot;;[.V24];&quot;))&quot;)" office:value-type="string" office:string-value="(alimento (id 23) (nombre queso-philadelphia) (grupo 1) (veces 1) (tipo plasticos)  (racion 50) (kcal 200) (proteinas 10) (grasas 16,6) (hidratos 6,6)(grasas-mono 0) (desayuno si) (almuerzo si) (comida si) (merienda si) (cena si))" calcext:value-type="string">
            <text:p>(alimento (id 23) (nombre queso-philadelphia) (grupo 1) (veces 1) (tipo plasticos) <text:s/>(racion 50) (kcal 200) (proteinas 10) (grasas 16,6) (hidratos 6,6)(grasas-mono 0) (desayuno si) (almuerzo si) (comida si) (merienda si) (cena si))</text:p>
          </table:table-cell>
          <table:table-cell table:formula="of:=SUBSTITUTE([.X24];&quot;,&quot;;&quot;.&quot;)" office:value-type="string" office:string-value="(alimento (id 23) (nombre queso-philadelphia) (grupo 1) (veces 1) (tipo plasticos)  (racion 50) (kcal 200) (proteinas 10) (grasas 16.6) (hidratos 6.6)(grasas-mono 0) (desayuno si) (almuerzo si) (comida si) (merienda si) (cena si))" calcext:value-type="string">
            <text:p>(alimento (id 23) (nombre queso-philadelphia) (grupo 1) (veces 1) (tipo plasticos) <text:s/>(racion 5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4" calcext:value-type="float">
            <text:p>24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Philadelphia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25]*[.M25]/100" office:value-type="float" office:value="80" calcext:value-type="float">
            <text:p>80</text:p>
          </table:table-cell>
          <table:table-cell table:style-name="ce16" table:formula="of:=[.L25]*[.N25]*4/100" office:value-type="float" office:value="16" calcext:value-type="float">
            <text:p>16</text:p>
          </table:table-cell>
          <table:table-cell table:style-name="ce16" table:formula="of:=[.L25]*[.P25]*4/100" office:value-type="float" office:value="10.56" calcext:value-type="float">
            <text:p>10,56</text:p>
          </table:table-cell>
          <table:table-cell table:style-name="ce16" table:formula="of:=[.L25]*[.O25]*9/100" office:value-type="float" office:value="59.76" calcext:value-type="float">
            <text:p>59,76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200" calcext:value-type="float">
            <text:p>2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6.6" calcext:value-type="float">
            <text:p>16.6</text:p>
          </table:table-cell>
          <table:table-cell table:style-name="ce25" office:value-type="float" office:value="6.6" calcext:value-type="float">
            <text:p>6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31" table:formula="of:=CONCATENATE(&quot;(alimento (id &quot;;[.B25];&quot;) (nombre &quot;;[.W25];&quot;) (grupo &quot;;[.E25];&quot;) (veces &quot;;[.F25];&quot;) (tipo &quot;;[.G25];&quot;)  (racion &quot;;[.L25];&quot;) (kcal &quot;;[.M25];&quot;) (proteinas &quot;;[.N25];&quot;) (grasas &quot;;[.O25];&quot;) (hidratos &quot;;[.P25];&quot;)(grasas-mono &quot;;[.Q25];&quot;) (desayuno &quot;;[.R25];&quot;) (almuerzo &quot;;[.S25];&quot;) (comida &quot;;[.T25];&quot;) (merienda &quot;;[.U25];&quot;) (cena &quot;;[.V25];&quot;))&quot;)" office:value-type="string" office:string-value="(alimento (id 24) (nombre queso-philadelphia) (grupo 1) (veces 1) (tipo plasticos)  (racion 40) (kcal 200) (proteinas 10) (grasas 16,6) (hidratos 6,6)(grasas-mono 0) (desayuno si) (almuerzo si) (comida si) (merienda si) (cena si))" calcext:value-type="string">
            <text:p>(alimento (id 24) (nombre queso-philadelphia) (grupo 1) (veces 1) (tipo plasticos) <text:s/>(racion 40) (kcal 200) (proteinas 10) (grasas 16,6) (hidratos 6,6)(grasas-mono 0) (desayuno si) (almuerzo si) (comida si) (merienda si) (cena si))</text:p>
          </table:table-cell>
          <table:table-cell table:formula="of:=SUBSTITUTE([.X25];&quot;,&quot;;&quot;.&quot;)" office:value-type="string" office:string-value="(alimento (id 24) (nombre queso-philadelphia) (grupo 1) (veces 1) (tipo plasticos)  (racion 40) (kcal 200) (proteinas 10) (grasas 16.6) (hidratos 6.6)(grasas-mono 0) (desayuno si) (almuerzo si) (comida si) (merienda si) (cena si))" calcext:value-type="string">
            <text:p>(alimento (id 24) (nombre queso-philadelphia) (grupo 1) (veces 1) (tipo plasticos) <text:s/>(racion 4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Philadelphia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26]*[.M26]/100" office:value-type="float" office:value="60" calcext:value-type="float">
            <text:p>60</text:p>
          </table:table-cell>
          <table:table-cell table:style-name="ce16" table:formula="of:=[.L26]*[.N26]*4/100" office:value-type="float" office:value="12" calcext:value-type="float">
            <text:p>12</text:p>
          </table:table-cell>
          <table:table-cell table:style-name="ce16" table:formula="of:=[.L26]*[.P26]*4/100" office:value-type="float" office:value="7.92" calcext:value-type="float">
            <text:p>7,92</text:p>
          </table:table-cell>
          <table:table-cell table:style-name="ce16" table:formula="of:=[.L26]*[.O26]*9/100" office:value-type="float" office:value="44.82" calcext:value-type="float">
            <text:p>44,82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0" calcext:value-type="float">
            <text:p>2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6.6" calcext:value-type="float">
            <text:p>16.6</text:p>
          </table:table-cell>
          <table:table-cell table:style-name="ce25" office:value-type="float" office:value="6.6" calcext:value-type="float">
            <text:p>6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31" table:formula="of:=CONCATENATE(&quot;(alimento (id &quot;;[.B26];&quot;) (nombre &quot;;[.W26];&quot;) (grupo &quot;;[.E26];&quot;) (veces &quot;;[.F26];&quot;) (tipo &quot;;[.G26];&quot;)  (racion &quot;;[.L26];&quot;) (kcal &quot;;[.M26];&quot;) (proteinas &quot;;[.N26];&quot;) (grasas &quot;;[.O26];&quot;) (hidratos &quot;;[.P26];&quot;)(grasas-mono &quot;;[.Q26];&quot;) (desayuno &quot;;[.R26];&quot;) (almuerzo &quot;;[.S26];&quot;) (comida &quot;;[.T26];&quot;) (merienda &quot;;[.U26];&quot;) (cena &quot;;[.V26];&quot;))&quot;)" office:value-type="string" office:string-value="(alimento (id 25) (nombre queso-philadelphia) (grupo 1) (veces 1) (tipo plasticos)  (racion 30) (kcal 200) (proteinas 10) (grasas 16,6) (hidratos 6,6)(grasas-mono 0) (desayuno si) (almuerzo si) (comida si) (merienda si) (cena si))" calcext:value-type="string">
            <text:p>(alimento (id 25) (nombre queso-philadelphia) (grupo 1) (veces 1) (tipo plasticos) <text:s/>(racion 30) (kcal 200) (proteinas 10) (grasas 16,6) (hidratos 6,6)(grasas-mono 0) (desayuno si) (almuerzo si) (comida si) (merienda si) (cena si))</text:p>
          </table:table-cell>
          <table:table-cell table:formula="of:=SUBSTITUTE([.X26];&quot;,&quot;;&quot;.&quot;)" office:value-type="string" office:string-value="(alimento (id 25) (nombre queso-philadelphia) (grupo 1) (veces 1) (tipo plasticos)  (racion 30) (kcal 200) (proteinas 10) (grasas 16.6) (hidratos 6.6)(grasas-mono 0) (desayuno si) (almuerzo si) (comida si) (merienda si) (cena si))" calcext:value-type="string">
            <text:p>(alimento (id 25) (nombre queso-philadelphia) (grupo 1) (veces 1) (tipo plasticos) <text:s/>(racion 3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6" calcext:value-type="float">
            <text:p>26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Philadelphia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27]*[.M27]/100" office:value-type="float" office:value="40" calcext:value-type="float">
            <text:p>40</text:p>
          </table:table-cell>
          <table:table-cell table:style-name="ce16" table:formula="of:=[.L27]*[.N27]*4/100" office:value-type="float" office:value="8" calcext:value-type="float">
            <text:p>8</text:p>
          </table:table-cell>
          <table:table-cell table:style-name="ce16" table:formula="of:=[.L27]*[.P27]*4/100" office:value-type="float" office:value="5.28" calcext:value-type="float">
            <text:p>5,28</text:p>
          </table:table-cell>
          <table:table-cell table:style-name="ce16" table:formula="of:=[.L27]*[.O27]*9/100" office:value-type="float" office:value="29.88" calcext:value-type="float">
            <text:p>29,8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00" calcext:value-type="float">
            <text:p>2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6.6" calcext:value-type="float">
            <text:p>16.6</text:p>
          </table:table-cell>
          <table:table-cell table:style-name="ce25" office:value-type="float" office:value="6.6" calcext:value-type="float">
            <text:p>6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7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31" table:formula="of:=CONCATENATE(&quot;(alimento (id &quot;;[.B27];&quot;) (nombre &quot;;[.W27];&quot;) (grupo &quot;;[.E27];&quot;) (veces &quot;;[.F27];&quot;) (tipo &quot;;[.G27];&quot;)  (racion &quot;;[.L27];&quot;) (kcal &quot;;[.M27];&quot;) (proteinas &quot;;[.N27];&quot;) (grasas &quot;;[.O27];&quot;) (hidratos &quot;;[.P27];&quot;)(grasas-mono &quot;;[.Q27];&quot;) (desayuno &quot;;[.R27];&quot;) (almuerzo &quot;;[.S27];&quot;) (comida &quot;;[.T27];&quot;) (merienda &quot;;[.U27];&quot;) (cena &quot;;[.V27];&quot;))&quot;)" office:value-type="string" office:string-value="(alimento (id 26) (nombre queso-philadelphia) (grupo 1) (veces 1) (tipo plasticos)  (racion 20) (kcal 200) (proteinas 10) (grasas 16,6) (hidratos 6,6)(grasas-mono 0) (desayuno si) (almuerzo si) (comida si) (merienda si) (cena si))" calcext:value-type="string">
            <text:p>(alimento (id 26) (nombre queso-philadelphia) (grupo 1) (veces 1) (tipo plasticos) <text:s/>(racion 20) (kcal 200) (proteinas 10) (grasas 16,6) (hidratos 6,6)(grasas-mono 0) (desayuno si) (almuerzo si) (comida si) (merienda si) (cena si))</text:p>
          </table:table-cell>
          <table:table-cell table:formula="of:=SUBSTITUTE([.X27];&quot;,&quot;;&quot;.&quot;)" office:value-type="string" office:string-value="(alimento (id 26) (nombre queso-philadelphia) (grupo 1) (veces 1) (tipo plasticos)  (racion 20) (kcal 200) (proteinas 10) (grasas 16.6) (hidratos 6.6)(grasas-mono 0) (desayuno si) (almuerzo si) (comida si) (merienda si) (cena si))" calcext:value-type="string">
            <text:p>(alimento (id 26) (nombre queso-philadelphia) (grupo 1) (veces 1) (tipo plasticos) <text:s/>(racion 2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7" calcext:value-type="float">
            <text:p>27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Philadelphia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28]*[.M28]/100" office:value-type="float" office:value="30" calcext:value-type="float">
            <text:p>30</text:p>
          </table:table-cell>
          <table:table-cell table:style-name="ce16" table:formula="of:=[.L28]*[.N28]*4/100" office:value-type="float" office:value="6" calcext:value-type="float">
            <text:p>6</text:p>
          </table:table-cell>
          <table:table-cell table:style-name="ce16" table:formula="of:=[.L28]*[.P28]*4/100" office:value-type="float" office:value="3.96" calcext:value-type="float">
            <text:p>3,96</text:p>
          </table:table-cell>
          <table:table-cell table:style-name="ce16" table:formula="of:=[.L28]*[.O28]*9/100" office:value-type="float" office:value="22.41" calcext:value-type="float">
            <text:p>22,41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00" calcext:value-type="float">
            <text:p>2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6.6" calcext:value-type="float">
            <text:p>16.6</text:p>
          </table:table-cell>
          <table:table-cell table:style-name="ce25" office:value-type="float" office:value="6.6" calcext:value-type="float">
            <text:p>6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31" table:formula="of:=CONCATENATE(&quot;(alimento (id &quot;;[.B28];&quot;) (nombre &quot;;[.W28];&quot;) (grupo &quot;;[.E28];&quot;) (veces &quot;;[.F28];&quot;) (tipo &quot;;[.G28];&quot;)  (racion &quot;;[.L28];&quot;) (kcal &quot;;[.M28];&quot;) (proteinas &quot;;[.N28];&quot;) (grasas &quot;;[.O28];&quot;) (hidratos &quot;;[.P28];&quot;)(grasas-mono &quot;;[.Q28];&quot;) (desayuno &quot;;[.R28];&quot;) (almuerzo &quot;;[.S28];&quot;) (comida &quot;;[.T28];&quot;) (merienda &quot;;[.U28];&quot;) (cena &quot;;[.V28];&quot;))&quot;)" office:value-type="string" office:string-value="(alimento (id 27) (nombre queso-philadelphia) (grupo 1) (veces 1) (tipo plasticos)  (racion 15) (kcal 200) (proteinas 10) (grasas 16,6) (hidratos 6,6)(grasas-mono 0) (desayuno si) (almuerzo si) (comida si) (merienda si) (cena si))" calcext:value-type="string">
            <text:p>(alimento (id 27) (nombre queso-philadelphia) (grupo 1) (veces 1) (tipo plasticos) <text:s/>(racion 15) (kcal 200) (proteinas 10) (grasas 16,6) (hidratos 6,6)(grasas-mono 0) (desayuno si) (almuerzo si) (comida si) (merienda si) (cena si))</text:p>
          </table:table-cell>
          <table:table-cell table:formula="of:=SUBSTITUTE([.X28];&quot;,&quot;;&quot;.&quot;)" office:value-type="string" office:string-value="(alimento (id 27) (nombre queso-philadelphia) (grupo 1) (veces 1) (tipo plasticos)  (racion 15) (kcal 200) (proteinas 10) (grasas 16.6) (hidratos 6.6)(grasas-mono 0) (desayuno si) (almuerzo si) (comida si) (merienda si) (cena si))" calcext:value-type="string">
            <text:p>(alimento (id 27) (nombre queso-philadelphia) (grupo 1) (veces 1) (tipo plasticos) <text:s/>(racion 15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28" calcext:value-type="float">
            <text:p>28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cr saborizado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29]*[.M29]/100" office:value-type="float" office:value="59.5" calcext:value-type="float">
            <text:p>59,5</text:p>
          </table:table-cell>
          <table:table-cell table:style-name="ce16" table:formula="of:=[.L29]*[.N29]*4/100" office:value-type="float" office:value="25.2" calcext:value-type="float">
            <text:p>25,2</text:p>
          </table:table-cell>
          <table:table-cell table:style-name="ce16" table:formula="of:=[.L29]*[.P29]*4/100" office:value-type="float" office:value="30.8" calcext:value-type="float">
            <text:p>30,8</text:p>
          </table:table-cell>
          <table:table-cell table:style-name="ce16" table:formula="of:=[.L29]*[.O29]*9/100" office:value-type="float" office:value="0.7875" calcext:value-type="float">
            <text:p>0,787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34" calcext:value-type="float">
            <text:p>34</text:p>
          </table:table-cell>
          <table:table-cell table:style-name="ce25" office:value-type="float" office:value="3.6" calcext:value-type="float">
            <text:p>3.6</text:p>
          </table:table-cell>
          <table:table-cell table:style-name="ce25" office:value-type="float" office:value="0.05" calcext:value-type="float">
            <text:p>0.05</text:p>
          </table:table-cell>
          <table:table-cell table:style-name="ce25" office:value-type="float" office:value="4.4" calcext:value-type="float">
            <text:p>4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31" table:formula="of:=CONCATENATE(&quot;(alimento (id &quot;;[.B29];&quot;) (nombre &quot;;[.W29];&quot;) (grupo &quot;;[.E29];&quot;) (veces &quot;;[.F29];&quot;) (tipo &quot;;[.G29];&quot;)  (racion &quot;;[.L29];&quot;) (kcal &quot;;[.M29];&quot;) (proteinas &quot;;[.N29];&quot;) (grasas &quot;;[.O29];&quot;) (hidratos &quot;;[.P29];&quot;)(grasas-mono &quot;;[.Q29];&quot;) (desayuno &quot;;[.R29];&quot;) (almuerzo &quot;;[.S29];&quot;) (comida &quot;;[.T29];&quot;) (merienda &quot;;[.U29];&quot;) (cena &quot;;[.V29];&quot;))&quot;)" office:value-type="string" office:string-value="(alimento (id 28) (nombre yogur-descr-saborizado) (grupo 1) (veces 1) (tipo plasticos)  (racion 175) (kcal 34) (proteinas 3,6) (grasas 0,05) (hidratos 4,4)(grasas-mono 0) (desayuno si) (almuerzo si) (comida si) (merienda si) (cena si))" calcext:value-type="string">
            <text:p>(alimento (id 28) (nombre yogur-descr-saborizado) (grupo 1) (veces 1) (tipo plasticos) <text:s/>(racion 175) (kcal 34) (proteinas 3,6) (grasas 0,05) (hidratos 4,4)(grasas-mono 0) (desayuno si) (almuerzo si) (comida si) (merienda si) (cena si))</text:p>
          </table:table-cell>
          <table:table-cell table:formula="of:=SUBSTITUTE([.X29];&quot;,&quot;;&quot;.&quot;)" office:value-type="string" office:string-value="(alimento (id 28) (nombre yogur-descr-saborizado) (grupo 1) (veces 1) (tipo plasticos)  (racion 175) (kcal 34) (proteinas 3.6) (grasas 0.05) (hidratos 4.4)(grasas-mono 0) (desayuno si) (almuerzo si) (comida si) (merienda si) (cena si))" calcext:value-type="string">
            <text:p>(alimento (id 28) (nombre yogur-descr-saborizado) (grupo 1) (veces 1) (tipo plasticos) <text:s/>(racion 175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29" calcext:value-type="float">
            <text:p>29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cr saborizado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30]*[.M30]/100" office:value-type="float" office:value="51" calcext:value-type="float">
            <text:p>51</text:p>
          </table:table-cell>
          <table:table-cell table:style-name="ce16" table:formula="of:=[.L30]*[.N30]*4/100" office:value-type="float" office:value="21.6" calcext:value-type="float">
            <text:p>21,6</text:p>
          </table:table-cell>
          <table:table-cell table:style-name="ce16" table:formula="of:=[.L30]*[.P30]*4/100" office:value-type="float" office:value="26.4" calcext:value-type="float">
            <text:p>26,4</text:p>
          </table:table-cell>
          <table:table-cell table:style-name="ce16" table:formula="of:=[.L30]*[.O30]*9/100" office:value-type="float" office:value="0.675" calcext:value-type="float">
            <text:p>0,67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4" calcext:value-type="float">
            <text:p>34</text:p>
          </table:table-cell>
          <table:table-cell table:style-name="ce25" office:value-type="float" office:value="3.6" calcext:value-type="float">
            <text:p>3.6</text:p>
          </table:table-cell>
          <table:table-cell table:style-name="ce25" office:value-type="float" office:value="0.05" calcext:value-type="float">
            <text:p>0.05</text:p>
          </table:table-cell>
          <table:table-cell table:style-name="ce25" office:value-type="float" office:value="4.4" calcext:value-type="float">
            <text:p>4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0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31" table:formula="of:=CONCATENATE(&quot;(alimento (id &quot;;[.B30];&quot;) (nombre &quot;;[.W30];&quot;) (grupo &quot;;[.E30];&quot;) (veces &quot;;[.F30];&quot;) (tipo &quot;;[.G30];&quot;)  (racion &quot;;[.L30];&quot;) (kcal &quot;;[.M30];&quot;) (proteinas &quot;;[.N30];&quot;) (grasas &quot;;[.O30];&quot;) (hidratos &quot;;[.P30];&quot;)(grasas-mono &quot;;[.Q30];&quot;) (desayuno &quot;;[.R30];&quot;) (almuerzo &quot;;[.S30];&quot;) (comida &quot;;[.T30];&quot;) (merienda &quot;;[.U30];&quot;) (cena &quot;;[.V30];&quot;))&quot;)" office:value-type="string" office:string-value="(alimento (id 29) (nombre yogur-descr-saborizado) (grupo 1) (veces 1) (tipo plasticos)  (racion 150) (kcal 34) (proteinas 3,6) (grasas 0,05) (hidratos 4,4)(grasas-mono 0) (desayuno si) (almuerzo si) (comida si) (merienda si) (cena si))" calcext:value-type="string">
            <text:p>(alimento (id 29) (nombre yogur-descr-saborizado) (grupo 1) (veces 1) (tipo plasticos) <text:s/>(racion 150) (kcal 34) (proteinas 3,6) (grasas 0,05) (hidratos 4,4)(grasas-mono 0) (desayuno si) (almuerzo si) (comida si) (merienda si) (cena si))</text:p>
          </table:table-cell>
          <table:table-cell table:formula="of:=SUBSTITUTE([.X30];&quot;,&quot;;&quot;.&quot;)" office:value-type="string" office:string-value="(alimento (id 29) (nombre yogur-descr-saborizado) (grupo 1) (veces 1) (tipo plasticos)  (racion 150) (kcal 34) (proteinas 3.6) (grasas 0.05) (hidratos 4.4)(grasas-mono 0) (desayuno si) (almuerzo si) (comida si) (merienda si) (cena si))" calcext:value-type="string">
            <text:p>(alimento (id 29) (nombre yogur-descr-saborizado) (grupo 1) (veces 1) (tipo plasticos) <text:s/>(racion 15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30" calcext:value-type="float">
            <text:p>30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cr saborizado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31]*[.M31]/100" office:value-type="float" office:value="17" calcext:value-type="float">
            <text:p>17</text:p>
          </table:table-cell>
          <table:table-cell table:style-name="ce16" table:formula="of:=[.L31]*[.N31]*4/100" office:value-type="float" office:value="7.2" calcext:value-type="float">
            <text:p>7,2</text:p>
          </table:table-cell>
          <table:table-cell table:style-name="ce16" table:formula="of:=[.L31]*[.P31]*4/100" office:value-type="float" office:value="8.8" calcext:value-type="float">
            <text:p>8,8</text:p>
          </table:table-cell>
          <table:table-cell table:style-name="ce16" table:formula="of:=[.L31]*[.O31]*9/100" office:value-type="float" office:value="0.225" calcext:value-type="float">
            <text:p>0,22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4" calcext:value-type="float">
            <text:p>34</text:p>
          </table:table-cell>
          <table:table-cell table:style-name="ce25" office:value-type="float" office:value="3.6" calcext:value-type="float">
            <text:p>3.6</text:p>
          </table:table-cell>
          <table:table-cell table:style-name="ce25" office:value-type="float" office:value="0.05" calcext:value-type="float">
            <text:p>0.05</text:p>
          </table:table-cell>
          <table:table-cell table:style-name="ce25" office:value-type="float" office:value="4.4" calcext:value-type="float">
            <text:p>4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1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31" table:formula="of:=CONCATENATE(&quot;(alimento (id &quot;;[.B31];&quot;) (nombre &quot;;[.W31];&quot;) (grupo &quot;;[.E31];&quot;) (veces &quot;;[.F31];&quot;) (tipo &quot;;[.G31];&quot;)  (racion &quot;;[.L31];&quot;) (kcal &quot;;[.M31];&quot;) (proteinas &quot;;[.N31];&quot;) (grasas &quot;;[.O31];&quot;) (hidratos &quot;;[.P31];&quot;)(grasas-mono &quot;;[.Q31];&quot;) (desayuno &quot;;[.R31];&quot;) (almuerzo &quot;;[.S31];&quot;) (comida &quot;;[.T31];&quot;) (merienda &quot;;[.U31];&quot;) (cena &quot;;[.V31];&quot;))&quot;)" office:value-type="string" office:string-value="(alimento (id 30) (nombre yogur-descr-saborizado) (grupo 1) (veces 1) (tipo plasticos)  (racion 50) (kcal 34) (proteinas 3,6) (grasas 0,05) (hidratos 4,4)(grasas-mono 0) (desayuno si) (almuerzo si) (comida si) (merienda si) (cena si))" calcext:value-type="string">
            <text:p>(alimento (id 30) (nombre yogur-descr-saborizado) (grupo 1) (veces 1) (tipo plasticos) <text:s/>(racion 50) (kcal 34) (proteinas 3,6) (grasas 0,05) (hidratos 4,4)(grasas-mono 0) (desayuno si) (almuerzo si) (comida si) (merienda si) (cena si))</text:p>
          </table:table-cell>
          <table:table-cell table:formula="of:=SUBSTITUTE([.X31];&quot;,&quot;;&quot;.&quot;)" office:value-type="string" office:string-value="(alimento (id 30) (nombre yogur-descr-saborizado) (grupo 1) (veces 1) (tipo plasticos)  (racion 50) (kcal 34) (proteinas 3.6) (grasas 0.05) (hidratos 4.4)(grasas-mono 0) (desayuno si) (almuerzo si) (comida si) (merienda si) (cena si))" calcext:value-type="string">
            <text:p>(alimento (id 30) (nombre yogur-descr-saborizado) (grupo 1) (veces 1) (tipo plasticos) <text:s/>(racion 5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31" calcext:value-type="float">
            <text:p>31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cr saborizado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32]*[.M32]/100" office:value-type="float" office:value="68" calcext:value-type="float">
            <text:p>68</text:p>
          </table:table-cell>
          <table:table-cell table:style-name="ce16" table:formula="of:=[.L32]*[.N32]*4/100" office:value-type="float" office:value="28.8" calcext:value-type="float">
            <text:p>28,8</text:p>
          </table:table-cell>
          <table:table-cell table:style-name="ce16" table:formula="of:=[.L32]*[.P32]*4/100" office:value-type="float" office:value="35.2" calcext:value-type="float">
            <text:p>35,2</text:p>
          </table:table-cell>
          <table:table-cell table:style-name="ce16" table:formula="of:=[.L32]*[.O32]*9/100" office:value-type="float" office:value="0.9" calcext:value-type="float">
            <text:p>0,9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4" calcext:value-type="float">
            <text:p>34</text:p>
          </table:table-cell>
          <table:table-cell table:style-name="ce25" office:value-type="float" office:value="3.6" calcext:value-type="float">
            <text:p>3.6</text:p>
          </table:table-cell>
          <table:table-cell table:style-name="ce25" office:value-type="float" office:value="0.05" calcext:value-type="float">
            <text:p>0.05</text:p>
          </table:table-cell>
          <table:table-cell table:style-name="ce25" office:value-type="float" office:value="4.4" calcext:value-type="float">
            <text:p>4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2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31" table:formula="of:=CONCATENATE(&quot;(alimento (id &quot;;[.B32];&quot;) (nombre &quot;;[.W32];&quot;) (grupo &quot;;[.E32];&quot;) (veces &quot;;[.F32];&quot;) (tipo &quot;;[.G32];&quot;)  (racion &quot;;[.L32];&quot;) (kcal &quot;;[.M32];&quot;) (proteinas &quot;;[.N32];&quot;) (grasas &quot;;[.O32];&quot;) (hidratos &quot;;[.P32];&quot;)(grasas-mono &quot;;[.Q32];&quot;) (desayuno &quot;;[.R32];&quot;) (almuerzo &quot;;[.S32];&quot;) (comida &quot;;[.T32];&quot;) (merienda &quot;;[.U32];&quot;) (cena &quot;;[.V32];&quot;))&quot;)" office:value-type="string" office:string-value="(alimento (id 31) (nombre yogur-descr-saborizado) (grupo 1) (veces 1) (tipo plasticos)  (racion 200) (kcal 34) (proteinas 3,6) (grasas 0,05) (hidratos 4,4)(grasas-mono 0) (desayuno si) (almuerzo si) (comida si) (merienda si) (cena si))" calcext:value-type="string">
            <text:p>(alimento (id 31) (nombre yogur-descr-saborizado) (grupo 1) (veces 1) (tipo plasticos) <text:s/>(racion 200) (kcal 34) (proteinas 3,6) (grasas 0,05) (hidratos 4,4)(grasas-mono 0) (desayuno si) (almuerzo si) (comida si) (merienda si) (cena si))</text:p>
          </table:table-cell>
          <table:table-cell table:formula="of:=SUBSTITUTE([.X32];&quot;,&quot;;&quot;.&quot;)" office:value-type="string" office:string-value="(alimento (id 31) (nombre yogur-descr-saborizado) (grupo 1) (veces 1) (tipo plasticos)  (racion 200) (kcal 34) (proteinas 3.6) (grasas 0.05) (hidratos 4.4)(grasas-mono 0) (desayuno si) (almuerzo si) (comida si) (merienda si) (cena si))" calcext:value-type="string">
            <text:p>(alimento (id 31) (nombre yogur-descr-saborizado) (grupo 1) (veces 1) (tipo plasticos) <text:s/>(racion 20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cr saborizado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33]*[.M33]/100" office:value-type="float" office:value="34" calcext:value-type="float">
            <text:p>34</text:p>
          </table:table-cell>
          <table:table-cell table:style-name="ce16" table:formula="of:=[.L33]*[.N33]*4/100" office:value-type="float" office:value="14.4" calcext:value-type="float">
            <text:p>14,4</text:p>
          </table:table-cell>
          <table:table-cell table:style-name="ce16" table:formula="of:=[.L33]*[.P33]*4/100" office:value-type="float" office:value="17.6" calcext:value-type="float">
            <text:p>17,6</text:p>
          </table:table-cell>
          <table:table-cell table:style-name="ce16" table:formula="of:=[.L33]*[.O33]*9/100" office:value-type="float" office:value="0.45" calcext:value-type="float">
            <text:p>0,4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4" calcext:value-type="float">
            <text:p>34</text:p>
          </table:table-cell>
          <table:table-cell table:style-name="ce25" office:value-type="float" office:value="3.6" calcext:value-type="float">
            <text:p>3.6</text:p>
          </table:table-cell>
          <table:table-cell table:style-name="ce25" office:value-type="float" office:value="0.05" calcext:value-type="float">
            <text:p>0.05</text:p>
          </table:table-cell>
          <table:table-cell table:style-name="ce25" office:value-type="float" office:value="4.4" calcext:value-type="float">
            <text:p>4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3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31" table:formula="of:=CONCATENATE(&quot;(alimento (id &quot;;[.B33];&quot;) (nombre &quot;;[.W33];&quot;) (grupo &quot;;[.E33];&quot;) (veces &quot;;[.F33];&quot;) (tipo &quot;;[.G33];&quot;)  (racion &quot;;[.L33];&quot;) (kcal &quot;;[.M33];&quot;) (proteinas &quot;;[.N33];&quot;) (grasas &quot;;[.O33];&quot;) (hidratos &quot;;[.P33];&quot;)(grasas-mono &quot;;[.Q33];&quot;) (desayuno &quot;;[.R33];&quot;) (almuerzo &quot;;[.S33];&quot;) (comida &quot;;[.T33];&quot;) (merienda &quot;;[.U33];&quot;) (cena &quot;;[.V33];&quot;))&quot;)" office:value-type="string" office:string-value="(alimento (id 32) (nombre yogur-descr-saborizado) (grupo 1) (veces 1) (tipo plasticos)  (racion 100) (kcal 34) (proteinas 3,6) (grasas 0,05) (hidratos 4,4)(grasas-mono 0) (desayuno si) (almuerzo si) (comida si) (merienda si) (cena si))" calcext:value-type="string">
            <text:p>(alimento (id 32) (nombre yogur-descr-saborizado) (grupo 1) (veces 1) (tipo plasticos) <text:s/>(racion 100) (kcal 34) (proteinas 3,6) (grasas 0,05) (hidratos 4,4)(grasas-mono 0) (desayuno si) (almuerzo si) (comida si) (merienda si) (cena si))</text:p>
          </table:table-cell>
          <table:table-cell table:formula="of:=SUBSTITUTE([.X33];&quot;,&quot;;&quot;.&quot;)" office:value-type="string" office:string-value="(alimento (id 32) (nombre yogur-descr-saborizado) (grupo 1) (veces 1) (tipo plasticos)  (racion 100) (kcal 34) (proteinas 3.6) (grasas 0.05) (hidratos 4.4)(grasas-mono 0) (desayuno si) (almuerzo si) (comida si) (merienda si) (cena si))" calcext:value-type="string">
            <text:p>(alimento (id 32) (nombre yogur-descr-saborizado) (grupo 1) (veces 1) (tipo plasticos) <text:s/>(racion 10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3" calcext:value-type="float">
            <text:p>33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Leche desnatada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34]*[.M34]/100" office:value-type="float" office:value="57.75" calcext:value-type="float">
            <text:p>57,75</text:p>
          </table:table-cell>
          <table:table-cell table:style-name="ce16" table:formula="of:=[.L34]*[.N34]*4/100" office:value-type="float" office:value="23.8" calcext:value-type="float">
            <text:p>23,8</text:p>
          </table:table-cell>
          <table:table-cell table:style-name="ce16" table:formula="of:=[.L34]*[.P34]*4/100" office:value-type="float" office:value="32.9" calcext:value-type="float">
            <text:p>32,9</text:p>
          </table:table-cell>
          <table:table-cell table:style-name="ce16" table:formula="of:=[.L34]*[.O34]*9/100" office:value-type="float" office:value="3.15" calcext:value-type="float">
            <text:p>3,1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33" calcext:value-type="float">
            <text:p>33</text:p>
          </table:table-cell>
          <table:table-cell table:style-name="ce25" office:value-type="float" office:value="3.4" calcext:value-type="float">
            <text:p>3.4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4.7" calcext:value-type="float">
            <text:p>4.7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4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31" table:formula="of:=CONCATENATE(&quot;(alimento (id &quot;;[.B34];&quot;) (nombre &quot;;[.W34];&quot;) (grupo &quot;;[.E34];&quot;) (veces &quot;;[.F34];&quot;) (tipo &quot;;[.G34];&quot;)  (racion &quot;;[.L34];&quot;) (kcal &quot;;[.M34];&quot;) (proteinas &quot;;[.N34];&quot;) (grasas &quot;;[.O34];&quot;) (hidratos &quot;;[.P34];&quot;)(grasas-mono &quot;;[.Q34];&quot;) (desayuno &quot;;[.R34];&quot;) (almuerzo &quot;;[.S34];&quot;) (comida &quot;;[.T34];&quot;) (merienda &quot;;[.U34];&quot;) (cena &quot;;[.V34];&quot;))&quot;)" office:value-type="string" office:string-value="(alimento (id 33) (nombre leche-desnatada) (grupo 1) (veces 5) (tipo plasticos)  (racion 175) (kcal 33) (proteinas 3,4) (grasas 0,2) (hidratos 4,7)(grasas-mono 0) (desayuno si) (almuerzo no) (comida no) (merienda no) (cena si))" calcext:value-type="string">
            <text:p>(alimento (id 33) (nombre leche-desnatada) (grupo 1) (veces 5) (tipo plasticos) <text:s/>(racion 175) (kcal 33) (proteinas 3,4) (grasas 0,2) (hidratos 4,7)(grasas-mono 0) (desayuno si) (almuerzo no) (comida no) (merienda no) (cena si))</text:p>
          </table:table-cell>
          <table:table-cell table:formula="of:=SUBSTITUTE([.X34];&quot;,&quot;;&quot;.&quot;)" office:value-type="string" office:string-value="(alimento (id 33) (nombre leche-desnatada) (grupo 1) (veces 5) (tipo plasticos)  (racion 175) (kcal 33) (proteinas 3.4) (grasas 0.2) (hidratos 4.7)(grasas-mono 0) (desayuno si) (almuerzo no) (comida no) (merienda no) (cena si))" calcext:value-type="string">
            <text:p>(alimento (id 33) (nombre leche-desnatada) (grupo 1) (veces 5) (tipo plasticos) <text:s/>(racion 175) (kcal 33) (proteinas 3.4) (grasas 0.2) (hidratos 4.7)(grasas-mono 0) (desayuno si) (almuerzo no) (comida no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4" calcext:value-type="float">
            <text:p>34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Leche desnatada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35]*[.M35]/100" office:value-type="float" office:value="41.25" calcext:value-type="float">
            <text:p>41,25</text:p>
          </table:table-cell>
          <table:table-cell table:style-name="ce16" table:formula="of:=[.L35]*[.N35]*4/100" office:value-type="float" office:value="17" calcext:value-type="float">
            <text:p>17</text:p>
          </table:table-cell>
          <table:table-cell table:style-name="ce16" table:formula="of:=[.L35]*[.P35]*4/100" office:value-type="float" office:value="23.5" calcext:value-type="float">
            <text:p>23,5</text:p>
          </table:table-cell>
          <table:table-cell table:style-name="ce16" table:formula="of:=[.L35]*[.O35]*9/100" office:value-type="float" office:value="2.25" calcext:value-type="float">
            <text:p>2,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3" calcext:value-type="float">
            <text:p>33</text:p>
          </table:table-cell>
          <table:table-cell table:style-name="ce25" office:value-type="float" office:value="3.4" calcext:value-type="float">
            <text:p>3.4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4.7" calcext:value-type="float">
            <text:p>4.7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5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31" table:formula="of:=CONCATENATE(&quot;(alimento (id &quot;;[.B35];&quot;) (nombre &quot;;[.W35];&quot;) (grupo &quot;;[.E35];&quot;) (veces &quot;;[.F35];&quot;) (tipo &quot;;[.G35];&quot;)  (racion &quot;;[.L35];&quot;) (kcal &quot;;[.M35];&quot;) (proteinas &quot;;[.N35];&quot;) (grasas &quot;;[.O35];&quot;) (hidratos &quot;;[.P35];&quot;)(grasas-mono &quot;;[.Q35];&quot;) (desayuno &quot;;[.R35];&quot;) (almuerzo &quot;;[.S35];&quot;) (comida &quot;;[.T35];&quot;) (merienda &quot;;[.U35];&quot;) (cena &quot;;[.V35];&quot;))&quot;)" office:value-type="string" office:string-value="(alimento (id 34) (nombre leche-desnatada) (grupo 1) (veces 5) (tipo plasticos)  (racion 125) (kcal 33) (proteinas 3,4) (grasas 0,2) (hidratos 4,7)(grasas-mono 0) (desayuno si) (almuerzo no) (comida no) (merienda no) (cena si))" calcext:value-type="string">
            <text:p>(alimento (id 34) (nombre leche-desnatada) (grupo 1) (veces 5) (tipo plasticos) <text:s/>(racion 125) (kcal 33) (proteinas 3,4) (grasas 0,2) (hidratos 4,7)(grasas-mono 0) (desayuno si) (almuerzo no) (comida no) (merienda no) (cena si))</text:p>
          </table:table-cell>
          <table:table-cell table:formula="of:=SUBSTITUTE([.X35];&quot;,&quot;;&quot;.&quot;)" office:value-type="string" office:string-value="(alimento (id 34) (nombre leche-desnatada) (grupo 1) (veces 5) (tipo plasticos)  (racion 125) (kcal 33) (proteinas 3.4) (grasas 0.2) (hidratos 4.7)(grasas-mono 0) (desayuno si) (almuerzo no) (comida no) (merienda no) (cena si))" calcext:value-type="string">
            <text:p>(alimento (id 34) (nombre leche-desnatada) (grupo 1) (veces 5) (tipo plasticos) <text:s/>(racion 125) (kcal 33) (proteinas 3.4) (grasas 0.2) (hidratos 4.7)(grasas-mono 0) (desayuno si) (almuerzo no) (comida no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5" calcext:value-type="float">
            <text:p>35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Leche desnatada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36]*[.M36]/100" office:value-type="float" office:value="49.5" calcext:value-type="float">
            <text:p>49,5</text:p>
          </table:table-cell>
          <table:table-cell table:style-name="ce16" table:formula="of:=[.L36]*[.N36]*4/100" office:value-type="float" office:value="20.4" calcext:value-type="float">
            <text:p>20,4</text:p>
          </table:table-cell>
          <table:table-cell table:style-name="ce16" table:formula="of:=[.L36]*[.P36]*4/100" office:value-type="float" office:value="28.2" calcext:value-type="float">
            <text:p>28,2</text:p>
          </table:table-cell>
          <table:table-cell table:style-name="ce16" table:formula="of:=[.L36]*[.O36]*9/100" office:value-type="float" office:value="2.7" calcext:value-type="float">
            <text:p>2,7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3" calcext:value-type="float">
            <text:p>33</text:p>
          </table:table-cell>
          <table:table-cell table:style-name="ce25" office:value-type="float" office:value="3.4" calcext:value-type="float">
            <text:p>3.4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4.7" calcext:value-type="float">
            <text:p>4.7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31" table:formula="of:=CONCATENATE(&quot;(alimento (id &quot;;[.B36];&quot;) (nombre &quot;;[.W36];&quot;) (grupo &quot;;[.E36];&quot;) (veces &quot;;[.F36];&quot;) (tipo &quot;;[.G36];&quot;)  (racion &quot;;[.L36];&quot;) (kcal &quot;;[.M36];&quot;) (proteinas &quot;;[.N36];&quot;) (grasas &quot;;[.O36];&quot;) (hidratos &quot;;[.P36];&quot;)(grasas-mono &quot;;[.Q36];&quot;) (desayuno &quot;;[.R36];&quot;) (almuerzo &quot;;[.S36];&quot;) (comida &quot;;[.T36];&quot;) (merienda &quot;;[.U36];&quot;) (cena &quot;;[.V36];&quot;))&quot;)" office:value-type="string" office:string-value="(alimento (id 35) (nombre leche-desnatada) (grupo 1) (veces 5) (tipo plasticos)  (racion 150) (kcal 33) (proteinas 3,4) (grasas 0,2) (hidratos 4,7)(grasas-mono 0) (desayuno si) (almuerzo no) (comida no) (merienda no) (cena si))" calcext:value-type="string">
            <text:p>(alimento (id 35) (nombre leche-desnatada) (grupo 1) (veces 5) (tipo plasticos) <text:s/>(racion 150) (kcal 33) (proteinas 3,4) (grasas 0,2) (hidratos 4,7)(grasas-mono 0) (desayuno si) (almuerzo no) (comida no) (merienda no) (cena si))</text:p>
          </table:table-cell>
          <table:table-cell table:formula="of:=SUBSTITUTE([.X36];&quot;,&quot;;&quot;.&quot;)" office:value-type="string" office:string-value="(alimento (id 35) (nombre leche-desnatada) (grupo 1) (veces 5) (tipo plasticos)  (racion 150) (kcal 33) (proteinas 3.4) (grasas 0.2) (hidratos 4.7)(grasas-mono 0) (desayuno si) (almuerzo no) (comida no) (merienda no) (cena si))" calcext:value-type="string">
            <text:p>(alimento (id 35) (nombre leche-desnatada) (grupo 1) (veces 5) (tipo plasticos) <text:s/>(racion 150) (kcal 33) (proteinas 3.4) (grasas 0.2) (hidratos 4.7)(grasas-mono 0) (desayuno si) (almuerzo no) (comida no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6" calcext:value-type="float">
            <text:p>36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Leche desnatada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37]*[.M37]/100" office:value-type="float" office:value="33" calcext:value-type="float">
            <text:p>33</text:p>
          </table:table-cell>
          <table:table-cell table:style-name="ce16" table:formula="of:=[.L37]*[.N37]*4/100" office:value-type="float" office:value="13.6" calcext:value-type="float">
            <text:p>13,6</text:p>
          </table:table-cell>
          <table:table-cell table:style-name="ce16" table:formula="of:=[.L37]*[.P37]*4/100" office:value-type="float" office:value="18.8" calcext:value-type="float">
            <text:p>18,8</text:p>
          </table:table-cell>
          <table:table-cell table:style-name="ce16" table:formula="of:=[.L37]*[.O37]*9/100" office:value-type="float" office:value="1.8" calcext:value-type="float">
            <text:p>1,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3" calcext:value-type="float">
            <text:p>33</text:p>
          </table:table-cell>
          <table:table-cell table:style-name="ce25" office:value-type="float" office:value="3.4" calcext:value-type="float">
            <text:p>3.4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4.7" calcext:value-type="float">
            <text:p>4.7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31" table:formula="of:=CONCATENATE(&quot;(alimento (id &quot;;[.B37];&quot;) (nombre &quot;;[.W37];&quot;) (grupo &quot;;[.E37];&quot;) (veces &quot;;[.F37];&quot;) (tipo &quot;;[.G37];&quot;)  (racion &quot;;[.L37];&quot;) (kcal &quot;;[.M37];&quot;) (proteinas &quot;;[.N37];&quot;) (grasas &quot;;[.O37];&quot;) (hidratos &quot;;[.P37];&quot;)(grasas-mono &quot;;[.Q37];&quot;) (desayuno &quot;;[.R37];&quot;) (almuerzo &quot;;[.S37];&quot;) (comida &quot;;[.T37];&quot;) (merienda &quot;;[.U37];&quot;) (cena &quot;;[.V37];&quot;))&quot;)" office:value-type="string" office:string-value="(alimento (id 36) (nombre leche-desnatada) (grupo 1) (veces 5) (tipo plasticos)  (racion 100) (kcal 33) (proteinas 3,4) (grasas 0,2) (hidratos 4,7)(grasas-mono 0) (desayuno si) (almuerzo no) (comida no) (merienda no) (cena si))" calcext:value-type="string">
            <text:p>(alimento (id 36) (nombre leche-desnatada) (grupo 1) (veces 5) (tipo plasticos) <text:s/>(racion 100) (kcal 33) (proteinas 3,4) (grasas 0,2) (hidratos 4,7)(grasas-mono 0) (desayuno si) (almuerzo no) (comida no) (merienda no) (cena si))</text:p>
          </table:table-cell>
          <table:table-cell table:formula="of:=SUBSTITUTE([.X37];&quot;,&quot;;&quot;.&quot;)" office:value-type="string" office:string-value="(alimento (id 36) (nombre leche-desnatada) (grupo 1) (veces 5) (tipo plasticos)  (racion 100) (kcal 33) (proteinas 3.4) (grasas 0.2) (hidratos 4.7)(grasas-mono 0) (desayuno si) (almuerzo no) (comida no) (merienda no) (cena si))" calcext:value-type="string">
            <text:p>(alimento (id 36) (nombre leche-desnatada) (grupo 1) (veces 5) (tipo plasticos) <text:s/>(racion 100) (kcal 33) (proteinas 3.4) (grasas 0.2) (hidratos 4.7)(grasas-mono 0) (desayuno si) (almuerzo no) (comida no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7" calcext:value-type="float">
            <text:p>37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Leche desnatada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38]*[.M38]/100" office:value-type="float" office:value="66" calcext:value-type="float">
            <text:p>66</text:p>
          </table:table-cell>
          <table:table-cell table:style-name="ce16" table:formula="of:=[.L38]*[.N38]*4/100" office:value-type="float" office:value="27.2" calcext:value-type="float">
            <text:p>27,2</text:p>
          </table:table-cell>
          <table:table-cell table:style-name="ce16" table:formula="of:=[.L38]*[.P38]*4/100" office:value-type="float" office:value="37.6" calcext:value-type="float">
            <text:p>37,6</text:p>
          </table:table-cell>
          <table:table-cell table:style-name="ce16" table:formula="of:=[.L38]*[.O38]*9/100" office:value-type="float" office:value="3.6" calcext:value-type="float">
            <text:p>3,6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3" calcext:value-type="float">
            <text:p>33</text:p>
          </table:table-cell>
          <table:table-cell table:style-name="ce25" office:value-type="float" office:value="3.4" calcext:value-type="float">
            <text:p>3.4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4.7" calcext:value-type="float">
            <text:p>4.7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31" table:formula="of:=CONCATENATE(&quot;(alimento (id &quot;;[.B38];&quot;) (nombre &quot;;[.W38];&quot;) (grupo &quot;;[.E38];&quot;) (veces &quot;;[.F38];&quot;) (tipo &quot;;[.G38];&quot;)  (racion &quot;;[.L38];&quot;) (kcal &quot;;[.M38];&quot;) (proteinas &quot;;[.N38];&quot;) (grasas &quot;;[.O38];&quot;) (hidratos &quot;;[.P38];&quot;)(grasas-mono &quot;;[.Q38];&quot;) (desayuno &quot;;[.R38];&quot;) (almuerzo &quot;;[.S38];&quot;) (comida &quot;;[.T38];&quot;) (merienda &quot;;[.U38];&quot;) (cena &quot;;[.V38];&quot;))&quot;)" office:value-type="string" office:string-value="(alimento (id 37) (nombre leche-desnatada) (grupo 1) (veces 5) (tipo plasticos)  (racion 200) (kcal 33) (proteinas 3,4) (grasas 0,2) (hidratos 4,7)(grasas-mono 0) (desayuno si) (almuerzo no) (comida no) (merienda no) (cena si))" calcext:value-type="string">
            <text:p>(alimento (id 37) (nombre leche-desnatada) (grupo 1) (veces 5) (tipo plasticos) <text:s/>(racion 200) (kcal 33) (proteinas 3,4) (grasas 0,2) (hidratos 4,7)(grasas-mono 0) (desayuno si) (almuerzo no) (comida no) (merienda no) (cena si))</text:p>
          </table:table-cell>
          <table:table-cell table:formula="of:=SUBSTITUTE([.X38];&quot;,&quot;;&quot;.&quot;)" office:value-type="string" office:string-value="(alimento (id 37) (nombre leche-desnatada) (grupo 1) (veces 5) (tipo plasticos)  (racion 200) (kcal 33) (proteinas 3.4) (grasas 0.2) (hidratos 4.7)(grasas-mono 0) (desayuno si) (almuerzo no) (comida no) (merienda no) (cena si))" calcext:value-type="string">
            <text:p>(alimento (id 37) (nombre leche-desnatada) (grupo 1) (veces 5) (tipo plasticos) <text:s/>(racion 200) (kcal 33) (proteinas 3.4) (grasas 0.2) (hidratos 4.7)(grasas-mono 0) (desayuno si) (almuerzo no) (comida no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8" calcext:value-type="float">
            <text:p>38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natado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39]*[.M39]/100" office:value-type="float" office:value="54" calcext:value-type="float">
            <text:p>54</text:p>
          </table:table-cell>
          <table:table-cell table:style-name="ce16" table:formula="of:=[.L39]*[.N39]*4/100" office:value-type="float" office:value="19.8" calcext:value-type="float">
            <text:p>19,8</text:p>
          </table:table-cell>
          <table:table-cell table:style-name="ce16" table:formula="of:=[.L39]*[.P39]*4/100" office:value-type="float" office:value="24" calcext:value-type="float">
            <text:p>24</text:p>
          </table:table-cell>
          <table:table-cell table:style-name="ce16" table:formula="of:=[.L39]*[.O39]*9/100" office:value-type="float" office:value="12.15" calcext:value-type="float">
            <text:p>12,1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6" calcext:value-type="float">
            <text:p>36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9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31" table:formula="of:=CONCATENATE(&quot;(alimento (id &quot;;[.B39];&quot;) (nombre &quot;;[.W39];&quot;) (grupo &quot;;[.E39];&quot;) (veces &quot;;[.F39];&quot;) (tipo &quot;;[.G39];&quot;)  (racion &quot;;[.L39];&quot;) (kcal &quot;;[.M39];&quot;) (proteinas &quot;;[.N39];&quot;) (grasas &quot;;[.O39];&quot;) (hidratos &quot;;[.P39];&quot;)(grasas-mono &quot;;[.Q39];&quot;) (desayuno &quot;;[.R39];&quot;) (almuerzo &quot;;[.S39];&quot;) (comida &quot;;[.T39];&quot;) (merienda &quot;;[.U39];&quot;) (cena &quot;;[.V39];&quot;))&quot;)" office:value-type="string" office:string-value="(alimento (id 38) (nombre yogur-desnatado) (grupo 1) (veces 5) (tipo plasticos)  (racion 150) (kcal 36) (proteinas 3,3) (grasas 0,9) (hidratos 4)(grasas-mono 0) (desayuno si) (almuerzo si) (comida si) (merienda si) (cena si))" calcext:value-type="string">
            <text:p>(alimento (id 38) (nombre yogur-desnatado) (grupo 1) (veces 5) (tipo plasticos) <text:s/>(racion 150) (kcal 36) (proteinas 3,3) (grasas 0,9) (hidratos 4)(grasas-mono 0) (desayuno si) (almuerzo si) (comida si) (merienda si) (cena si))</text:p>
          </table:table-cell>
          <table:table-cell table:formula="of:=SUBSTITUTE([.X39];&quot;,&quot;;&quot;.&quot;)" office:value-type="string" office:string-value="(alimento (id 38) (nombre yogur-desnatado) (grupo 1) (veces 5) (tipo plasticos)  (racion 150) (kcal 36) (proteinas 3.3) (grasas 0.9) (hidratos 4)(grasas-mono 0) (desayuno si) (almuerzo si) (comida si) (merienda si) (cena si))" calcext:value-type="string">
            <text:p>(alimento (id 38) (nombre yogur-desnatado) (grupo 1) (veces 5) (tipo plasticos) <text:s/>(racion 15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9" calcext:value-type="float">
            <text:p>39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natado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40]*[.M40]/100" office:value-type="float" office:value="45" calcext:value-type="float">
            <text:p>45</text:p>
          </table:table-cell>
          <table:table-cell table:style-name="ce16" table:formula="of:=[.L40]*[.N40]*4/100" office:value-type="float" office:value="16.5" calcext:value-type="float">
            <text:p>16,5</text:p>
          </table:table-cell>
          <table:table-cell table:style-name="ce16" table:formula="of:=[.L40]*[.P40]*4/100" office:value-type="float" office:value="20" calcext:value-type="float">
            <text:p>20</text:p>
          </table:table-cell>
          <table:table-cell table:style-name="ce16" table:formula="of:=[.L40]*[.O40]*9/100" office:value-type="float" office:value="10.125" calcext:value-type="float">
            <text:p>10,1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6" calcext:value-type="float">
            <text:p>36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0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31" table:formula="of:=CONCATENATE(&quot;(alimento (id &quot;;[.B40];&quot;) (nombre &quot;;[.W40];&quot;) (grupo &quot;;[.E40];&quot;) (veces &quot;;[.F40];&quot;) (tipo &quot;;[.G40];&quot;)  (racion &quot;;[.L40];&quot;) (kcal &quot;;[.M40];&quot;) (proteinas &quot;;[.N40];&quot;) (grasas &quot;;[.O40];&quot;) (hidratos &quot;;[.P40];&quot;)(grasas-mono &quot;;[.Q40];&quot;) (desayuno &quot;;[.R40];&quot;) (almuerzo &quot;;[.S40];&quot;) (comida &quot;;[.T40];&quot;) (merienda &quot;;[.U40];&quot;) (cena &quot;;[.V40];&quot;))&quot;)" office:value-type="string" office:string-value="(alimento (id 39) (nombre yogur-desnatado) (grupo 1) (veces 5) (tipo plasticos)  (racion 125) (kcal 36) (proteinas 3,3) (grasas 0,9) (hidratos 4)(grasas-mono 0) (desayuno si) (almuerzo si) (comida si) (merienda si) (cena si))" calcext:value-type="string">
            <text:p>(alimento (id 39) (nombre yogur-desnatado) (grupo 1) (veces 5) (tipo plasticos) <text:s/>(racion 125) (kcal 36) (proteinas 3,3) (grasas 0,9) (hidratos 4)(grasas-mono 0) (desayuno si) (almuerzo si) (comida si) (merienda si) (cena si))</text:p>
          </table:table-cell>
          <table:table-cell table:formula="of:=SUBSTITUTE([.X40];&quot;,&quot;;&quot;.&quot;)" office:value-type="string" office:string-value="(alimento (id 39) (nombre yogur-desnatado) (grupo 1) (veces 5) (tipo plasticos)  (racion 125) (kcal 36) (proteinas 3.3) (grasas 0.9) (hidratos 4)(grasas-mono 0) (desayuno si) (almuerzo si) (comida si) (merienda si) (cena si))" calcext:value-type="string">
            <text:p>(alimento (id 39) (nombre yogur-desnatado) (grupo 1) (veces 5) (tipo plasticos) <text:s/>(racion 125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40" calcext:value-type="float">
            <text:p>40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natado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41]*[.M41]/100" office:value-type="float" office:value="18" calcext:value-type="float">
            <text:p>18</text:p>
          </table:table-cell>
          <table:table-cell table:style-name="ce16" table:formula="of:=[.L41]*[.N41]*4/100" office:value-type="float" office:value="6.6" calcext:value-type="float">
            <text:p>6,6</text:p>
          </table:table-cell>
          <table:table-cell table:style-name="ce16" table:formula="of:=[.L41]*[.P41]*4/100" office:value-type="float" office:value="8" calcext:value-type="float">
            <text:p>8</text:p>
          </table:table-cell>
          <table:table-cell table:style-name="ce16" table:formula="of:=[.L41]*[.O41]*9/100" office:value-type="float" office:value="4.05" calcext:value-type="float">
            <text:p>4,0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6" calcext:value-type="float">
            <text:p>36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1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31" table:formula="of:=CONCATENATE(&quot;(alimento (id &quot;;[.B41];&quot;) (nombre &quot;;[.W41];&quot;) (grupo &quot;;[.E41];&quot;) (veces &quot;;[.F41];&quot;) (tipo &quot;;[.G41];&quot;)  (racion &quot;;[.L41];&quot;) (kcal &quot;;[.M41];&quot;) (proteinas &quot;;[.N41];&quot;) (grasas &quot;;[.O41];&quot;) (hidratos &quot;;[.P41];&quot;)(grasas-mono &quot;;[.Q41];&quot;) (desayuno &quot;;[.R41];&quot;) (almuerzo &quot;;[.S41];&quot;) (comida &quot;;[.T41];&quot;) (merienda &quot;;[.U41];&quot;) (cena &quot;;[.V41];&quot;))&quot;)" office:value-type="string" office:string-value="(alimento (id 40) (nombre yogur-desnatado) (grupo 1) (veces 5) (tipo plasticos)  (racion 50) (kcal 36) (proteinas 3,3) (grasas 0,9) (hidratos 4)(grasas-mono 0) (desayuno si) (almuerzo si) (comida si) (merienda si) (cena si))" calcext:value-type="string">
            <text:p>(alimento (id 40) (nombre yogur-desnatado) (grupo 1) (veces 5) (tipo plasticos) <text:s/>(racion 50) (kcal 36) (proteinas 3,3) (grasas 0,9) (hidratos 4)(grasas-mono 0) (desayuno si) (almuerzo si) (comida si) (merienda si) (cena si))</text:p>
          </table:table-cell>
          <table:table-cell table:formula="of:=SUBSTITUTE([.X41];&quot;,&quot;;&quot;.&quot;)" office:value-type="string" office:string-value="(alimento (id 40) (nombre yogur-desnatado) (grupo 1) (veces 5) (tipo plasticos)  (racion 50) (kcal 36) (proteinas 3.3) (grasas 0.9) (hidratos 4)(grasas-mono 0) (desayuno si) (almuerzo si) (comida si) (merienda si) (cena si))" calcext:value-type="string">
            <text:p>(alimento (id 40) (nombre yogur-desnatado) (grupo 1) (veces 5) (tipo plasticos) <text:s/>(racion 5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41" calcext:value-type="float">
            <text:p>41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natado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42]*[.M42]/100" office:value-type="float" office:value="72" calcext:value-type="float">
            <text:p>72</text:p>
          </table:table-cell>
          <table:table-cell table:style-name="ce16" table:formula="of:=[.L42]*[.N42]*4/100" office:value-type="float" office:value="26.4" calcext:value-type="float">
            <text:p>26,4</text:p>
          </table:table-cell>
          <table:table-cell table:style-name="ce16" table:formula="of:=[.L42]*[.P42]*4/100" office:value-type="float" office:value="32" calcext:value-type="float">
            <text:p>32</text:p>
          </table:table-cell>
          <table:table-cell table:style-name="ce16" table:formula="of:=[.L42]*[.O42]*9/100" office:value-type="float" office:value="16.2" calcext:value-type="float">
            <text:p>16,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6" calcext:value-type="float">
            <text:p>36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2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31" table:formula="of:=CONCATENATE(&quot;(alimento (id &quot;;[.B42];&quot;) (nombre &quot;;[.W42];&quot;) (grupo &quot;;[.E42];&quot;) (veces &quot;;[.F42];&quot;) (tipo &quot;;[.G42];&quot;)  (racion &quot;;[.L42];&quot;) (kcal &quot;;[.M42];&quot;) (proteinas &quot;;[.N42];&quot;) (grasas &quot;;[.O42];&quot;) (hidratos &quot;;[.P42];&quot;)(grasas-mono &quot;;[.Q42];&quot;) (desayuno &quot;;[.R42];&quot;) (almuerzo &quot;;[.S42];&quot;) (comida &quot;;[.T42];&quot;) (merienda &quot;;[.U42];&quot;) (cena &quot;;[.V42];&quot;))&quot;)" office:value-type="string" office:string-value="(alimento (id 41) (nombre yogur-desnatado) (grupo 1) (veces 5) (tipo plasticos)  (racion 200) (kcal 36) (proteinas 3,3) (grasas 0,9) (hidratos 4)(grasas-mono 0) (desayuno si) (almuerzo si) (comida si) (merienda si) (cena si))" calcext:value-type="string">
            <text:p>(alimento (id 41) (nombre yogur-desnatado) (grupo 1) (veces 5) (tipo plasticos) <text:s/>(racion 200) (kcal 36) (proteinas 3,3) (grasas 0,9) (hidratos 4)(grasas-mono 0) (desayuno si) (almuerzo si) (comida si) (merienda si) (cena si))</text:p>
          </table:table-cell>
          <table:table-cell table:formula="of:=SUBSTITUTE([.X42];&quot;,&quot;;&quot;.&quot;)" office:value-type="string" office:string-value="(alimento (id 41) (nombre yogur-desnatado) (grupo 1) (veces 5) (tipo plasticos)  (racion 200) (kcal 36) (proteinas 3.3) (grasas 0.9) (hidratos 4)(grasas-mono 0) (desayuno si) (almuerzo si) (comida si) (merienda si) (cena si))" calcext:value-type="string">
            <text:p>(alimento (id 41) (nombre yogur-desnatado) (grupo 1) (veces 5) (tipo plasticos) <text:s/>(racion 20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42" calcext:value-type="float">
            <text:p>42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natado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43]*[.M43]/100" office:value-type="float" office:value="36" calcext:value-type="float">
            <text:p>36</text:p>
          </table:table-cell>
          <table:table-cell table:style-name="ce16" table:formula="of:=[.L43]*[.N43]*4/100" office:value-type="float" office:value="13.2" calcext:value-type="float">
            <text:p>13,2</text:p>
          </table:table-cell>
          <table:table-cell table:style-name="ce16" table:formula="of:=[.L43]*[.P43]*4/100" office:value-type="float" office:value="16" calcext:value-type="float">
            <text:p>16</text:p>
          </table:table-cell>
          <table:table-cell table:style-name="ce16" table:formula="of:=[.L43]*[.O43]*9/100" office:value-type="float" office:value="8.1" calcext:value-type="float">
            <text:p>8,1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6" calcext:value-type="float">
            <text:p>36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3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31" table:formula="of:=CONCATENATE(&quot;(alimento (id &quot;;[.B43];&quot;) (nombre &quot;;[.W43];&quot;) (grupo &quot;;[.E43];&quot;) (veces &quot;;[.F43];&quot;) (tipo &quot;;[.G43];&quot;)  (racion &quot;;[.L43];&quot;) (kcal &quot;;[.M43];&quot;) (proteinas &quot;;[.N43];&quot;) (grasas &quot;;[.O43];&quot;) (hidratos &quot;;[.P43];&quot;)(grasas-mono &quot;;[.Q43];&quot;) (desayuno &quot;;[.R43];&quot;) (almuerzo &quot;;[.S43];&quot;) (comida &quot;;[.T43];&quot;) (merienda &quot;;[.U43];&quot;) (cena &quot;;[.V43];&quot;))&quot;)" office:value-type="string" office:string-value="(alimento (id 42) (nombre yogur-desnatado) (grupo 1) (veces 5) (tipo plasticos)  (racion 100) (kcal 36) (proteinas 3,3) (grasas 0,9) (hidratos 4)(grasas-mono 0) (desayuno si) (almuerzo si) (comida si) (merienda si) (cena si))" calcext:value-type="string">
            <text:p>(alimento (id 42) (nombre yogur-desnatado) (grupo 1) (veces 5) (tipo plasticos) <text:s/>(racion 100) (kcal 36) (proteinas 3,3) (grasas 0,9) (hidratos 4)(grasas-mono 0) (desayuno si) (almuerzo si) (comida si) (merienda si) (cena si))</text:p>
          </table:table-cell>
          <table:table-cell table:formula="of:=SUBSTITUTE([.X43];&quot;,&quot;;&quot;.&quot;)" office:value-type="string" office:string-value="(alimento (id 42) (nombre yogur-desnatado) (grupo 1) (veces 5) (tipo plasticos)  (racion 100) (kcal 36) (proteinas 3.3) (grasas 0.9) (hidratos 4)(grasas-mono 0) (desayuno si) (almuerzo si) (comida si) (merienda si) (cena si))" calcext:value-type="string">
            <text:p>(alimento (id 42) (nombre yogur-desnatado) (grupo 1) (veces 5) (tipo plasticos) <text:s/>(racion 10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43" calcext:value-type="float">
            <text:p>43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cereales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44]*[.M44]/100" office:value-type="float" office:value="60" calcext:value-type="float">
            <text:p>60</text:p>
          </table:table-cell>
          <table:table-cell table:style-name="ce16" table:formula="of:=[.L44]*[.N44]*4/100" office:value-type="float" office:value="15" calcext:value-type="float">
            <text:p>15</text:p>
          </table:table-cell>
          <table:table-cell table:style-name="ce16" table:formula="of:=[.L44]*[.P44]*4/100" office:value-type="float" office:value="45" calcext:value-type="float">
            <text:p>45</text:p>
          </table:table-cell>
          <table:table-cell table:style-name="ce16" table:formula="of:=[.L44]*[.O44]*9/100" office:value-type="float" office:value="0.5625" calcext:value-type="float">
            <text:p>0,56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48" calcext:value-type="float">
            <text:p>4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05" calcext:value-type="float">
            <text:p>0.05</text:p>
          </table:table-cell>
          <table:table-cell table:style-name="ce25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4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31" table:formula="of:=CONCATENATE(&quot;(alimento (id &quot;;[.B44];&quot;) (nombre &quot;;[.W44];&quot;) (grupo &quot;;[.E44];&quot;) (veces &quot;;[.F44];&quot;) (tipo &quot;;[.G44];&quot;)  (racion &quot;;[.L44];&quot;) (kcal &quot;;[.M44];&quot;) (proteinas &quot;;[.N44];&quot;) (grasas &quot;;[.O44];&quot;) (hidratos &quot;;[.P44];&quot;)(grasas-mono &quot;;[.Q44];&quot;) (desayuno &quot;;[.R44];&quot;) (almuerzo &quot;;[.S44];&quot;) (comida &quot;;[.T44];&quot;) (merienda &quot;;[.U44];&quot;) (cena &quot;;[.V44];&quot;))&quot;)" office:value-type="string" office:string-value="(alimento (id 43) (nombre yogur-con-cereales) (grupo 1) (veces 1) (tipo plasticos)  (racion 125) (kcal 48) (proteinas 3) (grasas 0,05) (hidratos 9)(grasas-mono 0) (desayuno si) (almuerzo si) (comida si) (merienda si) (cena si))" calcext:value-type="string">
            <text:p>(alimento (id 43) (nombre yogur-con-cereales) (grupo 1) (veces 1) (tipo plasticos) <text:s/>(racion 125) (kcal 48) (proteinas 3) (grasas 0,05) (hidratos 9)(grasas-mono 0) (desayuno si) (almuerzo si) (comida si) (merienda si) (cena si))</text:p>
          </table:table-cell>
          <table:table-cell table:formula="of:=SUBSTITUTE([.X44];&quot;,&quot;;&quot;.&quot;)" office:value-type="string" office:string-value="(alimento (id 43) (nombre yogur-con-cereales) (grupo 1) (veces 1) (tipo plasticos)  (racion 125) (kcal 48) (proteinas 3) (grasas 0.05) (hidratos 9)(grasas-mono 0) (desayuno si) (almuerzo si) (comida si) (merienda si) (cena si))" calcext:value-type="string">
            <text:p>(alimento (id 43) (nombre yogur-con-cereales) (grupo 1) (veces 1) (tipo plasticos) <text:s/>(racion 125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44" calcext:value-type="float">
            <text:p>44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cereales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45]*[.M45]/100" office:value-type="float" office:value="24" calcext:value-type="float">
            <text:p>24</text:p>
          </table:table-cell>
          <table:table-cell table:style-name="ce16" table:formula="of:=[.L45]*[.N45]*4/100" office:value-type="float" office:value="6" calcext:value-type="float">
            <text:p>6</text:p>
          </table:table-cell>
          <table:table-cell table:style-name="ce16" table:formula="of:=[.L45]*[.P45]*4/100" office:value-type="float" office:value="18" calcext:value-type="float">
            <text:p>18</text:p>
          </table:table-cell>
          <table:table-cell table:style-name="ce16" table:formula="of:=[.L45]*[.O45]*9/100" office:value-type="float" office:value="0.225" calcext:value-type="float">
            <text:p>0,22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8" calcext:value-type="float">
            <text:p>4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05" calcext:value-type="float">
            <text:p>0.05</text:p>
          </table:table-cell>
          <table:table-cell table:style-name="ce25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5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31" table:formula="of:=CONCATENATE(&quot;(alimento (id &quot;;[.B45];&quot;) (nombre &quot;;[.W45];&quot;) (grupo &quot;;[.E45];&quot;) (veces &quot;;[.F45];&quot;) (tipo &quot;;[.G45];&quot;)  (racion &quot;;[.L45];&quot;) (kcal &quot;;[.M45];&quot;) (proteinas &quot;;[.N45];&quot;) (grasas &quot;;[.O45];&quot;) (hidratos &quot;;[.P45];&quot;)(grasas-mono &quot;;[.Q45];&quot;) (desayuno &quot;;[.R45];&quot;) (almuerzo &quot;;[.S45];&quot;) (comida &quot;;[.T45];&quot;) (merienda &quot;;[.U45];&quot;) (cena &quot;;[.V45];&quot;))&quot;)" office:value-type="string" office:string-value="(alimento (id 44) (nombre yogur-con-cereales) (grupo 1) (veces 1) (tipo plasticos)  (racion 50) (kcal 48) (proteinas 3) (grasas 0,05) (hidratos 9)(grasas-mono 0) (desayuno si) (almuerzo si) (comida si) (merienda si) (cena si))" calcext:value-type="string">
            <text:p>(alimento (id 44) (nombre yogur-con-cereales) (grupo 1) (veces 1) (tipo plasticos) <text:s/>(racion 50) (kcal 48) (proteinas 3) (grasas 0,05) (hidratos 9)(grasas-mono 0) (desayuno si) (almuerzo si) (comida si) (merienda si) (cena si))</text:p>
          </table:table-cell>
          <table:table-cell table:formula="of:=SUBSTITUTE([.X45];&quot;,&quot;;&quot;.&quot;)" office:value-type="string" office:string-value="(alimento (id 44) (nombre yogur-con-cereales) (grupo 1) (veces 1) (tipo plasticos)  (racion 50) (kcal 48) (proteinas 3) (grasas 0.05) (hidratos 9)(grasas-mono 0) (desayuno si) (almuerzo si) (comida si) (merienda si) (cena si))" calcext:value-type="string">
            <text:p>(alimento (id 44) (nombre yogur-con-cereales) (grupo 1) (veces 1) (tipo plasticos) <text:s/>(racion 5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45" calcext:value-type="float">
            <text:p>45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cereales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46]*[.M46]/100" office:value-type="float" office:value="72" calcext:value-type="float">
            <text:p>72</text:p>
          </table:table-cell>
          <table:table-cell table:style-name="ce16" table:formula="of:=[.L46]*[.N46]*4/100" office:value-type="float" office:value="18" calcext:value-type="float">
            <text:p>18</text:p>
          </table:table-cell>
          <table:table-cell table:style-name="ce16" table:formula="of:=[.L46]*[.P46]*4/100" office:value-type="float" office:value="54" calcext:value-type="float">
            <text:p>54</text:p>
          </table:table-cell>
          <table:table-cell table:style-name="ce16" table:formula="of:=[.L46]*[.O46]*9/100" office:value-type="float" office:value="0.675" calcext:value-type="float">
            <text:p>0,67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48" calcext:value-type="float">
            <text:p>4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05" calcext:value-type="float">
            <text:p>0.05</text:p>
          </table:table-cell>
          <table:table-cell table:style-name="ce25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6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31" table:formula="of:=CONCATENATE(&quot;(alimento (id &quot;;[.B46];&quot;) (nombre &quot;;[.W46];&quot;) (grupo &quot;;[.E46];&quot;) (veces &quot;;[.F46];&quot;) (tipo &quot;;[.G46];&quot;)  (racion &quot;;[.L46];&quot;) (kcal &quot;;[.M46];&quot;) (proteinas &quot;;[.N46];&quot;) (grasas &quot;;[.O46];&quot;) (hidratos &quot;;[.P46];&quot;)(grasas-mono &quot;;[.Q46];&quot;) (desayuno &quot;;[.R46];&quot;) (almuerzo &quot;;[.S46];&quot;) (comida &quot;;[.T46];&quot;) (merienda &quot;;[.U46];&quot;) (cena &quot;;[.V46];&quot;))&quot;)" office:value-type="string" office:string-value="(alimento (id 45) (nombre yogur-con-cereales) (grupo 1) (veces 1) (tipo plasticos)  (racion 150) (kcal 48) (proteinas 3) (grasas 0,05) (hidratos 9)(grasas-mono 0) (desayuno si) (almuerzo si) (comida si) (merienda si) (cena si))" calcext:value-type="string">
            <text:p>(alimento (id 45) (nombre yogur-con-cereales) (grupo 1) (veces 1) (tipo plasticos) <text:s/>(racion 150) (kcal 48) (proteinas 3) (grasas 0,05) (hidratos 9)(grasas-mono 0) (desayuno si) (almuerzo si) (comida si) (merienda si) (cena si))</text:p>
          </table:table-cell>
          <table:table-cell table:formula="of:=SUBSTITUTE([.X46];&quot;,&quot;;&quot;.&quot;)" office:value-type="string" office:string-value="(alimento (id 45) (nombre yogur-con-cereales) (grupo 1) (veces 1) (tipo plasticos)  (racion 150) (kcal 48) (proteinas 3) (grasas 0.05) (hidratos 9)(grasas-mono 0) (desayuno si) (almuerzo si) (comida si) (merienda si) (cena si))" calcext:value-type="string">
            <text:p>(alimento (id 45) (nombre yogur-con-cereales) (grupo 1) (veces 1) (tipo plasticos) <text:s/>(racion 15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46" calcext:value-type="float">
            <text:p>46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cereales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47]*[.M47]/100" office:value-type="float" office:value="96" calcext:value-type="float">
            <text:p>96</text:p>
          </table:table-cell>
          <table:table-cell table:style-name="ce16" table:formula="of:=[.L47]*[.N47]*4/100" office:value-type="float" office:value="24" calcext:value-type="float">
            <text:p>24</text:p>
          </table:table-cell>
          <table:table-cell table:style-name="ce16" table:formula="of:=[.L47]*[.P47]*4/100" office:value-type="float" office:value="72" calcext:value-type="float">
            <text:p>72</text:p>
          </table:table-cell>
          <table:table-cell table:style-name="ce16" table:formula="of:=[.L47]*[.O47]*9/100" office:value-type="float" office:value="0.9" calcext:value-type="float">
            <text:p>0,9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48" calcext:value-type="float">
            <text:p>4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05" calcext:value-type="float">
            <text:p>0.05</text:p>
          </table:table-cell>
          <table:table-cell table:style-name="ce25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7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31" table:formula="of:=CONCATENATE(&quot;(alimento (id &quot;;[.B47];&quot;) (nombre &quot;;[.W47];&quot;) (grupo &quot;;[.E47];&quot;) (veces &quot;;[.F47];&quot;) (tipo &quot;;[.G47];&quot;)  (racion &quot;;[.L47];&quot;) (kcal &quot;;[.M47];&quot;) (proteinas &quot;;[.N47];&quot;) (grasas &quot;;[.O47];&quot;) (hidratos &quot;;[.P47];&quot;)(grasas-mono &quot;;[.Q47];&quot;) (desayuno &quot;;[.R47];&quot;) (almuerzo &quot;;[.S47];&quot;) (comida &quot;;[.T47];&quot;) (merienda &quot;;[.U47];&quot;) (cena &quot;;[.V47];&quot;))&quot;)" office:value-type="string" office:string-value="(alimento (id 46) (nombre yogur-con-cereales) (grupo 1) (veces 1) (tipo plasticos)  (racion 200) (kcal 48) (proteinas 3) (grasas 0,05) (hidratos 9)(grasas-mono 0) (desayuno si) (almuerzo si) (comida si) (merienda si) (cena si))" calcext:value-type="string">
            <text:p>(alimento (id 46) (nombre yogur-con-cereales) (grupo 1) (veces 1) (tipo plasticos) <text:s/>(racion 200) (kcal 48) (proteinas 3) (grasas 0,05) (hidratos 9)(grasas-mono 0) (desayuno si) (almuerzo si) (comida si) (merienda si) (cena si))</text:p>
          </table:table-cell>
          <table:table-cell table:formula="of:=SUBSTITUTE([.X47];&quot;,&quot;;&quot;.&quot;)" office:value-type="string" office:string-value="(alimento (id 46) (nombre yogur-con-cereales) (grupo 1) (veces 1) (tipo plasticos)  (racion 200) (kcal 48) (proteinas 3) (grasas 0.05) (hidratos 9)(grasas-mono 0) (desayuno si) (almuerzo si) (comida si) (merienda si) (cena si))" calcext:value-type="string">
            <text:p>(alimento (id 46) (nombre yogur-con-cereales) (grupo 1) (veces 1) (tipo plasticos) <text:s/>(racion 20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47" calcext:value-type="float">
            <text:p>47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cereales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48]*[.M48]/100" office:value-type="float" office:value="48" calcext:value-type="float">
            <text:p>48</text:p>
          </table:table-cell>
          <table:table-cell table:style-name="ce16" table:formula="of:=[.L48]*[.N48]*4/100" office:value-type="float" office:value="12" calcext:value-type="float">
            <text:p>12</text:p>
          </table:table-cell>
          <table:table-cell table:style-name="ce16" table:formula="of:=[.L48]*[.P48]*4/100" office:value-type="float" office:value="36" calcext:value-type="float">
            <text:p>36</text:p>
          </table:table-cell>
          <table:table-cell table:style-name="ce16" table:formula="of:=[.L48]*[.O48]*9/100" office:value-type="float" office:value="0.45" calcext:value-type="float">
            <text:p>0,4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8" calcext:value-type="float">
            <text:p>4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05" calcext:value-type="float">
            <text:p>0.05</text:p>
          </table:table-cell>
          <table:table-cell table:style-name="ce25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8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31" table:formula="of:=CONCATENATE(&quot;(alimento (id &quot;;[.B48];&quot;) (nombre &quot;;[.W48];&quot;) (grupo &quot;;[.E48];&quot;) (veces &quot;;[.F48];&quot;) (tipo &quot;;[.G48];&quot;)  (racion &quot;;[.L48];&quot;) (kcal &quot;;[.M48];&quot;) (proteinas &quot;;[.N48];&quot;) (grasas &quot;;[.O48];&quot;) (hidratos &quot;;[.P48];&quot;)(grasas-mono &quot;;[.Q48];&quot;) (desayuno &quot;;[.R48];&quot;) (almuerzo &quot;;[.S48];&quot;) (comida &quot;;[.T48];&quot;) (merienda &quot;;[.U48];&quot;) (cena &quot;;[.V48];&quot;))&quot;)" office:value-type="string" office:string-value="(alimento (id 47) (nombre yogur-con-cereales) (grupo 1) (veces 1) (tipo plasticos)  (racion 100) (kcal 48) (proteinas 3) (grasas 0,05) (hidratos 9)(grasas-mono 0) (desayuno si) (almuerzo si) (comida si) (merienda si) (cena si))" calcext:value-type="string">
            <text:p>(alimento (id 47) (nombre yogur-con-cereales) (grupo 1) (veces 1) (tipo plasticos) <text:s/>(racion 100) (kcal 48) (proteinas 3) (grasas 0,05) (hidratos 9)(grasas-mono 0) (desayuno si) (almuerzo si) (comida si) (merienda si) (cena si))</text:p>
          </table:table-cell>
          <table:table-cell table:formula="of:=SUBSTITUTE([.X48];&quot;,&quot;;&quot;.&quot;)" office:value-type="string" office:string-value="(alimento (id 47) (nombre yogur-con-cereales) (grupo 1) (veces 1) (tipo plasticos)  (racion 100) (kcal 48) (proteinas 3) (grasas 0.05) (hidratos 9)(grasas-mono 0) (desayuno si) (almuerzo si) (comida si) (merienda si) (cena si))" calcext:value-type="string">
            <text:p>(alimento (id 47) (nombre yogur-con-cereales) (grupo 1) (veces 1) (tipo plasticos) <text:s/>(racion 10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48" calcext:value-type="float">
            <text:p>48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frutas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49]*[.M49]/100" office:value-type="float" office:value="111.25" calcext:value-type="float">
            <text:p>111,25</text:p>
          </table:table-cell>
          <table:table-cell table:style-name="ce16" table:formula="of:=[.L49]*[.N49]*4/100" office:value-type="float" office:value="14" calcext:value-type="float">
            <text:p>14</text:p>
          </table:table-cell>
          <table:table-cell table:style-name="ce16" table:formula="of:=[.L49]*[.P49]*4/100" office:value-type="float" office:value="63" calcext:value-type="float">
            <text:p>63</text:p>
          </table:table-cell>
          <table:table-cell table:style-name="ce16" table:formula="of:=[.L49]*[.O49]*9/100" office:value-type="float" office:value="37.125" calcext:value-type="float">
            <text:p>37,1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89" calcext:value-type="float">
            <text:p>89</text:p>
          </table:table-cell>
          <table:table-cell table:style-name="ce25" office:value-type="float" office:value="2.8" calcext:value-type="float">
            <text:p>2.8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12.6" calcext:value-type="float">
            <text:p>12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9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31" table:formula="of:=CONCATENATE(&quot;(alimento (id &quot;;[.B49];&quot;) (nombre &quot;;[.W49];&quot;) (grupo &quot;;[.E49];&quot;) (veces &quot;;[.F49];&quot;) (tipo &quot;;[.G49];&quot;)  (racion &quot;;[.L49];&quot;) (kcal &quot;;[.M49];&quot;) (proteinas &quot;;[.N49];&quot;) (grasas &quot;;[.O49];&quot;) (hidratos &quot;;[.P49];&quot;)(grasas-mono &quot;;[.Q49];&quot;) (desayuno &quot;;[.R49];&quot;) (almuerzo &quot;;[.S49];&quot;) (comida &quot;;[.T49];&quot;) (merienda &quot;;[.U49];&quot;) (cena &quot;;[.V49];&quot;))&quot;)" office:value-type="string" office:string-value="(alimento (id 48) (nombre yogur-con-frutas) (grupo 1) (veces 1) (tipo plasticos)  (racion 125) (kcal 89) (proteinas 2,8) (grasas 3,3) (hidratos 12,6)(grasas-mono 0) (desayuno si) (almuerzo si) (comida si) (merienda si) (cena si))" calcext:value-type="string">
            <text:p>(alimento (id 48) (nombre yogur-con-frutas) (grupo 1) (veces 1) (tipo plasticos) <text:s/>(racion 125) (kcal 89) (proteinas 2,8) (grasas 3,3) (hidratos 12,6)(grasas-mono 0) (desayuno si) (almuerzo si) (comida si) (merienda si) (cena si))</text:p>
          </table:table-cell>
          <table:table-cell table:formula="of:=SUBSTITUTE([.X49];&quot;,&quot;;&quot;.&quot;)" office:value-type="string" office:string-value="(alimento (id 48) (nombre yogur-con-frutas) (grupo 1) (veces 1) (tipo plasticos)  (racion 125) (kcal 89) (proteinas 2.8) (grasas 3.3) (hidratos 12.6)(grasas-mono 0) (desayuno si) (almuerzo si) (comida si) (merienda si) (cena si))" calcext:value-type="string">
            <text:p>(alimento (id 48) (nombre yogur-con-frutas) (grupo 1) (veces 1) (tipo plasticos) <text:s/>(racion 125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49" calcext:value-type="float">
            <text:p>49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frutas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50]*[.M50]/100" office:value-type="float" office:value="44.5" calcext:value-type="float">
            <text:p>44,5</text:p>
          </table:table-cell>
          <table:table-cell table:style-name="ce16" table:formula="of:=[.L50]*[.N50]*4/100" office:value-type="float" office:value="5.6" calcext:value-type="float">
            <text:p>5,6</text:p>
          </table:table-cell>
          <table:table-cell table:style-name="ce16" table:formula="of:=[.L50]*[.P50]*4/100" office:value-type="float" office:value="25.2" calcext:value-type="float">
            <text:p>25,2</text:p>
          </table:table-cell>
          <table:table-cell table:style-name="ce16" table:formula="of:=[.L50]*[.O50]*9/100" office:value-type="float" office:value="14.85" calcext:value-type="float">
            <text:p>14,8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9" calcext:value-type="float">
            <text:p>89</text:p>
          </table:table-cell>
          <table:table-cell table:style-name="ce25" office:value-type="float" office:value="2.8" calcext:value-type="float">
            <text:p>2.8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12.6" calcext:value-type="float">
            <text:p>12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0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31" table:formula="of:=CONCATENATE(&quot;(alimento (id &quot;;[.B50];&quot;) (nombre &quot;;[.W50];&quot;) (grupo &quot;;[.E50];&quot;) (veces &quot;;[.F50];&quot;) (tipo &quot;;[.G50];&quot;)  (racion &quot;;[.L50];&quot;) (kcal &quot;;[.M50];&quot;) (proteinas &quot;;[.N50];&quot;) (grasas &quot;;[.O50];&quot;) (hidratos &quot;;[.P50];&quot;)(grasas-mono &quot;;[.Q50];&quot;) (desayuno &quot;;[.R50];&quot;) (almuerzo &quot;;[.S50];&quot;) (comida &quot;;[.T50];&quot;) (merienda &quot;;[.U50];&quot;) (cena &quot;;[.V50];&quot;))&quot;)" office:value-type="string" office:string-value="(alimento (id 49) (nombre yogur-con-frutas) (grupo 1) (veces 1) (tipo plasticos)  (racion 50) (kcal 89) (proteinas 2,8) (grasas 3,3) (hidratos 12,6)(grasas-mono 0) (desayuno si) (almuerzo si) (comida si) (merienda si) (cena si))" calcext:value-type="string">
            <text:p>(alimento (id 49) (nombre yogur-con-frutas) (grupo 1) (veces 1) (tipo plasticos) <text:s/>(racion 50) (kcal 89) (proteinas 2,8) (grasas 3,3) (hidratos 12,6)(grasas-mono 0) (desayuno si) (almuerzo si) (comida si) (merienda si) (cena si))</text:p>
          </table:table-cell>
          <table:table-cell table:formula="of:=SUBSTITUTE([.X50];&quot;,&quot;;&quot;.&quot;)" office:value-type="string" office:string-value="(alimento (id 49) (nombre yogur-con-frutas) (grupo 1) (veces 1) (tipo plasticos)  (racion 50) (kcal 89) (proteinas 2.8) (grasas 3.3) (hidratos 12.6)(grasas-mono 0) (desayuno si) (almuerzo si) (comida si) (merienda si) (cena si))" calcext:value-type="string">
            <text:p>(alimento (id 49) (nombre yogur-con-frutas) (grupo 1) (veces 1) (tipo plasticos) <text:s/>(racion 5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50" calcext:value-type="float">
            <text:p>50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frutas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51]*[.M51]/100" office:value-type="float" office:value="133.5" calcext:value-type="float">
            <text:p>133,5</text:p>
          </table:table-cell>
          <table:table-cell table:style-name="ce16" table:formula="of:=[.L51]*[.N51]*4/100" office:value-type="float" office:value="16.8" calcext:value-type="float">
            <text:p>16,8</text:p>
          </table:table-cell>
          <table:table-cell table:style-name="ce16" table:formula="of:=[.L51]*[.P51]*4/100" office:value-type="float" office:value="75.6" calcext:value-type="float">
            <text:p>75,6</text:p>
          </table:table-cell>
          <table:table-cell table:style-name="ce16" table:formula="of:=[.L51]*[.O51]*9/100" office:value-type="float" office:value="44.55" calcext:value-type="float">
            <text:p>44,5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89" calcext:value-type="float">
            <text:p>89</text:p>
          </table:table-cell>
          <table:table-cell table:style-name="ce25" office:value-type="float" office:value="2.8" calcext:value-type="float">
            <text:p>2.8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12.6" calcext:value-type="float">
            <text:p>12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1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31" table:formula="of:=CONCATENATE(&quot;(alimento (id &quot;;[.B51];&quot;) (nombre &quot;;[.W51];&quot;) (grupo &quot;;[.E51];&quot;) (veces &quot;;[.F51];&quot;) (tipo &quot;;[.G51];&quot;)  (racion &quot;;[.L51];&quot;) (kcal &quot;;[.M51];&quot;) (proteinas &quot;;[.N51];&quot;) (grasas &quot;;[.O51];&quot;) (hidratos &quot;;[.P51];&quot;)(grasas-mono &quot;;[.Q51];&quot;) (desayuno &quot;;[.R51];&quot;) (almuerzo &quot;;[.S51];&quot;) (comida &quot;;[.T51];&quot;) (merienda &quot;;[.U51];&quot;) (cena &quot;;[.V51];&quot;))&quot;)" office:value-type="string" office:string-value="(alimento (id 50) (nombre yogur-con-frutas) (grupo 1) (veces 1) (tipo plasticos)  (racion 150) (kcal 89) (proteinas 2,8) (grasas 3,3) (hidratos 12,6)(grasas-mono 0) (desayuno si) (almuerzo si) (comida si) (merienda si) (cena si))" calcext:value-type="string">
            <text:p>(alimento (id 50) (nombre yogur-con-frutas) (grupo 1) (veces 1) (tipo plasticos) <text:s/>(racion 150) (kcal 89) (proteinas 2,8) (grasas 3,3) (hidratos 12,6)(grasas-mono 0) (desayuno si) (almuerzo si) (comida si) (merienda si) (cena si))</text:p>
          </table:table-cell>
          <table:table-cell table:formula="of:=SUBSTITUTE([.X51];&quot;,&quot;;&quot;.&quot;)" office:value-type="string" office:string-value="(alimento (id 50) (nombre yogur-con-frutas) (grupo 1) (veces 1) (tipo plasticos)  (racion 150) (kcal 89) (proteinas 2.8) (grasas 3.3) (hidratos 12.6)(grasas-mono 0) (desayuno si) (almuerzo si) (comida si) (merienda si) (cena si))" calcext:value-type="string">
            <text:p>(alimento (id 50) (nombre yogur-con-frutas) (grupo 1) (veces 1) (tipo plasticos) <text:s/>(racion 15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51" calcext:value-type="float">
            <text:p>51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frutas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52]*[.M52]/100" office:value-type="float" office:value="178" calcext:value-type="float">
            <text:p>178</text:p>
          </table:table-cell>
          <table:table-cell table:style-name="ce16" table:formula="of:=[.L52]*[.N52]*4/100" office:value-type="float" office:value="22.4" calcext:value-type="float">
            <text:p>22,4</text:p>
          </table:table-cell>
          <table:table-cell table:style-name="ce16" table:formula="of:=[.L52]*[.P52]*4/100" office:value-type="float" office:value="100.8" calcext:value-type="float">
            <text:p>100,8</text:p>
          </table:table-cell>
          <table:table-cell table:style-name="ce16" table:formula="of:=[.L52]*[.O52]*9/100" office:value-type="float" office:value="59.4" calcext:value-type="float">
            <text:p>59,4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89" calcext:value-type="float">
            <text:p>89</text:p>
          </table:table-cell>
          <table:table-cell table:style-name="ce25" office:value-type="float" office:value="2.8" calcext:value-type="float">
            <text:p>2.8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12.6" calcext:value-type="float">
            <text:p>12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2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31" table:formula="of:=CONCATENATE(&quot;(alimento (id &quot;;[.B52];&quot;) (nombre &quot;;[.W52];&quot;) (grupo &quot;;[.E52];&quot;) (veces &quot;;[.F52];&quot;) (tipo &quot;;[.G52];&quot;)  (racion &quot;;[.L52];&quot;) (kcal &quot;;[.M52];&quot;) (proteinas &quot;;[.N52];&quot;) (grasas &quot;;[.O52];&quot;) (hidratos &quot;;[.P52];&quot;)(grasas-mono &quot;;[.Q52];&quot;) (desayuno &quot;;[.R52];&quot;) (almuerzo &quot;;[.S52];&quot;) (comida &quot;;[.T52];&quot;) (merienda &quot;;[.U52];&quot;) (cena &quot;;[.V52];&quot;))&quot;)" office:value-type="string" office:string-value="(alimento (id 51) (nombre yogur-con-frutas) (grupo 1) (veces 1) (tipo plasticos)  (racion 200) (kcal 89) (proteinas 2,8) (grasas 3,3) (hidratos 12,6)(grasas-mono 0) (desayuno si) (almuerzo si) (comida si) (merienda si) (cena si))" calcext:value-type="string">
            <text:p>(alimento (id 51) (nombre yogur-con-frutas) (grupo 1) (veces 1) (tipo plasticos) <text:s/>(racion 200) (kcal 89) (proteinas 2,8) (grasas 3,3) (hidratos 12,6)(grasas-mono 0) (desayuno si) (almuerzo si) (comida si) (merienda si) (cena si))</text:p>
          </table:table-cell>
          <table:table-cell table:formula="of:=SUBSTITUTE([.X52];&quot;,&quot;;&quot;.&quot;)" office:value-type="string" office:string-value="(alimento (id 51) (nombre yogur-con-frutas) (grupo 1) (veces 1) (tipo plasticos)  (racion 200) (kcal 89) (proteinas 2.8) (grasas 3.3) (hidratos 12.6)(grasas-mono 0) (desayuno si) (almuerzo si) (comida si) (merienda si) (cena si))" calcext:value-type="string">
            <text:p>(alimento (id 51) (nombre yogur-con-frutas) (grupo 1) (veces 1) (tipo plasticos) <text:s/>(racion 20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52" calcext:value-type="float">
            <text:p>52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frutas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53]*[.M53]/100" office:value-type="float" office:value="89" calcext:value-type="float">
            <text:p>89</text:p>
          </table:table-cell>
          <table:table-cell table:style-name="ce16" table:formula="of:=[.L53]*[.N53]*4/100" office:value-type="float" office:value="11.2" calcext:value-type="float">
            <text:p>11,2</text:p>
          </table:table-cell>
          <table:table-cell table:style-name="ce16" table:formula="of:=[.L53]*[.P53]*4/100" office:value-type="float" office:value="50.4" calcext:value-type="float">
            <text:p>50,4</text:p>
          </table:table-cell>
          <table:table-cell table:style-name="ce16" table:formula="of:=[.L53]*[.O53]*9/100" office:value-type="float" office:value="29.7" calcext:value-type="float">
            <text:p>29,7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89" calcext:value-type="float">
            <text:p>89</text:p>
          </table:table-cell>
          <table:table-cell table:style-name="ce25" office:value-type="float" office:value="2.8" calcext:value-type="float">
            <text:p>2.8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12.6" calcext:value-type="float">
            <text:p>12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3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31" table:formula="of:=CONCATENATE(&quot;(alimento (id &quot;;[.B53];&quot;) (nombre &quot;;[.W53];&quot;) (grupo &quot;;[.E53];&quot;) (veces &quot;;[.F53];&quot;) (tipo &quot;;[.G53];&quot;)  (racion &quot;;[.L53];&quot;) (kcal &quot;;[.M53];&quot;) (proteinas &quot;;[.N53];&quot;) (grasas &quot;;[.O53];&quot;) (hidratos &quot;;[.P53];&quot;)(grasas-mono &quot;;[.Q53];&quot;) (desayuno &quot;;[.R53];&quot;) (almuerzo &quot;;[.S53];&quot;) (comida &quot;;[.T53];&quot;) (merienda &quot;;[.U53];&quot;) (cena &quot;;[.V53];&quot;))&quot;)" office:value-type="string" office:string-value="(alimento (id 52) (nombre yogur-con-frutas) (grupo 1) (veces 1) (tipo plasticos)  (racion 100) (kcal 89) (proteinas 2,8) (grasas 3,3) (hidratos 12,6)(grasas-mono 0) (desayuno si) (almuerzo si) (comida si) (merienda si) (cena si))" calcext:value-type="string">
            <text:p>(alimento (id 52) (nombre yogur-con-frutas) (grupo 1) (veces 1) (tipo plasticos) <text:s/>(racion 100) (kcal 89) (proteinas 2,8) (grasas 3,3) (hidratos 12,6)(grasas-mono 0) (desayuno si) (almuerzo si) (comida si) (merienda si) (cena si))</text:p>
          </table:table-cell>
          <table:table-cell table:formula="of:=SUBSTITUTE([.X53];&quot;,&quot;;&quot;.&quot;)" office:value-type="string" office:string-value="(alimento (id 52) (nombre yogur-con-frutas) (grupo 1) (veces 1) (tipo plasticos)  (racion 100) (kcal 89) (proteinas 2.8) (grasas 3.3) (hidratos 12.6)(grasas-mono 0) (desayuno si) (almuerzo si) (comida si) (merienda si) (cena si))" calcext:value-type="string">
            <text:p>(alimento (id 52) (nombre yogur-con-frutas) (grupo 1) (veces 1) (tipo plasticos) <text:s/>(racion 10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53" calcext:value-type="float">
            <text:p>53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ubin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54]*[.M54]/100" office:value-type="float" office:value="171.5" calcext:value-type="float">
            <text:p>171,5</text:p>
          </table:table-cell>
          <table:table-cell table:style-name="ce16" table:formula="of:=[.L54]*[.N54]*4/100" office:value-type="float" office:value="135.1" calcext:value-type="float">
            <text:p>135,1</text:p>
          </table:table-cell>
          <table:table-cell table:style-name="ce16" table:formula="of:=[.L54]*[.P54]*4/100" office:value-type="float" office:value="0" calcext:value-type="float">
            <text:p>0</text:p>
          </table:table-cell>
          <table:table-cell table:style-name="ce16" table:formula="of:=[.L54]*[.O54]*9/100" office:value-type="float" office:value="36.225" calcext:value-type="float">
            <text:p>36,22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98" calcext:value-type="float">
            <text:p>98</text:p>
          </table:table-cell>
          <table:table-cell table:style-name="ce25" office:value-type="float" office:value="19.3" calcext:value-type="float">
            <text:p>19.3</text:p>
          </table:table-cell>
          <table:table-cell table:style-name="ce25" office:value-type="float" office:value="2.3" calcext:value-type="float">
            <text:p>2.3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4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31" table:formula="of:=CONCATENATE(&quot;(alimento (id &quot;;[.B54];&quot;) (nombre &quot;;[.W54];&quot;) (grupo &quot;;[.E54];&quot;) (veces &quot;;[.F54];&quot;) (tipo &quot;;[.G54];&quot;)  (racion &quot;;[.L54];&quot;) (kcal &quot;;[.M54];&quot;) (proteinas &quot;;[.N54];&quot;) (grasas &quot;;[.O54];&quot;) (hidratos &quot;;[.P54];&quot;)(grasas-mono &quot;;[.Q54];&quot;) (desayuno &quot;;[.R54];&quot;) (almuerzo &quot;;[.S54];&quot;) (comida &quot;;[.T54];&quot;) (merienda &quot;;[.U54];&quot;) (cena &quot;;[.V54];&quot;))&quot;)" office:value-type="string" office:string-value="(alimento (id 53) (nombre lubina) (grupo 2) (veces 1) (tipo plasticos)  (racion 175) (kcal 98) (proteinas 19,3) (grasas 2,3) (hidratos 0)(grasas-mono 0) (desayuno no) (almuerzo no) (comida si) (merienda no) (cena si))" calcext:value-type="string">
            <text:p>(alimento (id 53) (nombre lubina) (grupo 2) (veces 1) (tipo plasticos) <text:s/>(racion 175) (kcal 98) (proteinas 19,3) (grasas 2,3) (hidratos 0)(grasas-mono 0) (desayuno no) (almuerzo no) (comida si) (merienda no) (cena si))</text:p>
          </table:table-cell>
          <table:table-cell table:formula="of:=SUBSTITUTE([.X54];&quot;,&quot;;&quot;.&quot;)" office:value-type="string" office:string-value="(alimento (id 53) (nombre lubina) (grupo 2) (veces 1) (tipo plasticos)  (racion 175) (kcal 98) (proteinas 19.3) (grasas 2.3) (hidratos 0)(grasas-mono 0) (desayuno no) (almuerzo no) (comida si) (merienda no) (cena si))" calcext:value-type="string">
            <text:p>(alimento (id 53) (nombre lubina) (grupo 2) (veces 1) (tipo plasticos) <text:s/>(racion 175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54" calcext:value-type="float">
            <text:p>54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ubin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55]*[.M55]/100" office:value-type="float" office:value="78.4" calcext:value-type="float">
            <text:p>78,4</text:p>
          </table:table-cell>
          <table:table-cell table:style-name="ce16" table:formula="of:=[.L55]*[.N55]*4/100" office:value-type="float" office:value="61.76" calcext:value-type="float">
            <text:p>61,76</text:p>
          </table:table-cell>
          <table:table-cell table:style-name="ce16" table:formula="of:=[.L55]*[.P55]*4/100" office:value-type="float" office:value="0" calcext:value-type="float">
            <text:p>0</text:p>
          </table:table-cell>
          <table:table-cell table:style-name="ce16" table:formula="of:=[.L55]*[.O55]*9/100" office:value-type="float" office:value="16.56" calcext:value-type="float">
            <text:p>16,56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98" calcext:value-type="float">
            <text:p>98</text:p>
          </table:table-cell>
          <table:table-cell table:style-name="ce25" office:value-type="float" office:value="19.3" calcext:value-type="float">
            <text:p>19.3</text:p>
          </table:table-cell>
          <table:table-cell table:style-name="ce25" office:value-type="float" office:value="2.3" calcext:value-type="float">
            <text:p>2.3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5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31" table:formula="of:=CONCATENATE(&quot;(alimento (id &quot;;[.B55];&quot;) (nombre &quot;;[.W55];&quot;) (grupo &quot;;[.E55];&quot;) (veces &quot;;[.F55];&quot;) (tipo &quot;;[.G55];&quot;)  (racion &quot;;[.L55];&quot;) (kcal &quot;;[.M55];&quot;) (proteinas &quot;;[.N55];&quot;) (grasas &quot;;[.O55];&quot;) (hidratos &quot;;[.P55];&quot;)(grasas-mono &quot;;[.Q55];&quot;) (desayuno &quot;;[.R55];&quot;) (almuerzo &quot;;[.S55];&quot;) (comida &quot;;[.T55];&quot;) (merienda &quot;;[.U55];&quot;) (cena &quot;;[.V55];&quot;))&quot;)" office:value-type="string" office:string-value="(alimento (id 54) (nombre lubina) (grupo 2) (veces 1) (tipo plasticos)  (racion 80) (kcal 98) (proteinas 19,3) (grasas 2,3) (hidratos 0)(grasas-mono 0) (desayuno no) (almuerzo no) (comida si) (merienda no) (cena si))" calcext:value-type="string">
            <text:p>(alimento (id 54) (nombre lubina) (grupo 2) (veces 1) (tipo plasticos) <text:s/>(racion 80) (kcal 98) (proteinas 19,3) (grasas 2,3) (hidratos 0)(grasas-mono 0) (desayuno no) (almuerzo no) (comida si) (merienda no) (cena si))</text:p>
          </table:table-cell>
          <table:table-cell table:formula="of:=SUBSTITUTE([.X55];&quot;,&quot;;&quot;.&quot;)" office:value-type="string" office:string-value="(alimento (id 54) (nombre lubina) (grupo 2) (veces 1) (tipo plasticos)  (racion 80) (kcal 98) (proteinas 19.3) (grasas 2.3) (hidratos 0)(grasas-mono 0) (desayuno no) (almuerzo no) (comida si) (merienda no) (cena si))" calcext:value-type="string">
            <text:p>(alimento (id 54) (nombre lubina) (grupo 2) (veces 1) (tipo plasticos) <text:s/>(racion 80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55" calcext:value-type="float">
            <text:p>55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ubin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56]*[.M56]/100" office:value-type="float" office:value="147" calcext:value-type="float">
            <text:p>147</text:p>
          </table:table-cell>
          <table:table-cell table:style-name="ce16" table:formula="of:=[.L56]*[.N56]*4/100" office:value-type="float" office:value="115.8" calcext:value-type="float">
            <text:p>115,8</text:p>
          </table:table-cell>
          <table:table-cell table:style-name="ce16" table:formula="of:=[.L56]*[.P56]*4/100" office:value-type="float" office:value="0" calcext:value-type="float">
            <text:p>0</text:p>
          </table:table-cell>
          <table:table-cell table:style-name="ce16" table:formula="of:=[.L56]*[.O56]*9/100" office:value-type="float" office:value="31.05" calcext:value-type="float">
            <text:p>31,0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98" calcext:value-type="float">
            <text:p>98</text:p>
          </table:table-cell>
          <table:table-cell table:style-name="ce25" office:value-type="float" office:value="19.3" calcext:value-type="float">
            <text:p>19.3</text:p>
          </table:table-cell>
          <table:table-cell table:style-name="ce25" office:value-type="float" office:value="2.3" calcext:value-type="float">
            <text:p>2.3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6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31" table:formula="of:=CONCATENATE(&quot;(alimento (id &quot;;[.B56];&quot;) (nombre &quot;;[.W56];&quot;) (grupo &quot;;[.E56];&quot;) (veces &quot;;[.F56];&quot;) (tipo &quot;;[.G56];&quot;)  (racion &quot;;[.L56];&quot;) (kcal &quot;;[.M56];&quot;) (proteinas &quot;;[.N56];&quot;) (grasas &quot;;[.O56];&quot;) (hidratos &quot;;[.P56];&quot;)(grasas-mono &quot;;[.Q56];&quot;) (desayuno &quot;;[.R56];&quot;) (almuerzo &quot;;[.S56];&quot;) (comida &quot;;[.T56];&quot;) (merienda &quot;;[.U56];&quot;) (cena &quot;;[.V56];&quot;))&quot;)" office:value-type="string" office:string-value="(alimento (id 55) (nombre lubina) (grupo 2) (veces 1) (tipo plasticos)  (racion 150) (kcal 98) (proteinas 19,3) (grasas 2,3) (hidratos 0)(grasas-mono 0) (desayuno no) (almuerzo no) (comida si) (merienda no) (cena si))" calcext:value-type="string">
            <text:p>(alimento (id 55) (nombre lubina) (grupo 2) (veces 1) (tipo plasticos) <text:s/>(racion 150) (kcal 98) (proteinas 19,3) (grasas 2,3) (hidratos 0)(grasas-mono 0) (desayuno no) (almuerzo no) (comida si) (merienda no) (cena si))</text:p>
          </table:table-cell>
          <table:table-cell table:formula="of:=SUBSTITUTE([.X56];&quot;,&quot;;&quot;.&quot;)" office:value-type="string" office:string-value="(alimento (id 55) (nombre lubina) (grupo 2) (veces 1) (tipo plasticos)  (racion 150) (kcal 98) (proteinas 19.3) (grasas 2.3) (hidratos 0)(grasas-mono 0) (desayuno no) (almuerzo no) (comida si) (merienda no) (cena si))" calcext:value-type="string">
            <text:p>(alimento (id 55) (nombre lubina) (grupo 2) (veces 1) (tipo plasticos) <text:s/>(racion 150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56" calcext:value-type="float">
            <text:p>56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ubin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57]*[.M57]/100" office:value-type="float" office:value="98" calcext:value-type="float">
            <text:p>98</text:p>
          </table:table-cell>
          <table:table-cell table:style-name="ce16" table:formula="of:=[.L57]*[.N57]*4/100" office:value-type="float" office:value="77.2" calcext:value-type="float">
            <text:p>77,2</text:p>
          </table:table-cell>
          <table:table-cell table:style-name="ce16" table:formula="of:=[.L57]*[.P57]*4/100" office:value-type="float" office:value="0" calcext:value-type="float">
            <text:p>0</text:p>
          </table:table-cell>
          <table:table-cell table:style-name="ce16" table:formula="of:=[.L57]*[.O57]*9/100" office:value-type="float" office:value="20.7" calcext:value-type="float">
            <text:p>20,7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98" calcext:value-type="float">
            <text:p>98</text:p>
          </table:table-cell>
          <table:table-cell table:style-name="ce25" office:value-type="float" office:value="19.3" calcext:value-type="float">
            <text:p>19.3</text:p>
          </table:table-cell>
          <table:table-cell table:style-name="ce25" office:value-type="float" office:value="2.3" calcext:value-type="float">
            <text:p>2.3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7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31" table:formula="of:=CONCATENATE(&quot;(alimento (id &quot;;[.B57];&quot;) (nombre &quot;;[.W57];&quot;) (grupo &quot;;[.E57];&quot;) (veces &quot;;[.F57];&quot;) (tipo &quot;;[.G57];&quot;)  (racion &quot;;[.L57];&quot;) (kcal &quot;;[.M57];&quot;) (proteinas &quot;;[.N57];&quot;) (grasas &quot;;[.O57];&quot;) (hidratos &quot;;[.P57];&quot;)(grasas-mono &quot;;[.Q57];&quot;) (desayuno &quot;;[.R57];&quot;) (almuerzo &quot;;[.S57];&quot;) (comida &quot;;[.T57];&quot;) (merienda &quot;;[.U57];&quot;) (cena &quot;;[.V57];&quot;))&quot;)" office:value-type="string" office:string-value="(alimento (id 56) (nombre lubina) (grupo 2) (veces 1) (tipo plasticos)  (racion 100) (kcal 98) (proteinas 19,3) (grasas 2,3) (hidratos 0)(grasas-mono 0) (desayuno no) (almuerzo no) (comida si) (merienda no) (cena si))" calcext:value-type="string">
            <text:p>(alimento (id 56) (nombre lubina) (grupo 2) (veces 1) (tipo plasticos) <text:s/>(racion 100) (kcal 98) (proteinas 19,3) (grasas 2,3) (hidratos 0)(grasas-mono 0) (desayuno no) (almuerzo no) (comida si) (merienda no) (cena si))</text:p>
          </table:table-cell>
          <table:table-cell table:formula="of:=SUBSTITUTE([.X57];&quot;,&quot;;&quot;.&quot;)" office:value-type="string" office:string-value="(alimento (id 56) (nombre lubina) (grupo 2) (veces 1) (tipo plasticos)  (racion 100) (kcal 98) (proteinas 19.3) (grasas 2.3) (hidratos 0)(grasas-mono 0) (desayuno no) (almuerzo no) (comida si) (merienda no) (cena si))" calcext:value-type="string">
            <text:p>(alimento (id 56) (nombre lubina) (grupo 2) (veces 1) (tipo plasticos) <text:s/>(racion 100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57" calcext:value-type="float">
            <text:p>57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ubin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58]*[.M58]/100" office:value-type="float" office:value="122.5" calcext:value-type="float">
            <text:p>122,5</text:p>
          </table:table-cell>
          <table:table-cell table:style-name="ce16" table:formula="of:=[.L58]*[.N58]*4/100" office:value-type="float" office:value="96.5" calcext:value-type="float">
            <text:p>96,5</text:p>
          </table:table-cell>
          <table:table-cell table:style-name="ce16" table:formula="of:=[.L58]*[.P58]*4/100" office:value-type="float" office:value="0" calcext:value-type="float">
            <text:p>0</text:p>
          </table:table-cell>
          <table:table-cell table:style-name="ce16" table:formula="of:=[.L58]*[.O58]*9/100" office:value-type="float" office:value="25.875" calcext:value-type="float">
            <text:p>25,87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98" calcext:value-type="float">
            <text:p>98</text:p>
          </table:table-cell>
          <table:table-cell table:style-name="ce25" office:value-type="float" office:value="19.3" calcext:value-type="float">
            <text:p>19.3</text:p>
          </table:table-cell>
          <table:table-cell table:style-name="ce25" office:value-type="float" office:value="2.3" calcext:value-type="float">
            <text:p>2.3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8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31" table:formula="of:=CONCATENATE(&quot;(alimento (id &quot;;[.B58];&quot;) (nombre &quot;;[.W58];&quot;) (grupo &quot;;[.E58];&quot;) (veces &quot;;[.F58];&quot;) (tipo &quot;;[.G58];&quot;)  (racion &quot;;[.L58];&quot;) (kcal &quot;;[.M58];&quot;) (proteinas &quot;;[.N58];&quot;) (grasas &quot;;[.O58];&quot;) (hidratos &quot;;[.P58];&quot;)(grasas-mono &quot;;[.Q58];&quot;) (desayuno &quot;;[.R58];&quot;) (almuerzo &quot;;[.S58];&quot;) (comida &quot;;[.T58];&quot;) (merienda &quot;;[.U58];&quot;) (cena &quot;;[.V58];&quot;))&quot;)" office:value-type="string" office:string-value="(alimento (id 57) (nombre lubina) (grupo 2) (veces 1) (tipo plasticos)  (racion 125) (kcal 98) (proteinas 19,3) (grasas 2,3) (hidratos 0)(grasas-mono 0) (desayuno no) (almuerzo no) (comida si) (merienda no) (cena si))" calcext:value-type="string">
            <text:p>(alimento (id 57) (nombre lubina) (grupo 2) (veces 1) (tipo plasticos) <text:s/>(racion 125) (kcal 98) (proteinas 19,3) (grasas 2,3) (hidratos 0)(grasas-mono 0) (desayuno no) (almuerzo no) (comida si) (merienda no) (cena si))</text:p>
          </table:table-cell>
          <table:table-cell table:formula="of:=SUBSTITUTE([.X58];&quot;,&quot;;&quot;.&quot;)" office:value-type="string" office:string-value="(alimento (id 57) (nombre lubina) (grupo 2) (veces 1) (tipo plasticos)  (racion 125) (kcal 98) (proteinas 19.3) (grasas 2.3) (hidratos 0)(grasas-mono 0) (desayuno no) (almuerzo no) (comida si) (merienda no) (cena si))" calcext:value-type="string">
            <text:p>(alimento (id 57) (nombre lubina) (grupo 2) (veces 1) (tipo plasticos) <text:s/>(racion 125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58" calcext:value-type="float">
            <text:p>58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Huevo enter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59]*[.M59]/100" office:value-type="float" office:value="202.5" calcext:value-type="float">
            <text:p>202,5</text:p>
          </table:table-cell>
          <table:table-cell table:style-name="ce16" table:formula="of:=[.L59]*[.N59]*4/100" office:value-type="float" office:value="63" calcext:value-type="float">
            <text:p>63</text:p>
          </table:table-cell>
          <table:table-cell table:style-name="ce16" table:formula="of:=[.L59]*[.P59]*4/100" office:value-type="float" office:value="3" calcext:value-type="float">
            <text:p>3</text:p>
          </table:table-cell>
          <table:table-cell table:style-name="ce16" table:formula="of:=[.L59]*[.O59]*9/100" office:value-type="float" office:value="135" calcext:value-type="float">
            <text:p>13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62" calcext:value-type="float">
            <text:p>162</text:p>
          </table:table-cell>
          <table:table-cell table:style-name="ce25" office:value-type="float" office:value="12.6" calcext:value-type="float">
            <text:p>12.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.6" calcext:value-type="float">
            <text:p>0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9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31" table:formula="of:=CONCATENATE(&quot;(alimento (id &quot;;[.B59];&quot;) (nombre &quot;;[.W59];&quot;) (grupo &quot;;[.E59];&quot;) (veces &quot;;[.F59];&quot;) (tipo &quot;;[.G59];&quot;)  (racion &quot;;[.L59];&quot;) (kcal &quot;;[.M59];&quot;) (proteinas &quot;;[.N59];&quot;) (grasas &quot;;[.O59];&quot;) (hidratos &quot;;[.P59];&quot;)(grasas-mono &quot;;[.Q59];&quot;) (desayuno &quot;;[.R59];&quot;) (almuerzo &quot;;[.S59];&quot;) (comida &quot;;[.T59];&quot;) (merienda &quot;;[.U59];&quot;) (cena &quot;;[.V59];&quot;))&quot;)" office:value-type="string" office:string-value="(alimento (id 58) (nombre huevo-entero) (grupo 2) (veces 2) (tipo plasticos)  (racion 125) (kcal 162) (proteinas 12,6) (grasas 12) (hidratos 0,6)(grasas-mono 0) (desayuno si) (almuerzo si) (comida si) (merienda si) (cena si))" calcext:value-type="string">
            <text:p>(alimento (id 58) (nombre huevo-entero) (grupo 2) (veces 2) (tipo plasticos) <text:s/>(racion 125) (kcal 162) (proteinas 12,6) (grasas 12) (hidratos 0,6)(grasas-mono 0) (desayuno si) (almuerzo si) (comida si) (merienda si) (cena si))</text:p>
          </table:table-cell>
          <table:table-cell table:formula="of:=SUBSTITUTE([.X59];&quot;,&quot;;&quot;.&quot;)" office:value-type="string" office:string-value="(alimento (id 58) (nombre huevo-entero) (grupo 2) (veces 2) (tipo plasticos)  (racion 125) (kcal 162) (proteinas 12.6) (grasas 12) (hidratos 0.6)(grasas-mono 0) (desayuno si) (almuerzo si) (comida si) (merienda si) (cena si))" calcext:value-type="string">
            <text:p>(alimento (id 58) (nombre huevo-entero) (grupo 2) (veces 2) (tipo plasticos) <text:s/>(racion 125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59" calcext:value-type="float">
            <text:p>59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Huevo enter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60]*[.M60]/100" office:value-type="float" office:value="129.6" calcext:value-type="float">
            <text:p>129,6</text:p>
          </table:table-cell>
          <table:table-cell table:style-name="ce16" table:formula="of:=[.L60]*[.N60]*4/100" office:value-type="float" office:value="40.32" calcext:value-type="float">
            <text:p>40,32</text:p>
          </table:table-cell>
          <table:table-cell table:style-name="ce16" table:formula="of:=[.L60]*[.P60]*4/100" office:value-type="float" office:value="1.92" calcext:value-type="float">
            <text:p>1,92</text:p>
          </table:table-cell>
          <table:table-cell table:style-name="ce16" table:formula="of:=[.L60]*[.O60]*9/100" office:value-type="float" office:value="86.4" calcext:value-type="float">
            <text:p>86,4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162" calcext:value-type="float">
            <text:p>162</text:p>
          </table:table-cell>
          <table:table-cell table:style-name="ce25" office:value-type="float" office:value="12.6" calcext:value-type="float">
            <text:p>12.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.6" calcext:value-type="float">
            <text:p>0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0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31" table:formula="of:=CONCATENATE(&quot;(alimento (id &quot;;[.B60];&quot;) (nombre &quot;;[.W60];&quot;) (grupo &quot;;[.E60];&quot;) (veces &quot;;[.F60];&quot;) (tipo &quot;;[.G60];&quot;)  (racion &quot;;[.L60];&quot;) (kcal &quot;;[.M60];&quot;) (proteinas &quot;;[.N60];&quot;) (grasas &quot;;[.O60];&quot;) (hidratos &quot;;[.P60];&quot;)(grasas-mono &quot;;[.Q60];&quot;) (desayuno &quot;;[.R60];&quot;) (almuerzo &quot;;[.S60];&quot;) (comida &quot;;[.T60];&quot;) (merienda &quot;;[.U60];&quot;) (cena &quot;;[.V60];&quot;))&quot;)" office:value-type="string" office:string-value="(alimento (id 59) (nombre huevo-entero) (grupo 2) (veces 2) (tipo plasticos)  (racion 80) (kcal 162) (proteinas 12,6) (grasas 12) (hidratos 0,6)(grasas-mono 0) (desayuno si) (almuerzo si) (comida si) (merienda si) (cena si))" calcext:value-type="string">
            <text:p>(alimento (id 59) (nombre huevo-entero) (grupo 2) (veces 2) (tipo plasticos) <text:s/>(racion 80) (kcal 162) (proteinas 12,6) (grasas 12) (hidratos 0,6)(grasas-mono 0) (desayuno si) (almuerzo si) (comida si) (merienda si) (cena si))</text:p>
          </table:table-cell>
          <table:table-cell table:formula="of:=SUBSTITUTE([.X60];&quot;,&quot;;&quot;.&quot;)" office:value-type="string" office:string-value="(alimento (id 59) (nombre huevo-entero) (grupo 2) (veces 2) (tipo plasticos)  (racion 80) (kcal 162) (proteinas 12.6) (grasas 12) (hidratos 0.6)(grasas-mono 0) (desayuno si) (almuerzo si) (comida si) (merienda si) (cena si))" calcext:value-type="string">
            <text:p>(alimento (id 59) (nombre huevo-entero) (grupo 2) (veces 2) (tipo plasticos) <text:s/>(racion 8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0" calcext:value-type="float">
            <text:p>60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Huevo enter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61]*[.M61]/100" office:value-type="float" office:value="243" calcext:value-type="float">
            <text:p>243</text:p>
          </table:table-cell>
          <table:table-cell table:style-name="ce16" table:formula="of:=[.L61]*[.N61]*4/100" office:value-type="float" office:value="75.6" calcext:value-type="float">
            <text:p>75,6</text:p>
          </table:table-cell>
          <table:table-cell table:style-name="ce16" table:formula="of:=[.L61]*[.P61]*4/100" office:value-type="float" office:value="3.6" calcext:value-type="float">
            <text:p>3,6</text:p>
          </table:table-cell>
          <table:table-cell table:style-name="ce16" table:formula="of:=[.L61]*[.O61]*9/100" office:value-type="float" office:value="162" calcext:value-type="float">
            <text:p>162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62" calcext:value-type="float">
            <text:p>162</text:p>
          </table:table-cell>
          <table:table-cell table:style-name="ce25" office:value-type="float" office:value="12.6" calcext:value-type="float">
            <text:p>12.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.6" calcext:value-type="float">
            <text:p>0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1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31" table:formula="of:=CONCATENATE(&quot;(alimento (id &quot;;[.B61];&quot;) (nombre &quot;;[.W61];&quot;) (grupo &quot;;[.E61];&quot;) (veces &quot;;[.F61];&quot;) (tipo &quot;;[.G61];&quot;)  (racion &quot;;[.L61];&quot;) (kcal &quot;;[.M61];&quot;) (proteinas &quot;;[.N61];&quot;) (grasas &quot;;[.O61];&quot;) (hidratos &quot;;[.P61];&quot;)(grasas-mono &quot;;[.Q61];&quot;) (desayuno &quot;;[.R61];&quot;) (almuerzo &quot;;[.S61];&quot;) (comida &quot;;[.T61];&quot;) (merienda &quot;;[.U61];&quot;) (cena &quot;;[.V61];&quot;))&quot;)" office:value-type="string" office:string-value="(alimento (id 60) (nombre huevo-entero) (grupo 2) (veces 2) (tipo plasticos)  (racion 150) (kcal 162) (proteinas 12,6) (grasas 12) (hidratos 0,6)(grasas-mono 0) (desayuno si) (almuerzo si) (comida si) (merienda si) (cena si))" calcext:value-type="string">
            <text:p>(alimento (id 60) (nombre huevo-entero) (grupo 2) (veces 2) (tipo plasticos) <text:s/>(racion 150) (kcal 162) (proteinas 12,6) (grasas 12) (hidratos 0,6)(grasas-mono 0) (desayuno si) (almuerzo si) (comida si) (merienda si) (cena si))</text:p>
          </table:table-cell>
          <table:table-cell table:formula="of:=SUBSTITUTE([.X61];&quot;,&quot;;&quot;.&quot;)" office:value-type="string" office:string-value="(alimento (id 60) (nombre huevo-entero) (grupo 2) (veces 2) (tipo plasticos)  (racion 150) (kcal 162) (proteinas 12.6) (grasas 12) (hidratos 0.6)(grasas-mono 0) (desayuno si) (almuerzo si) (comida si) (merienda si) (cena si))" calcext:value-type="string">
            <text:p>(alimento (id 60) (nombre huevo-entero) (grupo 2) (veces 2) (tipo plasticos) <text:s/>(racion 15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1" calcext:value-type="float">
            <text:p>61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Huevo enter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62]*[.M62]/100" office:value-type="float" office:value="162" calcext:value-type="float">
            <text:p>162</text:p>
          </table:table-cell>
          <table:table-cell table:style-name="ce16" table:formula="of:=[.L62]*[.N62]*4/100" office:value-type="float" office:value="50.4" calcext:value-type="float">
            <text:p>50,4</text:p>
          </table:table-cell>
          <table:table-cell table:style-name="ce16" table:formula="of:=[.L62]*[.P62]*4/100" office:value-type="float" office:value="2.4" calcext:value-type="float">
            <text:p>2,4</text:p>
          </table:table-cell>
          <table:table-cell table:style-name="ce16" table:formula="of:=[.L62]*[.O62]*9/100" office:value-type="float" office:value="108" calcext:value-type="float">
            <text:p>10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62" calcext:value-type="float">
            <text:p>162</text:p>
          </table:table-cell>
          <table:table-cell table:style-name="ce25" office:value-type="float" office:value="12.6" calcext:value-type="float">
            <text:p>12.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.6" calcext:value-type="float">
            <text:p>0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2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31" table:formula="of:=CONCATENATE(&quot;(alimento (id &quot;;[.B62];&quot;) (nombre &quot;;[.W62];&quot;) (grupo &quot;;[.E62];&quot;) (veces &quot;;[.F62];&quot;) (tipo &quot;;[.G62];&quot;)  (racion &quot;;[.L62];&quot;) (kcal &quot;;[.M62];&quot;) (proteinas &quot;;[.N62];&quot;) (grasas &quot;;[.O62];&quot;) (hidratos &quot;;[.P62];&quot;)(grasas-mono &quot;;[.Q62];&quot;) (desayuno &quot;;[.R62];&quot;) (almuerzo &quot;;[.S62];&quot;) (comida &quot;;[.T62];&quot;) (merienda &quot;;[.U62];&quot;) (cena &quot;;[.V62];&quot;))&quot;)" office:value-type="string" office:string-value="(alimento (id 61) (nombre huevo-entero) (grupo 2) (veces 2) (tipo plasticos)  (racion 100) (kcal 162) (proteinas 12,6) (grasas 12) (hidratos 0,6)(grasas-mono 0) (desayuno si) (almuerzo si) (comida si) (merienda si) (cena si))" calcext:value-type="string">
            <text:p>(alimento (id 61) (nombre huevo-entero) (grupo 2) (veces 2) (tipo plasticos) <text:s/>(racion 100) (kcal 162) (proteinas 12,6) (grasas 12) (hidratos 0,6)(grasas-mono 0) (desayuno si) (almuerzo si) (comida si) (merienda si) (cena si))</text:p>
          </table:table-cell>
          <table:table-cell table:formula="of:=SUBSTITUTE([.X62];&quot;,&quot;;&quot;.&quot;)" office:value-type="string" office:string-value="(alimento (id 61) (nombre huevo-entero) (grupo 2) (veces 2) (tipo plasticos)  (racion 100) (kcal 162) (proteinas 12.6) (grasas 12) (hidratos 0.6)(grasas-mono 0) (desayuno si) (almuerzo si) (comida si) (merienda si) (cena si))" calcext:value-type="string">
            <text:p>(alimento (id 61) (nombre huevo-entero) (grupo 2) (veces 2) (tipo plasticos) <text:s/>(racion 10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2" calcext:value-type="float">
            <text:p>62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Huevo enter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63]*[.M63]/100" office:value-type="float" office:value="81" calcext:value-type="float">
            <text:p>81</text:p>
          </table:table-cell>
          <table:table-cell table:style-name="ce16" table:formula="of:=[.L63]*[.N63]*4/100" office:value-type="float" office:value="25.2" calcext:value-type="float">
            <text:p>25,2</text:p>
          </table:table-cell>
          <table:table-cell table:style-name="ce16" table:formula="of:=[.L63]*[.P63]*4/100" office:value-type="float" office:value="1.2" calcext:value-type="float">
            <text:p>1,2</text:p>
          </table:table-cell>
          <table:table-cell table:style-name="ce16" table:formula="of:=[.L63]*[.O63]*9/100" office:value-type="float" office:value="54" calcext:value-type="float">
            <text:p>54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62" calcext:value-type="float">
            <text:p>162</text:p>
          </table:table-cell>
          <table:table-cell table:style-name="ce25" office:value-type="float" office:value="12.6" calcext:value-type="float">
            <text:p>12.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.6" calcext:value-type="float">
            <text:p>0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3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31" table:formula="of:=CONCATENATE(&quot;(alimento (id &quot;;[.B63];&quot;) (nombre &quot;;[.W63];&quot;) (grupo &quot;;[.E63];&quot;) (veces &quot;;[.F63];&quot;) (tipo &quot;;[.G63];&quot;)  (racion &quot;;[.L63];&quot;) (kcal &quot;;[.M63];&quot;) (proteinas &quot;;[.N63];&quot;) (grasas &quot;;[.O63];&quot;) (hidratos &quot;;[.P63];&quot;)(grasas-mono &quot;;[.Q63];&quot;) (desayuno &quot;;[.R63];&quot;) (almuerzo &quot;;[.S63];&quot;) (comida &quot;;[.T63];&quot;) (merienda &quot;;[.U63];&quot;) (cena &quot;;[.V63];&quot;))&quot;)" office:value-type="string" office:string-value="(alimento (id 62) (nombre huevo-entero) (grupo 2) (veces 2) (tipo plasticos)  (racion 50) (kcal 162) (proteinas 12,6) (grasas 12) (hidratos 0,6)(grasas-mono 0) (desayuno si) (almuerzo si) (comida si) (merienda si) (cena si))" calcext:value-type="string">
            <text:p>(alimento (id 62) (nombre huevo-entero) (grupo 2) (veces 2) (tipo plasticos) <text:s/>(racion 50) (kcal 162) (proteinas 12,6) (grasas 12) (hidratos 0,6)(grasas-mono 0) (desayuno si) (almuerzo si) (comida si) (merienda si) (cena si))</text:p>
          </table:table-cell>
          <table:table-cell table:formula="of:=SUBSTITUTE([.X63];&quot;,&quot;;&quot;.&quot;)" office:value-type="string" office:string-value="(alimento (id 62) (nombre huevo-entero) (grupo 2) (veces 2) (tipo plasticos)  (racion 50) (kcal 162) (proteinas 12.6) (grasas 12) (hidratos 0.6)(grasas-mono 0) (desayuno si) (almuerzo si) (comida si) (merienda si) (cena si))" calcext:value-type="string">
            <text:p>(alimento (id 62) (nombre huevo-entero) (grupo 2) (veces 2) (tipo plasticos) <text:s/>(racion 5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3" calcext:value-type="float">
            <text:p>63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Huevo enter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64]*[.M64]/100" office:value-type="float" office:value="97.2" calcext:value-type="float">
            <text:p>97,2</text:p>
          </table:table-cell>
          <table:table-cell table:style-name="ce16" table:formula="of:=[.L64]*[.N64]*4/100" office:value-type="float" office:value="30.24" calcext:value-type="float">
            <text:p>30,24</text:p>
          </table:table-cell>
          <table:table-cell table:style-name="ce16" table:formula="of:=[.L64]*[.P64]*4/100" office:value-type="float" office:value="1.44" calcext:value-type="float">
            <text:p>1,44</text:p>
          </table:table-cell>
          <table:table-cell table:style-name="ce16" table:formula="of:=[.L64]*[.O64]*9/100" office:value-type="float" office:value="64.8" calcext:value-type="float">
            <text:p>64,8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162" calcext:value-type="float">
            <text:p>162</text:p>
          </table:table-cell>
          <table:table-cell table:style-name="ce25" office:value-type="float" office:value="12.6" calcext:value-type="float">
            <text:p>12.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.6" calcext:value-type="float">
            <text:p>0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4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31" table:formula="of:=CONCATENATE(&quot;(alimento (id &quot;;[.B64];&quot;) (nombre &quot;;[.W64];&quot;) (grupo &quot;;[.E64];&quot;) (veces &quot;;[.F64];&quot;) (tipo &quot;;[.G64];&quot;)  (racion &quot;;[.L64];&quot;) (kcal &quot;;[.M64];&quot;) (proteinas &quot;;[.N64];&quot;) (grasas &quot;;[.O64];&quot;) (hidratos &quot;;[.P64];&quot;)(grasas-mono &quot;;[.Q64];&quot;) (desayuno &quot;;[.R64];&quot;) (almuerzo &quot;;[.S64];&quot;) (comida &quot;;[.T64];&quot;) (merienda &quot;;[.U64];&quot;) (cena &quot;;[.V64];&quot;))&quot;)" office:value-type="string" office:string-value="(alimento (id 63) (nombre huevo-entero) (grupo 2) (veces 2) (tipo plasticos)  (racion 60) (kcal 162) (proteinas 12,6) (grasas 12) (hidratos 0,6)(grasas-mono 0) (desayuno si) (almuerzo si) (comida si) (merienda si) (cena si))" calcext:value-type="string">
            <text:p>(alimento (id 63) (nombre huevo-entero) (grupo 2) (veces 2) (tipo plasticos) <text:s/>(racion 60) (kcal 162) (proteinas 12,6) (grasas 12) (hidratos 0,6)(grasas-mono 0) (desayuno si) (almuerzo si) (comida si) (merienda si) (cena si))</text:p>
          </table:table-cell>
          <table:table-cell table:formula="of:=SUBSTITUTE([.X64];&quot;,&quot;;&quot;.&quot;)" office:value-type="string" office:string-value="(alimento (id 63) (nombre huevo-entero) (grupo 2) (veces 2) (tipo plasticos)  (racion 60) (kcal 162) (proteinas 12.6) (grasas 12) (hidratos 0.6)(grasas-mono 0) (desayuno si) (almuerzo si) (comida si) (merienda si) (cena si))" calcext:value-type="string">
            <text:p>(alimento (id 63) (nombre huevo-entero) (grupo 2) (veces 2) (tipo plasticos) <text:s/>(racion 6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4" calcext:value-type="float">
            <text:p>64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Huevo enter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65]*[.M65]/100" office:value-type="float" office:value="113.4" calcext:value-type="float">
            <text:p>113,4</text:p>
          </table:table-cell>
          <table:table-cell table:style-name="ce16" table:formula="of:=[.L65]*[.N65]*4/100" office:value-type="float" office:value="35.28" calcext:value-type="float">
            <text:p>35,28</text:p>
          </table:table-cell>
          <table:table-cell table:style-name="ce16" table:formula="of:=[.L65]*[.P65]*4/100" office:value-type="float" office:value="1.68" calcext:value-type="float">
            <text:p>1,68</text:p>
          </table:table-cell>
          <table:table-cell table:style-name="ce16" table:formula="of:=[.L65]*[.O65]*9/100" office:value-type="float" office:value="75.6" calcext:value-type="float">
            <text:p>75,6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62" calcext:value-type="float">
            <text:p>162</text:p>
          </table:table-cell>
          <table:table-cell table:style-name="ce25" office:value-type="float" office:value="12.6" calcext:value-type="float">
            <text:p>12.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.6" calcext:value-type="float">
            <text:p>0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5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31" table:formula="of:=CONCATENATE(&quot;(alimento (id &quot;;[.B65];&quot;) (nombre &quot;;[.W65];&quot;) (grupo &quot;;[.E65];&quot;) (veces &quot;;[.F65];&quot;) (tipo &quot;;[.G65];&quot;)  (racion &quot;;[.L65];&quot;) (kcal &quot;;[.M65];&quot;) (proteinas &quot;;[.N65];&quot;) (grasas &quot;;[.O65];&quot;) (hidratos &quot;;[.P65];&quot;)(grasas-mono &quot;;[.Q65];&quot;) (desayuno &quot;;[.R65];&quot;) (almuerzo &quot;;[.S65];&quot;) (comida &quot;;[.T65];&quot;) (merienda &quot;;[.U65];&quot;) (cena &quot;;[.V65];&quot;))&quot;)" office:value-type="string" office:string-value="(alimento (id 64) (nombre huevo-entero) (grupo 2) (veces 2) (tipo plasticos)  (racion 70) (kcal 162) (proteinas 12,6) (grasas 12) (hidratos 0,6)(grasas-mono 0) (desayuno si) (almuerzo si) (comida si) (merienda si) (cena si))" calcext:value-type="string">
            <text:p>(alimento (id 64) (nombre huevo-entero) (grupo 2) (veces 2) (tipo plasticos) <text:s/>(racion 70) (kcal 162) (proteinas 12,6) (grasas 12) (hidratos 0,6)(grasas-mono 0) (desayuno si) (almuerzo si) (comida si) (merienda si) (cena si))</text:p>
          </table:table-cell>
          <table:table-cell table:formula="of:=SUBSTITUTE([.X65];&quot;,&quot;;&quot;.&quot;)" office:value-type="string" office:string-value="(alimento (id 64) (nombre huevo-entero) (grupo 2) (veces 2) (tipo plasticos)  (racion 70) (kcal 162) (proteinas 12.6) (grasas 12) (hidratos 0.6)(grasas-mono 0) (desayuno si) (almuerzo si) (comida si) (merienda si) (cena si))" calcext:value-type="string">
            <text:p>(alimento (id 64) (nombre huevo-entero) (grupo 2) (veces 2) (tipo plasticos) <text:s/>(racion 7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5" calcext:value-type="float">
            <text:p>65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Merluz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66]*[.M66]/100" office:value-type="float" office:value="80" calcext:value-type="float">
            <text:p>80</text:p>
          </table:table-cell>
          <table:table-cell table:style-name="ce16" table:formula="of:=[.L66]*[.N66]*4/100" office:value-type="float" office:value="60" calcext:value-type="float">
            <text:p>60</text:p>
          </table:table-cell>
          <table:table-cell table:style-name="ce16" table:formula="of:=[.L66]*[.P66]*4/100" office:value-type="float" office:value="0" calcext:value-type="float">
            <text:p>0</text:p>
          </table:table-cell>
          <table:table-cell table:style-name="ce16" table:formula="of:=[.L66]*[.O66]*9/100" office:value-type="float" office:value="20.25" calcext:value-type="float">
            <text:p>20,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64" calcext:value-type="float">
            <text:p>6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6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31" table:formula="of:=CONCATENATE(&quot;(alimento (id &quot;;[.B66];&quot;) (nombre &quot;;[.W66];&quot;) (grupo &quot;;[.E66];&quot;) (veces &quot;;[.F66];&quot;) (tipo &quot;;[.G66];&quot;)  (racion &quot;;[.L66];&quot;) (kcal &quot;;[.M66];&quot;) (proteinas &quot;;[.N66];&quot;) (grasas &quot;;[.O66];&quot;) (hidratos &quot;;[.P66];&quot;)(grasas-mono &quot;;[.Q66];&quot;) (desayuno &quot;;[.R66];&quot;) (almuerzo &quot;;[.S66];&quot;) (comida &quot;;[.T66];&quot;) (merienda &quot;;[.U66];&quot;) (cena &quot;;[.V66];&quot;))&quot;)" office:value-type="string" office:string-value="(alimento (id 65) (nombre merluza) (grupo 2) (veces 1) (tipo plasticos)  (racion 125) (kcal 64) (proteinas 12) (grasas 1,8) (hidratos 0)(grasas-mono 0) (desayuno no) (almuerzo no) (comida si) (merienda no) (cena si))" calcext:value-type="string">
            <text:p>(alimento (id 65) (nombre merluza) (grupo 2) (veces 1) (tipo plasticos) <text:s/>(racion 125) (kcal 64) (proteinas 12) (grasas 1,8) (hidratos 0)(grasas-mono 0) (desayuno no) (almuerzo no) (comida si) (merienda no) (cena si))</text:p>
          </table:table-cell>
          <table:table-cell table:formula="of:=SUBSTITUTE([.X66];&quot;,&quot;;&quot;.&quot;)" office:value-type="string" office:string-value="(alimento (id 65) (nombre merluza) (grupo 2) (veces 1) (tipo plasticos)  (racion 125) (kcal 64) (proteinas 12) (grasas 1.8) (hidratos 0)(grasas-mono 0) (desayuno no) (almuerzo no) (comida si) (merienda no) (cena si))" calcext:value-type="string">
            <text:p>(alimento (id 65) (nombre merluza) (grupo 2) (veces 1) (tipo plasticos) <text:s/>(racion 125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6" calcext:value-type="float">
            <text:p>66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Merluz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67]*[.M67]/100" office:value-type="float" office:value="51.2" calcext:value-type="float">
            <text:p>51,2</text:p>
          </table:table-cell>
          <table:table-cell table:style-name="ce16" table:formula="of:=[.L67]*[.N67]*4/100" office:value-type="float" office:value="38.4" calcext:value-type="float">
            <text:p>38,4</text:p>
          </table:table-cell>
          <table:table-cell table:style-name="ce16" table:formula="of:=[.L67]*[.P67]*4/100" office:value-type="float" office:value="0" calcext:value-type="float">
            <text:p>0</text:p>
          </table:table-cell>
          <table:table-cell table:style-name="ce16" table:formula="of:=[.L67]*[.O67]*9/100" office:value-type="float" office:value="12.96" calcext:value-type="float">
            <text:p>12,96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64" calcext:value-type="float">
            <text:p>6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7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31" table:formula="of:=CONCATENATE(&quot;(alimento (id &quot;;[.B67];&quot;) (nombre &quot;;[.W67];&quot;) (grupo &quot;;[.E67];&quot;) (veces &quot;;[.F67];&quot;) (tipo &quot;;[.G67];&quot;)  (racion &quot;;[.L67];&quot;) (kcal &quot;;[.M67];&quot;) (proteinas &quot;;[.N67];&quot;) (grasas &quot;;[.O67];&quot;) (hidratos &quot;;[.P67];&quot;)(grasas-mono &quot;;[.Q67];&quot;) (desayuno &quot;;[.R67];&quot;) (almuerzo &quot;;[.S67];&quot;) (comida &quot;;[.T67];&quot;) (merienda &quot;;[.U67];&quot;) (cena &quot;;[.V67];&quot;))&quot;)" office:value-type="string" office:string-value="(alimento (id 66) (nombre merluza) (grupo 2) (veces 1) (tipo plasticos)  (racion 80) (kcal 64) (proteinas 12) (grasas 1,8) (hidratos 0)(grasas-mono 0) (desayuno no) (almuerzo no) (comida si) (merienda no) (cena si))" calcext:value-type="string">
            <text:p>(alimento (id 66) (nombre merluza) (grupo 2) (veces 1) (tipo plasticos) <text:s/>(racion 80) (kcal 64) (proteinas 12) (grasas 1,8) (hidratos 0)(grasas-mono 0) (desayuno no) (almuerzo no) (comida si) (merienda no) (cena si))</text:p>
          </table:table-cell>
          <table:table-cell table:formula="of:=SUBSTITUTE([.X67];&quot;,&quot;;&quot;.&quot;)" office:value-type="string" office:string-value="(alimento (id 66) (nombre merluza) (grupo 2) (veces 1) (tipo plasticos)  (racion 80) (kcal 64) (proteinas 12) (grasas 1.8) (hidratos 0)(grasas-mono 0) (desayuno no) (almuerzo no) (comida si) (merienda no) (cena si))" calcext:value-type="string">
            <text:p>(alimento (id 66) (nombre merluza) (grupo 2) (veces 1) (tipo plasticos) <text:s/>(racion 80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7" calcext:value-type="float">
            <text:p>67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Merluz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68]*[.M68]/100" office:value-type="float" office:value="96" calcext:value-type="float">
            <text:p>96</text:p>
          </table:table-cell>
          <table:table-cell table:style-name="ce16" table:formula="of:=[.L68]*[.N68]*4/100" office:value-type="float" office:value="72" calcext:value-type="float">
            <text:p>72</text:p>
          </table:table-cell>
          <table:table-cell table:style-name="ce16" table:formula="of:=[.L68]*[.P68]*4/100" office:value-type="float" office:value="0" calcext:value-type="float">
            <text:p>0</text:p>
          </table:table-cell>
          <table:table-cell table:style-name="ce16" table:formula="of:=[.L68]*[.O68]*9/100" office:value-type="float" office:value="24.3" calcext:value-type="float">
            <text:p>24,3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64" calcext:value-type="float">
            <text:p>6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8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31" table:formula="of:=CONCATENATE(&quot;(alimento (id &quot;;[.B68];&quot;) (nombre &quot;;[.W68];&quot;) (grupo &quot;;[.E68];&quot;) (veces &quot;;[.F68];&quot;) (tipo &quot;;[.G68];&quot;)  (racion &quot;;[.L68];&quot;) (kcal &quot;;[.M68];&quot;) (proteinas &quot;;[.N68];&quot;) (grasas &quot;;[.O68];&quot;) (hidratos &quot;;[.P68];&quot;)(grasas-mono &quot;;[.Q68];&quot;) (desayuno &quot;;[.R68];&quot;) (almuerzo &quot;;[.S68];&quot;) (comida &quot;;[.T68];&quot;) (merienda &quot;;[.U68];&quot;) (cena &quot;;[.V68];&quot;))&quot;)" office:value-type="string" office:string-value="(alimento (id 67) (nombre merluza) (grupo 2) (veces 1) (tipo plasticos)  (racion 150) (kcal 64) (proteinas 12) (grasas 1,8) (hidratos 0)(grasas-mono 0) (desayuno no) (almuerzo no) (comida si) (merienda no) (cena si))" calcext:value-type="string">
            <text:p>(alimento (id 67) (nombre merluza) (grupo 2) (veces 1) (tipo plasticos) <text:s/>(racion 150) (kcal 64) (proteinas 12) (grasas 1,8) (hidratos 0)(grasas-mono 0) (desayuno no) (almuerzo no) (comida si) (merienda no) (cena si))</text:p>
          </table:table-cell>
          <table:table-cell table:formula="of:=SUBSTITUTE([.X68];&quot;,&quot;;&quot;.&quot;)" office:value-type="string" office:string-value="(alimento (id 67) (nombre merluza) (grupo 2) (veces 1) (tipo plasticos)  (racion 150) (kcal 64) (proteinas 12) (grasas 1.8) (hidratos 0)(grasas-mono 0) (desayuno no) (almuerzo no) (comida si) (merienda no) (cena si))" calcext:value-type="string">
            <text:p>(alimento (id 67) (nombre merluza) (grupo 2) (veces 1) (tipo plasticos) <text:s/>(racion 150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8" calcext:value-type="float">
            <text:p>68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Merluz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69]*[.M69]/100" office:value-type="float" office:value="64" calcext:value-type="float">
            <text:p>64</text:p>
          </table:table-cell>
          <table:table-cell table:style-name="ce16" table:formula="of:=[.L69]*[.N69]*4/100" office:value-type="float" office:value="48" calcext:value-type="float">
            <text:p>48</text:p>
          </table:table-cell>
          <table:table-cell table:style-name="ce16" table:formula="of:=[.L69]*[.P69]*4/100" office:value-type="float" office:value="0" calcext:value-type="float">
            <text:p>0</text:p>
          </table:table-cell>
          <table:table-cell table:style-name="ce16" table:formula="of:=[.L69]*[.O69]*9/100" office:value-type="float" office:value="16.2" calcext:value-type="float">
            <text:p>16,2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64" calcext:value-type="float">
            <text:p>6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9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31" table:formula="of:=CONCATENATE(&quot;(alimento (id &quot;;[.B69];&quot;) (nombre &quot;;[.W69];&quot;) (grupo &quot;;[.E69];&quot;) (veces &quot;;[.F69];&quot;) (tipo &quot;;[.G69];&quot;)  (racion &quot;;[.L69];&quot;) (kcal &quot;;[.M69];&quot;) (proteinas &quot;;[.N69];&quot;) (grasas &quot;;[.O69];&quot;) (hidratos &quot;;[.P69];&quot;)(grasas-mono &quot;;[.Q69];&quot;) (desayuno &quot;;[.R69];&quot;) (almuerzo &quot;;[.S69];&quot;) (comida &quot;;[.T69];&quot;) (merienda &quot;;[.U69];&quot;) (cena &quot;;[.V69];&quot;))&quot;)" office:value-type="string" office:string-value="(alimento (id 68) (nombre merluza) (grupo 2) (veces 1) (tipo plasticos)  (racion 100) (kcal 64) (proteinas 12) (grasas 1,8) (hidratos 0)(grasas-mono 0) (desayuno no) (almuerzo no) (comida si) (merienda no) (cena si))" calcext:value-type="string">
            <text:p>(alimento (id 68) (nombre merluza) (grupo 2) (veces 1) (tipo plasticos) <text:s/>(racion 100) (kcal 64) (proteinas 12) (grasas 1,8) (hidratos 0)(grasas-mono 0) (desayuno no) (almuerzo no) (comida si) (merienda no) (cena si))</text:p>
          </table:table-cell>
          <table:table-cell table:formula="of:=SUBSTITUTE([.X69];&quot;,&quot;;&quot;.&quot;)" office:value-type="string" office:string-value="(alimento (id 68) (nombre merluza) (grupo 2) (veces 1) (tipo plasticos)  (racion 100) (kcal 64) (proteinas 12) (grasas 1.8) (hidratos 0)(grasas-mono 0) (desayuno no) (almuerzo no) (comida si) (merienda no) (cena si))" calcext:value-type="string">
            <text:p>(alimento (id 68) (nombre merluza) (grupo 2) (veces 1) (tipo plasticos) <text:s/>(racion 100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9" calcext:value-type="float">
            <text:p>69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Pollo pechug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70]*[.M70]/100" office:value-type="float" office:value="169.5" calcext:value-type="float">
            <text:p>169,5</text:p>
          </table:table-cell>
          <table:table-cell table:style-name="ce16" table:formula="of:=[.L70]*[.N70]*4/100" office:value-type="float" office:value="123.6" calcext:value-type="float">
            <text:p>123,6</text:p>
          </table:table-cell>
          <table:table-cell table:style-name="ce16" table:formula="of:=[.L70]*[.P70]*4/100" office:value-type="float" office:value="0" calcext:value-type="float">
            <text:p>0</text:p>
          </table:table-cell>
          <table:table-cell table:style-name="ce16" table:formula="of:=[.L70]*[.O70]*9/100" office:value-type="float" office:value="45.9" calcext:value-type="float">
            <text:p>45,9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13" calcext:value-type="float">
            <text:p>113</text:p>
          </table:table-cell>
          <table:table-cell table:style-name="ce25" office:value-type="float" office:value="20.6" calcext:value-type="float">
            <text:p>20.6</text:p>
          </table:table-cell>
          <table:table-cell table:style-name="ce25" office:value-type="float" office:value="3.4" calcext:value-type="float">
            <text:p>3.4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0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31" table:formula="of:=CONCATENATE(&quot;(alimento (id &quot;;[.B70];&quot;) (nombre &quot;;[.W70];&quot;) (grupo &quot;;[.E70];&quot;) (veces &quot;;[.F70];&quot;) (tipo &quot;;[.G70];&quot;)  (racion &quot;;[.L70];&quot;) (kcal &quot;;[.M70];&quot;) (proteinas &quot;;[.N70];&quot;) (grasas &quot;;[.O70];&quot;) (hidratos &quot;;[.P70];&quot;)(grasas-mono &quot;;[.Q70];&quot;) (desayuno &quot;;[.R70];&quot;) (almuerzo &quot;;[.S70];&quot;) (comida &quot;;[.T70];&quot;) (merienda &quot;;[.U70];&quot;) (cena &quot;;[.V70];&quot;))&quot;)" office:value-type="string" office:string-value="(alimento (id 69) (nombre pollo-pechuga) (grupo 2) (veces 1) (tipo plasticos)  (racion 150) (kcal 113) (proteinas 20,6) (grasas 3,4) (hidratos 0)(grasas-mono 0) (desayuno no) (almuerzo si) (comida si) (merienda no) (cena si))" calcext:value-type="string">
            <text:p>(alimento (id 69) (nombre pollo-pechuga) (grupo 2) (veces 1) (tipo plasticos) <text:s/>(racion 150) (kcal 113) (proteinas 20,6) (grasas 3,4) (hidratos 0)(grasas-mono 0) (desayuno no) (almuerzo si) (comida si) (merienda no) (cena si))</text:p>
          </table:table-cell>
          <table:table-cell table:formula="of:=SUBSTITUTE([.X70];&quot;,&quot;;&quot;.&quot;)" office:value-type="string" office:string-value="(alimento (id 69) (nombre pollo-pechuga) (grupo 2) (veces 1) (tipo plasticos)  (racion 150) (kcal 113) (proteinas 20.6) (grasas 3.4) (hidratos 0)(grasas-mono 0) (desayuno no) (almuerzo si) (comida si) (merienda no) (cena si))" calcext:value-type="string">
            <text:p>(alimento (id 69) (nombre pollo-pechuga) (grupo 2) (veces 1) (tipo plasticos) <text:s/>(racion 150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70" calcext:value-type="float">
            <text:p>70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Pollo pechug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71]*[.M71]/100" office:value-type="float" office:value="141.25" calcext:value-type="float">
            <text:p>141,25</text:p>
          </table:table-cell>
          <table:table-cell table:style-name="ce16" table:formula="of:=[.L71]*[.N71]*4/100" office:value-type="float" office:value="103" calcext:value-type="float">
            <text:p>103</text:p>
          </table:table-cell>
          <table:table-cell table:style-name="ce16" table:formula="of:=[.L71]*[.P71]*4/100" office:value-type="float" office:value="0" calcext:value-type="float">
            <text:p>0</text:p>
          </table:table-cell>
          <table:table-cell table:style-name="ce16" table:formula="of:=[.L71]*[.O71]*9/100" office:value-type="float" office:value="38.25" calcext:value-type="float">
            <text:p>38,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13" calcext:value-type="float">
            <text:p>113</text:p>
          </table:table-cell>
          <table:table-cell table:style-name="ce25" office:value-type="float" office:value="20.6" calcext:value-type="float">
            <text:p>20.6</text:p>
          </table:table-cell>
          <table:table-cell table:style-name="ce25" office:value-type="float" office:value="3.4" calcext:value-type="float">
            <text:p>3.4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1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31" table:formula="of:=CONCATENATE(&quot;(alimento (id &quot;;[.B71];&quot;) (nombre &quot;;[.W71];&quot;) (grupo &quot;;[.E71];&quot;) (veces &quot;;[.F71];&quot;) (tipo &quot;;[.G71];&quot;)  (racion &quot;;[.L71];&quot;) (kcal &quot;;[.M71];&quot;) (proteinas &quot;;[.N71];&quot;) (grasas &quot;;[.O71];&quot;) (hidratos &quot;;[.P71];&quot;)(grasas-mono &quot;;[.Q71];&quot;) (desayuno &quot;;[.R71];&quot;) (almuerzo &quot;;[.S71];&quot;) (comida &quot;;[.T71];&quot;) (merienda &quot;;[.U71];&quot;) (cena &quot;;[.V71];&quot;))&quot;)" office:value-type="string" office:string-value="(alimento (id 70) (nombre pollo-pechuga) (grupo 2) (veces 1) (tipo plasticos)  (racion 125) (kcal 113) (proteinas 20,6) (grasas 3,4) (hidratos 0)(grasas-mono 0) (desayuno no) (almuerzo si) (comida si) (merienda no) (cena si))" calcext:value-type="string">
            <text:p>(alimento (id 70) (nombre pollo-pechuga) (grupo 2) (veces 1) (tipo plasticos) <text:s/>(racion 125) (kcal 113) (proteinas 20,6) (grasas 3,4) (hidratos 0)(grasas-mono 0) (desayuno no) (almuerzo si) (comida si) (merienda no) (cena si))</text:p>
          </table:table-cell>
          <table:table-cell table:formula="of:=SUBSTITUTE([.X71];&quot;,&quot;;&quot;.&quot;)" office:value-type="string" office:string-value="(alimento (id 70) (nombre pollo-pechuga) (grupo 2) (veces 1) (tipo plasticos)  (racion 125) (kcal 113) (proteinas 20.6) (grasas 3.4) (hidratos 0)(grasas-mono 0) (desayuno no) (almuerzo si) (comida si) (merienda no) (cena si))" calcext:value-type="string">
            <text:p>(alimento (id 70) (nombre pollo-pechuga) (grupo 2) (veces 1) (tipo plasticos) <text:s/>(racion 125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71" calcext:value-type="float">
            <text:p>71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Pollo pechug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72]*[.M72]/100" office:value-type="float" office:value="113" calcext:value-type="float">
            <text:p>113</text:p>
          </table:table-cell>
          <table:table-cell table:style-name="ce16" table:formula="of:=[.L72]*[.N72]*4/100" office:value-type="float" office:value="82.4" calcext:value-type="float">
            <text:p>82,4</text:p>
          </table:table-cell>
          <table:table-cell table:style-name="ce16" table:formula="of:=[.L72]*[.P72]*4/100" office:value-type="float" office:value="0" calcext:value-type="float">
            <text:p>0</text:p>
          </table:table-cell>
          <table:table-cell table:style-name="ce16" table:formula="of:=[.L72]*[.O72]*9/100" office:value-type="float" office:value="30.6" calcext:value-type="float">
            <text:p>30,6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13" calcext:value-type="float">
            <text:p>113</text:p>
          </table:table-cell>
          <table:table-cell table:style-name="ce25" office:value-type="float" office:value="20.6" calcext:value-type="float">
            <text:p>20.6</text:p>
          </table:table-cell>
          <table:table-cell table:style-name="ce25" office:value-type="float" office:value="3.4" calcext:value-type="float">
            <text:p>3.4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2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31" table:formula="of:=CONCATENATE(&quot;(alimento (id &quot;;[.B72];&quot;) (nombre &quot;;[.W72];&quot;) (grupo &quot;;[.E72];&quot;) (veces &quot;;[.F72];&quot;) (tipo &quot;;[.G72];&quot;)  (racion &quot;;[.L72];&quot;) (kcal &quot;;[.M72];&quot;) (proteinas &quot;;[.N72];&quot;) (grasas &quot;;[.O72];&quot;) (hidratos &quot;;[.P72];&quot;)(grasas-mono &quot;;[.Q72];&quot;) (desayuno &quot;;[.R72];&quot;) (almuerzo &quot;;[.S72];&quot;) (comida &quot;;[.T72];&quot;) (merienda &quot;;[.U72];&quot;) (cena &quot;;[.V72];&quot;))&quot;)" office:value-type="string" office:string-value="(alimento (id 71) (nombre pollo-pechuga) (grupo 2) (veces 1) (tipo plasticos)  (racion 100) (kcal 113) (proteinas 20,6) (grasas 3,4) (hidratos 0)(grasas-mono 0) (desayuno no) (almuerzo si) (comida si) (merienda no) (cena si))" calcext:value-type="string">
            <text:p>(alimento (id 71) (nombre pollo-pechuga) (grupo 2) (veces 1) (tipo plasticos) <text:s/>(racion 100) (kcal 113) (proteinas 20,6) (grasas 3,4) (hidratos 0)(grasas-mono 0) (desayuno no) (almuerzo si) (comida si) (merienda no) (cena si))</text:p>
          </table:table-cell>
          <table:table-cell table:formula="of:=SUBSTITUTE([.X72];&quot;,&quot;;&quot;.&quot;)" office:value-type="string" office:string-value="(alimento (id 71) (nombre pollo-pechuga) (grupo 2) (veces 1) (tipo plasticos)  (racion 100) (kcal 113) (proteinas 20.6) (grasas 3.4) (hidratos 0)(grasas-mono 0) (desayuno no) (almuerzo si) (comida si) (merienda no) (cena si))" calcext:value-type="string">
            <text:p>(alimento (id 71) (nombre pollo-pechuga) (grupo 2) (veces 1) (tipo plasticos) <text:s/>(racion 100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72" calcext:value-type="float">
            <text:p>72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Pollo pechug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73]*[.M73]/100" office:value-type="float" office:value="84.75" calcext:value-type="float">
            <text:p>84,75</text:p>
          </table:table-cell>
          <table:table-cell table:style-name="ce16" table:formula="of:=[.L73]*[.N73]*4/100" office:value-type="float" office:value="61.8" calcext:value-type="float">
            <text:p>61,8</text:p>
          </table:table-cell>
          <table:table-cell table:style-name="ce16" table:formula="of:=[.L73]*[.P73]*4/100" office:value-type="float" office:value="0" calcext:value-type="float">
            <text:p>0</text:p>
          </table:table-cell>
          <table:table-cell table:style-name="ce16" table:formula="of:=[.L73]*[.O73]*9/100" office:value-type="float" office:value="22.95" calcext:value-type="float">
            <text:p>22,9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13" calcext:value-type="float">
            <text:p>113</text:p>
          </table:table-cell>
          <table:table-cell table:style-name="ce25" office:value-type="float" office:value="20.6" calcext:value-type="float">
            <text:p>20.6</text:p>
          </table:table-cell>
          <table:table-cell table:style-name="ce25" office:value-type="float" office:value="3.4" calcext:value-type="float">
            <text:p>3.4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3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31" table:formula="of:=CONCATENATE(&quot;(alimento (id &quot;;[.B73];&quot;) (nombre &quot;;[.W73];&quot;) (grupo &quot;;[.E73];&quot;) (veces &quot;;[.F73];&quot;) (tipo &quot;;[.G73];&quot;)  (racion &quot;;[.L73];&quot;) (kcal &quot;;[.M73];&quot;) (proteinas &quot;;[.N73];&quot;) (grasas &quot;;[.O73];&quot;) (hidratos &quot;;[.P73];&quot;)(grasas-mono &quot;;[.Q73];&quot;) (desayuno &quot;;[.R73];&quot;) (almuerzo &quot;;[.S73];&quot;) (comida &quot;;[.T73];&quot;) (merienda &quot;;[.U73];&quot;) (cena &quot;;[.V73];&quot;))&quot;)" office:value-type="string" office:string-value="(alimento (id 72) (nombre pollo-pechuga) (grupo 2) (veces 1) (tipo plasticos)  (racion 75) (kcal 113) (proteinas 20,6) (grasas 3,4) (hidratos 0)(grasas-mono 0) (desayuno no) (almuerzo si) (comida si) (merienda no) (cena si))" calcext:value-type="string">
            <text:p>(alimento (id 72) (nombre pollo-pechuga) (grupo 2) (veces 1) (tipo plasticos) <text:s/>(racion 75) (kcal 113) (proteinas 20,6) (grasas 3,4) (hidratos 0)(grasas-mono 0) (desayuno no) (almuerzo si) (comida si) (merienda no) (cena si))</text:p>
          </table:table-cell>
          <table:table-cell table:formula="of:=SUBSTITUTE([.X73];&quot;,&quot;;&quot;.&quot;)" office:value-type="string" office:string-value="(alimento (id 72) (nombre pollo-pechuga) (grupo 2) (veces 1) (tipo plasticos)  (racion 75) (kcal 113) (proteinas 20.6) (grasas 3.4) (hidratos 0)(grasas-mono 0) (desayuno no) (almuerzo si) (comida si) (merienda no) (cena si))" calcext:value-type="string">
            <text:p>(alimento (id 72) (nombre pollo-pechuga) (grupo 2) (veces 1) (tipo plasticos) <text:s/>(racion 75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73" calcext:value-type="float">
            <text:p>73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Pollo pechug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74]*[.M74]/100" office:value-type="float" office:value="56.5" calcext:value-type="float">
            <text:p>56,5</text:p>
          </table:table-cell>
          <table:table-cell table:style-name="ce16" table:formula="of:=[.L74]*[.N74]*4/100" office:value-type="float" office:value="41.2" calcext:value-type="float">
            <text:p>41,2</text:p>
          </table:table-cell>
          <table:table-cell table:style-name="ce16" table:formula="of:=[.L74]*[.P74]*4/100" office:value-type="float" office:value="0" calcext:value-type="float">
            <text:p>0</text:p>
          </table:table-cell>
          <table:table-cell table:style-name="ce16" table:formula="of:=[.L74]*[.O74]*9/100" office:value-type="float" office:value="15.3" calcext:value-type="float">
            <text:p>15,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13" calcext:value-type="float">
            <text:p>113</text:p>
          </table:table-cell>
          <table:table-cell table:style-name="ce25" office:value-type="float" office:value="20.6" calcext:value-type="float">
            <text:p>20.6</text:p>
          </table:table-cell>
          <table:table-cell table:style-name="ce25" office:value-type="float" office:value="3.4" calcext:value-type="float">
            <text:p>3.4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4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31" table:formula="of:=CONCATENATE(&quot;(alimento (id &quot;;[.B74];&quot;) (nombre &quot;;[.W74];&quot;) (grupo &quot;;[.E74];&quot;) (veces &quot;;[.F74];&quot;) (tipo &quot;;[.G74];&quot;)  (racion &quot;;[.L74];&quot;) (kcal &quot;;[.M74];&quot;) (proteinas &quot;;[.N74];&quot;) (grasas &quot;;[.O74];&quot;) (hidratos &quot;;[.P74];&quot;)(grasas-mono &quot;;[.Q74];&quot;) (desayuno &quot;;[.R74];&quot;) (almuerzo &quot;;[.S74];&quot;) (comida &quot;;[.T74];&quot;) (merienda &quot;;[.U74];&quot;) (cena &quot;;[.V74];&quot;))&quot;)" office:value-type="string" office:string-value="(alimento (id 73) (nombre pollo-pechuga) (grupo 2) (veces 1) (tipo plasticos)  (racion 50) (kcal 113) (proteinas 20,6) (grasas 3,4) (hidratos 0)(grasas-mono 0) (desayuno no) (almuerzo si) (comida si) (merienda no) (cena si))" calcext:value-type="string">
            <text:p>(alimento (id 73) (nombre pollo-pechuga) (grupo 2) (veces 1) (tipo plasticos) <text:s/>(racion 50) (kcal 113) (proteinas 20,6) (grasas 3,4) (hidratos 0)(grasas-mono 0) (desayuno no) (almuerzo si) (comida si) (merienda no) (cena si))</text:p>
          </table:table-cell>
          <table:table-cell table:formula="of:=SUBSTITUTE([.X74];&quot;,&quot;;&quot;.&quot;)" office:value-type="string" office:string-value="(alimento (id 73) (nombre pollo-pechuga) (grupo 2) (veces 1) (tipo plasticos)  (racion 50) (kcal 113) (proteinas 20.6) (grasas 3.4) (hidratos 0)(grasas-mono 0) (desayuno no) (almuerzo si) (comida si) (merienda no) (cena si))" calcext:value-type="string">
            <text:p>(alimento (id 73) (nombre pollo-pechuga) (grupo 2) (veces 1) (tipo plasticos) <text:s/>(racion 50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74" calcext:value-type="float">
            <text:p>74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món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75]*[.M75]/100" office:value-type="float" office:value="238.75" calcext:value-type="float">
            <text:p>238,75</text:p>
          </table:table-cell>
          <table:table-cell table:style-name="ce16" table:formula="of:=[.L75]*[.N75]*4/100" office:value-type="float" office:value="103" calcext:value-type="float">
            <text:p>103</text:p>
          </table:table-cell>
          <table:table-cell table:style-name="ce16" table:formula="of:=[.L75]*[.P75]*4/100" office:value-type="float" office:value="0" calcext:value-type="float">
            <text:p>0</text:p>
          </table:table-cell>
          <table:table-cell table:style-name="ce16" table:formula="of:=[.L75]*[.O75]*9/100" office:value-type="float" office:value="135" calcext:value-type="float">
            <text:p>13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91" calcext:value-type="float">
            <text:p>191</text:p>
          </table:table-cell>
          <table:table-cell table:style-name="ce25" office:value-type="float" office:value="20.6" calcext:value-type="float">
            <text:p>20.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5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31" table:formula="of:=CONCATENATE(&quot;(alimento (id &quot;;[.B75];&quot;) (nombre &quot;;[.W75];&quot;) (grupo &quot;;[.E75];&quot;) (veces &quot;;[.F75];&quot;) (tipo &quot;;[.G75];&quot;)  (racion &quot;;[.L75];&quot;) (kcal &quot;;[.M75];&quot;) (proteinas &quot;;[.N75];&quot;) (grasas &quot;;[.O75];&quot;) (hidratos &quot;;[.P75];&quot;)(grasas-mono &quot;;[.Q75];&quot;) (desayuno &quot;;[.R75];&quot;) (almuerzo &quot;;[.S75];&quot;) (comida &quot;;[.T75];&quot;) (merienda &quot;;[.U75];&quot;) (cena &quot;;[.V75];&quot;))&quot;)" office:value-type="string" office:string-value="(alimento (id 74) (nombre salmon) (grupo 2) (veces 1) (tipo plasticos)  (racion 125) (kcal 191) (proteinas 20,6) (grasas 12) (hidratos 0)(grasas-mono 0) (desayuno no) (almuerzo no) (comida si) (merienda no) (cena si))" calcext:value-type="string">
            <text:p>(alimento (id 74) (nombre salmon) (grupo 2) (veces 1) (tipo plasticos) <text:s/>(racion 125) (kcal 191) (proteinas 20,6) (grasas 12) (hidratos 0)(grasas-mono 0) (desayuno no) (almuerzo no) (comida si) (merienda no) (cena si))</text:p>
          </table:table-cell>
          <table:table-cell table:formula="of:=SUBSTITUTE([.X75];&quot;,&quot;;&quot;.&quot;)" office:value-type="string" office:string-value="(alimento (id 74) (nombre salmon) (grupo 2) (veces 1) (tipo plasticos)  (racion 125) (kcal 191) (proteinas 20.6) (grasas 12) (hidratos 0)(grasas-mono 0) (desayuno no) (almuerzo no) (comida si) (merienda no) (cena si))" calcext:value-type="string">
            <text:p>(alimento (id 74) (nombre salmon) (grupo 2) (veces 1) (tipo plasticos) <text:s/>(racion 125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75" calcext:value-type="float">
            <text:p>75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món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76]*[.M76]/100" office:value-type="float" office:value="152.8" calcext:value-type="float">
            <text:p>152,8</text:p>
          </table:table-cell>
          <table:table-cell table:style-name="ce16" table:formula="of:=[.L76]*[.N76]*4/100" office:value-type="float" office:value="65.92" calcext:value-type="float">
            <text:p>65,92</text:p>
          </table:table-cell>
          <table:table-cell table:style-name="ce16" table:formula="of:=[.L76]*[.P76]*4/100" office:value-type="float" office:value="0" calcext:value-type="float">
            <text:p>0</text:p>
          </table:table-cell>
          <table:table-cell table:style-name="ce16" table:formula="of:=[.L76]*[.O76]*9/100" office:value-type="float" office:value="86.4" calcext:value-type="float">
            <text:p>86,4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191" calcext:value-type="float">
            <text:p>191</text:p>
          </table:table-cell>
          <table:table-cell table:style-name="ce25" office:value-type="float" office:value="20.6" calcext:value-type="float">
            <text:p>20.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6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31" table:formula="of:=CONCATENATE(&quot;(alimento (id &quot;;[.B76];&quot;) (nombre &quot;;[.W76];&quot;) (grupo &quot;;[.E76];&quot;) (veces &quot;;[.F76];&quot;) (tipo &quot;;[.G76];&quot;)  (racion &quot;;[.L76];&quot;) (kcal &quot;;[.M76];&quot;) (proteinas &quot;;[.N76];&quot;) (grasas &quot;;[.O76];&quot;) (hidratos &quot;;[.P76];&quot;)(grasas-mono &quot;;[.Q76];&quot;) (desayuno &quot;;[.R76];&quot;) (almuerzo &quot;;[.S76];&quot;) (comida &quot;;[.T76];&quot;) (merienda &quot;;[.U76];&quot;) (cena &quot;;[.V76];&quot;))&quot;)" office:value-type="string" office:string-value="(alimento (id 75) (nombre salmon) (grupo 2) (veces 1) (tipo plasticos)  (racion 80) (kcal 191) (proteinas 20,6) (grasas 12) (hidratos 0)(grasas-mono 0) (desayuno no) (almuerzo no) (comida si) (merienda no) (cena si))" calcext:value-type="string">
            <text:p>(alimento (id 75) (nombre salmon) (grupo 2) (veces 1) (tipo plasticos) <text:s/>(racion 80) (kcal 191) (proteinas 20,6) (grasas 12) (hidratos 0)(grasas-mono 0) (desayuno no) (almuerzo no) (comida si) (merienda no) (cena si))</text:p>
          </table:table-cell>
          <table:table-cell table:formula="of:=SUBSTITUTE([.X76];&quot;,&quot;;&quot;.&quot;)" office:value-type="string" office:string-value="(alimento (id 75) (nombre salmon) (grupo 2) (veces 1) (tipo plasticos)  (racion 80) (kcal 191) (proteinas 20.6) (grasas 12) (hidratos 0)(grasas-mono 0) (desayuno no) (almuerzo no) (comida si) (merienda no) (cena si))" calcext:value-type="string">
            <text:p>(alimento (id 75) (nombre salmon) (grupo 2) (veces 1) (tipo plasticos) <text:s/>(racion 80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76" calcext:value-type="float">
            <text:p>76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món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77]*[.M77]/100" office:value-type="float" office:value="286.5" calcext:value-type="float">
            <text:p>286,5</text:p>
          </table:table-cell>
          <table:table-cell table:style-name="ce16" table:formula="of:=[.L77]*[.N77]*4/100" office:value-type="float" office:value="123.6" calcext:value-type="float">
            <text:p>123,6</text:p>
          </table:table-cell>
          <table:table-cell table:style-name="ce16" table:formula="of:=[.L77]*[.P77]*4/100" office:value-type="float" office:value="0" calcext:value-type="float">
            <text:p>0</text:p>
          </table:table-cell>
          <table:table-cell table:style-name="ce16" table:formula="of:=[.L77]*[.O77]*9/100" office:value-type="float" office:value="162" calcext:value-type="float">
            <text:p>162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91" calcext:value-type="float">
            <text:p>191</text:p>
          </table:table-cell>
          <table:table-cell table:style-name="ce25" office:value-type="float" office:value="20.6" calcext:value-type="float">
            <text:p>20.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7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31" table:formula="of:=CONCATENATE(&quot;(alimento (id &quot;;[.B77];&quot;) (nombre &quot;;[.W77];&quot;) (grupo &quot;;[.E77];&quot;) (veces &quot;;[.F77];&quot;) (tipo &quot;;[.G77];&quot;)  (racion &quot;;[.L77];&quot;) (kcal &quot;;[.M77];&quot;) (proteinas &quot;;[.N77];&quot;) (grasas &quot;;[.O77];&quot;) (hidratos &quot;;[.P77];&quot;)(grasas-mono &quot;;[.Q77];&quot;) (desayuno &quot;;[.R77];&quot;) (almuerzo &quot;;[.S77];&quot;) (comida &quot;;[.T77];&quot;) (merienda &quot;;[.U77];&quot;) (cena &quot;;[.V77];&quot;))&quot;)" office:value-type="string" office:string-value="(alimento (id 76) (nombre salmon) (grupo 2) (veces 1) (tipo plasticos)  (racion 150) (kcal 191) (proteinas 20,6) (grasas 12) (hidratos 0)(grasas-mono 0) (desayuno no) (almuerzo no) (comida si) (merienda no) (cena si))" calcext:value-type="string">
            <text:p>(alimento (id 76) (nombre salmon) (grupo 2) (veces 1) (tipo plasticos) <text:s/>(racion 150) (kcal 191) (proteinas 20,6) (grasas 12) (hidratos 0)(grasas-mono 0) (desayuno no) (almuerzo no) (comida si) (merienda no) (cena si))</text:p>
          </table:table-cell>
          <table:table-cell table:formula="of:=SUBSTITUTE([.X77];&quot;,&quot;;&quot;.&quot;)" office:value-type="string" office:string-value="(alimento (id 76) (nombre salmon) (grupo 2) (veces 1) (tipo plasticos)  (racion 150) (kcal 191) (proteinas 20.6) (grasas 12) (hidratos 0)(grasas-mono 0) (desayuno no) (almuerzo no) (comida si) (merienda no) (cena si))" calcext:value-type="string">
            <text:p>(alimento (id 76) (nombre salmon) (grupo 2) (veces 1) (tipo plasticos) <text:s/>(racion 150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77" calcext:value-type="float">
            <text:p>77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món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78]*[.M78]/100" office:value-type="float" office:value="191" calcext:value-type="float">
            <text:p>191</text:p>
          </table:table-cell>
          <table:table-cell table:style-name="ce16" table:formula="of:=[.L78]*[.N78]*4/100" office:value-type="float" office:value="82.4" calcext:value-type="float">
            <text:p>82,4</text:p>
          </table:table-cell>
          <table:table-cell table:style-name="ce16" table:formula="of:=[.L78]*[.P78]*4/100" office:value-type="float" office:value="0" calcext:value-type="float">
            <text:p>0</text:p>
          </table:table-cell>
          <table:table-cell table:style-name="ce16" table:formula="of:=[.L78]*[.O78]*9/100" office:value-type="float" office:value="108" calcext:value-type="float">
            <text:p>10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91" calcext:value-type="float">
            <text:p>191</text:p>
          </table:table-cell>
          <table:table-cell table:style-name="ce25" office:value-type="float" office:value="20.6" calcext:value-type="float">
            <text:p>20.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8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31" table:formula="of:=CONCATENATE(&quot;(alimento (id &quot;;[.B78];&quot;) (nombre &quot;;[.W78];&quot;) (grupo &quot;;[.E78];&quot;) (veces &quot;;[.F78];&quot;) (tipo &quot;;[.G78];&quot;)  (racion &quot;;[.L78];&quot;) (kcal &quot;;[.M78];&quot;) (proteinas &quot;;[.N78];&quot;) (grasas &quot;;[.O78];&quot;) (hidratos &quot;;[.P78];&quot;)(grasas-mono &quot;;[.Q78];&quot;) (desayuno &quot;;[.R78];&quot;) (almuerzo &quot;;[.S78];&quot;) (comida &quot;;[.T78];&quot;) (merienda &quot;;[.U78];&quot;) (cena &quot;;[.V78];&quot;))&quot;)" office:value-type="string" office:string-value="(alimento (id 77) (nombre salmon) (grupo 2) (veces 1) (tipo plasticos)  (racion 100) (kcal 191) (proteinas 20,6) (grasas 12) (hidratos 0)(grasas-mono 0) (desayuno no) (almuerzo no) (comida si) (merienda no) (cena si))" calcext:value-type="string">
            <text:p>(alimento (id 77) (nombre salmon) (grupo 2) (veces 1) (tipo plasticos) <text:s/>(racion 100) (kcal 191) (proteinas 20,6) (grasas 12) (hidratos 0)(grasas-mono 0) (desayuno no) (almuerzo no) (comida si) (merienda no) (cena si))</text:p>
          </table:table-cell>
          <table:table-cell table:formula="of:=SUBSTITUTE([.X78];&quot;,&quot;;&quot;.&quot;)" office:value-type="string" office:string-value="(alimento (id 77) (nombre salmon) (grupo 2) (veces 1) (tipo plasticos)  (racion 100) (kcal 191) (proteinas 20.6) (grasas 12) (hidratos 0)(grasas-mono 0) (desayuno no) (almuerzo no) (comida si) (merienda no) (cena si))" calcext:value-type="string">
            <text:p>(alimento (id 77) (nombre salmon) (grupo 2) (veces 1) (tipo plasticos) <text:s/>(racion 100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78" calcext:value-type="float">
            <text:p>78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acón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79]*[.M79]/100" office:value-type="float" office:value="216.6" calcext:value-type="float">
            <text:p>216,6</text:p>
          </table:table-cell>
          <table:table-cell table:style-name="ce16" table:formula="of:=[.L79]*[.N79]*4/100" office:value-type="float" office:value="46.08" calcext:value-type="float">
            <text:p>46,08</text:p>
          </table:table-cell>
          <table:table-cell table:style-name="ce16" table:formula="of:=[.L79]*[.P79]*4/100" office:value-type="float" office:value="0" calcext:value-type="float">
            <text:p>0</text:p>
          </table:table-cell>
          <table:table-cell table:style-name="ce16" table:formula="of:=[.L79]*[.O79]*9/100" office:value-type="float" office:value="170.64" calcext:value-type="float">
            <text:p>170,64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361" calcext:value-type="float">
            <text:p>361</text:p>
          </table:table-cell>
          <table:table-cell table:style-name="ce25" office:value-type="float" office:value="19.2" calcext:value-type="float">
            <text:p>19.2</text:p>
          </table:table-cell>
          <table:table-cell table:style-name="ce25" office:value-type="float" office:value="31.6" calcext:value-type="float">
            <text:p>31.6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9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31" table:formula="of:=CONCATENATE(&quot;(alimento (id &quot;;[.B79];&quot;) (nombre &quot;;[.W79];&quot;) (grupo &quot;;[.E79];&quot;) (veces &quot;;[.F79];&quot;) (tipo &quot;;[.G79];&quot;)  (racion &quot;;[.L79];&quot;) (kcal &quot;;[.M79];&quot;) (proteinas &quot;;[.N79];&quot;) (grasas &quot;;[.O79];&quot;) (hidratos &quot;;[.P79];&quot;)(grasas-mono &quot;;[.Q79];&quot;) (desayuno &quot;;[.R79];&quot;) (almuerzo &quot;;[.S79];&quot;) (comida &quot;;[.T79];&quot;) (merienda &quot;;[.U79];&quot;) (cena &quot;;[.V79];&quot;))&quot;)" office:value-type="string" office:string-value="(alimento (id 78) (nombre lacon) (grupo 2) (veces 2) (tipo plasticos)  (racion 60) (kcal 361) (proteinas 19,2) (grasas 31,6) (hidratos 0)(grasas-mono 0) (desayuno si) (almuerzo si) (comida si) (merienda si) (cena si))" calcext:value-type="string">
            <text:p>(alimento (id 78) (nombre lacon) (grupo 2) (veces 2) (tipo plasticos) <text:s/>(racion 60) (kcal 361) (proteinas 19,2) (grasas 31,6) (hidratos 0)(grasas-mono 0) (desayuno si) (almuerzo si) (comida si) (merienda si) (cena si))</text:p>
          </table:table-cell>
          <table:table-cell table:formula="of:=SUBSTITUTE([.X79];&quot;,&quot;;&quot;.&quot;)" office:value-type="string" office:string-value="(alimento (id 78) (nombre lacon) (grupo 2) (veces 2) (tipo plasticos)  (racion 60) (kcal 361) (proteinas 19.2) (grasas 31.6) (hidratos 0)(grasas-mono 0) (desayuno si) (almuerzo si) (comida si) (merienda si) (cena si))" calcext:value-type="string">
            <text:p>(alimento (id 78) (nombre lacon) (grupo 2) (veces 2) (tipo plasticos) <text:s/>(racion 6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79" calcext:value-type="float">
            <text:p>79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acón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80]*[.M80]/100" office:value-type="float" office:value="180.5" calcext:value-type="float">
            <text:p>180,5</text:p>
          </table:table-cell>
          <table:table-cell table:style-name="ce16" table:formula="of:=[.L80]*[.N80]*4/100" office:value-type="float" office:value="38.4" calcext:value-type="float">
            <text:p>38,4</text:p>
          </table:table-cell>
          <table:table-cell table:style-name="ce16" table:formula="of:=[.L80]*[.P80]*4/100" office:value-type="float" office:value="0" calcext:value-type="float">
            <text:p>0</text:p>
          </table:table-cell>
          <table:table-cell table:style-name="ce16" table:formula="of:=[.L80]*[.O80]*9/100" office:value-type="float" office:value="142.2" calcext:value-type="float">
            <text:p>142,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61" calcext:value-type="float">
            <text:p>361</text:p>
          </table:table-cell>
          <table:table-cell table:style-name="ce25" office:value-type="float" office:value="19.2" calcext:value-type="float">
            <text:p>19.2</text:p>
          </table:table-cell>
          <table:table-cell table:style-name="ce25" office:value-type="float" office:value="31.6" calcext:value-type="float">
            <text:p>31.6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80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31" table:formula="of:=CONCATENATE(&quot;(alimento (id &quot;;[.B80];&quot;) (nombre &quot;;[.W80];&quot;) (grupo &quot;;[.E80];&quot;) (veces &quot;;[.F80];&quot;) (tipo &quot;;[.G80];&quot;)  (racion &quot;;[.L80];&quot;) (kcal &quot;;[.M80];&quot;) (proteinas &quot;;[.N80];&quot;) (grasas &quot;;[.O80];&quot;) (hidratos &quot;;[.P80];&quot;)(grasas-mono &quot;;[.Q80];&quot;) (desayuno &quot;;[.R80];&quot;) (almuerzo &quot;;[.S80];&quot;) (comida &quot;;[.T80];&quot;) (merienda &quot;;[.U80];&quot;) (cena &quot;;[.V80];&quot;))&quot;)" office:value-type="string" office:string-value="(alimento (id 79) (nombre lacon) (grupo 2) (veces 2) (tipo plasticos)  (racion 50) (kcal 361) (proteinas 19,2) (grasas 31,6) (hidratos 0)(grasas-mono 0) (desayuno si) (almuerzo si) (comida si) (merienda si) (cena si))" calcext:value-type="string">
            <text:p>(alimento (id 79) (nombre lacon) (grupo 2) (veces 2) (tipo plasticos) <text:s/>(racion 50) (kcal 361) (proteinas 19,2) (grasas 31,6) (hidratos 0)(grasas-mono 0) (desayuno si) (almuerzo si) (comida si) (merienda si) (cena si))</text:p>
          </table:table-cell>
          <table:table-cell table:formula="of:=SUBSTITUTE([.X80];&quot;,&quot;;&quot;.&quot;)" office:value-type="string" office:string-value="(alimento (id 79) (nombre lacon) (grupo 2) (veces 2) (tipo plasticos)  (racion 50) (kcal 361) (proteinas 19.2) (grasas 31.6) (hidratos 0)(grasas-mono 0) (desayuno si) (almuerzo si) (comida si) (merienda si) (cena si))" calcext:value-type="string">
            <text:p>(alimento (id 79) (nombre lacon) (grupo 2) (veces 2) (tipo plasticos) <text:s/>(racion 5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80" calcext:value-type="float">
            <text:p>80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acón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81]*[.M81]/100" office:value-type="float" office:value="144.4" calcext:value-type="float">
            <text:p>144,4</text:p>
          </table:table-cell>
          <table:table-cell table:style-name="ce16" table:formula="of:=[.L81]*[.N81]*4/100" office:value-type="float" office:value="30.72" calcext:value-type="float">
            <text:p>30,72</text:p>
          </table:table-cell>
          <table:table-cell table:style-name="ce16" table:formula="of:=[.L81]*[.P81]*4/100" office:value-type="float" office:value="0" calcext:value-type="float">
            <text:p>0</text:p>
          </table:table-cell>
          <table:table-cell table:style-name="ce16" table:formula="of:=[.L81]*[.O81]*9/100" office:value-type="float" office:value="113.76" calcext:value-type="float">
            <text:p>113,76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61" calcext:value-type="float">
            <text:p>361</text:p>
          </table:table-cell>
          <table:table-cell table:style-name="ce25" office:value-type="float" office:value="19.2" calcext:value-type="float">
            <text:p>19.2</text:p>
          </table:table-cell>
          <table:table-cell table:style-name="ce25" office:value-type="float" office:value="31.6" calcext:value-type="float">
            <text:p>31.6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81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31" table:formula="of:=CONCATENATE(&quot;(alimento (id &quot;;[.B81];&quot;) (nombre &quot;;[.W81];&quot;) (grupo &quot;;[.E81];&quot;) (veces &quot;;[.F81];&quot;) (tipo &quot;;[.G81];&quot;)  (racion &quot;;[.L81];&quot;) (kcal &quot;;[.M81];&quot;) (proteinas &quot;;[.N81];&quot;) (grasas &quot;;[.O81];&quot;) (hidratos &quot;;[.P81];&quot;)(grasas-mono &quot;;[.Q81];&quot;) (desayuno &quot;;[.R81];&quot;) (almuerzo &quot;;[.S81];&quot;) (comida &quot;;[.T81];&quot;) (merienda &quot;;[.U81];&quot;) (cena &quot;;[.V81];&quot;))&quot;)" office:value-type="string" office:string-value="(alimento (id 80) (nombre lacon) (grupo 2) (veces 2) (tipo plasticos)  (racion 40) (kcal 361) (proteinas 19,2) (grasas 31,6) (hidratos 0)(grasas-mono 0) (desayuno si) (almuerzo si) (comida si) (merienda si) (cena si))" calcext:value-type="string">
            <text:p>(alimento (id 80) (nombre lacon) (grupo 2) (veces 2) (tipo plasticos) <text:s/>(racion 40) (kcal 361) (proteinas 19,2) (grasas 31,6) (hidratos 0)(grasas-mono 0) (desayuno si) (almuerzo si) (comida si) (merienda si) (cena si))</text:p>
          </table:table-cell>
          <table:table-cell table:formula="of:=SUBSTITUTE([.X81];&quot;,&quot;;&quot;.&quot;)" office:value-type="string" office:string-value="(alimento (id 80) (nombre lacon) (grupo 2) (veces 2) (tipo plasticos)  (racion 40) (kcal 361) (proteinas 19.2) (grasas 31.6) (hidratos 0)(grasas-mono 0) (desayuno si) (almuerzo si) (comida si) (merienda si) (cena si))" calcext:value-type="string">
            <text:p>(alimento (id 80) (nombre lacon) (grupo 2) (veces 2) (tipo plasticos) <text:s/>(racion 4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81" calcext:value-type="float">
            <text:p>81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acón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82]*[.M82]/100" office:value-type="float" office:value="108.3" calcext:value-type="float">
            <text:p>108,3</text:p>
          </table:table-cell>
          <table:table-cell table:style-name="ce16" table:formula="of:=[.L82]*[.N82]*4/100" office:value-type="float" office:value="23.04" calcext:value-type="float">
            <text:p>23,04</text:p>
          </table:table-cell>
          <table:table-cell table:style-name="ce16" table:formula="of:=[.L82]*[.P82]*4/100" office:value-type="float" office:value="0" calcext:value-type="float">
            <text:p>0</text:p>
          </table:table-cell>
          <table:table-cell table:style-name="ce16" table:formula="of:=[.L82]*[.O82]*9/100" office:value-type="float" office:value="85.32" calcext:value-type="float">
            <text:p>85,32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61" calcext:value-type="float">
            <text:p>361</text:p>
          </table:table-cell>
          <table:table-cell table:style-name="ce25" office:value-type="float" office:value="19.2" calcext:value-type="float">
            <text:p>19.2</text:p>
          </table:table-cell>
          <table:table-cell table:style-name="ce25" office:value-type="float" office:value="31.6" calcext:value-type="float">
            <text:p>31.6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82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31" table:formula="of:=CONCATENATE(&quot;(alimento (id &quot;;[.B82];&quot;) (nombre &quot;;[.W82];&quot;) (grupo &quot;;[.E82];&quot;) (veces &quot;;[.F82];&quot;) (tipo &quot;;[.G82];&quot;)  (racion &quot;;[.L82];&quot;) (kcal &quot;;[.M82];&quot;) (proteinas &quot;;[.N82];&quot;) (grasas &quot;;[.O82];&quot;) (hidratos &quot;;[.P82];&quot;)(grasas-mono &quot;;[.Q82];&quot;) (desayuno &quot;;[.R82];&quot;) (almuerzo &quot;;[.S82];&quot;) (comida &quot;;[.T82];&quot;) (merienda &quot;;[.U82];&quot;) (cena &quot;;[.V82];&quot;))&quot;)" office:value-type="string" office:string-value="(alimento (id 81) (nombre lacon) (grupo 2) (veces 2) (tipo plasticos)  (racion 30) (kcal 361) (proteinas 19,2) (grasas 31,6) (hidratos 0)(grasas-mono 0) (desayuno si) (almuerzo si) (comida si) (merienda si) (cena si))" calcext:value-type="string">
            <text:p>(alimento (id 81) (nombre lacon) (grupo 2) (veces 2) (tipo plasticos) <text:s/>(racion 30) (kcal 361) (proteinas 19,2) (grasas 31,6) (hidratos 0)(grasas-mono 0) (desayuno si) (almuerzo si) (comida si) (merienda si) (cena si))</text:p>
          </table:table-cell>
          <table:table-cell table:formula="of:=SUBSTITUTE([.X82];&quot;,&quot;;&quot;.&quot;)" office:value-type="string" office:string-value="(alimento (id 81) (nombre lacon) (grupo 2) (veces 2) (tipo plasticos)  (racion 30) (kcal 361) (proteinas 19.2) (grasas 31.6) (hidratos 0)(grasas-mono 0) (desayuno si) (almuerzo si) (comida si) (merienda si) (cena si))" calcext:value-type="string">
            <text:p>(alimento (id 81) (nombre lacon) (grupo 2) (veces 2) (tipo plasticos) <text:s/>(racion 3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string" calcext:value-type="string">
            <text:p>Carne, huevos y pescado</text:p>
          </table:table-cell>
          <table:table-cell table:style-name="ce14" office:value-type="string" calcext:value-type="string">
            <text:p>Lacón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string" calcext:value-type="string">
            <text:p>plasticos</text:p>
          </table:table-cell>
          <table:table-cell table:style-name="ce14" table:formula="of:=[.L83]*[.M83]/100" office:value-type="float" office:value="90.25" calcext:value-type="float">
            <text:p>90,25</text:p>
          </table:table-cell>
          <table:table-cell table:style-name="ce16" table:formula="of:=[.L83]*[.N83]*4/100" office:value-type="float" office:value="19.2" calcext:value-type="float">
            <text:p>19,2</text:p>
          </table:table-cell>
          <table:table-cell table:style-name="ce16" table:formula="of:=[.L83]*[.P83]*4/100" office:value-type="float" office:value="0" calcext:value-type="float">
            <text:p>0</text:p>
          </table:table-cell>
          <table:table-cell table:style-name="ce16" table:formula="of:=[.L83]*[.O83]*9/100" office:value-type="float" office:value="71.1" calcext:value-type="float">
            <text:p>71,1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61" calcext:value-type="float">
            <text:p>361</text:p>
          </table:table-cell>
          <table:table-cell table:style-name="ce24" office:value-type="float" office:value="19.2" calcext:value-type="float">
            <text:p>19.2</text:p>
          </table:table-cell>
          <table:table-cell table:style-name="ce24" office:value-type="float" office:value="31.6" calcext:value-type="float">
            <text:p>31.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5" table:style-name="ce12" office:value-type="string" calcext:value-type="string">
            <text:p>si</text:p>
          </table:table-cell>
          <table:table-cell table:style-name="ce12" table:formula="of:=SUBSTITUTE(SUBSTITUTE(SUBSTITUTE(SUBSTITUTE(SUBSTITUTE(SUBSTITUTE(LOWER([.D83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31" table:formula="of:=CONCATENATE(&quot;(alimento (id &quot;;[.B83];&quot;) (nombre &quot;;[.W83];&quot;) (grupo &quot;;[.E83];&quot;) (veces &quot;;[.F83];&quot;) (tipo &quot;;[.G83];&quot;)  (racion &quot;;[.L83];&quot;) (kcal &quot;;[.M83];&quot;) (proteinas &quot;;[.N83];&quot;) (grasas &quot;;[.O83];&quot;) (hidratos &quot;;[.P83];&quot;)(grasas-mono &quot;;[.Q83];&quot;) (desayuno &quot;;[.R83];&quot;) (almuerzo &quot;;[.S83];&quot;) (comida &quot;;[.T83];&quot;) (merienda &quot;;[.U83];&quot;) (cena &quot;;[.V83];&quot;))&quot;)" office:value-type="string" office:string-value="(alimento (id 82) (nombre lacon) (grupo 2) (veces 2) (tipo plasticos)  (racion 25) (kcal 361) (proteinas 19,2) (grasas 31,6) (hidratos 0)(grasas-mono 0) (desayuno si) (almuerzo si) (comida si) (merienda si) (cena si))" calcext:value-type="string">
            <text:p>(alimento (id 82) (nombre lacon) (grupo 2) (veces 2) (tipo plasticos) <text:s/>(racion 25) (kcal 361) (proteinas 19,2) (grasas 31,6) (hidratos 0)(grasas-mono 0) (desayuno si) (almuerzo si) (comida si) (merienda si) (cena si))</text:p>
          </table:table-cell>
          <table:table-cell table:style-name="ce12" table:formula="of:=SUBSTITUTE([.X83];&quot;,&quot;;&quot;.&quot;)" office:value-type="string" office:string-value="(alimento (id 82) (nombre lacon) (grupo 2) (veces 2) (tipo plasticos)  (racion 25) (kcal 361) (proteinas 19.2) (grasas 31.6) (hidratos 0)(grasas-mono 0) (desayuno si) (almuerzo si) (comida si) (merienda si) (cena si))" calcext:value-type="string">
            <text:p>(alimento (id 82) (nombre lacon) (grupo 2) (veces 2) (tipo plasticos) <text:s/>(racion 25) (kcal 361) (proteinas 19.2) (grasas 31.6) (hidratos 0)(grasas-mono 0) (desayuno si) (almuerzo si) (comida si) (merienda si) (cena si))</text:p>
          </table:table-cell>
          <table:table-cell table:style-name="ce12" table:number-columns-repeated="999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string" calcext:value-type="string">
            <text:p>Carne, huevos y pescado</text:p>
          </table:table-cell>
          <table:table-cell table:style-name="ce14" office:value-type="string" calcext:value-type="string">
            <text:p>Lacón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string" calcext:value-type="string">
            <text:p>plasticos</text:p>
          </table:table-cell>
          <table:table-cell table:style-name="ce14" table:formula="of:=[.L84]*[.M84]/100" office:value-type="float" office:value="72.2" calcext:value-type="float">
            <text:p>72,2</text:p>
          </table:table-cell>
          <table:table-cell table:style-name="ce16" table:formula="of:=[.L84]*[.N84]*4/100" office:value-type="float" office:value="15.36" calcext:value-type="float">
            <text:p>15,36</text:p>
          </table:table-cell>
          <table:table-cell table:style-name="ce16" table:formula="of:=[.L84]*[.P84]*4/100" office:value-type="float" office:value="0" calcext:value-type="float">
            <text:p>0</text:p>
          </table:table-cell>
          <table:table-cell table:style-name="ce16" table:formula="of:=[.L84]*[.O84]*9/100" office:value-type="float" office:value="56.88" calcext:value-type="float">
            <text:p>56,8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61" calcext:value-type="float">
            <text:p>361</text:p>
          </table:table-cell>
          <table:table-cell table:style-name="ce24" office:value-type="float" office:value="19.2" calcext:value-type="float">
            <text:p>19.2</text:p>
          </table:table-cell>
          <table:table-cell table:style-name="ce24" office:value-type="float" office:value="31.6" calcext:value-type="float">
            <text:p>31.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5" table:style-name="ce12" office:value-type="string" calcext:value-type="string">
            <text:p>si</text:p>
          </table:table-cell>
          <table:table-cell table:style-name="ce12" table:formula="of:=SUBSTITUTE(SUBSTITUTE(SUBSTITUTE(SUBSTITUTE(SUBSTITUTE(SUBSTITUTE(LOWER([.D84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31" table:formula="of:=CONCATENATE(&quot;(alimento (id &quot;;[.B84];&quot;) (nombre &quot;;[.W84];&quot;) (grupo &quot;;[.E84];&quot;) (veces &quot;;[.F84];&quot;) (tipo &quot;;[.G84];&quot;)  (racion &quot;;[.L84];&quot;) (kcal &quot;;[.M84];&quot;) (proteinas &quot;;[.N84];&quot;) (grasas &quot;;[.O84];&quot;) (hidratos &quot;;[.P84];&quot;)(grasas-mono &quot;;[.Q84];&quot;) (desayuno &quot;;[.R84];&quot;) (almuerzo &quot;;[.S84];&quot;) (comida &quot;;[.T84];&quot;) (merienda &quot;;[.U84];&quot;) (cena &quot;;[.V84];&quot;))&quot;)" office:value-type="string" office:string-value="(alimento (id 83) (nombre lacon) (grupo 2) (veces 2) (tipo plasticos)  (racion 20) (kcal 361) (proteinas 19,2) (grasas 31,6) (hidratos 0)(grasas-mono 0) (desayuno si) (almuerzo si) (comida si) (merienda si) (cena si))" calcext:value-type="string">
            <text:p>(alimento (id 83) (nombre lacon) (grupo 2) (veces 2) (tipo plasticos) <text:s/>(racion 20) (kcal 361) (proteinas 19,2) (grasas 31,6) (hidratos 0)(grasas-mono 0) (desayuno si) (almuerzo si) (comida si) (merienda si) (cena si))</text:p>
          </table:table-cell>
          <table:table-cell table:style-name="ce12" table:formula="of:=SUBSTITUTE([.X84];&quot;,&quot;;&quot;.&quot;)" office:value-type="string" office:string-value="(alimento (id 83) (nombre lacon) (grupo 2) (veces 2) (tipo plasticos)  (racion 20) (kcal 361) (proteinas 19.2) (grasas 31.6) (hidratos 0)(grasas-mono 0) (desayuno si) (almuerzo si) (comida si) (merienda si) (cena si))" calcext:value-type="string">
            <text:p>(alimento (id 83) (nombre lacon) (grupo 2) (veces 2) (tipo plasticos) <text:s/>(racion 20) (kcal 361) (proteinas 19.2) (grasas 31.6) (hidratos 0)(grasas-mono 0) (desayuno si) (almuerzo si) (comida si) (merienda si) (cena si))</text:p>
          </table:table-cell>
          <table:table-cell table:style-name="ce12" table:number-columns-repeated="999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string" calcext:value-type="string">
            <text:p>Carne, huevos y pescado</text:p>
          </table:table-cell>
          <table:table-cell table:style-name="ce14" office:value-type="string" calcext:value-type="string">
            <text:p>Lacón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string" calcext:value-type="string">
            <text:p>plasticos</text:p>
          </table:table-cell>
          <table:table-cell table:style-name="ce14" table:formula="of:=[.L85]*[.M85]/100" office:value-type="float" office:value="54.15" calcext:value-type="float">
            <text:p>54,15</text:p>
          </table:table-cell>
          <table:table-cell table:style-name="ce16" table:formula="of:=[.L85]*[.N85]*4/100" office:value-type="float" office:value="11.52" calcext:value-type="float">
            <text:p>11,52</text:p>
          </table:table-cell>
          <table:table-cell table:style-name="ce16" table:formula="of:=[.L85]*[.P85]*4/100" office:value-type="float" office:value="0" calcext:value-type="float">
            <text:p>0</text:p>
          </table:table-cell>
          <table:table-cell table:style-name="ce16" table:formula="of:=[.L85]*[.O85]*9/100" office:value-type="float" office:value="42.66" calcext:value-type="float">
            <text:p>42,66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361" calcext:value-type="float">
            <text:p>361</text:p>
          </table:table-cell>
          <table:table-cell table:style-name="ce24" office:value-type="float" office:value="19.2" calcext:value-type="float">
            <text:p>19.2</text:p>
          </table:table-cell>
          <table:table-cell table:style-name="ce24" office:value-type="float" office:value="31.6" calcext:value-type="float">
            <text:p>31.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5" table:style-name="ce12" office:value-type="string" calcext:value-type="string">
            <text:p>si</text:p>
          </table:table-cell>
          <table:table-cell table:style-name="ce12" table:formula="of:=SUBSTITUTE(SUBSTITUTE(SUBSTITUTE(SUBSTITUTE(SUBSTITUTE(SUBSTITUTE(LOWER([.D85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31" table:formula="of:=CONCATENATE(&quot;(alimento (id &quot;;[.B85];&quot;) (nombre &quot;;[.W85];&quot;) (grupo &quot;;[.E85];&quot;) (veces &quot;;[.F85];&quot;) (tipo &quot;;[.G85];&quot;)  (racion &quot;;[.L85];&quot;) (kcal &quot;;[.M85];&quot;) (proteinas &quot;;[.N85];&quot;) (grasas &quot;;[.O85];&quot;) (hidratos &quot;;[.P85];&quot;)(grasas-mono &quot;;[.Q85];&quot;) (desayuno &quot;;[.R85];&quot;) (almuerzo &quot;;[.S85];&quot;) (comida &quot;;[.T85];&quot;) (merienda &quot;;[.U85];&quot;) (cena &quot;;[.V85];&quot;))&quot;)" office:value-type="string" office:string-value="(alimento (id 84) (nombre lacon) (grupo 2) (veces 2) (tipo plasticos)  (racion 15) (kcal 361) (proteinas 19,2) (grasas 31,6) (hidratos 0)(grasas-mono 0) (desayuno si) (almuerzo si) (comida si) (merienda si) (cena si))" calcext:value-type="string">
            <text:p>(alimento (id 84) (nombre lacon) (grupo 2) (veces 2) (tipo plasticos) <text:s/>(racion 15) (kcal 361) (proteinas 19,2) (grasas 31,6) (hidratos 0)(grasas-mono 0) (desayuno si) (almuerzo si) (comida si) (merienda si) (cena si))</text:p>
          </table:table-cell>
          <table:table-cell table:style-name="ce12" table:formula="of:=SUBSTITUTE([.X85];&quot;,&quot;;&quot;.&quot;)" office:value-type="string" office:string-value="(alimento (id 84) (nombre lacon) (grupo 2) (veces 2) (tipo plasticos)  (racion 15) (kcal 361) (proteinas 19.2) (grasas 31.6) (hidratos 0)(grasas-mono 0) (desayuno si) (almuerzo si) (comida si) (merienda si) (cena si))" calcext:value-type="string">
            <text:p>(alimento (id 84) (nombre lacon) (grupo 2) (veces 2) (tipo plasticos) <text:s/>(racion 15) (kcal 361) (proteinas 19.2) (grasas 31.6) (hidratos 0)(grasas-mono 0) (desayuno si) (almuerzo si) (comida si) (merienda si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85" calcext:value-type="float">
            <text:p>85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on serran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86]*[.M86]/100" office:value-type="float" office:value="108.8" calcext:value-type="float">
            <text:p>108,8</text:p>
          </table:table-cell>
          <table:table-cell table:style-name="ce16" table:formula="of:=[.L86]*[.N86]*4/100" office:value-type="float" office:value="68.16" calcext:value-type="float">
            <text:p>68,16</text:p>
          </table:table-cell>
          <table:table-cell table:style-name="ce16" table:formula="of:=[.L86]*[.P86]*4/100" office:value-type="float" office:value="0" calcext:value-type="float">
            <text:p>0</text:p>
          </table:table-cell>
          <table:table-cell table:style-name="ce16" table:formula="of:=[.L86]*[.O86]*9/100" office:value-type="float" office:value="40.32" calcext:value-type="float">
            <text:p>40,32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136" calcext:value-type="float">
            <text:p>136</text:p>
          </table:table-cell>
          <table:table-cell table:style-name="ce25" office:value-type="float" office:value="21.3" calcext:value-type="float">
            <text:p>21.3</text:p>
          </table:table-cell>
          <table:table-cell table:style-name="ce25" office:value-type="float" office:value="5.6" calcext:value-type="float">
            <text:p>5.6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6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31" table:formula="of:=CONCATENATE(&quot;(alimento (id &quot;;[.B86];&quot;) (nombre &quot;;[.W86];&quot;) (grupo &quot;;[.E86];&quot;) (veces &quot;;[.F86];&quot;) (tipo &quot;;[.G86];&quot;)  (racion &quot;;[.L86];&quot;) (kcal &quot;;[.M86];&quot;) (proteinas &quot;;[.N86];&quot;) (grasas &quot;;[.O86];&quot;) (hidratos &quot;;[.P86];&quot;)(grasas-mono &quot;;[.Q86];&quot;) (desayuno &quot;;[.R86];&quot;) (almuerzo &quot;;[.S86];&quot;) (comida &quot;;[.T86];&quot;) (merienda &quot;;[.U86];&quot;) (cena &quot;;[.V86];&quot;))&quot;)" office:value-type="string" office:string-value="(alimento (id 85) (nombre jamon-serrano) (grupo 2) (veces 1) (tipo plasticos)  (racion 80) (kcal 136) (proteinas 21,3) (grasas 5,6) (hidratos 0)(grasas-mono 0) (desayuno no) (almuerzo no) (comida si) (merienda no) (cena si))" calcext:value-type="string">
            <text:p>(alimento (id 85) (nombre jamon-serrano) (grupo 2) (veces 1) (tipo plasticos) <text:s/>(racion 80) (kcal 136) (proteinas 21,3) (grasas 5,6) (hidratos 0)(grasas-mono 0) (desayuno no) (almuerzo no) (comida si) (merienda no) (cena si))</text:p>
          </table:table-cell>
          <table:table-cell table:formula="of:=SUBSTITUTE([.X86];&quot;,&quot;;&quot;.&quot;)" office:value-type="string" office:string-value="(alimento (id 85) (nombre jamon-serrano) (grupo 2) (veces 1) (tipo plasticos)  (racion 80) (kcal 136) (proteinas 21.3) (grasas 5.6) (hidratos 0)(grasas-mono 0) (desayuno no) (almuerzo no) (comida si) (merienda no) (cena si))" calcext:value-type="string">
            <text:p>(alimento (id 85) (nombre jamon-serrano) (grupo 2) (veces 1) (tipo plasticos) <text:s/>(racion 8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86" calcext:value-type="float">
            <text:p>86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on serran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87]*[.M87]/100" office:value-type="float" office:value="136" calcext:value-type="float">
            <text:p>136</text:p>
          </table:table-cell>
          <table:table-cell table:style-name="ce16" table:formula="of:=[.L87]*[.N87]*4/100" office:value-type="float" office:value="85.2" calcext:value-type="float">
            <text:p>85,2</text:p>
          </table:table-cell>
          <table:table-cell table:style-name="ce16" table:formula="of:=[.L87]*[.P87]*4/100" office:value-type="float" office:value="0" calcext:value-type="float">
            <text:p>0</text:p>
          </table:table-cell>
          <table:table-cell table:style-name="ce16" table:formula="of:=[.L87]*[.O87]*9/100" office:value-type="float" office:value="50.4" calcext:value-type="float">
            <text:p>50,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36" calcext:value-type="float">
            <text:p>136</text:p>
          </table:table-cell>
          <table:table-cell table:style-name="ce25" office:value-type="float" office:value="21.3" calcext:value-type="float">
            <text:p>21.3</text:p>
          </table:table-cell>
          <table:table-cell table:style-name="ce25" office:value-type="float" office:value="5.6" calcext:value-type="float">
            <text:p>5.6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7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31" table:formula="of:=CONCATENATE(&quot;(alimento (id &quot;;[.B87];&quot;) (nombre &quot;;[.W87];&quot;) (grupo &quot;;[.E87];&quot;) (veces &quot;;[.F87];&quot;) (tipo &quot;;[.G87];&quot;)  (racion &quot;;[.L87];&quot;) (kcal &quot;;[.M87];&quot;) (proteinas &quot;;[.N87];&quot;) (grasas &quot;;[.O87];&quot;) (hidratos &quot;;[.P87];&quot;)(grasas-mono &quot;;[.Q87];&quot;) (desayuno &quot;;[.R87];&quot;) (almuerzo &quot;;[.S87];&quot;) (comida &quot;;[.T87];&quot;) (merienda &quot;;[.U87];&quot;) (cena &quot;;[.V87];&quot;))&quot;)" office:value-type="string" office:string-value="(alimento (id 86) (nombre jamon-serrano) (grupo 2) (veces 1) (tipo plasticos)  (racion 100) (kcal 136) (proteinas 21,3) (grasas 5,6) (hidratos 0)(grasas-mono 0) (desayuno no) (almuerzo no) (comida si) (merienda no) (cena si))" calcext:value-type="string">
            <text:p>(alimento (id 86) (nombre jamon-serrano) (grupo 2) (veces 1) (tipo plasticos) <text:s/>(racion 100) (kcal 136) (proteinas 21,3) (grasas 5,6) (hidratos 0)(grasas-mono 0) (desayuno no) (almuerzo no) (comida si) (merienda no) (cena si))</text:p>
          </table:table-cell>
          <table:table-cell table:formula="of:=SUBSTITUTE([.X87];&quot;,&quot;;&quot;.&quot;)" office:value-type="string" office:string-value="(alimento (id 86) (nombre jamon-serrano) (grupo 2) (veces 1) (tipo plasticos)  (racion 100) (kcal 136) (proteinas 21.3) (grasas 5.6) (hidratos 0)(grasas-mono 0) (desayuno no) (almuerzo no) (comida si) (merienda no) (cena si))" calcext:value-type="string">
            <text:p>(alimento (id 86) (nombre jamon-serrano) (grupo 2) (veces 1) (tipo plasticos) <text:s/>(racion 10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87" calcext:value-type="float">
            <text:p>87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on serran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88]*[.M88]/100" office:value-type="float" office:value="68" calcext:value-type="float">
            <text:p>68</text:p>
          </table:table-cell>
          <table:table-cell table:style-name="ce16" table:formula="of:=[.L88]*[.N88]*4/100" office:value-type="float" office:value="42.6" calcext:value-type="float">
            <text:p>42,6</text:p>
          </table:table-cell>
          <table:table-cell table:style-name="ce16" table:formula="of:=[.L88]*[.P88]*4/100" office:value-type="float" office:value="0" calcext:value-type="float">
            <text:p>0</text:p>
          </table:table-cell>
          <table:table-cell table:style-name="ce16" table:formula="of:=[.L88]*[.O88]*9/100" office:value-type="float" office:value="25.2" calcext:value-type="float">
            <text:p>25,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36" calcext:value-type="float">
            <text:p>136</text:p>
          </table:table-cell>
          <table:table-cell table:style-name="ce25" office:value-type="float" office:value="21.3" calcext:value-type="float">
            <text:p>21.3</text:p>
          </table:table-cell>
          <table:table-cell table:style-name="ce25" office:value-type="float" office:value="5.6" calcext:value-type="float">
            <text:p>5.6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8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31" table:formula="of:=CONCATENATE(&quot;(alimento (id &quot;;[.B88];&quot;) (nombre &quot;;[.W88];&quot;) (grupo &quot;;[.E88];&quot;) (veces &quot;;[.F88];&quot;) (tipo &quot;;[.G88];&quot;)  (racion &quot;;[.L88];&quot;) (kcal &quot;;[.M88];&quot;) (proteinas &quot;;[.N88];&quot;) (grasas &quot;;[.O88];&quot;) (hidratos &quot;;[.P88];&quot;)(grasas-mono &quot;;[.Q88];&quot;) (desayuno &quot;;[.R88];&quot;) (almuerzo &quot;;[.S88];&quot;) (comida &quot;;[.T88];&quot;) (merienda &quot;;[.U88];&quot;) (cena &quot;;[.V88];&quot;))&quot;)" office:value-type="string" office:string-value="(alimento (id 87) (nombre jamon-serrano) (grupo 2) (veces 1) (tipo plasticos)  (racion 50) (kcal 136) (proteinas 21,3) (grasas 5,6) (hidratos 0)(grasas-mono 0) (desayuno no) (almuerzo no) (comida si) (merienda no) (cena si))" calcext:value-type="string">
            <text:p>(alimento (id 87) (nombre jamon-serrano) (grupo 2) (veces 1) (tipo plasticos) <text:s/>(racion 50) (kcal 136) (proteinas 21,3) (grasas 5,6) (hidratos 0)(grasas-mono 0) (desayuno no) (almuerzo no) (comida si) (merienda no) (cena si))</text:p>
          </table:table-cell>
          <table:table-cell table:formula="of:=SUBSTITUTE([.X88];&quot;,&quot;;&quot;.&quot;)" office:value-type="string" office:string-value="(alimento (id 87) (nombre jamon-serrano) (grupo 2) (veces 1) (tipo plasticos)  (racion 50) (kcal 136) (proteinas 21.3) (grasas 5.6) (hidratos 0)(grasas-mono 0) (desayuno no) (almuerzo no) (comida si) (merienda no) (cena si))" calcext:value-type="string">
            <text:p>(alimento (id 87) (nombre jamon-serrano) (grupo 2) (veces 1) (tipo plasticos) <text:s/>(racion 5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88" calcext:value-type="float">
            <text:p>88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on serran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89]*[.M89]/100" office:value-type="float" office:value="170" calcext:value-type="float">
            <text:p>170</text:p>
          </table:table-cell>
          <table:table-cell table:style-name="ce16" table:formula="of:=[.L89]*[.N89]*4/100" office:value-type="float" office:value="106.5" calcext:value-type="float">
            <text:p>106,5</text:p>
          </table:table-cell>
          <table:table-cell table:style-name="ce16" table:formula="of:=[.L89]*[.P89]*4/100" office:value-type="float" office:value="0" calcext:value-type="float">
            <text:p>0</text:p>
          </table:table-cell>
          <table:table-cell table:style-name="ce16" table:formula="of:=[.L89]*[.O89]*9/100" office:value-type="float" office:value="63" calcext:value-type="float">
            <text:p>63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36" calcext:value-type="float">
            <text:p>136</text:p>
          </table:table-cell>
          <table:table-cell table:style-name="ce25" office:value-type="float" office:value="21.3" calcext:value-type="float">
            <text:p>21.3</text:p>
          </table:table-cell>
          <table:table-cell table:style-name="ce25" office:value-type="float" office:value="5.6" calcext:value-type="float">
            <text:p>5.6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9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31" table:formula="of:=CONCATENATE(&quot;(alimento (id &quot;;[.B89];&quot;) (nombre &quot;;[.W89];&quot;) (grupo &quot;;[.E89];&quot;) (veces &quot;;[.F89];&quot;) (tipo &quot;;[.G89];&quot;)  (racion &quot;;[.L89];&quot;) (kcal &quot;;[.M89];&quot;) (proteinas &quot;;[.N89];&quot;) (grasas &quot;;[.O89];&quot;) (hidratos &quot;;[.P89];&quot;)(grasas-mono &quot;;[.Q89];&quot;) (desayuno &quot;;[.R89];&quot;) (almuerzo &quot;;[.S89];&quot;) (comida &quot;;[.T89];&quot;) (merienda &quot;;[.U89];&quot;) (cena &quot;;[.V89];&quot;))&quot;)" office:value-type="string" office:string-value="(alimento (id 88) (nombre jamon-serrano) (grupo 2) (veces 1) (tipo plasticos)  (racion 125) (kcal 136) (proteinas 21,3) (grasas 5,6) (hidratos 0)(grasas-mono 0) (desayuno no) (almuerzo no) (comida si) (merienda no) (cena si))" calcext:value-type="string">
            <text:p>(alimento (id 88) (nombre jamon-serrano) (grupo 2) (veces 1) (tipo plasticos) <text:s/>(racion 125) (kcal 136) (proteinas 21,3) (grasas 5,6) (hidratos 0)(grasas-mono 0) (desayuno no) (almuerzo no) (comida si) (merienda no) (cena si))</text:p>
          </table:table-cell>
          <table:table-cell table:formula="of:=SUBSTITUTE([.X89];&quot;,&quot;;&quot;.&quot;)" office:value-type="string" office:string-value="(alimento (id 88) (nombre jamon-serrano) (grupo 2) (veces 1) (tipo plasticos)  (racion 125) (kcal 136) (proteinas 21.3) (grasas 5.6) (hidratos 0)(grasas-mono 0) (desayuno no) (almuerzo no) (comida si) (merienda no) (cena si))" calcext:value-type="string">
            <text:p>(alimento (id 88) (nombre jamon-serrano) (grupo 2) (veces 1) (tipo plasticos) <text:s/>(racion 125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89" calcext:value-type="float">
            <text:p>89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on serran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90]*[.M90]/100" office:value-type="float" office:value="81.6" calcext:value-type="float">
            <text:p>81,6</text:p>
          </table:table-cell>
          <table:table-cell table:style-name="ce16" table:formula="of:=[.L90]*[.N90]*4/100" office:value-type="float" office:value="51.12" calcext:value-type="float">
            <text:p>51,12</text:p>
          </table:table-cell>
          <table:table-cell table:style-name="ce16" table:formula="of:=[.L90]*[.P90]*4/100" office:value-type="float" office:value="0" calcext:value-type="float">
            <text:p>0</text:p>
          </table:table-cell>
          <table:table-cell table:style-name="ce16" table:formula="of:=[.L90]*[.O90]*9/100" office:value-type="float" office:value="30.24" calcext:value-type="float">
            <text:p>30,24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136" calcext:value-type="float">
            <text:p>136</text:p>
          </table:table-cell>
          <table:table-cell table:style-name="ce25" office:value-type="float" office:value="21.3" calcext:value-type="float">
            <text:p>21.3</text:p>
          </table:table-cell>
          <table:table-cell table:style-name="ce25" office:value-type="float" office:value="5.6" calcext:value-type="float">
            <text:p>5.6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0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31" table:formula="of:=CONCATENATE(&quot;(alimento (id &quot;;[.B90];&quot;) (nombre &quot;;[.W90];&quot;) (grupo &quot;;[.E90];&quot;) (veces &quot;;[.F90];&quot;) (tipo &quot;;[.G90];&quot;)  (racion &quot;;[.L90];&quot;) (kcal &quot;;[.M90];&quot;) (proteinas &quot;;[.N90];&quot;) (grasas &quot;;[.O90];&quot;) (hidratos &quot;;[.P90];&quot;)(grasas-mono &quot;;[.Q90];&quot;) (desayuno &quot;;[.R90];&quot;) (almuerzo &quot;;[.S90];&quot;) (comida &quot;;[.T90];&quot;) (merienda &quot;;[.U90];&quot;) (cena &quot;;[.V90];&quot;))&quot;)" office:value-type="string" office:string-value="(alimento (id 89) (nombre jamon-serrano) (grupo 2) (veces 1) (tipo plasticos)  (racion 60) (kcal 136) (proteinas 21,3) (grasas 5,6) (hidratos 0)(grasas-mono 0) (desayuno no) (almuerzo no) (comida si) (merienda no) (cena si))" calcext:value-type="string">
            <text:p>(alimento (id 89) (nombre jamon-serrano) (grupo 2) (veces 1) (tipo plasticos) <text:s/>(racion 60) (kcal 136) (proteinas 21,3) (grasas 5,6) (hidratos 0)(grasas-mono 0) (desayuno no) (almuerzo no) (comida si) (merienda no) (cena si))</text:p>
          </table:table-cell>
          <table:table-cell table:formula="of:=SUBSTITUTE([.X90];&quot;,&quot;;&quot;.&quot;)" office:value-type="string" office:string-value="(alimento (id 89) (nombre jamon-serrano) (grupo 2) (veces 1) (tipo plasticos)  (racion 60) (kcal 136) (proteinas 21.3) (grasas 5.6) (hidratos 0)(grasas-mono 0) (desayuno no) (almuerzo no) (comida si) (merienda no) (cena si))" calcext:value-type="string">
            <text:p>(alimento (id 89) (nombre jamon-serrano) (grupo 2) (veces 1) (tipo plasticos) <text:s/>(racion 6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90" calcext:value-type="float">
            <text:p>90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on serran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91]*[.M91]/100" office:value-type="float" office:value="102" calcext:value-type="float">
            <text:p>102</text:p>
          </table:table-cell>
          <table:table-cell table:style-name="ce16" table:formula="of:=[.L91]*[.N91]*4/100" office:value-type="float" office:value="63.9" calcext:value-type="float">
            <text:p>63,9</text:p>
          </table:table-cell>
          <table:table-cell table:style-name="ce16" table:formula="of:=[.L91]*[.P91]*4/100" office:value-type="float" office:value="0" calcext:value-type="float">
            <text:p>0</text:p>
          </table:table-cell>
          <table:table-cell table:style-name="ce16" table:formula="of:=[.L91]*[.O91]*9/100" office:value-type="float" office:value="37.8" calcext:value-type="float">
            <text:p>37,8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36" calcext:value-type="float">
            <text:p>136</text:p>
          </table:table-cell>
          <table:table-cell table:style-name="ce25" office:value-type="float" office:value="21.3" calcext:value-type="float">
            <text:p>21.3</text:p>
          </table:table-cell>
          <table:table-cell table:style-name="ce25" office:value-type="float" office:value="5.6" calcext:value-type="float">
            <text:p>5.6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1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31" table:formula="of:=CONCATENATE(&quot;(alimento (id &quot;;[.B91];&quot;) (nombre &quot;;[.W91];&quot;) (grupo &quot;;[.E91];&quot;) (veces &quot;;[.F91];&quot;) (tipo &quot;;[.G91];&quot;)  (racion &quot;;[.L91];&quot;) (kcal &quot;;[.M91];&quot;) (proteinas &quot;;[.N91];&quot;) (grasas &quot;;[.O91];&quot;) (hidratos &quot;;[.P91];&quot;)(grasas-mono &quot;;[.Q91];&quot;) (desayuno &quot;;[.R91];&quot;) (almuerzo &quot;;[.S91];&quot;) (comida &quot;;[.T91];&quot;) (merienda &quot;;[.U91];&quot;) (cena &quot;;[.V91];&quot;))&quot;)" office:value-type="string" office:string-value="(alimento (id 90) (nombre jamon-serrano) (grupo 2) (veces 1) (tipo plasticos)  (racion 75) (kcal 136) (proteinas 21,3) (grasas 5,6) (hidratos 0)(grasas-mono 0) (desayuno no) (almuerzo no) (comida si) (merienda no) (cena si))" calcext:value-type="string">
            <text:p>(alimento (id 90) (nombre jamon-serrano) (grupo 2) (veces 1) (tipo plasticos) <text:s/>(racion 75) (kcal 136) (proteinas 21,3) (grasas 5,6) (hidratos 0)(grasas-mono 0) (desayuno no) (almuerzo no) (comida si) (merienda no) (cena si))</text:p>
          </table:table-cell>
          <table:table-cell table:formula="of:=SUBSTITUTE([.X91];&quot;,&quot;;&quot;.&quot;)" office:value-type="string" office:string-value="(alimento (id 90) (nombre jamon-serrano) (grupo 2) (veces 1) (tipo plasticos)  (racion 75) (kcal 136) (proteinas 21.3) (grasas 5.6) (hidratos 0)(grasas-mono 0) (desayuno no) (almuerzo no) (comida si) (merienda no) (cena si))" calcext:value-type="string">
            <text:p>(alimento (id 90) (nombre jamon-serrano) (grupo 2) (veces 1) (tipo plasticos) <text:s/>(racion 75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91" calcext:value-type="float">
            <text:p>91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chicha frankfurt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92]*[.M92]/100" office:value-type="float" office:value="121.5" calcext:value-type="float">
            <text:p>121,5</text:p>
          </table:table-cell>
          <table:table-cell table:style-name="ce16" table:formula="of:=[.L92]*[.N92]*4/100" office:value-type="float" office:value="26.2" calcext:value-type="float">
            <text:p>26,2</text:p>
          </table:table-cell>
          <table:table-cell table:style-name="ce16" table:formula="of:=[.L92]*[.P92]*4/100" office:value-type="float" office:value="2.8" calcext:value-type="float">
            <text:p>2,8</text:p>
          </table:table-cell>
          <table:table-cell table:style-name="ce16" table:formula="of:=[.L92]*[.O92]*9/100" office:value-type="float" office:value="90" calcext:value-type="float">
            <text:p>9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43" calcext:value-type="float">
            <text:p>243</text:p>
          </table:table-cell>
          <table:table-cell table:style-name="ce25" office:value-type="float" office:value="13.1" calcext:value-type="float">
            <text:p>13.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.4" calcext:value-type="float">
            <text:p>1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2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31" table:formula="of:=CONCATENATE(&quot;(alimento (id &quot;;[.B92];&quot;) (nombre &quot;;[.W92];&quot;) (grupo &quot;;[.E92];&quot;) (veces &quot;;[.F92];&quot;) (tipo &quot;;[.G92];&quot;)  (racion &quot;;[.L92];&quot;) (kcal &quot;;[.M92];&quot;) (proteinas &quot;;[.N92];&quot;) (grasas &quot;;[.O92];&quot;) (hidratos &quot;;[.P92];&quot;)(grasas-mono &quot;;[.Q92];&quot;) (desayuno &quot;;[.R92];&quot;) (almuerzo &quot;;[.S92];&quot;) (comida &quot;;[.T92];&quot;) (merienda &quot;;[.U92];&quot;) (cena &quot;;[.V92];&quot;))&quot;)" office:value-type="string" office:string-value="(alimento (id 91) (nombre salchicha-frankfurt) (grupo 2) (veces 1) (tipo plasticos)  (racion 50) (kcal 243) (proteinas 13,1) (grasas 20) (hidratos 1,4)(grasas-mono 0) (desayuno no) (almuerzo no) (comida si) (merienda no) (cena si))" calcext:value-type="string">
            <text:p>(alimento (id 91) (nombre salchicha-frankfurt) (grupo 2) (veces 1) (tipo plasticos) <text:s/>(racion 50) (kcal 243) (proteinas 13,1) (grasas 20) (hidratos 1,4)(grasas-mono 0) (desayuno no) (almuerzo no) (comida si) (merienda no) (cena si))</text:p>
          </table:table-cell>
          <table:table-cell table:formula="of:=SUBSTITUTE([.X92];&quot;,&quot;;&quot;.&quot;)" office:value-type="string" office:string-value="(alimento (id 91) (nombre salchicha-frankfurt) (grupo 2) (veces 1) (tipo plasticos)  (racion 50) (kcal 243) (proteinas 13.1) (grasas 20) (hidratos 1.4)(grasas-mono 0) (desayuno no) (almuerzo no) (comida si) (merienda no) (cena si))" calcext:value-type="string">
            <text:p>(alimento (id 91) (nombre salchicha-frankfurt) (grupo 2) (veces 1) (tipo plasticos) <text:s/>(racion 5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92" calcext:value-type="float">
            <text:p>92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chicha frankfurt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93]*[.M93]/100" office:value-type="float" office:value="194.4" calcext:value-type="float">
            <text:p>194,4</text:p>
          </table:table-cell>
          <table:table-cell table:style-name="ce16" table:formula="of:=[.L93]*[.N93]*4/100" office:value-type="float" office:value="41.92" calcext:value-type="float">
            <text:p>41,92</text:p>
          </table:table-cell>
          <table:table-cell table:style-name="ce16" table:formula="of:=[.L93]*[.P93]*4/100" office:value-type="float" office:value="4.48" calcext:value-type="float">
            <text:p>4,48</text:p>
          </table:table-cell>
          <table:table-cell table:style-name="ce16" table:formula="of:=[.L93]*[.O93]*9/100" office:value-type="float" office:value="144" calcext:value-type="float">
            <text:p>144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243" calcext:value-type="float">
            <text:p>243</text:p>
          </table:table-cell>
          <table:table-cell table:style-name="ce25" office:value-type="float" office:value="13.1" calcext:value-type="float">
            <text:p>13.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.4" calcext:value-type="float">
            <text:p>1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3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31" table:formula="of:=CONCATENATE(&quot;(alimento (id &quot;;[.B93];&quot;) (nombre &quot;;[.W93];&quot;) (grupo &quot;;[.E93];&quot;) (veces &quot;;[.F93];&quot;) (tipo &quot;;[.G93];&quot;)  (racion &quot;;[.L93];&quot;) (kcal &quot;;[.M93];&quot;) (proteinas &quot;;[.N93];&quot;) (grasas &quot;;[.O93];&quot;) (hidratos &quot;;[.P93];&quot;)(grasas-mono &quot;;[.Q93];&quot;) (desayuno &quot;;[.R93];&quot;) (almuerzo &quot;;[.S93];&quot;) (comida &quot;;[.T93];&quot;) (merienda &quot;;[.U93];&quot;) (cena &quot;;[.V93];&quot;))&quot;)" office:value-type="string" office:string-value="(alimento (id 92) (nombre salchicha-frankfurt) (grupo 2) (veces 1) (tipo plasticos)  (racion 80) (kcal 243) (proteinas 13,1) (grasas 20) (hidratos 1,4)(grasas-mono 0) (desayuno no) (almuerzo no) (comida si) (merienda no) (cena si))" calcext:value-type="string">
            <text:p>(alimento (id 92) (nombre salchicha-frankfurt) (grupo 2) (veces 1) (tipo plasticos) <text:s/>(racion 80) (kcal 243) (proteinas 13,1) (grasas 20) (hidratos 1,4)(grasas-mono 0) (desayuno no) (almuerzo no) (comida si) (merienda no) (cena si))</text:p>
          </table:table-cell>
          <table:table-cell table:formula="of:=SUBSTITUTE([.X93];&quot;,&quot;;&quot;.&quot;)" office:value-type="string" office:string-value="(alimento (id 92) (nombre salchicha-frankfurt) (grupo 2) (veces 1) (tipo plasticos)  (racion 80) (kcal 243) (proteinas 13.1) (grasas 20) (hidratos 1.4)(grasas-mono 0) (desayuno no) (almuerzo no) (comida si) (merienda no) (cena si))" calcext:value-type="string">
            <text:p>(alimento (id 92) (nombre salchicha-frankfurt) (grupo 2) (veces 1) (tipo plasticos) <text:s/>(racion 8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93" calcext:value-type="float">
            <text:p>93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chicha frankfurt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94]*[.M94]/100" office:value-type="float" office:value="303.75" calcext:value-type="float">
            <text:p>303,75</text:p>
          </table:table-cell>
          <table:table-cell table:style-name="ce16" table:formula="of:=[.L94]*[.N94]*4/100" office:value-type="float" office:value="65.5" calcext:value-type="float">
            <text:p>65,5</text:p>
          </table:table-cell>
          <table:table-cell table:style-name="ce16" table:formula="of:=[.L94]*[.P94]*4/100" office:value-type="float" office:value="7" calcext:value-type="float">
            <text:p>7</text:p>
          </table:table-cell>
          <table:table-cell table:style-name="ce16" table:formula="of:=[.L94]*[.O94]*9/100" office:value-type="float" office:value="225" calcext:value-type="float">
            <text:p>2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243" calcext:value-type="float">
            <text:p>243</text:p>
          </table:table-cell>
          <table:table-cell table:style-name="ce25" office:value-type="float" office:value="13.1" calcext:value-type="float">
            <text:p>13.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.4" calcext:value-type="float">
            <text:p>1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4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31" table:formula="of:=CONCATENATE(&quot;(alimento (id &quot;;[.B94];&quot;) (nombre &quot;;[.W94];&quot;) (grupo &quot;;[.E94];&quot;) (veces &quot;;[.F94];&quot;) (tipo &quot;;[.G94];&quot;)  (racion &quot;;[.L94];&quot;) (kcal &quot;;[.M94];&quot;) (proteinas &quot;;[.N94];&quot;) (grasas &quot;;[.O94];&quot;) (hidratos &quot;;[.P94];&quot;)(grasas-mono &quot;;[.Q94];&quot;) (desayuno &quot;;[.R94];&quot;) (almuerzo &quot;;[.S94];&quot;) (comida &quot;;[.T94];&quot;) (merienda &quot;;[.U94];&quot;) (cena &quot;;[.V94];&quot;))&quot;)" office:value-type="string" office:string-value="(alimento (id 93) (nombre salchicha-frankfurt) (grupo 2) (veces 1) (tipo plasticos)  (racion 125) (kcal 243) (proteinas 13,1) (grasas 20) (hidratos 1,4)(grasas-mono 0) (desayuno no) (almuerzo no) (comida si) (merienda no) (cena si))" calcext:value-type="string">
            <text:p>(alimento (id 93) (nombre salchicha-frankfurt) (grupo 2) (veces 1) (tipo plasticos) <text:s/>(racion 125) (kcal 243) (proteinas 13,1) (grasas 20) (hidratos 1,4)(grasas-mono 0) (desayuno no) (almuerzo no) (comida si) (merienda no) (cena si))</text:p>
          </table:table-cell>
          <table:table-cell table:formula="of:=SUBSTITUTE([.X94];&quot;,&quot;;&quot;.&quot;)" office:value-type="string" office:string-value="(alimento (id 93) (nombre salchicha-frankfurt) (grupo 2) (veces 1) (tipo plasticos)  (racion 125) (kcal 243) (proteinas 13.1) (grasas 20) (hidratos 1.4)(grasas-mono 0) (desayuno no) (almuerzo no) (comida si) (merienda no) (cena si))" calcext:value-type="string">
            <text:p>(alimento (id 93) (nombre salchicha-frankfurt) (grupo 2) (veces 1) (tipo plasticos) <text:s/>(racion 125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94" calcext:value-type="float">
            <text:p>94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chicha frankfurt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95]*[.M95]/100" office:value-type="float" office:value="364.5" calcext:value-type="float">
            <text:p>364,5</text:p>
          </table:table-cell>
          <table:table-cell table:style-name="ce16" table:formula="of:=[.L95]*[.N95]*4/100" office:value-type="float" office:value="78.6" calcext:value-type="float">
            <text:p>78,6</text:p>
          </table:table-cell>
          <table:table-cell table:style-name="ce16" table:formula="of:=[.L95]*[.P95]*4/100" office:value-type="float" office:value="8.4" calcext:value-type="float">
            <text:p>8,4</text:p>
          </table:table-cell>
          <table:table-cell table:style-name="ce16" table:formula="of:=[.L95]*[.O95]*9/100" office:value-type="float" office:value="270" calcext:value-type="float">
            <text:p>270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243" calcext:value-type="float">
            <text:p>243</text:p>
          </table:table-cell>
          <table:table-cell table:style-name="ce25" office:value-type="float" office:value="13.1" calcext:value-type="float">
            <text:p>13.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.4" calcext:value-type="float">
            <text:p>1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5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31" table:formula="of:=CONCATENATE(&quot;(alimento (id &quot;;[.B95];&quot;) (nombre &quot;;[.W95];&quot;) (grupo &quot;;[.E95];&quot;) (veces &quot;;[.F95];&quot;) (tipo &quot;;[.G95];&quot;)  (racion &quot;;[.L95];&quot;) (kcal &quot;;[.M95];&quot;) (proteinas &quot;;[.N95];&quot;) (grasas &quot;;[.O95];&quot;) (hidratos &quot;;[.P95];&quot;)(grasas-mono &quot;;[.Q95];&quot;) (desayuno &quot;;[.R95];&quot;) (almuerzo &quot;;[.S95];&quot;) (comida &quot;;[.T95];&quot;) (merienda &quot;;[.U95];&quot;) (cena &quot;;[.V95];&quot;))&quot;)" office:value-type="string" office:string-value="(alimento (id 94) (nombre salchicha-frankfurt) (grupo 2) (veces 1) (tipo plasticos)  (racion 150) (kcal 243) (proteinas 13,1) (grasas 20) (hidratos 1,4)(grasas-mono 0) (desayuno no) (almuerzo no) (comida si) (merienda no) (cena si))" calcext:value-type="string">
            <text:p>(alimento (id 94) (nombre salchicha-frankfurt) (grupo 2) (veces 1) (tipo plasticos) <text:s/>(racion 150) (kcal 243) (proteinas 13,1) (grasas 20) (hidratos 1,4)(grasas-mono 0) (desayuno no) (almuerzo no) (comida si) (merienda no) (cena si))</text:p>
          </table:table-cell>
          <table:table-cell table:formula="of:=SUBSTITUTE([.X95];&quot;,&quot;;&quot;.&quot;)" office:value-type="string" office:string-value="(alimento (id 94) (nombre salchicha-frankfurt) (grupo 2) (veces 1) (tipo plasticos)  (racion 150) (kcal 243) (proteinas 13.1) (grasas 20) (hidratos 1.4)(grasas-mono 0) (desayuno no) (almuerzo no) (comida si) (merienda no) (cena si))" calcext:value-type="string">
            <text:p>(alimento (id 94) (nombre salchicha-frankfurt) (grupo 2) (veces 1) (tipo plasticos) <text:s/>(racion 15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95" calcext:value-type="float">
            <text:p>95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chicha frankfurt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96]*[.M96]/100" office:value-type="float" office:value="243" calcext:value-type="float">
            <text:p>243</text:p>
          </table:table-cell>
          <table:table-cell table:style-name="ce16" table:formula="of:=[.L96]*[.N96]*4/100" office:value-type="float" office:value="52.4" calcext:value-type="float">
            <text:p>52,4</text:p>
          </table:table-cell>
          <table:table-cell table:style-name="ce16" table:formula="of:=[.L96]*[.P96]*4/100" office:value-type="float" office:value="5.6" calcext:value-type="float">
            <text:p>5,6</text:p>
          </table:table-cell>
          <table:table-cell table:style-name="ce16" table:formula="of:=[.L96]*[.O96]*9/100" office:value-type="float" office:value="180" calcext:value-type="float">
            <text:p>18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43" calcext:value-type="float">
            <text:p>243</text:p>
          </table:table-cell>
          <table:table-cell table:style-name="ce25" office:value-type="float" office:value="13.1" calcext:value-type="float">
            <text:p>13.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.4" calcext:value-type="float">
            <text:p>1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6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31" table:formula="of:=CONCATENATE(&quot;(alimento (id &quot;;[.B96];&quot;) (nombre &quot;;[.W96];&quot;) (grupo &quot;;[.E96];&quot;) (veces &quot;;[.F96];&quot;) (tipo &quot;;[.G96];&quot;)  (racion &quot;;[.L96];&quot;) (kcal &quot;;[.M96];&quot;) (proteinas &quot;;[.N96];&quot;) (grasas &quot;;[.O96];&quot;) (hidratos &quot;;[.P96];&quot;)(grasas-mono &quot;;[.Q96];&quot;) (desayuno &quot;;[.R96];&quot;) (almuerzo &quot;;[.S96];&quot;) (comida &quot;;[.T96];&quot;) (merienda &quot;;[.U96];&quot;) (cena &quot;;[.V96];&quot;))&quot;)" office:value-type="string" office:string-value="(alimento (id 95) (nombre salchicha-frankfurt) (grupo 2) (veces 1) (tipo plasticos)  (racion 100) (kcal 243) (proteinas 13,1) (grasas 20) (hidratos 1,4)(grasas-mono 0) (desayuno no) (almuerzo no) (comida si) (merienda no) (cena si))" calcext:value-type="string">
            <text:p>(alimento (id 95) (nombre salchicha-frankfurt) (grupo 2) (veces 1) (tipo plasticos) <text:s/>(racion 100) (kcal 243) (proteinas 13,1) (grasas 20) (hidratos 1,4)(grasas-mono 0) (desayuno no) (almuerzo no) (comida si) (merienda no) (cena si))</text:p>
          </table:table-cell>
          <table:table-cell table:formula="of:=SUBSTITUTE([.X96];&quot;,&quot;;&quot;.&quot;)" office:value-type="string" office:string-value="(alimento (id 95) (nombre salchicha-frankfurt) (grupo 2) (veces 1) (tipo plasticos)  (racion 100) (kcal 243) (proteinas 13.1) (grasas 20) (hidratos 1.4)(grasas-mono 0) (desayuno no) (almuerzo no) (comida si) (merienda no) (cena si))" calcext:value-type="string">
            <text:p>(alimento (id 95) (nombre salchicha-frankfurt) (grupo 2) (veces 1) (tipo plasticos) <text:s/>(racion 10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96" calcext:value-type="float">
            <text:p>96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ón cocid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97]*[.M97]/100" office:value-type="float" office:value="72" calcext:value-type="float">
            <text:p>72</text:p>
          </table:table-cell>
          <table:table-cell table:style-name="ce16" table:formula="of:=[.L97]*[.N97]*4/100" office:value-type="float" office:value="44.16" calcext:value-type="float">
            <text:p>44,16</text:p>
          </table:table-cell>
          <table:table-cell table:style-name="ce16" table:formula="of:=[.L97]*[.P97]*4/100" office:value-type="float" office:value="0" calcext:value-type="float">
            <text:p>0</text:p>
          </table:table-cell>
          <table:table-cell table:style-name="ce16" table:formula="of:=[.L97]*[.O97]*9/100" office:value-type="float" office:value="27.54" calcext:value-type="float">
            <text:p>27,54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120" calcext:value-type="float">
            <text:p>120</text:p>
          </table:table-cell>
          <table:table-cell table:style-name="ce25" office:value-type="float" office:value="18.4" calcext:value-type="float">
            <text:p>18.4</text:p>
          </table:table-cell>
          <table:table-cell table:style-name="ce25" office:value-type="float" office:value="5.1" calcext:value-type="float">
            <text:p>5.1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7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31" table:formula="of:=CONCATENATE(&quot;(alimento (id &quot;;[.B97];&quot;) (nombre &quot;;[.W97];&quot;) (grupo &quot;;[.E97];&quot;) (veces &quot;;[.F97];&quot;) (tipo &quot;;[.G97];&quot;)  (racion &quot;;[.L97];&quot;) (kcal &quot;;[.M97];&quot;) (proteinas &quot;;[.N97];&quot;) (grasas &quot;;[.O97];&quot;) (hidratos &quot;;[.P97];&quot;)(grasas-mono &quot;;[.Q97];&quot;) (desayuno &quot;;[.R97];&quot;) (almuerzo &quot;;[.S97];&quot;) (comida &quot;;[.T97];&quot;) (merienda &quot;;[.U97];&quot;) (cena &quot;;[.V97];&quot;))&quot;)" office:value-type="string" office:string-value="(alimento (id 96) (nombre jamon-cocido) (grupo 2) (veces 3) (tipo plasticos)  (racion 60) (kcal 120) (proteinas 18,4) (grasas 5,1) (hidratos 0)(grasas-mono 0) (desayuno si) (almuerzo si) (comida no) (merienda si) (cena si))" calcext:value-type="string">
            <text:p>(alimento (id 96) (nombre jamon-cocido) (grupo 2) (veces 3) (tipo plasticos) <text:s/>(racion 60) (kcal 120) (proteinas 18,4) (grasas 5,1) (hidratos 0)(grasas-mono 0) (desayuno si) (almuerzo si) (comida no) (merienda si) (cena si))</text:p>
          </table:table-cell>
          <table:table-cell table:formula="of:=SUBSTITUTE([.X97];&quot;,&quot;;&quot;.&quot;)" office:value-type="string" office:string-value="(alimento (id 96) (nombre jamon-cocido) (grupo 2) (veces 3) (tipo plasticos)  (racion 60) (kcal 120) (proteinas 18.4) (grasas 5.1) (hidratos 0)(grasas-mono 0) (desayuno si) (almuerzo si) (comida no) (merienda si) (cena si))" calcext:value-type="string">
            <text:p>(alimento (id 96) (nombre jamon-cocido) (grupo 2) (veces 3) (tipo plasticos) <text:s/>(racion 6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97" calcext:value-type="float">
            <text:p>97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ón cocid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98]*[.M98]/100" office:value-type="float" office:value="60" calcext:value-type="float">
            <text:p>60</text:p>
          </table:table-cell>
          <table:table-cell table:style-name="ce16" table:formula="of:=[.L98]*[.N98]*4/100" office:value-type="float" office:value="36.8" calcext:value-type="float">
            <text:p>36,8</text:p>
          </table:table-cell>
          <table:table-cell table:style-name="ce16" table:formula="of:=[.L98]*[.P98]*4/100" office:value-type="float" office:value="0" calcext:value-type="float">
            <text:p>0</text:p>
          </table:table-cell>
          <table:table-cell table:style-name="ce16" table:formula="of:=[.L98]*[.O98]*9/100" office:value-type="float" office:value="22.95" calcext:value-type="float">
            <text:p>22,9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0" calcext:value-type="float">
            <text:p>120</text:p>
          </table:table-cell>
          <table:table-cell table:style-name="ce25" office:value-type="float" office:value="18.4" calcext:value-type="float">
            <text:p>18.4</text:p>
          </table:table-cell>
          <table:table-cell table:style-name="ce25" office:value-type="float" office:value="5.1" calcext:value-type="float">
            <text:p>5.1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8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31" table:formula="of:=CONCATENATE(&quot;(alimento (id &quot;;[.B98];&quot;) (nombre &quot;;[.W98];&quot;) (grupo &quot;;[.E98];&quot;) (veces &quot;;[.F98];&quot;) (tipo &quot;;[.G98];&quot;)  (racion &quot;;[.L98];&quot;) (kcal &quot;;[.M98];&quot;) (proteinas &quot;;[.N98];&quot;) (grasas &quot;;[.O98];&quot;) (hidratos &quot;;[.P98];&quot;)(grasas-mono &quot;;[.Q98];&quot;) (desayuno &quot;;[.R98];&quot;) (almuerzo &quot;;[.S98];&quot;) (comida &quot;;[.T98];&quot;) (merienda &quot;;[.U98];&quot;) (cena &quot;;[.V98];&quot;))&quot;)" office:value-type="string" office:string-value="(alimento (id 97) (nombre jamon-cocido) (grupo 2) (veces 3) (tipo plasticos)  (racion 50) (kcal 120) (proteinas 18,4) (grasas 5,1) (hidratos 0)(grasas-mono 0) (desayuno si) (almuerzo si) (comida no) (merienda si) (cena si))" calcext:value-type="string">
            <text:p>(alimento (id 97) (nombre jamon-cocido) (grupo 2) (veces 3) (tipo plasticos) <text:s/>(racion 50) (kcal 120) (proteinas 18,4) (grasas 5,1) (hidratos 0)(grasas-mono 0) (desayuno si) (almuerzo si) (comida no) (merienda si) (cena si))</text:p>
          </table:table-cell>
          <table:table-cell table:formula="of:=SUBSTITUTE([.X98];&quot;,&quot;;&quot;.&quot;)" office:value-type="string" office:string-value="(alimento (id 97) (nombre jamon-cocido) (grupo 2) (veces 3) (tipo plasticos)  (racion 50) (kcal 120) (proteinas 18.4) (grasas 5.1) (hidratos 0)(grasas-mono 0) (desayuno si) (almuerzo si) (comida no) (merienda si) (cena si))" calcext:value-type="string">
            <text:p>(alimento (id 97) (nombre jamon-cocido) (grupo 2) (veces 3) (tipo plasticos) <text:s/>(racion 5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98" calcext:value-type="float">
            <text:p>98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ón cocid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99]*[.M99]/100" office:value-type="float" office:value="48" calcext:value-type="float">
            <text:p>48</text:p>
          </table:table-cell>
          <table:table-cell table:style-name="ce16" table:formula="of:=[.L99]*[.N99]*4/100" office:value-type="float" office:value="29.44" calcext:value-type="float">
            <text:p>29,44</text:p>
          </table:table-cell>
          <table:table-cell table:style-name="ce16" table:formula="of:=[.L99]*[.P99]*4/100" office:value-type="float" office:value="0" calcext:value-type="float">
            <text:p>0</text:p>
          </table:table-cell>
          <table:table-cell table:style-name="ce16" table:formula="of:=[.L99]*[.O99]*9/100" office:value-type="float" office:value="18.36" calcext:value-type="float">
            <text:p>18,36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20" calcext:value-type="float">
            <text:p>120</text:p>
          </table:table-cell>
          <table:table-cell table:style-name="ce25" office:value-type="float" office:value="18.4" calcext:value-type="float">
            <text:p>18.4</text:p>
          </table:table-cell>
          <table:table-cell table:style-name="ce25" office:value-type="float" office:value="5.1" calcext:value-type="float">
            <text:p>5.1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9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31" table:formula="of:=CONCATENATE(&quot;(alimento (id &quot;;[.B99];&quot;) (nombre &quot;;[.W99];&quot;) (grupo &quot;;[.E99];&quot;) (veces &quot;;[.F99];&quot;) (tipo &quot;;[.G99];&quot;)  (racion &quot;;[.L99];&quot;) (kcal &quot;;[.M99];&quot;) (proteinas &quot;;[.N99];&quot;) (grasas &quot;;[.O99];&quot;) (hidratos &quot;;[.P99];&quot;)(grasas-mono &quot;;[.Q99];&quot;) (desayuno &quot;;[.R99];&quot;) (almuerzo &quot;;[.S99];&quot;) (comida &quot;;[.T99];&quot;) (merienda &quot;;[.U99];&quot;) (cena &quot;;[.V99];&quot;))&quot;)" office:value-type="string" office:string-value="(alimento (id 98) (nombre jamon-cocido) (grupo 2) (veces 3) (tipo plasticos)  (racion 40) (kcal 120) (proteinas 18,4) (grasas 5,1) (hidratos 0)(grasas-mono 0) (desayuno si) (almuerzo si) (comida no) (merienda si) (cena si))" calcext:value-type="string">
            <text:p>(alimento (id 98) (nombre jamon-cocido) (grupo 2) (veces 3) (tipo plasticos) <text:s/>(racion 40) (kcal 120) (proteinas 18,4) (grasas 5,1) (hidratos 0)(grasas-mono 0) (desayuno si) (almuerzo si) (comida no) (merienda si) (cena si))</text:p>
          </table:table-cell>
          <table:table-cell table:formula="of:=SUBSTITUTE([.X99];&quot;,&quot;;&quot;.&quot;)" office:value-type="string" office:string-value="(alimento (id 98) (nombre jamon-cocido) (grupo 2) (veces 3) (tipo plasticos)  (racion 40) (kcal 120) (proteinas 18.4) (grasas 5.1) (hidratos 0)(grasas-mono 0) (desayuno si) (almuerzo si) (comida no) (merienda si) (cena si))" calcext:value-type="string">
            <text:p>(alimento (id 98) (nombre jamon-cocido) (grupo 2) (veces 3) (tipo plasticos) <text:s/>(racion 4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string" calcext:value-type="string">
            <text:p>Carne, huevos y pescado</text:p>
          </table:table-cell>
          <table:table-cell table:style-name="ce14" office:value-type="string" calcext:value-type="string">
            <text:p>Jamón cocido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4" office:value-type="string" calcext:value-type="string">
            <text:p>plasticos</text:p>
          </table:table-cell>
          <table:table-cell table:style-name="ce14" table:formula="of:=[.L100]*[.M100]/100" office:value-type="float" office:value="36" calcext:value-type="float">
            <text:p>36</text:p>
          </table:table-cell>
          <table:table-cell table:style-name="ce16" table:formula="of:=[.L100]*[.N100]*4/100" office:value-type="float" office:value="22.08" calcext:value-type="float">
            <text:p>22,08</text:p>
          </table:table-cell>
          <table:table-cell table:style-name="ce16" table:formula="of:=[.L100]*[.P100]*4/100" office:value-type="float" office:value="0" calcext:value-type="float">
            <text:p>0</text:p>
          </table:table-cell>
          <table:table-cell table:style-name="ce16" table:formula="of:=[.L100]*[.O100]*9/100" office:value-type="float" office:value="13.77" calcext:value-type="float">
            <text:p>13,7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20" calcext:value-type="float">
            <text:p>120</text:p>
          </table:table-cell>
          <table:table-cell table:style-name="ce24" office:value-type="float" office:value="18.4" calcext:value-type="float">
            <text:p>18.4</text:p>
          </table:table-cell>
          <table:table-cell table:style-name="ce24" office:value-type="float" office:value="5.1" calcext:value-type="float">
            <text:p>5.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12" office:value-type="string" calcext:value-type="string">
            <text:p>si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12" office:value-type="string" calcext:value-type="string">
            <text:p>si</text:p>
          </table:table-cell>
          <table:table-cell table:style-name="ce12" table:formula="of:=SUBSTITUTE(SUBSTITUTE(SUBSTITUTE(SUBSTITUTE(SUBSTITUTE(SUBSTITUTE(LOWER([.D100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31" table:formula="of:=CONCATENATE(&quot;(alimento (id &quot;;[.B100];&quot;) (nombre &quot;;[.W100];&quot;) (grupo &quot;;[.E100];&quot;) (veces &quot;;[.F100];&quot;) (tipo &quot;;[.G100];&quot;)  (racion &quot;;[.L100];&quot;) (kcal &quot;;[.M100];&quot;) (proteinas &quot;;[.N100];&quot;) (grasas &quot;;[.O100];&quot;) (hidratos &quot;;[.P100];&quot;)(grasas-mono &quot;;[.Q100];&quot;) (desayuno &quot;;[.R100];&quot;) (almuerzo &quot;;[.S100];&quot;) (comida &quot;;[.T100];&quot;) (merienda &quot;;[.U100];&quot;) (cena &quot;;[.V100];&quot;))&quot;)" office:value-type="string" office:string-value="(alimento (id 99) (nombre jamon-cocido) (grupo 2) (veces 3) (tipo plasticos)  (racion 30) (kcal 120) (proteinas 18,4) (grasas 5,1) (hidratos 0)(grasas-mono 0) (desayuno si) (almuerzo si) (comida no) (merienda si) (cena si))" calcext:value-type="string">
            <text:p>(alimento (id 99) (nombre jamon-cocido) (grupo 2) (veces 3) (tipo plasticos) <text:s/>(racion 30) (kcal 120) (proteinas 18,4) (grasas 5,1) (hidratos 0)(grasas-mono 0) (desayuno si) (almuerzo si) (comida no) (merienda si) (cena si))</text:p>
          </table:table-cell>
          <table:table-cell table:style-name="ce12" table:formula="of:=SUBSTITUTE([.X100];&quot;,&quot;;&quot;.&quot;)" office:value-type="string" office:string-value="(alimento (id 99) (nombre jamon-cocido) (grupo 2) (veces 3) (tipo plasticos)  (racion 30) (kcal 120) (proteinas 18.4) (grasas 5.1) (hidratos 0)(grasas-mono 0) (desayuno si) (almuerzo si) (comida no) (merienda si) (cena si))" calcext:value-type="string">
            <text:p>(alimento (id 99) (nombre jamon-cocido) (grupo 2) (veces 3) (tipo plasticos) <text:s/>(racion 30) (kcal 120) (proteinas 18.4) (grasas 5.1) (hidratos 0)(grasas-mono 0) (desayuno si) (almuerzo si) (comida no) (merienda si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100" calcext:value-type="float">
            <text:p>100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ón cocid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01]*[.M101]/100" office:value-type="float" office:value="30" calcext:value-type="float">
            <text:p>30</text:p>
          </table:table-cell>
          <table:table-cell table:style-name="ce16" table:formula="of:=[.L101]*[.N101]*4/100" office:value-type="float" office:value="18.4" calcext:value-type="float">
            <text:p>18,4</text:p>
          </table:table-cell>
          <table:table-cell table:style-name="ce16" table:formula="of:=[.L101]*[.P101]*4/100" office:value-type="float" office:value="0" calcext:value-type="float">
            <text:p>0</text:p>
          </table:table-cell>
          <table:table-cell table:style-name="ce16" table:formula="of:=[.L101]*[.O101]*9/100" office:value-type="float" office:value="11.475" calcext:value-type="float">
            <text:p>11,47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20" calcext:value-type="float">
            <text:p>120</text:p>
          </table:table-cell>
          <table:table-cell table:style-name="ce25" office:value-type="float" office:value="18.4" calcext:value-type="float">
            <text:p>18.4</text:p>
          </table:table-cell>
          <table:table-cell table:style-name="ce25" office:value-type="float" office:value="5.1" calcext:value-type="float">
            <text:p>5.1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101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31" table:formula="of:=CONCATENATE(&quot;(alimento (id &quot;;[.B101];&quot;) (nombre &quot;;[.W101];&quot;) (grupo &quot;;[.E101];&quot;) (veces &quot;;[.F101];&quot;) (tipo &quot;;[.G101];&quot;)  (racion &quot;;[.L101];&quot;) (kcal &quot;;[.M101];&quot;) (proteinas &quot;;[.N101];&quot;) (grasas &quot;;[.O101];&quot;) (hidratos &quot;;[.P101];&quot;)(grasas-mono &quot;;[.Q101];&quot;) (desayuno &quot;;[.R101];&quot;) (almuerzo &quot;;[.S101];&quot;) (comida &quot;;[.T101];&quot;) (merienda &quot;;[.U101];&quot;) (cena &quot;;[.V101];&quot;))&quot;)" office:value-type="string" office:string-value="(alimento (id 100) (nombre jamon-cocido) (grupo 2) (veces 3) (tipo plasticos)  (racion 25) (kcal 120) (proteinas 18,4) (grasas 5,1) (hidratos 0)(grasas-mono 0) (desayuno si) (almuerzo si) (comida no) (merienda si) (cena si))" calcext:value-type="string">
            <text:p>(alimento (id 100) (nombre jamon-cocido) (grupo 2) (veces 3) (tipo plasticos) <text:s/>(racion 25) (kcal 120) (proteinas 18,4) (grasas 5,1) (hidratos 0)(grasas-mono 0) (desayuno si) (almuerzo si) (comida no) (merienda si) (cena si))</text:p>
          </table:table-cell>
          <table:table-cell table:formula="of:=SUBSTITUTE([.X101];&quot;,&quot;;&quot;.&quot;)" office:value-type="string" office:string-value="(alimento (id 100) (nombre jamon-cocido) (grupo 2) (veces 3) (tipo plasticos)  (racion 25) (kcal 120) (proteinas 18.4) (grasas 5.1) (hidratos 0)(grasas-mono 0) (desayuno si) (almuerzo si) (comida no) (merienda si) (cena si))" calcext:value-type="string">
            <text:p>(alimento (id 100) (nombre jamon-cocido) (grupo 2) (veces 3) (tipo plasticos) <text:s/>(racion 25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01" calcext:value-type="float">
            <text:p>101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ón cocid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02]*[.M102]/100" office:value-type="float" office:value="24" calcext:value-type="float">
            <text:p>24</text:p>
          </table:table-cell>
          <table:table-cell table:style-name="ce16" table:formula="of:=[.L102]*[.N102]*4/100" office:value-type="float" office:value="14.72" calcext:value-type="float">
            <text:p>14,72</text:p>
          </table:table-cell>
          <table:table-cell table:style-name="ce16" table:formula="of:=[.L102]*[.P102]*4/100" office:value-type="float" office:value="0" calcext:value-type="float">
            <text:p>0</text:p>
          </table:table-cell>
          <table:table-cell table:style-name="ce16" table:formula="of:=[.L102]*[.O102]*9/100" office:value-type="float" office:value="9.18" calcext:value-type="float">
            <text:p>9,1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20" calcext:value-type="float">
            <text:p>120</text:p>
          </table:table-cell>
          <table:table-cell table:style-name="ce25" office:value-type="float" office:value="18.4" calcext:value-type="float">
            <text:p>18.4</text:p>
          </table:table-cell>
          <table:table-cell table:style-name="ce25" office:value-type="float" office:value="5.1" calcext:value-type="float">
            <text:p>5.1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102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31" table:formula="of:=CONCATENATE(&quot;(alimento (id &quot;;[.B102];&quot;) (nombre &quot;;[.W102];&quot;) (grupo &quot;;[.E102];&quot;) (veces &quot;;[.F102];&quot;) (tipo &quot;;[.G102];&quot;)  (racion &quot;;[.L102];&quot;) (kcal &quot;;[.M102];&quot;) (proteinas &quot;;[.N102];&quot;) (grasas &quot;;[.O102];&quot;) (hidratos &quot;;[.P102];&quot;)(grasas-mono &quot;;[.Q102];&quot;) (desayuno &quot;;[.R102];&quot;) (almuerzo &quot;;[.S102];&quot;) (comida &quot;;[.T102];&quot;) (merienda &quot;;[.U102];&quot;) (cena &quot;;[.V102];&quot;))&quot;)" office:value-type="string" office:string-value="(alimento (id 101) (nombre jamon-cocido) (grupo 2) (veces 3) (tipo plasticos)  (racion 20) (kcal 120) (proteinas 18,4) (grasas 5,1) (hidratos 0)(grasas-mono 0) (desayuno si) (almuerzo si) (comida no) (merienda si) (cena si))" calcext:value-type="string">
            <text:p>(alimento (id 101) (nombre jamon-cocido) (grupo 2) (veces 3) (tipo plasticos) <text:s/>(racion 20) (kcal 120) (proteinas 18,4) (grasas 5,1) (hidratos 0)(grasas-mono 0) (desayuno si) (almuerzo si) (comida no) (merienda si) (cena si))</text:p>
          </table:table-cell>
          <table:table-cell table:formula="of:=SUBSTITUTE([.X102];&quot;,&quot;;&quot;.&quot;)" office:value-type="string" office:string-value="(alimento (id 101) (nombre jamon-cocido) (grupo 2) (veces 3) (tipo plasticos)  (racion 20) (kcal 120) (proteinas 18.4) (grasas 5.1) (hidratos 0)(grasas-mono 0) (desayuno si) (almuerzo si) (comida no) (merienda si) (cena si))" calcext:value-type="string">
            <text:p>(alimento (id 101) (nombre jamon-cocido) (grupo 2) (veces 3) (tipo plasticos) <text:s/>(racion 2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02" calcext:value-type="float">
            <text:p>102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ón cocido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03]*[.M103]/100" office:value-type="float" office:value="18" calcext:value-type="float">
            <text:p>18</text:p>
          </table:table-cell>
          <table:table-cell table:style-name="ce16" table:formula="of:=[.L103]*[.N103]*4/100" office:value-type="float" office:value="11.04" calcext:value-type="float">
            <text:p>11,04</text:p>
          </table:table-cell>
          <table:table-cell table:style-name="ce16" table:formula="of:=[.L103]*[.P103]*4/100" office:value-type="float" office:value="0" calcext:value-type="float">
            <text:p>0</text:p>
          </table:table-cell>
          <table:table-cell table:style-name="ce16" table:formula="of:=[.L103]*[.O103]*9/100" office:value-type="float" office:value="6.885" calcext:value-type="float">
            <text:p>6,885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0" calcext:value-type="float">
            <text:p>120</text:p>
          </table:table-cell>
          <table:table-cell table:style-name="ce25" office:value-type="float" office:value="18.4" calcext:value-type="float">
            <text:p>18.4</text:p>
          </table:table-cell>
          <table:table-cell table:style-name="ce25" office:value-type="float" office:value="5.1" calcext:value-type="float">
            <text:p>5.1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103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31" table:formula="of:=CONCATENATE(&quot;(alimento (id &quot;;[.B103];&quot;) (nombre &quot;;[.W103];&quot;) (grupo &quot;;[.E103];&quot;) (veces &quot;;[.F103];&quot;) (tipo &quot;;[.G103];&quot;)  (racion &quot;;[.L103];&quot;) (kcal &quot;;[.M103];&quot;) (proteinas &quot;;[.N103];&quot;) (grasas &quot;;[.O103];&quot;) (hidratos &quot;;[.P103];&quot;)(grasas-mono &quot;;[.Q103];&quot;) (desayuno &quot;;[.R103];&quot;) (almuerzo &quot;;[.S103];&quot;) (comida &quot;;[.T103];&quot;) (merienda &quot;;[.U103];&quot;) (cena &quot;;[.V103];&quot;))&quot;)" office:value-type="string" office:string-value="(alimento (id 102) (nombre jamon-cocido) (grupo 2) (veces 5) (tipo plasticos)  (racion 15) (kcal 120) (proteinas 18,4) (grasas 5,1) (hidratos 0)(grasas-mono 0) (desayuno si) (almuerzo si) (comida no) (merienda si) (cena si))" calcext:value-type="string">
            <text:p>(alimento (id 102) (nombre jamon-cocido) (grupo 2) (veces 5) (tipo plasticos) <text:s/>(racion 15) (kcal 120) (proteinas 18,4) (grasas 5,1) (hidratos 0)(grasas-mono 0) (desayuno si) (almuerzo si) (comida no) (merienda si) (cena si))</text:p>
          </table:table-cell>
          <table:table-cell table:formula="of:=SUBSTITUTE([.X103];&quot;,&quot;;&quot;.&quot;)" office:value-type="string" office:string-value="(alimento (id 102) (nombre jamon-cocido) (grupo 2) (veces 5) (tipo plasticos)  (racion 15) (kcal 120) (proteinas 18.4) (grasas 5.1) (hidratos 0)(grasas-mono 0) (desayuno si) (almuerzo si) (comida no) (merienda si) (cena si))" calcext:value-type="string">
            <text:p>(alimento (id 102) (nombre jamon-cocido) (grupo 2) (veces 5) (tipo plasticos) <text:s/>(racion 15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03" calcext:value-type="float">
            <text:p>103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Filete de terner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04]*[.M104]/100" office:value-type="float" office:value="163.75" calcext:value-type="float">
            <text:p>163,75</text:p>
          </table:table-cell>
          <table:table-cell table:style-name="ce16" table:formula="of:=[.L104]*[.N104]*4/100" office:value-type="float" office:value="93" calcext:value-type="float">
            <text:p>93</text:p>
          </table:table-cell>
          <table:table-cell table:style-name="ce16" table:formula="of:=[.L104]*[.P104]*4/100" office:value-type="float" office:value="0" calcext:value-type="float">
            <text:p>0</text:p>
          </table:table-cell>
          <table:table-cell table:style-name="ce16" table:formula="of:=[.L104]*[.O104]*9/100" office:value-type="float" office:value="69.75" calcext:value-type="float">
            <text:p>69,7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31" calcext:value-type="float">
            <text:p>131</text:p>
          </table:table-cell>
          <table:table-cell table:style-name="ce25" office:value-type="float" office:value="18.6" calcext:value-type="float">
            <text:p>18.6</text:p>
          </table:table-cell>
          <table:table-cell table:style-name="ce25" office:value-type="float" office:value="6.2" calcext:value-type="float">
            <text:p>6.2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4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31" table:formula="of:=CONCATENATE(&quot;(alimento (id &quot;;[.B104];&quot;) (nombre &quot;;[.W104];&quot;) (grupo &quot;;[.E104];&quot;) (veces &quot;;[.F104];&quot;) (tipo &quot;;[.G104];&quot;)  (racion &quot;;[.L104];&quot;) (kcal &quot;;[.M104];&quot;) (proteinas &quot;;[.N104];&quot;) (grasas &quot;;[.O104];&quot;) (hidratos &quot;;[.P104];&quot;)(grasas-mono &quot;;[.Q104];&quot;) (desayuno &quot;;[.R104];&quot;) (almuerzo &quot;;[.S104];&quot;) (comida &quot;;[.T104];&quot;) (merienda &quot;;[.U104];&quot;) (cena &quot;;[.V104];&quot;))&quot;)" office:value-type="string" office:string-value="(alimento (id 103) (nombre filete-de-ternera) (grupo 2) (veces 1) (tipo plasticos)  (racion 125) (kcal 131) (proteinas 18,6) (grasas 6,2) (hidratos 0)(grasas-mono 0) (desayuno no) (almuerzo no) (comida si) (merienda no) (cena si))" calcext:value-type="string">
            <text:p>(alimento (id 103) (nombre filete-de-ternera) (grupo 2) (veces 1) (tipo plasticos) <text:s/>(racion 125) (kcal 131) (proteinas 18,6) (grasas 6,2) (hidratos 0)(grasas-mono 0) (desayuno no) (almuerzo no) (comida si) (merienda no) (cena si))</text:p>
          </table:table-cell>
          <table:table-cell table:formula="of:=SUBSTITUTE([.X104];&quot;,&quot;;&quot;.&quot;)" office:value-type="string" office:string-value="(alimento (id 103) (nombre filete-de-ternera) (grupo 2) (veces 1) (tipo plasticos)  (racion 125) (kcal 131) (proteinas 18.6) (grasas 6.2) (hidratos 0)(grasas-mono 0) (desayuno no) (almuerzo no) (comida si) (merienda no) (cena si))" calcext:value-type="string">
            <text:p>(alimento (id 103) (nombre filete-de-ternera) (grupo 2) (veces 1) (tipo plasticos) <text:s/>(racion 125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Filete de terner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05]*[.M105]/100" office:value-type="float" office:value="196.5" calcext:value-type="float">
            <text:p>196,5</text:p>
          </table:table-cell>
          <table:table-cell table:style-name="ce16" table:formula="of:=[.L105]*[.N105]*4/100" office:value-type="float" office:value="111.6" calcext:value-type="float">
            <text:p>111,6</text:p>
          </table:table-cell>
          <table:table-cell table:style-name="ce16" table:formula="of:=[.L105]*[.P105]*4/100" office:value-type="float" office:value="0" calcext:value-type="float">
            <text:p>0</text:p>
          </table:table-cell>
          <table:table-cell table:style-name="ce16" table:formula="of:=[.L105]*[.O105]*9/100" office:value-type="float" office:value="83.7" calcext:value-type="float">
            <text:p>83,7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31" calcext:value-type="float">
            <text:p>131</text:p>
          </table:table-cell>
          <table:table-cell table:style-name="ce25" office:value-type="float" office:value="18.6" calcext:value-type="float">
            <text:p>18.6</text:p>
          </table:table-cell>
          <table:table-cell table:style-name="ce25" office:value-type="float" office:value="6.2" calcext:value-type="float">
            <text:p>6.2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5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31" table:formula="of:=CONCATENATE(&quot;(alimento (id &quot;;[.B105];&quot;) (nombre &quot;;[.W105];&quot;) (grupo &quot;;[.E105];&quot;) (veces &quot;;[.F105];&quot;) (tipo &quot;;[.G105];&quot;)  (racion &quot;;[.L105];&quot;) (kcal &quot;;[.M105];&quot;) (proteinas &quot;;[.N105];&quot;) (grasas &quot;;[.O105];&quot;) (hidratos &quot;;[.P105];&quot;)(grasas-mono &quot;;[.Q105];&quot;) (desayuno &quot;;[.R105];&quot;) (almuerzo &quot;;[.S105];&quot;) (comida &quot;;[.T105];&quot;) (merienda &quot;;[.U105];&quot;) (cena &quot;;[.V105];&quot;))&quot;)" office:value-type="string" office:string-value="(alimento (id 104) (nombre filete-de-ternera) (grupo 2) (veces 1) (tipo plasticos)  (racion 150) (kcal 131) (proteinas 18,6) (grasas 6,2) (hidratos 0)(grasas-mono 0) (desayuno no) (almuerzo no) (comida si) (merienda no) (cena si))" calcext:value-type="string">
            <text:p>(alimento (id 104) (nombre filete-de-ternera) (grupo 2) (veces 1) (tipo plasticos) <text:s/>(racion 150) (kcal 131) (proteinas 18,6) (grasas 6,2) (hidratos 0)(grasas-mono 0) (desayuno no) (almuerzo no) (comida si) (merienda no) (cena si))</text:p>
          </table:table-cell>
          <table:table-cell table:formula="of:=SUBSTITUTE([.X105];&quot;,&quot;;&quot;.&quot;)" office:value-type="string" office:string-value="(alimento (id 104) (nombre filete-de-ternera) (grupo 2) (veces 1) (tipo plasticos)  (racion 150) (kcal 131) (proteinas 18.6) (grasas 6.2) (hidratos 0)(grasas-mono 0) (desayuno no) (almuerzo no) (comida si) (merienda no) (cena si))" calcext:value-type="string">
            <text:p>(alimento (id 104) (nombre filete-de-ternera) (grupo 2) (veces 1) (tipo plasticos) <text:s/>(racion 150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05" calcext:value-type="float">
            <text:p>105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Filete de terner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06]*[.M106]/100" office:value-type="float" office:value="131" calcext:value-type="float">
            <text:p>131</text:p>
          </table:table-cell>
          <table:table-cell table:style-name="ce16" table:formula="of:=[.L106]*[.N106]*4/100" office:value-type="float" office:value="74.4" calcext:value-type="float">
            <text:p>74,4</text:p>
          </table:table-cell>
          <table:table-cell table:style-name="ce16" table:formula="of:=[.L106]*[.P106]*4/100" office:value-type="float" office:value="0" calcext:value-type="float">
            <text:p>0</text:p>
          </table:table-cell>
          <table:table-cell table:style-name="ce16" table:formula="of:=[.L106]*[.O106]*9/100" office:value-type="float" office:value="55.8" calcext:value-type="float">
            <text:p>55,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31" calcext:value-type="float">
            <text:p>131</text:p>
          </table:table-cell>
          <table:table-cell table:style-name="ce25" office:value-type="float" office:value="18.6" calcext:value-type="float">
            <text:p>18.6</text:p>
          </table:table-cell>
          <table:table-cell table:style-name="ce25" office:value-type="float" office:value="6.2" calcext:value-type="float">
            <text:p>6.2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6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31" table:formula="of:=CONCATENATE(&quot;(alimento (id &quot;;[.B106];&quot;) (nombre &quot;;[.W106];&quot;) (grupo &quot;;[.E106];&quot;) (veces &quot;;[.F106];&quot;) (tipo &quot;;[.G106];&quot;)  (racion &quot;;[.L106];&quot;) (kcal &quot;;[.M106];&quot;) (proteinas &quot;;[.N106];&quot;) (grasas &quot;;[.O106];&quot;) (hidratos &quot;;[.P106];&quot;)(grasas-mono &quot;;[.Q106];&quot;) (desayuno &quot;;[.R106];&quot;) (almuerzo &quot;;[.S106];&quot;) (comida &quot;;[.T106];&quot;) (merienda &quot;;[.U106];&quot;) (cena &quot;;[.V106];&quot;))&quot;)" office:value-type="string" office:string-value="(alimento (id 105) (nombre filete-de-ternera) (grupo 2) (veces 1) (tipo plasticos)  (racion 100) (kcal 131) (proteinas 18,6) (grasas 6,2) (hidratos 0)(grasas-mono 0) (desayuno no) (almuerzo no) (comida si) (merienda no) (cena si))" calcext:value-type="string">
            <text:p>(alimento (id 105) (nombre filete-de-ternera) (grupo 2) (veces 1) (tipo plasticos) <text:s/>(racion 100) (kcal 131) (proteinas 18,6) (grasas 6,2) (hidratos 0)(grasas-mono 0) (desayuno no) (almuerzo no) (comida si) (merienda no) (cena si))</text:p>
          </table:table-cell>
          <table:table-cell table:formula="of:=SUBSTITUTE([.X106];&quot;,&quot;;&quot;.&quot;)" office:value-type="string" office:string-value="(alimento (id 105) (nombre filete-de-ternera) (grupo 2) (veces 1) (tipo plasticos)  (racion 100) (kcal 131) (proteinas 18.6) (grasas 6.2) (hidratos 0)(grasas-mono 0) (desayuno no) (almuerzo no) (comida si) (merienda no) (cena si))" calcext:value-type="string">
            <text:p>(alimento (id 105) (nombre filete-de-ternera) (grupo 2) (veces 1) (tipo plasticos) <text:s/>(racion 100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06" calcext:value-type="float">
            <text:p>106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Filete de ternera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L107]*[.M107]/100" office:value-type="float" office:value="65.5" calcext:value-type="float">
            <text:p>65,5</text:p>
          </table:table-cell>
          <table:table-cell table:style-name="ce16" table:formula="of:=[.L107]*[.N107]*4/100" office:value-type="float" office:value="37.2" calcext:value-type="float">
            <text:p>37,2</text:p>
          </table:table-cell>
          <table:table-cell table:style-name="ce16" table:formula="of:=[.L107]*[.P107]*4/100" office:value-type="float" office:value="0" calcext:value-type="float">
            <text:p>0</text:p>
          </table:table-cell>
          <table:table-cell table:style-name="ce16" table:formula="of:=[.L107]*[.O107]*9/100" office:value-type="float" office:value="27.9" calcext:value-type="float">
            <text:p>27,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31" calcext:value-type="float">
            <text:p>131</text:p>
          </table:table-cell>
          <table:table-cell table:style-name="ce25" office:value-type="float" office:value="18.6" calcext:value-type="float">
            <text:p>18.6</text:p>
          </table:table-cell>
          <table:table-cell table:style-name="ce25" office:value-type="float" office:value="6.2" calcext:value-type="float">
            <text:p>6.2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7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31" table:formula="of:=CONCATENATE(&quot;(alimento (id &quot;;[.B107];&quot;) (nombre &quot;;[.W107];&quot;) (grupo &quot;;[.E107];&quot;) (veces &quot;;[.F107];&quot;) (tipo &quot;;[.G107];&quot;)  (racion &quot;;[.L107];&quot;) (kcal &quot;;[.M107];&quot;) (proteinas &quot;;[.N107];&quot;) (grasas &quot;;[.O107];&quot;) (hidratos &quot;;[.P107];&quot;)(grasas-mono &quot;;[.Q107];&quot;) (desayuno &quot;;[.R107];&quot;) (almuerzo &quot;;[.S107];&quot;) (comida &quot;;[.T107];&quot;) (merienda &quot;;[.U107];&quot;) (cena &quot;;[.V107];&quot;))&quot;)" office:value-type="string" office:string-value="(alimento (id 106) (nombre filete-de-ternera) (grupo 2) (veces 1) (tipo plasticos)  (racion 50) (kcal 131) (proteinas 18,6) (grasas 6,2) (hidratos 0)(grasas-mono 0) (desayuno no) (almuerzo no) (comida si) (merienda no) (cena si))" calcext:value-type="string">
            <text:p>(alimento (id 106) (nombre filete-de-ternera) (grupo 2) (veces 1) (tipo plasticos) <text:s/>(racion 50) (kcal 131) (proteinas 18,6) (grasas 6,2) (hidratos 0)(grasas-mono 0) (desayuno no) (almuerzo no) (comida si) (merienda no) (cena si))</text:p>
          </table:table-cell>
          <table:table-cell table:formula="of:=SUBSTITUTE([.X107];&quot;,&quot;;&quot;.&quot;)" office:value-type="string" office:string-value="(alimento (id 106) (nombre filete-de-ternera) (grupo 2) (veces 1) (tipo plasticos)  (racion 50) (kcal 131) (proteinas 18.6) (grasas 6.2) (hidratos 0)(grasas-mono 0) (desayuno no) (almuerzo no) (comida si) (merienda no) (cena si))" calcext:value-type="string">
            <text:p>(alimento (id 106) (nombre filete-de-ternera) (grupo 2) (veces 1) (tipo plasticos) <text:s/>(racion 50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07" calcext:value-type="float">
            <text:p>107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Ciruela pas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08]*[.M108]/100" office:value-type="float" office:value="88.5" calcext:value-type="float">
            <text:p>88,5</text:p>
          </table:table-cell>
          <table:table-cell table:style-name="ce16" table:formula="of:=[.L108]*[.N108]*4/100" office:value-type="float" office:value="4.4" calcext:value-type="float">
            <text:p>4,4</text:p>
          </table:table-cell>
          <table:table-cell table:style-name="ce16" table:formula="of:=[.L108]*[.P108]*4/100" office:value-type="float" office:value="87.4" calcext:value-type="float">
            <text:p>87,4</text:p>
          </table:table-cell>
          <table:table-cell table:style-name="ce16" table:formula="of:=[.L108]*[.O108]*9/100" office:value-type="float" office:value="2.25" calcext:value-type="float">
            <text:p>2,2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77" calcext:value-type="float">
            <text:p>177</text:p>
          </table:table-cell>
          <table:table-cell table:style-name="ce25" office:value-type="float" office:value="2.2" calcext:value-type="float">
            <text:p>2.2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43.7" calcext:value-type="float">
            <text:p>4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8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31" table:formula="of:=CONCATENATE(&quot;(alimento (id &quot;;[.B108];&quot;) (nombre &quot;;[.W108];&quot;) (grupo &quot;;[.E108];&quot;) (veces &quot;;[.F108];&quot;) (tipo &quot;;[.G108];&quot;)  (racion &quot;;[.L108];&quot;) (kcal &quot;;[.M108];&quot;) (proteinas &quot;;[.N108];&quot;) (grasas &quot;;[.O108];&quot;) (hidratos &quot;;[.P108];&quot;)(grasas-mono &quot;;[.Q108];&quot;) (desayuno &quot;;[.R108];&quot;) (almuerzo &quot;;[.S108];&quot;) (comida &quot;;[.T108];&quot;) (merienda &quot;;[.U108];&quot;) (cena &quot;;[.V108];&quot;))&quot;)" office:value-type="string" office:string-value="(alimento (id 107) (nombre ciruela-pasa) (grupo 3) (veces 1) (tipo energeticos)  (racion 50) (kcal 177) (proteinas 2,2) (grasas 0,5) (hidratos 43,7)(grasas-mono 0) (desayuno si) (almuerzo si) (comida si) (merienda si) (cena si))" calcext:value-type="string">
            <text:p>(alimento (id 107) (nombre ciruela-pasa) (grupo 3) (veces 1) (tipo energeticos) <text:s/>(racion 50) (kcal 177) (proteinas 2,2) (grasas 0,5) (hidratos 43,7)(grasas-mono 0) (desayuno si) (almuerzo si) (comida si) (merienda si) (cena si))</text:p>
          </table:table-cell>
          <table:table-cell table:formula="of:=SUBSTITUTE([.X108];&quot;,&quot;;&quot;.&quot;)" office:value-type="string" office:string-value="(alimento (id 107) (nombre ciruela-pasa) (grupo 3) (veces 1) (tipo energeticos)  (racion 50) (kcal 177) (proteinas 2.2) (grasas 0.5) (hidratos 43.7)(grasas-mono 0) (desayuno si) (almuerzo si) (comida si) (merienda si) (cena si))" calcext:value-type="string">
            <text:p>(alimento (id 107) (nombre ciruela-pasa) (grupo 3) (veces 1) (tipo energeticos) <text:s/>(racion 5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08" calcext:value-type="float">
            <text:p>108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Ciruela pas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09]*[.M109]/100" office:value-type="float" office:value="70.8" calcext:value-type="float">
            <text:p>70,8</text:p>
          </table:table-cell>
          <table:table-cell table:style-name="ce16" table:formula="of:=[.L109]*[.N109]*4/100" office:value-type="float" office:value="3.52" calcext:value-type="float">
            <text:p>3,52</text:p>
          </table:table-cell>
          <table:table-cell table:style-name="ce16" table:formula="of:=[.L109]*[.P109]*4/100" office:value-type="float" office:value="69.92" calcext:value-type="float">
            <text:p>69,92</text:p>
          </table:table-cell>
          <table:table-cell table:style-name="ce16" table:formula="of:=[.L109]*[.O109]*9/100" office:value-type="float" office:value="1.8" calcext:value-type="float">
            <text:p>1,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77" calcext:value-type="float">
            <text:p>177</text:p>
          </table:table-cell>
          <table:table-cell table:style-name="ce25" office:value-type="float" office:value="2.2" calcext:value-type="float">
            <text:p>2.2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43.7" calcext:value-type="float">
            <text:p>4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9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31" table:formula="of:=CONCATENATE(&quot;(alimento (id &quot;;[.B109];&quot;) (nombre &quot;;[.W109];&quot;) (grupo &quot;;[.E109];&quot;) (veces &quot;;[.F109];&quot;) (tipo &quot;;[.G109];&quot;)  (racion &quot;;[.L109];&quot;) (kcal &quot;;[.M109];&quot;) (proteinas &quot;;[.N109];&quot;) (grasas &quot;;[.O109];&quot;) (hidratos &quot;;[.P109];&quot;)(grasas-mono &quot;;[.Q109];&quot;) (desayuno &quot;;[.R109];&quot;) (almuerzo &quot;;[.S109];&quot;) (comida &quot;;[.T109];&quot;) (merienda &quot;;[.U109];&quot;) (cena &quot;;[.V109];&quot;))&quot;)" office:value-type="string" office:string-value="(alimento (id 108) (nombre ciruela-pasa) (grupo 3) (veces 1) (tipo energeticos)  (racion 40) (kcal 177) (proteinas 2,2) (grasas 0,5) (hidratos 43,7)(grasas-mono 0) (desayuno si) (almuerzo si) (comida si) (merienda si) (cena si))" calcext:value-type="string">
            <text:p>(alimento (id 108) (nombre ciruela-pasa) (grupo 3) (veces 1) (tipo energeticos) <text:s/>(racion 40) (kcal 177) (proteinas 2,2) (grasas 0,5) (hidratos 43,7)(grasas-mono 0) (desayuno si) (almuerzo si) (comida si) (merienda si) (cena si))</text:p>
          </table:table-cell>
          <table:table-cell table:formula="of:=SUBSTITUTE([.X109];&quot;,&quot;;&quot;.&quot;)" office:value-type="string" office:string-value="(alimento (id 108) (nombre ciruela-pasa) (grupo 3) (veces 1) (tipo energeticos)  (racion 40) (kcal 177) (proteinas 2.2) (grasas 0.5) (hidratos 43.7)(grasas-mono 0) (desayuno si) (almuerzo si) (comida si) (merienda si) (cena si))" calcext:value-type="string">
            <text:p>(alimento (id 108) (nombre ciruela-pasa) (grupo 3) (veces 1) (tipo energeticos) <text:s/>(racion 4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09" calcext:value-type="float">
            <text:p>109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Ciruela pas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10]*[.M110]/100" office:value-type="float" office:value="53.1" calcext:value-type="float">
            <text:p>53,1</text:p>
          </table:table-cell>
          <table:table-cell table:style-name="ce16" table:formula="of:=[.L110]*[.N110]*4/100" office:value-type="float" office:value="2.64" calcext:value-type="float">
            <text:p>2,64</text:p>
          </table:table-cell>
          <table:table-cell table:style-name="ce16" table:formula="of:=[.L110]*[.P110]*4/100" office:value-type="float" office:value="52.44" calcext:value-type="float">
            <text:p>52,44</text:p>
          </table:table-cell>
          <table:table-cell table:style-name="ce16" table:formula="of:=[.L110]*[.O110]*9/100" office:value-type="float" office:value="1.35" calcext:value-type="float">
            <text:p>1,3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77" calcext:value-type="float">
            <text:p>177</text:p>
          </table:table-cell>
          <table:table-cell table:style-name="ce25" office:value-type="float" office:value="2.2" calcext:value-type="float">
            <text:p>2.2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43.7" calcext:value-type="float">
            <text:p>4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0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31" table:formula="of:=CONCATENATE(&quot;(alimento (id &quot;;[.B110];&quot;) (nombre &quot;;[.W110];&quot;) (grupo &quot;;[.E110];&quot;) (veces &quot;;[.F110];&quot;) (tipo &quot;;[.G110];&quot;)  (racion &quot;;[.L110];&quot;) (kcal &quot;;[.M110];&quot;) (proteinas &quot;;[.N110];&quot;) (grasas &quot;;[.O110];&quot;) (hidratos &quot;;[.P110];&quot;)(grasas-mono &quot;;[.Q110];&quot;) (desayuno &quot;;[.R110];&quot;) (almuerzo &quot;;[.S110];&quot;) (comida &quot;;[.T110];&quot;) (merienda &quot;;[.U110];&quot;) (cena &quot;;[.V110];&quot;))&quot;)" office:value-type="string" office:string-value="(alimento (id 109) (nombre ciruela-pasa) (grupo 3) (veces 1) (tipo energeticos)  (racion 30) (kcal 177) (proteinas 2,2) (grasas 0,5) (hidratos 43,7)(grasas-mono 0) (desayuno si) (almuerzo si) (comida si) (merienda si) (cena si))" calcext:value-type="string">
            <text:p>(alimento (id 109) (nombre ciruela-pasa) (grupo 3) (veces 1) (tipo energeticos) <text:s/>(racion 30) (kcal 177) (proteinas 2,2) (grasas 0,5) (hidratos 43,7)(grasas-mono 0) (desayuno si) (almuerzo si) (comida si) (merienda si) (cena si))</text:p>
          </table:table-cell>
          <table:table-cell table:formula="of:=SUBSTITUTE([.X110];&quot;,&quot;;&quot;.&quot;)" office:value-type="string" office:string-value="(alimento (id 109) (nombre ciruela-pasa) (grupo 3) (veces 1) (tipo energeticos)  (racion 30) (kcal 177) (proteinas 2.2) (grasas 0.5) (hidratos 43.7)(grasas-mono 0) (desayuno si) (almuerzo si) (comida si) (merienda si) (cena si))" calcext:value-type="string">
            <text:p>(alimento (id 109) (nombre ciruela-pasa) (grupo 3) (veces 1) (tipo energeticos) <text:s/>(racion 3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10" calcext:value-type="float">
            <text:p>110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Ciruela pas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11]*[.M111]/100" office:value-type="float" office:value="35.4" calcext:value-type="float">
            <text:p>35,4</text:p>
          </table:table-cell>
          <table:table-cell table:style-name="ce16" table:formula="of:=[.L111]*[.N111]*4/100" office:value-type="float" office:value="1.76" calcext:value-type="float">
            <text:p>1,76</text:p>
          </table:table-cell>
          <table:table-cell table:style-name="ce16" table:formula="of:=[.L111]*[.P111]*4/100" office:value-type="float" office:value="34.96" calcext:value-type="float">
            <text:p>34,96</text:p>
          </table:table-cell>
          <table:table-cell table:style-name="ce16" table:formula="of:=[.L111]*[.O111]*9/100" office:value-type="float" office:value="0.9" calcext:value-type="float">
            <text:p>0,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77" calcext:value-type="float">
            <text:p>177</text:p>
          </table:table-cell>
          <table:table-cell table:style-name="ce25" office:value-type="float" office:value="2.2" calcext:value-type="float">
            <text:p>2.2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43.7" calcext:value-type="float">
            <text:p>4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1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31" table:formula="of:=CONCATENATE(&quot;(alimento (id &quot;;[.B111];&quot;) (nombre &quot;;[.W111];&quot;) (grupo &quot;;[.E111];&quot;) (veces &quot;;[.F111];&quot;) (tipo &quot;;[.G111];&quot;)  (racion &quot;;[.L111];&quot;) (kcal &quot;;[.M111];&quot;) (proteinas &quot;;[.N111];&quot;) (grasas &quot;;[.O111];&quot;) (hidratos &quot;;[.P111];&quot;)(grasas-mono &quot;;[.Q111];&quot;) (desayuno &quot;;[.R111];&quot;) (almuerzo &quot;;[.S111];&quot;) (comida &quot;;[.T111];&quot;) (merienda &quot;;[.U111];&quot;) (cena &quot;;[.V111];&quot;))&quot;)" office:value-type="string" office:string-value="(alimento (id 110) (nombre ciruela-pasa) (grupo 3) (veces 1) (tipo energeticos)  (racion 20) (kcal 177) (proteinas 2,2) (grasas 0,5) (hidratos 43,7)(grasas-mono 0) (desayuno si) (almuerzo si) (comida si) (merienda si) (cena si))" calcext:value-type="string">
            <text:p>(alimento (id 110) (nombre ciruela-pasa) (grupo 3) (veces 1) (tipo energeticos) <text:s/>(racion 20) (kcal 177) (proteinas 2,2) (grasas 0,5) (hidratos 43,7)(grasas-mono 0) (desayuno si) (almuerzo si) (comida si) (merienda si) (cena si))</text:p>
          </table:table-cell>
          <table:table-cell table:formula="of:=SUBSTITUTE([.X111];&quot;,&quot;;&quot;.&quot;)" office:value-type="string" office:string-value="(alimento (id 110) (nombre ciruela-pasa) (grupo 3) (veces 1) (tipo energeticos)  (racion 20) (kcal 177) (proteinas 2.2) (grasas 0.5) (hidratos 43.7)(grasas-mono 0) (desayuno si) (almuerzo si) (comida si) (merienda si) (cena si))" calcext:value-type="string">
            <text:p>(alimento (id 110) (nombre ciruela-pasa) (grupo 3) (veces 1) (tipo energeticos) <text:s/>(racion 2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11" calcext:value-type="float">
            <text:p>111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Ciruela pas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12]*[.M112]/100" office:value-type="float" office:value="17.7" calcext:value-type="float">
            <text:p>17,7</text:p>
          </table:table-cell>
          <table:table-cell table:style-name="ce16" table:formula="of:=[.L112]*[.N112]*4/100" office:value-type="float" office:value="0.88" calcext:value-type="float">
            <text:p>0,88</text:p>
          </table:table-cell>
          <table:table-cell table:style-name="ce16" table:formula="of:=[.L112]*[.P112]*4/100" office:value-type="float" office:value="17.48" calcext:value-type="float">
            <text:p>17,48</text:p>
          </table:table-cell>
          <table:table-cell table:style-name="ce16" table:formula="of:=[.L112]*[.O112]*9/100" office:value-type="float" office:value="0.45" calcext:value-type="float">
            <text:p>0,4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77" calcext:value-type="float">
            <text:p>177</text:p>
          </table:table-cell>
          <table:table-cell table:style-name="ce25" office:value-type="float" office:value="2.2" calcext:value-type="float">
            <text:p>2.2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43.7" calcext:value-type="float">
            <text:p>4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2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31" table:formula="of:=CONCATENATE(&quot;(alimento (id &quot;;[.B112];&quot;) (nombre &quot;;[.W112];&quot;) (grupo &quot;;[.E112];&quot;) (veces &quot;;[.F112];&quot;) (tipo &quot;;[.G112];&quot;)  (racion &quot;;[.L112];&quot;) (kcal &quot;;[.M112];&quot;) (proteinas &quot;;[.N112];&quot;) (grasas &quot;;[.O112];&quot;) (hidratos &quot;;[.P112];&quot;)(grasas-mono &quot;;[.Q112];&quot;) (desayuno &quot;;[.R112];&quot;) (almuerzo &quot;;[.S112];&quot;) (comida &quot;;[.T112];&quot;) (merienda &quot;;[.U112];&quot;) (cena &quot;;[.V112];&quot;))&quot;)" office:value-type="string" office:string-value="(alimento (id 111) (nombre ciruela-pasa) (grupo 3) (veces 1) (tipo energeticos)  (racion 10) (kcal 177) (proteinas 2,2) (grasas 0,5) (hidratos 43,7)(grasas-mono 0) (desayuno si) (almuerzo si) (comida si) (merienda si) (cena si))" calcext:value-type="string">
            <text:p>(alimento (id 111) (nombre ciruela-pasa) (grupo 3) (veces 1) (tipo energeticos) <text:s/>(racion 10) (kcal 177) (proteinas 2,2) (grasas 0,5) (hidratos 43,7)(grasas-mono 0) (desayuno si) (almuerzo si) (comida si) (merienda si) (cena si))</text:p>
          </table:table-cell>
          <table:table-cell table:formula="of:=SUBSTITUTE([.X112];&quot;,&quot;;&quot;.&quot;)" office:value-type="string" office:string-value="(alimento (id 111) (nombre ciruela-pasa) (grupo 3) (veces 1) (tipo energeticos)  (racion 10) (kcal 177) (proteinas 2.2) (grasas 0.5) (hidratos 43.7)(grasas-mono 0) (desayuno si) (almuerzo si) (comida si) (merienda si) (cena si))" calcext:value-type="string">
            <text:p>(alimento (id 111) (nombre ciruela-pasa) (grupo 3) (veces 1) (tipo energeticos) <text:s/>(racion 1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12" calcext:value-type="float">
            <text:p>112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13]*[.M113]/100" office:value-type="float" office:value="155.75" calcext:value-type="float">
            <text:p>155,75</text:p>
          </table:table-cell>
          <table:table-cell table:style-name="ce16" table:formula="of:=[.L113]*[.N113]*4/100" office:value-type="float" office:value="4.9" calcext:value-type="float">
            <text:p>4,9</text:p>
          </table:table-cell>
          <table:table-cell table:style-name="ce16" table:formula="of:=[.L113]*[.P113]*4/100" office:value-type="float" office:value="95.9" calcext:value-type="float">
            <text:p>95,9</text:p>
          </table:table-cell>
          <table:table-cell table:style-name="ce16" table:formula="of:=[.L113]*[.O113]*9/100" office:value-type="float" office:value="55.125" calcext:value-type="float">
            <text:p>55,12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89" calcext:value-type="float">
            <text:p>8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13.7" calcext:value-type="float">
            <text:p>1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13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31" table:formula="of:=CONCATENATE(&quot;(alimento (id &quot;;[.B113];&quot;) (nombre &quot;;[.W113];&quot;) (grupo &quot;;[.E113];&quot;) (veces &quot;;[.F113];&quot;) (tipo &quot;;[.G113];&quot;)  (racion &quot;;[.L113];&quot;) (kcal &quot;;[.M113];&quot;) (proteinas &quot;;[.N113];&quot;) (grasas &quot;;[.O113];&quot;) (hidratos &quot;;[.P113];&quot;)(grasas-mono &quot;;[.Q113];&quot;) (desayuno &quot;;[.R113];&quot;) (almuerzo &quot;;[.S113];&quot;) (comida &quot;;[.T113];&quot;) (merienda &quot;;[.U113];&quot;) (cena &quot;;[.V113];&quot;))&quot;)" office:value-type="string" office:string-value="(alimento (id 112) (nombre patatas-guisadas) (grupo 3) (veces 2) (tipo energeticos)  (racion 175) (kcal 89) (proteinas 0,7) (grasas 3,5) (hidratos 13,7)(grasas-mono 0) (desayuno no) (almuerzo no) (comida si) (merienda no) (cena si))" calcext:value-type="string">
            <text:p>(alimento (id 112) (nombre patatas-guisadas) (grupo 3) (veces 2) (tipo energeticos) <text:s/>(racion 175) (kcal 89) (proteinas 0,7) (grasas 3,5) (hidratos 13,7)(grasas-mono 0) (desayuno no) (almuerzo no) (comida si) (merienda no) (cena si))</text:p>
          </table:table-cell>
          <table:table-cell table:formula="of:=SUBSTITUTE([.X113];&quot;,&quot;;&quot;.&quot;)" office:value-type="string" office:string-value="(alimento (id 112) (nombre patatas-guisadas) (grupo 3) (veces 2) (tipo energeticos)  (racion 175) (kcal 89) (proteinas 0.7) (grasas 3.5) (hidratos 13.7)(grasas-mono 0) (desayuno no) (almuerzo no) (comida si) (merienda no) (cena si))" calcext:value-type="string">
            <text:p>(alimento (id 112) (nombre patatas-guisadas) (grupo 3) (veces 2) (tipo energeticos) <text:s/>(racion 175) (kcal 89) (proteinas 0.7) (grasas 3.5) (hidratos 13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13" calcext:value-type="float">
            <text:p>113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14]*[.M114]/100" office:value-type="float" office:value="111.25" calcext:value-type="float">
            <text:p>111,25</text:p>
          </table:table-cell>
          <table:table-cell table:style-name="ce16" table:formula="of:=[.L114]*[.N114]*4/100" office:value-type="float" office:value="3.5" calcext:value-type="float">
            <text:p>3,5</text:p>
          </table:table-cell>
          <table:table-cell table:style-name="ce16" table:formula="of:=[.L114]*[.P114]*4/100" office:value-type="float" office:value="68.5" calcext:value-type="float">
            <text:p>68,5</text:p>
          </table:table-cell>
          <table:table-cell table:style-name="ce16" table:formula="of:=[.L114]*[.O114]*9/100" office:value-type="float" office:value="39.375" calcext:value-type="float">
            <text:p>39,37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89" calcext:value-type="float">
            <text:p>8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13.7" calcext:value-type="float">
            <text:p>1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14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31" table:formula="of:=CONCATENATE(&quot;(alimento (id &quot;;[.B114];&quot;) (nombre &quot;;[.W114];&quot;) (grupo &quot;;[.E114];&quot;) (veces &quot;;[.F114];&quot;) (tipo &quot;;[.G114];&quot;)  (racion &quot;;[.L114];&quot;) (kcal &quot;;[.M114];&quot;) (proteinas &quot;;[.N114];&quot;) (grasas &quot;;[.O114];&quot;) (hidratos &quot;;[.P114];&quot;)(grasas-mono &quot;;[.Q114];&quot;) (desayuno &quot;;[.R114];&quot;) (almuerzo &quot;;[.S114];&quot;) (comida &quot;;[.T114];&quot;) (merienda &quot;;[.U114];&quot;) (cena &quot;;[.V114];&quot;))&quot;)" office:value-type="string" office:string-value="(alimento (id 113) (nombre patatas-guisadas) (grupo 3) (veces 2) (tipo energeticos)  (racion 125) (kcal 89) (proteinas 0,7) (grasas 3,5) (hidratos 13,7)(grasas-mono 0) (desayuno no) (almuerzo no) (comida si) (merienda no) (cena si))" calcext:value-type="string">
            <text:p>(alimento (id 113) (nombre patatas-guisadas) (grupo 3) (veces 2) (tipo energeticos) <text:s/>(racion 125) (kcal 89) (proteinas 0,7) (grasas 3,5) (hidratos 13,7)(grasas-mono 0) (desayuno no) (almuerzo no) (comida si) (merienda no) (cena si))</text:p>
          </table:table-cell>
          <table:table-cell table:formula="of:=SUBSTITUTE([.X114];&quot;,&quot;;&quot;.&quot;)" office:value-type="string" office:string-value="(alimento (id 113) (nombre patatas-guisadas) (grupo 3) (veces 2) (tipo energeticos)  (racion 125) (kcal 89) (proteinas 0.7) (grasas 3.5) (hidratos 13.7)(grasas-mono 0) (desayuno no) (almuerzo no) (comida si) (merienda no) (cena si))" calcext:value-type="string">
            <text:p>(alimento (id 113) (nombre patatas-guisadas) (grupo 3) (veces 2) (tipo energeticos) <text:s/>(racion 125) (kcal 89) (proteinas 0.7) (grasas 3.5) (hidratos 13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14" calcext:value-type="float">
            <text:p>114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15]*[.M115]/100" office:value-type="float" office:value="178" calcext:value-type="float">
            <text:p>178</text:p>
          </table:table-cell>
          <table:table-cell table:style-name="ce16" table:formula="of:=[.L115]*[.N115]*4/100" office:value-type="float" office:value="5.6" calcext:value-type="float">
            <text:p>5,6</text:p>
          </table:table-cell>
          <table:table-cell table:style-name="ce16" table:formula="of:=[.L115]*[.P115]*4/100" office:value-type="float" office:value="109.6" calcext:value-type="float">
            <text:p>109,6</text:p>
          </table:table-cell>
          <table:table-cell table:style-name="ce16" table:formula="of:=[.L115]*[.O115]*9/100" office:value-type="float" office:value="63" calcext:value-type="float">
            <text:p>63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89" calcext:value-type="float">
            <text:p>8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13.7" calcext:value-type="float">
            <text:p>1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15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31" table:formula="of:=CONCATENATE(&quot;(alimento (id &quot;;[.B115];&quot;) (nombre &quot;;[.W115];&quot;) (grupo &quot;;[.E115];&quot;) (veces &quot;;[.F115];&quot;) (tipo &quot;;[.G115];&quot;)  (racion &quot;;[.L115];&quot;) (kcal &quot;;[.M115];&quot;) (proteinas &quot;;[.N115];&quot;) (grasas &quot;;[.O115];&quot;) (hidratos &quot;;[.P115];&quot;)(grasas-mono &quot;;[.Q115];&quot;) (desayuno &quot;;[.R115];&quot;) (almuerzo &quot;;[.S115];&quot;) (comida &quot;;[.T115];&quot;) (merienda &quot;;[.U115];&quot;) (cena &quot;;[.V115];&quot;))&quot;)" office:value-type="string" office:string-value="(alimento (id 114) (nombre patatas-guisadas) (grupo 3) (veces 2) (tipo energeticos)  (racion 200) (kcal 89) (proteinas 0,7) (grasas 3,5) (hidratos 13,7)(grasas-mono 0) (desayuno no) (almuerzo no) (comida si) (merienda no) (cena si))" calcext:value-type="string">
            <text:p>(alimento (id 114) (nombre patatas-guisadas) (grupo 3) (veces 2) (tipo energeticos) <text:s/>(racion 200) (kcal 89) (proteinas 0,7) (grasas 3,5) (hidratos 13,7)(grasas-mono 0) (desayuno no) (almuerzo no) (comida si) (merienda no) (cena si))</text:p>
          </table:table-cell>
          <table:table-cell table:formula="of:=SUBSTITUTE([.X115];&quot;,&quot;;&quot;.&quot;)" office:value-type="string" office:string-value="(alimento (id 114) (nombre patatas-guisadas) (grupo 3) (veces 2) (tipo energeticos)  (racion 200) (kcal 89) (proteinas 0.7) (grasas 3.5) (hidratos 13.7)(grasas-mono 0) (desayuno no) (almuerzo no) (comida si) (merienda no) (cena si))" calcext:value-type="string">
            <text:p>(alimento (id 114) (nombre patatas-guisadas) (grupo 3) (veces 2) (tipo energeticos) <text:s/>(racion 200) (kcal 89) (proteinas 0.7) (grasas 3.5) (hidratos 13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16]*[.M116]/100" office:value-type="float" office:value="133.5" calcext:value-type="float">
            <text:p>133,5</text:p>
          </table:table-cell>
          <table:table-cell table:style-name="ce16" table:formula="of:=[.L116]*[.N116]*4/100" office:value-type="float" office:value="4.2" calcext:value-type="float">
            <text:p>4,2</text:p>
          </table:table-cell>
          <table:table-cell table:style-name="ce16" table:formula="of:=[.L116]*[.P116]*4/100" office:value-type="float" office:value="82.2" calcext:value-type="float">
            <text:p>82,2</text:p>
          </table:table-cell>
          <table:table-cell table:style-name="ce16" table:formula="of:=[.L116]*[.O116]*9/100" office:value-type="float" office:value="47.25" calcext:value-type="float">
            <text:p>47,2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89" calcext:value-type="float">
            <text:p>8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13.7" calcext:value-type="float">
            <text:p>1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16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31" table:formula="of:=CONCATENATE(&quot;(alimento (id &quot;;[.B116];&quot;) (nombre &quot;;[.W116];&quot;) (grupo &quot;;[.E116];&quot;) (veces &quot;;[.F116];&quot;) (tipo &quot;;[.G116];&quot;)  (racion &quot;;[.L116];&quot;) (kcal &quot;;[.M116];&quot;) (proteinas &quot;;[.N116];&quot;) (grasas &quot;;[.O116];&quot;) (hidratos &quot;;[.P116];&quot;)(grasas-mono &quot;;[.Q116];&quot;) (desayuno &quot;;[.R116];&quot;) (almuerzo &quot;;[.S116];&quot;) (comida &quot;;[.T116];&quot;) (merienda &quot;;[.U116];&quot;) (cena &quot;;[.V116];&quot;))&quot;)" office:value-type="string" office:string-value="(alimento (id 115) (nombre patatas-guisadas) (grupo 3) (veces 2) (tipo energeticos)  (racion 150) (kcal 89) (proteinas 0,7) (grasas 3,5) (hidratos 13,7)(grasas-mono 0) (desayuno no) (almuerzo no) (comida si) (merienda no) (cena si))" calcext:value-type="string">
            <text:p>(alimento (id 115) (nombre patatas-guisadas) (grupo 3) (veces 2) (tipo energeticos) <text:s/>(racion 150) (kcal 89) (proteinas 0,7) (grasas 3,5) (hidratos 13,7)(grasas-mono 0) (desayuno no) (almuerzo no) (comida si) (merienda no) (cena si))</text:p>
          </table:table-cell>
          <table:table-cell table:formula="of:=SUBSTITUTE([.X116];&quot;,&quot;;&quot;.&quot;)" office:value-type="string" office:string-value="(alimento (id 115) (nombre patatas-guisadas) (grupo 3) (veces 2) (tipo energeticos)  (racion 150) (kcal 89) (proteinas 0.7) (grasas 3.5) (hidratos 13.7)(grasas-mono 0) (desayuno no) (almuerzo no) (comida si) (merienda no) (cena si))" calcext:value-type="string">
            <text:p>(alimento (id 115) (nombre patatas-guisadas) (grupo 3) (veces 2) (tipo energeticos) <text:s/>(racion 150) (kcal 89) (proteinas 0.7) (grasas 3.5) (hidratos 13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16" calcext:value-type="float">
            <text:p>116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17]*[.M117]/100" office:value-type="float" office:value="89" calcext:value-type="float">
            <text:p>89</text:p>
          </table:table-cell>
          <table:table-cell table:style-name="ce16" table:formula="of:=[.L117]*[.N117]*4/100" office:value-type="float" office:value="2.8" calcext:value-type="float">
            <text:p>2,8</text:p>
          </table:table-cell>
          <table:table-cell table:style-name="ce16" table:formula="of:=[.L117]*[.P117]*4/100" office:value-type="float" office:value="54.8" calcext:value-type="float">
            <text:p>54,8</text:p>
          </table:table-cell>
          <table:table-cell table:style-name="ce16" table:formula="of:=[.L117]*[.O117]*9/100" office:value-type="float" office:value="31.5" calcext:value-type="float">
            <text:p>31,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89" calcext:value-type="float">
            <text:p>8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13.7" calcext:value-type="float">
            <text:p>1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17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31" table:formula="of:=CONCATENATE(&quot;(alimento (id &quot;;[.B117];&quot;) (nombre &quot;;[.W117];&quot;) (grupo &quot;;[.E117];&quot;) (veces &quot;;[.F117];&quot;) (tipo &quot;;[.G117];&quot;)  (racion &quot;;[.L117];&quot;) (kcal &quot;;[.M117];&quot;) (proteinas &quot;;[.N117];&quot;) (grasas &quot;;[.O117];&quot;) (hidratos &quot;;[.P117];&quot;)(grasas-mono &quot;;[.Q117];&quot;) (desayuno &quot;;[.R117];&quot;) (almuerzo &quot;;[.S117];&quot;) (comida &quot;;[.T117];&quot;) (merienda &quot;;[.U117];&quot;) (cena &quot;;[.V117];&quot;))&quot;)" office:value-type="string" office:string-value="(alimento (id 116) (nombre patatas-guisadas) (grupo 3) (veces 2) (tipo energeticos)  (racion 100) (kcal 89) (proteinas 0,7) (grasas 3,5) (hidratos 13,7)(grasas-mono 0) (desayuno no) (almuerzo no) (comida si) (merienda no) (cena si))" calcext:value-type="string">
            <text:p>(alimento (id 116) (nombre patatas-guisadas) (grupo 3) (veces 2) (tipo energeticos) <text:s/>(racion 100) (kcal 89) (proteinas 0,7) (grasas 3,5) (hidratos 13,7)(grasas-mono 0) (desayuno no) (almuerzo no) (comida si) (merienda no) (cena si))</text:p>
          </table:table-cell>
          <table:table-cell table:formula="of:=SUBSTITUTE([.X117];&quot;,&quot;;&quot;.&quot;)" office:value-type="string" office:string-value="(alimento (id 116) (nombre patatas-guisadas) (grupo 3) (veces 2) (tipo energeticos)  (racion 100) (kcal 89) (proteinas 0.7) (grasas 3.5) (hidratos 13.7)(grasas-mono 0) (desayuno no) (almuerzo no) (comida si) (merienda no) (cena si))" calcext:value-type="string">
            <text:p>(alimento (id 116) (nombre patatas-guisadas) (grupo 3) (veces 2) (tipo energeticos) <text:s/>(racion 100) (kcal 89) (proteinas 0.7) (grasas 3.5) (hidratos 13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17" calcext:value-type="float">
            <text:p>117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18]*[.M118]/100" office:value-type="float" office:value="75.65" calcext:value-type="float">
            <text:p>75,65</text:p>
          </table:table-cell>
          <table:table-cell table:style-name="ce16" table:formula="of:=[.L118]*[.N118]*4/100" office:value-type="float" office:value="2.38" calcext:value-type="float">
            <text:p>2,38</text:p>
          </table:table-cell>
          <table:table-cell table:style-name="ce16" table:formula="of:=[.L118]*[.P118]*4/100" office:value-type="float" office:value="46.58" calcext:value-type="float">
            <text:p>46,58</text:p>
          </table:table-cell>
          <table:table-cell table:style-name="ce16" table:formula="of:=[.L118]*[.O118]*9/100" office:value-type="float" office:value="26.775" calcext:value-type="float">
            <text:p>26,775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9" calcext:value-type="float">
            <text:p>8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13.7" calcext:value-type="float">
            <text:p>1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18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31" table:formula="of:=CONCATENATE(&quot;(alimento (id &quot;;[.B118];&quot;) (nombre &quot;;[.W118];&quot;) (grupo &quot;;[.E118];&quot;) (veces &quot;;[.F118];&quot;) (tipo &quot;;[.G118];&quot;)  (racion &quot;;[.L118];&quot;) (kcal &quot;;[.M118];&quot;) (proteinas &quot;;[.N118];&quot;) (grasas &quot;;[.O118];&quot;) (hidratos &quot;;[.P118];&quot;)(grasas-mono &quot;;[.Q118];&quot;) (desayuno &quot;;[.R118];&quot;) (almuerzo &quot;;[.S118];&quot;) (comida &quot;;[.T118];&quot;) (merienda &quot;;[.U118];&quot;) (cena &quot;;[.V118];&quot;))&quot;)" office:value-type="string" office:string-value="(alimento (id 117) (nombre patatas-guisadas) (grupo 3) (veces 2) (tipo energeticos)  (racion 85) (kcal 89) (proteinas 0,7) (grasas 3,5) (hidratos 13,7)(grasas-mono 0) (desayuno no) (almuerzo no) (comida si) (merienda no) (cena si))" calcext:value-type="string">
            <text:p>(alimento (id 117) (nombre patatas-guisadas) (grupo 3) (veces 2) (tipo energeticos) <text:s/>(racion 85) (kcal 89) (proteinas 0,7) (grasas 3,5) (hidratos 13,7)(grasas-mono 0) (desayuno no) (almuerzo no) (comida si) (merienda no) (cena si))</text:p>
          </table:table-cell>
          <table:table-cell table:formula="of:=SUBSTITUTE([.X118];&quot;,&quot;;&quot;.&quot;)" office:value-type="string" office:string-value="(alimento (id 117) (nombre patatas-guisadas) (grupo 3) (veces 2) (tipo energeticos)  (racion 85) (kcal 89) (proteinas 0.7) (grasas 3.5) (hidratos 13.7)(grasas-mono 0) (desayuno no) (almuerzo no) (comida si) (merienda no) (cena si))" calcext:value-type="string">
            <text:p>(alimento (id 117) (nombre patatas-guisadas) (grupo 3) (veces 2) (tipo energeticos) <text:s/>(racion 85) (kcal 89) (proteinas 0.7) (grasas 3.5) (hidratos 13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18" calcext:value-type="float">
            <text:p>118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19]*[.M119]/100" office:value-type="float" office:value="66.75" calcext:value-type="float">
            <text:p>66,75</text:p>
          </table:table-cell>
          <table:table-cell table:style-name="ce16" table:formula="of:=[.L119]*[.N119]*4/100" office:value-type="float" office:value="2.1" calcext:value-type="float">
            <text:p>2,1</text:p>
          </table:table-cell>
          <table:table-cell table:style-name="ce16" table:formula="of:=[.L119]*[.P119]*4/100" office:value-type="float" office:value="41.1" calcext:value-type="float">
            <text:p>41,1</text:p>
          </table:table-cell>
          <table:table-cell table:style-name="ce16" table:formula="of:=[.L119]*[.O119]*9/100" office:value-type="float" office:value="23.625" calcext:value-type="float">
            <text:p>23,62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9" calcext:value-type="float">
            <text:p>8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13.7" calcext:value-type="float">
            <text:p>1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19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31" table:formula="of:=CONCATENATE(&quot;(alimento (id &quot;;[.B119];&quot;) (nombre &quot;;[.W119];&quot;) (grupo &quot;;[.E119];&quot;) (veces &quot;;[.F119];&quot;) (tipo &quot;;[.G119];&quot;)  (racion &quot;;[.L119];&quot;) (kcal &quot;;[.M119];&quot;) (proteinas &quot;;[.N119];&quot;) (grasas &quot;;[.O119];&quot;) (hidratos &quot;;[.P119];&quot;)(grasas-mono &quot;;[.Q119];&quot;) (desayuno &quot;;[.R119];&quot;) (almuerzo &quot;;[.S119];&quot;) (comida &quot;;[.T119];&quot;) (merienda &quot;;[.U119];&quot;) (cena &quot;;[.V119];&quot;))&quot;)" office:value-type="string" office:string-value="(alimento (id 118) (nombre patatas-guisadas) (grupo 3) (veces 2) (tipo energeticos)  (racion 75) (kcal 89) (proteinas 0,7) (grasas 3,5) (hidratos 13,7)(grasas-mono 0) (desayuno no) (almuerzo no) (comida si) (merienda no) (cena si))" calcext:value-type="string">
            <text:p>(alimento (id 118) (nombre patatas-guisadas) (grupo 3) (veces 2) (tipo energeticos) <text:s/>(racion 75) (kcal 89) (proteinas 0,7) (grasas 3,5) (hidratos 13,7)(grasas-mono 0) (desayuno no) (almuerzo no) (comida si) (merienda no) (cena si))</text:p>
          </table:table-cell>
          <table:table-cell table:formula="of:=SUBSTITUTE([.X119];&quot;,&quot;;&quot;.&quot;)" office:value-type="string" office:string-value="(alimento (id 118) (nombre patatas-guisadas) (grupo 3) (veces 2) (tipo energeticos)  (racion 75) (kcal 89) (proteinas 0.7) (grasas 3.5) (hidratos 13.7)(grasas-mono 0) (desayuno no) (almuerzo no) (comida si) (merienda no) (cena si))" calcext:value-type="string">
            <text:p>(alimento (id 118) (nombre patatas-guisadas) (grupo 3) (veces 2) (tipo energeticos) <text:s/>(racion 75) (kcal 89) (proteinas 0.7) (grasas 3.5) (hidratos 13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19" calcext:value-type="float">
            <text:p>119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20]*[.M120]/100" office:value-type="float" office:value="44.5" calcext:value-type="float">
            <text:p>44,5</text:p>
          </table:table-cell>
          <table:table-cell table:style-name="ce16" table:formula="of:=[.L120]*[.N120]*4/100" office:value-type="float" office:value="1.4" calcext:value-type="float">
            <text:p>1,4</text:p>
          </table:table-cell>
          <table:table-cell table:style-name="ce16" table:formula="of:=[.L120]*[.P120]*4/100" office:value-type="float" office:value="27.4" calcext:value-type="float">
            <text:p>27,4</text:p>
          </table:table-cell>
          <table:table-cell table:style-name="ce16" table:formula="of:=[.L120]*[.O120]*9/100" office:value-type="float" office:value="15.75" calcext:value-type="float">
            <text:p>15,7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9" calcext:value-type="float">
            <text:p>8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13.7" calcext:value-type="float">
            <text:p>1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20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31" table:formula="of:=CONCATENATE(&quot;(alimento (id &quot;;[.B120];&quot;) (nombre &quot;;[.W120];&quot;) (grupo &quot;;[.E120];&quot;) (veces &quot;;[.F120];&quot;) (tipo &quot;;[.G120];&quot;)  (racion &quot;;[.L120];&quot;) (kcal &quot;;[.M120];&quot;) (proteinas &quot;;[.N120];&quot;) (grasas &quot;;[.O120];&quot;) (hidratos &quot;;[.P120];&quot;)(grasas-mono &quot;;[.Q120];&quot;) (desayuno &quot;;[.R120];&quot;) (almuerzo &quot;;[.S120];&quot;) (comida &quot;;[.T120];&quot;) (merienda &quot;;[.U120];&quot;) (cena &quot;;[.V120];&quot;))&quot;)" office:value-type="string" office:string-value="(alimento (id 119) (nombre patatas-guisadas) (grupo 3) (veces 2) (tipo energeticos)  (racion 50) (kcal 89) (proteinas 0,7) (grasas 3,5) (hidratos 13,7)(grasas-mono 0) (desayuno no) (almuerzo no) (comida si) (merienda no) (cena si))" calcext:value-type="string">
            <text:p>(alimento (id 119) (nombre patatas-guisadas) (grupo 3) (veces 2) (tipo energeticos) <text:s/>(racion 50) (kcal 89) (proteinas 0,7) (grasas 3,5) (hidratos 13,7)(grasas-mono 0) (desayuno no) (almuerzo no) (comida si) (merienda no) (cena si))</text:p>
          </table:table-cell>
          <table:table-cell table:formula="of:=SUBSTITUTE([.X120];&quot;,&quot;;&quot;.&quot;)" office:value-type="string" office:string-value="(alimento (id 119) (nombre patatas-guisadas) (grupo 3) (veces 2) (tipo energeticos)  (racion 50) (kcal 89) (proteinas 0.7) (grasas 3.5) (hidratos 13.7)(grasas-mono 0) (desayuno no) (almuerzo no) (comida si) (merienda no) (cena si))" calcext:value-type="string">
            <text:p>(alimento (id 119) (nombre patatas-guisadas) (grupo 3) (veces 2) (tipo energeticos) <text:s/>(racion 50) (kcal 89) (proteinas 0.7) (grasas 3.5) (hidratos 13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20" calcext:value-type="float">
            <text:p>120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21]*[.M121]/100" office:value-type="float" office:value="35.6" calcext:value-type="float">
            <text:p>35,6</text:p>
          </table:table-cell>
          <table:table-cell table:style-name="ce16" table:formula="of:=[.L121]*[.N121]*4/100" office:value-type="float" office:value="1.12" calcext:value-type="float">
            <text:p>1,12</text:p>
          </table:table-cell>
          <table:table-cell table:style-name="ce16" table:formula="of:=[.L121]*[.P121]*4/100" office:value-type="float" office:value="21.92" calcext:value-type="float">
            <text:p>21,92</text:p>
          </table:table-cell>
          <table:table-cell table:style-name="ce16" table:formula="of:=[.L121]*[.O121]*9/100" office:value-type="float" office:value="12.6" calcext:value-type="float">
            <text:p>12,6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89" calcext:value-type="float">
            <text:p>89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13.7" calcext:value-type="float">
            <text:p>1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21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31" table:formula="of:=CONCATENATE(&quot;(alimento (id &quot;;[.B121];&quot;) (nombre &quot;;[.W121];&quot;) (grupo &quot;;[.E121];&quot;) (veces &quot;;[.F121];&quot;) (tipo &quot;;[.G121];&quot;)  (racion &quot;;[.L121];&quot;) (kcal &quot;;[.M121];&quot;) (proteinas &quot;;[.N121];&quot;) (grasas &quot;;[.O121];&quot;) (hidratos &quot;;[.P121];&quot;)(grasas-mono &quot;;[.Q121];&quot;) (desayuno &quot;;[.R121];&quot;) (almuerzo &quot;;[.S121];&quot;) (comida &quot;;[.T121];&quot;) (merienda &quot;;[.U121];&quot;) (cena &quot;;[.V121];&quot;))&quot;)" office:value-type="string" office:string-value="(alimento (id 120) (nombre patatas-guisadas) (grupo 3) (veces 2) (tipo energeticos)  (racion 40) (kcal 89) (proteinas 0,7) (grasas 3,5) (hidratos 13,7)(grasas-mono 0) (desayuno no) (almuerzo no) (comida si) (merienda no) (cena si))" calcext:value-type="string">
            <text:p>(alimento (id 120) (nombre patatas-guisadas) (grupo 3) (veces 2) (tipo energeticos) <text:s/>(racion 40) (kcal 89) (proteinas 0,7) (grasas 3,5) (hidratos 13,7)(grasas-mono 0) (desayuno no) (almuerzo no) (comida si) (merienda no) (cena si))</text:p>
          </table:table-cell>
          <table:table-cell table:formula="of:=SUBSTITUTE([.X121];&quot;,&quot;;&quot;.&quot;)" office:value-type="string" office:string-value="(alimento (id 120) (nombre patatas-guisadas) (grupo 3) (veces 2) (tipo energeticos)  (racion 40) (kcal 89) (proteinas 0.7) (grasas 3.5) (hidratos 13.7)(grasas-mono 0) (desayuno no) (almuerzo no) (comida si) (merienda no) (cena si))" calcext:value-type="string">
            <text:p>(alimento (id 120) (nombre patatas-guisadas) (grupo 3) (veces 2) (tipo energeticos) <text:s/>(racion 40) (kcal 89) (proteinas 0.7) (grasas 3.5) (hidratos 13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21" calcext:value-type="float">
            <text:p>121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Garbanzos cocido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22]*[.M122]/100" office:value-type="float" office:value="180" calcext:value-type="float">
            <text:p>180</text:p>
          </table:table-cell>
          <table:table-cell table:style-name="ce16" table:formula="of:=[.L122]*[.N122]*4/100" office:value-type="float" office:value="32" calcext:value-type="float">
            <text:p>32</text:p>
          </table:table-cell>
          <table:table-cell table:style-name="ce16" table:formula="of:=[.L122]*[.P122]*4/100" office:value-type="float" office:value="80" calcext:value-type="float">
            <text:p>80</text:p>
          </table:table-cell>
          <table:table-cell table:style-name="ce16" table:formula="of:=[.L122]*[.O122]*9/100" office:value-type="float" office:value="61.2" calcext:value-type="float">
            <text:p>61,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0" calcext:value-type="float">
            <text:p>9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.4" calcext:value-type="float">
            <text:p>3.4</text:p>
          </table:table-cell>
          <table:table-cell table:style-name="ce25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22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31" table:formula="of:=CONCATENATE(&quot;(alimento (id &quot;;[.B122];&quot;) (nombre &quot;;[.W122];&quot;) (grupo &quot;;[.E122];&quot;) (veces &quot;;[.F122];&quot;) (tipo &quot;;[.G122];&quot;)  (racion &quot;;[.L122];&quot;) (kcal &quot;;[.M122];&quot;) (proteinas &quot;;[.N122];&quot;) (grasas &quot;;[.O122];&quot;) (hidratos &quot;;[.P122];&quot;)(grasas-mono &quot;;[.Q122];&quot;) (desayuno &quot;;[.R122];&quot;) (almuerzo &quot;;[.S122];&quot;) (comida &quot;;[.T122];&quot;) (merienda &quot;;[.U122];&quot;) (cena &quot;;[.V122];&quot;))&quot;)" office:value-type="string" office:string-value="(alimento (id 121) (nombre garbanzos-cocidos) (grupo 3) (veces 1) (tipo energeticos)  (racion 200) (kcal 90) (proteinas 4) (grasas 3,4) (hidratos 10)(grasas-mono 0) (desayuno no) (almuerzo no) (comida si) (merienda no) (cena si))" calcext:value-type="string">
            <text:p>(alimento (id 121) (nombre garbanzos-cocidos) (grupo 3) (veces 1) (tipo energeticos) <text:s/>(racion 200) (kcal 90) (proteinas 4) (grasas 3,4) (hidratos 10)(grasas-mono 0) (desayuno no) (almuerzo no) (comida si) (merienda no) (cena si))</text:p>
          </table:table-cell>
          <table:table-cell table:formula="of:=SUBSTITUTE([.X122];&quot;,&quot;;&quot;.&quot;)" office:value-type="string" office:string-value="(alimento (id 121) (nombre garbanzos-cocidos) (grupo 3) (veces 1) (tipo energeticos)  (racion 200) (kcal 90) (proteinas 4) (grasas 3.4) (hidratos 10)(grasas-mono 0) (desayuno no) (almuerzo no) (comida si) (merienda no) (cena si))" calcext:value-type="string">
            <text:p>(alimento (id 121) (nombre garbanzos-cocidos) (grupo 3) (veces 1) (tipo energeticos) <text:s/>(racion 200) (kcal 90) (proteinas 4) (grasas 3.4) (hidratos 1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22" calcext:value-type="float">
            <text:p>122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Garbanzos cocido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23]*[.M123]/100" office:value-type="float" office:value="112.5" calcext:value-type="float">
            <text:p>112,5</text:p>
          </table:table-cell>
          <table:table-cell table:style-name="ce16" table:formula="of:=[.L123]*[.N123]*4/100" office:value-type="float" office:value="20" calcext:value-type="float">
            <text:p>20</text:p>
          </table:table-cell>
          <table:table-cell table:style-name="ce16" table:formula="of:=[.L123]*[.P123]*4/100" office:value-type="float" office:value="50" calcext:value-type="float">
            <text:p>50</text:p>
          </table:table-cell>
          <table:table-cell table:style-name="ce16" table:formula="of:=[.L123]*[.O123]*9/100" office:value-type="float" office:value="38.25" calcext:value-type="float">
            <text:p>38,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90" calcext:value-type="float">
            <text:p>9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.4" calcext:value-type="float">
            <text:p>3.4</text:p>
          </table:table-cell>
          <table:table-cell table:style-name="ce25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23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31" table:formula="of:=CONCATENATE(&quot;(alimento (id &quot;;[.B123];&quot;) (nombre &quot;;[.W123];&quot;) (grupo &quot;;[.E123];&quot;) (veces &quot;;[.F123];&quot;) (tipo &quot;;[.G123];&quot;)  (racion &quot;;[.L123];&quot;) (kcal &quot;;[.M123];&quot;) (proteinas &quot;;[.N123];&quot;) (grasas &quot;;[.O123];&quot;) (hidratos &quot;;[.P123];&quot;)(grasas-mono &quot;;[.Q123];&quot;) (desayuno &quot;;[.R123];&quot;) (almuerzo &quot;;[.S123];&quot;) (comida &quot;;[.T123];&quot;) (merienda &quot;;[.U123];&quot;) (cena &quot;;[.V123];&quot;))&quot;)" office:value-type="string" office:string-value="(alimento (id 122) (nombre garbanzos-cocidos) (grupo 3) (veces 1) (tipo energeticos)  (racion 125) (kcal 90) (proteinas 4) (grasas 3,4) (hidratos 10)(grasas-mono 0) (desayuno no) (almuerzo no) (comida si) (merienda no) (cena si))" calcext:value-type="string">
            <text:p>(alimento (id 122) (nombre garbanzos-cocidos) (grupo 3) (veces 1) (tipo energeticos) <text:s/>(racion 125) (kcal 90) (proteinas 4) (grasas 3,4) (hidratos 10)(grasas-mono 0) (desayuno no) (almuerzo no) (comida si) (merienda no) (cena si))</text:p>
          </table:table-cell>
          <table:table-cell table:formula="of:=SUBSTITUTE([.X123];&quot;,&quot;;&quot;.&quot;)" office:value-type="string" office:string-value="(alimento (id 122) (nombre garbanzos-cocidos) (grupo 3) (veces 1) (tipo energeticos)  (racion 125) (kcal 90) (proteinas 4) (grasas 3.4) (hidratos 10)(grasas-mono 0) (desayuno no) (almuerzo no) (comida si) (merienda no) (cena si))" calcext:value-type="string">
            <text:p>(alimento (id 122) (nombre garbanzos-cocidos) (grupo 3) (veces 1) (tipo energeticos) <text:s/>(racion 125) (kcal 90) (proteinas 4) (grasas 3.4) (hidratos 1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23" calcext:value-type="float">
            <text:p>123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Garbanzos cocido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24]*[.M124]/100" office:value-type="float" office:value="135" calcext:value-type="float">
            <text:p>135</text:p>
          </table:table-cell>
          <table:table-cell table:style-name="ce16" table:formula="of:=[.L124]*[.N124]*4/100" office:value-type="float" office:value="24" calcext:value-type="float">
            <text:p>24</text:p>
          </table:table-cell>
          <table:table-cell table:style-name="ce16" table:formula="of:=[.L124]*[.P124]*4/100" office:value-type="float" office:value="60" calcext:value-type="float">
            <text:p>60</text:p>
          </table:table-cell>
          <table:table-cell table:style-name="ce16" table:formula="of:=[.L124]*[.O124]*9/100" office:value-type="float" office:value="45.9" calcext:value-type="float">
            <text:p>45,9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90" calcext:value-type="float">
            <text:p>9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.4" calcext:value-type="float">
            <text:p>3.4</text:p>
          </table:table-cell>
          <table:table-cell table:style-name="ce25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24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31" table:formula="of:=CONCATENATE(&quot;(alimento (id &quot;;[.B124];&quot;) (nombre &quot;;[.W124];&quot;) (grupo &quot;;[.E124];&quot;) (veces &quot;;[.F124];&quot;) (tipo &quot;;[.G124];&quot;)  (racion &quot;;[.L124];&quot;) (kcal &quot;;[.M124];&quot;) (proteinas &quot;;[.N124];&quot;) (grasas &quot;;[.O124];&quot;) (hidratos &quot;;[.P124];&quot;)(grasas-mono &quot;;[.Q124];&quot;) (desayuno &quot;;[.R124];&quot;) (almuerzo &quot;;[.S124];&quot;) (comida &quot;;[.T124];&quot;) (merienda &quot;;[.U124];&quot;) (cena &quot;;[.V124];&quot;))&quot;)" office:value-type="string" office:string-value="(alimento (id 123) (nombre garbanzos-cocidos) (grupo 3) (veces 1) (tipo energeticos)  (racion 150) (kcal 90) (proteinas 4) (grasas 3,4) (hidratos 10)(grasas-mono 0) (desayuno no) (almuerzo no) (comida si) (merienda no) (cena si))" calcext:value-type="string">
            <text:p>(alimento (id 123) (nombre garbanzos-cocidos) (grupo 3) (veces 1) (tipo energeticos) <text:s/>(racion 150) (kcal 90) (proteinas 4) (grasas 3,4) (hidratos 10)(grasas-mono 0) (desayuno no) (almuerzo no) (comida si) (merienda no) (cena si))</text:p>
          </table:table-cell>
          <table:table-cell table:formula="of:=SUBSTITUTE([.X124];&quot;,&quot;;&quot;.&quot;)" office:value-type="string" office:string-value="(alimento (id 123) (nombre garbanzos-cocidos) (grupo 3) (veces 1) (tipo energeticos)  (racion 150) (kcal 90) (proteinas 4) (grasas 3.4) (hidratos 10)(grasas-mono 0) (desayuno no) (almuerzo no) (comida si) (merienda no) (cena si))" calcext:value-type="string">
            <text:p>(alimento (id 123) (nombre garbanzos-cocidos) (grupo 3) (veces 1) (tipo energeticos) <text:s/>(racion 150) (kcal 90) (proteinas 4) (grasas 3.4) (hidratos 1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24" calcext:value-type="float">
            <text:p>124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Garbanzos cocido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25]*[.M125]/100" office:value-type="float" office:value="90" calcext:value-type="float">
            <text:p>90</text:p>
          </table:table-cell>
          <table:table-cell table:style-name="ce16" table:formula="of:=[.L125]*[.N125]*4/100" office:value-type="float" office:value="16" calcext:value-type="float">
            <text:p>16</text:p>
          </table:table-cell>
          <table:table-cell table:style-name="ce16" table:formula="of:=[.L125]*[.P125]*4/100" office:value-type="float" office:value="40" calcext:value-type="float">
            <text:p>40</text:p>
          </table:table-cell>
          <table:table-cell table:style-name="ce16" table:formula="of:=[.L125]*[.O125]*9/100" office:value-type="float" office:value="30.6" calcext:value-type="float">
            <text:p>30,6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.4" calcext:value-type="float">
            <text:p>3.4</text:p>
          </table:table-cell>
          <table:table-cell table:style-name="ce25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25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31" table:formula="of:=CONCATENATE(&quot;(alimento (id &quot;;[.B125];&quot;) (nombre &quot;;[.W125];&quot;) (grupo &quot;;[.E125];&quot;) (veces &quot;;[.F125];&quot;) (tipo &quot;;[.G125];&quot;)  (racion &quot;;[.L125];&quot;) (kcal &quot;;[.M125];&quot;) (proteinas &quot;;[.N125];&quot;) (grasas &quot;;[.O125];&quot;) (hidratos &quot;;[.P125];&quot;)(grasas-mono &quot;;[.Q125];&quot;) (desayuno &quot;;[.R125];&quot;) (almuerzo &quot;;[.S125];&quot;) (comida &quot;;[.T125];&quot;) (merienda &quot;;[.U125];&quot;) (cena &quot;;[.V125];&quot;))&quot;)" office:value-type="string" office:string-value="(alimento (id 124) (nombre garbanzos-cocidos) (grupo 3) (veces 1) (tipo energeticos)  (racion 100) (kcal 90) (proteinas 4) (grasas 3,4) (hidratos 10)(grasas-mono 0) (desayuno no) (almuerzo no) (comida si) (merienda no) (cena si))" calcext:value-type="string">
            <text:p>(alimento (id 124) (nombre garbanzos-cocidos) (grupo 3) (veces 1) (tipo energeticos) <text:s/>(racion 100) (kcal 90) (proteinas 4) (grasas 3,4) (hidratos 10)(grasas-mono 0) (desayuno no) (almuerzo no) (comida si) (merienda no) (cena si))</text:p>
          </table:table-cell>
          <table:table-cell table:formula="of:=SUBSTITUTE([.X125];&quot;,&quot;;&quot;.&quot;)" office:value-type="string" office:string-value="(alimento (id 124) (nombre garbanzos-cocidos) (grupo 3) (veces 1) (tipo energeticos)  (racion 100) (kcal 90) (proteinas 4) (grasas 3.4) (hidratos 10)(grasas-mono 0) (desayuno no) (almuerzo no) (comida si) (merienda no) (cena si))" calcext:value-type="string">
            <text:p>(alimento (id 124) (nombre garbanzos-cocidos) (grupo 3) (veces 1) (tipo energeticos) <text:s/>(racion 100) (kcal 90) (proteinas 4) (grasas 3.4) (hidratos 1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25" calcext:value-type="float">
            <text:p>125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Garbanzos cocido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26]*[.M126]/100" office:value-type="float" office:value="54" calcext:value-type="float">
            <text:p>54</text:p>
          </table:table-cell>
          <table:table-cell table:style-name="ce16" table:formula="of:=[.L126]*[.N126]*4/100" office:value-type="float" office:value="9.6" calcext:value-type="float">
            <text:p>9,6</text:p>
          </table:table-cell>
          <table:table-cell table:style-name="ce16" table:formula="of:=[.L126]*[.P126]*4/100" office:value-type="float" office:value="24" calcext:value-type="float">
            <text:p>24</text:p>
          </table:table-cell>
          <table:table-cell table:style-name="ce16" table:formula="of:=[.L126]*[.O126]*9/100" office:value-type="float" office:value="18.36" calcext:value-type="float">
            <text:p>18,36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90" calcext:value-type="float">
            <text:p>9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.4" calcext:value-type="float">
            <text:p>3.4</text:p>
          </table:table-cell>
          <table:table-cell table:style-name="ce25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26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31" table:formula="of:=CONCATENATE(&quot;(alimento (id &quot;;[.B126];&quot;) (nombre &quot;;[.W126];&quot;) (grupo &quot;;[.E126];&quot;) (veces &quot;;[.F126];&quot;) (tipo &quot;;[.G126];&quot;)  (racion &quot;;[.L126];&quot;) (kcal &quot;;[.M126];&quot;) (proteinas &quot;;[.N126];&quot;) (grasas &quot;;[.O126];&quot;) (hidratos &quot;;[.P126];&quot;)(grasas-mono &quot;;[.Q126];&quot;) (desayuno &quot;;[.R126];&quot;) (almuerzo &quot;;[.S126];&quot;) (comida &quot;;[.T126];&quot;) (merienda &quot;;[.U126];&quot;) (cena &quot;;[.V126];&quot;))&quot;)" office:value-type="string" office:string-value="(alimento (id 125) (nombre garbanzos-cocidos) (grupo 3) (veces 1) (tipo energeticos)  (racion 60) (kcal 90) (proteinas 4) (grasas 3,4) (hidratos 10)(grasas-mono 0) (desayuno no) (almuerzo no) (comida si) (merienda no) (cena si))" calcext:value-type="string">
            <text:p>(alimento (id 125) (nombre garbanzos-cocidos) (grupo 3) (veces 1) (tipo energeticos) <text:s/>(racion 60) (kcal 90) (proteinas 4) (grasas 3,4) (hidratos 10)(grasas-mono 0) (desayuno no) (almuerzo no) (comida si) (merienda no) (cena si))</text:p>
          </table:table-cell>
          <table:table-cell table:formula="of:=SUBSTITUTE([.X126];&quot;,&quot;;&quot;.&quot;)" office:value-type="string" office:string-value="(alimento (id 125) (nombre garbanzos-cocidos) (grupo 3) (veces 1) (tipo energeticos)  (racion 60) (kcal 90) (proteinas 4) (grasas 3.4) (hidratos 10)(grasas-mono 0) (desayuno no) (almuerzo no) (comida si) (merienda no) (cena si))" calcext:value-type="string">
            <text:p>(alimento (id 125) (nombre garbanzos-cocidos) (grupo 3) (veces 1) (tipo energeticos) <text:s/>(racion 60) (kcal 90) (proteinas 4) (grasas 3.4) (hidratos 1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26" calcext:value-type="float">
            <text:p>126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vellan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27]*[.M127]/100" office:value-type="float" office:value="125" calcext:value-type="float">
            <text:p>125</text:p>
          </table:table-cell>
          <table:table-cell table:style-name="ce16" table:formula="of:=[.L127]*[.N127]*4/100" office:value-type="float" office:value="10.4" calcext:value-type="float">
            <text:p>10,4</text:p>
          </table:table-cell>
          <table:table-cell table:style-name="ce16" table:formula="of:=[.L127]*[.P127]*4/100" office:value-type="float" office:value="8" calcext:value-type="float">
            <text:p>8</text:p>
          </table:table-cell>
          <table:table-cell table:style-name="ce16" table:formula="of:=[.L127]*[.O127]*9/100" office:value-type="float" office:value="113.22" calcext:value-type="float">
            <text:p>113,2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625" calcext:value-type="float">
            <text:p>62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2.9" calcext:value-type="float">
            <text:p>62.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7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31" table:formula="of:=CONCATENATE(&quot;(alimento (id &quot;;[.B127];&quot;) (nombre &quot;;[.W127];&quot;) (grupo &quot;;[.E127];&quot;) (veces &quot;;[.F127];&quot;) (tipo &quot;;[.G127];&quot;)  (racion &quot;;[.L127];&quot;) (kcal &quot;;[.M127];&quot;) (proteinas &quot;;[.N127];&quot;) (grasas &quot;;[.O127];&quot;) (hidratos &quot;;[.P127];&quot;)(grasas-mono &quot;;[.Q127];&quot;) (desayuno &quot;;[.R127];&quot;) (almuerzo &quot;;[.S127];&quot;) (comida &quot;;[.T127];&quot;) (merienda &quot;;[.U127];&quot;) (cena &quot;;[.V127];&quot;))&quot;)" office:value-type="string" office:string-value="(alimento (id 126) (nombre avellana) (grupo 3) (veces 2) (tipo energeticos)  (racion 20) (kcal 625) (proteinas 13) (grasas 62,9) (hidratos 10)(grasas-mono 62,9) (desayuno si) (almuerzo si) (comida si) (merienda si) (cena si))" calcext:value-type="string">
            <text:p>(alimento (id 126) (nombre avellana) (grupo 3) (veces 2) (tipo energeticos) <text:s/>(racion 20) (kcal 625) (proteinas 13) (grasas 62,9) (hidratos 10)(grasas-mono 62,9) (desayuno si) (almuerzo si) (comida si) (merienda si) (cena si))</text:p>
          </table:table-cell>
          <table:table-cell table:formula="of:=SUBSTITUTE([.X127];&quot;,&quot;;&quot;.&quot;)" office:value-type="string" office:string-value="(alimento (id 126) (nombre avellana) (grupo 3) (veces 2) (tipo energeticos)  (racion 20) (kcal 625) (proteinas 13) (grasas 62.9) (hidratos 10)(grasas-mono 62.9) (desayuno si) (almuerzo si) (comida si) (merienda si) (cena si))" calcext:value-type="string">
            <text:p>(alimento (id 126) (nombre avellana) (grupo 3) (veces 2) (tipo energeticos) <text:s/>(racion 2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27" calcext:value-type="float">
            <text:p>127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vellan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28]*[.M128]/100" office:value-type="float" office:value="312.5" calcext:value-type="float">
            <text:p>312,5</text:p>
          </table:table-cell>
          <table:table-cell table:style-name="ce16" table:formula="of:=[.L128]*[.N128]*4/100" office:value-type="float" office:value="26" calcext:value-type="float">
            <text:p>26</text:p>
          </table:table-cell>
          <table:table-cell table:style-name="ce16" table:formula="of:=[.L128]*[.P128]*4/100" office:value-type="float" office:value="20" calcext:value-type="float">
            <text:p>20</text:p>
          </table:table-cell>
          <table:table-cell table:style-name="ce16" table:formula="of:=[.L128]*[.O128]*9/100" office:value-type="float" office:value="283.05" calcext:value-type="float">
            <text:p>283,0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625" calcext:value-type="float">
            <text:p>62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2.9" calcext:value-type="float">
            <text:p>62.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8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31" table:formula="of:=CONCATENATE(&quot;(alimento (id &quot;;[.B128];&quot;) (nombre &quot;;[.W128];&quot;) (grupo &quot;;[.E128];&quot;) (veces &quot;;[.F128];&quot;) (tipo &quot;;[.G128];&quot;)  (racion &quot;;[.L128];&quot;) (kcal &quot;;[.M128];&quot;) (proteinas &quot;;[.N128];&quot;) (grasas &quot;;[.O128];&quot;) (hidratos &quot;;[.P128];&quot;)(grasas-mono &quot;;[.Q128];&quot;) (desayuno &quot;;[.R128];&quot;) (almuerzo &quot;;[.S128];&quot;) (comida &quot;;[.T128];&quot;) (merienda &quot;;[.U128];&quot;) (cena &quot;;[.V128];&quot;))&quot;)" office:value-type="string" office:string-value="(alimento (id 127) (nombre avellana) (grupo 3) (veces 2) (tipo energeticos)  (racion 50) (kcal 625) (proteinas 13) (grasas 62,9) (hidratos 10)(grasas-mono 62,9) (desayuno si) (almuerzo si) (comida si) (merienda si) (cena si))" calcext:value-type="string">
            <text:p>(alimento (id 127) (nombre avellana) (grupo 3) (veces 2) (tipo energeticos) <text:s/>(racion 50) (kcal 625) (proteinas 13) (grasas 62,9) (hidratos 10)(grasas-mono 62,9) (desayuno si) (almuerzo si) (comida si) (merienda si) (cena si))</text:p>
          </table:table-cell>
          <table:table-cell table:formula="of:=SUBSTITUTE([.X128];&quot;,&quot;;&quot;.&quot;)" office:value-type="string" office:string-value="(alimento (id 127) (nombre avellana) (grupo 3) (veces 2) (tipo energeticos)  (racion 50) (kcal 625) (proteinas 13) (grasas 62.9) (hidratos 10)(grasas-mono 62.9) (desayuno si) (almuerzo si) (comida si) (merienda si) (cena si))" calcext:value-type="string">
            <text:p>(alimento (id 127) (nombre avellana) (grupo 3) (veces 2) (tipo energeticos) <text:s/>(racion 5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28" calcext:value-type="float">
            <text:p>128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vellan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29]*[.M129]/100" office:value-type="float" office:value="250" calcext:value-type="float">
            <text:p>250</text:p>
          </table:table-cell>
          <table:table-cell table:style-name="ce16" table:formula="of:=[.L129]*[.N129]*4/100" office:value-type="float" office:value="20.8" calcext:value-type="float">
            <text:p>20,8</text:p>
          </table:table-cell>
          <table:table-cell table:style-name="ce16" table:formula="of:=[.L129]*[.P129]*4/100" office:value-type="float" office:value="16" calcext:value-type="float">
            <text:p>16</text:p>
          </table:table-cell>
          <table:table-cell table:style-name="ce16" table:formula="of:=[.L129]*[.O129]*9/100" office:value-type="float" office:value="226.44" calcext:value-type="float">
            <text:p>226,44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25" calcext:value-type="float">
            <text:p>62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2.9" calcext:value-type="float">
            <text:p>62.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9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31" table:formula="of:=CONCATENATE(&quot;(alimento (id &quot;;[.B129];&quot;) (nombre &quot;;[.W129];&quot;) (grupo &quot;;[.E129];&quot;) (veces &quot;;[.F129];&quot;) (tipo &quot;;[.G129];&quot;)  (racion &quot;;[.L129];&quot;) (kcal &quot;;[.M129];&quot;) (proteinas &quot;;[.N129];&quot;) (grasas &quot;;[.O129];&quot;) (hidratos &quot;;[.P129];&quot;)(grasas-mono &quot;;[.Q129];&quot;) (desayuno &quot;;[.R129];&quot;) (almuerzo &quot;;[.S129];&quot;) (comida &quot;;[.T129];&quot;) (merienda &quot;;[.U129];&quot;) (cena &quot;;[.V129];&quot;))&quot;)" office:value-type="string" office:string-value="(alimento (id 128) (nombre avellana) (grupo 3) (veces 2) (tipo energeticos)  (racion 40) (kcal 625) (proteinas 13) (grasas 62,9) (hidratos 10)(grasas-mono 62,9) (desayuno si) (almuerzo si) (comida si) (merienda si) (cena si))" calcext:value-type="string">
            <text:p>(alimento (id 128) (nombre avellana) (grupo 3) (veces 2) (tipo energeticos) <text:s/>(racion 40) (kcal 625) (proteinas 13) (grasas 62,9) (hidratos 10)(grasas-mono 62,9) (desayuno si) (almuerzo si) (comida si) (merienda si) (cena si))</text:p>
          </table:table-cell>
          <table:table-cell table:formula="of:=SUBSTITUTE([.X129];&quot;,&quot;;&quot;.&quot;)" office:value-type="string" office:string-value="(alimento (id 128) (nombre avellana) (grupo 3) (veces 2) (tipo energeticos)  (racion 40) (kcal 625) (proteinas 13) (grasas 62.9) (hidratos 10)(grasas-mono 62.9) (desayuno si) (almuerzo si) (comida si) (merienda si) (cena si))" calcext:value-type="string">
            <text:p>(alimento (id 128) (nombre avellana) (grupo 3) (veces 2) (tipo energeticos) <text:s/>(racion 4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29" calcext:value-type="float">
            <text:p>129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vellan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30]*[.M130]/100" office:value-type="float" office:value="156.25" calcext:value-type="float">
            <text:p>156,25</text:p>
          </table:table-cell>
          <table:table-cell table:style-name="ce16" table:formula="of:=[.L130]*[.N130]*4/100" office:value-type="float" office:value="13" calcext:value-type="float">
            <text:p>13</text:p>
          </table:table-cell>
          <table:table-cell table:style-name="ce16" table:formula="of:=[.L130]*[.P130]*4/100" office:value-type="float" office:value="10" calcext:value-type="float">
            <text:p>10</text:p>
          </table:table-cell>
          <table:table-cell table:style-name="ce16" table:formula="of:=[.L130]*[.O130]*9/100" office:value-type="float" office:value="141.525" calcext:value-type="float">
            <text:p>141,52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625" calcext:value-type="float">
            <text:p>62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2.9" calcext:value-type="float">
            <text:p>62.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0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31" table:formula="of:=CONCATENATE(&quot;(alimento (id &quot;;[.B130];&quot;) (nombre &quot;;[.W130];&quot;) (grupo &quot;;[.E130];&quot;) (veces &quot;;[.F130];&quot;) (tipo &quot;;[.G130];&quot;)  (racion &quot;;[.L130];&quot;) (kcal &quot;;[.M130];&quot;) (proteinas &quot;;[.N130];&quot;) (grasas &quot;;[.O130];&quot;) (hidratos &quot;;[.P130];&quot;)(grasas-mono &quot;;[.Q130];&quot;) (desayuno &quot;;[.R130];&quot;) (almuerzo &quot;;[.S130];&quot;) (comida &quot;;[.T130];&quot;) (merienda &quot;;[.U130];&quot;) (cena &quot;;[.V130];&quot;))&quot;)" office:value-type="string" office:string-value="(alimento (id 129) (nombre avellana) (grupo 3) (veces 2) (tipo energeticos)  (racion 25) (kcal 625) (proteinas 13) (grasas 62,9) (hidratos 10)(grasas-mono 62,9) (desayuno si) (almuerzo si) (comida si) (merienda si) (cena si))" calcext:value-type="string">
            <text:p>(alimento (id 129) (nombre avellana) (grupo 3) (veces 2) (tipo energeticos) <text:s/>(racion 25) (kcal 625) (proteinas 13) (grasas 62,9) (hidratos 10)(grasas-mono 62,9) (desayuno si) (almuerzo si) (comida si) (merienda si) (cena si))</text:p>
          </table:table-cell>
          <table:table-cell table:formula="of:=SUBSTITUTE([.X130];&quot;,&quot;;&quot;.&quot;)" office:value-type="string" office:string-value="(alimento (id 129) (nombre avellana) (grupo 3) (veces 2) (tipo energeticos)  (racion 25) (kcal 625) (proteinas 13) (grasas 62.9) (hidratos 10)(grasas-mono 62.9) (desayuno si) (almuerzo si) (comida si) (merienda si) (cena si))" calcext:value-type="string">
            <text:p>(alimento (id 129) (nombre avellana) (grupo 3) (veces 2) (tipo energeticos) <text:s/>(racion 25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30" calcext:value-type="float">
            <text:p>130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vellan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31]*[.M131]/100" office:value-type="float" office:value="93.75" calcext:value-type="float">
            <text:p>93,75</text:p>
          </table:table-cell>
          <table:table-cell table:style-name="ce16" table:formula="of:=[.L131]*[.N131]*4/100" office:value-type="float" office:value="7.8" calcext:value-type="float">
            <text:p>7,8</text:p>
          </table:table-cell>
          <table:table-cell table:style-name="ce16" table:formula="of:=[.L131]*[.P131]*4/100" office:value-type="float" office:value="6" calcext:value-type="float">
            <text:p>6</text:p>
          </table:table-cell>
          <table:table-cell table:style-name="ce16" table:formula="of:=[.L131]*[.O131]*9/100" office:value-type="float" office:value="84.915" calcext:value-type="float">
            <text:p>84,915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625" calcext:value-type="float">
            <text:p>62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2.9" calcext:value-type="float">
            <text:p>62.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1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31" table:formula="of:=CONCATENATE(&quot;(alimento (id &quot;;[.B131];&quot;) (nombre &quot;;[.W131];&quot;) (grupo &quot;;[.E131];&quot;) (veces &quot;;[.F131];&quot;) (tipo &quot;;[.G131];&quot;)  (racion &quot;;[.L131];&quot;) (kcal &quot;;[.M131];&quot;) (proteinas &quot;;[.N131];&quot;) (grasas &quot;;[.O131];&quot;) (hidratos &quot;;[.P131];&quot;)(grasas-mono &quot;;[.Q131];&quot;) (desayuno &quot;;[.R131];&quot;) (almuerzo &quot;;[.S131];&quot;) (comida &quot;;[.T131];&quot;) (merienda &quot;;[.U131];&quot;) (cena &quot;;[.V131];&quot;))&quot;)" office:value-type="string" office:string-value="(alimento (id 130) (nombre avellana) (grupo 3) (veces 2) (tipo energeticos)  (racion 15) (kcal 625) (proteinas 13) (grasas 62,9) (hidratos 10)(grasas-mono 62,9) (desayuno si) (almuerzo si) (comida si) (merienda si) (cena si))" calcext:value-type="string">
            <text:p>(alimento (id 130) (nombre avellana) (grupo 3) (veces 2) (tipo energeticos) <text:s/>(racion 15) (kcal 625) (proteinas 13) (grasas 62,9) (hidratos 10)(grasas-mono 62,9) (desayuno si) (almuerzo si) (comida si) (merienda si) (cena si))</text:p>
          </table:table-cell>
          <table:table-cell table:formula="of:=SUBSTITUTE([.X131];&quot;,&quot;;&quot;.&quot;)" office:value-type="string" office:string-value="(alimento (id 130) (nombre avellana) (grupo 3) (veces 2) (tipo energeticos)  (racion 15) (kcal 625) (proteinas 13) (grasas 62.9) (hidratos 10)(grasas-mono 62.9) (desayuno si) (almuerzo si) (comida si) (merienda si) (cena si))" calcext:value-type="string">
            <text:p>(alimento (id 130) (nombre avellana) (grupo 3) (veces 2) (tipo energeticos) <text:s/>(racion 15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31" calcext:value-type="float">
            <text:p>131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vellan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32]*[.M132]/100" office:value-type="float" office:value="62.5" calcext:value-type="float">
            <text:p>62,5</text:p>
          </table:table-cell>
          <table:table-cell table:style-name="ce16" table:formula="of:=[.L132]*[.N132]*4/100" office:value-type="float" office:value="5.2" calcext:value-type="float">
            <text:p>5,2</text:p>
          </table:table-cell>
          <table:table-cell table:style-name="ce16" table:formula="of:=[.L132]*[.P132]*4/100" office:value-type="float" office:value="4" calcext:value-type="float">
            <text:p>4</text:p>
          </table:table-cell>
          <table:table-cell table:style-name="ce16" table:formula="of:=[.L132]*[.O132]*9/100" office:value-type="float" office:value="56.61" calcext:value-type="float">
            <text:p>56,6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25" calcext:value-type="float">
            <text:p>62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2.9" calcext:value-type="float">
            <text:p>62.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2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31" table:formula="of:=CONCATENATE(&quot;(alimento (id &quot;;[.B132];&quot;) (nombre &quot;;[.W132];&quot;) (grupo &quot;;[.E132];&quot;) (veces &quot;;[.F132];&quot;) (tipo &quot;;[.G132];&quot;)  (racion &quot;;[.L132];&quot;) (kcal &quot;;[.M132];&quot;) (proteinas &quot;;[.N132];&quot;) (grasas &quot;;[.O132];&quot;) (hidratos &quot;;[.P132];&quot;)(grasas-mono &quot;;[.Q132];&quot;) (desayuno &quot;;[.R132];&quot;) (almuerzo &quot;;[.S132];&quot;) (comida &quot;;[.T132];&quot;) (merienda &quot;;[.U132];&quot;) (cena &quot;;[.V132];&quot;))&quot;)" office:value-type="string" office:string-value="(alimento (id 131) (nombre avellana) (grupo 3) (veces 2) (tipo energeticos)  (racion 10) (kcal 625) (proteinas 13) (grasas 62,9) (hidratos 10)(grasas-mono 62,9) (desayuno si) (almuerzo si) (comida si) (merienda si) (cena si))" calcext:value-type="string">
            <text:p>(alimento (id 131) (nombre avellana) (grupo 3) (veces 2) (tipo energeticos) <text:s/>(racion 10) (kcal 625) (proteinas 13) (grasas 62,9) (hidratos 10)(grasas-mono 62,9) (desayuno si) (almuerzo si) (comida si) (merienda si) (cena si))</text:p>
          </table:table-cell>
          <table:table-cell table:formula="of:=SUBSTITUTE([.X132];&quot;,&quot;;&quot;.&quot;)" office:value-type="string" office:string-value="(alimento (id 131) (nombre avellana) (grupo 3) (veces 2) (tipo energeticos)  (racion 10) (kcal 625) (proteinas 13) (grasas 62.9) (hidratos 10)(grasas-mono 62.9) (desayuno si) (almuerzo si) (comida si) (merienda si) (cena si))" calcext:value-type="string">
            <text:p>(alimento (id 131) (nombre avellana) (grupo 3) (veces 2) (tipo energeticos) <text:s/>(racion 1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32" calcext:value-type="float">
            <text:p>132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lmendr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33]*[.M133]/100" office:value-type="float" office:value="99.8" calcext:value-type="float">
            <text:p>99,8</text:p>
          </table:table-cell>
          <table:table-cell table:style-name="ce16" table:formula="of:=[.L133]*[.N133]*4/100" office:value-type="float" office:value="12.8" calcext:value-type="float">
            <text:p>12,8</text:p>
          </table:table-cell>
          <table:table-cell table:style-name="ce16" table:formula="of:=[.L133]*[.P133]*4/100" office:value-type="float" office:value="17.6" calcext:value-type="float">
            <text:p>17,6</text:p>
          </table:table-cell>
          <table:table-cell table:style-name="ce16" table:formula="of:=[.L133]*[.O133]*9/100" office:value-type="float" office:value="92.52" calcext:value-type="float">
            <text:p>92,5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499" calcext:value-type="float">
            <text:p>49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1.4" calcext:value-type="float">
            <text:p>51.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3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31" table:formula="of:=CONCATENATE(&quot;(alimento (id &quot;;[.B133];&quot;) (nombre &quot;;[.W133];&quot;) (grupo &quot;;[.E133];&quot;) (veces &quot;;[.F133];&quot;) (tipo &quot;;[.G133];&quot;)  (racion &quot;;[.L133];&quot;) (kcal &quot;;[.M133];&quot;) (proteinas &quot;;[.N133];&quot;) (grasas &quot;;[.O133];&quot;) (hidratos &quot;;[.P133];&quot;)(grasas-mono &quot;;[.Q133];&quot;) (desayuno &quot;;[.R133];&quot;) (almuerzo &quot;;[.S133];&quot;) (comida &quot;;[.T133];&quot;) (merienda &quot;;[.U133];&quot;) (cena &quot;;[.V133];&quot;))&quot;)" office:value-type="string" office:string-value="(alimento (id 132) (nombre almendra) (grupo 3) (veces 3) (tipo energeticos)  (racion 20) (kcal 499) (proteinas 16) (grasas 51,4) (hidratos 22)(grasas-mono 51,4) (desayuno si) (almuerzo si) (comida si) (merienda si) (cena si))" calcext:value-type="string">
            <text:p>(alimento (id 132) (nombre almendra) (grupo 3) (veces 3) (tipo energeticos) <text:s/>(racion 20) (kcal 499) (proteinas 16) (grasas 51,4) (hidratos 22)(grasas-mono 51,4) (desayuno si) (almuerzo si) (comida si) (merienda si) (cena si))</text:p>
          </table:table-cell>
          <table:table-cell table:formula="of:=SUBSTITUTE([.X133];&quot;,&quot;;&quot;.&quot;)" office:value-type="string" office:string-value="(alimento (id 132) (nombre almendra) (grupo 3) (veces 3) (tipo energeticos)  (racion 20) (kcal 499) (proteinas 16) (grasas 51.4) (hidratos 22)(grasas-mono 51.4) (desayuno si) (almuerzo si) (comida si) (merienda si) (cena si))" calcext:value-type="string">
            <text:p>(alimento (id 132) (nombre almendra) (grupo 3) (veces 3) (tipo energeticos) <text:s/>(racion 2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33" calcext:value-type="float">
            <text:p>133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lmendr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34]*[.M134]/100" office:value-type="float" office:value="249.5" calcext:value-type="float">
            <text:p>249,5</text:p>
          </table:table-cell>
          <table:table-cell table:style-name="ce16" table:formula="of:=[.L134]*[.N134]*4/100" office:value-type="float" office:value="32" calcext:value-type="float">
            <text:p>32</text:p>
          </table:table-cell>
          <table:table-cell table:style-name="ce16" table:formula="of:=[.L134]*[.P134]*4/100" office:value-type="float" office:value="44" calcext:value-type="float">
            <text:p>44</text:p>
          </table:table-cell>
          <table:table-cell table:style-name="ce16" table:formula="of:=[.L134]*[.O134]*9/100" office:value-type="float" office:value="231.3" calcext:value-type="float">
            <text:p>231,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99" calcext:value-type="float">
            <text:p>49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1.4" calcext:value-type="float">
            <text:p>51.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4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31" table:formula="of:=CONCATENATE(&quot;(alimento (id &quot;;[.B134];&quot;) (nombre &quot;;[.W134];&quot;) (grupo &quot;;[.E134];&quot;) (veces &quot;;[.F134];&quot;) (tipo &quot;;[.G134];&quot;)  (racion &quot;;[.L134];&quot;) (kcal &quot;;[.M134];&quot;) (proteinas &quot;;[.N134];&quot;) (grasas &quot;;[.O134];&quot;) (hidratos &quot;;[.P134];&quot;)(grasas-mono &quot;;[.Q134];&quot;) (desayuno &quot;;[.R134];&quot;) (almuerzo &quot;;[.S134];&quot;) (comida &quot;;[.T134];&quot;) (merienda &quot;;[.U134];&quot;) (cena &quot;;[.V134];&quot;))&quot;)" office:value-type="string" office:string-value="(alimento (id 133) (nombre almendra) (grupo 3) (veces 3) (tipo energeticos)  (racion 50) (kcal 499) (proteinas 16) (grasas 51,4) (hidratos 22)(grasas-mono 51,4) (desayuno si) (almuerzo si) (comida si) (merienda si) (cena si))" calcext:value-type="string">
            <text:p>(alimento (id 133) (nombre almendra) (grupo 3) (veces 3) (tipo energeticos) <text:s/>(racion 50) (kcal 499) (proteinas 16) (grasas 51,4) (hidratos 22)(grasas-mono 51,4) (desayuno si) (almuerzo si) (comida si) (merienda si) (cena si))</text:p>
          </table:table-cell>
          <table:table-cell table:formula="of:=SUBSTITUTE([.X134];&quot;,&quot;;&quot;.&quot;)" office:value-type="string" office:string-value="(alimento (id 133) (nombre almendra) (grupo 3) (veces 3) (tipo energeticos)  (racion 50) (kcal 499) (proteinas 16) (grasas 51.4) (hidratos 22)(grasas-mono 51.4) (desayuno si) (almuerzo si) (comida si) (merienda si) (cena si))" calcext:value-type="string">
            <text:p>(alimento (id 133) (nombre almendra) (grupo 3) (veces 3) (tipo energeticos) <text:s/>(racion 5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34" calcext:value-type="float">
            <text:p>134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lmendr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35]*[.M135]/100" office:value-type="float" office:value="199.6" calcext:value-type="float">
            <text:p>199,6</text:p>
          </table:table-cell>
          <table:table-cell table:style-name="ce16" table:formula="of:=[.L135]*[.N135]*4/100" office:value-type="float" office:value="25.6" calcext:value-type="float">
            <text:p>25,6</text:p>
          </table:table-cell>
          <table:table-cell table:style-name="ce16" table:formula="of:=[.L135]*[.P135]*4/100" office:value-type="float" office:value="35.2" calcext:value-type="float">
            <text:p>35,2</text:p>
          </table:table-cell>
          <table:table-cell table:style-name="ce16" table:formula="of:=[.L135]*[.O135]*9/100" office:value-type="float" office:value="185.04" calcext:value-type="float">
            <text:p>185,04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99" calcext:value-type="float">
            <text:p>49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1.4" calcext:value-type="float">
            <text:p>51.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5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31" table:formula="of:=CONCATENATE(&quot;(alimento (id &quot;;[.B135];&quot;) (nombre &quot;;[.W135];&quot;) (grupo &quot;;[.E135];&quot;) (veces &quot;;[.F135];&quot;) (tipo &quot;;[.G135];&quot;)  (racion &quot;;[.L135];&quot;) (kcal &quot;;[.M135];&quot;) (proteinas &quot;;[.N135];&quot;) (grasas &quot;;[.O135];&quot;) (hidratos &quot;;[.P135];&quot;)(grasas-mono &quot;;[.Q135];&quot;) (desayuno &quot;;[.R135];&quot;) (almuerzo &quot;;[.S135];&quot;) (comida &quot;;[.T135];&quot;) (merienda &quot;;[.U135];&quot;) (cena &quot;;[.V135];&quot;))&quot;)" office:value-type="string" office:string-value="(alimento (id 134) (nombre almendra) (grupo 3) (veces 3) (tipo energeticos)  (racion 40) (kcal 499) (proteinas 16) (grasas 51,4) (hidratos 22)(grasas-mono 51,4) (desayuno si) (almuerzo si) (comida si) (merienda si) (cena si))" calcext:value-type="string">
            <text:p>(alimento (id 134) (nombre almendra) (grupo 3) (veces 3) (tipo energeticos) <text:s/>(racion 40) (kcal 499) (proteinas 16) (grasas 51,4) (hidratos 22)(grasas-mono 51,4) (desayuno si) (almuerzo si) (comida si) (merienda si) (cena si))</text:p>
          </table:table-cell>
          <table:table-cell table:formula="of:=SUBSTITUTE([.X135];&quot;,&quot;;&quot;.&quot;)" office:value-type="string" office:string-value="(alimento (id 134) (nombre almendra) (grupo 3) (veces 3) (tipo energeticos)  (racion 40) (kcal 499) (proteinas 16) (grasas 51.4) (hidratos 22)(grasas-mono 51.4) (desayuno si) (almuerzo si) (comida si) (merienda si) (cena si))" calcext:value-type="string">
            <text:p>(alimento (id 134) (nombre almendra) (grupo 3) (veces 3) (tipo energeticos) <text:s/>(racion 4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35" calcext:value-type="float">
            <text:p>135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lmendr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36]*[.M136]/100" office:value-type="float" office:value="149.7" calcext:value-type="float">
            <text:p>149,7</text:p>
          </table:table-cell>
          <table:table-cell table:style-name="ce16" table:formula="of:=[.L136]*[.N136]*4/100" office:value-type="float" office:value="19.2" calcext:value-type="float">
            <text:p>19,2</text:p>
          </table:table-cell>
          <table:table-cell table:style-name="ce16" table:formula="of:=[.L136]*[.P136]*4/100" office:value-type="float" office:value="26.4" calcext:value-type="float">
            <text:p>26,4</text:p>
          </table:table-cell>
          <table:table-cell table:style-name="ce16" table:formula="of:=[.L136]*[.O136]*9/100" office:value-type="float" office:value="138.78" calcext:value-type="float">
            <text:p>138,78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99" calcext:value-type="float">
            <text:p>49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1.4" calcext:value-type="float">
            <text:p>51.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6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31" table:formula="of:=CONCATENATE(&quot;(alimento (id &quot;;[.B136];&quot;) (nombre &quot;;[.W136];&quot;) (grupo &quot;;[.E136];&quot;) (veces &quot;;[.F136];&quot;) (tipo &quot;;[.G136];&quot;)  (racion &quot;;[.L136];&quot;) (kcal &quot;;[.M136];&quot;) (proteinas &quot;;[.N136];&quot;) (grasas &quot;;[.O136];&quot;) (hidratos &quot;;[.P136];&quot;)(grasas-mono &quot;;[.Q136];&quot;) (desayuno &quot;;[.R136];&quot;) (almuerzo &quot;;[.S136];&quot;) (comida &quot;;[.T136];&quot;) (merienda &quot;;[.U136];&quot;) (cena &quot;;[.V136];&quot;))&quot;)" office:value-type="string" office:string-value="(alimento (id 135) (nombre almendra) (grupo 3) (veces 3) (tipo energeticos)  (racion 30) (kcal 499) (proteinas 16) (grasas 51,4) (hidratos 22)(grasas-mono 51,4) (desayuno si) (almuerzo si) (comida si) (merienda si) (cena si))" calcext:value-type="string">
            <text:p>(alimento (id 135) (nombre almendra) (grupo 3) (veces 3) (tipo energeticos) <text:s/>(racion 30) (kcal 499) (proteinas 16) (grasas 51,4) (hidratos 22)(grasas-mono 51,4) (desayuno si) (almuerzo si) (comida si) (merienda si) (cena si))</text:p>
          </table:table-cell>
          <table:table-cell table:formula="of:=SUBSTITUTE([.X136];&quot;,&quot;;&quot;.&quot;)" office:value-type="string" office:string-value="(alimento (id 135) (nombre almendra) (grupo 3) (veces 3) (tipo energeticos)  (racion 30) (kcal 499) (proteinas 16) (grasas 51.4) (hidratos 22)(grasas-mono 51.4) (desayuno si) (almuerzo si) (comida si) (merienda si) (cena si))" calcext:value-type="string">
            <text:p>(alimento (id 135) (nombre almendra) (grupo 3) (veces 3) (tipo energeticos) <text:s/>(racion 3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36" calcext:value-type="float">
            <text:p>136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lmendr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37]*[.M137]/100" office:value-type="float" office:value="49.9" calcext:value-type="float">
            <text:p>49,9</text:p>
          </table:table-cell>
          <table:table-cell table:style-name="ce16" table:formula="of:=[.L137]*[.N137]*4/100" office:value-type="float" office:value="6.4" calcext:value-type="float">
            <text:p>6,4</text:p>
          </table:table-cell>
          <table:table-cell table:style-name="ce16" table:formula="of:=[.L137]*[.P137]*4/100" office:value-type="float" office:value="8.8" calcext:value-type="float">
            <text:p>8,8</text:p>
          </table:table-cell>
          <table:table-cell table:style-name="ce16" table:formula="of:=[.L137]*[.O137]*9/100" office:value-type="float" office:value="46.26" calcext:value-type="float">
            <text:p>46,2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99" calcext:value-type="float">
            <text:p>49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1.4" calcext:value-type="float">
            <text:p>51.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7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31" table:formula="of:=CONCATENATE(&quot;(alimento (id &quot;;[.B137];&quot;) (nombre &quot;;[.W137];&quot;) (grupo &quot;;[.E137];&quot;) (veces &quot;;[.F137];&quot;) (tipo &quot;;[.G137];&quot;)  (racion &quot;;[.L137];&quot;) (kcal &quot;;[.M137];&quot;) (proteinas &quot;;[.N137];&quot;) (grasas &quot;;[.O137];&quot;) (hidratos &quot;;[.P137];&quot;)(grasas-mono &quot;;[.Q137];&quot;) (desayuno &quot;;[.R137];&quot;) (almuerzo &quot;;[.S137];&quot;) (comida &quot;;[.T137];&quot;) (merienda &quot;;[.U137];&quot;) (cena &quot;;[.V137];&quot;))&quot;)" office:value-type="string" office:string-value="(alimento (id 136) (nombre almendra) (grupo 3) (veces 3) (tipo energeticos)  (racion 10) (kcal 499) (proteinas 16) (grasas 51,4) (hidratos 22)(grasas-mono 51,4) (desayuno si) (almuerzo si) (comida si) (merienda si) (cena si))" calcext:value-type="string">
            <text:p>(alimento (id 136) (nombre almendra) (grupo 3) (veces 3) (tipo energeticos) <text:s/>(racion 10) (kcal 499) (proteinas 16) (grasas 51,4) (hidratos 22)(grasas-mono 51,4) (desayuno si) (almuerzo si) (comida si) (merienda si) (cena si))</text:p>
          </table:table-cell>
          <table:table-cell table:formula="of:=SUBSTITUTE([.X137];&quot;,&quot;;&quot;.&quot;)" office:value-type="string" office:string-value="(alimento (id 136) (nombre almendra) (grupo 3) (veces 3) (tipo energeticos)  (racion 10) (kcal 499) (proteinas 16) (grasas 51.4) (hidratos 22)(grasas-mono 51.4) (desayuno si) (almuerzo si) (comida si) (merienda si) (cena si))" calcext:value-type="string">
            <text:p>(alimento (id 136) (nombre almendra) (grupo 3) (veces 3) (tipo energeticos) <text:s/>(racion 1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37" calcext:value-type="float">
            <text:p>137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lmendr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38]*[.M138]/100" office:value-type="float" office:value="74.85" calcext:value-type="float">
            <text:p>74,85</text:p>
          </table:table-cell>
          <table:table-cell table:style-name="ce16" table:formula="of:=[.L138]*[.N138]*4/100" office:value-type="float" office:value="9.6" calcext:value-type="float">
            <text:p>9,6</text:p>
          </table:table-cell>
          <table:table-cell table:style-name="ce16" table:formula="of:=[.L138]*[.P138]*4/100" office:value-type="float" office:value="13.2" calcext:value-type="float">
            <text:p>13,2</text:p>
          </table:table-cell>
          <table:table-cell table:style-name="ce16" table:formula="of:=[.L138]*[.O138]*9/100" office:value-type="float" office:value="69.39" calcext:value-type="float">
            <text:p>69,39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499" calcext:value-type="float">
            <text:p>49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1.4" calcext:value-type="float">
            <text:p>51.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8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31" table:formula="of:=CONCATENATE(&quot;(alimento (id &quot;;[.B138];&quot;) (nombre &quot;;[.W138];&quot;) (grupo &quot;;[.E138];&quot;) (veces &quot;;[.F138];&quot;) (tipo &quot;;[.G138];&quot;)  (racion &quot;;[.L138];&quot;) (kcal &quot;;[.M138];&quot;) (proteinas &quot;;[.N138];&quot;) (grasas &quot;;[.O138];&quot;) (hidratos &quot;;[.P138];&quot;)(grasas-mono &quot;;[.Q138];&quot;) (desayuno &quot;;[.R138];&quot;) (almuerzo &quot;;[.S138];&quot;) (comida &quot;;[.T138];&quot;) (merienda &quot;;[.U138];&quot;) (cena &quot;;[.V138];&quot;))&quot;)" office:value-type="string" office:string-value="(alimento (id 137) (nombre almendra) (grupo 3) (veces 3) (tipo energeticos)  (racion 15) (kcal 499) (proteinas 16) (grasas 51,4) (hidratos 22)(grasas-mono 51,4) (desayuno si) (almuerzo si) (comida si) (merienda si) (cena si))" calcext:value-type="string">
            <text:p>(alimento (id 137) (nombre almendra) (grupo 3) (veces 3) (tipo energeticos) <text:s/>(racion 15) (kcal 499) (proteinas 16) (grasas 51,4) (hidratos 22)(grasas-mono 51,4) (desayuno si) (almuerzo si) (comida si) (merienda si) (cena si))</text:p>
          </table:table-cell>
          <table:table-cell table:formula="of:=SUBSTITUTE([.X138];&quot;,&quot;;&quot;.&quot;)" office:value-type="string" office:string-value="(alimento (id 137) (nombre almendra) (grupo 3) (veces 3) (tipo energeticos)  (racion 15) (kcal 499) (proteinas 16) (grasas 51.4) (hidratos 22)(grasas-mono 51.4) (desayuno si) (almuerzo si) (comida si) (merienda si) (cena si))" calcext:value-type="string">
            <text:p>(alimento (id 137) (nombre almendra) (grupo 3) (veces 3) (tipo energeticos) <text:s/>(racion 15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138" calcext:value-type="float">
            <text:p>138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Judías blancas coci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39]*[.M139]/100" office:value-type="float" office:value="126.25" calcext:value-type="float">
            <text:p>126,25</text:p>
          </table:table-cell>
          <table:table-cell table:style-name="ce16" table:formula="of:=[.L139]*[.N139]*4/100" office:value-type="float" office:value="33.5" calcext:value-type="float">
            <text:p>33,5</text:p>
          </table:table-cell>
          <table:table-cell table:style-name="ce16" table:formula="of:=[.L139]*[.P139]*4/100" office:value-type="float" office:value="78.5" calcext:value-type="float">
            <text:p>78,5</text:p>
          </table:table-cell>
          <table:table-cell table:style-name="ce16" table:formula="of:=[.L139]*[.O139]*9/100" office:value-type="float" office:value="3.375" calcext:value-type="float">
            <text:p>3,37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01" calcext:value-type="float">
            <text:p>101</text:p>
          </table:table-cell>
          <table:table-cell table:style-name="ce25" office:value-type="float" office:value="6.7" calcext:value-type="float">
            <text:p>6.7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5.7" calcext:value-type="float">
            <text:p>15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39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31" table:formula="of:=CONCATENATE(&quot;(alimento (id &quot;;[.B139];&quot;) (nombre &quot;;[.W139];&quot;) (grupo &quot;;[.E139];&quot;) (veces &quot;;[.F139];&quot;) (tipo &quot;;[.G139];&quot;)  (racion &quot;;[.L139];&quot;) (kcal &quot;;[.M139];&quot;) (proteinas &quot;;[.N139];&quot;) (grasas &quot;;[.O139];&quot;) (hidratos &quot;;[.P139];&quot;)(grasas-mono &quot;;[.Q139];&quot;) (desayuno &quot;;[.R139];&quot;) (almuerzo &quot;;[.S139];&quot;) (comida &quot;;[.T139];&quot;) (merienda &quot;;[.U139];&quot;) (cena &quot;;[.V139];&quot;))&quot;)" office:value-type="string" office:string-value="(alimento (id 138) (nombre judias-blancas-cocidas) (grupo 3) (veces 1) (tipo energeticos)  (racion 125) (kcal 101) (proteinas 6,7) (grasas 0,3) (hidratos 15,7)(grasas-mono 0) (desayuno no) (almuerzo no) (comida si) (merienda no) (cena si))" calcext:value-type="string">
            <text:p>(alimento (id 138) (nombre judias-blancas-cocidas) (grupo 3) (veces 1) (tipo energeticos) <text:s/>(racion 125) (kcal 101) (proteinas 6,7) (grasas 0,3) (hidratos 15,7)(grasas-mono 0) (desayuno no) (almuerzo no) (comida si) (merienda no) (cena si))</text:p>
          </table:table-cell>
          <table:table-cell table:formula="of:=SUBSTITUTE([.X139];&quot;,&quot;;&quot;.&quot;)" office:value-type="string" office:string-value="(alimento (id 138) (nombre judias-blancas-cocidas) (grupo 3) (veces 1) (tipo energeticos)  (racion 125) (kcal 101) (proteinas 6.7) (grasas 0.3) (hidratos 15.7)(grasas-mono 0) (desayuno no) (almuerzo no) (comida si) (merienda no) (cena si))" calcext:value-type="string">
            <text:p>(alimento (id 138) (nombre judias-blancas-cocidas) (grupo 3) (veces 1) (tipo energeticos) <text:s/>(racion 125) (kcal 101) (proteinas 6.7) (grasas 0.3) (hidratos 15.7)(grasas-mono 0) (desayuno no) (almuerzo no) (comida si) (merienda no) (cena si))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139" calcext:value-type="float">
            <text:p>139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Judías blancas coci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40]*[.M140]/100" office:value-type="float" office:value="80.8" calcext:value-type="float">
            <text:p>80,8</text:p>
          </table:table-cell>
          <table:table-cell table:style-name="ce16" table:formula="of:=[.L140]*[.N140]*4/100" office:value-type="float" office:value="21.44" calcext:value-type="float">
            <text:p>21,44</text:p>
          </table:table-cell>
          <table:table-cell table:style-name="ce16" table:formula="of:=[.L140]*[.P140]*4/100" office:value-type="float" office:value="50.24" calcext:value-type="float">
            <text:p>50,24</text:p>
          </table:table-cell>
          <table:table-cell table:style-name="ce16" table:formula="of:=[.L140]*[.O140]*9/100" office:value-type="float" office:value="2.16" calcext:value-type="float">
            <text:p>2,16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101" calcext:value-type="float">
            <text:p>101</text:p>
          </table:table-cell>
          <table:table-cell table:style-name="ce25" office:value-type="float" office:value="6.7" calcext:value-type="float">
            <text:p>6.7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5.7" calcext:value-type="float">
            <text:p>15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40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31" table:formula="of:=CONCATENATE(&quot;(alimento (id &quot;;[.B140];&quot;) (nombre &quot;;[.W140];&quot;) (grupo &quot;;[.E140];&quot;) (veces &quot;;[.F140];&quot;) (tipo &quot;;[.G140];&quot;)  (racion &quot;;[.L140];&quot;) (kcal &quot;;[.M140];&quot;) (proteinas &quot;;[.N140];&quot;) (grasas &quot;;[.O140];&quot;) (hidratos &quot;;[.P140];&quot;)(grasas-mono &quot;;[.Q140];&quot;) (desayuno &quot;;[.R140];&quot;) (almuerzo &quot;;[.S140];&quot;) (comida &quot;;[.T140];&quot;) (merienda &quot;;[.U140];&quot;) (cena &quot;;[.V140];&quot;))&quot;)" office:value-type="string" office:string-value="(alimento (id 139) (nombre judias-blancas-cocidas) (grupo 3) (veces 1) (tipo energeticos)  (racion 80) (kcal 101) (proteinas 6,7) (grasas 0,3) (hidratos 15,7)(grasas-mono 0) (desayuno no) (almuerzo no) (comida si) (merienda no) (cena si))" calcext:value-type="string">
            <text:p>(alimento (id 139) (nombre judias-blancas-cocidas) (grupo 3) (veces 1) (tipo energeticos) <text:s/>(racion 80) (kcal 101) (proteinas 6,7) (grasas 0,3) (hidratos 15,7)(grasas-mono 0) (desayuno no) (almuerzo no) (comida si) (merienda no) (cena si))</text:p>
          </table:table-cell>
          <table:table-cell table:formula="of:=SUBSTITUTE([.X140];&quot;,&quot;;&quot;.&quot;)" office:value-type="string" office:string-value="(alimento (id 139) (nombre judias-blancas-cocidas) (grupo 3) (veces 1) (tipo energeticos)  (racion 80) (kcal 101) (proteinas 6.7) (grasas 0.3) (hidratos 15.7)(grasas-mono 0) (desayuno no) (almuerzo no) (comida si) (merienda no) (cena si))" calcext:value-type="string">
            <text:p>(alimento (id 139) (nombre judias-blancas-cocidas) (grupo 3) (veces 1) (tipo energeticos) <text:s/>(racion 80) (kcal 101) (proteinas 6.7) (grasas 0.3) (hidratos 15.7)(grasas-mono 0) (desayuno no) (almuerzo no) (comida si) (merienda no) (cena si))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140" calcext:value-type="float">
            <text:p>140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Judías blancas coci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41]*[.M141]/100" office:value-type="float" office:value="202" calcext:value-type="float">
            <text:p>202</text:p>
          </table:table-cell>
          <table:table-cell table:style-name="ce16" table:formula="of:=[.L141]*[.N141]*4/100" office:value-type="float" office:value="53.6" calcext:value-type="float">
            <text:p>53,6</text:p>
          </table:table-cell>
          <table:table-cell table:style-name="ce16" table:formula="of:=[.L141]*[.P141]*4/100" office:value-type="float" office:value="125.6" calcext:value-type="float">
            <text:p>125,6</text:p>
          </table:table-cell>
          <table:table-cell table:style-name="ce16" table:formula="of:=[.L141]*[.O141]*9/100" office:value-type="float" office:value="5.4" calcext:value-type="float">
            <text:p>5,4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01" calcext:value-type="float">
            <text:p>101</text:p>
          </table:table-cell>
          <table:table-cell table:style-name="ce25" office:value-type="float" office:value="6.7" calcext:value-type="float">
            <text:p>6.7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5.7" calcext:value-type="float">
            <text:p>15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41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31" table:formula="of:=CONCATENATE(&quot;(alimento (id &quot;;[.B141];&quot;) (nombre &quot;;[.W141];&quot;) (grupo &quot;;[.E141];&quot;) (veces &quot;;[.F141];&quot;) (tipo &quot;;[.G141];&quot;)  (racion &quot;;[.L141];&quot;) (kcal &quot;;[.M141];&quot;) (proteinas &quot;;[.N141];&quot;) (grasas &quot;;[.O141];&quot;) (hidratos &quot;;[.P141];&quot;)(grasas-mono &quot;;[.Q141];&quot;) (desayuno &quot;;[.R141];&quot;) (almuerzo &quot;;[.S141];&quot;) (comida &quot;;[.T141];&quot;) (merienda &quot;;[.U141];&quot;) (cena &quot;;[.V141];&quot;))&quot;)" office:value-type="string" office:string-value="(alimento (id 140) (nombre judias-blancas-cocidas) (grupo 3) (veces 1) (tipo energeticos)  (racion 200) (kcal 101) (proteinas 6,7) (grasas 0,3) (hidratos 15,7)(grasas-mono 0) (desayuno no) (almuerzo no) (comida si) (merienda no) (cena si))" calcext:value-type="string">
            <text:p>(alimento (id 140) (nombre judias-blancas-cocidas) (grupo 3) (veces 1) (tipo energeticos) <text:s/>(racion 200) (kcal 101) (proteinas 6,7) (grasas 0,3) (hidratos 15,7)(grasas-mono 0) (desayuno no) (almuerzo no) (comida si) (merienda no) (cena si))</text:p>
          </table:table-cell>
          <table:table-cell table:formula="of:=SUBSTITUTE([.X141];&quot;,&quot;;&quot;.&quot;)" office:value-type="string" office:string-value="(alimento (id 140) (nombre judias-blancas-cocidas) (grupo 3) (veces 1) (tipo energeticos)  (racion 200) (kcal 101) (proteinas 6.7) (grasas 0.3) (hidratos 15.7)(grasas-mono 0) (desayuno no) (almuerzo no) (comida si) (merienda no) (cena si))" calcext:value-type="string">
            <text:p>(alimento (id 140) (nombre judias-blancas-cocidas) (grupo 3) (veces 1) (tipo energeticos) <text:s/>(racion 200) (kcal 101) (proteinas 6.7) (grasas 0.3) (hidratos 15.7)(grasas-mono 0) (desayuno no) (almuerzo no) (comida si) (merienda no) (cena si))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141" calcext:value-type="float">
            <text:p>141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Judías blancas coci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42]*[.M142]/100" office:value-type="float" office:value="151.5" calcext:value-type="float">
            <text:p>151,5</text:p>
          </table:table-cell>
          <table:table-cell table:style-name="ce16" table:formula="of:=[.L142]*[.N142]*4/100" office:value-type="float" office:value="40.2" calcext:value-type="float">
            <text:p>40,2</text:p>
          </table:table-cell>
          <table:table-cell table:style-name="ce16" table:formula="of:=[.L142]*[.P142]*4/100" office:value-type="float" office:value="94.2" calcext:value-type="float">
            <text:p>94,2</text:p>
          </table:table-cell>
          <table:table-cell table:style-name="ce16" table:formula="of:=[.L142]*[.O142]*9/100" office:value-type="float" office:value="4.05" calcext:value-type="float">
            <text:p>4,0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01" calcext:value-type="float">
            <text:p>101</text:p>
          </table:table-cell>
          <table:table-cell table:style-name="ce25" office:value-type="float" office:value="6.7" calcext:value-type="float">
            <text:p>6.7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5.7" calcext:value-type="float">
            <text:p>15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42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31" table:formula="of:=CONCATENATE(&quot;(alimento (id &quot;;[.B142];&quot;) (nombre &quot;;[.W142];&quot;) (grupo &quot;;[.E142];&quot;) (veces &quot;;[.F142];&quot;) (tipo &quot;;[.G142];&quot;)  (racion &quot;;[.L142];&quot;) (kcal &quot;;[.M142];&quot;) (proteinas &quot;;[.N142];&quot;) (grasas &quot;;[.O142];&quot;) (hidratos &quot;;[.P142];&quot;)(grasas-mono &quot;;[.Q142];&quot;) (desayuno &quot;;[.R142];&quot;) (almuerzo &quot;;[.S142];&quot;) (comida &quot;;[.T142];&quot;) (merienda &quot;;[.U142];&quot;) (cena &quot;;[.V142];&quot;))&quot;)" office:value-type="string" office:string-value="(alimento (id 141) (nombre judias-blancas-cocidas) (grupo 3) (veces 1) (tipo energeticos)  (racion 150) (kcal 101) (proteinas 6,7) (grasas 0,3) (hidratos 15,7)(grasas-mono 0) (desayuno no) (almuerzo no) (comida si) (merienda no) (cena si))" calcext:value-type="string">
            <text:p>(alimento (id 141) (nombre judias-blancas-cocidas) (grupo 3) (veces 1) (tipo energeticos) <text:s/>(racion 150) (kcal 101) (proteinas 6,7) (grasas 0,3) (hidratos 15,7)(grasas-mono 0) (desayuno no) (almuerzo no) (comida si) (merienda no) (cena si))</text:p>
          </table:table-cell>
          <table:table-cell table:formula="of:=SUBSTITUTE([.X142];&quot;,&quot;;&quot;.&quot;)" office:value-type="string" office:string-value="(alimento (id 141) (nombre judias-blancas-cocidas) (grupo 3) (veces 1) (tipo energeticos)  (racion 150) (kcal 101) (proteinas 6.7) (grasas 0.3) (hidratos 15.7)(grasas-mono 0) (desayuno no) (almuerzo no) (comida si) (merienda no) (cena si))" calcext:value-type="string">
            <text:p>(alimento (id 141) (nombre judias-blancas-cocidas) (grupo 3) (veces 1) (tipo energeticos) <text:s/>(racion 150) (kcal 101) (proteinas 6.7) (grasas 0.3) (hidratos 15.7)(grasas-mono 0) (desayuno no) (almuerzo no) (comida si) (merienda no) (cena si))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142" calcext:value-type="float">
            <text:p>142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Judías blancas coci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43]*[.M143]/100" office:value-type="float" office:value="101" calcext:value-type="float">
            <text:p>101</text:p>
          </table:table-cell>
          <table:table-cell table:style-name="ce16" table:formula="of:=[.L143]*[.N143]*4/100" office:value-type="float" office:value="26.8" calcext:value-type="float">
            <text:p>26,8</text:p>
          </table:table-cell>
          <table:table-cell table:style-name="ce16" table:formula="of:=[.L143]*[.P143]*4/100" office:value-type="float" office:value="62.8" calcext:value-type="float">
            <text:p>62,8</text:p>
          </table:table-cell>
          <table:table-cell table:style-name="ce16" table:formula="of:=[.L143]*[.O143]*9/100" office:value-type="float" office:value="2.7" calcext:value-type="float">
            <text:p>2,7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01" calcext:value-type="float">
            <text:p>101</text:p>
          </table:table-cell>
          <table:table-cell table:style-name="ce25" office:value-type="float" office:value="6.7" calcext:value-type="float">
            <text:p>6.7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5.7" calcext:value-type="float">
            <text:p>15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43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31" table:formula="of:=CONCATENATE(&quot;(alimento (id &quot;;[.B143];&quot;) (nombre &quot;;[.W143];&quot;) (grupo &quot;;[.E143];&quot;) (veces &quot;;[.F143];&quot;) (tipo &quot;;[.G143];&quot;)  (racion &quot;;[.L143];&quot;) (kcal &quot;;[.M143];&quot;) (proteinas &quot;;[.N143];&quot;) (grasas &quot;;[.O143];&quot;) (hidratos &quot;;[.P143];&quot;)(grasas-mono &quot;;[.Q143];&quot;) (desayuno &quot;;[.R143];&quot;) (almuerzo &quot;;[.S143];&quot;) (comida &quot;;[.T143];&quot;) (merienda &quot;;[.U143];&quot;) (cena &quot;;[.V143];&quot;))&quot;)" office:value-type="string" office:string-value="(alimento (id 142) (nombre judias-blancas-cocidas) (grupo 3) (veces 1) (tipo energeticos)  (racion 100) (kcal 101) (proteinas 6,7) (grasas 0,3) (hidratos 15,7)(grasas-mono 0) (desayuno no) (almuerzo no) (comida si) (merienda no) (cena si))" calcext:value-type="string">
            <text:p>(alimento (id 142) (nombre judias-blancas-cocidas) (grupo 3) (veces 1) (tipo energeticos) <text:s/>(racion 100) (kcal 101) (proteinas 6,7) (grasas 0,3) (hidratos 15,7)(grasas-mono 0) (desayuno no) (almuerzo no) (comida si) (merienda no) (cena si))</text:p>
          </table:table-cell>
          <table:table-cell table:formula="of:=SUBSTITUTE([.X143];&quot;,&quot;;&quot;.&quot;)" office:value-type="string" office:string-value="(alimento (id 142) (nombre judias-blancas-cocidas) (grupo 3) (veces 1) (tipo energeticos)  (racion 100) (kcal 101) (proteinas 6.7) (grasas 0.3) (hidratos 15.7)(grasas-mono 0) (desayuno no) (almuerzo no) (comida si) (merienda no) (cena si))" calcext:value-type="string">
            <text:p>(alimento (id 142) (nombre judias-blancas-cocidas) (grupo 3) (veces 1) (tipo energeticos) <text:s/>(racion 100) (kcal 101) (proteinas 6.7) (grasas 0.3) (hidratos 15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43" calcext:value-type="float">
            <text:p>143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Haba fresca crud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44]*[.M144]/100" office:value-type="float" office:value="292.5" calcext:value-type="float">
            <text:p>292,5</text:p>
          </table:table-cell>
          <table:table-cell table:style-name="ce16" table:formula="of:=[.L144]*[.N144]*4/100" office:value-type="float" office:value="70.5" calcext:value-type="float">
            <text:p>70,5</text:p>
          </table:table-cell>
          <table:table-cell table:style-name="ce16" table:formula="of:=[.L144]*[.P144]*4/100" office:value-type="float" office:value="180" calcext:value-type="float">
            <text:p>180</text:p>
          </table:table-cell>
          <table:table-cell table:style-name="ce16" table:formula="of:=[.L144]*[.O144]*9/100" office:value-type="float" office:value="5.4" calcext:value-type="float">
            <text:p>5,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390" calcext:value-type="float">
            <text:p>390</text:p>
          </table:table-cell>
          <table:table-cell table:style-name="ce25" office:value-type="float" office:value="23.5" calcext:value-type="float">
            <text:p>23.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44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31" table:formula="of:=CONCATENATE(&quot;(alimento (id &quot;;[.B144];&quot;) (nombre &quot;;[.W144];&quot;) (grupo &quot;;[.E144];&quot;) (veces &quot;;[.F144];&quot;) (tipo &quot;;[.G144];&quot;)  (racion &quot;;[.L144];&quot;) (kcal &quot;;[.M144];&quot;) (proteinas &quot;;[.N144];&quot;) (grasas &quot;;[.O144];&quot;) (hidratos &quot;;[.P144];&quot;)(grasas-mono &quot;;[.Q144];&quot;) (desayuno &quot;;[.R144];&quot;) (almuerzo &quot;;[.S144];&quot;) (comida &quot;;[.T144];&quot;) (merienda &quot;;[.U144];&quot;) (cena &quot;;[.V144];&quot;))&quot;)" office:value-type="string" office:string-value="(alimento (id 143) (nombre haba-fresca-cruda) (grupo 3) (veces 1) (tipo energeticos)  (racion 75) (kcal 390) (proteinas 23,5) (grasas 0,8) (hidratos 60)(grasas-mono 0) (desayuno no) (almuerzo no) (comida si) (merienda no) (cena si))" calcext:value-type="string">
            <text:p>(alimento (id 143) (nombre haba-fresca-cruda) (grupo 3) (veces 1) (tipo energeticos) <text:s/>(racion 75) (kcal 390) (proteinas 23,5) (grasas 0,8) (hidratos 60)(grasas-mono 0) (desayuno no) (almuerzo no) (comida si) (merienda no) (cena si))</text:p>
          </table:table-cell>
          <table:table-cell table:formula="of:=SUBSTITUTE([.X144];&quot;,&quot;;&quot;.&quot;)" office:value-type="string" office:string-value="(alimento (id 143) (nombre haba-fresca-cruda) (grupo 3) (veces 1) (tipo energeticos)  (racion 75) (kcal 390) (proteinas 23.5) (grasas 0.8) (hidratos 60)(grasas-mono 0) (desayuno no) (almuerzo no) (comida si) (merienda no) (cena si))" calcext:value-type="string">
            <text:p>(alimento (id 143) (nombre haba-fresca-cruda) (grupo 3) (veces 1) (tipo energeticos) <text:s/>(racion 75) (kcal 390) (proteinas 23.5) (grasas 0.8) (hidratos 6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44" calcext:value-type="float">
            <text:p>144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Haba fresca crud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45]*[.M145]/100" office:value-type="float" office:value="682.5" calcext:value-type="float">
            <text:p>682,5</text:p>
          </table:table-cell>
          <table:table-cell table:style-name="ce16" table:formula="of:=[.L145]*[.N145]*4/100" office:value-type="float" office:value="164.5" calcext:value-type="float">
            <text:p>164,5</text:p>
          </table:table-cell>
          <table:table-cell table:style-name="ce16" table:formula="of:=[.L145]*[.P145]*4/100" office:value-type="float" office:value="420" calcext:value-type="float">
            <text:p>420</text:p>
          </table:table-cell>
          <table:table-cell table:style-name="ce16" table:formula="of:=[.L145]*[.O145]*9/100" office:value-type="float" office:value="12.6" calcext:value-type="float">
            <text:p>12,6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390" calcext:value-type="float">
            <text:p>390</text:p>
          </table:table-cell>
          <table:table-cell table:style-name="ce25" office:value-type="float" office:value="23.5" calcext:value-type="float">
            <text:p>23.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45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31" table:formula="of:=CONCATENATE(&quot;(alimento (id &quot;;[.B145];&quot;) (nombre &quot;;[.W145];&quot;) (grupo &quot;;[.E145];&quot;) (veces &quot;;[.F145];&quot;) (tipo &quot;;[.G145];&quot;)  (racion &quot;;[.L145];&quot;) (kcal &quot;;[.M145];&quot;) (proteinas &quot;;[.N145];&quot;) (grasas &quot;;[.O145];&quot;) (hidratos &quot;;[.P145];&quot;)(grasas-mono &quot;;[.Q145];&quot;) (desayuno &quot;;[.R145];&quot;) (almuerzo &quot;;[.S145];&quot;) (comida &quot;;[.T145];&quot;) (merienda &quot;;[.U145];&quot;) (cena &quot;;[.V145];&quot;))&quot;)" office:value-type="string" office:string-value="(alimento (id 144) (nombre haba-fresca-cruda) (grupo 3) (veces 1) (tipo energeticos)  (racion 175) (kcal 390) (proteinas 23,5) (grasas 0,8) (hidratos 60)(grasas-mono 0) (desayuno no) (almuerzo no) (comida si) (merienda no) (cena si))" calcext:value-type="string">
            <text:p>(alimento (id 144) (nombre haba-fresca-cruda) (grupo 3) (veces 1) (tipo energeticos) <text:s/>(racion 175) (kcal 390) (proteinas 23,5) (grasas 0,8) (hidratos 60)(grasas-mono 0) (desayuno no) (almuerzo no) (comida si) (merienda no) (cena si))</text:p>
          </table:table-cell>
          <table:table-cell table:formula="of:=SUBSTITUTE([.X145];&quot;,&quot;;&quot;.&quot;)" office:value-type="string" office:string-value="(alimento (id 144) (nombre haba-fresca-cruda) (grupo 3) (veces 1) (tipo energeticos)  (racion 175) (kcal 390) (proteinas 23.5) (grasas 0.8) (hidratos 60)(grasas-mono 0) (desayuno no) (almuerzo no) (comida si) (merienda no) (cena si))" calcext:value-type="string">
            <text:p>(alimento (id 144) (nombre haba-fresca-cruda) (grupo 3) (veces 1) (tipo energeticos) <text:s/>(racion 175) (kcal 390) (proteinas 23.5) (grasas 0.8) (hidratos 6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45" calcext:value-type="float">
            <text:p>145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Haba fresca crud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46]*[.M146]/100" office:value-type="float" office:value="780" calcext:value-type="float">
            <text:p>780</text:p>
          </table:table-cell>
          <table:table-cell table:style-name="ce16" table:formula="of:=[.L146]*[.N146]*4/100" office:value-type="float" office:value="188" calcext:value-type="float">
            <text:p>188</text:p>
          </table:table-cell>
          <table:table-cell table:style-name="ce16" table:formula="of:=[.L146]*[.P146]*4/100" office:value-type="float" office:value="480" calcext:value-type="float">
            <text:p>480</text:p>
          </table:table-cell>
          <table:table-cell table:style-name="ce16" table:formula="of:=[.L146]*[.O146]*9/100" office:value-type="float" office:value="14.4" calcext:value-type="float">
            <text:p>14,4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90" calcext:value-type="float">
            <text:p>390</text:p>
          </table:table-cell>
          <table:table-cell table:style-name="ce25" office:value-type="float" office:value="23.5" calcext:value-type="float">
            <text:p>23.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46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31" table:formula="of:=CONCATENATE(&quot;(alimento (id &quot;;[.B146];&quot;) (nombre &quot;;[.W146];&quot;) (grupo &quot;;[.E146];&quot;) (veces &quot;;[.F146];&quot;) (tipo &quot;;[.G146];&quot;)  (racion &quot;;[.L146];&quot;) (kcal &quot;;[.M146];&quot;) (proteinas &quot;;[.N146];&quot;) (grasas &quot;;[.O146];&quot;) (hidratos &quot;;[.P146];&quot;)(grasas-mono &quot;;[.Q146];&quot;) (desayuno &quot;;[.R146];&quot;) (almuerzo &quot;;[.S146];&quot;) (comida &quot;;[.T146];&quot;) (merienda &quot;;[.U146];&quot;) (cena &quot;;[.V146];&quot;))&quot;)" office:value-type="string" office:string-value="(alimento (id 145) (nombre haba-fresca-cruda) (grupo 3) (veces 1) (tipo energeticos)  (racion 200) (kcal 390) (proteinas 23,5) (grasas 0,8) (hidratos 60)(grasas-mono 0) (desayuno no) (almuerzo no) (comida si) (merienda no) (cena si))" calcext:value-type="string">
            <text:p>(alimento (id 145) (nombre haba-fresca-cruda) (grupo 3) (veces 1) (tipo energeticos) <text:s/>(racion 200) (kcal 390) (proteinas 23,5) (grasas 0,8) (hidratos 60)(grasas-mono 0) (desayuno no) (almuerzo no) (comida si) (merienda no) (cena si))</text:p>
          </table:table-cell>
          <table:table-cell table:formula="of:=SUBSTITUTE([.X146];&quot;,&quot;;&quot;.&quot;)" office:value-type="string" office:string-value="(alimento (id 145) (nombre haba-fresca-cruda) (grupo 3) (veces 1) (tipo energeticos)  (racion 200) (kcal 390) (proteinas 23.5) (grasas 0.8) (hidratos 60)(grasas-mono 0) (desayuno no) (almuerzo no) (comida si) (merienda no) (cena si))" calcext:value-type="string">
            <text:p>(alimento (id 145) (nombre haba-fresca-cruda) (grupo 3) (veces 1) (tipo energeticos) <text:s/>(racion 200) (kcal 390) (proteinas 23.5) (grasas 0.8) (hidratos 6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46" calcext:value-type="float">
            <text:p>146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Haba fresca crud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47]*[.M147]/100" office:value-type="float" office:value="585" calcext:value-type="float">
            <text:p>585</text:p>
          </table:table-cell>
          <table:table-cell table:style-name="ce16" table:formula="of:=[.L147]*[.N147]*4/100" office:value-type="float" office:value="141" calcext:value-type="float">
            <text:p>141</text:p>
          </table:table-cell>
          <table:table-cell table:style-name="ce16" table:formula="of:=[.L147]*[.P147]*4/100" office:value-type="float" office:value="360" calcext:value-type="float">
            <text:p>360</text:p>
          </table:table-cell>
          <table:table-cell table:style-name="ce16" table:formula="of:=[.L147]*[.O147]*9/100" office:value-type="float" office:value="10.8" calcext:value-type="float">
            <text:p>10,8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90" calcext:value-type="float">
            <text:p>390</text:p>
          </table:table-cell>
          <table:table-cell table:style-name="ce25" office:value-type="float" office:value="23.5" calcext:value-type="float">
            <text:p>23.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47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31" table:formula="of:=CONCATENATE(&quot;(alimento (id &quot;;[.B147];&quot;) (nombre &quot;;[.W147];&quot;) (grupo &quot;;[.E147];&quot;) (veces &quot;;[.F147];&quot;) (tipo &quot;;[.G147];&quot;)  (racion &quot;;[.L147];&quot;) (kcal &quot;;[.M147];&quot;) (proteinas &quot;;[.N147];&quot;) (grasas &quot;;[.O147];&quot;) (hidratos &quot;;[.P147];&quot;)(grasas-mono &quot;;[.Q147];&quot;) (desayuno &quot;;[.R147];&quot;) (almuerzo &quot;;[.S147];&quot;) (comida &quot;;[.T147];&quot;) (merienda &quot;;[.U147];&quot;) (cena &quot;;[.V147];&quot;))&quot;)" office:value-type="string" office:string-value="(alimento (id 146) (nombre haba-fresca-cruda) (grupo 3) (veces 1) (tipo energeticos)  (racion 150) (kcal 390) (proteinas 23,5) (grasas 0,8) (hidratos 60)(grasas-mono 0) (desayuno no) (almuerzo no) (comida si) (merienda no) (cena si))" calcext:value-type="string">
            <text:p>(alimento (id 146) (nombre haba-fresca-cruda) (grupo 3) (veces 1) (tipo energeticos) <text:s/>(racion 150) (kcal 390) (proteinas 23,5) (grasas 0,8) (hidratos 60)(grasas-mono 0) (desayuno no) (almuerzo no) (comida si) (merienda no) (cena si))</text:p>
          </table:table-cell>
          <table:table-cell table:formula="of:=SUBSTITUTE([.X147];&quot;,&quot;;&quot;.&quot;)" office:value-type="string" office:string-value="(alimento (id 146) (nombre haba-fresca-cruda) (grupo 3) (veces 1) (tipo energeticos)  (racion 150) (kcal 390) (proteinas 23.5) (grasas 0.8) (hidratos 60)(grasas-mono 0) (desayuno no) (almuerzo no) (comida si) (merienda no) (cena si))" calcext:value-type="string">
            <text:p>(alimento (id 146) (nombre haba-fresca-cruda) (grupo 3) (veces 1) (tipo energeticos) <text:s/>(racion 150) (kcal 390) (proteinas 23.5) (grasas 0.8) (hidratos 6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47" calcext:value-type="float">
            <text:p>147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Haba fresca cruda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48]*[.M148]/100" office:value-type="float" office:value="390" calcext:value-type="float">
            <text:p>390</text:p>
          </table:table-cell>
          <table:table-cell table:style-name="ce16" table:formula="of:=[.L148]*[.N148]*4/100" office:value-type="float" office:value="94" calcext:value-type="float">
            <text:p>94</text:p>
          </table:table-cell>
          <table:table-cell table:style-name="ce16" table:formula="of:=[.L148]*[.P148]*4/100" office:value-type="float" office:value="240" calcext:value-type="float">
            <text:p>240</text:p>
          </table:table-cell>
          <table:table-cell table:style-name="ce16" table:formula="of:=[.L148]*[.O148]*9/100" office:value-type="float" office:value="7.2" calcext:value-type="float">
            <text:p>7,2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90" calcext:value-type="float">
            <text:p>390</text:p>
          </table:table-cell>
          <table:table-cell table:style-name="ce25" office:value-type="float" office:value="23.5" calcext:value-type="float">
            <text:p>23.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48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31" table:formula="of:=CONCATENATE(&quot;(alimento (id &quot;;[.B148];&quot;) (nombre &quot;;[.W148];&quot;) (grupo &quot;;[.E148];&quot;) (veces &quot;;[.F148];&quot;) (tipo &quot;;[.G148];&quot;)  (racion &quot;;[.L148];&quot;) (kcal &quot;;[.M148];&quot;) (proteinas &quot;;[.N148];&quot;) (grasas &quot;;[.O148];&quot;) (hidratos &quot;;[.P148];&quot;)(grasas-mono &quot;;[.Q148];&quot;) (desayuno &quot;;[.R148];&quot;) (almuerzo &quot;;[.S148];&quot;) (comida &quot;;[.T148];&quot;) (merienda &quot;;[.U148];&quot;) (cena &quot;;[.V148];&quot;))&quot;)" office:value-type="string" office:string-value="(alimento (id 147) (nombre haba-fresca-cruda) (grupo 3) (veces 1) (tipo energeticos)  (racion 100) (kcal 390) (proteinas 23,5) (grasas 0,8) (hidratos 60)(grasas-mono 0) (desayuno no) (almuerzo no) (comida si) (merienda no) (cena si))" calcext:value-type="string">
            <text:p>(alimento (id 147) (nombre haba-fresca-cruda) (grupo 3) (veces 1) (tipo energeticos) <text:s/>(racion 100) (kcal 390) (proteinas 23,5) (grasas 0,8) (hidratos 60)(grasas-mono 0) (desayuno no) (almuerzo no) (comida si) (merienda no) (cena si))</text:p>
          </table:table-cell>
          <table:table-cell table:formula="of:=SUBSTITUTE([.X148];&quot;,&quot;;&quot;.&quot;)" office:value-type="string" office:string-value="(alimento (id 147) (nombre haba-fresca-cruda) (grupo 3) (veces 1) (tipo energeticos)  (racion 100) (kcal 390) (proteinas 23.5) (grasas 0.8) (hidratos 60)(grasas-mono 0) (desayuno no) (almuerzo no) (comida si) (merienda no) (cena si))" calcext:value-type="string">
            <text:p>(alimento (id 147) (nombre haba-fresca-cruda) (grupo 3) (veces 1) (tipo energeticos) <text:s/>(racion 100) (kcal 390) (proteinas 23.5) (grasas 0.8) (hidratos 6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48" calcext:value-type="float">
            <text:p>148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Nuez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49]*[.M149]/100" office:value-type="float" office:value="335" calcext:value-type="float">
            <text:p>335</text:p>
          </table:table-cell>
          <table:table-cell table:style-name="ce16" table:formula="of:=[.L149]*[.N149]*4/100" office:value-type="float" office:value="31.2" calcext:value-type="float">
            <text:p>31,2</text:p>
          </table:table-cell>
          <table:table-cell table:style-name="ce16" table:formula="of:=[.L149]*[.P149]*4/100" office:value-type="float" office:value="22.4" calcext:value-type="float">
            <text:p>22,4</text:p>
          </table:table-cell>
          <table:table-cell table:style-name="ce16" table:formula="of:=[.L149]*[.O149]*9/100" office:value-type="float" office:value="284.85" calcext:value-type="float">
            <text:p>284,8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670" calcext:value-type="float">
            <text:p>670</text:p>
          </table:table-cell>
          <table:table-cell table:style-name="ce25" office:value-type="float" office:value="15.6" calcext:value-type="float">
            <text:p>15.6</text:p>
          </table:table-cell>
          <table:table-cell table:style-name="ce25" office:value-type="float" office:value="63.3" calcext:value-type="float">
            <text:p>63.3</text:p>
          </table:table-cell>
          <table:table-cell table:style-name="ce25" office:value-type="float" office:value="11.2" calcext:value-type="float">
            <text:p>11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49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31" table:formula="of:=CONCATENATE(&quot;(alimento (id &quot;;[.B149];&quot;) (nombre &quot;;[.W149];&quot;) (grupo &quot;;[.E149];&quot;) (veces &quot;;[.F149];&quot;) (tipo &quot;;[.G149];&quot;)  (racion &quot;;[.L149];&quot;) (kcal &quot;;[.M149];&quot;) (proteinas &quot;;[.N149];&quot;) (grasas &quot;;[.O149];&quot;) (hidratos &quot;;[.P149];&quot;)(grasas-mono &quot;;[.Q149];&quot;) (desayuno &quot;;[.R149];&quot;) (almuerzo &quot;;[.S149];&quot;) (comida &quot;;[.T149];&quot;) (merienda &quot;;[.U149];&quot;) (cena &quot;;[.V149];&quot;))&quot;)" office:value-type="string" office:string-value="(alimento (id 148) (nombre nuez) (grupo 3) (veces 5) (tipo energeticos)  (racion 50) (kcal 670) (proteinas 15,6) (grasas 63,3) (hidratos 11,2)(grasas-mono 0) (desayuno si) (almuerzo si) (comida si) (merienda si) (cena si))" calcext:value-type="string">
            <text:p>(alimento (id 148) (nombre nuez) (grupo 3) (veces 5) (tipo energeticos) <text:s/>(racion 50) (kcal 670) (proteinas 15,6) (grasas 63,3) (hidratos 11,2)(grasas-mono 0) (desayuno si) (almuerzo si) (comida si) (merienda si) (cena si))</text:p>
          </table:table-cell>
          <table:table-cell table:formula="of:=SUBSTITUTE([.X149];&quot;,&quot;;&quot;.&quot;)" office:value-type="string" office:string-value="(alimento (id 148) (nombre nuez) (grupo 3) (veces 5) (tipo energeticos)  (racion 50) (kcal 670) (proteinas 15.6) (grasas 63.3) (hidratos 11.2)(grasas-mono 0) (desayuno si) (almuerzo si) (comida si) (merienda si) (cena si))" calcext:value-type="string">
            <text:p>(alimento (id 148) (nombre nuez) (grupo 3) (veces 5) (tipo energeticos) <text:s/>(racion 5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49" calcext:value-type="float">
            <text:p>149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Nuez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50]*[.M150]/100" office:value-type="float" office:value="167.5" calcext:value-type="float">
            <text:p>167,5</text:p>
          </table:table-cell>
          <table:table-cell table:style-name="ce16" table:formula="of:=[.L150]*[.N150]*4/100" office:value-type="float" office:value="15.6" calcext:value-type="float">
            <text:p>15,6</text:p>
          </table:table-cell>
          <table:table-cell table:style-name="ce16" table:formula="of:=[.L150]*[.P150]*4/100" office:value-type="float" office:value="11.2" calcext:value-type="float">
            <text:p>11,2</text:p>
          </table:table-cell>
          <table:table-cell table:style-name="ce16" table:formula="of:=[.L150]*[.O150]*9/100" office:value-type="float" office:value="142.425" calcext:value-type="float">
            <text:p>142,42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670" calcext:value-type="float">
            <text:p>670</text:p>
          </table:table-cell>
          <table:table-cell table:style-name="ce25" office:value-type="float" office:value="15.6" calcext:value-type="float">
            <text:p>15.6</text:p>
          </table:table-cell>
          <table:table-cell table:style-name="ce25" office:value-type="float" office:value="63.3" calcext:value-type="float">
            <text:p>63.3</text:p>
          </table:table-cell>
          <table:table-cell table:style-name="ce25" office:value-type="float" office:value="11.2" calcext:value-type="float">
            <text:p>11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0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31" table:formula="of:=CONCATENATE(&quot;(alimento (id &quot;;[.B150];&quot;) (nombre &quot;;[.W150];&quot;) (grupo &quot;;[.E150];&quot;) (veces &quot;;[.F150];&quot;) (tipo &quot;;[.G150];&quot;)  (racion &quot;;[.L150];&quot;) (kcal &quot;;[.M150];&quot;) (proteinas &quot;;[.N150];&quot;) (grasas &quot;;[.O150];&quot;) (hidratos &quot;;[.P150];&quot;)(grasas-mono &quot;;[.Q150];&quot;) (desayuno &quot;;[.R150];&quot;) (almuerzo &quot;;[.S150];&quot;) (comida &quot;;[.T150];&quot;) (merienda &quot;;[.U150];&quot;) (cena &quot;;[.V150];&quot;))&quot;)" office:value-type="string" office:string-value="(alimento (id 149) (nombre nuez) (grupo 3) (veces 5) (tipo energeticos)  (racion 25) (kcal 670) (proteinas 15,6) (grasas 63,3) (hidratos 11,2)(grasas-mono 0) (desayuno si) (almuerzo si) (comida si) (merienda si) (cena si))" calcext:value-type="string">
            <text:p>(alimento (id 149) (nombre nuez) (grupo 3) (veces 5) (tipo energeticos) <text:s/>(racion 25) (kcal 670) (proteinas 15,6) (grasas 63,3) (hidratos 11,2)(grasas-mono 0) (desayuno si) (almuerzo si) (comida si) (merienda si) (cena si))</text:p>
          </table:table-cell>
          <table:table-cell table:formula="of:=SUBSTITUTE([.X150];&quot;,&quot;;&quot;.&quot;)" office:value-type="string" office:string-value="(alimento (id 149) (nombre nuez) (grupo 3) (veces 5) (tipo energeticos)  (racion 25) (kcal 670) (proteinas 15.6) (grasas 63.3) (hidratos 11.2)(grasas-mono 0) (desayuno si) (almuerzo si) (comida si) (merienda si) (cena si))" calcext:value-type="string">
            <text:p>(alimento (id 149) (nombre nuez) (grupo 3) (veces 5) (tipo energeticos) <text:s/>(racion 25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50" calcext:value-type="float">
            <text:p>150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Nuez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51]*[.M151]/100" office:value-type="float" office:value="67" calcext:value-type="float">
            <text:p>67</text:p>
          </table:table-cell>
          <table:table-cell table:style-name="ce16" table:formula="of:=[.L151]*[.N151]*4/100" office:value-type="float" office:value="6.24" calcext:value-type="float">
            <text:p>6,24</text:p>
          </table:table-cell>
          <table:table-cell table:style-name="ce16" table:formula="of:=[.L151]*[.P151]*4/100" office:value-type="float" office:value="4.48" calcext:value-type="float">
            <text:p>4,48</text:p>
          </table:table-cell>
          <table:table-cell table:style-name="ce16" table:formula="of:=[.L151]*[.O151]*9/100" office:value-type="float" office:value="56.97" calcext:value-type="float">
            <text:p>56,97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70" calcext:value-type="float">
            <text:p>670</text:p>
          </table:table-cell>
          <table:table-cell table:style-name="ce25" office:value-type="float" office:value="15.6" calcext:value-type="float">
            <text:p>15.6</text:p>
          </table:table-cell>
          <table:table-cell table:style-name="ce25" office:value-type="float" office:value="63.3" calcext:value-type="float">
            <text:p>63.3</text:p>
          </table:table-cell>
          <table:table-cell table:style-name="ce25" office:value-type="float" office:value="11.2" calcext:value-type="float">
            <text:p>11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1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31" table:formula="of:=CONCATENATE(&quot;(alimento (id &quot;;[.B151];&quot;) (nombre &quot;;[.W151];&quot;) (grupo &quot;;[.E151];&quot;) (veces &quot;;[.F151];&quot;) (tipo &quot;;[.G151];&quot;)  (racion &quot;;[.L151];&quot;) (kcal &quot;;[.M151];&quot;) (proteinas &quot;;[.N151];&quot;) (grasas &quot;;[.O151];&quot;) (hidratos &quot;;[.P151];&quot;)(grasas-mono &quot;;[.Q151];&quot;) (desayuno &quot;;[.R151];&quot;) (almuerzo &quot;;[.S151];&quot;) (comida &quot;;[.T151];&quot;) (merienda &quot;;[.U151];&quot;) (cena &quot;;[.V151];&quot;))&quot;)" office:value-type="string" office:string-value="(alimento (id 150) (nombre nuez) (grupo 3) (veces 5) (tipo energeticos)  (racion 10) (kcal 670) (proteinas 15,6) (grasas 63,3) (hidratos 11,2)(grasas-mono 0) (desayuno si) (almuerzo si) (comida si) (merienda si) (cena si))" calcext:value-type="string">
            <text:p>(alimento (id 150) (nombre nuez) (grupo 3) (veces 5) (tipo energeticos) <text:s/>(racion 10) (kcal 670) (proteinas 15,6) (grasas 63,3) (hidratos 11,2)(grasas-mono 0) (desayuno si) (almuerzo si) (comida si) (merienda si) (cena si))</text:p>
          </table:table-cell>
          <table:table-cell table:formula="of:=SUBSTITUTE([.X151];&quot;,&quot;;&quot;.&quot;)" office:value-type="string" office:string-value="(alimento (id 150) (nombre nuez) (grupo 3) (veces 5) (tipo energeticos)  (racion 10) (kcal 670) (proteinas 15.6) (grasas 63.3) (hidratos 11.2)(grasas-mono 0) (desayuno si) (almuerzo si) (comida si) (merienda si) (cena si))" calcext:value-type="string">
            <text:p>(alimento (id 150) (nombre nuez) (grupo 3) (veces 5) (tipo energeticos) <text:s/>(racion 1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51" calcext:value-type="float">
            <text:p>151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Nuez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52]*[.M152]/100" office:value-type="float" office:value="268" calcext:value-type="float">
            <text:p>268</text:p>
          </table:table-cell>
          <table:table-cell table:style-name="ce16" table:formula="of:=[.L152]*[.N152]*4/100" office:value-type="float" office:value="24.96" calcext:value-type="float">
            <text:p>24,96</text:p>
          </table:table-cell>
          <table:table-cell table:style-name="ce16" table:formula="of:=[.L152]*[.P152]*4/100" office:value-type="float" office:value="17.92" calcext:value-type="float">
            <text:p>17,92</text:p>
          </table:table-cell>
          <table:table-cell table:style-name="ce16" table:formula="of:=[.L152]*[.O152]*9/100" office:value-type="float" office:value="227.88" calcext:value-type="float">
            <text:p>227,8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70" calcext:value-type="float">
            <text:p>670</text:p>
          </table:table-cell>
          <table:table-cell table:style-name="ce25" office:value-type="float" office:value="15.6" calcext:value-type="float">
            <text:p>15.6</text:p>
          </table:table-cell>
          <table:table-cell table:style-name="ce25" office:value-type="float" office:value="63.3" calcext:value-type="float">
            <text:p>63.3</text:p>
          </table:table-cell>
          <table:table-cell table:style-name="ce25" office:value-type="float" office:value="11.2" calcext:value-type="float">
            <text:p>11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2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31" table:formula="of:=CONCATENATE(&quot;(alimento (id &quot;;[.B152];&quot;) (nombre &quot;;[.W152];&quot;) (grupo &quot;;[.E152];&quot;) (veces &quot;;[.F152];&quot;) (tipo &quot;;[.G152];&quot;)  (racion &quot;;[.L152];&quot;) (kcal &quot;;[.M152];&quot;) (proteinas &quot;;[.N152];&quot;) (grasas &quot;;[.O152];&quot;) (hidratos &quot;;[.P152];&quot;)(grasas-mono &quot;;[.Q152];&quot;) (desayuno &quot;;[.R152];&quot;) (almuerzo &quot;;[.S152];&quot;) (comida &quot;;[.T152];&quot;) (merienda &quot;;[.U152];&quot;) (cena &quot;;[.V152];&quot;))&quot;)" office:value-type="string" office:string-value="(alimento (id 151) (nombre nuez) (grupo 3) (veces 5) (tipo energeticos)  (racion 40) (kcal 670) (proteinas 15,6) (grasas 63,3) (hidratos 11,2)(grasas-mono 0) (desayuno si) (almuerzo si) (comida si) (merienda si) (cena si))" calcext:value-type="string">
            <text:p>(alimento (id 151) (nombre nuez) (grupo 3) (veces 5) (tipo energeticos) <text:s/>(racion 40) (kcal 670) (proteinas 15,6) (grasas 63,3) (hidratos 11,2)(grasas-mono 0) (desayuno si) (almuerzo si) (comida si) (merienda si) (cena si))</text:p>
          </table:table-cell>
          <table:table-cell table:formula="of:=SUBSTITUTE([.X152];&quot;,&quot;;&quot;.&quot;)" office:value-type="string" office:string-value="(alimento (id 151) (nombre nuez) (grupo 3) (veces 5) (tipo energeticos)  (racion 40) (kcal 670) (proteinas 15.6) (grasas 63.3) (hidratos 11.2)(grasas-mono 0) (desayuno si) (almuerzo si) (comida si) (merienda si) (cena si))" calcext:value-type="string">
            <text:p>(alimento (id 151) (nombre nuez) (grupo 3) (veces 5) (tipo energeticos) <text:s/>(racion 4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52" calcext:value-type="float">
            <text:p>152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Nuez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53]*[.M153]/100" office:value-type="float" office:value="201" calcext:value-type="float">
            <text:p>201</text:p>
          </table:table-cell>
          <table:table-cell table:style-name="ce16" table:formula="of:=[.L153]*[.N153]*4/100" office:value-type="float" office:value="18.72" calcext:value-type="float">
            <text:p>18,72</text:p>
          </table:table-cell>
          <table:table-cell table:style-name="ce16" table:formula="of:=[.L153]*[.P153]*4/100" office:value-type="float" office:value="13.44" calcext:value-type="float">
            <text:p>13,44</text:p>
          </table:table-cell>
          <table:table-cell table:style-name="ce16" table:formula="of:=[.L153]*[.O153]*9/100" office:value-type="float" office:value="170.91" calcext:value-type="float">
            <text:p>170,91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670" calcext:value-type="float">
            <text:p>670</text:p>
          </table:table-cell>
          <table:table-cell table:style-name="ce25" office:value-type="float" office:value="15.6" calcext:value-type="float">
            <text:p>15.6</text:p>
          </table:table-cell>
          <table:table-cell table:style-name="ce25" office:value-type="float" office:value="63.3" calcext:value-type="float">
            <text:p>63.3</text:p>
          </table:table-cell>
          <table:table-cell table:style-name="ce25" office:value-type="float" office:value="11.2" calcext:value-type="float">
            <text:p>11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3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31" table:formula="of:=CONCATENATE(&quot;(alimento (id &quot;;[.B153];&quot;) (nombre &quot;;[.W153];&quot;) (grupo &quot;;[.E153];&quot;) (veces &quot;;[.F153];&quot;) (tipo &quot;;[.G153];&quot;)  (racion &quot;;[.L153];&quot;) (kcal &quot;;[.M153];&quot;) (proteinas &quot;;[.N153];&quot;) (grasas &quot;;[.O153];&quot;) (hidratos &quot;;[.P153];&quot;)(grasas-mono &quot;;[.Q153];&quot;) (desayuno &quot;;[.R153];&quot;) (almuerzo &quot;;[.S153];&quot;) (comida &quot;;[.T153];&quot;) (merienda &quot;;[.U153];&quot;) (cena &quot;;[.V153];&quot;))&quot;)" office:value-type="string" office:string-value="(alimento (id 152) (nombre nuez) (grupo 3) (veces 5) (tipo energeticos)  (racion 30) (kcal 670) (proteinas 15,6) (grasas 63,3) (hidratos 11,2)(grasas-mono 0) (desayuno si) (almuerzo si) (comida si) (merienda si) (cena si))" calcext:value-type="string">
            <text:p>(alimento (id 152) (nombre nuez) (grupo 3) (veces 5) (tipo energeticos) <text:s/>(racion 30) (kcal 670) (proteinas 15,6) (grasas 63,3) (hidratos 11,2)(grasas-mono 0) (desayuno si) (almuerzo si) (comida si) (merienda si) (cena si))</text:p>
          </table:table-cell>
          <table:table-cell table:formula="of:=SUBSTITUTE([.X153];&quot;,&quot;;&quot;.&quot;)" office:value-type="string" office:string-value="(alimento (id 152) (nombre nuez) (grupo 3) (veces 5) (tipo energeticos)  (racion 30) (kcal 670) (proteinas 15.6) (grasas 63.3) (hidratos 11.2)(grasas-mono 0) (desayuno si) (almuerzo si) (comida si) (merienda si) (cena si))" calcext:value-type="string">
            <text:p>(alimento (id 152) (nombre nuez) (grupo 3) (veces 5) (tipo energeticos) <text:s/>(racion 3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53" calcext:value-type="float">
            <text:p>153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Lentej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54]*[.M154]/100" office:value-type="float" office:value="150" calcext:value-type="float">
            <text:p>150</text:p>
          </table:table-cell>
          <table:table-cell table:style-name="ce16" table:formula="of:=[.L154]*[.N154]*4/100" office:value-type="float" office:value="33" calcext:value-type="float">
            <text:p>33</text:p>
          </table:table-cell>
          <table:table-cell table:style-name="ce16" table:formula="of:=[.L154]*[.P154]*4/100" office:value-type="float" office:value="77.5" calcext:value-type="float">
            <text:p>77,5</text:p>
          </table:table-cell>
          <table:table-cell table:style-name="ce16" table:formula="of:=[.L154]*[.O154]*9/100" office:value-type="float" office:value="39.375" calcext:value-type="float">
            <text:p>39,37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20" calcext:value-type="float">
            <text:p>120</text:p>
          </table:table-cell>
          <table:table-cell table:style-name="ce25" office:value-type="float" office:value="6.6" calcext:value-type="float">
            <text:p>6.6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15.5" calcext:value-type="float">
            <text:p>15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54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31" table:formula="of:=CONCATENATE(&quot;(alimento (id &quot;;[.B154];&quot;) (nombre &quot;;[.W154];&quot;) (grupo &quot;;[.E154];&quot;) (veces &quot;;[.F154];&quot;) (tipo &quot;;[.G154];&quot;)  (racion &quot;;[.L154];&quot;) (kcal &quot;;[.M154];&quot;) (proteinas &quot;;[.N154];&quot;) (grasas &quot;;[.O154];&quot;) (hidratos &quot;;[.P154];&quot;)(grasas-mono &quot;;[.Q154];&quot;) (desayuno &quot;;[.R154];&quot;) (almuerzo &quot;;[.S154];&quot;) (comida &quot;;[.T154];&quot;) (merienda &quot;;[.U154];&quot;) (cena &quot;;[.V154];&quot;))&quot;)" office:value-type="string" office:string-value="(alimento (id 153) (nombre lentejas-guisadas) (grupo 3) (veces 1) (tipo energeticos)  (racion 125) (kcal 120) (proteinas 6,6) (grasas 3,5) (hidratos 15,5)(grasas-mono 0) (desayuno no) (almuerzo no) (comida si) (merienda no) (cena si))" calcext:value-type="string">
            <text:p>(alimento (id 153) (nombre lentejas-guisadas) (grupo 3) (veces 1) (tipo energeticos) <text:s/>(racion 125) (kcal 120) (proteinas 6,6) (grasas 3,5) (hidratos 15,5)(grasas-mono 0) (desayuno no) (almuerzo no) (comida si) (merienda no) (cena si))</text:p>
          </table:table-cell>
          <table:table-cell table:formula="of:=SUBSTITUTE([.X154];&quot;,&quot;;&quot;.&quot;)" office:value-type="string" office:string-value="(alimento (id 153) (nombre lentejas-guisadas) (grupo 3) (veces 1) (tipo energeticos)  (racion 125) (kcal 120) (proteinas 6.6) (grasas 3.5) (hidratos 15.5)(grasas-mono 0) (desayuno no) (almuerzo no) (comida si) (merienda no) (cena si))" calcext:value-type="string">
            <text:p>(alimento (id 153) (nombre lentejas-guisadas) (grupo 3) (veces 1) (tipo energeticos) <text:s/>(racion 125) (kcal 120) (proteinas 6.6) (grasas 3.5) (hidratos 15.5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54" calcext:value-type="float">
            <text:p>154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Lentej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55]*[.M155]/100" office:value-type="float" office:value="90" calcext:value-type="float">
            <text:p>90</text:p>
          </table:table-cell>
          <table:table-cell table:style-name="ce16" table:formula="of:=[.L155]*[.N155]*4/100" office:value-type="float" office:value="19.8" calcext:value-type="float">
            <text:p>19,8</text:p>
          </table:table-cell>
          <table:table-cell table:style-name="ce16" table:formula="of:=[.L155]*[.P155]*4/100" office:value-type="float" office:value="46.5" calcext:value-type="float">
            <text:p>46,5</text:p>
          </table:table-cell>
          <table:table-cell table:style-name="ce16" table:formula="of:=[.L155]*[.O155]*9/100" office:value-type="float" office:value="23.625" calcext:value-type="float">
            <text:p>23,62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20" calcext:value-type="float">
            <text:p>120</text:p>
          </table:table-cell>
          <table:table-cell table:style-name="ce25" office:value-type="float" office:value="6.6" calcext:value-type="float">
            <text:p>6.6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15.5" calcext:value-type="float">
            <text:p>15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55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31" table:formula="of:=CONCATENATE(&quot;(alimento (id &quot;;[.B155];&quot;) (nombre &quot;;[.W155];&quot;) (grupo &quot;;[.E155];&quot;) (veces &quot;;[.F155];&quot;) (tipo &quot;;[.G155];&quot;)  (racion &quot;;[.L155];&quot;) (kcal &quot;;[.M155];&quot;) (proteinas &quot;;[.N155];&quot;) (grasas &quot;;[.O155];&quot;) (hidratos &quot;;[.P155];&quot;)(grasas-mono &quot;;[.Q155];&quot;) (desayuno &quot;;[.R155];&quot;) (almuerzo &quot;;[.S155];&quot;) (comida &quot;;[.T155];&quot;) (merienda &quot;;[.U155];&quot;) (cena &quot;;[.V155];&quot;))&quot;)" office:value-type="string" office:string-value="(alimento (id 154) (nombre lentejas-guisadas) (grupo 3) (veces 1) (tipo energeticos)  (racion 75) (kcal 120) (proteinas 6,6) (grasas 3,5) (hidratos 15,5)(grasas-mono 0) (desayuno no) (almuerzo no) (comida si) (merienda no) (cena si))" calcext:value-type="string">
            <text:p>(alimento (id 154) (nombre lentejas-guisadas) (grupo 3) (veces 1) (tipo energeticos) <text:s/>(racion 75) (kcal 120) (proteinas 6,6) (grasas 3,5) (hidratos 15,5)(grasas-mono 0) (desayuno no) (almuerzo no) (comida si) (merienda no) (cena si))</text:p>
          </table:table-cell>
          <table:table-cell table:formula="of:=SUBSTITUTE([.X155];&quot;,&quot;;&quot;.&quot;)" office:value-type="string" office:string-value="(alimento (id 154) (nombre lentejas-guisadas) (grupo 3) (veces 1) (tipo energeticos)  (racion 75) (kcal 120) (proteinas 6.6) (grasas 3.5) (hidratos 15.5)(grasas-mono 0) (desayuno no) (almuerzo no) (comida si) (merienda no) (cena si))" calcext:value-type="string">
            <text:p>(alimento (id 154) (nombre lentejas-guisadas) (grupo 3) (veces 1) (tipo energeticos) <text:s/>(racion 75) (kcal 120) (proteinas 6.6) (grasas 3.5) (hidratos 15.5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55" calcext:value-type="float">
            <text:p>155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Lentej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56]*[.M156]/100" office:value-type="float" office:value="240" calcext:value-type="float">
            <text:p>240</text:p>
          </table:table-cell>
          <table:table-cell table:style-name="ce16" table:formula="of:=[.L156]*[.N156]*4/100" office:value-type="float" office:value="52.8" calcext:value-type="float">
            <text:p>52,8</text:p>
          </table:table-cell>
          <table:table-cell table:style-name="ce16" table:formula="of:=[.L156]*[.P156]*4/100" office:value-type="float" office:value="124" calcext:value-type="float">
            <text:p>124</text:p>
          </table:table-cell>
          <table:table-cell table:style-name="ce16" table:formula="of:=[.L156]*[.O156]*9/100" office:value-type="float" office:value="63" calcext:value-type="float">
            <text:p>63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20" calcext:value-type="float">
            <text:p>120</text:p>
          </table:table-cell>
          <table:table-cell table:style-name="ce25" office:value-type="float" office:value="6.6" calcext:value-type="float">
            <text:p>6.6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15.5" calcext:value-type="float">
            <text:p>15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56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31" table:formula="of:=CONCATENATE(&quot;(alimento (id &quot;;[.B156];&quot;) (nombre &quot;;[.W156];&quot;) (grupo &quot;;[.E156];&quot;) (veces &quot;;[.F156];&quot;) (tipo &quot;;[.G156];&quot;)  (racion &quot;;[.L156];&quot;) (kcal &quot;;[.M156];&quot;) (proteinas &quot;;[.N156];&quot;) (grasas &quot;;[.O156];&quot;) (hidratos &quot;;[.P156];&quot;)(grasas-mono &quot;;[.Q156];&quot;) (desayuno &quot;;[.R156];&quot;) (almuerzo &quot;;[.S156];&quot;) (comida &quot;;[.T156];&quot;) (merienda &quot;;[.U156];&quot;) (cena &quot;;[.V156];&quot;))&quot;)" office:value-type="string" office:string-value="(alimento (id 155) (nombre lentejas-guisadas) (grupo 3) (veces 1) (tipo energeticos)  (racion 200) (kcal 120) (proteinas 6,6) (grasas 3,5) (hidratos 15,5)(grasas-mono 0) (desayuno no) (almuerzo no) (comida si) (merienda no) (cena si))" calcext:value-type="string">
            <text:p>(alimento (id 155) (nombre lentejas-guisadas) (grupo 3) (veces 1) (tipo energeticos) <text:s/>(racion 200) (kcal 120) (proteinas 6,6) (grasas 3,5) (hidratos 15,5)(grasas-mono 0) (desayuno no) (almuerzo no) (comida si) (merienda no) (cena si))</text:p>
          </table:table-cell>
          <table:table-cell table:formula="of:=SUBSTITUTE([.X156];&quot;,&quot;;&quot;.&quot;)" office:value-type="string" office:string-value="(alimento (id 155) (nombre lentejas-guisadas) (grupo 3) (veces 1) (tipo energeticos)  (racion 200) (kcal 120) (proteinas 6.6) (grasas 3.5) (hidratos 15.5)(grasas-mono 0) (desayuno no) (almuerzo no) (comida si) (merienda no) (cena si))" calcext:value-type="string">
            <text:p>(alimento (id 155) (nombre lentejas-guisadas) (grupo 3) (veces 1) (tipo energeticos) <text:s/>(racion 200) (kcal 120) (proteinas 6.6) (grasas 3.5) (hidratos 15.5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56" calcext:value-type="float">
            <text:p>156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Lentej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57]*[.M157]/100" office:value-type="float" office:value="180" calcext:value-type="float">
            <text:p>180</text:p>
          </table:table-cell>
          <table:table-cell table:style-name="ce16" table:formula="of:=[.L157]*[.N157]*4/100" office:value-type="float" office:value="39.6" calcext:value-type="float">
            <text:p>39,6</text:p>
          </table:table-cell>
          <table:table-cell table:style-name="ce16" table:formula="of:=[.L157]*[.P157]*4/100" office:value-type="float" office:value="93" calcext:value-type="float">
            <text:p>93</text:p>
          </table:table-cell>
          <table:table-cell table:style-name="ce16" table:formula="of:=[.L157]*[.O157]*9/100" office:value-type="float" office:value="47.25" calcext:value-type="float">
            <text:p>47,2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20" calcext:value-type="float">
            <text:p>120</text:p>
          </table:table-cell>
          <table:table-cell table:style-name="ce25" office:value-type="float" office:value="6.6" calcext:value-type="float">
            <text:p>6.6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15.5" calcext:value-type="float">
            <text:p>15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57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31" table:formula="of:=CONCATENATE(&quot;(alimento (id &quot;;[.B157];&quot;) (nombre &quot;;[.W157];&quot;) (grupo &quot;;[.E157];&quot;) (veces &quot;;[.F157];&quot;) (tipo &quot;;[.G157];&quot;)  (racion &quot;;[.L157];&quot;) (kcal &quot;;[.M157];&quot;) (proteinas &quot;;[.N157];&quot;) (grasas &quot;;[.O157];&quot;) (hidratos &quot;;[.P157];&quot;)(grasas-mono &quot;;[.Q157];&quot;) (desayuno &quot;;[.R157];&quot;) (almuerzo &quot;;[.S157];&quot;) (comida &quot;;[.T157];&quot;) (merienda &quot;;[.U157];&quot;) (cena &quot;;[.V157];&quot;))&quot;)" office:value-type="string" office:string-value="(alimento (id 156) (nombre lentejas-guisadas) (grupo 3) (veces 1) (tipo energeticos)  (racion 150) (kcal 120) (proteinas 6,6) (grasas 3,5) (hidratos 15,5)(grasas-mono 0) (desayuno no) (almuerzo no) (comida si) (merienda no) (cena si))" calcext:value-type="string">
            <text:p>(alimento (id 156) (nombre lentejas-guisadas) (grupo 3) (veces 1) (tipo energeticos) <text:s/>(racion 150) (kcal 120) (proteinas 6,6) (grasas 3,5) (hidratos 15,5)(grasas-mono 0) (desayuno no) (almuerzo no) (comida si) (merienda no) (cena si))</text:p>
          </table:table-cell>
          <table:table-cell table:formula="of:=SUBSTITUTE([.X157];&quot;,&quot;;&quot;.&quot;)" office:value-type="string" office:string-value="(alimento (id 156) (nombre lentejas-guisadas) (grupo 3) (veces 1) (tipo energeticos)  (racion 150) (kcal 120) (proteinas 6.6) (grasas 3.5) (hidratos 15.5)(grasas-mono 0) (desayuno no) (almuerzo no) (comida si) (merienda no) (cena si))" calcext:value-type="string">
            <text:p>(alimento (id 156) (nombre lentejas-guisadas) (grupo 3) (veces 1) (tipo energeticos) <text:s/>(racion 150) (kcal 120) (proteinas 6.6) (grasas 3.5) (hidratos 15.5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57" calcext:value-type="float">
            <text:p>157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Lentej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58]*[.M158]/100" office:value-type="float" office:value="120" calcext:value-type="float">
            <text:p>120</text:p>
          </table:table-cell>
          <table:table-cell table:style-name="ce16" table:formula="of:=[.L158]*[.N158]*4/100" office:value-type="float" office:value="26.4" calcext:value-type="float">
            <text:p>26,4</text:p>
          </table:table-cell>
          <table:table-cell table:style-name="ce16" table:formula="of:=[.L158]*[.P158]*4/100" office:value-type="float" office:value="62" calcext:value-type="float">
            <text:p>62</text:p>
          </table:table-cell>
          <table:table-cell table:style-name="ce16" table:formula="of:=[.L158]*[.O158]*9/100" office:value-type="float" office:value="31.5" calcext:value-type="float">
            <text:p>31,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20" calcext:value-type="float">
            <text:p>120</text:p>
          </table:table-cell>
          <table:table-cell table:style-name="ce25" office:value-type="float" office:value="6.6" calcext:value-type="float">
            <text:p>6.6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15.5" calcext:value-type="float">
            <text:p>15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58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31" table:formula="of:=CONCATENATE(&quot;(alimento (id &quot;;[.B158];&quot;) (nombre &quot;;[.W158];&quot;) (grupo &quot;;[.E158];&quot;) (veces &quot;;[.F158];&quot;) (tipo &quot;;[.G158];&quot;)  (racion &quot;;[.L158];&quot;) (kcal &quot;;[.M158];&quot;) (proteinas &quot;;[.N158];&quot;) (grasas &quot;;[.O158];&quot;) (hidratos &quot;;[.P158];&quot;)(grasas-mono &quot;;[.Q158];&quot;) (desayuno &quot;;[.R158];&quot;) (almuerzo &quot;;[.S158];&quot;) (comida &quot;;[.T158];&quot;) (merienda &quot;;[.U158];&quot;) (cena &quot;;[.V158];&quot;))&quot;)" office:value-type="string" office:string-value="(alimento (id 157) (nombre lentejas-guisadas) (grupo 3) (veces 1) (tipo energeticos)  (racion 100) (kcal 120) (proteinas 6,6) (grasas 3,5) (hidratos 15,5)(grasas-mono 0) (desayuno no) (almuerzo no) (comida si) (merienda no) (cena si))" calcext:value-type="string">
            <text:p>(alimento (id 157) (nombre lentejas-guisadas) (grupo 3) (veces 1) (tipo energeticos) <text:s/>(racion 100) (kcal 120) (proteinas 6,6) (grasas 3,5) (hidratos 15,5)(grasas-mono 0) (desayuno no) (almuerzo no) (comida si) (merienda no) (cena si))</text:p>
          </table:table-cell>
          <table:table-cell table:formula="of:=SUBSTITUTE([.X158];&quot;,&quot;;&quot;.&quot;)" office:value-type="string" office:string-value="(alimento (id 157) (nombre lentejas-guisadas) (grupo 3) (veces 1) (tipo energeticos)  (racion 100) (kcal 120) (proteinas 6.6) (grasas 3.5) (hidratos 15.5)(grasas-mono 0) (desayuno no) (almuerzo no) (comida si) (merienda no) (cena si))" calcext:value-type="string">
            <text:p>(alimento (id 157) (nombre lentejas-guisadas) (grupo 3) (veces 1) (tipo energeticos) <text:s/>(racion 100) (kcal 120) (proteinas 6.6) (grasas 3.5) (hidratos 15.5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58" calcext:value-type="float">
            <text:p>158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a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59]*[.M159]/100" office:value-type="float" office:value="106.5" calcext:value-type="float">
            <text:p>106,5</text:p>
          </table:table-cell>
          <table:table-cell table:style-name="ce16" table:formula="of:=[.L159]*[.N159]*4/100" office:value-type="float" office:value="8.7" calcext:value-type="float">
            <text:p>8,7</text:p>
          </table:table-cell>
          <table:table-cell table:style-name="ce16" table:formula="of:=[.L159]*[.P159]*4/100" office:value-type="float" office:value="95.1" calcext:value-type="float">
            <text:p>95,1</text:p>
          </table:table-cell>
          <table:table-cell table:style-name="ce16" table:formula="of:=[.L159]*[.O159]*9/100" office:value-type="float" office:value="2.025" calcext:value-type="float">
            <text:p>2,02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42" calcext:value-type="float">
            <text:p>142</text:p>
          </table:table-cell>
          <table:table-cell table:style-name="ce25" office:value-type="float" office:value="2.9" calcext:value-type="float">
            <text:p>2.9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31.7" calcext:value-type="float">
            <text:p>31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59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31" table:formula="of:=CONCATENATE(&quot;(alimento (id &quot;;[.B159];&quot;) (nombre &quot;;[.W159];&quot;) (grupo &quot;;[.E159];&quot;) (veces &quot;;[.F159];&quot;) (tipo &quot;;[.G159];&quot;)  (racion &quot;;[.L159];&quot;) (kcal &quot;;[.M159];&quot;) (proteinas &quot;;[.N159];&quot;) (grasas &quot;;[.O159];&quot;) (hidratos &quot;;[.P159];&quot;)(grasas-mono &quot;;[.Q159];&quot;) (desayuno &quot;;[.R159];&quot;) (almuerzo &quot;;[.S159];&quot;) (comida &quot;;[.T159];&quot;) (merienda &quot;;[.U159];&quot;) (cena &quot;;[.V159];&quot;))&quot;)" office:value-type="string" office:string-value="(alimento (id 158) (nombre patatas-asadas) (grupo 3) (veces 1) (tipo energeticos)  (racion 75) (kcal 142) (proteinas 2,9) (grasas 0,3) (hidratos 31,7)(grasas-mono 0) (desayuno no) (almuerzo no) (comida si) (merienda no) (cena si))" calcext:value-type="string">
            <text:p>(alimento (id 158) (nombre patatas-asadas) (grupo 3) (veces 1) (tipo energeticos) <text:s/>(racion 75) (kcal 142) (proteinas 2,9) (grasas 0,3) (hidratos 31,7)(grasas-mono 0) (desayuno no) (almuerzo no) (comida si) (merienda no) (cena si))</text:p>
          </table:table-cell>
          <table:table-cell table:formula="of:=SUBSTITUTE([.X159];&quot;,&quot;;&quot;.&quot;)" office:value-type="string" office:string-value="(alimento (id 158) (nombre patatas-asadas) (grupo 3) (veces 1) (tipo energeticos)  (racion 75) (kcal 142) (proteinas 2.9) (grasas 0.3) (hidratos 31.7)(grasas-mono 0) (desayuno no) (almuerzo no) (comida si) (merienda no) (cena si))" calcext:value-type="string">
            <text:p>(alimento (id 158) (nombre patatas-asadas) (grupo 3) (veces 1) (tipo energeticos) <text:s/>(racion 75) (kcal 142) (proteinas 2.9) (grasas 0.3) (hidratos 31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59" calcext:value-type="float">
            <text:p>159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a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60]*[.M160]/100" office:value-type="float" office:value="284" calcext:value-type="float">
            <text:p>284</text:p>
          </table:table-cell>
          <table:table-cell table:style-name="ce16" table:formula="of:=[.L160]*[.N160]*4/100" office:value-type="float" office:value="23.2" calcext:value-type="float">
            <text:p>23,2</text:p>
          </table:table-cell>
          <table:table-cell table:style-name="ce16" table:formula="of:=[.L160]*[.P160]*4/100" office:value-type="float" office:value="253.6" calcext:value-type="float">
            <text:p>253,6</text:p>
          </table:table-cell>
          <table:table-cell table:style-name="ce16" table:formula="of:=[.L160]*[.O160]*9/100" office:value-type="float" office:value="5.4" calcext:value-type="float">
            <text:p>5,4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42" calcext:value-type="float">
            <text:p>142</text:p>
          </table:table-cell>
          <table:table-cell table:style-name="ce25" office:value-type="float" office:value="2.9" calcext:value-type="float">
            <text:p>2.9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31.7" calcext:value-type="float">
            <text:p>31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0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31" table:formula="of:=CONCATENATE(&quot;(alimento (id &quot;;[.B160];&quot;) (nombre &quot;;[.W160];&quot;) (grupo &quot;;[.E160];&quot;) (veces &quot;;[.F160];&quot;) (tipo &quot;;[.G160];&quot;)  (racion &quot;;[.L160];&quot;) (kcal &quot;;[.M160];&quot;) (proteinas &quot;;[.N160];&quot;) (grasas &quot;;[.O160];&quot;) (hidratos &quot;;[.P160];&quot;)(grasas-mono &quot;;[.Q160];&quot;) (desayuno &quot;;[.R160];&quot;) (almuerzo &quot;;[.S160];&quot;) (comida &quot;;[.T160];&quot;) (merienda &quot;;[.U160];&quot;) (cena &quot;;[.V160];&quot;))&quot;)" office:value-type="string" office:string-value="(alimento (id 159) (nombre patatas-asadas) (grupo 3) (veces 1) (tipo energeticos)  (racion 200) (kcal 142) (proteinas 2,9) (grasas 0,3) (hidratos 31,7)(grasas-mono 0) (desayuno no) (almuerzo no) (comida si) (merienda no) (cena si))" calcext:value-type="string">
            <text:p>(alimento (id 159) (nombre patatas-asadas) (grupo 3) (veces 1) (tipo energeticos) <text:s/>(racion 200) (kcal 142) (proteinas 2,9) (grasas 0,3) (hidratos 31,7)(grasas-mono 0) (desayuno no) (almuerzo no) (comida si) (merienda no) (cena si))</text:p>
          </table:table-cell>
          <table:table-cell table:formula="of:=SUBSTITUTE([.X160];&quot;,&quot;;&quot;.&quot;)" office:value-type="string" office:string-value="(alimento (id 159) (nombre patatas-asadas) (grupo 3) (veces 1) (tipo energeticos)  (racion 200) (kcal 142) (proteinas 2.9) (grasas 0.3) (hidratos 31.7)(grasas-mono 0) (desayuno no) (almuerzo no) (comida si) (merienda no) (cena si))" calcext:value-type="string">
            <text:p>(alimento (id 159) (nombre patatas-asadas) (grupo 3) (veces 1) (tipo energeticos) <text:s/>(racion 200) (kcal 142) (proteinas 2.9) (grasas 0.3) (hidratos 31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60" calcext:value-type="float">
            <text:p>160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a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61]*[.M161]/100" office:value-type="float" office:value="248.5" calcext:value-type="float">
            <text:p>248,5</text:p>
          </table:table-cell>
          <table:table-cell table:style-name="ce16" table:formula="of:=[.L161]*[.N161]*4/100" office:value-type="float" office:value="20.3" calcext:value-type="float">
            <text:p>20,3</text:p>
          </table:table-cell>
          <table:table-cell table:style-name="ce16" table:formula="of:=[.L161]*[.P161]*4/100" office:value-type="float" office:value="221.9" calcext:value-type="float">
            <text:p>221,9</text:p>
          </table:table-cell>
          <table:table-cell table:style-name="ce16" table:formula="of:=[.L161]*[.O161]*9/100" office:value-type="float" office:value="4.725" calcext:value-type="float">
            <text:p>4,72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142" calcext:value-type="float">
            <text:p>142</text:p>
          </table:table-cell>
          <table:table-cell table:style-name="ce25" office:value-type="float" office:value="2.9" calcext:value-type="float">
            <text:p>2.9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31.7" calcext:value-type="float">
            <text:p>31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1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31" table:formula="of:=CONCATENATE(&quot;(alimento (id &quot;;[.B161];&quot;) (nombre &quot;;[.W161];&quot;) (grupo &quot;;[.E161];&quot;) (veces &quot;;[.F161];&quot;) (tipo &quot;;[.G161];&quot;)  (racion &quot;;[.L161];&quot;) (kcal &quot;;[.M161];&quot;) (proteinas &quot;;[.N161];&quot;) (grasas &quot;;[.O161];&quot;) (hidratos &quot;;[.P161];&quot;)(grasas-mono &quot;;[.Q161];&quot;) (desayuno &quot;;[.R161];&quot;) (almuerzo &quot;;[.S161];&quot;) (comida &quot;;[.T161];&quot;) (merienda &quot;;[.U161];&quot;) (cena &quot;;[.V161];&quot;))&quot;)" office:value-type="string" office:string-value="(alimento (id 160) (nombre patatas-asadas) (grupo 3) (veces 1) (tipo energeticos)  (racion 175) (kcal 142) (proteinas 2,9) (grasas 0,3) (hidratos 31,7)(grasas-mono 0) (desayuno no) (almuerzo no) (comida si) (merienda no) (cena si))" calcext:value-type="string">
            <text:p>(alimento (id 160) (nombre patatas-asadas) (grupo 3) (veces 1) (tipo energeticos) <text:s/>(racion 175) (kcal 142) (proteinas 2,9) (grasas 0,3) (hidratos 31,7)(grasas-mono 0) (desayuno no) (almuerzo no) (comida si) (merienda no) (cena si))</text:p>
          </table:table-cell>
          <table:table-cell table:formula="of:=SUBSTITUTE([.X161];&quot;,&quot;;&quot;.&quot;)" office:value-type="string" office:string-value="(alimento (id 160) (nombre patatas-asadas) (grupo 3) (veces 1) (tipo energeticos)  (racion 175) (kcal 142) (proteinas 2.9) (grasas 0.3) (hidratos 31.7)(grasas-mono 0) (desayuno no) (almuerzo no) (comida si) (merienda no) (cena si))" calcext:value-type="string">
            <text:p>(alimento (id 160) (nombre patatas-asadas) (grupo 3) (veces 1) (tipo energeticos) <text:s/>(racion 175) (kcal 142) (proteinas 2.9) (grasas 0.3) (hidratos 31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61" calcext:value-type="float">
            <text:p>161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a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62]*[.M162]/100" office:value-type="float" office:value="142" calcext:value-type="float">
            <text:p>142</text:p>
          </table:table-cell>
          <table:table-cell table:style-name="ce16" table:formula="of:=[.L162]*[.N162]*4/100" office:value-type="float" office:value="11.6" calcext:value-type="float">
            <text:p>11,6</text:p>
          </table:table-cell>
          <table:table-cell table:style-name="ce16" table:formula="of:=[.L162]*[.P162]*4/100" office:value-type="float" office:value="126.8" calcext:value-type="float">
            <text:p>126,8</text:p>
          </table:table-cell>
          <table:table-cell table:style-name="ce16" table:formula="of:=[.L162]*[.O162]*9/100" office:value-type="float" office:value="2.7" calcext:value-type="float">
            <text:p>2,7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42" calcext:value-type="float">
            <text:p>142</text:p>
          </table:table-cell>
          <table:table-cell table:style-name="ce25" office:value-type="float" office:value="2.9" calcext:value-type="float">
            <text:p>2.9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31.7" calcext:value-type="float">
            <text:p>31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2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31" table:formula="of:=CONCATENATE(&quot;(alimento (id &quot;;[.B162];&quot;) (nombre &quot;;[.W162];&quot;) (grupo &quot;;[.E162];&quot;) (veces &quot;;[.F162];&quot;) (tipo &quot;;[.G162];&quot;)  (racion &quot;;[.L162];&quot;) (kcal &quot;;[.M162];&quot;) (proteinas &quot;;[.N162];&quot;) (grasas &quot;;[.O162];&quot;) (hidratos &quot;;[.P162];&quot;)(grasas-mono &quot;;[.Q162];&quot;) (desayuno &quot;;[.R162];&quot;) (almuerzo &quot;;[.S162];&quot;) (comida &quot;;[.T162];&quot;) (merienda &quot;;[.U162];&quot;) (cena &quot;;[.V162];&quot;))&quot;)" office:value-type="string" office:string-value="(alimento (id 161) (nombre patatas-asadas) (grupo 3) (veces 1) (tipo energeticos)  (racion 100) (kcal 142) (proteinas 2,9) (grasas 0,3) (hidratos 31,7)(grasas-mono 0) (desayuno no) (almuerzo no) (comida si) (merienda no) (cena si))" calcext:value-type="string">
            <text:p>(alimento (id 161) (nombre patatas-asadas) (grupo 3) (veces 1) (tipo energeticos) <text:s/>(racion 100) (kcal 142) (proteinas 2,9) (grasas 0,3) (hidratos 31,7)(grasas-mono 0) (desayuno no) (almuerzo no) (comida si) (merienda no) (cena si))</text:p>
          </table:table-cell>
          <table:table-cell table:formula="of:=SUBSTITUTE([.X162];&quot;,&quot;;&quot;.&quot;)" office:value-type="string" office:string-value="(alimento (id 161) (nombre patatas-asadas) (grupo 3) (veces 1) (tipo energeticos)  (racion 100) (kcal 142) (proteinas 2.9) (grasas 0.3) (hidratos 31.7)(grasas-mono 0) (desayuno no) (almuerzo no) (comida si) (merienda no) (cena si))" calcext:value-type="string">
            <text:p>(alimento (id 161) (nombre patatas-asadas) (grupo 3) (veces 1) (tipo energeticos) <text:s/>(racion 100) (kcal 142) (proteinas 2.9) (grasas 0.3) (hidratos 31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62" calcext:value-type="float">
            <text:p>162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a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63]*[.M163]/100" office:value-type="float" office:value="213" calcext:value-type="float">
            <text:p>213</text:p>
          </table:table-cell>
          <table:table-cell table:style-name="ce16" table:formula="of:=[.L163]*[.N163]*4/100" office:value-type="float" office:value="17.4" calcext:value-type="float">
            <text:p>17,4</text:p>
          </table:table-cell>
          <table:table-cell table:style-name="ce16" table:formula="of:=[.L163]*[.P163]*4/100" office:value-type="float" office:value="190.2" calcext:value-type="float">
            <text:p>190,2</text:p>
          </table:table-cell>
          <table:table-cell table:style-name="ce16" table:formula="of:=[.L163]*[.O163]*9/100" office:value-type="float" office:value="4.05" calcext:value-type="float">
            <text:p>4,0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42" calcext:value-type="float">
            <text:p>142</text:p>
          </table:table-cell>
          <table:table-cell table:style-name="ce25" office:value-type="float" office:value="2.9" calcext:value-type="float">
            <text:p>2.9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31.7" calcext:value-type="float">
            <text:p>31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3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31" table:formula="of:=CONCATENATE(&quot;(alimento (id &quot;;[.B163];&quot;) (nombre &quot;;[.W163];&quot;) (grupo &quot;;[.E163];&quot;) (veces &quot;;[.F163];&quot;) (tipo &quot;;[.G163];&quot;)  (racion &quot;;[.L163];&quot;) (kcal &quot;;[.M163];&quot;) (proteinas &quot;;[.N163];&quot;) (grasas &quot;;[.O163];&quot;) (hidratos &quot;;[.P163];&quot;)(grasas-mono &quot;;[.Q163];&quot;) (desayuno &quot;;[.R163];&quot;) (almuerzo &quot;;[.S163];&quot;) (comida &quot;;[.T163];&quot;) (merienda &quot;;[.U163];&quot;) (cena &quot;;[.V163];&quot;))&quot;)" office:value-type="string" office:string-value="(alimento (id 162) (nombre patatas-asadas) (grupo 3) (veces 1) (tipo energeticos)  (racion 150) (kcal 142) (proteinas 2,9) (grasas 0,3) (hidratos 31,7)(grasas-mono 0) (desayuno no) (almuerzo no) (comida si) (merienda no) (cena si))" calcext:value-type="string">
            <text:p>(alimento (id 162) (nombre patatas-asadas) (grupo 3) (veces 1) (tipo energeticos) <text:s/>(racion 150) (kcal 142) (proteinas 2,9) (grasas 0,3) (hidratos 31,7)(grasas-mono 0) (desayuno no) (almuerzo no) (comida si) (merienda no) (cena si))</text:p>
          </table:table-cell>
          <table:table-cell table:formula="of:=SUBSTITUTE([.X163];&quot;,&quot;;&quot;.&quot;)" office:value-type="string" office:string-value="(alimento (id 162) (nombre patatas-asadas) (grupo 3) (veces 1) (tipo energeticos)  (racion 150) (kcal 142) (proteinas 2.9) (grasas 0.3) (hidratos 31.7)(grasas-mono 0) (desayuno no) (almuerzo no) (comida si) (merienda no) (cena si))" calcext:value-type="string">
            <text:p>(alimento (id 162) (nombre patatas-asadas) (grupo 3) (veces 1) (tipo energeticos) <text:s/>(racion 150) (kcal 142) (proteinas 2.9) (grasas 0.3) (hidratos 31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63" calcext:value-type="float">
            <text:p>163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a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64]*[.M164]/100" office:value-type="float" office:value="71" calcext:value-type="float">
            <text:p>71</text:p>
          </table:table-cell>
          <table:table-cell table:style-name="ce16" table:formula="of:=[.L164]*[.N164]*4/100" office:value-type="float" office:value="5.8" calcext:value-type="float">
            <text:p>5,8</text:p>
          </table:table-cell>
          <table:table-cell table:style-name="ce16" table:formula="of:=[.L164]*[.P164]*4/100" office:value-type="float" office:value="63.4" calcext:value-type="float">
            <text:p>63,4</text:p>
          </table:table-cell>
          <table:table-cell table:style-name="ce16" table:formula="of:=[.L164]*[.O164]*9/100" office:value-type="float" office:value="1.35" calcext:value-type="float">
            <text:p>1,3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42" calcext:value-type="float">
            <text:p>142</text:p>
          </table:table-cell>
          <table:table-cell table:style-name="ce25" office:value-type="float" office:value="2.9" calcext:value-type="float">
            <text:p>2.9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31.7" calcext:value-type="float">
            <text:p>31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4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31" table:formula="of:=CONCATENATE(&quot;(alimento (id &quot;;[.B164];&quot;) (nombre &quot;;[.W164];&quot;) (grupo &quot;;[.E164];&quot;) (veces &quot;;[.F164];&quot;) (tipo &quot;;[.G164];&quot;)  (racion &quot;;[.L164];&quot;) (kcal &quot;;[.M164];&quot;) (proteinas &quot;;[.N164];&quot;) (grasas &quot;;[.O164];&quot;) (hidratos &quot;;[.P164];&quot;)(grasas-mono &quot;;[.Q164];&quot;) (desayuno &quot;;[.R164];&quot;) (almuerzo &quot;;[.S164];&quot;) (comida &quot;;[.T164];&quot;) (merienda &quot;;[.U164];&quot;) (cena &quot;;[.V164];&quot;))&quot;)" office:value-type="string" office:string-value="(alimento (id 163) (nombre patatas-asadas) (grupo 3) (veces 1) (tipo energeticos)  (racion 50) (kcal 142) (proteinas 2,9) (grasas 0,3) (hidratos 31,7)(grasas-mono 0) (desayuno no) (almuerzo no) (comida si) (merienda no) (cena si))" calcext:value-type="string">
            <text:p>(alimento (id 163) (nombre patatas-asadas) (grupo 3) (veces 1) (tipo energeticos) <text:s/>(racion 50) (kcal 142) (proteinas 2,9) (grasas 0,3) (hidratos 31,7)(grasas-mono 0) (desayuno no) (almuerzo no) (comida si) (merienda no) (cena si))</text:p>
          </table:table-cell>
          <table:table-cell table:formula="of:=SUBSTITUTE([.X164];&quot;,&quot;;&quot;.&quot;)" office:value-type="string" office:string-value="(alimento (id 163) (nombre patatas-asadas) (grupo 3) (veces 1) (tipo energeticos)  (racion 50) (kcal 142) (proteinas 2.9) (grasas 0.3) (hidratos 31.7)(grasas-mono 0) (desayuno no) (almuerzo no) (comida si) (merienda no) (cena si))" calcext:value-type="string">
            <text:p>(alimento (id 163) (nombre patatas-asadas) (grupo 3) (veces 1) (tipo energeticos) <text:s/>(racion 50) (kcal 142) (proteinas 2.9) (grasas 0.3) (hidratos 31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64" calcext:value-type="float">
            <text:p>164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a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65]*[.M165]/100" office:value-type="float" office:value="85.2" calcext:value-type="float">
            <text:p>85,2</text:p>
          </table:table-cell>
          <table:table-cell table:style-name="ce16" table:formula="of:=[.L165]*[.N165]*4/100" office:value-type="float" office:value="6.96" calcext:value-type="float">
            <text:p>6,96</text:p>
          </table:table-cell>
          <table:table-cell table:style-name="ce16" table:formula="of:=[.L165]*[.P165]*4/100" office:value-type="float" office:value="76.08" calcext:value-type="float">
            <text:p>76,08</text:p>
          </table:table-cell>
          <table:table-cell table:style-name="ce16" table:formula="of:=[.L165]*[.O165]*9/100" office:value-type="float" office:value="1.62" calcext:value-type="float">
            <text:p>1,62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142" calcext:value-type="float">
            <text:p>142</text:p>
          </table:table-cell>
          <table:table-cell table:style-name="ce25" office:value-type="float" office:value="2.9" calcext:value-type="float">
            <text:p>2.9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31.7" calcext:value-type="float">
            <text:p>31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5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31" table:formula="of:=CONCATENATE(&quot;(alimento (id &quot;;[.B165];&quot;) (nombre &quot;;[.W165];&quot;) (grupo &quot;;[.E165];&quot;) (veces &quot;;[.F165];&quot;) (tipo &quot;;[.G165];&quot;)  (racion &quot;;[.L165];&quot;) (kcal &quot;;[.M165];&quot;) (proteinas &quot;;[.N165];&quot;) (grasas &quot;;[.O165];&quot;) (hidratos &quot;;[.P165];&quot;)(grasas-mono &quot;;[.Q165];&quot;) (desayuno &quot;;[.R165];&quot;) (almuerzo &quot;;[.S165];&quot;) (comida &quot;;[.T165];&quot;) (merienda &quot;;[.U165];&quot;) (cena &quot;;[.V165];&quot;))&quot;)" office:value-type="string" office:string-value="(alimento (id 164) (nombre patatas-asadas) (grupo 3) (veces 1) (tipo energeticos)  (racion 60) (kcal 142) (proteinas 2,9) (grasas 0,3) (hidratos 31,7)(grasas-mono 0) (desayuno no) (almuerzo no) (comida si) (merienda no) (cena si))" calcext:value-type="string">
            <text:p>(alimento (id 164) (nombre patatas-asadas) (grupo 3) (veces 1) (tipo energeticos) <text:s/>(racion 60) (kcal 142) (proteinas 2,9) (grasas 0,3) (hidratos 31,7)(grasas-mono 0) (desayuno no) (almuerzo no) (comida si) (merienda no) (cena si))</text:p>
          </table:table-cell>
          <table:table-cell table:formula="of:=SUBSTITUTE([.X165];&quot;,&quot;;&quot;.&quot;)" office:value-type="string" office:string-value="(alimento (id 164) (nombre patatas-asadas) (grupo 3) (veces 1) (tipo energeticos)  (racion 60) (kcal 142) (proteinas 2.9) (grasas 0.3) (hidratos 31.7)(grasas-mono 0) (desayuno no) (almuerzo no) (comida si) (merienda no) (cena si))" calcext:value-type="string">
            <text:p>(alimento (id 164) (nombre patatas-asadas) (grupo 3) (veces 1) (tipo energeticos) <text:s/>(racion 60) (kcal 142) (proteinas 2.9) (grasas 0.3) (hidratos 31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65" calcext:value-type="float">
            <text:p>165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asadas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166]*[.M166]/100" office:value-type="float" office:value="56.8" calcext:value-type="float">
            <text:p>56,8</text:p>
          </table:table-cell>
          <table:table-cell table:style-name="ce16" table:formula="of:=[.L166]*[.N166]*4/100" office:value-type="float" office:value="4.64" calcext:value-type="float">
            <text:p>4,64</text:p>
          </table:table-cell>
          <table:table-cell table:style-name="ce16" table:formula="of:=[.L166]*[.P166]*4/100" office:value-type="float" office:value="50.72" calcext:value-type="float">
            <text:p>50,72</text:p>
          </table:table-cell>
          <table:table-cell table:style-name="ce16" table:formula="of:=[.L166]*[.O166]*9/100" office:value-type="float" office:value="1.08" calcext:value-type="float">
            <text:p>1,0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42" calcext:value-type="float">
            <text:p>142</text:p>
          </table:table-cell>
          <table:table-cell table:style-name="ce25" office:value-type="float" office:value="2.9" calcext:value-type="float">
            <text:p>2.9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31.7" calcext:value-type="float">
            <text:p>31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6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31" table:formula="of:=CONCATENATE(&quot;(alimento (id &quot;;[.B166];&quot;) (nombre &quot;;[.W166];&quot;) (grupo &quot;;[.E166];&quot;) (veces &quot;;[.F166];&quot;) (tipo &quot;;[.G166];&quot;)  (racion &quot;;[.L166];&quot;) (kcal &quot;;[.M166];&quot;) (proteinas &quot;;[.N166];&quot;) (grasas &quot;;[.O166];&quot;) (hidratos &quot;;[.P166];&quot;)(grasas-mono &quot;;[.Q166];&quot;) (desayuno &quot;;[.R166];&quot;) (almuerzo &quot;;[.S166];&quot;) (comida &quot;;[.T166];&quot;) (merienda &quot;;[.U166];&quot;) (cena &quot;;[.V166];&quot;))&quot;)" office:value-type="string" office:string-value="(alimento (id 165) (nombre patatas-asadas) (grupo 3) (veces 1) (tipo energeticos)  (racion 40) (kcal 142) (proteinas 2,9) (grasas 0,3) (hidratos 31,7)(grasas-mono 0) (desayuno no) (almuerzo no) (comida si) (merienda no) (cena si))" calcext:value-type="string">
            <text:p>(alimento (id 165) (nombre patatas-asadas) (grupo 3) (veces 1) (tipo energeticos) <text:s/>(racion 40) (kcal 142) (proteinas 2,9) (grasas 0,3) (hidratos 31,7)(grasas-mono 0) (desayuno no) (almuerzo no) (comida si) (merienda no) (cena si))</text:p>
          </table:table-cell>
          <table:table-cell table:formula="of:=SUBSTITUTE([.X166];&quot;,&quot;;&quot;.&quot;)" office:value-type="string" office:string-value="(alimento (id 165) (nombre patatas-asadas) (grupo 3) (veces 1) (tipo energeticos)  (racion 40) (kcal 142) (proteinas 2.9) (grasas 0.3) (hidratos 31.7)(grasas-mono 0) (desayuno no) (almuerzo no) (comida si) (merienda no) (cena si))" calcext:value-type="string">
            <text:p>(alimento (id 165) (nombre patatas-asadas) (grupo 3) (veces 1) (tipo energeticos) <text:s/>(racion 40) (kcal 142) (proteinas 2.9) (grasas 0.3) (hidratos 31.7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66" calcext:value-type="float">
            <text:p>166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celg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67]*[.M167]/100" office:value-type="float" office:value="75" calcext:value-type="float">
            <text:p>75</text:p>
          </table:table-cell>
          <table:table-cell table:style-name="ce16" table:formula="of:=[.L167]*[.N167]*4/100" office:value-type="float" office:value="28.8" calcext:value-type="float">
            <text:p>28,8</text:p>
          </table:table-cell>
          <table:table-cell table:style-name="ce16" table:formula="of:=[.L167]*[.P167]*4/100" office:value-type="float" office:value="55.2" calcext:value-type="float">
            <text:p>55,2</text:p>
          </table:table-cell>
          <table:table-cell table:style-name="ce16" table:formula="of:=[.L167]*[.O167]*9/100" office:value-type="float" office:value="8.1" calcext:value-type="float">
            <text:p>8,1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5" calcext:value-type="float">
            <text:p>25</text:p>
          </table:table-cell>
          <table:table-cell table:style-name="ce25" office:value-type="float" office:value="2.4" calcext:value-type="float">
            <text:p>2.4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4.6" calcext:value-type="float">
            <text:p>4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7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31" table:formula="of:=CONCATENATE(&quot;(alimento (id &quot;;[.B167];&quot;) (nombre &quot;;[.W167];&quot;) (grupo &quot;;[.E167];&quot;) (veces &quot;;[.F167];&quot;) (tipo &quot;;[.G167];&quot;)  (racion &quot;;[.L167];&quot;) (kcal &quot;;[.M167];&quot;) (proteinas &quot;;[.N167];&quot;) (grasas &quot;;[.O167];&quot;) (hidratos &quot;;[.P167];&quot;)(grasas-mono &quot;;[.Q167];&quot;) (desayuno &quot;;[.R167];&quot;) (almuerzo &quot;;[.S167];&quot;) (comida &quot;;[.T167];&quot;) (merienda &quot;;[.U167];&quot;) (cena &quot;;[.V167];&quot;))&quot;)" office:value-type="string" office:string-value="(alimento (id 166) (nombre acelga) (grupo 4) (veces 1) (tipo reguladores)  (racion 300) (kcal 25) (proteinas 2,4) (grasas 0,3) (hidratos 4,6)(grasas-mono 0) (desayuno no) (almuerzo no) (comida si) (merienda no) (cena si))" calcext:value-type="string">
            <text:p>(alimento (id 166) (nombre acelga) (grupo 4) (veces 1) (tipo reguladores) <text:s/>(racion 300) (kcal 25) (proteinas 2,4) (grasas 0,3) (hidratos 4,6)(grasas-mono 0) (desayuno no) (almuerzo no) (comida si) (merienda no) (cena si))</text:p>
          </table:table-cell>
          <table:table-cell table:formula="of:=SUBSTITUTE([.X167];&quot;,&quot;;&quot;.&quot;)" office:value-type="string" office:string-value="(alimento (id 166) (nombre acelga) (grupo 4) (veces 1) (tipo reguladores)  (racion 300) (kcal 25) (proteinas 2.4) (grasas 0.3) (hidratos 4.6)(grasas-mono 0) (desayuno no) (almuerzo no) (comida si) (merienda no) (cena si))" calcext:value-type="string">
            <text:p>(alimento (id 166) (nombre acelga) (grupo 4) (veces 1) (tipo reguladores) <text:s/>(racion 300) (kcal 25) (proteinas 2.4) (grasas 0.3) (hidratos 4.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67" calcext:value-type="float">
            <text:p>167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celg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68]*[.M168]/100" office:value-type="float" office:value="62.5" calcext:value-type="float">
            <text:p>62,5</text:p>
          </table:table-cell>
          <table:table-cell table:style-name="ce16" table:formula="of:=[.L168]*[.N168]*4/100" office:value-type="float" office:value="24" calcext:value-type="float">
            <text:p>24</text:p>
          </table:table-cell>
          <table:table-cell table:style-name="ce16" table:formula="of:=[.L168]*[.P168]*4/100" office:value-type="float" office:value="46" calcext:value-type="float">
            <text:p>46</text:p>
          </table:table-cell>
          <table:table-cell table:style-name="ce16" table:formula="of:=[.L168]*[.O168]*9/100" office:value-type="float" office:value="6.75" calcext:value-type="float">
            <text:p>6,75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25" calcext:value-type="float">
            <text:p>25</text:p>
          </table:table-cell>
          <table:table-cell table:style-name="ce25" office:value-type="float" office:value="2.4" calcext:value-type="float">
            <text:p>2.4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4.6" calcext:value-type="float">
            <text:p>4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8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31" table:formula="of:=CONCATENATE(&quot;(alimento (id &quot;;[.B168];&quot;) (nombre &quot;;[.W168];&quot;) (grupo &quot;;[.E168];&quot;) (veces &quot;;[.F168];&quot;) (tipo &quot;;[.G168];&quot;)  (racion &quot;;[.L168];&quot;) (kcal &quot;;[.M168];&quot;) (proteinas &quot;;[.N168];&quot;) (grasas &quot;;[.O168];&quot;) (hidratos &quot;;[.P168];&quot;)(grasas-mono &quot;;[.Q168];&quot;) (desayuno &quot;;[.R168];&quot;) (almuerzo &quot;;[.S168];&quot;) (comida &quot;;[.T168];&quot;) (merienda &quot;;[.U168];&quot;) (cena &quot;;[.V168];&quot;))&quot;)" office:value-type="string" office:string-value="(alimento (id 167) (nombre acelga) (grupo 4) (veces 1) (tipo reguladores)  (racion 250) (kcal 25) (proteinas 2,4) (grasas 0,3) (hidratos 4,6)(grasas-mono 0) (desayuno no) (almuerzo no) (comida si) (merienda no) (cena si))" calcext:value-type="string">
            <text:p>(alimento (id 167) (nombre acelga) (grupo 4) (veces 1) (tipo reguladores) <text:s/>(racion 250) (kcal 25) (proteinas 2,4) (grasas 0,3) (hidratos 4,6)(grasas-mono 0) (desayuno no) (almuerzo no) (comida si) (merienda no) (cena si))</text:p>
          </table:table-cell>
          <table:table-cell table:formula="of:=SUBSTITUTE([.X168];&quot;,&quot;;&quot;.&quot;)" office:value-type="string" office:string-value="(alimento (id 167) (nombre acelga) (grupo 4) (veces 1) (tipo reguladores)  (racion 250) (kcal 25) (proteinas 2.4) (grasas 0.3) (hidratos 4.6)(grasas-mono 0) (desayuno no) (almuerzo no) (comida si) (merienda no) (cena si))" calcext:value-type="string">
            <text:p>(alimento (id 167) (nombre acelga) (grupo 4) (veces 1) (tipo reguladores) <text:s/>(racion 250) (kcal 25) (proteinas 2.4) (grasas 0.3) (hidratos 4.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68" calcext:value-type="float">
            <text:p>168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celg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69]*[.M169]/100" office:value-type="float" office:value="50" calcext:value-type="float">
            <text:p>50</text:p>
          </table:table-cell>
          <table:table-cell table:style-name="ce16" table:formula="of:=[.L169]*[.N169]*4/100" office:value-type="float" office:value="19.2" calcext:value-type="float">
            <text:p>19,2</text:p>
          </table:table-cell>
          <table:table-cell table:style-name="ce16" table:formula="of:=[.L169]*[.P169]*4/100" office:value-type="float" office:value="36.8" calcext:value-type="float">
            <text:p>36,8</text:p>
          </table:table-cell>
          <table:table-cell table:style-name="ce16" table:formula="of:=[.L169]*[.O169]*9/100" office:value-type="float" office:value="5.4" calcext:value-type="float">
            <text:p>5,4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5" calcext:value-type="float">
            <text:p>25</text:p>
          </table:table-cell>
          <table:table-cell table:style-name="ce25" office:value-type="float" office:value="2.4" calcext:value-type="float">
            <text:p>2.4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4.6" calcext:value-type="float">
            <text:p>4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9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31" table:formula="of:=CONCATENATE(&quot;(alimento (id &quot;;[.B169];&quot;) (nombre &quot;;[.W169];&quot;) (grupo &quot;;[.E169];&quot;) (veces &quot;;[.F169];&quot;) (tipo &quot;;[.G169];&quot;)  (racion &quot;;[.L169];&quot;) (kcal &quot;;[.M169];&quot;) (proteinas &quot;;[.N169];&quot;) (grasas &quot;;[.O169];&quot;) (hidratos &quot;;[.P169];&quot;)(grasas-mono &quot;;[.Q169];&quot;) (desayuno &quot;;[.R169];&quot;) (almuerzo &quot;;[.S169];&quot;) (comida &quot;;[.T169];&quot;) (merienda &quot;;[.U169];&quot;) (cena &quot;;[.V169];&quot;))&quot;)" office:value-type="string" office:string-value="(alimento (id 168) (nombre acelga) (grupo 4) (veces 1) (tipo reguladores)  (racion 200) (kcal 25) (proteinas 2,4) (grasas 0,3) (hidratos 4,6)(grasas-mono 0) (desayuno no) (almuerzo no) (comida si) (merienda no) (cena si))" calcext:value-type="string">
            <text:p>(alimento (id 168) (nombre acelga) (grupo 4) (veces 1) (tipo reguladores) <text:s/>(racion 200) (kcal 25) (proteinas 2,4) (grasas 0,3) (hidratos 4,6)(grasas-mono 0) (desayuno no) (almuerzo no) (comida si) (merienda no) (cena si))</text:p>
          </table:table-cell>
          <table:table-cell table:formula="of:=SUBSTITUTE([.X169];&quot;,&quot;;&quot;.&quot;)" office:value-type="string" office:string-value="(alimento (id 168) (nombre acelga) (grupo 4) (veces 1) (tipo reguladores)  (racion 200) (kcal 25) (proteinas 2.4) (grasas 0.3) (hidratos 4.6)(grasas-mono 0) (desayuno no) (almuerzo no) (comida si) (merienda no) (cena si))" calcext:value-type="string">
            <text:p>(alimento (id 168) (nombre acelga) (grupo 4) (veces 1) (tipo reguladores) <text:s/>(racion 200) (kcal 25) (proteinas 2.4) (grasas 0.3) (hidratos 4.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69" calcext:value-type="float">
            <text:p>169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celg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70]*[.M170]/100" office:value-type="float" office:value="37.5" calcext:value-type="float">
            <text:p>37,5</text:p>
          </table:table-cell>
          <table:table-cell table:style-name="ce16" table:formula="of:=[.L170]*[.N170]*4/100" office:value-type="float" office:value="14.4" calcext:value-type="float">
            <text:p>14,4</text:p>
          </table:table-cell>
          <table:table-cell table:style-name="ce16" table:formula="of:=[.L170]*[.P170]*4/100" office:value-type="float" office:value="27.6" calcext:value-type="float">
            <text:p>27,6</text:p>
          </table:table-cell>
          <table:table-cell table:style-name="ce16" table:formula="of:=[.L170]*[.O170]*9/100" office:value-type="float" office:value="4.05" calcext:value-type="float">
            <text:p>4,0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25" calcext:value-type="float">
            <text:p>25</text:p>
          </table:table-cell>
          <table:table-cell table:style-name="ce25" office:value-type="float" office:value="2.4" calcext:value-type="float">
            <text:p>2.4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4.6" calcext:value-type="float">
            <text:p>4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0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31" table:formula="of:=CONCATENATE(&quot;(alimento (id &quot;;[.B170];&quot;) (nombre &quot;;[.W170];&quot;) (grupo &quot;;[.E170];&quot;) (veces &quot;;[.F170];&quot;) (tipo &quot;;[.G170];&quot;)  (racion &quot;;[.L170];&quot;) (kcal &quot;;[.M170];&quot;) (proteinas &quot;;[.N170];&quot;) (grasas &quot;;[.O170];&quot;) (hidratos &quot;;[.P170];&quot;)(grasas-mono &quot;;[.Q170];&quot;) (desayuno &quot;;[.R170];&quot;) (almuerzo &quot;;[.S170];&quot;) (comida &quot;;[.T170];&quot;) (merienda &quot;;[.U170];&quot;) (cena &quot;;[.V170];&quot;))&quot;)" office:value-type="string" office:string-value="(alimento (id 169) (nombre acelga) (grupo 4) (veces 1) (tipo reguladores)  (racion 150) (kcal 25) (proteinas 2,4) (grasas 0,3) (hidratos 4,6)(grasas-mono 0) (desayuno no) (almuerzo no) (comida si) (merienda no) (cena si))" calcext:value-type="string">
            <text:p>(alimento (id 169) (nombre acelga) (grupo 4) (veces 1) (tipo reguladores) <text:s/>(racion 150) (kcal 25) (proteinas 2,4) (grasas 0,3) (hidratos 4,6)(grasas-mono 0) (desayuno no) (almuerzo no) (comida si) (merienda no) (cena si))</text:p>
          </table:table-cell>
          <table:table-cell table:formula="of:=SUBSTITUTE([.X170];&quot;,&quot;;&quot;.&quot;)" office:value-type="string" office:string-value="(alimento (id 169) (nombre acelga) (grupo 4) (veces 1) (tipo reguladores)  (racion 150) (kcal 25) (proteinas 2.4) (grasas 0.3) (hidratos 4.6)(grasas-mono 0) (desayuno no) (almuerzo no) (comida si) (merienda no) (cena si))" calcext:value-type="string">
            <text:p>(alimento (id 169) (nombre acelga) (grupo 4) (veces 1) (tipo reguladores) <text:s/>(racion 150) (kcal 25) (proteinas 2.4) (grasas 0.3) (hidratos 4.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string" calcext:value-type="string">
            <text:p>Verduras y hortalizas</text:p>
          </table:table-cell>
          <table:table-cell table:style-name="ce14" office:value-type="string" calcext:value-type="string">
            <text:p>Acelga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>
            <text:p>reguladores</text:p>
          </table:table-cell>
          <table:table-cell table:style-name="ce14" table:formula="of:=[.L171]*[.M171]/100" office:value-type="float" office:value="25" calcext:value-type="float">
            <text:p>25</text:p>
          </table:table-cell>
          <table:table-cell table:style-name="ce16" table:formula="of:=[.L171]*[.N171]*4/100" office:value-type="float" office:value="9.6" calcext:value-type="float">
            <text:p>9,6</text:p>
          </table:table-cell>
          <table:table-cell table:style-name="ce16" table:formula="of:=[.L171]*[.P171]*4/100" office:value-type="float" office:value="18.4" calcext:value-type="float">
            <text:p>18,4</text:p>
          </table:table-cell>
          <table:table-cell table:style-name="ce16" table:formula="of:=[.L171]*[.O171]*9/100" office:value-type="float" office:value="2.7" calcext:value-type="float">
            <text:p>2,7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25" calcext:value-type="float">
            <text:p>25</text:p>
          </table:table-cell>
          <table:table-cell table:style-name="ce24" office:value-type="float" office:value="2.4" calcext:value-type="float">
            <text:p>2.4</text:p>
          </table:table-cell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4.6" calcext:value-type="float">
            <text:p>4.6</text:p>
          </table:table-cell>
          <table:table-cell table:style-name="ce24" office:value-type="float" office:value="0" calcext:value-type="float">
            <text:p>0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style-name="ce12" table:formula="of:=SUBSTITUTE(SUBSTITUTE(SUBSTITUTE(SUBSTITUTE(SUBSTITUTE(SUBSTITUTE(LOWER([.D171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31" table:formula="of:=CONCATENATE(&quot;(alimento (id &quot;;[.B171];&quot;) (nombre &quot;;[.W171];&quot;) (grupo &quot;;[.E171];&quot;) (veces &quot;;[.F171];&quot;) (tipo &quot;;[.G171];&quot;)  (racion &quot;;[.L171];&quot;) (kcal &quot;;[.M171];&quot;) (proteinas &quot;;[.N171];&quot;) (grasas &quot;;[.O171];&quot;) (hidratos &quot;;[.P171];&quot;)(grasas-mono &quot;;[.Q171];&quot;) (desayuno &quot;;[.R171];&quot;) (almuerzo &quot;;[.S171];&quot;) (comida &quot;;[.T171];&quot;) (merienda &quot;;[.U171];&quot;) (cena &quot;;[.V171];&quot;))&quot;)" office:value-type="string" office:string-value="(alimento (id 170) (nombre acelga) (grupo 4) (veces 1) (tipo reguladores)  (racion 100) (kcal 25) (proteinas 2,4) (grasas 0,3) (hidratos 4,6)(grasas-mono 0) (desayuno no) (almuerzo no) (comida si) (merienda no) (cena si))" calcext:value-type="string">
            <text:p>(alimento (id 170) (nombre acelga) (grupo 4) (veces 1) (tipo reguladores) <text:s/>(racion 100) (kcal 25) (proteinas 2,4) (grasas 0,3) (hidratos 4,6)(grasas-mono 0) (desayuno no) (almuerzo no) (comida si) (merienda no) (cena si))</text:p>
          </table:table-cell>
          <table:table-cell table:style-name="ce12" table:formula="of:=SUBSTITUTE([.X171];&quot;,&quot;;&quot;.&quot;)" office:value-type="string" office:string-value="(alimento (id 170) (nombre acelga) (grupo 4) (veces 1) (tipo reguladores)  (racion 100) (kcal 25) (proteinas 2.4) (grasas 0.3) (hidratos 4.6)(grasas-mono 0) (desayuno no) (almuerzo no) (comida si) (merienda no) (cena si))" calcext:value-type="string">
            <text:p>(alimento (id 170) (nombre acelga) (grupo 4) (veces 1) (tipo reguladores) <text:s/>(racion 100) (kcal 25) (proteinas 2.4) (grasas 0.3) (hidratos 4.6)(grasas-mono 0) (desayuno no) (almuerzo no) (comida si) (merienda no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171" calcext:value-type="float">
            <text:p>171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Lechug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72]*[.M172]/100" office:value-type="float" office:value="57" calcext:value-type="float">
            <text:p>57</text:p>
          </table:table-cell>
          <table:table-cell table:style-name="ce16" table:formula="of:=[.L172]*[.N172]*4/100" office:value-type="float" office:value="21.6" calcext:value-type="float">
            <text:p>21,6</text:p>
          </table:table-cell>
          <table:table-cell table:style-name="ce16" table:formula="of:=[.L172]*[.P172]*4/100" office:value-type="float" office:value="26.4" calcext:value-type="float">
            <text:p>26,4</text:p>
          </table:table-cell>
          <table:table-cell table:style-name="ce16" table:formula="of:=[.L172]*[.O172]*9/100" office:value-type="float" office:value="10.8" calcext:value-type="float">
            <text:p>10,8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9" calcext:value-type="float">
            <text:p>19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2.2" calcext:value-type="float">
            <text:p>2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2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31" table:formula="of:=CONCATENATE(&quot;(alimento (id &quot;;[.B172];&quot;) (nombre &quot;;[.W172];&quot;) (grupo &quot;;[.E172];&quot;) (veces &quot;;[.F172];&quot;) (tipo &quot;;[.G172];&quot;)  (racion &quot;;[.L172];&quot;) (kcal &quot;;[.M172];&quot;) (proteinas &quot;;[.N172];&quot;) (grasas &quot;;[.O172];&quot;) (hidratos &quot;;[.P172];&quot;)(grasas-mono &quot;;[.Q172];&quot;) (desayuno &quot;;[.R172];&quot;) (almuerzo &quot;;[.S172];&quot;) (comida &quot;;[.T172];&quot;) (merienda &quot;;[.U172];&quot;) (cena &quot;;[.V172];&quot;))&quot;)" office:value-type="string" office:string-value="(alimento (id 171) (nombre lechuga) (grupo 4) (veces 2) (tipo reguladores)  (racion 300) (kcal 19) (proteinas 1,8) (grasas 0,4) (hidratos 2,2)(grasas-mono 0) (desayuno no) (almuerzo no) (comida si) (merienda no) (cena si))" calcext:value-type="string">
            <text:p>(alimento (id 171) (nombre lechuga) (grupo 4) (veces 2) (tipo reguladores) <text:s/>(racion 300) (kcal 19) (proteinas 1,8) (grasas 0,4) (hidratos 2,2)(grasas-mono 0) (desayuno no) (almuerzo no) (comida si) (merienda no) (cena si))</text:p>
          </table:table-cell>
          <table:table-cell table:formula="of:=SUBSTITUTE([.X172];&quot;,&quot;;&quot;.&quot;)" office:value-type="string" office:string-value="(alimento (id 171) (nombre lechuga) (grupo 4) (veces 2) (tipo reguladores)  (racion 300) (kcal 19) (proteinas 1.8) (grasas 0.4) (hidratos 2.2)(grasas-mono 0) (desayuno no) (almuerzo no) (comida si) (merienda no) (cena si))" calcext:value-type="string">
            <text:p>(alimento (id 171) (nombre lechuga) (grupo 4) (veces 2) (tipo reguladores) <text:s/>(racion 300) (kcal 19) (proteinas 1.8) (grasas 0.4) (hidratos 2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72" calcext:value-type="float">
            <text:p>172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Lechug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73]*[.M173]/100" office:value-type="float" office:value="47.5" calcext:value-type="float">
            <text:p>47,5</text:p>
          </table:table-cell>
          <table:table-cell table:style-name="ce16" table:formula="of:=[.L173]*[.N173]*4/100" office:value-type="float" office:value="18" calcext:value-type="float">
            <text:p>18</text:p>
          </table:table-cell>
          <table:table-cell table:style-name="ce16" table:formula="of:=[.L173]*[.P173]*4/100" office:value-type="float" office:value="22" calcext:value-type="float">
            <text:p>22</text:p>
          </table:table-cell>
          <table:table-cell table:style-name="ce16" table:formula="of:=[.L173]*[.O173]*9/100" office:value-type="float" office:value="9" calcext:value-type="float">
            <text:p>9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19" calcext:value-type="float">
            <text:p>19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2.2" calcext:value-type="float">
            <text:p>2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3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31" table:formula="of:=CONCATENATE(&quot;(alimento (id &quot;;[.B173];&quot;) (nombre &quot;;[.W173];&quot;) (grupo &quot;;[.E173];&quot;) (veces &quot;;[.F173];&quot;) (tipo &quot;;[.G173];&quot;)  (racion &quot;;[.L173];&quot;) (kcal &quot;;[.M173];&quot;) (proteinas &quot;;[.N173];&quot;) (grasas &quot;;[.O173];&quot;) (hidratos &quot;;[.P173];&quot;)(grasas-mono &quot;;[.Q173];&quot;) (desayuno &quot;;[.R173];&quot;) (almuerzo &quot;;[.S173];&quot;) (comida &quot;;[.T173];&quot;) (merienda &quot;;[.U173];&quot;) (cena &quot;;[.V173];&quot;))&quot;)" office:value-type="string" office:string-value="(alimento (id 172) (nombre lechuga) (grupo 4) (veces 2) (tipo reguladores)  (racion 250) (kcal 19) (proteinas 1,8) (grasas 0,4) (hidratos 2,2)(grasas-mono 0) (desayuno no) (almuerzo no) (comida si) (merienda no) (cena si))" calcext:value-type="string">
            <text:p>(alimento (id 172) (nombre lechuga) (grupo 4) (veces 2) (tipo reguladores) <text:s/>(racion 250) (kcal 19) (proteinas 1,8) (grasas 0,4) (hidratos 2,2)(grasas-mono 0) (desayuno no) (almuerzo no) (comida si) (merienda no) (cena si))</text:p>
          </table:table-cell>
          <table:table-cell table:formula="of:=SUBSTITUTE([.X173];&quot;,&quot;;&quot;.&quot;)" office:value-type="string" office:string-value="(alimento (id 172) (nombre lechuga) (grupo 4) (veces 2) (tipo reguladores)  (racion 250) (kcal 19) (proteinas 1.8) (grasas 0.4) (hidratos 2.2)(grasas-mono 0) (desayuno no) (almuerzo no) (comida si) (merienda no) (cena si))" calcext:value-type="string">
            <text:p>(alimento (id 172) (nombre lechuga) (grupo 4) (veces 2) (tipo reguladores) <text:s/>(racion 250) (kcal 19) (proteinas 1.8) (grasas 0.4) (hidratos 2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73" calcext:value-type="float">
            <text:p>173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Lechug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74]*[.M174]/100" office:value-type="float" office:value="38" calcext:value-type="float">
            <text:p>38</text:p>
          </table:table-cell>
          <table:table-cell table:style-name="ce16" table:formula="of:=[.L174]*[.N174]*4/100" office:value-type="float" office:value="14.4" calcext:value-type="float">
            <text:p>14,4</text:p>
          </table:table-cell>
          <table:table-cell table:style-name="ce16" table:formula="of:=[.L174]*[.P174]*4/100" office:value-type="float" office:value="17.6" calcext:value-type="float">
            <text:p>17,6</text:p>
          </table:table-cell>
          <table:table-cell table:style-name="ce16" table:formula="of:=[.L174]*[.O174]*9/100" office:value-type="float" office:value="7.2" calcext:value-type="float">
            <text:p>7,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9" calcext:value-type="float">
            <text:p>19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2.2" calcext:value-type="float">
            <text:p>2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4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31" table:formula="of:=CONCATENATE(&quot;(alimento (id &quot;;[.B174];&quot;) (nombre &quot;;[.W174];&quot;) (grupo &quot;;[.E174];&quot;) (veces &quot;;[.F174];&quot;) (tipo &quot;;[.G174];&quot;)  (racion &quot;;[.L174];&quot;) (kcal &quot;;[.M174];&quot;) (proteinas &quot;;[.N174];&quot;) (grasas &quot;;[.O174];&quot;) (hidratos &quot;;[.P174];&quot;)(grasas-mono &quot;;[.Q174];&quot;) (desayuno &quot;;[.R174];&quot;) (almuerzo &quot;;[.S174];&quot;) (comida &quot;;[.T174];&quot;) (merienda &quot;;[.U174];&quot;) (cena &quot;;[.V174];&quot;))&quot;)" office:value-type="string" office:string-value="(alimento (id 173) (nombre lechuga) (grupo 4) (veces 2) (tipo reguladores)  (racion 200) (kcal 19) (proteinas 1,8) (grasas 0,4) (hidratos 2,2)(grasas-mono 0) (desayuno no) (almuerzo no) (comida si) (merienda no) (cena si))" calcext:value-type="string">
            <text:p>(alimento (id 173) (nombre lechuga) (grupo 4) (veces 2) (tipo reguladores) <text:s/>(racion 200) (kcal 19) (proteinas 1,8) (grasas 0,4) (hidratos 2,2)(grasas-mono 0) (desayuno no) (almuerzo no) (comida si) (merienda no) (cena si))</text:p>
          </table:table-cell>
          <table:table-cell table:formula="of:=SUBSTITUTE([.X174];&quot;,&quot;;&quot;.&quot;)" office:value-type="string" office:string-value="(alimento (id 173) (nombre lechuga) (grupo 4) (veces 2) (tipo reguladores)  (racion 200) (kcal 19) (proteinas 1.8) (grasas 0.4) (hidratos 2.2)(grasas-mono 0) (desayuno no) (almuerzo no) (comida si) (merienda no) (cena si))" calcext:value-type="string">
            <text:p>(alimento (id 173) (nombre lechuga) (grupo 4) (veces 2) (tipo reguladores) <text:s/>(racion 200) (kcal 19) (proteinas 1.8) (grasas 0.4) (hidratos 2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74" calcext:value-type="float">
            <text:p>174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Lechug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75]*[.M175]/100" office:value-type="float" office:value="28.5" calcext:value-type="float">
            <text:p>28,5</text:p>
          </table:table-cell>
          <table:table-cell table:style-name="ce16" table:formula="of:=[.L175]*[.N175]*4/100" office:value-type="float" office:value="10.8" calcext:value-type="float">
            <text:p>10,8</text:p>
          </table:table-cell>
          <table:table-cell table:style-name="ce16" table:formula="of:=[.L175]*[.P175]*4/100" office:value-type="float" office:value="13.2" calcext:value-type="float">
            <text:p>13,2</text:p>
          </table:table-cell>
          <table:table-cell table:style-name="ce16" table:formula="of:=[.L175]*[.O175]*9/100" office:value-type="float" office:value="5.4" calcext:value-type="float">
            <text:p>5,4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9" calcext:value-type="float">
            <text:p>19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2.2" calcext:value-type="float">
            <text:p>2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5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31" table:formula="of:=CONCATENATE(&quot;(alimento (id &quot;;[.B175];&quot;) (nombre &quot;;[.W175];&quot;) (grupo &quot;;[.E175];&quot;) (veces &quot;;[.F175];&quot;) (tipo &quot;;[.G175];&quot;)  (racion &quot;;[.L175];&quot;) (kcal &quot;;[.M175];&quot;) (proteinas &quot;;[.N175];&quot;) (grasas &quot;;[.O175];&quot;) (hidratos &quot;;[.P175];&quot;)(grasas-mono &quot;;[.Q175];&quot;) (desayuno &quot;;[.R175];&quot;) (almuerzo &quot;;[.S175];&quot;) (comida &quot;;[.T175];&quot;) (merienda &quot;;[.U175];&quot;) (cena &quot;;[.V175];&quot;))&quot;)" office:value-type="string" office:string-value="(alimento (id 174) (nombre lechuga) (grupo 4) (veces 2) (tipo reguladores)  (racion 150) (kcal 19) (proteinas 1,8) (grasas 0,4) (hidratos 2,2)(grasas-mono 0) (desayuno no) (almuerzo no) (comida si) (merienda no) (cena si))" calcext:value-type="string">
            <text:p>(alimento (id 174) (nombre lechuga) (grupo 4) (veces 2) (tipo reguladores) <text:s/>(racion 150) (kcal 19) (proteinas 1,8) (grasas 0,4) (hidratos 2,2)(grasas-mono 0) (desayuno no) (almuerzo no) (comida si) (merienda no) (cena si))</text:p>
          </table:table-cell>
          <table:table-cell table:formula="of:=SUBSTITUTE([.X175];&quot;,&quot;;&quot;.&quot;)" office:value-type="string" office:string-value="(alimento (id 174) (nombre lechuga) (grupo 4) (veces 2) (tipo reguladores)  (racion 150) (kcal 19) (proteinas 1.8) (grasas 0.4) (hidratos 2.2)(grasas-mono 0) (desayuno no) (almuerzo no) (comida si) (merienda no) (cena si))" calcext:value-type="string">
            <text:p>(alimento (id 174) (nombre lechuga) (grupo 4) (veces 2) (tipo reguladores) <text:s/>(racion 150) (kcal 19) (proteinas 1.8) (grasas 0.4) (hidratos 2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75" calcext:value-type="float">
            <text:p>175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Lechug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76]*[.M176]/100" office:value-type="float" office:value="19" calcext:value-type="float">
            <text:p>19</text:p>
          </table:table-cell>
          <table:table-cell table:style-name="ce16" table:formula="of:=[.L176]*[.N176]*4/100" office:value-type="float" office:value="7.2" calcext:value-type="float">
            <text:p>7,2</text:p>
          </table:table-cell>
          <table:table-cell table:style-name="ce16" table:formula="of:=[.L176]*[.P176]*4/100" office:value-type="float" office:value="8.8" calcext:value-type="float">
            <text:p>8,8</text:p>
          </table:table-cell>
          <table:table-cell table:style-name="ce16" table:formula="of:=[.L176]*[.O176]*9/100" office:value-type="float" office:value="3.6" calcext:value-type="float">
            <text:p>3,6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9" calcext:value-type="float">
            <text:p>19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2.2" calcext:value-type="float">
            <text:p>2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6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31" table:formula="of:=CONCATENATE(&quot;(alimento (id &quot;;[.B176];&quot;) (nombre &quot;;[.W176];&quot;) (grupo &quot;;[.E176];&quot;) (veces &quot;;[.F176];&quot;) (tipo &quot;;[.G176];&quot;)  (racion &quot;;[.L176];&quot;) (kcal &quot;;[.M176];&quot;) (proteinas &quot;;[.N176];&quot;) (grasas &quot;;[.O176];&quot;) (hidratos &quot;;[.P176];&quot;)(grasas-mono &quot;;[.Q176];&quot;) (desayuno &quot;;[.R176];&quot;) (almuerzo &quot;;[.S176];&quot;) (comida &quot;;[.T176];&quot;) (merienda &quot;;[.U176];&quot;) (cena &quot;;[.V176];&quot;))&quot;)" office:value-type="string" office:string-value="(alimento (id 175) (nombre lechuga) (grupo 4) (veces 2) (tipo reguladores)  (racion 100) (kcal 19) (proteinas 1,8) (grasas 0,4) (hidratos 2,2)(grasas-mono 0) (desayuno no) (almuerzo no) (comida si) (merienda no) (cena si))" calcext:value-type="string">
            <text:p>(alimento (id 175) (nombre lechuga) (grupo 4) (veces 2) (tipo reguladores) <text:s/>(racion 100) (kcal 19) (proteinas 1,8) (grasas 0,4) (hidratos 2,2)(grasas-mono 0) (desayuno no) (almuerzo no) (comida si) (merienda no) (cena si))</text:p>
          </table:table-cell>
          <table:table-cell table:formula="of:=SUBSTITUTE([.X176];&quot;,&quot;;&quot;.&quot;)" office:value-type="string" office:string-value="(alimento (id 175) (nombre lechuga) (grupo 4) (veces 2) (tipo reguladores)  (racion 100) (kcal 19) (proteinas 1.8) (grasas 0.4) (hidratos 2.2)(grasas-mono 0) (desayuno no) (almuerzo no) (comida si) (merienda no) (cena si))" calcext:value-type="string">
            <text:p>(alimento (id 175) (nombre lechuga) (grupo 4) (veces 2) (tipo reguladores) <text:s/>(racion 100) (kcal 19) (proteinas 1.8) (grasas 0.4) (hidratos 2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76" calcext:value-type="float">
            <text:p>176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Zanahori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77]*[.M177]/100" office:value-type="float" office:value="64.75" calcext:value-type="float">
            <text:p>64,75</text:p>
          </table:table-cell>
          <table:table-cell table:style-name="ce16" table:formula="of:=[.L177]*[.N177]*4/100" office:value-type="float" office:value="7" calcext:value-type="float">
            <text:p>7</text:p>
          </table:table-cell>
          <table:table-cell table:style-name="ce16" table:formula="of:=[.L177]*[.P177]*4/100" office:value-type="float" office:value="54.6" calcext:value-type="float">
            <text:p>54,6</text:p>
          </table:table-cell>
          <table:table-cell table:style-name="ce16" table:formula="of:=[.L177]*[.O177]*9/100" office:value-type="float" office:value="3.15" calcext:value-type="float">
            <text:p>3,1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37" calcext:value-type="float">
            <text:p>3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7.8" calcext:value-type="float">
            <text:p>7.8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7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31" table:formula="of:=CONCATENATE(&quot;(alimento (id &quot;;[.B177];&quot;) (nombre &quot;;[.W177];&quot;) (grupo &quot;;[.E177];&quot;) (veces &quot;;[.F177];&quot;) (tipo &quot;;[.G177];&quot;)  (racion &quot;;[.L177];&quot;) (kcal &quot;;[.M177];&quot;) (proteinas &quot;;[.N177];&quot;) (grasas &quot;;[.O177];&quot;) (hidratos &quot;;[.P177];&quot;)(grasas-mono &quot;;[.Q177];&quot;) (desayuno &quot;;[.R177];&quot;) (almuerzo &quot;;[.S177];&quot;) (comida &quot;;[.T177];&quot;) (merienda &quot;;[.U177];&quot;) (cena &quot;;[.V177];&quot;))&quot;)" office:value-type="string" office:string-value="(alimento (id 176) (nombre zanahoria) (grupo 4) (veces 1) (tipo reguladores)  (racion 175) (kcal 37) (proteinas 1) (grasas 0,2) (hidratos 7,8)(grasas-mono 0) (desayuno no) (almuerzo si) (comida si) (merienda no) (cena si))" calcext:value-type="string">
            <text:p>(alimento (id 176) (nombre zanahoria) (grupo 4) (veces 1) (tipo reguladores) <text:s/>(racion 175) (kcal 37) (proteinas 1) (grasas 0,2) (hidratos 7,8)(grasas-mono 0) (desayuno no) (almuerzo si) (comida si) (merienda no) (cena si))</text:p>
          </table:table-cell>
          <table:table-cell table:formula="of:=SUBSTITUTE([.X177];&quot;,&quot;;&quot;.&quot;)" office:value-type="string" office:string-value="(alimento (id 176) (nombre zanahoria) (grupo 4) (veces 1) (tipo reguladores)  (racion 175) (kcal 37) (proteinas 1) (grasas 0.2) (hidratos 7.8)(grasas-mono 0) (desayuno no) (almuerzo si) (comida si) (merienda no) (cena si))" calcext:value-type="string">
            <text:p>(alimento (id 176) (nombre zanahoria) (grupo 4) (veces 1) (tipo reguladores) <text:s/>(racion 175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77" calcext:value-type="float">
            <text:p>177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Zanahori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78]*[.M178]/100" office:value-type="float" office:value="18.5" calcext:value-type="float">
            <text:p>18,5</text:p>
          </table:table-cell>
          <table:table-cell table:style-name="ce16" table:formula="of:=[.L178]*[.N178]*4/100" office:value-type="float" office:value="2" calcext:value-type="float">
            <text:p>2</text:p>
          </table:table-cell>
          <table:table-cell table:style-name="ce16" table:formula="of:=[.L178]*[.P178]*4/100" office:value-type="float" office:value="15.6" calcext:value-type="float">
            <text:p>15,6</text:p>
          </table:table-cell>
          <table:table-cell table:style-name="ce16" table:formula="of:=[.L178]*[.O178]*9/100" office:value-type="float" office:value="0.9" calcext:value-type="float">
            <text:p>0,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7" calcext:value-type="float">
            <text:p>3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7.8" calcext:value-type="float">
            <text:p>7.8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8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31" table:formula="of:=CONCATENATE(&quot;(alimento (id &quot;;[.B178];&quot;) (nombre &quot;;[.W178];&quot;) (grupo &quot;;[.E178];&quot;) (veces &quot;;[.F178];&quot;) (tipo &quot;;[.G178];&quot;)  (racion &quot;;[.L178];&quot;) (kcal &quot;;[.M178];&quot;) (proteinas &quot;;[.N178];&quot;) (grasas &quot;;[.O178];&quot;) (hidratos &quot;;[.P178];&quot;)(grasas-mono &quot;;[.Q178];&quot;) (desayuno &quot;;[.R178];&quot;) (almuerzo &quot;;[.S178];&quot;) (comida &quot;;[.T178];&quot;) (merienda &quot;;[.U178];&quot;) (cena &quot;;[.V178];&quot;))&quot;)" office:value-type="string" office:string-value="(alimento (id 177) (nombre zanahoria) (grupo 4) (veces 1) (tipo reguladores)  (racion 50) (kcal 37) (proteinas 1) (grasas 0,2) (hidratos 7,8)(grasas-mono 0) (desayuno no) (almuerzo si) (comida si) (merienda no) (cena si))" calcext:value-type="string">
            <text:p>(alimento (id 177) (nombre zanahoria) (grupo 4) (veces 1) (tipo reguladores) <text:s/>(racion 50) (kcal 37) (proteinas 1) (grasas 0,2) (hidratos 7,8)(grasas-mono 0) (desayuno no) (almuerzo si) (comida si) (merienda no) (cena si))</text:p>
          </table:table-cell>
          <table:table-cell table:formula="of:=SUBSTITUTE([.X178];&quot;,&quot;;&quot;.&quot;)" office:value-type="string" office:string-value="(alimento (id 177) (nombre zanahoria) (grupo 4) (veces 1) (tipo reguladores)  (racion 50) (kcal 37) (proteinas 1) (grasas 0.2) (hidratos 7.8)(grasas-mono 0) (desayuno no) (almuerzo si) (comida si) (merienda no) (cena si))" calcext:value-type="string">
            <text:p>(alimento (id 177) (nombre zanahoria) (grupo 4) (veces 1) (tipo reguladores) <text:s/>(racion 5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78" calcext:value-type="float">
            <text:p>178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Zanahori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79]*[.M179]/100" office:value-type="float" office:value="74" calcext:value-type="float">
            <text:p>74</text:p>
          </table:table-cell>
          <table:table-cell table:style-name="ce16" table:formula="of:=[.L179]*[.N179]*4/100" office:value-type="float" office:value="8" calcext:value-type="float">
            <text:p>8</text:p>
          </table:table-cell>
          <table:table-cell table:style-name="ce16" table:formula="of:=[.L179]*[.P179]*4/100" office:value-type="float" office:value="62.4" calcext:value-type="float">
            <text:p>62,4</text:p>
          </table:table-cell>
          <table:table-cell table:style-name="ce16" table:formula="of:=[.L179]*[.O179]*9/100" office:value-type="float" office:value="3.6" calcext:value-type="float">
            <text:p>3,6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7" calcext:value-type="float">
            <text:p>3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7.8" calcext:value-type="float">
            <text:p>7.8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9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31" table:formula="of:=CONCATENATE(&quot;(alimento (id &quot;;[.B179];&quot;) (nombre &quot;;[.W179];&quot;) (grupo &quot;;[.E179];&quot;) (veces &quot;;[.F179];&quot;) (tipo &quot;;[.G179];&quot;)  (racion &quot;;[.L179];&quot;) (kcal &quot;;[.M179];&quot;) (proteinas &quot;;[.N179];&quot;) (grasas &quot;;[.O179];&quot;) (hidratos &quot;;[.P179];&quot;)(grasas-mono &quot;;[.Q179];&quot;) (desayuno &quot;;[.R179];&quot;) (almuerzo &quot;;[.S179];&quot;) (comida &quot;;[.T179];&quot;) (merienda &quot;;[.U179];&quot;) (cena &quot;;[.V179];&quot;))&quot;)" office:value-type="string" office:string-value="(alimento (id 178) (nombre zanahoria) (grupo 4) (veces 1) (tipo reguladores)  (racion 200) (kcal 37) (proteinas 1) (grasas 0,2) (hidratos 7,8)(grasas-mono 0) (desayuno no) (almuerzo si) (comida si) (merienda no) (cena si))" calcext:value-type="string">
            <text:p>(alimento (id 178) (nombre zanahoria) (grupo 4) (veces 1) (tipo reguladores) <text:s/>(racion 200) (kcal 37) (proteinas 1) (grasas 0,2) (hidratos 7,8)(grasas-mono 0) (desayuno no) (almuerzo si) (comida si) (merienda no) (cena si))</text:p>
          </table:table-cell>
          <table:table-cell table:formula="of:=SUBSTITUTE([.X179];&quot;,&quot;;&quot;.&quot;)" office:value-type="string" office:string-value="(alimento (id 178) (nombre zanahoria) (grupo 4) (veces 1) (tipo reguladores)  (racion 200) (kcal 37) (proteinas 1) (grasas 0.2) (hidratos 7.8)(grasas-mono 0) (desayuno no) (almuerzo si) (comida si) (merienda no) (cena si))" calcext:value-type="string">
            <text:p>(alimento (id 178) (nombre zanahoria) (grupo 4) (veces 1) (tipo reguladores) <text:s/>(racion 20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79" calcext:value-type="float">
            <text:p>179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Zanahori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80]*[.M180]/100" office:value-type="float" office:value="37" calcext:value-type="float">
            <text:p>37</text:p>
          </table:table-cell>
          <table:table-cell table:style-name="ce16" table:formula="of:=[.L180]*[.N180]*4/100" office:value-type="float" office:value="4" calcext:value-type="float">
            <text:p>4</text:p>
          </table:table-cell>
          <table:table-cell table:style-name="ce16" table:formula="of:=[.L180]*[.P180]*4/100" office:value-type="float" office:value="31.2" calcext:value-type="float">
            <text:p>31,2</text:p>
          </table:table-cell>
          <table:table-cell table:style-name="ce16" table:formula="of:=[.L180]*[.O180]*9/100" office:value-type="float" office:value="1.8" calcext:value-type="float">
            <text:p>1,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7" calcext:value-type="float">
            <text:p>3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7.8" calcext:value-type="float">
            <text:p>7.8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0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31" table:formula="of:=CONCATENATE(&quot;(alimento (id &quot;;[.B180];&quot;) (nombre &quot;;[.W180];&quot;) (grupo &quot;;[.E180];&quot;) (veces &quot;;[.F180];&quot;) (tipo &quot;;[.G180];&quot;)  (racion &quot;;[.L180];&quot;) (kcal &quot;;[.M180];&quot;) (proteinas &quot;;[.N180];&quot;) (grasas &quot;;[.O180];&quot;) (hidratos &quot;;[.P180];&quot;)(grasas-mono &quot;;[.Q180];&quot;) (desayuno &quot;;[.R180];&quot;) (almuerzo &quot;;[.S180];&quot;) (comida &quot;;[.T180];&quot;) (merienda &quot;;[.U180];&quot;) (cena &quot;;[.V180];&quot;))&quot;)" office:value-type="string" office:string-value="(alimento (id 179) (nombre zanahoria) (grupo 4) (veces 1) (tipo reguladores)  (racion 100) (kcal 37) (proteinas 1) (grasas 0,2) (hidratos 7,8)(grasas-mono 0) (desayuno no) (almuerzo si) (comida si) (merienda no) (cena si))" calcext:value-type="string">
            <text:p>(alimento (id 179) (nombre zanahoria) (grupo 4) (veces 1) (tipo reguladores) <text:s/>(racion 100) (kcal 37) (proteinas 1) (grasas 0,2) (hidratos 7,8)(grasas-mono 0) (desayuno no) (almuerzo si) (comida si) (merienda no) (cena si))</text:p>
          </table:table-cell>
          <table:table-cell table:formula="of:=SUBSTITUTE([.X180];&quot;,&quot;;&quot;.&quot;)" office:value-type="string" office:string-value="(alimento (id 179) (nombre zanahoria) (grupo 4) (veces 1) (tipo reguladores)  (racion 100) (kcal 37) (proteinas 1) (grasas 0.2) (hidratos 7.8)(grasas-mono 0) (desayuno no) (almuerzo si) (comida si) (merienda no) (cena si))" calcext:value-type="string">
            <text:p>(alimento (id 179) (nombre zanahoria) (grupo 4) (veces 1) (tipo reguladores) <text:s/>(racion 10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80" calcext:value-type="float">
            <text:p>180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Zanahori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81]*[.M181]/100" office:value-type="float" office:value="55.5" calcext:value-type="float">
            <text:p>55,5</text:p>
          </table:table-cell>
          <table:table-cell table:style-name="ce16" table:formula="of:=[.L181]*[.N181]*4/100" office:value-type="float" office:value="6" calcext:value-type="float">
            <text:p>6</text:p>
          </table:table-cell>
          <table:table-cell table:style-name="ce16" table:formula="of:=[.L181]*[.P181]*4/100" office:value-type="float" office:value="46.8" calcext:value-type="float">
            <text:p>46,8</text:p>
          </table:table-cell>
          <table:table-cell table:style-name="ce16" table:formula="of:=[.L181]*[.O181]*9/100" office:value-type="float" office:value="2.7" calcext:value-type="float">
            <text:p>2,7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7" calcext:value-type="float">
            <text:p>3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7.8" calcext:value-type="float">
            <text:p>7.8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1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31" table:formula="of:=CONCATENATE(&quot;(alimento (id &quot;;[.B181];&quot;) (nombre &quot;;[.W181];&quot;) (grupo &quot;;[.E181];&quot;) (veces &quot;;[.F181];&quot;) (tipo &quot;;[.G181];&quot;)  (racion &quot;;[.L181];&quot;) (kcal &quot;;[.M181];&quot;) (proteinas &quot;;[.N181];&quot;) (grasas &quot;;[.O181];&quot;) (hidratos &quot;;[.P181];&quot;)(grasas-mono &quot;;[.Q181];&quot;) (desayuno &quot;;[.R181];&quot;) (almuerzo &quot;;[.S181];&quot;) (comida &quot;;[.T181];&quot;) (merienda &quot;;[.U181];&quot;) (cena &quot;;[.V181];&quot;))&quot;)" office:value-type="string" office:string-value="(alimento (id 180) (nombre zanahoria) (grupo 4) (veces 1) (tipo reguladores)  (racion 150) (kcal 37) (proteinas 1) (grasas 0,2) (hidratos 7,8)(grasas-mono 0) (desayuno no) (almuerzo si) (comida si) (merienda no) (cena si))" calcext:value-type="string">
            <text:p>(alimento (id 180) (nombre zanahoria) (grupo 4) (veces 1) (tipo reguladores) <text:s/>(racion 150) (kcal 37) (proteinas 1) (grasas 0,2) (hidratos 7,8)(grasas-mono 0) (desayuno no) (almuerzo si) (comida si) (merienda no) (cena si))</text:p>
          </table:table-cell>
          <table:table-cell table:formula="of:=SUBSTITUTE([.X181];&quot;,&quot;;&quot;.&quot;)" office:value-type="string" office:string-value="(alimento (id 180) (nombre zanahoria) (grupo 4) (veces 1) (tipo reguladores)  (racion 150) (kcal 37) (proteinas 1) (grasas 0.2) (hidratos 7.8)(grasas-mono 0) (desayuno no) (almuerzo si) (comida si) (merienda no) (cena si))" calcext:value-type="string">
            <text:p>(alimento (id 180) (nombre zanahoria) (grupo 4) (veces 1) (tipo reguladores) <text:s/>(racion 15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81" calcext:value-type="float">
            <text:p>181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Tomate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82]*[.M182]/100" office:value-type="float" office:value="80" calcext:value-type="float">
            <text:p>80</text:p>
          </table:table-cell>
          <table:table-cell table:style-name="ce16" table:formula="of:=[.L182]*[.N182]*4/100" office:value-type="float" office:value="20" calcext:value-type="float">
            <text:p>20</text:p>
          </table:table-cell>
          <table:table-cell table:style-name="ce16" table:formula="of:=[.L182]*[.P182]*4/100" office:value-type="float" office:value="58" calcext:value-type="float">
            <text:p>58</text:p>
          </table:table-cell>
          <table:table-cell table:style-name="ce16" table:formula="of:=[.L182]*[.O182]*9/100" office:value-type="float" office:value="9" calcext:value-type="float">
            <text:p>9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6" calcext:value-type="float">
            <text:p>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2.9" calcext:value-type="float">
            <text:p>2.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2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31" table:formula="of:=CONCATENATE(&quot;(alimento (id &quot;;[.B182];&quot;) (nombre &quot;;[.W182];&quot;) (grupo &quot;;[.E182];&quot;) (veces &quot;;[.F182];&quot;) (tipo &quot;;[.G182];&quot;)  (racion &quot;;[.L182];&quot;) (kcal &quot;;[.M182];&quot;) (proteinas &quot;;[.N182];&quot;) (grasas &quot;;[.O182];&quot;) (hidratos &quot;;[.P182];&quot;)(grasas-mono &quot;;[.Q182];&quot;) (desayuno &quot;;[.R182];&quot;) (almuerzo &quot;;[.S182];&quot;) (comida &quot;;[.T182];&quot;) (merienda &quot;;[.U182];&quot;) (cena &quot;;[.V182];&quot;))&quot;)" office:value-type="string" office:string-value="(alimento (id 181) (nombre tomate) (grupo 4) (veces 2) (tipo reguladores)  (racion 500) (kcal 16) (proteinas 1) (grasas 0,2) (hidratos 2,9)(grasas-mono 0) (desayuno no) (almuerzo no) (comida si) (merienda no) (cena si))" calcext:value-type="string">
            <text:p>(alimento (id 181) (nombre tomate) (grupo 4) (veces 2) (tipo reguladores) <text:s/>(racion 500) (kcal 16) (proteinas 1) (grasas 0,2) (hidratos 2,9)(grasas-mono 0) (desayuno no) (almuerzo no) (comida si) (merienda no) (cena si))</text:p>
          </table:table-cell>
          <table:table-cell table:formula="of:=SUBSTITUTE([.X182];&quot;,&quot;;&quot;.&quot;)" office:value-type="string" office:string-value="(alimento (id 181) (nombre tomate) (grupo 4) (veces 2) (tipo reguladores)  (racion 500) (kcal 16) (proteinas 1) (grasas 0.2) (hidratos 2.9)(grasas-mono 0) (desayuno no) (almuerzo no) (comida si) (merienda no) (cena si))" calcext:value-type="string">
            <text:p>(alimento (id 181) (nombre tomate) (grupo 4) (veces 2) (tipo reguladores) <text:s/>(racion 500) (kcal 16) (proteinas 1) (grasas 0.2) (hidratos 2.9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82" calcext:value-type="float">
            <text:p>182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Tomate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83]*[.M183]/100" office:value-type="float" office:value="64" calcext:value-type="float">
            <text:p>64</text:p>
          </table:table-cell>
          <table:table-cell table:style-name="ce16" table:formula="of:=[.L183]*[.N183]*4/100" office:value-type="float" office:value="16" calcext:value-type="float">
            <text:p>16</text:p>
          </table:table-cell>
          <table:table-cell table:style-name="ce16" table:formula="of:=[.L183]*[.P183]*4/100" office:value-type="float" office:value="46.4" calcext:value-type="float">
            <text:p>46,4</text:p>
          </table:table-cell>
          <table:table-cell table:style-name="ce16" table:formula="of:=[.L183]*[.O183]*9/100" office:value-type="float" office:value="7.2" calcext:value-type="float">
            <text:p>7,2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16" calcext:value-type="float">
            <text:p>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2.9" calcext:value-type="float">
            <text:p>2.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3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31" table:formula="of:=CONCATENATE(&quot;(alimento (id &quot;;[.B183];&quot;) (nombre &quot;;[.W183];&quot;) (grupo &quot;;[.E183];&quot;) (veces &quot;;[.F183];&quot;) (tipo &quot;;[.G183];&quot;)  (racion &quot;;[.L183];&quot;) (kcal &quot;;[.M183];&quot;) (proteinas &quot;;[.N183];&quot;) (grasas &quot;;[.O183];&quot;) (hidratos &quot;;[.P183];&quot;)(grasas-mono &quot;;[.Q183];&quot;) (desayuno &quot;;[.R183];&quot;) (almuerzo &quot;;[.S183];&quot;) (comida &quot;;[.T183];&quot;) (merienda &quot;;[.U183];&quot;) (cena &quot;;[.V183];&quot;))&quot;)" office:value-type="string" office:string-value="(alimento (id 182) (nombre tomate) (grupo 4) (veces 2) (tipo reguladores)  (racion 400) (kcal 16) (proteinas 1) (grasas 0,2) (hidratos 2,9)(grasas-mono 0) (desayuno no) (almuerzo no) (comida si) (merienda no) (cena si))" calcext:value-type="string">
            <text:p>(alimento (id 182) (nombre tomate) (grupo 4) (veces 2) (tipo reguladores) <text:s/>(racion 400) (kcal 16) (proteinas 1) (grasas 0,2) (hidratos 2,9)(grasas-mono 0) (desayuno no) (almuerzo no) (comida si) (merienda no) (cena si))</text:p>
          </table:table-cell>
          <table:table-cell table:formula="of:=SUBSTITUTE([.X183];&quot;,&quot;;&quot;.&quot;)" office:value-type="string" office:string-value="(alimento (id 182) (nombre tomate) (grupo 4) (veces 2) (tipo reguladores)  (racion 400) (kcal 16) (proteinas 1) (grasas 0.2) (hidratos 2.9)(grasas-mono 0) (desayuno no) (almuerzo no) (comida si) (merienda no) (cena si))" calcext:value-type="string">
            <text:p>(alimento (id 182) (nombre tomate) (grupo 4) (veces 2) (tipo reguladores) <text:s/>(racion 400) (kcal 16) (proteinas 1) (grasas 0.2) (hidratos 2.9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83" calcext:value-type="float">
            <text:p>183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Tomate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84]*[.M184]/100" office:value-type="float" office:value="48" calcext:value-type="float">
            <text:p>48</text:p>
          </table:table-cell>
          <table:table-cell table:style-name="ce16" table:formula="of:=[.L184]*[.N184]*4/100" office:value-type="float" office:value="12" calcext:value-type="float">
            <text:p>12</text:p>
          </table:table-cell>
          <table:table-cell table:style-name="ce16" table:formula="of:=[.L184]*[.P184]*4/100" office:value-type="float" office:value="34.8" calcext:value-type="float">
            <text:p>34,8</text:p>
          </table:table-cell>
          <table:table-cell table:style-name="ce16" table:formula="of:=[.L184]*[.O184]*9/100" office:value-type="float" office:value="5.4" calcext:value-type="float">
            <text:p>5,4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6" calcext:value-type="float">
            <text:p>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2.9" calcext:value-type="float">
            <text:p>2.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4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31" table:formula="of:=CONCATENATE(&quot;(alimento (id &quot;;[.B184];&quot;) (nombre &quot;;[.W184];&quot;) (grupo &quot;;[.E184];&quot;) (veces &quot;;[.F184];&quot;) (tipo &quot;;[.G184];&quot;)  (racion &quot;;[.L184];&quot;) (kcal &quot;;[.M184];&quot;) (proteinas &quot;;[.N184];&quot;) (grasas &quot;;[.O184];&quot;) (hidratos &quot;;[.P184];&quot;)(grasas-mono &quot;;[.Q184];&quot;) (desayuno &quot;;[.R184];&quot;) (almuerzo &quot;;[.S184];&quot;) (comida &quot;;[.T184];&quot;) (merienda &quot;;[.U184];&quot;) (cena &quot;;[.V184];&quot;))&quot;)" office:value-type="string" office:string-value="(alimento (id 183) (nombre tomate) (grupo 4) (veces 2) (tipo reguladores)  (racion 300) (kcal 16) (proteinas 1) (grasas 0,2) (hidratos 2,9)(grasas-mono 0) (desayuno no) (almuerzo no) (comida si) (merienda no) (cena si))" calcext:value-type="string">
            <text:p>(alimento (id 183) (nombre tomate) (grupo 4) (veces 2) (tipo reguladores) <text:s/>(racion 300) (kcal 16) (proteinas 1) (grasas 0,2) (hidratos 2,9)(grasas-mono 0) (desayuno no) (almuerzo no) (comida si) (merienda no) (cena si))</text:p>
          </table:table-cell>
          <table:table-cell table:formula="of:=SUBSTITUTE([.X184];&quot;,&quot;;&quot;.&quot;)" office:value-type="string" office:string-value="(alimento (id 183) (nombre tomate) (grupo 4) (veces 2) (tipo reguladores)  (racion 300) (kcal 16) (proteinas 1) (grasas 0.2) (hidratos 2.9)(grasas-mono 0) (desayuno no) (almuerzo no) (comida si) (merienda no) (cena si))" calcext:value-type="string">
            <text:p>(alimento (id 183) (nombre tomate) (grupo 4) (veces 2) (tipo reguladores) <text:s/>(racion 300) (kcal 16) (proteinas 1) (grasas 0.2) (hidratos 2.9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84" calcext:value-type="float">
            <text:p>184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Tomate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85]*[.M185]/100" office:value-type="float" office:value="32" calcext:value-type="float">
            <text:p>32</text:p>
          </table:table-cell>
          <table:table-cell table:style-name="ce16" table:formula="of:=[.L185]*[.N185]*4/100" office:value-type="float" office:value="8" calcext:value-type="float">
            <text:p>8</text:p>
          </table:table-cell>
          <table:table-cell table:style-name="ce16" table:formula="of:=[.L185]*[.P185]*4/100" office:value-type="float" office:value="23.2" calcext:value-type="float">
            <text:p>23,2</text:p>
          </table:table-cell>
          <table:table-cell table:style-name="ce16" table:formula="of:=[.L185]*[.O185]*9/100" office:value-type="float" office:value="3.6" calcext:value-type="float">
            <text:p>3,6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6" calcext:value-type="float">
            <text:p>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2.9" calcext:value-type="float">
            <text:p>2.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5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31" table:formula="of:=CONCATENATE(&quot;(alimento (id &quot;;[.B185];&quot;) (nombre &quot;;[.W185];&quot;) (grupo &quot;;[.E185];&quot;) (veces &quot;;[.F185];&quot;) (tipo &quot;;[.G185];&quot;)  (racion &quot;;[.L185];&quot;) (kcal &quot;;[.M185];&quot;) (proteinas &quot;;[.N185];&quot;) (grasas &quot;;[.O185];&quot;) (hidratos &quot;;[.P185];&quot;)(grasas-mono &quot;;[.Q185];&quot;) (desayuno &quot;;[.R185];&quot;) (almuerzo &quot;;[.S185];&quot;) (comida &quot;;[.T185];&quot;) (merienda &quot;;[.U185];&quot;) (cena &quot;;[.V185];&quot;))&quot;)" office:value-type="string" office:string-value="(alimento (id 184) (nombre tomate) (grupo 4) (veces 2) (tipo reguladores)  (racion 200) (kcal 16) (proteinas 1) (grasas 0,2) (hidratos 2,9)(grasas-mono 0) (desayuno no) (almuerzo no) (comida si) (merienda no) (cena si))" calcext:value-type="string">
            <text:p>(alimento (id 184) (nombre tomate) (grupo 4) (veces 2) (tipo reguladores) <text:s/>(racion 200) (kcal 16) (proteinas 1) (grasas 0,2) (hidratos 2,9)(grasas-mono 0) (desayuno no) (almuerzo no) (comida si) (merienda no) (cena si))</text:p>
          </table:table-cell>
          <table:table-cell table:formula="of:=SUBSTITUTE([.X185];&quot;,&quot;;&quot;.&quot;)" office:value-type="string" office:string-value="(alimento (id 184) (nombre tomate) (grupo 4) (veces 2) (tipo reguladores)  (racion 200) (kcal 16) (proteinas 1) (grasas 0.2) (hidratos 2.9)(grasas-mono 0) (desayuno no) (almuerzo no) (comida si) (merienda no) (cena si))" calcext:value-type="string">
            <text:p>(alimento (id 184) (nombre tomate) (grupo 4) (veces 2) (tipo reguladores) <text:s/>(racion 200) (kcal 16) (proteinas 1) (grasas 0.2) (hidratos 2.9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85" calcext:value-type="float">
            <text:p>185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Tomate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86]*[.M186]/100" office:value-type="float" office:value="16" calcext:value-type="float">
            <text:p>16</text:p>
          </table:table-cell>
          <table:table-cell table:style-name="ce16" table:formula="of:=[.L186]*[.N186]*4/100" office:value-type="float" office:value="4" calcext:value-type="float">
            <text:p>4</text:p>
          </table:table-cell>
          <table:table-cell table:style-name="ce16" table:formula="of:=[.L186]*[.P186]*4/100" office:value-type="float" office:value="11.6" calcext:value-type="float">
            <text:p>11,6</text:p>
          </table:table-cell>
          <table:table-cell table:style-name="ce16" table:formula="of:=[.L186]*[.O186]*9/100" office:value-type="float" office:value="1.8" calcext:value-type="float">
            <text:p>1,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6" calcext:value-type="float">
            <text:p>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2.9" calcext:value-type="float">
            <text:p>2.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6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31" table:formula="of:=CONCATENATE(&quot;(alimento (id &quot;;[.B186];&quot;) (nombre &quot;;[.W186];&quot;) (grupo &quot;;[.E186];&quot;) (veces &quot;;[.F186];&quot;) (tipo &quot;;[.G186];&quot;)  (racion &quot;;[.L186];&quot;) (kcal &quot;;[.M186];&quot;) (proteinas &quot;;[.N186];&quot;) (grasas &quot;;[.O186];&quot;) (hidratos &quot;;[.P186];&quot;)(grasas-mono &quot;;[.Q186];&quot;) (desayuno &quot;;[.R186];&quot;) (almuerzo &quot;;[.S186];&quot;) (comida &quot;;[.T186];&quot;) (merienda &quot;;[.U186];&quot;) (cena &quot;;[.V186];&quot;))&quot;)" office:value-type="string" office:string-value="(alimento (id 185) (nombre tomate) (grupo 4) (veces 2) (tipo reguladores)  (racion 100) (kcal 16) (proteinas 1) (grasas 0,2) (hidratos 2,9)(grasas-mono 0) (desayuno no) (almuerzo no) (comida si) (merienda no) (cena si))" calcext:value-type="string">
            <text:p>(alimento (id 185) (nombre tomate) (grupo 4) (veces 2) (tipo reguladores) <text:s/>(racion 100) (kcal 16) (proteinas 1) (grasas 0,2) (hidratos 2,9)(grasas-mono 0) (desayuno no) (almuerzo no) (comida si) (merienda no) (cena si))</text:p>
          </table:table-cell>
          <table:table-cell table:formula="of:=SUBSTITUTE([.X186];&quot;,&quot;;&quot;.&quot;)" office:value-type="string" office:string-value="(alimento (id 185) (nombre tomate) (grupo 4) (veces 2) (tipo reguladores)  (racion 100) (kcal 16) (proteinas 1) (grasas 0.2) (hidratos 2.9)(grasas-mono 0) (desayuno no) (almuerzo no) (comida si) (merienda no) (cena si))" calcext:value-type="string">
            <text:p>(alimento (id 185) (nombre tomate) (grupo 4) (veces 2) (tipo reguladores) <text:s/>(racion 100) (kcal 16) (proteinas 1) (grasas 0.2) (hidratos 2.9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86" calcext:value-type="float">
            <text:p>186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Espinacas cocidas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87]*[.M187]/100" office:value-type="float" office:value="268" calcext:value-type="float">
            <text:p>268</text:p>
          </table:table-cell>
          <table:table-cell table:style-name="ce16" table:formula="of:=[.L187]*[.N187]*4/100" office:value-type="float" office:value="17.6" calcext:value-type="float">
            <text:p>17,6</text:p>
          </table:table-cell>
          <table:table-cell table:style-name="ce16" table:formula="of:=[.L187]*[.P187]*4/100" office:value-type="float" office:value="3.2" calcext:value-type="float">
            <text:p>3,2</text:p>
          </table:table-cell>
          <table:table-cell table:style-name="ce16" table:formula="of:=[.L187]*[.O187]*9/100" office:value-type="float" office:value="234" calcext:value-type="float">
            <text:p>234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34" calcext:value-type="float">
            <text:p>134</text:p>
          </table:table-cell>
          <table:table-cell table:style-name="ce25" office:value-type="float" office:value="2.2" calcext:value-type="float">
            <text:p>2.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.4" calcext:value-type="float">
            <text:p>0.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7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31" table:formula="of:=CONCATENATE(&quot;(alimento (id &quot;;[.B187];&quot;) (nombre &quot;;[.W187];&quot;) (grupo &quot;;[.E187];&quot;) (veces &quot;;[.F187];&quot;) (tipo &quot;;[.G187];&quot;)  (racion &quot;;[.L187];&quot;) (kcal &quot;;[.M187];&quot;) (proteinas &quot;;[.N187];&quot;) (grasas &quot;;[.O187];&quot;) (hidratos &quot;;[.P187];&quot;)(grasas-mono &quot;;[.Q187];&quot;) (desayuno &quot;;[.R187];&quot;) (almuerzo &quot;;[.S187];&quot;) (comida &quot;;[.T187];&quot;) (merienda &quot;;[.U187];&quot;) (cena &quot;;[.V187];&quot;))&quot;)" office:value-type="string" office:string-value="(alimento (id 186) (nombre espinacas-cocidas) (grupo 4) (veces 1) (tipo reguladores)  (racion 200) (kcal 134) (proteinas 2,2) (grasas 13) (hidratos 0,4)(grasas-mono 0) (desayuno no) (almuerzo si) (comida si) (merienda no) (cena si))" calcext:value-type="string">
            <text:p>(alimento (id 186) (nombre espinacas-cocidas) (grupo 4) (veces 1) (tipo reguladores) <text:s/>(racion 200) (kcal 134) (proteinas 2,2) (grasas 13) (hidratos 0,4)(grasas-mono 0) (desayuno no) (almuerzo si) (comida si) (merienda no) (cena si))</text:p>
          </table:table-cell>
          <table:table-cell table:formula="of:=SUBSTITUTE([.X187];&quot;,&quot;;&quot;.&quot;)" office:value-type="string" office:string-value="(alimento (id 186) (nombre espinacas-cocidas) (grupo 4) (veces 1) (tipo reguladores)  (racion 200) (kcal 134) (proteinas 2.2) (grasas 13) (hidratos 0.4)(grasas-mono 0) (desayuno no) (almuerzo si) (comida si) (merienda no) (cena si))" calcext:value-type="string">
            <text:p>(alimento (id 186) (nombre espinacas-cocidas) (grupo 4) (veces 1) (tipo reguladores) <text:s/>(racion 20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87" calcext:value-type="float">
            <text:p>187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Espinacas cocidas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88]*[.M188]/100" office:value-type="float" office:value="234.5" calcext:value-type="float">
            <text:p>234,5</text:p>
          </table:table-cell>
          <table:table-cell table:style-name="ce16" table:formula="of:=[.L188]*[.N188]*4/100" office:value-type="float" office:value="15.4" calcext:value-type="float">
            <text:p>15,4</text:p>
          </table:table-cell>
          <table:table-cell table:style-name="ce16" table:formula="of:=[.L188]*[.P188]*4/100" office:value-type="float" office:value="2.8" calcext:value-type="float">
            <text:p>2,8</text:p>
          </table:table-cell>
          <table:table-cell table:style-name="ce16" table:formula="of:=[.L188]*[.O188]*9/100" office:value-type="float" office:value="204.75" calcext:value-type="float">
            <text:p>204,7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134" calcext:value-type="float">
            <text:p>134</text:p>
          </table:table-cell>
          <table:table-cell table:style-name="ce25" office:value-type="float" office:value="2.2" calcext:value-type="float">
            <text:p>2.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.4" calcext:value-type="float">
            <text:p>0.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8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31" table:formula="of:=CONCATENATE(&quot;(alimento (id &quot;;[.B188];&quot;) (nombre &quot;;[.W188];&quot;) (grupo &quot;;[.E188];&quot;) (veces &quot;;[.F188];&quot;) (tipo &quot;;[.G188];&quot;)  (racion &quot;;[.L188];&quot;) (kcal &quot;;[.M188];&quot;) (proteinas &quot;;[.N188];&quot;) (grasas &quot;;[.O188];&quot;) (hidratos &quot;;[.P188];&quot;)(grasas-mono &quot;;[.Q188];&quot;) (desayuno &quot;;[.R188];&quot;) (almuerzo &quot;;[.S188];&quot;) (comida &quot;;[.T188];&quot;) (merienda &quot;;[.U188];&quot;) (cena &quot;;[.V188];&quot;))&quot;)" office:value-type="string" office:string-value="(alimento (id 187) (nombre espinacas-cocidas) (grupo 4) (veces 1) (tipo reguladores)  (racion 175) (kcal 134) (proteinas 2,2) (grasas 13) (hidratos 0,4)(grasas-mono 0) (desayuno no) (almuerzo si) (comida si) (merienda no) (cena si))" calcext:value-type="string">
            <text:p>(alimento (id 187) (nombre espinacas-cocidas) (grupo 4) (veces 1) (tipo reguladores) <text:s/>(racion 175) (kcal 134) (proteinas 2,2) (grasas 13) (hidratos 0,4)(grasas-mono 0) (desayuno no) (almuerzo si) (comida si) (merienda no) (cena si))</text:p>
          </table:table-cell>
          <table:table-cell table:formula="of:=SUBSTITUTE([.X188];&quot;,&quot;;&quot;.&quot;)" office:value-type="string" office:string-value="(alimento (id 187) (nombre espinacas-cocidas) (grupo 4) (veces 1) (tipo reguladores)  (racion 175) (kcal 134) (proteinas 2.2) (grasas 13) (hidratos 0.4)(grasas-mono 0) (desayuno no) (almuerzo si) (comida si) (merienda no) (cena si))" calcext:value-type="string">
            <text:p>(alimento (id 187) (nombre espinacas-cocidas) (grupo 4) (veces 1) (tipo reguladores) <text:s/>(racion 175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88" calcext:value-type="float">
            <text:p>188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Espinacas cocidas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89]*[.M189]/100" office:value-type="float" office:value="67" calcext:value-type="float">
            <text:p>67</text:p>
          </table:table-cell>
          <table:table-cell table:style-name="ce16" table:formula="of:=[.L189]*[.N189]*4/100" office:value-type="float" office:value="4.4" calcext:value-type="float">
            <text:p>4,4</text:p>
          </table:table-cell>
          <table:table-cell table:style-name="ce16" table:formula="of:=[.L189]*[.P189]*4/100" office:value-type="float" office:value="0.8" calcext:value-type="float">
            <text:p>0,8</text:p>
          </table:table-cell>
          <table:table-cell table:style-name="ce16" table:formula="of:=[.L189]*[.O189]*9/100" office:value-type="float" office:value="58.5" calcext:value-type="float">
            <text:p>58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34" calcext:value-type="float">
            <text:p>134</text:p>
          </table:table-cell>
          <table:table-cell table:style-name="ce25" office:value-type="float" office:value="2.2" calcext:value-type="float">
            <text:p>2.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.4" calcext:value-type="float">
            <text:p>0.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9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31" table:formula="of:=CONCATENATE(&quot;(alimento (id &quot;;[.B189];&quot;) (nombre &quot;;[.W189];&quot;) (grupo &quot;;[.E189];&quot;) (veces &quot;;[.F189];&quot;) (tipo &quot;;[.G189];&quot;)  (racion &quot;;[.L189];&quot;) (kcal &quot;;[.M189];&quot;) (proteinas &quot;;[.N189];&quot;) (grasas &quot;;[.O189];&quot;) (hidratos &quot;;[.P189];&quot;)(grasas-mono &quot;;[.Q189];&quot;) (desayuno &quot;;[.R189];&quot;) (almuerzo &quot;;[.S189];&quot;) (comida &quot;;[.T189];&quot;) (merienda &quot;;[.U189];&quot;) (cena &quot;;[.V189];&quot;))&quot;)" office:value-type="string" office:string-value="(alimento (id 188) (nombre espinacas-cocidas) (grupo 4) (veces 1) (tipo reguladores)  (racion 50) (kcal 134) (proteinas 2,2) (grasas 13) (hidratos 0,4)(grasas-mono 0) (desayuno no) (almuerzo si) (comida si) (merienda no) (cena si))" calcext:value-type="string">
            <text:p>(alimento (id 188) (nombre espinacas-cocidas) (grupo 4) (veces 1) (tipo reguladores) <text:s/>(racion 50) (kcal 134) (proteinas 2,2) (grasas 13) (hidratos 0,4)(grasas-mono 0) (desayuno no) (almuerzo si) (comida si) (merienda no) (cena si))</text:p>
          </table:table-cell>
          <table:table-cell table:formula="of:=SUBSTITUTE([.X189];&quot;,&quot;;&quot;.&quot;)" office:value-type="string" office:string-value="(alimento (id 188) (nombre espinacas-cocidas) (grupo 4) (veces 1) (tipo reguladores)  (racion 50) (kcal 134) (proteinas 2.2) (grasas 13) (hidratos 0.4)(grasas-mono 0) (desayuno no) (almuerzo si) (comida si) (merienda no) (cena si))" calcext:value-type="string">
            <text:p>(alimento (id 188) (nombre espinacas-cocidas) (grupo 4) (veces 1) (tipo reguladores) <text:s/>(racion 5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89" calcext:value-type="float">
            <text:p>189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Espinacas cocidas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90]*[.M190]/100" office:value-type="float" office:value="201" calcext:value-type="float">
            <text:p>201</text:p>
          </table:table-cell>
          <table:table-cell table:style-name="ce16" table:formula="of:=[.L190]*[.N190]*4/100" office:value-type="float" office:value="13.2" calcext:value-type="float">
            <text:p>13,2</text:p>
          </table:table-cell>
          <table:table-cell table:style-name="ce16" table:formula="of:=[.L190]*[.P190]*4/100" office:value-type="float" office:value="2.4" calcext:value-type="float">
            <text:p>2,4</text:p>
          </table:table-cell>
          <table:table-cell table:style-name="ce16" table:formula="of:=[.L190]*[.O190]*9/100" office:value-type="float" office:value="175.5" calcext:value-type="float">
            <text:p>175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34" calcext:value-type="float">
            <text:p>134</text:p>
          </table:table-cell>
          <table:table-cell table:style-name="ce25" office:value-type="float" office:value="2.2" calcext:value-type="float">
            <text:p>2.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.4" calcext:value-type="float">
            <text:p>0.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0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31" table:formula="of:=CONCATENATE(&quot;(alimento (id &quot;;[.B190];&quot;) (nombre &quot;;[.W190];&quot;) (grupo &quot;;[.E190];&quot;) (veces &quot;;[.F190];&quot;) (tipo &quot;;[.G190];&quot;)  (racion &quot;;[.L190];&quot;) (kcal &quot;;[.M190];&quot;) (proteinas &quot;;[.N190];&quot;) (grasas &quot;;[.O190];&quot;) (hidratos &quot;;[.P190];&quot;)(grasas-mono &quot;;[.Q190];&quot;) (desayuno &quot;;[.R190];&quot;) (almuerzo &quot;;[.S190];&quot;) (comida &quot;;[.T190];&quot;) (merienda &quot;;[.U190];&quot;) (cena &quot;;[.V190];&quot;))&quot;)" office:value-type="string" office:string-value="(alimento (id 189) (nombre espinacas-cocidas) (grupo 4) (veces 1) (tipo reguladores)  (racion 150) (kcal 134) (proteinas 2,2) (grasas 13) (hidratos 0,4)(grasas-mono 0) (desayuno no) (almuerzo si) (comida si) (merienda no) (cena si))" calcext:value-type="string">
            <text:p>(alimento (id 189) (nombre espinacas-cocidas) (grupo 4) (veces 1) (tipo reguladores) <text:s/>(racion 150) (kcal 134) (proteinas 2,2) (grasas 13) (hidratos 0,4)(grasas-mono 0) (desayuno no) (almuerzo si) (comida si) (merienda no) (cena si))</text:p>
          </table:table-cell>
          <table:table-cell table:formula="of:=SUBSTITUTE([.X190];&quot;,&quot;;&quot;.&quot;)" office:value-type="string" office:string-value="(alimento (id 189) (nombre espinacas-cocidas) (grupo 4) (veces 1) (tipo reguladores)  (racion 150) (kcal 134) (proteinas 2.2) (grasas 13) (hidratos 0.4)(grasas-mono 0) (desayuno no) (almuerzo si) (comida si) (merienda no) (cena si))" calcext:value-type="string">
            <text:p>(alimento (id 189) (nombre espinacas-cocidas) (grupo 4) (veces 1) (tipo reguladores) <text:s/>(racion 15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90" calcext:value-type="float">
            <text:p>190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Espinacas cocidas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91]*[.M191]/100" office:value-type="float" office:value="134" calcext:value-type="float">
            <text:p>134</text:p>
          </table:table-cell>
          <table:table-cell table:style-name="ce16" table:formula="of:=[.L191]*[.N191]*4/100" office:value-type="float" office:value="8.8" calcext:value-type="float">
            <text:p>8,8</text:p>
          </table:table-cell>
          <table:table-cell table:style-name="ce16" table:formula="of:=[.L191]*[.P191]*4/100" office:value-type="float" office:value="1.6" calcext:value-type="float">
            <text:p>1,6</text:p>
          </table:table-cell>
          <table:table-cell table:style-name="ce16" table:formula="of:=[.L191]*[.O191]*9/100" office:value-type="float" office:value="117" calcext:value-type="float">
            <text:p>117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34" calcext:value-type="float">
            <text:p>134</text:p>
          </table:table-cell>
          <table:table-cell table:style-name="ce25" office:value-type="float" office:value="2.2" calcext:value-type="float">
            <text:p>2.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.4" calcext:value-type="float">
            <text:p>0.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1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31" table:formula="of:=CONCATENATE(&quot;(alimento (id &quot;;[.B191];&quot;) (nombre &quot;;[.W191];&quot;) (grupo &quot;;[.E191];&quot;) (veces &quot;;[.F191];&quot;) (tipo &quot;;[.G191];&quot;)  (racion &quot;;[.L191];&quot;) (kcal &quot;;[.M191];&quot;) (proteinas &quot;;[.N191];&quot;) (grasas &quot;;[.O191];&quot;) (hidratos &quot;;[.P191];&quot;)(grasas-mono &quot;;[.Q191];&quot;) (desayuno &quot;;[.R191];&quot;) (almuerzo &quot;;[.S191];&quot;) (comida &quot;;[.T191];&quot;) (merienda &quot;;[.U191];&quot;) (cena &quot;;[.V191];&quot;))&quot;)" office:value-type="string" office:string-value="(alimento (id 190) (nombre espinacas-cocidas) (grupo 4) (veces 1) (tipo reguladores)  (racion 100) (kcal 134) (proteinas 2,2) (grasas 13) (hidratos 0,4)(grasas-mono 0) (desayuno no) (almuerzo si) (comida si) (merienda no) (cena si))" calcext:value-type="string">
            <text:p>(alimento (id 190) (nombre espinacas-cocidas) (grupo 4) (veces 1) (tipo reguladores) <text:s/>(racion 100) (kcal 134) (proteinas 2,2) (grasas 13) (hidratos 0,4)(grasas-mono 0) (desayuno no) (almuerzo si) (comida si) (merienda no) (cena si))</text:p>
          </table:table-cell>
          <table:table-cell table:formula="of:=SUBSTITUTE([.X191];&quot;,&quot;;&quot;.&quot;)" office:value-type="string" office:string-value="(alimento (id 190) (nombre espinacas-cocidas) (grupo 4) (veces 1) (tipo reguladores)  (racion 100) (kcal 134) (proteinas 2.2) (grasas 13) (hidratos 0.4)(grasas-mono 0) (desayuno no) (almuerzo si) (comida si) (merienda no) (cena si))" calcext:value-type="string">
            <text:p>(alimento (id 190) (nombre espinacas-cocidas) (grupo 4) (veces 1) (tipo reguladores) <text:s/>(racion 10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91" calcext:value-type="float">
            <text:p>191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Brécol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92]*[.M192]/100" office:value-type="float" office:value="62" calcext:value-type="float">
            <text:p>62</text:p>
          </table:table-cell>
          <table:table-cell table:style-name="ce16" table:formula="of:=[.L192]*[.N192]*4/100" office:value-type="float" office:value="26.4" calcext:value-type="float">
            <text:p>26,4</text:p>
          </table:table-cell>
          <table:table-cell table:style-name="ce16" table:formula="of:=[.L192]*[.P192]*4/100" office:value-type="float" office:value="32" calcext:value-type="float">
            <text:p>32</text:p>
          </table:table-cell>
          <table:table-cell table:style-name="ce16" table:formula="of:=[.L192]*[.O192]*9/100" office:value-type="float" office:value="3.6" calcext:value-type="float">
            <text:p>3,6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1" calcext:value-type="float">
            <text:p>31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2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31" table:formula="of:=CONCATENATE(&quot;(alimento (id &quot;;[.B192];&quot;) (nombre &quot;;[.W192];&quot;) (grupo &quot;;[.E192];&quot;) (veces &quot;;[.F192];&quot;) (tipo &quot;;[.G192];&quot;)  (racion &quot;;[.L192];&quot;) (kcal &quot;;[.M192];&quot;) (proteinas &quot;;[.N192];&quot;) (grasas &quot;;[.O192];&quot;) (hidratos &quot;;[.P192];&quot;)(grasas-mono &quot;;[.Q192];&quot;) (desayuno &quot;;[.R192];&quot;) (almuerzo &quot;;[.S192];&quot;) (comida &quot;;[.T192];&quot;) (merienda &quot;;[.U192];&quot;) (cena &quot;;[.V192];&quot;))&quot;)" office:value-type="string" office:string-value="(alimento (id 191) (nombre brecol) (grupo 4) (veces 3) (tipo reguladores)  (racion 200) (kcal 31) (proteinas 3,3) (grasas 0,2) (hidratos 4)(grasas-mono 0) (desayuno no) (almuerzo no) (comida si) (merienda no) (cena si))" calcext:value-type="string">
            <text:p>(alimento (id 191) (nombre brecol) (grupo 4) (veces 3) (tipo reguladores) <text:s/>(racion 200) (kcal 31) (proteinas 3,3) (grasas 0,2) (hidratos 4)(grasas-mono 0) (desayuno no) (almuerzo no) (comida si) (merienda no) (cena si))</text:p>
          </table:table-cell>
          <table:table-cell table:formula="of:=SUBSTITUTE([.X192];&quot;,&quot;;&quot;.&quot;)" office:value-type="string" office:string-value="(alimento (id 191) (nombre brecol) (grupo 4) (veces 3) (tipo reguladores)  (racion 200) (kcal 31) (proteinas 3.3) (grasas 0.2) (hidratos 4)(grasas-mono 0) (desayuno no) (almuerzo no) (comida si) (merienda no) (cena si))" calcext:value-type="string">
            <text:p>(alimento (id 191) (nombre brecol) (grupo 4) (veces 3) (tipo reguladores) <text:s/>(racion 200) (kcal 31) (proteinas 3.3) (grasas 0.2) (hidratos 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92" calcext:value-type="float">
            <text:p>192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Brécol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93]*[.M193]/100" office:value-type="float" office:value="54.25" calcext:value-type="float">
            <text:p>54,25</text:p>
          </table:table-cell>
          <table:table-cell table:style-name="ce16" table:formula="of:=[.L193]*[.N193]*4/100" office:value-type="float" office:value="23.1" calcext:value-type="float">
            <text:p>23,1</text:p>
          </table:table-cell>
          <table:table-cell table:style-name="ce16" table:formula="of:=[.L193]*[.P193]*4/100" office:value-type="float" office:value="28" calcext:value-type="float">
            <text:p>28</text:p>
          </table:table-cell>
          <table:table-cell table:style-name="ce16" table:formula="of:=[.L193]*[.O193]*9/100" office:value-type="float" office:value="3.15" calcext:value-type="float">
            <text:p>3,1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31" calcext:value-type="float">
            <text:p>31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3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31" table:formula="of:=CONCATENATE(&quot;(alimento (id &quot;;[.B193];&quot;) (nombre &quot;;[.W193];&quot;) (grupo &quot;;[.E193];&quot;) (veces &quot;;[.F193];&quot;) (tipo &quot;;[.G193];&quot;)  (racion &quot;;[.L193];&quot;) (kcal &quot;;[.M193];&quot;) (proteinas &quot;;[.N193];&quot;) (grasas &quot;;[.O193];&quot;) (hidratos &quot;;[.P193];&quot;)(grasas-mono &quot;;[.Q193];&quot;) (desayuno &quot;;[.R193];&quot;) (almuerzo &quot;;[.S193];&quot;) (comida &quot;;[.T193];&quot;) (merienda &quot;;[.U193];&quot;) (cena &quot;;[.V193];&quot;))&quot;)" office:value-type="string" office:string-value="(alimento (id 192) (nombre brecol) (grupo 4) (veces 3) (tipo reguladores)  (racion 175) (kcal 31) (proteinas 3,3) (grasas 0,2) (hidratos 4)(grasas-mono 0) (desayuno no) (almuerzo no) (comida si) (merienda no) (cena si))" calcext:value-type="string">
            <text:p>(alimento (id 192) (nombre brecol) (grupo 4) (veces 3) (tipo reguladores) <text:s/>(racion 175) (kcal 31) (proteinas 3,3) (grasas 0,2) (hidratos 4)(grasas-mono 0) (desayuno no) (almuerzo no) (comida si) (merienda no) (cena si))</text:p>
          </table:table-cell>
          <table:table-cell table:formula="of:=SUBSTITUTE([.X193];&quot;,&quot;;&quot;.&quot;)" office:value-type="string" office:string-value="(alimento (id 192) (nombre brecol) (grupo 4) (veces 3) (tipo reguladores)  (racion 175) (kcal 31) (proteinas 3.3) (grasas 0.2) (hidratos 4)(grasas-mono 0) (desayuno no) (almuerzo no) (comida si) (merienda no) (cena si))" calcext:value-type="string">
            <text:p>(alimento (id 192) (nombre brecol) (grupo 4) (veces 3) (tipo reguladores) <text:s/>(racion 175) (kcal 31) (proteinas 3.3) (grasas 0.2) (hidratos 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93" calcext:value-type="float">
            <text:p>193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Brécol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94]*[.M194]/100" office:value-type="float" office:value="46.5" calcext:value-type="float">
            <text:p>46,5</text:p>
          </table:table-cell>
          <table:table-cell table:style-name="ce16" table:formula="of:=[.L194]*[.N194]*4/100" office:value-type="float" office:value="19.8" calcext:value-type="float">
            <text:p>19,8</text:p>
          </table:table-cell>
          <table:table-cell table:style-name="ce16" table:formula="of:=[.L194]*[.P194]*4/100" office:value-type="float" office:value="24" calcext:value-type="float">
            <text:p>24</text:p>
          </table:table-cell>
          <table:table-cell table:style-name="ce16" table:formula="of:=[.L194]*[.O194]*9/100" office:value-type="float" office:value="2.7" calcext:value-type="float">
            <text:p>2,7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1" calcext:value-type="float">
            <text:p>31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4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31" table:formula="of:=CONCATENATE(&quot;(alimento (id &quot;;[.B194];&quot;) (nombre &quot;;[.W194];&quot;) (grupo &quot;;[.E194];&quot;) (veces &quot;;[.F194];&quot;) (tipo &quot;;[.G194];&quot;)  (racion &quot;;[.L194];&quot;) (kcal &quot;;[.M194];&quot;) (proteinas &quot;;[.N194];&quot;) (grasas &quot;;[.O194];&quot;) (hidratos &quot;;[.P194];&quot;)(grasas-mono &quot;;[.Q194];&quot;) (desayuno &quot;;[.R194];&quot;) (almuerzo &quot;;[.S194];&quot;) (comida &quot;;[.T194];&quot;) (merienda &quot;;[.U194];&quot;) (cena &quot;;[.V194];&quot;))&quot;)" office:value-type="string" office:string-value="(alimento (id 193) (nombre brecol) (grupo 4) (veces 3) (tipo reguladores)  (racion 150) (kcal 31) (proteinas 3,3) (grasas 0,2) (hidratos 4)(grasas-mono 0) (desayuno no) (almuerzo no) (comida si) (merienda no) (cena si))" calcext:value-type="string">
            <text:p>(alimento (id 193) (nombre brecol) (grupo 4) (veces 3) (tipo reguladores) <text:s/>(racion 150) (kcal 31) (proteinas 3,3) (grasas 0,2) (hidratos 4)(grasas-mono 0) (desayuno no) (almuerzo no) (comida si) (merienda no) (cena si))</text:p>
          </table:table-cell>
          <table:table-cell table:formula="of:=SUBSTITUTE([.X194];&quot;,&quot;;&quot;.&quot;)" office:value-type="string" office:string-value="(alimento (id 193) (nombre brecol) (grupo 4) (veces 3) (tipo reguladores)  (racion 150) (kcal 31) (proteinas 3.3) (grasas 0.2) (hidratos 4)(grasas-mono 0) (desayuno no) (almuerzo no) (comida si) (merienda no) (cena si))" calcext:value-type="string">
            <text:p>(alimento (id 193) (nombre brecol) (grupo 4) (veces 3) (tipo reguladores) <text:s/>(racion 150) (kcal 31) (proteinas 3.3) (grasas 0.2) (hidratos 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94" calcext:value-type="float">
            <text:p>194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Brécol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95]*[.M195]/100" office:value-type="float" office:value="38.75" calcext:value-type="float">
            <text:p>38,75</text:p>
          </table:table-cell>
          <table:table-cell table:style-name="ce16" table:formula="of:=[.L195]*[.N195]*4/100" office:value-type="float" office:value="16.5" calcext:value-type="float">
            <text:p>16,5</text:p>
          </table:table-cell>
          <table:table-cell table:style-name="ce16" table:formula="of:=[.L195]*[.P195]*4/100" office:value-type="float" office:value="20" calcext:value-type="float">
            <text:p>20</text:p>
          </table:table-cell>
          <table:table-cell table:style-name="ce16" table:formula="of:=[.L195]*[.O195]*9/100" office:value-type="float" office:value="2.25" calcext:value-type="float">
            <text:p>2,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1" calcext:value-type="float">
            <text:p>31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5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31" table:formula="of:=CONCATENATE(&quot;(alimento (id &quot;;[.B195];&quot;) (nombre &quot;;[.W195];&quot;) (grupo &quot;;[.E195];&quot;) (veces &quot;;[.F195];&quot;) (tipo &quot;;[.G195];&quot;)  (racion &quot;;[.L195];&quot;) (kcal &quot;;[.M195];&quot;) (proteinas &quot;;[.N195];&quot;) (grasas &quot;;[.O195];&quot;) (hidratos &quot;;[.P195];&quot;)(grasas-mono &quot;;[.Q195];&quot;) (desayuno &quot;;[.R195];&quot;) (almuerzo &quot;;[.S195];&quot;) (comida &quot;;[.T195];&quot;) (merienda &quot;;[.U195];&quot;) (cena &quot;;[.V195];&quot;))&quot;)" office:value-type="string" office:string-value="(alimento (id 194) (nombre brecol) (grupo 4) (veces 3) (tipo reguladores)  (racion 125) (kcal 31) (proteinas 3,3) (grasas 0,2) (hidratos 4)(grasas-mono 0) (desayuno no) (almuerzo no) (comida si) (merienda no) (cena si))" calcext:value-type="string">
            <text:p>(alimento (id 194) (nombre brecol) (grupo 4) (veces 3) (tipo reguladores) <text:s/>(racion 125) (kcal 31) (proteinas 3,3) (grasas 0,2) (hidratos 4)(grasas-mono 0) (desayuno no) (almuerzo no) (comida si) (merienda no) (cena si))</text:p>
          </table:table-cell>
          <table:table-cell table:formula="of:=SUBSTITUTE([.X195];&quot;,&quot;;&quot;.&quot;)" office:value-type="string" office:string-value="(alimento (id 194) (nombre brecol) (grupo 4) (veces 3) (tipo reguladores)  (racion 125) (kcal 31) (proteinas 3.3) (grasas 0.2) (hidratos 4)(grasas-mono 0) (desayuno no) (almuerzo no) (comida si) (merienda no) (cena si))" calcext:value-type="string">
            <text:p>(alimento (id 194) (nombre brecol) (grupo 4) (veces 3) (tipo reguladores) <text:s/>(racion 125) (kcal 31) (proteinas 3.3) (grasas 0.2) (hidratos 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95" calcext:value-type="float">
            <text:p>195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Brécol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96]*[.M196]/100" office:value-type="float" office:value="31" calcext:value-type="float">
            <text:p>31</text:p>
          </table:table-cell>
          <table:table-cell table:style-name="ce16" table:formula="of:=[.L196]*[.N196]*4/100" office:value-type="float" office:value="13.2" calcext:value-type="float">
            <text:p>13,2</text:p>
          </table:table-cell>
          <table:table-cell table:style-name="ce16" table:formula="of:=[.L196]*[.P196]*4/100" office:value-type="float" office:value="16" calcext:value-type="float">
            <text:p>16</text:p>
          </table:table-cell>
          <table:table-cell table:style-name="ce16" table:formula="of:=[.L196]*[.O196]*9/100" office:value-type="float" office:value="1.8" calcext:value-type="float">
            <text:p>1,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1" calcext:value-type="float">
            <text:p>31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6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31" table:formula="of:=CONCATENATE(&quot;(alimento (id &quot;;[.B196];&quot;) (nombre &quot;;[.W196];&quot;) (grupo &quot;;[.E196];&quot;) (veces &quot;;[.F196];&quot;) (tipo &quot;;[.G196];&quot;)  (racion &quot;;[.L196];&quot;) (kcal &quot;;[.M196];&quot;) (proteinas &quot;;[.N196];&quot;) (grasas &quot;;[.O196];&quot;) (hidratos &quot;;[.P196];&quot;)(grasas-mono &quot;;[.Q196];&quot;) (desayuno &quot;;[.R196];&quot;) (almuerzo &quot;;[.S196];&quot;) (comida &quot;;[.T196];&quot;) (merienda &quot;;[.U196];&quot;) (cena &quot;;[.V196];&quot;))&quot;)" office:value-type="string" office:string-value="(alimento (id 195) (nombre brecol) (grupo 4) (veces 3) (tipo reguladores)  (racion 100) (kcal 31) (proteinas 3,3) (grasas 0,2) (hidratos 4)(grasas-mono 0) (desayuno no) (almuerzo no) (comida si) (merienda no) (cena si))" calcext:value-type="string">
            <text:p>(alimento (id 195) (nombre brecol) (grupo 4) (veces 3) (tipo reguladores) <text:s/>(racion 100) (kcal 31) (proteinas 3,3) (grasas 0,2) (hidratos 4)(grasas-mono 0) (desayuno no) (almuerzo no) (comida si) (merienda no) (cena si))</text:p>
          </table:table-cell>
          <table:table-cell table:formula="of:=SUBSTITUTE([.X196];&quot;,&quot;;&quot;.&quot;)" office:value-type="string" office:string-value="(alimento (id 195) (nombre brecol) (grupo 4) (veces 3) (tipo reguladores)  (racion 100) (kcal 31) (proteinas 3.3) (grasas 0.2) (hidratos 4)(grasas-mono 0) (desayuno no) (almuerzo no) (comida si) (merienda no) (cena si))" calcext:value-type="string">
            <text:p>(alimento (id 195) (nombre brecol) (grupo 4) (veces 3) (tipo reguladores) <text:s/>(racion 100) (kcal 31) (proteinas 3.3) (grasas 0.2) (hidratos 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96" calcext:value-type="float">
            <text:p>196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Puerro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97]*[.M197]/100" office:value-type="float" office:value="52" calcext:value-type="float">
            <text:p>52</text:p>
          </table:table-cell>
          <table:table-cell table:style-name="ce16" table:formula="of:=[.L197]*[.N197]*4/100" office:value-type="float" office:value="16.8" calcext:value-type="float">
            <text:p>16,8</text:p>
          </table:table-cell>
          <table:table-cell table:style-name="ce16" table:formula="of:=[.L197]*[.P197]*4/100" office:value-type="float" office:value="48" calcext:value-type="float">
            <text:p>48</text:p>
          </table:table-cell>
          <table:table-cell table:style-name="ce16" table:formula="of:=[.L197]*[.O197]*9/100" office:value-type="float" office:value="1.8" calcext:value-type="float">
            <text:p>1,8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6" calcext:value-type="float">
            <text:p>26</text:p>
          </table:table-cell>
          <table:table-cell table:style-name="ce25" office:value-type="float" office:value="2.1" calcext:value-type="float">
            <text:p>2.1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7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31" table:formula="of:=CONCATENATE(&quot;(alimento (id &quot;;[.B197];&quot;) (nombre &quot;;[.W197];&quot;) (grupo &quot;;[.E197];&quot;) (veces &quot;;[.F197];&quot;) (tipo &quot;;[.G197];&quot;)  (racion &quot;;[.L197];&quot;) (kcal &quot;;[.M197];&quot;) (proteinas &quot;;[.N197];&quot;) (grasas &quot;;[.O197];&quot;) (hidratos &quot;;[.P197];&quot;)(grasas-mono &quot;;[.Q197];&quot;) (desayuno &quot;;[.R197];&quot;) (almuerzo &quot;;[.S197];&quot;) (comida &quot;;[.T197];&quot;) (merienda &quot;;[.U197];&quot;) (cena &quot;;[.V197];&quot;))&quot;)" office:value-type="string" office:string-value="(alimento (id 196) (nombre puerro) (grupo 4) (veces 1) (tipo reguladores)  (racion 200) (kcal 26) (proteinas 2,1) (grasas 0,1) (hidratos 6)(grasas-mono 0) (desayuno no) (almuerzo no) (comida si) (merienda no) (cena si))" calcext:value-type="string">
            <text:p>(alimento (id 196) (nombre puerro) (grupo 4) (veces 1) (tipo reguladores) <text:s/>(racion 200) (kcal 26) (proteinas 2,1) (grasas 0,1) (hidratos 6)(grasas-mono 0) (desayuno no) (almuerzo no) (comida si) (merienda no) (cena si))</text:p>
          </table:table-cell>
          <table:table-cell table:formula="of:=SUBSTITUTE([.X197];&quot;,&quot;;&quot;.&quot;)" office:value-type="string" office:string-value="(alimento (id 196) (nombre puerro) (grupo 4) (veces 1) (tipo reguladores)  (racion 200) (kcal 26) (proteinas 2.1) (grasas 0.1) (hidratos 6)(grasas-mono 0) (desayuno no) (almuerzo no) (comida si) (merienda no) (cena si))" calcext:value-type="string">
            <text:p>(alimento (id 196) (nombre puerro) (grupo 4) (veces 1) (tipo reguladores) <text:s/>(racion 200) (kcal 26) (proteinas 2.1) (grasas 0.1) (hidratos 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97" calcext:value-type="float">
            <text:p>197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Puerro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98]*[.M198]/100" office:value-type="float" office:value="39" calcext:value-type="float">
            <text:p>39</text:p>
          </table:table-cell>
          <table:table-cell table:style-name="ce16" table:formula="of:=[.L198]*[.N198]*4/100" office:value-type="float" office:value="12.6" calcext:value-type="float">
            <text:p>12,6</text:p>
          </table:table-cell>
          <table:table-cell table:style-name="ce16" table:formula="of:=[.L198]*[.P198]*4/100" office:value-type="float" office:value="36" calcext:value-type="float">
            <text:p>36</text:p>
          </table:table-cell>
          <table:table-cell table:style-name="ce16" table:formula="of:=[.L198]*[.O198]*9/100" office:value-type="float" office:value="1.35" calcext:value-type="float">
            <text:p>1,3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26" calcext:value-type="float">
            <text:p>26</text:p>
          </table:table-cell>
          <table:table-cell table:style-name="ce25" office:value-type="float" office:value="2.1" calcext:value-type="float">
            <text:p>2.1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8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31" table:formula="of:=CONCATENATE(&quot;(alimento (id &quot;;[.B198];&quot;) (nombre &quot;;[.W198];&quot;) (grupo &quot;;[.E198];&quot;) (veces &quot;;[.F198];&quot;) (tipo &quot;;[.G198];&quot;)  (racion &quot;;[.L198];&quot;) (kcal &quot;;[.M198];&quot;) (proteinas &quot;;[.N198];&quot;) (grasas &quot;;[.O198];&quot;) (hidratos &quot;;[.P198];&quot;)(grasas-mono &quot;;[.Q198];&quot;) (desayuno &quot;;[.R198];&quot;) (almuerzo &quot;;[.S198];&quot;) (comida &quot;;[.T198];&quot;) (merienda &quot;;[.U198];&quot;) (cena &quot;;[.V198];&quot;))&quot;)" office:value-type="string" office:string-value="(alimento (id 197) (nombre puerro) (grupo 4) (veces 1) (tipo reguladores)  (racion 150) (kcal 26) (proteinas 2,1) (grasas 0,1) (hidratos 6)(grasas-mono 0) (desayuno no) (almuerzo no) (comida si) (merienda no) (cena si))" calcext:value-type="string">
            <text:p>(alimento (id 197) (nombre puerro) (grupo 4) (veces 1) (tipo reguladores) <text:s/>(racion 150) (kcal 26) (proteinas 2,1) (grasas 0,1) (hidratos 6)(grasas-mono 0) (desayuno no) (almuerzo no) (comida si) (merienda no) (cena si))</text:p>
          </table:table-cell>
          <table:table-cell table:formula="of:=SUBSTITUTE([.X198];&quot;,&quot;;&quot;.&quot;)" office:value-type="string" office:string-value="(alimento (id 197) (nombre puerro) (grupo 4) (veces 1) (tipo reguladores)  (racion 150) (kcal 26) (proteinas 2.1) (grasas 0.1) (hidratos 6)(grasas-mono 0) (desayuno no) (almuerzo no) (comida si) (merienda no) (cena si))" calcext:value-type="string">
            <text:p>(alimento (id 197) (nombre puerro) (grupo 4) (veces 1) (tipo reguladores) <text:s/>(racion 150) (kcal 26) (proteinas 2.1) (grasas 0.1) (hidratos 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98" calcext:value-type="float">
            <text:p>198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Puerro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199]*[.M199]/100" office:value-type="float" office:value="19.5" calcext:value-type="float">
            <text:p>19,5</text:p>
          </table:table-cell>
          <table:table-cell table:style-name="ce16" table:formula="of:=[.L199]*[.N199]*4/100" office:value-type="float" office:value="6.3" calcext:value-type="float">
            <text:p>6,3</text:p>
          </table:table-cell>
          <table:table-cell table:style-name="ce16" table:formula="of:=[.L199]*[.P199]*4/100" office:value-type="float" office:value="18" calcext:value-type="float">
            <text:p>18</text:p>
          </table:table-cell>
          <table:table-cell table:style-name="ce16" table:formula="of:=[.L199]*[.O199]*9/100" office:value-type="float" office:value="0.675" calcext:value-type="float">
            <text:p>0,67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26" calcext:value-type="float">
            <text:p>26</text:p>
          </table:table-cell>
          <table:table-cell table:style-name="ce25" office:value-type="float" office:value="2.1" calcext:value-type="float">
            <text:p>2.1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9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31" table:formula="of:=CONCATENATE(&quot;(alimento (id &quot;;[.B199];&quot;) (nombre &quot;;[.W199];&quot;) (grupo &quot;;[.E199];&quot;) (veces &quot;;[.F199];&quot;) (tipo &quot;;[.G199];&quot;)  (racion &quot;;[.L199];&quot;) (kcal &quot;;[.M199];&quot;) (proteinas &quot;;[.N199];&quot;) (grasas &quot;;[.O199];&quot;) (hidratos &quot;;[.P199];&quot;)(grasas-mono &quot;;[.Q199];&quot;) (desayuno &quot;;[.R199];&quot;) (almuerzo &quot;;[.S199];&quot;) (comida &quot;;[.T199];&quot;) (merienda &quot;;[.U199];&quot;) (cena &quot;;[.V199];&quot;))&quot;)" office:value-type="string" office:string-value="(alimento (id 198) (nombre puerro) (grupo 4) (veces 1) (tipo reguladores)  (racion 75) (kcal 26) (proteinas 2,1) (grasas 0,1) (hidratos 6)(grasas-mono 0) (desayuno no) (almuerzo no) (comida si) (merienda no) (cena si))" calcext:value-type="string">
            <text:p>(alimento (id 198) (nombre puerro) (grupo 4) (veces 1) (tipo reguladores) <text:s/>(racion 75) (kcal 26) (proteinas 2,1) (grasas 0,1) (hidratos 6)(grasas-mono 0) (desayuno no) (almuerzo no) (comida si) (merienda no) (cena si))</text:p>
          </table:table-cell>
          <table:table-cell table:formula="of:=SUBSTITUTE([.X199];&quot;,&quot;;&quot;.&quot;)" office:value-type="string" office:string-value="(alimento (id 198) (nombre puerro) (grupo 4) (veces 1) (tipo reguladores)  (racion 75) (kcal 26) (proteinas 2.1) (grasas 0.1) (hidratos 6)(grasas-mono 0) (desayuno no) (almuerzo no) (comida si) (merienda no) (cena si))" calcext:value-type="string">
            <text:p>(alimento (id 198) (nombre puerro) (grupo 4) (veces 1) (tipo reguladores) <text:s/>(racion 75) (kcal 26) (proteinas 2.1) (grasas 0.1) (hidratos 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199" calcext:value-type="float">
            <text:p>199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Puerro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00]*[.M200]/100" office:value-type="float" office:value="32.5" calcext:value-type="float">
            <text:p>32,5</text:p>
          </table:table-cell>
          <table:table-cell table:style-name="ce16" table:formula="of:=[.L200]*[.N200]*4/100" office:value-type="float" office:value="10.5" calcext:value-type="float">
            <text:p>10,5</text:p>
          </table:table-cell>
          <table:table-cell table:style-name="ce16" table:formula="of:=[.L200]*[.P200]*4/100" office:value-type="float" office:value="30" calcext:value-type="float">
            <text:p>30</text:p>
          </table:table-cell>
          <table:table-cell table:style-name="ce16" table:formula="of:=[.L200]*[.O200]*9/100" office:value-type="float" office:value="1.125" calcext:value-type="float">
            <text:p>1,1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26" calcext:value-type="float">
            <text:p>26</text:p>
          </table:table-cell>
          <table:table-cell table:style-name="ce25" office:value-type="float" office:value="2.1" calcext:value-type="float">
            <text:p>2.1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0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31" table:formula="of:=CONCATENATE(&quot;(alimento (id &quot;;[.B200];&quot;) (nombre &quot;;[.W200];&quot;) (grupo &quot;;[.E200];&quot;) (veces &quot;;[.F200];&quot;) (tipo &quot;;[.G200];&quot;)  (racion &quot;;[.L200];&quot;) (kcal &quot;;[.M200];&quot;) (proteinas &quot;;[.N200];&quot;) (grasas &quot;;[.O200];&quot;) (hidratos &quot;;[.P200];&quot;)(grasas-mono &quot;;[.Q200];&quot;) (desayuno &quot;;[.R200];&quot;) (almuerzo &quot;;[.S200];&quot;) (comida &quot;;[.T200];&quot;) (merienda &quot;;[.U200];&quot;) (cena &quot;;[.V200];&quot;))&quot;)" office:value-type="string" office:string-value="(alimento (id 199) (nombre puerro) (grupo 4) (veces 1) (tipo reguladores)  (racion 125) (kcal 26) (proteinas 2,1) (grasas 0,1) (hidratos 6)(grasas-mono 0) (desayuno no) (almuerzo no) (comida si) (merienda no) (cena si))" calcext:value-type="string">
            <text:p>(alimento (id 199) (nombre puerro) (grupo 4) (veces 1) (tipo reguladores) <text:s/>(racion 125) (kcal 26) (proteinas 2,1) (grasas 0,1) (hidratos 6)(grasas-mono 0) (desayuno no) (almuerzo no) (comida si) (merienda no) (cena si))</text:p>
          </table:table-cell>
          <table:table-cell table:formula="of:=SUBSTITUTE([.X200];&quot;,&quot;;&quot;.&quot;)" office:value-type="string" office:string-value="(alimento (id 199) (nombre puerro) (grupo 4) (veces 1) (tipo reguladores)  (racion 125) (kcal 26) (proteinas 2.1) (grasas 0.1) (hidratos 6)(grasas-mono 0) (desayuno no) (almuerzo no) (comida si) (merienda no) (cena si))" calcext:value-type="string">
            <text:p>(alimento (id 199) (nombre puerro) (grupo 4) (veces 1) (tipo reguladores) <text:s/>(racion 125) (kcal 26) (proteinas 2.1) (grasas 0.1) (hidratos 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00" calcext:value-type="float">
            <text:p>200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Puerro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01]*[.M201]/100" office:value-type="float" office:value="26" calcext:value-type="float">
            <text:p>26</text:p>
          </table:table-cell>
          <table:table-cell table:style-name="ce16" table:formula="of:=[.L201]*[.N201]*4/100" office:value-type="float" office:value="8.4" calcext:value-type="float">
            <text:p>8,4</text:p>
          </table:table-cell>
          <table:table-cell table:style-name="ce16" table:formula="of:=[.L201]*[.P201]*4/100" office:value-type="float" office:value="24" calcext:value-type="float">
            <text:p>24</text:p>
          </table:table-cell>
          <table:table-cell table:style-name="ce16" table:formula="of:=[.L201]*[.O201]*9/100" office:value-type="float" office:value="0.9" calcext:value-type="float">
            <text:p>0,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6" calcext:value-type="float">
            <text:p>26</text:p>
          </table:table-cell>
          <table:table-cell table:style-name="ce25" office:value-type="float" office:value="2.1" calcext:value-type="float">
            <text:p>2.1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1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31" table:formula="of:=CONCATENATE(&quot;(alimento (id &quot;;[.B201];&quot;) (nombre &quot;;[.W201];&quot;) (grupo &quot;;[.E201];&quot;) (veces &quot;;[.F201];&quot;) (tipo &quot;;[.G201];&quot;)  (racion &quot;;[.L201];&quot;) (kcal &quot;;[.M201];&quot;) (proteinas &quot;;[.N201];&quot;) (grasas &quot;;[.O201];&quot;) (hidratos &quot;;[.P201];&quot;)(grasas-mono &quot;;[.Q201];&quot;) (desayuno &quot;;[.R201];&quot;) (almuerzo &quot;;[.S201];&quot;) (comida &quot;;[.T201];&quot;) (merienda &quot;;[.U201];&quot;) (cena &quot;;[.V201];&quot;))&quot;)" office:value-type="string" office:string-value="(alimento (id 200) (nombre puerro) (grupo 4) (veces 1) (tipo reguladores)  (racion 100) (kcal 26) (proteinas 2,1) (grasas 0,1) (hidratos 6)(grasas-mono 0) (desayuno no) (almuerzo no) (comida si) (merienda no) (cena si))" calcext:value-type="string">
            <text:p>(alimento (id 200) (nombre puerro) (grupo 4) (veces 1) (tipo reguladores) <text:s/>(racion 100) (kcal 26) (proteinas 2,1) (grasas 0,1) (hidratos 6)(grasas-mono 0) (desayuno no) (almuerzo no) (comida si) (merienda no) (cena si))</text:p>
          </table:table-cell>
          <table:table-cell table:formula="of:=SUBSTITUTE([.X201];&quot;,&quot;;&quot;.&quot;)" office:value-type="string" office:string-value="(alimento (id 200) (nombre puerro) (grupo 4) (veces 1) (tipo reguladores)  (racion 100) (kcal 26) (proteinas 2.1) (grasas 0.1) (hidratos 6)(grasas-mono 0) (desayuno no) (almuerzo no) (comida si) (merienda no) (cena si))" calcext:value-type="string">
            <text:p>(alimento (id 200) (nombre puerro) (grupo 4) (veces 1) (tipo reguladores) <text:s/>(racion 100) (kcal 26) (proteinas 2.1) (grasas 0.1) (hidratos 6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01" calcext:value-type="float">
            <text:p>201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alabacín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02]*[.M202]/100" office:value-type="float" office:value="24" calcext:value-type="float">
            <text:p>24</text:p>
          </table:table-cell>
          <table:table-cell table:style-name="ce16" table:formula="of:=[.L202]*[.N202]*4/100" office:value-type="float" office:value="10.4" calcext:value-type="float">
            <text:p>10,4</text:p>
          </table:table-cell>
          <table:table-cell table:style-name="ce16" table:formula="of:=[.L202]*[.P202]*4/100" office:value-type="float" office:value="11.2" calcext:value-type="float">
            <text:p>11,2</text:p>
          </table:table-cell>
          <table:table-cell table:style-name="ce16" table:formula="of:=[.L202]*[.O202]*9/100" office:value-type="float" office:value="1.8" calcext:value-type="float">
            <text:p>1,8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2" calcext:value-type="float">
            <text:p>12</text:p>
          </table:table-cell>
          <table:table-cell table:style-name="ce25" office:value-type="float" office:value="1.3" calcext:value-type="float">
            <text:p>1.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.4" calcext:value-type="float">
            <text:p>1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2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31" table:formula="of:=CONCATENATE(&quot;(alimento (id &quot;;[.B202];&quot;) (nombre &quot;;[.W202];&quot;) (grupo &quot;;[.E202];&quot;) (veces &quot;;[.F202];&quot;) (tipo &quot;;[.G202];&quot;)  (racion &quot;;[.L202];&quot;) (kcal &quot;;[.M202];&quot;) (proteinas &quot;;[.N202];&quot;) (grasas &quot;;[.O202];&quot;) (hidratos &quot;;[.P202];&quot;)(grasas-mono &quot;;[.Q202];&quot;) (desayuno &quot;;[.R202];&quot;) (almuerzo &quot;;[.S202];&quot;) (comida &quot;;[.T202];&quot;) (merienda &quot;;[.U202];&quot;) (cena &quot;;[.V202];&quot;))&quot;)" office:value-type="string" office:string-value="(alimento (id 201) (nombre calabacin) (grupo 4) (veces 1) (tipo reguladores)  (racion 200) (kcal 12) (proteinas 1,3) (grasas 0,1) (hidratos 1,4)(grasas-mono 0) (desayuno no) (almuerzo no) (comida si) (merienda no) (cena si))" calcext:value-type="string">
            <text:p>(alimento (id 201) (nombre calabacin) (grupo 4) (veces 1) (tipo reguladores) <text:s/>(racion 200) (kcal 12) (proteinas 1,3) (grasas 0,1) (hidratos 1,4)(grasas-mono 0) (desayuno no) (almuerzo no) (comida si) (merienda no) (cena si))</text:p>
          </table:table-cell>
          <table:table-cell table:formula="of:=SUBSTITUTE([.X202];&quot;,&quot;;&quot;.&quot;)" office:value-type="string" office:string-value="(alimento (id 201) (nombre calabacin) (grupo 4) (veces 1) (tipo reguladores)  (racion 200) (kcal 12) (proteinas 1.3) (grasas 0.1) (hidratos 1.4)(grasas-mono 0) (desayuno no) (almuerzo no) (comida si) (merienda no) (cena si))" calcext:value-type="string">
            <text:p>(alimento (id 201) (nombre calabacin) (grupo 4) (veces 1) (tipo reguladores) <text:s/>(racion 200) (kcal 12) (proteinas 1.3) (grasas 0.1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02" calcext:value-type="float">
            <text:p>202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alabacín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03]*[.M203]/100" office:value-type="float" office:value="18" calcext:value-type="float">
            <text:p>18</text:p>
          </table:table-cell>
          <table:table-cell table:style-name="ce16" table:formula="of:=[.L203]*[.N203]*4/100" office:value-type="float" office:value="7.8" calcext:value-type="float">
            <text:p>7,8</text:p>
          </table:table-cell>
          <table:table-cell table:style-name="ce16" table:formula="of:=[.L203]*[.P203]*4/100" office:value-type="float" office:value="8.4" calcext:value-type="float">
            <text:p>8,4</text:p>
          </table:table-cell>
          <table:table-cell table:style-name="ce16" table:formula="of:=[.L203]*[.O203]*9/100" office:value-type="float" office:value="1.35" calcext:value-type="float">
            <text:p>1,3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2" calcext:value-type="float">
            <text:p>12</text:p>
          </table:table-cell>
          <table:table-cell table:style-name="ce25" office:value-type="float" office:value="1.3" calcext:value-type="float">
            <text:p>1.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.4" calcext:value-type="float">
            <text:p>1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3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31" table:formula="of:=CONCATENATE(&quot;(alimento (id &quot;;[.B203];&quot;) (nombre &quot;;[.W203];&quot;) (grupo &quot;;[.E203];&quot;) (veces &quot;;[.F203];&quot;) (tipo &quot;;[.G203];&quot;)  (racion &quot;;[.L203];&quot;) (kcal &quot;;[.M203];&quot;) (proteinas &quot;;[.N203];&quot;) (grasas &quot;;[.O203];&quot;) (hidratos &quot;;[.P203];&quot;)(grasas-mono &quot;;[.Q203];&quot;) (desayuno &quot;;[.R203];&quot;) (almuerzo &quot;;[.S203];&quot;) (comida &quot;;[.T203];&quot;) (merienda &quot;;[.U203];&quot;) (cena &quot;;[.V203];&quot;))&quot;)" office:value-type="string" office:string-value="(alimento (id 202) (nombre calabacin) (grupo 4) (veces 1) (tipo reguladores)  (racion 150) (kcal 12) (proteinas 1,3) (grasas 0,1) (hidratos 1,4)(grasas-mono 0) (desayuno no) (almuerzo no) (comida si) (merienda no) (cena si))" calcext:value-type="string">
            <text:p>(alimento (id 202) (nombre calabacin) (grupo 4) (veces 1) (tipo reguladores) <text:s/>(racion 150) (kcal 12) (proteinas 1,3) (grasas 0,1) (hidratos 1,4)(grasas-mono 0) (desayuno no) (almuerzo no) (comida si) (merienda no) (cena si))</text:p>
          </table:table-cell>
          <table:table-cell table:formula="of:=SUBSTITUTE([.X203];&quot;,&quot;;&quot;.&quot;)" office:value-type="string" office:string-value="(alimento (id 202) (nombre calabacin) (grupo 4) (veces 1) (tipo reguladores)  (racion 150) (kcal 12) (proteinas 1.3) (grasas 0.1) (hidratos 1.4)(grasas-mono 0) (desayuno no) (almuerzo no) (comida si) (merienda no) (cena si))" calcext:value-type="string">
            <text:p>(alimento (id 202) (nombre calabacin) (grupo 4) (veces 1) (tipo reguladores) <text:s/>(racion 150) (kcal 12) (proteinas 1.3) (grasas 0.1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office:value-type="string" calcext:value-type="string">
            <text:p>Verduras y hortalizas</text:p>
          </table:table-cell>
          <table:table-cell table:style-name="ce14" office:value-type="string" calcext:value-type="string">
            <text:p>Calabacín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>
            <text:p>reguladores</text:p>
          </table:table-cell>
          <table:table-cell table:style-name="ce14" table:formula="of:=[.L204]*[.M204]/100" office:value-type="float" office:value="6" calcext:value-type="float">
            <text:p>6</text:p>
          </table:table-cell>
          <table:table-cell table:style-name="ce16" table:formula="of:=[.L204]*[.N204]*4/100" office:value-type="float" office:value="2.6" calcext:value-type="float">
            <text:p>2,6</text:p>
          </table:table-cell>
          <table:table-cell table:style-name="ce16" table:formula="of:=[.L204]*[.P204]*4/100" office:value-type="float" office:value="2.8" calcext:value-type="float">
            <text:p>2,8</text:p>
          </table:table-cell>
          <table:table-cell table:style-name="ce16" table:formula="of:=[.L204]*[.O204]*9/100" office:value-type="float" office:value="0.45" calcext:value-type="float">
            <text:p>0,45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2" calcext:value-type="float">
            <text:p>12</text:p>
          </table:table-cell>
          <table:table-cell table:style-name="ce24" office:value-type="float" office:value="1.3" calcext:value-type="float">
            <text:p>1.3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1.4" calcext:value-type="float">
            <text:p>1.4</text:p>
          </table:table-cell>
          <table:table-cell table:style-name="ce24" office:value-type="float" office:value="0" calcext:value-type="float">
            <text:p>0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style-name="ce12" table:formula="of:=SUBSTITUTE(SUBSTITUTE(SUBSTITUTE(SUBSTITUTE(SUBSTITUTE(SUBSTITUTE(LOWER([.D204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31" table:formula="of:=CONCATENATE(&quot;(alimento (id &quot;;[.B204];&quot;) (nombre &quot;;[.W204];&quot;) (grupo &quot;;[.E204];&quot;) (veces &quot;;[.F204];&quot;) (tipo &quot;;[.G204];&quot;)  (racion &quot;;[.L204];&quot;) (kcal &quot;;[.M204];&quot;) (proteinas &quot;;[.N204];&quot;) (grasas &quot;;[.O204];&quot;) (hidratos &quot;;[.P204];&quot;)(grasas-mono &quot;;[.Q204];&quot;) (desayuno &quot;;[.R204];&quot;) (almuerzo &quot;;[.S204];&quot;) (comida &quot;;[.T204];&quot;) (merienda &quot;;[.U204];&quot;) (cena &quot;;[.V204];&quot;))&quot;)" office:value-type="string" office:string-value="(alimento (id 203) (nombre calabacin) (grupo 4) (veces 1) (tipo reguladores)  (racion 50) (kcal 12) (proteinas 1,3) (grasas 0,1) (hidratos 1,4)(grasas-mono 0) (desayuno no) (almuerzo no) (comida si) (merienda no) (cena si))" calcext:value-type="string">
            <text:p>(alimento (id 203) (nombre calabacin) (grupo 4) (veces 1) (tipo reguladores) <text:s/>(racion 50) (kcal 12) (proteinas 1,3) (grasas 0,1) (hidratos 1,4)(grasas-mono 0) (desayuno no) (almuerzo no) (comida si) (merienda no) (cena si))</text:p>
          </table:table-cell>
          <table:table-cell table:style-name="ce12" table:formula="of:=SUBSTITUTE([.X204];&quot;,&quot;;&quot;.&quot;)" office:value-type="string" office:string-value="(alimento (id 203) (nombre calabacin) (grupo 4) (veces 1) (tipo reguladores)  (racion 50) (kcal 12) (proteinas 1.3) (grasas 0.1) (hidratos 1.4)(grasas-mono 0) (desayuno no) (almuerzo no) (comida si) (merienda no) (cena si))" calcext:value-type="string">
            <text:p>(alimento (id 203) (nombre calabacin) (grupo 4) (veces 1) (tipo reguladores) <text:s/>(racion 50) (kcal 12) (proteinas 1.3) (grasas 0.1) (hidratos 1.4)(grasas-mono 0) (desayuno no) (almuerzo no) (comida si) (merienda no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204" calcext:value-type="float">
            <text:p>204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alabacín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05]*[.M205]/100" office:value-type="float" office:value="15" calcext:value-type="float">
            <text:p>15</text:p>
          </table:table-cell>
          <table:table-cell table:style-name="ce16" table:formula="of:=[.L205]*[.N205]*4/100" office:value-type="float" office:value="6.5" calcext:value-type="float">
            <text:p>6,5</text:p>
          </table:table-cell>
          <table:table-cell table:style-name="ce16" table:formula="of:=[.L205]*[.P205]*4/100" office:value-type="float" office:value="7" calcext:value-type="float">
            <text:p>7</text:p>
          </table:table-cell>
          <table:table-cell table:style-name="ce16" table:formula="of:=[.L205]*[.O205]*9/100" office:value-type="float" office:value="1.125" calcext:value-type="float">
            <text:p>1,1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2" calcext:value-type="float">
            <text:p>12</text:p>
          </table:table-cell>
          <table:table-cell table:style-name="ce25" office:value-type="float" office:value="1.3" calcext:value-type="float">
            <text:p>1.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.4" calcext:value-type="float">
            <text:p>1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5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31" table:formula="of:=CONCATENATE(&quot;(alimento (id &quot;;[.B205];&quot;) (nombre &quot;;[.W205];&quot;) (grupo &quot;;[.E205];&quot;) (veces &quot;;[.F205];&quot;) (tipo &quot;;[.G205];&quot;)  (racion &quot;;[.L205];&quot;) (kcal &quot;;[.M205];&quot;) (proteinas &quot;;[.N205];&quot;) (grasas &quot;;[.O205];&quot;) (hidratos &quot;;[.P205];&quot;)(grasas-mono &quot;;[.Q205];&quot;) (desayuno &quot;;[.R205];&quot;) (almuerzo &quot;;[.S205];&quot;) (comida &quot;;[.T205];&quot;) (merienda &quot;;[.U205];&quot;) (cena &quot;;[.V205];&quot;))&quot;)" office:value-type="string" office:string-value="(alimento (id 204) (nombre calabacin) (grupo 4) (veces 1) (tipo reguladores)  (racion 125) (kcal 12) (proteinas 1,3) (grasas 0,1) (hidratos 1,4)(grasas-mono 0) (desayuno no) (almuerzo no) (comida si) (merienda no) (cena si))" calcext:value-type="string">
            <text:p>(alimento (id 204) (nombre calabacin) (grupo 4) (veces 1) (tipo reguladores) <text:s/>(racion 125) (kcal 12) (proteinas 1,3) (grasas 0,1) (hidratos 1,4)(grasas-mono 0) (desayuno no) (almuerzo no) (comida si) (merienda no) (cena si))</text:p>
          </table:table-cell>
          <table:table-cell table:formula="of:=SUBSTITUTE([.X205];&quot;,&quot;;&quot;.&quot;)" office:value-type="string" office:string-value="(alimento (id 204) (nombre calabacin) (grupo 4) (veces 1) (tipo reguladores)  (racion 125) (kcal 12) (proteinas 1.3) (grasas 0.1) (hidratos 1.4)(grasas-mono 0) (desayuno no) (almuerzo no) (comida si) (merienda no) (cena si))" calcext:value-type="string">
            <text:p>(alimento (id 204) (nombre calabacin) (grupo 4) (veces 1) (tipo reguladores) <text:s/>(racion 125) (kcal 12) (proteinas 1.3) (grasas 0.1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05" calcext:value-type="float">
            <text:p>205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alabacín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06]*[.M206]/100" office:value-type="float" office:value="12" calcext:value-type="float">
            <text:p>12</text:p>
          </table:table-cell>
          <table:table-cell table:style-name="ce16" table:formula="of:=[.L206]*[.N206]*4/100" office:value-type="float" office:value="5.2" calcext:value-type="float">
            <text:p>5,2</text:p>
          </table:table-cell>
          <table:table-cell table:style-name="ce16" table:formula="of:=[.L206]*[.P206]*4/100" office:value-type="float" office:value="5.6" calcext:value-type="float">
            <text:p>5,6</text:p>
          </table:table-cell>
          <table:table-cell table:style-name="ce16" table:formula="of:=[.L206]*[.O206]*9/100" office:value-type="float" office:value="0.9" calcext:value-type="float">
            <text:p>0,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2" calcext:value-type="float">
            <text:p>12</text:p>
          </table:table-cell>
          <table:table-cell table:style-name="ce25" office:value-type="float" office:value="1.3" calcext:value-type="float">
            <text:p>1.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.4" calcext:value-type="float">
            <text:p>1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6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31" table:formula="of:=CONCATENATE(&quot;(alimento (id &quot;;[.B206];&quot;) (nombre &quot;;[.W206];&quot;) (grupo &quot;;[.E206];&quot;) (veces &quot;;[.F206];&quot;) (tipo &quot;;[.G206];&quot;)  (racion &quot;;[.L206];&quot;) (kcal &quot;;[.M206];&quot;) (proteinas &quot;;[.N206];&quot;) (grasas &quot;;[.O206];&quot;) (hidratos &quot;;[.P206];&quot;)(grasas-mono &quot;;[.Q206];&quot;) (desayuno &quot;;[.R206];&quot;) (almuerzo &quot;;[.S206];&quot;) (comida &quot;;[.T206];&quot;) (merienda &quot;;[.U206];&quot;) (cena &quot;;[.V206];&quot;))&quot;)" office:value-type="string" office:string-value="(alimento (id 205) (nombre calabacin) (grupo 4) (veces 1) (tipo reguladores)  (racion 100) (kcal 12) (proteinas 1,3) (grasas 0,1) (hidratos 1,4)(grasas-mono 0) (desayuno no) (almuerzo no) (comida si) (merienda no) (cena si))" calcext:value-type="string">
            <text:p>(alimento (id 205) (nombre calabacin) (grupo 4) (veces 1) (tipo reguladores) <text:s/>(racion 100) (kcal 12) (proteinas 1,3) (grasas 0,1) (hidratos 1,4)(grasas-mono 0) (desayuno no) (almuerzo no) (comida si) (merienda no) (cena si))</text:p>
          </table:table-cell>
          <table:table-cell table:formula="of:=SUBSTITUTE([.X206];&quot;,&quot;;&quot;.&quot;)" office:value-type="string" office:string-value="(alimento (id 205) (nombre calabacin) (grupo 4) (veces 1) (tipo reguladores)  (racion 100) (kcal 12) (proteinas 1.3) (grasas 0.1) (hidratos 1.4)(grasas-mono 0) (desayuno no) (almuerzo no) (comida si) (merienda no) (cena si))" calcext:value-type="string">
            <text:p>(alimento (id 205) (nombre calabacin) (grupo 4) (veces 1) (tipo reguladores) <text:s/>(racion 100) (kcal 12) (proteinas 1.3) (grasas 0.1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06" calcext:value-type="float">
            <text:p>206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eboll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07]*[.M207]/100" office:value-type="float" office:value="30" calcext:value-type="float">
            <text:p>30</text:p>
          </table:table-cell>
          <table:table-cell table:style-name="ce16" table:formula="of:=[.L207]*[.N207]*4/100" office:value-type="float" office:value="5" calcext:value-type="float">
            <text:p>5</text:p>
          </table:table-cell>
          <table:table-cell table:style-name="ce16" table:formula="of:=[.L207]*[.P207]*4/100" office:value-type="float" office:value="26" calcext:value-type="float">
            <text:p>26</text:p>
          </table:table-cell>
          <table:table-cell table:style-name="ce16" table:formula="of:=[.L207]*[.O207]*9/100" office:value-type="float" office:value="0" calcext:value-type="float">
            <text:p>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24" calcext:value-type="float">
            <text:p>2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.2" calcext:value-type="float">
            <text:p>5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7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31" table:formula="of:=CONCATENATE(&quot;(alimento (id &quot;;[.B207];&quot;) (nombre &quot;;[.W207];&quot;) (grupo &quot;;[.E207];&quot;) (veces &quot;;[.F207];&quot;) (tipo &quot;;[.G207];&quot;)  (racion &quot;;[.L207];&quot;) (kcal &quot;;[.M207];&quot;) (proteinas &quot;;[.N207];&quot;) (grasas &quot;;[.O207];&quot;) (hidratos &quot;;[.P207];&quot;)(grasas-mono &quot;;[.Q207];&quot;) (desayuno &quot;;[.R207];&quot;) (almuerzo &quot;;[.S207];&quot;) (comida &quot;;[.T207];&quot;) (merienda &quot;;[.U207];&quot;) (cena &quot;;[.V207];&quot;))&quot;)" office:value-type="string" office:string-value="(alimento (id 206) (nombre cebolla) (grupo 4) (veces 5) (tipo reguladores)  (racion 125) (kcal 24) (proteinas 1) (grasas 0) (hidratos 5,2)(grasas-mono 0) (desayuno no) (almuerzo no) (comida si) (merienda no) (cena si))" calcext:value-type="string">
            <text:p>(alimento (id 206) (nombre cebolla) (grupo 4) (veces 5) (tipo reguladores) <text:s/>(racion 125) (kcal 24) (proteinas 1) (grasas 0) (hidratos 5,2)(grasas-mono 0) (desayuno no) (almuerzo no) (comida si) (merienda no) (cena si))</text:p>
          </table:table-cell>
          <table:table-cell table:formula="of:=SUBSTITUTE([.X207];&quot;,&quot;;&quot;.&quot;)" office:value-type="string" office:string-value="(alimento (id 206) (nombre cebolla) (grupo 4) (veces 5) (tipo reguladores)  (racion 125) (kcal 24) (proteinas 1) (grasas 0) (hidratos 5.2)(grasas-mono 0) (desayuno no) (almuerzo no) (comida si) (merienda no) (cena si))" calcext:value-type="string">
            <text:p>(alimento (id 206) (nombre cebolla) (grupo 4) (veces 5) (tipo reguladores) <text:s/>(racion 125) (kcal 24) (proteinas 1) (grasas 0) (hidratos 5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07" calcext:value-type="float">
            <text:p>207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eboll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08]*[.M208]/100" office:value-type="float" office:value="6" calcext:value-type="float">
            <text:p>6</text:p>
          </table:table-cell>
          <table:table-cell table:style-name="ce16" table:formula="of:=[.L208]*[.N208]*4/100" office:value-type="float" office:value="1" calcext:value-type="float">
            <text:p>1</text:p>
          </table:table-cell>
          <table:table-cell table:style-name="ce16" table:formula="of:=[.L208]*[.P208]*4/100" office:value-type="float" office:value="5.2" calcext:value-type="float">
            <text:p>5,2</text:p>
          </table:table-cell>
          <table:table-cell table:style-name="ce16" table:formula="of:=[.L208]*[.O208]*9/100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4" calcext:value-type="float">
            <text:p>2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.2" calcext:value-type="float">
            <text:p>5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8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31" table:formula="of:=CONCATENATE(&quot;(alimento (id &quot;;[.B208];&quot;) (nombre &quot;;[.W208];&quot;) (grupo &quot;;[.E208];&quot;) (veces &quot;;[.F208];&quot;) (tipo &quot;;[.G208];&quot;)  (racion &quot;;[.L208];&quot;) (kcal &quot;;[.M208];&quot;) (proteinas &quot;;[.N208];&quot;) (grasas &quot;;[.O208];&quot;) (hidratos &quot;;[.P208];&quot;)(grasas-mono &quot;;[.Q208];&quot;) (desayuno &quot;;[.R208];&quot;) (almuerzo &quot;;[.S208];&quot;) (comida &quot;;[.T208];&quot;) (merienda &quot;;[.U208];&quot;) (cena &quot;;[.V208];&quot;))&quot;)" office:value-type="string" office:string-value="(alimento (id 207) (nombre cebolla) (grupo 4) (veces 5) (tipo reguladores)  (racion 25) (kcal 24) (proteinas 1) (grasas 0) (hidratos 5,2)(grasas-mono 0) (desayuno no) (almuerzo no) (comida si) (merienda no) (cena si))" calcext:value-type="string">
            <text:p>(alimento (id 207) (nombre cebolla) (grupo 4) (veces 5) (tipo reguladores) <text:s/>(racion 25) (kcal 24) (proteinas 1) (grasas 0) (hidratos 5,2)(grasas-mono 0) (desayuno no) (almuerzo no) (comida si) (merienda no) (cena si))</text:p>
          </table:table-cell>
          <table:table-cell table:formula="of:=SUBSTITUTE([.X208];&quot;,&quot;;&quot;.&quot;)" office:value-type="string" office:string-value="(alimento (id 207) (nombre cebolla) (grupo 4) (veces 5) (tipo reguladores)  (racion 25) (kcal 24) (proteinas 1) (grasas 0) (hidratos 5.2)(grasas-mono 0) (desayuno no) (almuerzo no) (comida si) (merienda no) (cena si))" calcext:value-type="string">
            <text:p>(alimento (id 207) (nombre cebolla) (grupo 4) (veces 5) (tipo reguladores) <text:s/>(racion 25) (kcal 24) (proteinas 1) (grasas 0) (hidratos 5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08" calcext:value-type="float">
            <text:p>208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eboll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09]*[.M209]/100" office:value-type="float" office:value="24" calcext:value-type="float">
            <text:p>24</text:p>
          </table:table-cell>
          <table:table-cell table:style-name="ce16" table:formula="of:=[.L209]*[.N209]*4/100" office:value-type="float" office:value="4" calcext:value-type="float">
            <text:p>4</text:p>
          </table:table-cell>
          <table:table-cell table:style-name="ce16" table:formula="of:=[.L209]*[.P209]*4/100" office:value-type="float" office:value="20.8" calcext:value-type="float">
            <text:p>20,8</text:p>
          </table:table-cell>
          <table:table-cell table:style-name="ce16" table:formula="of:=[.L209]*[.O209]*9/100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4" calcext:value-type="float">
            <text:p>2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.2" calcext:value-type="float">
            <text:p>5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9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31" table:formula="of:=CONCATENATE(&quot;(alimento (id &quot;;[.B209];&quot;) (nombre &quot;;[.W209];&quot;) (grupo &quot;;[.E209];&quot;) (veces &quot;;[.F209];&quot;) (tipo &quot;;[.G209];&quot;)  (racion &quot;;[.L209];&quot;) (kcal &quot;;[.M209];&quot;) (proteinas &quot;;[.N209];&quot;) (grasas &quot;;[.O209];&quot;) (hidratos &quot;;[.P209];&quot;)(grasas-mono &quot;;[.Q209];&quot;) (desayuno &quot;;[.R209];&quot;) (almuerzo &quot;;[.S209];&quot;) (comida &quot;;[.T209];&quot;) (merienda &quot;;[.U209];&quot;) (cena &quot;;[.V209];&quot;))&quot;)" office:value-type="string" office:string-value="(alimento (id 208) (nombre cebolla) (grupo 4) (veces 5) (tipo reguladores)  (racion 100) (kcal 24) (proteinas 1) (grasas 0) (hidratos 5,2)(grasas-mono 0) (desayuno no) (almuerzo no) (comida si) (merienda no) (cena si))" calcext:value-type="string">
            <text:p>(alimento (id 208) (nombre cebolla) (grupo 4) (veces 5) (tipo reguladores) <text:s/>(racion 100) (kcal 24) (proteinas 1) (grasas 0) (hidratos 5,2)(grasas-mono 0) (desayuno no) (almuerzo no) (comida si) (merienda no) (cena si))</text:p>
          </table:table-cell>
          <table:table-cell table:formula="of:=SUBSTITUTE([.X209];&quot;,&quot;;&quot;.&quot;)" office:value-type="string" office:string-value="(alimento (id 208) (nombre cebolla) (grupo 4) (veces 5) (tipo reguladores)  (racion 100) (kcal 24) (proteinas 1) (grasas 0) (hidratos 5.2)(grasas-mono 0) (desayuno no) (almuerzo no) (comida si) (merienda no) (cena si))" calcext:value-type="string">
            <text:p>(alimento (id 208) (nombre cebolla) (grupo 4) (veces 5) (tipo reguladores) <text:s/>(racion 100) (kcal 24) (proteinas 1) (grasas 0) (hidratos 5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09" calcext:value-type="float">
            <text:p>209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eboll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10]*[.M210]/100" office:value-type="float" office:value="18" calcext:value-type="float">
            <text:p>18</text:p>
          </table:table-cell>
          <table:table-cell table:style-name="ce16" table:formula="of:=[.L210]*[.N210]*4/100" office:value-type="float" office:value="3" calcext:value-type="float">
            <text:p>3</text:p>
          </table:table-cell>
          <table:table-cell table:style-name="ce16" table:formula="of:=[.L210]*[.P210]*4/100" office:value-type="float" office:value="15.6" calcext:value-type="float">
            <text:p>15,6</text:p>
          </table:table-cell>
          <table:table-cell table:style-name="ce16" table:formula="of:=[.L210]*[.O210]*9/100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24" calcext:value-type="float">
            <text:p>2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.2" calcext:value-type="float">
            <text:p>5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0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31" table:formula="of:=CONCATENATE(&quot;(alimento (id &quot;;[.B210];&quot;) (nombre &quot;;[.W210];&quot;) (grupo &quot;;[.E210];&quot;) (veces &quot;;[.F210];&quot;) (tipo &quot;;[.G210];&quot;)  (racion &quot;;[.L210];&quot;) (kcal &quot;;[.M210];&quot;) (proteinas &quot;;[.N210];&quot;) (grasas &quot;;[.O210];&quot;) (hidratos &quot;;[.P210];&quot;)(grasas-mono &quot;;[.Q210];&quot;) (desayuno &quot;;[.R210];&quot;) (almuerzo &quot;;[.S210];&quot;) (comida &quot;;[.T210];&quot;) (merienda &quot;;[.U210];&quot;) (cena &quot;;[.V210];&quot;))&quot;)" office:value-type="string" office:string-value="(alimento (id 209) (nombre cebolla) (grupo 4) (veces 5) (tipo reguladores)  (racion 75) (kcal 24) (proteinas 1) (grasas 0) (hidratos 5,2)(grasas-mono 0) (desayuno no) (almuerzo no) (comida si) (merienda no) (cena si))" calcext:value-type="string">
            <text:p>(alimento (id 209) (nombre cebolla) (grupo 4) (veces 5) (tipo reguladores) <text:s/>(racion 75) (kcal 24) (proteinas 1) (grasas 0) (hidratos 5,2)(grasas-mono 0) (desayuno no) (almuerzo no) (comida si) (merienda no) (cena si))</text:p>
          </table:table-cell>
          <table:table-cell table:formula="of:=SUBSTITUTE([.X210];&quot;,&quot;;&quot;.&quot;)" office:value-type="string" office:string-value="(alimento (id 209) (nombre cebolla) (grupo 4) (veces 5) (tipo reguladores)  (racion 75) (kcal 24) (proteinas 1) (grasas 0) (hidratos 5.2)(grasas-mono 0) (desayuno no) (almuerzo no) (comida si) (merienda no) (cena si))" calcext:value-type="string">
            <text:p>(alimento (id 209) (nombre cebolla) (grupo 4) (veces 5) (tipo reguladores) <text:s/>(racion 75) (kcal 24) (proteinas 1) (grasas 0) (hidratos 5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10" calcext:value-type="float">
            <text:p>210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ebolla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11]*[.M211]/100" office:value-type="float" office:value="12" calcext:value-type="float">
            <text:p>12</text:p>
          </table:table-cell>
          <table:table-cell table:style-name="ce16" table:formula="of:=[.L211]*[.N211]*4/100" office:value-type="float" office:value="2" calcext:value-type="float">
            <text:p>2</text:p>
          </table:table-cell>
          <table:table-cell table:style-name="ce16" table:formula="of:=[.L211]*[.P211]*4/100" office:value-type="float" office:value="10.4" calcext:value-type="float">
            <text:p>10,4</text:p>
          </table:table-cell>
          <table:table-cell table:style-name="ce16" table:formula="of:=[.L211]*[.O211]*9/100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4" calcext:value-type="float">
            <text:p>2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.2" calcext:value-type="float">
            <text:p>5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1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31" table:formula="of:=CONCATENATE(&quot;(alimento (id &quot;;[.B211];&quot;) (nombre &quot;;[.W211];&quot;) (grupo &quot;;[.E211];&quot;) (veces &quot;;[.F211];&quot;) (tipo &quot;;[.G211];&quot;)  (racion &quot;;[.L211];&quot;) (kcal &quot;;[.M211];&quot;) (proteinas &quot;;[.N211];&quot;) (grasas &quot;;[.O211];&quot;) (hidratos &quot;;[.P211];&quot;)(grasas-mono &quot;;[.Q211];&quot;) (desayuno &quot;;[.R211];&quot;) (almuerzo &quot;;[.S211];&quot;) (comida &quot;;[.T211];&quot;) (merienda &quot;;[.U211];&quot;) (cena &quot;;[.V211];&quot;))&quot;)" office:value-type="string" office:string-value="(alimento (id 210) (nombre cebolla) (grupo 4) (veces 5) (tipo reguladores)  (racion 50) (kcal 24) (proteinas 1) (grasas 0) (hidratos 5,2)(grasas-mono 0) (desayuno no) (almuerzo no) (comida si) (merienda no) (cena si))" calcext:value-type="string">
            <text:p>(alimento (id 210) (nombre cebolla) (grupo 4) (veces 5) (tipo reguladores) <text:s/>(racion 50) (kcal 24) (proteinas 1) (grasas 0) (hidratos 5,2)(grasas-mono 0) (desayuno no) (almuerzo no) (comida si) (merienda no) (cena si))</text:p>
          </table:table-cell>
          <table:table-cell table:formula="of:=SUBSTITUTE([.X211];&quot;,&quot;;&quot;.&quot;)" office:value-type="string" office:string-value="(alimento (id 210) (nombre cebolla) (grupo 4) (veces 5) (tipo reguladores)  (racion 50) (kcal 24) (proteinas 1) (grasas 0) (hidratos 5.2)(grasas-mono 0) (desayuno no) (almuerzo no) (comida si) (merienda no) (cena si))" calcext:value-type="string">
            <text:p>(alimento (id 210) (nombre cebolla) (grupo 4) (veces 5) (tipo reguladores) <text:s/>(racion 50) (kcal 24) (proteinas 1) (grasas 0) (hidratos 5.2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11" calcext:value-type="float">
            <text:p>211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pio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12]*[.M212]/100" office:value-type="float" office:value="38.5" calcext:value-type="float">
            <text:p>38,5</text:p>
          </table:table-cell>
          <table:table-cell table:style-name="ce16" table:formula="of:=[.L212]*[.N212]*4/100" office:value-type="float" office:value="16.1" calcext:value-type="float">
            <text:p>16,1</text:p>
          </table:table-cell>
          <table:table-cell table:style-name="ce16" table:formula="of:=[.L212]*[.P212]*4/100" office:value-type="float" office:value="16.8" calcext:value-type="float">
            <text:p>16,8</text:p>
          </table:table-cell>
          <table:table-cell table:style-name="ce16" table:formula="of:=[.L212]*[.O212]*9/100" office:value-type="float" office:value="3.15" calcext:value-type="float">
            <text:p>3,1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22" calcext:value-type="float">
            <text:p>22</text:p>
          </table:table-cell>
          <table:table-cell table:style-name="ce25" office:value-type="float" office:value="2.3" calcext:value-type="float">
            <text:p>2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2.4" calcext:value-type="float">
            <text:p>2.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2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31" table:formula="of:=CONCATENATE(&quot;(alimento (id &quot;;[.B212];&quot;) (nombre &quot;;[.W212];&quot;) (grupo &quot;;[.E212];&quot;) (veces &quot;;[.F212];&quot;) (tipo &quot;;[.G212];&quot;)  (racion &quot;;[.L212];&quot;) (kcal &quot;;[.M212];&quot;) (proteinas &quot;;[.N212];&quot;) (grasas &quot;;[.O212];&quot;) (hidratos &quot;;[.P212];&quot;)(grasas-mono &quot;;[.Q212];&quot;) (desayuno &quot;;[.R212];&quot;) (almuerzo &quot;;[.S212];&quot;) (comida &quot;;[.T212];&quot;) (merienda &quot;;[.U212];&quot;) (cena &quot;;[.V212];&quot;))&quot;)" office:value-type="string" office:string-value="(alimento (id 211) (nombre apio) (grupo 4) (veces 1) (tipo reguladores)  (racion 175) (kcal 22) (proteinas 2,3) (grasas 0,2) (hidratos 2,4)(grasas-mono 0) (desayuno no) (almuerzo si) (comida si) (merienda no) (cena si))" calcext:value-type="string">
            <text:p>(alimento (id 211) (nombre apio) (grupo 4) (veces 1) (tipo reguladores) <text:s/>(racion 175) (kcal 22) (proteinas 2,3) (grasas 0,2) (hidratos 2,4)(grasas-mono 0) (desayuno no) (almuerzo si) (comida si) (merienda no) (cena si))</text:p>
          </table:table-cell>
          <table:table-cell table:formula="of:=SUBSTITUTE([.X212];&quot;,&quot;;&quot;.&quot;)" office:value-type="string" office:string-value="(alimento (id 211) (nombre apio) (grupo 4) (veces 1) (tipo reguladores)  (racion 175) (kcal 22) (proteinas 2.3) (grasas 0.2) (hidratos 2.4)(grasas-mono 0) (desayuno no) (almuerzo si) (comida si) (merienda no) (cena si))" calcext:value-type="string">
            <text:p>(alimento (id 211) (nombre apio) (grupo 4) (veces 1) (tipo reguladores) <text:s/>(racion 175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12" calcext:value-type="float">
            <text:p>212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pio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13]*[.M213]/100" office:value-type="float" office:value="44" calcext:value-type="float">
            <text:p>44</text:p>
          </table:table-cell>
          <table:table-cell table:style-name="ce16" table:formula="of:=[.L213]*[.N213]*4/100" office:value-type="float" office:value="18.4" calcext:value-type="float">
            <text:p>18,4</text:p>
          </table:table-cell>
          <table:table-cell table:style-name="ce16" table:formula="of:=[.L213]*[.P213]*4/100" office:value-type="float" office:value="19.2" calcext:value-type="float">
            <text:p>19,2</text:p>
          </table:table-cell>
          <table:table-cell table:style-name="ce16" table:formula="of:=[.L213]*[.O213]*9/100" office:value-type="float" office:value="3.6" calcext:value-type="float">
            <text:p>3,6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2" calcext:value-type="float">
            <text:p>22</text:p>
          </table:table-cell>
          <table:table-cell table:style-name="ce25" office:value-type="float" office:value="2.3" calcext:value-type="float">
            <text:p>2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2.4" calcext:value-type="float">
            <text:p>2.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3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31" table:formula="of:=CONCATENATE(&quot;(alimento (id &quot;;[.B213];&quot;) (nombre &quot;;[.W213];&quot;) (grupo &quot;;[.E213];&quot;) (veces &quot;;[.F213];&quot;) (tipo &quot;;[.G213];&quot;)  (racion &quot;;[.L213];&quot;) (kcal &quot;;[.M213];&quot;) (proteinas &quot;;[.N213];&quot;) (grasas &quot;;[.O213];&quot;) (hidratos &quot;;[.P213];&quot;)(grasas-mono &quot;;[.Q213];&quot;) (desayuno &quot;;[.R213];&quot;) (almuerzo &quot;;[.S213];&quot;) (comida &quot;;[.T213];&quot;) (merienda &quot;;[.U213];&quot;) (cena &quot;;[.V213];&quot;))&quot;)" office:value-type="string" office:string-value="(alimento (id 212) (nombre apio) (grupo 4) (veces 1) (tipo reguladores)  (racion 200) (kcal 22) (proteinas 2,3) (grasas 0,2) (hidratos 2,4)(grasas-mono 0) (desayuno no) (almuerzo si) (comida si) (merienda no) (cena si))" calcext:value-type="string">
            <text:p>(alimento (id 212) (nombre apio) (grupo 4) (veces 1) (tipo reguladores) <text:s/>(racion 200) (kcal 22) (proteinas 2,3) (grasas 0,2) (hidratos 2,4)(grasas-mono 0) (desayuno no) (almuerzo si) (comida si) (merienda no) (cena si))</text:p>
          </table:table-cell>
          <table:table-cell table:formula="of:=SUBSTITUTE([.X213];&quot;,&quot;;&quot;.&quot;)" office:value-type="string" office:string-value="(alimento (id 212) (nombre apio) (grupo 4) (veces 1) (tipo reguladores)  (racion 200) (kcal 22) (proteinas 2.3) (grasas 0.2) (hidratos 2.4)(grasas-mono 0) (desayuno no) (almuerzo si) (comida si) (merienda no) (cena si))" calcext:value-type="string">
            <text:p>(alimento (id 212) (nombre apio) (grupo 4) (veces 1) (tipo reguladores) <text:s/>(racion 20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13" calcext:value-type="float">
            <text:p>213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pio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14]*[.M214]/100" office:value-type="float" office:value="11" calcext:value-type="float">
            <text:p>11</text:p>
          </table:table-cell>
          <table:table-cell table:style-name="ce16" table:formula="of:=[.L214]*[.N214]*4/100" office:value-type="float" office:value="4.6" calcext:value-type="float">
            <text:p>4,6</text:p>
          </table:table-cell>
          <table:table-cell table:style-name="ce16" table:formula="of:=[.L214]*[.P214]*4/100" office:value-type="float" office:value="4.8" calcext:value-type="float">
            <text:p>4,8</text:p>
          </table:table-cell>
          <table:table-cell table:style-name="ce16" table:formula="of:=[.L214]*[.O214]*9/100" office:value-type="float" office:value="0.9" calcext:value-type="float">
            <text:p>0,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2" calcext:value-type="float">
            <text:p>22</text:p>
          </table:table-cell>
          <table:table-cell table:style-name="ce25" office:value-type="float" office:value="2.3" calcext:value-type="float">
            <text:p>2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2.4" calcext:value-type="float">
            <text:p>2.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4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31" table:formula="of:=CONCATENATE(&quot;(alimento (id &quot;;[.B214];&quot;) (nombre &quot;;[.W214];&quot;) (grupo &quot;;[.E214];&quot;) (veces &quot;;[.F214];&quot;) (tipo &quot;;[.G214];&quot;)  (racion &quot;;[.L214];&quot;) (kcal &quot;;[.M214];&quot;) (proteinas &quot;;[.N214];&quot;) (grasas &quot;;[.O214];&quot;) (hidratos &quot;;[.P214];&quot;)(grasas-mono &quot;;[.Q214];&quot;) (desayuno &quot;;[.R214];&quot;) (almuerzo &quot;;[.S214];&quot;) (comida &quot;;[.T214];&quot;) (merienda &quot;;[.U214];&quot;) (cena &quot;;[.V214];&quot;))&quot;)" office:value-type="string" office:string-value="(alimento (id 213) (nombre apio) (grupo 4) (veces 1) (tipo reguladores)  (racion 50) (kcal 22) (proteinas 2,3) (grasas 0,2) (hidratos 2,4)(grasas-mono 0) (desayuno no) (almuerzo si) (comida si) (merienda no) (cena si))" calcext:value-type="string">
            <text:p>(alimento (id 213) (nombre apio) (grupo 4) (veces 1) (tipo reguladores) <text:s/>(racion 50) (kcal 22) (proteinas 2,3) (grasas 0,2) (hidratos 2,4)(grasas-mono 0) (desayuno no) (almuerzo si) (comida si) (merienda no) (cena si))</text:p>
          </table:table-cell>
          <table:table-cell table:formula="of:=SUBSTITUTE([.X214];&quot;,&quot;;&quot;.&quot;)" office:value-type="string" office:string-value="(alimento (id 213) (nombre apio) (grupo 4) (veces 1) (tipo reguladores)  (racion 50) (kcal 22) (proteinas 2.3) (grasas 0.2) (hidratos 2.4)(grasas-mono 0) (desayuno no) (almuerzo si) (comida si) (merienda no) (cena si))" calcext:value-type="string">
            <text:p>(alimento (id 213) (nombre apio) (grupo 4) (veces 1) (tipo reguladores) <text:s/>(racion 5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14" calcext:value-type="float">
            <text:p>214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pio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15]*[.M215]/100" office:value-type="float" office:value="33" calcext:value-type="float">
            <text:p>33</text:p>
          </table:table-cell>
          <table:table-cell table:style-name="ce16" table:formula="of:=[.L215]*[.N215]*4/100" office:value-type="float" office:value="13.8" calcext:value-type="float">
            <text:p>13,8</text:p>
          </table:table-cell>
          <table:table-cell table:style-name="ce16" table:formula="of:=[.L215]*[.P215]*4/100" office:value-type="float" office:value="14.4" calcext:value-type="float">
            <text:p>14,4</text:p>
          </table:table-cell>
          <table:table-cell table:style-name="ce16" table:formula="of:=[.L215]*[.O215]*9/100" office:value-type="float" office:value="2.7" calcext:value-type="float">
            <text:p>2,7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22" calcext:value-type="float">
            <text:p>22</text:p>
          </table:table-cell>
          <table:table-cell table:style-name="ce25" office:value-type="float" office:value="2.3" calcext:value-type="float">
            <text:p>2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2.4" calcext:value-type="float">
            <text:p>2.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5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31" table:formula="of:=CONCATENATE(&quot;(alimento (id &quot;;[.B215];&quot;) (nombre &quot;;[.W215];&quot;) (grupo &quot;;[.E215];&quot;) (veces &quot;;[.F215];&quot;) (tipo &quot;;[.G215];&quot;)  (racion &quot;;[.L215];&quot;) (kcal &quot;;[.M215];&quot;) (proteinas &quot;;[.N215];&quot;) (grasas &quot;;[.O215];&quot;) (hidratos &quot;;[.P215];&quot;)(grasas-mono &quot;;[.Q215];&quot;) (desayuno &quot;;[.R215];&quot;) (almuerzo &quot;;[.S215];&quot;) (comida &quot;;[.T215];&quot;) (merienda &quot;;[.U215];&quot;) (cena &quot;;[.V215];&quot;))&quot;)" office:value-type="string" office:string-value="(alimento (id 214) (nombre apio) (grupo 4) (veces 1) (tipo reguladores)  (racion 150) (kcal 22) (proteinas 2,3) (grasas 0,2) (hidratos 2,4)(grasas-mono 0) (desayuno no) (almuerzo si) (comida si) (merienda no) (cena si))" calcext:value-type="string">
            <text:p>(alimento (id 214) (nombre apio) (grupo 4) (veces 1) (tipo reguladores) <text:s/>(racion 150) (kcal 22) (proteinas 2,3) (grasas 0,2) (hidratos 2,4)(grasas-mono 0) (desayuno no) (almuerzo si) (comida si) (merienda no) (cena si))</text:p>
          </table:table-cell>
          <table:table-cell table:formula="of:=SUBSTITUTE([.X215];&quot;,&quot;;&quot;.&quot;)" office:value-type="string" office:string-value="(alimento (id 214) (nombre apio) (grupo 4) (veces 1) (tipo reguladores)  (racion 150) (kcal 22) (proteinas 2.3) (grasas 0.2) (hidratos 2.4)(grasas-mono 0) (desayuno no) (almuerzo si) (comida si) (merienda no) (cena si))" calcext:value-type="string">
            <text:p>(alimento (id 214) (nombre apio) (grupo 4) (veces 1) (tipo reguladores) <text:s/>(racion 15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15" calcext:value-type="float">
            <text:p>215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pio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16]*[.M216]/100" office:value-type="float" office:value="22" calcext:value-type="float">
            <text:p>22</text:p>
          </table:table-cell>
          <table:table-cell table:style-name="ce16" table:formula="of:=[.L216]*[.N216]*4/100" office:value-type="float" office:value="9.2" calcext:value-type="float">
            <text:p>9,2</text:p>
          </table:table-cell>
          <table:table-cell table:style-name="ce16" table:formula="of:=[.L216]*[.P216]*4/100" office:value-type="float" office:value="9.6" calcext:value-type="float">
            <text:p>9,6</text:p>
          </table:table-cell>
          <table:table-cell table:style-name="ce16" table:formula="of:=[.L216]*[.O216]*9/100" office:value-type="float" office:value="1.8" calcext:value-type="float">
            <text:p>1,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2" calcext:value-type="float">
            <text:p>22</text:p>
          </table:table-cell>
          <table:table-cell table:style-name="ce25" office:value-type="float" office:value="2.3" calcext:value-type="float">
            <text:p>2.3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2.4" calcext:value-type="float">
            <text:p>2.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6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31" table:formula="of:=CONCATENATE(&quot;(alimento (id &quot;;[.B216];&quot;) (nombre &quot;;[.W216];&quot;) (grupo &quot;;[.E216];&quot;) (veces &quot;;[.F216];&quot;) (tipo &quot;;[.G216];&quot;)  (racion &quot;;[.L216];&quot;) (kcal &quot;;[.M216];&quot;) (proteinas &quot;;[.N216];&quot;) (grasas &quot;;[.O216];&quot;) (hidratos &quot;;[.P216];&quot;)(grasas-mono &quot;;[.Q216];&quot;) (desayuno &quot;;[.R216];&quot;) (almuerzo &quot;;[.S216];&quot;) (comida &quot;;[.T216];&quot;) (merienda &quot;;[.U216];&quot;) (cena &quot;;[.V216];&quot;))&quot;)" office:value-type="string" office:string-value="(alimento (id 215) (nombre apio) (grupo 4) (veces 1) (tipo reguladores)  (racion 100) (kcal 22) (proteinas 2,3) (grasas 0,2) (hidratos 2,4)(grasas-mono 0) (desayuno no) (almuerzo si) (comida si) (merienda no) (cena si))" calcext:value-type="string">
            <text:p>(alimento (id 215) (nombre apio) (grupo 4) (veces 1) (tipo reguladores) <text:s/>(racion 100) (kcal 22) (proteinas 2,3) (grasas 0,2) (hidratos 2,4)(grasas-mono 0) (desayuno no) (almuerzo si) (comida si) (merienda no) (cena si))</text:p>
          </table:table-cell>
          <table:table-cell table:formula="of:=SUBSTITUTE([.X216];&quot;,&quot;;&quot;.&quot;)" office:value-type="string" office:string-value="(alimento (id 215) (nombre apio) (grupo 4) (veces 1) (tipo reguladores)  (racion 100) (kcal 22) (proteinas 2.3) (grasas 0.2) (hidratos 2.4)(grasas-mono 0) (desayuno no) (almuerzo si) (comida si) (merienda no) (cena si))" calcext:value-type="string">
            <text:p>(alimento (id 215) (nombre apio) (grupo 4) (veces 1) (tipo reguladores) <text:s/>(racion 10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16" calcext:value-type="float">
            <text:p>216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Naranj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17]*[.M217]/100" office:value-type="float" office:value="92.75" calcext:value-type="float">
            <text:p>92,75</text:p>
          </table:table-cell>
          <table:table-cell table:style-name="ce16" table:formula="of:=[.L217]*[.N217]*4/100" office:value-type="float" office:value="7" calcext:value-type="float">
            <text:p>7</text:p>
          </table:table-cell>
          <table:table-cell table:style-name="ce16" table:formula="of:=[.L217]*[.P217]*4/100" office:value-type="float" office:value="81.9" calcext:value-type="float">
            <text:p>81,9</text:p>
          </table:table-cell>
          <table:table-cell table:style-name="ce16" table:formula="of:=[.L217]*[.O217]*9/100" office:value-type="float" office:value="3.15" calcext:value-type="float">
            <text:p>3,1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53" calcext:value-type="float">
            <text:p>5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11.7" calcext:value-type="float">
            <text:p>11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7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31" table:formula="of:=CONCATENATE(&quot;(alimento (id &quot;;[.B217];&quot;) (nombre &quot;;[.W217];&quot;) (grupo &quot;;[.E217];&quot;) (veces &quot;;[.F217];&quot;) (tipo &quot;;[.G217];&quot;)  (racion &quot;;[.L217];&quot;) (kcal &quot;;[.M217];&quot;) (proteinas &quot;;[.N217];&quot;) (grasas &quot;;[.O217];&quot;) (hidratos &quot;;[.P217];&quot;)(grasas-mono &quot;;[.Q217];&quot;) (desayuno &quot;;[.R217];&quot;) (almuerzo &quot;;[.S217];&quot;) (comida &quot;;[.T217];&quot;) (merienda &quot;;[.U217];&quot;) (cena &quot;;[.V217];&quot;))&quot;)" office:value-type="string" office:string-value="(alimento (id 216) (nombre naranja) (grupo 5) (veces 1) (tipo reguladores)  (racion 175) (kcal 53) (proteinas 1) (grasas 0,2) (hidratos 11,7)(grasas-mono 0) (desayuno si) (almuerzo si) (comida si) (merienda si) (cena si))" calcext:value-type="string">
            <text:p>(alimento (id 216) (nombre naranja) (grupo 5) (veces 1) (tipo reguladores) <text:s/>(racion 175) (kcal 53) (proteinas 1) (grasas 0,2) (hidratos 11,7)(grasas-mono 0) (desayuno si) (almuerzo si) (comida si) (merienda si) (cena si))</text:p>
          </table:table-cell>
          <table:table-cell table:formula="of:=SUBSTITUTE([.X217];&quot;,&quot;;&quot;.&quot;)" office:value-type="string" office:string-value="(alimento (id 216) (nombre naranja) (grupo 5) (veces 1) (tipo reguladores)  (racion 175) (kcal 53) (proteinas 1) (grasas 0.2) (hidratos 11.7)(grasas-mono 0) (desayuno si) (almuerzo si) (comida si) (merienda si) (cena si))" calcext:value-type="string">
            <text:p>(alimento (id 216) (nombre naranja) (grupo 5) (veces 1) (tipo reguladores) <text:s/>(racion 175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17" calcext:value-type="float">
            <text:p>217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Naranj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18]*[.M218]/100" office:value-type="float" office:value="132.5" calcext:value-type="float">
            <text:p>132,5</text:p>
          </table:table-cell>
          <table:table-cell table:style-name="ce16" table:formula="of:=[.L218]*[.N218]*4/100" office:value-type="float" office:value="10" calcext:value-type="float">
            <text:p>10</text:p>
          </table:table-cell>
          <table:table-cell table:style-name="ce16" table:formula="of:=[.L218]*[.P218]*4/100" office:value-type="float" office:value="117" calcext:value-type="float">
            <text:p>117</text:p>
          </table:table-cell>
          <table:table-cell table:style-name="ce16" table:formula="of:=[.L218]*[.O218]*9/100" office:value-type="float" office:value="4.5" calcext:value-type="float">
            <text:p>4,5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53" calcext:value-type="float">
            <text:p>5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11.7" calcext:value-type="float">
            <text:p>11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8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31" table:formula="of:=CONCATENATE(&quot;(alimento (id &quot;;[.B218];&quot;) (nombre &quot;;[.W218];&quot;) (grupo &quot;;[.E218];&quot;) (veces &quot;;[.F218];&quot;) (tipo &quot;;[.G218];&quot;)  (racion &quot;;[.L218];&quot;) (kcal &quot;;[.M218];&quot;) (proteinas &quot;;[.N218];&quot;) (grasas &quot;;[.O218];&quot;) (hidratos &quot;;[.P218];&quot;)(grasas-mono &quot;;[.Q218];&quot;) (desayuno &quot;;[.R218];&quot;) (almuerzo &quot;;[.S218];&quot;) (comida &quot;;[.T218];&quot;) (merienda &quot;;[.U218];&quot;) (cena &quot;;[.V218];&quot;))&quot;)" office:value-type="string" office:string-value="(alimento (id 217) (nombre naranja) (grupo 5) (veces 1) (tipo reguladores)  (racion 250) (kcal 53) (proteinas 1) (grasas 0,2) (hidratos 11,7)(grasas-mono 0) (desayuno si) (almuerzo si) (comida si) (merienda si) (cena si))" calcext:value-type="string">
            <text:p>(alimento (id 217) (nombre naranja) (grupo 5) (veces 1) (tipo reguladores) <text:s/>(racion 250) (kcal 53) (proteinas 1) (grasas 0,2) (hidratos 11,7)(grasas-mono 0) (desayuno si) (almuerzo si) (comida si) (merienda si) (cena si))</text:p>
          </table:table-cell>
          <table:table-cell table:formula="of:=SUBSTITUTE([.X218];&quot;,&quot;;&quot;.&quot;)" office:value-type="string" office:string-value="(alimento (id 217) (nombre naranja) (grupo 5) (veces 1) (tipo reguladores)  (racion 250) (kcal 53) (proteinas 1) (grasas 0.2) (hidratos 11.7)(grasas-mono 0) (desayuno si) (almuerzo si) (comida si) (merienda si) (cena si))" calcext:value-type="string">
            <text:p>(alimento (id 217) (nombre naranja) (grupo 5) (veces 1) (tipo reguladores) <text:s/>(racion 25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18" calcext:value-type="float">
            <text:p>218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Naranj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19]*[.M219]/100" office:value-type="float" office:value="79.5" calcext:value-type="float">
            <text:p>79,5</text:p>
          </table:table-cell>
          <table:table-cell table:style-name="ce16" table:formula="of:=[.L219]*[.N219]*4/100" office:value-type="float" office:value="6" calcext:value-type="float">
            <text:p>6</text:p>
          </table:table-cell>
          <table:table-cell table:style-name="ce16" table:formula="of:=[.L219]*[.P219]*4/100" office:value-type="float" office:value="70.2" calcext:value-type="float">
            <text:p>70,2</text:p>
          </table:table-cell>
          <table:table-cell table:style-name="ce16" table:formula="of:=[.L219]*[.O219]*9/100" office:value-type="float" office:value="2.7" calcext:value-type="float">
            <text:p>2,7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53" calcext:value-type="float">
            <text:p>5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11.7" calcext:value-type="float">
            <text:p>11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9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31" table:formula="of:=CONCATENATE(&quot;(alimento (id &quot;;[.B219];&quot;) (nombre &quot;;[.W219];&quot;) (grupo &quot;;[.E219];&quot;) (veces &quot;;[.F219];&quot;) (tipo &quot;;[.G219];&quot;)  (racion &quot;;[.L219];&quot;) (kcal &quot;;[.M219];&quot;) (proteinas &quot;;[.N219];&quot;) (grasas &quot;;[.O219];&quot;) (hidratos &quot;;[.P219];&quot;)(grasas-mono &quot;;[.Q219];&quot;) (desayuno &quot;;[.R219];&quot;) (almuerzo &quot;;[.S219];&quot;) (comida &quot;;[.T219];&quot;) (merienda &quot;;[.U219];&quot;) (cena &quot;;[.V219];&quot;))&quot;)" office:value-type="string" office:string-value="(alimento (id 218) (nombre naranja) (grupo 5) (veces 1) (tipo reguladores)  (racion 150) (kcal 53) (proteinas 1) (grasas 0,2) (hidratos 11,7)(grasas-mono 0) (desayuno si) (almuerzo si) (comida si) (merienda si) (cena si))" calcext:value-type="string">
            <text:p>(alimento (id 218) (nombre naranja) (grupo 5) (veces 1) (tipo reguladores) <text:s/>(racion 150) (kcal 53) (proteinas 1) (grasas 0,2) (hidratos 11,7)(grasas-mono 0) (desayuno si) (almuerzo si) (comida si) (merienda si) (cena si))</text:p>
          </table:table-cell>
          <table:table-cell table:formula="of:=SUBSTITUTE([.X219];&quot;,&quot;;&quot;.&quot;)" office:value-type="string" office:string-value="(alimento (id 218) (nombre naranja) (grupo 5) (veces 1) (tipo reguladores)  (racion 150) (kcal 53) (proteinas 1) (grasas 0.2) (hidratos 11.7)(grasas-mono 0) (desayuno si) (almuerzo si) (comida si) (merienda si) (cena si))" calcext:value-type="string">
            <text:p>(alimento (id 218) (nombre naranja) (grupo 5) (veces 1) (tipo reguladores) <text:s/>(racion 15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19" calcext:value-type="float">
            <text:p>219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Naranj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20]*[.M220]/100" office:value-type="float" office:value="53" calcext:value-type="float">
            <text:p>53</text:p>
          </table:table-cell>
          <table:table-cell table:style-name="ce16" table:formula="of:=[.L220]*[.N220]*4/100" office:value-type="float" office:value="4" calcext:value-type="float">
            <text:p>4</text:p>
          </table:table-cell>
          <table:table-cell table:style-name="ce16" table:formula="of:=[.L220]*[.P220]*4/100" office:value-type="float" office:value="46.8" calcext:value-type="float">
            <text:p>46,8</text:p>
          </table:table-cell>
          <table:table-cell table:style-name="ce16" table:formula="of:=[.L220]*[.O220]*9/100" office:value-type="float" office:value="1.8" calcext:value-type="float">
            <text:p>1,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3" calcext:value-type="float">
            <text:p>5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11.7" calcext:value-type="float">
            <text:p>11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0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31" table:formula="of:=CONCATENATE(&quot;(alimento (id &quot;;[.B220];&quot;) (nombre &quot;;[.W220];&quot;) (grupo &quot;;[.E220];&quot;) (veces &quot;;[.F220];&quot;) (tipo &quot;;[.G220];&quot;)  (racion &quot;;[.L220];&quot;) (kcal &quot;;[.M220];&quot;) (proteinas &quot;;[.N220];&quot;) (grasas &quot;;[.O220];&quot;) (hidratos &quot;;[.P220];&quot;)(grasas-mono &quot;;[.Q220];&quot;) (desayuno &quot;;[.R220];&quot;) (almuerzo &quot;;[.S220];&quot;) (comida &quot;;[.T220];&quot;) (merienda &quot;;[.U220];&quot;) (cena &quot;;[.V220];&quot;))&quot;)" office:value-type="string" office:string-value="(alimento (id 219) (nombre naranja) (grupo 5) (veces 1) (tipo reguladores)  (racion 100) (kcal 53) (proteinas 1) (grasas 0,2) (hidratos 11,7)(grasas-mono 0) (desayuno si) (almuerzo si) (comida si) (merienda si) (cena si))" calcext:value-type="string">
            <text:p>(alimento (id 219) (nombre naranja) (grupo 5) (veces 1) (tipo reguladores) <text:s/>(racion 100) (kcal 53) (proteinas 1) (grasas 0,2) (hidratos 11,7)(grasas-mono 0) (desayuno si) (almuerzo si) (comida si) (merienda si) (cena si))</text:p>
          </table:table-cell>
          <table:table-cell table:formula="of:=SUBSTITUTE([.X220];&quot;,&quot;;&quot;.&quot;)" office:value-type="string" office:string-value="(alimento (id 219) (nombre naranja) (grupo 5) (veces 1) (tipo reguladores)  (racion 100) (kcal 53) (proteinas 1) (grasas 0.2) (hidratos 11.7)(grasas-mono 0) (desayuno si) (almuerzo si) (comida si) (merienda si) (cena si))" calcext:value-type="string">
            <text:p>(alimento (id 219) (nombre naranja) (grupo 5) (veces 1) (tipo reguladores) <text:s/>(racion 10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20" calcext:value-type="float">
            <text:p>220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Naranj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21]*[.M221]/100" office:value-type="float" office:value="106" calcext:value-type="float">
            <text:p>106</text:p>
          </table:table-cell>
          <table:table-cell table:style-name="ce16" table:formula="of:=[.L221]*[.N221]*4/100" office:value-type="float" office:value="8" calcext:value-type="float">
            <text:p>8</text:p>
          </table:table-cell>
          <table:table-cell table:style-name="ce16" table:formula="of:=[.L221]*[.P221]*4/100" office:value-type="float" office:value="93.6" calcext:value-type="float">
            <text:p>93,6</text:p>
          </table:table-cell>
          <table:table-cell table:style-name="ce16" table:formula="of:=[.L221]*[.O221]*9/100" office:value-type="float" office:value="3.6" calcext:value-type="float">
            <text:p>3,6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3" calcext:value-type="float">
            <text:p>5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11.7" calcext:value-type="float">
            <text:p>11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1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31" table:formula="of:=CONCATENATE(&quot;(alimento (id &quot;;[.B221];&quot;) (nombre &quot;;[.W221];&quot;) (grupo &quot;;[.E221];&quot;) (veces &quot;;[.F221];&quot;) (tipo &quot;;[.G221];&quot;)  (racion &quot;;[.L221];&quot;) (kcal &quot;;[.M221];&quot;) (proteinas &quot;;[.N221];&quot;) (grasas &quot;;[.O221];&quot;) (hidratos &quot;;[.P221];&quot;)(grasas-mono &quot;;[.Q221];&quot;) (desayuno &quot;;[.R221];&quot;) (almuerzo &quot;;[.S221];&quot;) (comida &quot;;[.T221];&quot;) (merienda &quot;;[.U221];&quot;) (cena &quot;;[.V221];&quot;))&quot;)" office:value-type="string" office:string-value="(alimento (id 220) (nombre naranja) (grupo 5) (veces 1) (tipo reguladores)  (racion 200) (kcal 53) (proteinas 1) (grasas 0,2) (hidratos 11,7)(grasas-mono 0) (desayuno si) (almuerzo si) (comida si) (merienda si) (cena si))" calcext:value-type="string">
            <text:p>(alimento (id 220) (nombre naranja) (grupo 5) (veces 1) (tipo reguladores) <text:s/>(racion 200) (kcal 53) (proteinas 1) (grasas 0,2) (hidratos 11,7)(grasas-mono 0) (desayuno si) (almuerzo si) (comida si) (merienda si) (cena si))</text:p>
          </table:table-cell>
          <table:table-cell table:formula="of:=SUBSTITUTE([.X221];&quot;,&quot;;&quot;.&quot;)" office:value-type="string" office:string-value="(alimento (id 220) (nombre naranja) (grupo 5) (veces 1) (tipo reguladores)  (racion 200) (kcal 53) (proteinas 1) (grasas 0.2) (hidratos 11.7)(grasas-mono 0) (desayuno si) (almuerzo si) (comida si) (merienda si) (cena si))" calcext:value-type="string">
            <text:p>(alimento (id 220) (nombre naranja) (grupo 5) (veces 1) (tipo reguladores) <text:s/>(racion 20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21" calcext:value-type="float">
            <text:p>221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Cerez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22]*[.M222]/100" office:value-type="float" office:value="26" calcext:value-type="float">
            <text:p>26</text:p>
          </table:table-cell>
          <table:table-cell table:style-name="ce16" table:formula="of:=[.L222]*[.N222]*4/100" office:value-type="float" office:value="1.28" calcext:value-type="float">
            <text:p>1,28</text:p>
          </table:table-cell>
          <table:table-cell table:style-name="ce16" table:formula="of:=[.L222]*[.P222]*4/100" office:value-type="float" office:value="20.8" calcext:value-type="float">
            <text:p>20,8</text:p>
          </table:table-cell>
          <table:table-cell table:style-name="ce16" table:formula="of:=[.L222]*[.O222]*9/100" office:value-type="float" office:value="1.08" calcext:value-type="float">
            <text:p>1,0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5" calcext:value-type="float">
            <text:p>6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2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31" table:formula="of:=CONCATENATE(&quot;(alimento (id &quot;;[.B222];&quot;) (nombre &quot;;[.W222];&quot;) (grupo &quot;;[.E222];&quot;) (veces &quot;;[.F222];&quot;) (tipo &quot;;[.G222];&quot;)  (racion &quot;;[.L222];&quot;) (kcal &quot;;[.M222];&quot;) (proteinas &quot;;[.N222];&quot;) (grasas &quot;;[.O222];&quot;) (hidratos &quot;;[.P222];&quot;)(grasas-mono &quot;;[.Q222];&quot;) (desayuno &quot;;[.R222];&quot;) (almuerzo &quot;;[.S222];&quot;) (comida &quot;;[.T222];&quot;) (merienda &quot;;[.U222];&quot;) (cena &quot;;[.V222];&quot;))&quot;)" office:value-type="string" office:string-value="(alimento (id 221) (nombre cereza) (grupo 5) (veces 2) (tipo reguladores)  (racion 40) (kcal 65) (proteinas 0,8) (grasas 0,3) (hidratos 13)(grasas-mono 0) (desayuno si) (almuerzo si) (comida si) (merienda si) (cena si))" calcext:value-type="string">
            <text:p>(alimento (id 221) (nombre cereza) (grupo 5) (veces 2) (tipo reguladores) <text:s/>(racion 40) (kcal 65) (proteinas 0,8) (grasas 0,3) (hidratos 13)(grasas-mono 0) (desayuno si) (almuerzo si) (comida si) (merienda si) (cena si))</text:p>
          </table:table-cell>
          <table:table-cell table:formula="of:=SUBSTITUTE([.X222];&quot;,&quot;;&quot;.&quot;)" office:value-type="string" office:string-value="(alimento (id 221) (nombre cereza) (grupo 5) (veces 2) (tipo reguladores)  (racion 40) (kcal 65) (proteinas 0.8) (grasas 0.3) (hidratos 13)(grasas-mono 0) (desayuno si) (almuerzo si) (comida si) (merienda si) (cena si))" calcext:value-type="string">
            <text:p>(alimento (id 221) (nombre cereza) (grupo 5) (veces 2) (tipo reguladores) <text:s/>(racion 4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22" calcext:value-type="float">
            <text:p>222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Cerez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23]*[.M223]/100" office:value-type="float" office:value="32.5" calcext:value-type="float">
            <text:p>32,5</text:p>
          </table:table-cell>
          <table:table-cell table:style-name="ce16" table:formula="of:=[.L223]*[.N223]*4/100" office:value-type="float" office:value="1.6" calcext:value-type="float">
            <text:p>1,6</text:p>
          </table:table-cell>
          <table:table-cell table:style-name="ce16" table:formula="of:=[.L223]*[.P223]*4/100" office:value-type="float" office:value="26" calcext:value-type="float">
            <text:p>26</text:p>
          </table:table-cell>
          <table:table-cell table:style-name="ce16" table:formula="of:=[.L223]*[.O223]*9/100" office:value-type="float" office:value="1.35" calcext:value-type="float">
            <text:p>1,3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65" calcext:value-type="float">
            <text:p>6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3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31" table:formula="of:=CONCATENATE(&quot;(alimento (id &quot;;[.B223];&quot;) (nombre &quot;;[.W223];&quot;) (grupo &quot;;[.E223];&quot;) (veces &quot;;[.F223];&quot;) (tipo &quot;;[.G223];&quot;)  (racion &quot;;[.L223];&quot;) (kcal &quot;;[.M223];&quot;) (proteinas &quot;;[.N223];&quot;) (grasas &quot;;[.O223];&quot;) (hidratos &quot;;[.P223];&quot;)(grasas-mono &quot;;[.Q223];&quot;) (desayuno &quot;;[.R223];&quot;) (almuerzo &quot;;[.S223];&quot;) (comida &quot;;[.T223];&quot;) (merienda &quot;;[.U223];&quot;) (cena &quot;;[.V223];&quot;))&quot;)" office:value-type="string" office:string-value="(alimento (id 222) (nombre cereza) (grupo 5) (veces 2) (tipo reguladores)  (racion 50) (kcal 65) (proteinas 0,8) (grasas 0,3) (hidratos 13)(grasas-mono 0) (desayuno si) (almuerzo si) (comida si) (merienda si) (cena si))" calcext:value-type="string">
            <text:p>(alimento (id 222) (nombre cereza) (grupo 5) (veces 2) (tipo reguladores) <text:s/>(racion 50) (kcal 65) (proteinas 0,8) (grasas 0,3) (hidratos 13)(grasas-mono 0) (desayuno si) (almuerzo si) (comida si) (merienda si) (cena si))</text:p>
          </table:table-cell>
          <table:table-cell table:formula="of:=SUBSTITUTE([.X223];&quot;,&quot;;&quot;.&quot;)" office:value-type="string" office:string-value="(alimento (id 222) (nombre cereza) (grupo 5) (veces 2) (tipo reguladores)  (racion 50) (kcal 65) (proteinas 0.8) (grasas 0.3) (hidratos 13)(grasas-mono 0) (desayuno si) (almuerzo si) (comida si) (merienda si) (cena si))" calcext:value-type="string">
            <text:p>(alimento (id 222) (nombre cereza) (grupo 5) (veces 2) (tipo reguladores) <text:s/>(racion 5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23" calcext:value-type="float">
            <text:p>223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Cerez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24]*[.M224]/100" office:value-type="float" office:value="42.25" calcext:value-type="float">
            <text:p>42,25</text:p>
          </table:table-cell>
          <table:table-cell table:style-name="ce16" table:formula="of:=[.L224]*[.N224]*4/100" office:value-type="float" office:value="2.08" calcext:value-type="float">
            <text:p>2,08</text:p>
          </table:table-cell>
          <table:table-cell table:style-name="ce16" table:formula="of:=[.L224]*[.P224]*4/100" office:value-type="float" office:value="33.8" calcext:value-type="float">
            <text:p>33,8</text:p>
          </table:table-cell>
          <table:table-cell table:style-name="ce16" table:formula="of:=[.L224]*[.O224]*9/100" office:value-type="float" office:value="1.755" calcext:value-type="float">
            <text:p>1,755</text:p>
          </table:table-cell>
          <table:table-cell table:number-columns-repeated="2" table:style-name="ce15" office:value-type="float" office:value="65" calcext:value-type="float">
            <text:p>6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4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31" table:formula="of:=CONCATENATE(&quot;(alimento (id &quot;;[.B224];&quot;) (nombre &quot;;[.W224];&quot;) (grupo &quot;;[.E224];&quot;) (veces &quot;;[.F224];&quot;) (tipo &quot;;[.G224];&quot;)  (racion &quot;;[.L224];&quot;) (kcal &quot;;[.M224];&quot;) (proteinas &quot;;[.N224];&quot;) (grasas &quot;;[.O224];&quot;) (hidratos &quot;;[.P224];&quot;)(grasas-mono &quot;;[.Q224];&quot;) (desayuno &quot;;[.R224];&quot;) (almuerzo &quot;;[.S224];&quot;) (comida &quot;;[.T224];&quot;) (merienda &quot;;[.U224];&quot;) (cena &quot;;[.V224];&quot;))&quot;)" office:value-type="string" office:string-value="(alimento (id 223) (nombre cereza) (grupo 5) (veces 2) (tipo reguladores)  (racion 65) (kcal 65) (proteinas 0,8) (grasas 0,3) (hidratos 13)(grasas-mono 0) (desayuno si) (almuerzo si) (comida si) (merienda si) (cena si))" calcext:value-type="string">
            <text:p>(alimento (id 223) (nombre cereza) (grupo 5) (veces 2) (tipo reguladores) <text:s/>(racion 65) (kcal 65) (proteinas 0,8) (grasas 0,3) (hidratos 13)(grasas-mono 0) (desayuno si) (almuerzo si) (comida si) (merienda si) (cena si))</text:p>
          </table:table-cell>
          <table:table-cell table:formula="of:=SUBSTITUTE([.X224];&quot;,&quot;;&quot;.&quot;)" office:value-type="string" office:string-value="(alimento (id 223) (nombre cereza) (grupo 5) (veces 2) (tipo reguladores)  (racion 65) (kcal 65) (proteinas 0.8) (grasas 0.3) (hidratos 13)(grasas-mono 0) (desayuno si) (almuerzo si) (comida si) (merienda si) (cena si))" calcext:value-type="string">
            <text:p>(alimento (id 223) (nombre cereza) (grupo 5) (veces 2) (tipo reguladores) <text:s/>(racion 65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24" calcext:value-type="float">
            <text:p>224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Cerez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25]*[.M225]/100" office:value-type="float" office:value="45.5" calcext:value-type="float">
            <text:p>45,5</text:p>
          </table:table-cell>
          <table:table-cell table:style-name="ce16" table:formula="of:=[.L225]*[.N225]*4/100" office:value-type="float" office:value="2.24" calcext:value-type="float">
            <text:p>2,24</text:p>
          </table:table-cell>
          <table:table-cell table:style-name="ce16" table:formula="of:=[.L225]*[.P225]*4/100" office:value-type="float" office:value="36.4" calcext:value-type="float">
            <text:p>36,4</text:p>
          </table:table-cell>
          <table:table-cell table:style-name="ce16" table:formula="of:=[.L225]*[.O225]*9/100" office:value-type="float" office:value="1.89" calcext:value-type="float">
            <text:p>1,89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65" calcext:value-type="float">
            <text:p>6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5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31" table:formula="of:=CONCATENATE(&quot;(alimento (id &quot;;[.B225];&quot;) (nombre &quot;;[.W225];&quot;) (grupo &quot;;[.E225];&quot;) (veces &quot;;[.F225];&quot;) (tipo &quot;;[.G225];&quot;)  (racion &quot;;[.L225];&quot;) (kcal &quot;;[.M225];&quot;) (proteinas &quot;;[.N225];&quot;) (grasas &quot;;[.O225];&quot;) (hidratos &quot;;[.P225];&quot;)(grasas-mono &quot;;[.Q225];&quot;) (desayuno &quot;;[.R225];&quot;) (almuerzo &quot;;[.S225];&quot;) (comida &quot;;[.T225];&quot;) (merienda &quot;;[.U225];&quot;) (cena &quot;;[.V225];&quot;))&quot;)" office:value-type="string" office:string-value="(alimento (id 224) (nombre cereza) (grupo 5) (veces 2) (tipo reguladores)  (racion 70) (kcal 65) (proteinas 0,8) (grasas 0,3) (hidratos 13)(grasas-mono 0) (desayuno si) (almuerzo si) (comida si) (merienda si) (cena si))" calcext:value-type="string">
            <text:p>(alimento (id 224) (nombre cereza) (grupo 5) (veces 2) (tipo reguladores) <text:s/>(racion 70) (kcal 65) (proteinas 0,8) (grasas 0,3) (hidratos 13)(grasas-mono 0) (desayuno si) (almuerzo si) (comida si) (merienda si) (cena si))</text:p>
          </table:table-cell>
          <table:table-cell table:formula="of:=SUBSTITUTE([.X225];&quot;,&quot;;&quot;.&quot;)" office:value-type="string" office:string-value="(alimento (id 224) (nombre cereza) (grupo 5) (veces 2) (tipo reguladores)  (racion 70) (kcal 65) (proteinas 0.8) (grasas 0.3) (hidratos 13)(grasas-mono 0) (desayuno si) (almuerzo si) (comida si) (merienda si) (cena si))" calcext:value-type="string">
            <text:p>(alimento (id 224) (nombre cereza) (grupo 5) (veces 2) (tipo reguladores) <text:s/>(racion 7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25" calcext:value-type="float">
            <text:p>225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Cerez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26]*[.M226]/100" office:value-type="float" office:value="65" calcext:value-type="float">
            <text:p>65</text:p>
          </table:table-cell>
          <table:table-cell table:style-name="ce16" table:formula="of:=[.L226]*[.N226]*4/100" office:value-type="float" office:value="3.2" calcext:value-type="float">
            <text:p>3,2</text:p>
          </table:table-cell>
          <table:table-cell table:style-name="ce16" table:formula="of:=[.L226]*[.P226]*4/100" office:value-type="float" office:value="52" calcext:value-type="float">
            <text:p>52</text:p>
          </table:table-cell>
          <table:table-cell table:style-name="ce16" table:formula="of:=[.L226]*[.O226]*9/100" office:value-type="float" office:value="2.7" calcext:value-type="float">
            <text:p>2,7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65" calcext:value-type="float">
            <text:p>6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6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31" table:formula="of:=CONCATENATE(&quot;(alimento (id &quot;;[.B226];&quot;) (nombre &quot;;[.W226];&quot;) (grupo &quot;;[.E226];&quot;) (veces &quot;;[.F226];&quot;) (tipo &quot;;[.G226];&quot;)  (racion &quot;;[.L226];&quot;) (kcal &quot;;[.M226];&quot;) (proteinas &quot;;[.N226];&quot;) (grasas &quot;;[.O226];&quot;) (hidratos &quot;;[.P226];&quot;)(grasas-mono &quot;;[.Q226];&quot;) (desayuno &quot;;[.R226];&quot;) (almuerzo &quot;;[.S226];&quot;) (comida &quot;;[.T226];&quot;) (merienda &quot;;[.U226];&quot;) (cena &quot;;[.V226];&quot;))&quot;)" office:value-type="string" office:string-value="(alimento (id 225) (nombre cereza) (grupo 5) (veces 2) (tipo reguladores)  (racion 100) (kcal 65) (proteinas 0,8) (grasas 0,3) (hidratos 13)(grasas-mono 0) (desayuno si) (almuerzo si) (comida si) (merienda si) (cena si))" calcext:value-type="string">
            <text:p>(alimento (id 225) (nombre cereza) (grupo 5) (veces 2) (tipo reguladores) <text:s/>(racion 100) (kcal 65) (proteinas 0,8) (grasas 0,3) (hidratos 13)(grasas-mono 0) (desayuno si) (almuerzo si) (comida si) (merienda si) (cena si))</text:p>
          </table:table-cell>
          <table:table-cell table:formula="of:=SUBSTITUTE([.X226];&quot;,&quot;;&quot;.&quot;)" office:value-type="string" office:string-value="(alimento (id 225) (nombre cereza) (grupo 5) (veces 2) (tipo reguladores)  (racion 100) (kcal 65) (proteinas 0.8) (grasas 0.3) (hidratos 13)(grasas-mono 0) (desayuno si) (almuerzo si) (comida si) (merienda si) (cena si))" calcext:value-type="string">
            <text:p>(alimento (id 225) (nombre cereza) (grupo 5) (veces 2) (tipo reguladores) <text:s/>(racion 10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26" calcext:value-type="float">
            <text:p>226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Cerez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27]*[.M227]/100" office:value-type="float" office:value="84.5" calcext:value-type="float">
            <text:p>84,5</text:p>
          </table:table-cell>
          <table:table-cell table:style-name="ce16" table:formula="of:=[.L227]*[.N227]*4/100" office:value-type="float" office:value="4.16" calcext:value-type="float">
            <text:p>4,16</text:p>
          </table:table-cell>
          <table:table-cell table:style-name="ce16" table:formula="of:=[.L227]*[.P227]*4/100" office:value-type="float" office:value="67.6" calcext:value-type="float">
            <text:p>67,6</text:p>
          </table:table-cell>
          <table:table-cell table:style-name="ce16" table:formula="of:=[.L227]*[.O227]*9/100" office:value-type="float" office:value="3.51" calcext:value-type="float">
            <text:p>3,51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7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31" table:formula="of:=CONCATENATE(&quot;(alimento (id &quot;;[.B227];&quot;) (nombre &quot;;[.W227];&quot;) (grupo &quot;;[.E227];&quot;) (veces &quot;;[.F227];&quot;) (tipo &quot;;[.G227];&quot;)  (racion &quot;;[.L227];&quot;) (kcal &quot;;[.M227];&quot;) (proteinas &quot;;[.N227];&quot;) (grasas &quot;;[.O227];&quot;) (hidratos &quot;;[.P227];&quot;)(grasas-mono &quot;;[.Q227];&quot;) (desayuno &quot;;[.R227];&quot;) (almuerzo &quot;;[.S227];&quot;) (comida &quot;;[.T227];&quot;) (merienda &quot;;[.U227];&quot;) (cena &quot;;[.V227];&quot;))&quot;)" office:value-type="string" office:string-value="(alimento (id 226) (nombre cereza) (grupo 5) (veces 2) (tipo reguladores)  (racion 130) (kcal 65) (proteinas 0,8) (grasas 0,3) (hidratos 13)(grasas-mono 0) (desayuno si) (almuerzo si) (comida si) (merienda si) (cena si))" calcext:value-type="string">
            <text:p>(alimento (id 226) (nombre cereza) (grupo 5) (veces 2) (tipo reguladores) <text:s/>(racion 130) (kcal 65) (proteinas 0,8) (grasas 0,3) (hidratos 13)(grasas-mono 0) (desayuno si) (almuerzo si) (comida si) (merienda si) (cena si))</text:p>
          </table:table-cell>
          <table:table-cell table:formula="of:=SUBSTITUTE([.X227];&quot;,&quot;;&quot;.&quot;)" office:value-type="string" office:string-value="(alimento (id 226) (nombre cereza) (grupo 5) (veces 2) (tipo reguladores)  (racion 130) (kcal 65) (proteinas 0.8) (grasas 0.3) (hidratos 13)(grasas-mono 0) (desayuno si) (almuerzo si) (comida si) (merienda si) (cena si))" calcext:value-type="string">
            <text:p>(alimento (id 226) (nombre cereza) (grupo 5) (veces 2) (tipo reguladores) <text:s/>(racion 13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office:value-type="string" calcext:value-type="string">
            <text:p>Frutas</text:p>
          </table:table-cell>
          <table:table-cell table:style-name="ce14" office:value-type="string" calcext:value-type="string">
            <text:p>Manzana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4" office:value-type="string" calcext:value-type="string">
            <text:p>reguladores</text:p>
          </table:table-cell>
          <table:table-cell table:style-name="ce14" table:formula="of:=[.L228]*[.M228]/100" office:value-type="float" office:value="90" calcext:value-type="float">
            <text:p>90</text:p>
          </table:table-cell>
          <table:table-cell table:style-name="ce16" table:formula="of:=[.L228]*[.N228]*4/100" office:value-type="float" office:value="1.6" calcext:value-type="float">
            <text:p>1,6</text:p>
          </table:table-cell>
          <table:table-cell table:style-name="ce16" table:formula="of:=[.L228]*[.P228]*4/100" office:value-type="float" office:value="83.2" calcext:value-type="float">
            <text:p>83,2</text:p>
          </table:table-cell>
          <table:table-cell table:style-name="ce16" table:formula="of:=[.L228]*[.O228]*9/100" office:value-type="float" office:value="5.4" calcext:value-type="float">
            <text:p>5,4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45" calcext:value-type="float">
            <text:p>45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10.4" calcext:value-type="float">
            <text:p>10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12" office:value-type="string" calcext:value-type="string">
            <text:p>si</text:p>
          </table:table-cell>
          <table:table-cell table:style-name="ce12" table:formula="of:=SUBSTITUTE(SUBSTITUTE(SUBSTITUTE(SUBSTITUTE(SUBSTITUTE(SUBSTITUTE(LOWER([.D228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31" table:formula="of:=CONCATENATE(&quot;(alimento (id &quot;;[.B228];&quot;) (nombre &quot;;[.W228];&quot;) (grupo &quot;;[.E228];&quot;) (veces &quot;;[.F228];&quot;) (tipo &quot;;[.G228];&quot;)  (racion &quot;;[.L228];&quot;) (kcal &quot;;[.M228];&quot;) (proteinas &quot;;[.N228];&quot;) (grasas &quot;;[.O228];&quot;) (hidratos &quot;;[.P228];&quot;)(grasas-mono &quot;;[.Q228];&quot;) (desayuno &quot;;[.R228];&quot;) (almuerzo &quot;;[.S228];&quot;) (comida &quot;;[.T228];&quot;) (merienda &quot;;[.U228];&quot;) (cena &quot;;[.V228];&quot;))&quot;)" office:value-type="string" office:string-value="(alimento (id 227) (nombre manzana) (grupo 5) (veces 3) (tipo reguladores)  (racion 200) (kcal 45) (proteinas 0,2) (grasas 0,3) (hidratos 10,4)(grasas-mono 0) (desayuno si) (almuerzo si) (comida si) (merienda si) (cena si))" calcext:value-type="string">
            <text:p>(alimento (id 227) (nombre manzana) (grupo 5) (veces 3) (tipo reguladores) <text:s/>(racion 200) (kcal 45) (proteinas 0,2) (grasas 0,3) (hidratos 10,4)(grasas-mono 0) (desayuno si) (almuerzo si) (comida si) (merienda si) (cena si))</text:p>
          </table:table-cell>
          <table:table-cell table:style-name="ce12" table:formula="of:=SUBSTITUTE([.X228];&quot;,&quot;;&quot;.&quot;)" office:value-type="string" office:string-value="(alimento (id 227) (nombre manzana) (grupo 5) (veces 3) (tipo reguladores)  (racion 200) (kcal 45) (proteinas 0.2) (grasas 0.3) (hidratos 10.4)(grasas-mono 0) (desayuno si) (almuerzo si) (comida si) (merienda si) (cena si))" calcext:value-type="string">
            <text:p>(alimento (id 227) (nombre manzana) (grupo 5) (veces 3) (tipo reguladores) <text:s/>(racion 200) (kcal 45) (proteinas 0.2) (grasas 0.3) (hidratos 10.4)(grasas-mono 0) (desayuno si) (almuerzo si) (comida si) (merienda si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228" calcext:value-type="float">
            <text:p>228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Manzan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29]*[.M229]/100" office:value-type="float" office:value="56.25" calcext:value-type="float">
            <text:p>56,25</text:p>
          </table:table-cell>
          <table:table-cell table:style-name="ce16" table:formula="of:=[.L229]*[.N229]*4/100" office:value-type="float" office:value="1" calcext:value-type="float">
            <text:p>1</text:p>
          </table:table-cell>
          <table:table-cell table:style-name="ce16" table:formula="of:=[.L229]*[.P229]*4/100" office:value-type="float" office:value="52" calcext:value-type="float">
            <text:p>52</text:p>
          </table:table-cell>
          <table:table-cell table:style-name="ce16" table:formula="of:=[.L229]*[.O229]*9/100" office:value-type="float" office:value="3.375" calcext:value-type="float">
            <text:p>3,37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45" calcext:value-type="float">
            <text:p>45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0.4" calcext:value-type="float">
            <text:p>10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9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31" table:formula="of:=CONCATENATE(&quot;(alimento (id &quot;;[.B229];&quot;) (nombre &quot;;[.W229];&quot;) (grupo &quot;;[.E229];&quot;) (veces &quot;;[.F229];&quot;) (tipo &quot;;[.G229];&quot;)  (racion &quot;;[.L229];&quot;) (kcal &quot;;[.M229];&quot;) (proteinas &quot;;[.N229];&quot;) (grasas &quot;;[.O229];&quot;) (hidratos &quot;;[.P229];&quot;)(grasas-mono &quot;;[.Q229];&quot;) (desayuno &quot;;[.R229];&quot;) (almuerzo &quot;;[.S229];&quot;) (comida &quot;;[.T229];&quot;) (merienda &quot;;[.U229];&quot;) (cena &quot;;[.V229];&quot;))&quot;)" office:value-type="string" office:string-value="(alimento (id 228) (nombre manzana) (grupo 5) (veces 3) (tipo reguladores)  (racion 125) (kcal 45) (proteinas 0,2) (grasas 0,3) (hidratos 10,4)(grasas-mono 0) (desayuno si) (almuerzo si) (comida si) (merienda si) (cena si))" calcext:value-type="string">
            <text:p>(alimento (id 228) (nombre manzana) (grupo 5) (veces 3) (tipo reguladores) <text:s/>(racion 125) (kcal 45) (proteinas 0,2) (grasas 0,3) (hidratos 10,4)(grasas-mono 0) (desayuno si) (almuerzo si) (comida si) (merienda si) (cena si))</text:p>
          </table:table-cell>
          <table:table-cell table:formula="of:=SUBSTITUTE([.X229];&quot;,&quot;;&quot;.&quot;)" office:value-type="string" office:string-value="(alimento (id 228) (nombre manzana) (grupo 5) (veces 3) (tipo reguladores)  (racion 125) (kcal 45) (proteinas 0.2) (grasas 0.3) (hidratos 10.4)(grasas-mono 0) (desayuno si) (almuerzo si) (comida si) (merienda si) (cena si))" calcext:value-type="string">
            <text:p>(alimento (id 228) (nombre manzana) (grupo 5) (veces 3) (tipo reguladores) <text:s/>(racion 125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29" calcext:value-type="float">
            <text:p>229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Manzan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30]*[.M230]/100" office:value-type="float" office:value="78.75" calcext:value-type="float">
            <text:p>78,75</text:p>
          </table:table-cell>
          <table:table-cell table:style-name="ce16" table:formula="of:=[.L230]*[.N230]*4/100" office:value-type="float" office:value="1.4" calcext:value-type="float">
            <text:p>1,4</text:p>
          </table:table-cell>
          <table:table-cell table:style-name="ce16" table:formula="of:=[.L230]*[.P230]*4/100" office:value-type="float" office:value="72.8" calcext:value-type="float">
            <text:p>72,8</text:p>
          </table:table-cell>
          <table:table-cell table:style-name="ce16" table:formula="of:=[.L230]*[.O230]*9/100" office:value-type="float" office:value="4.725" calcext:value-type="float">
            <text:p>4,72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45" calcext:value-type="float">
            <text:p>45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0.4" calcext:value-type="float">
            <text:p>10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0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31" table:formula="of:=CONCATENATE(&quot;(alimento (id &quot;;[.B230];&quot;) (nombre &quot;;[.W230];&quot;) (grupo &quot;;[.E230];&quot;) (veces &quot;;[.F230];&quot;) (tipo &quot;;[.G230];&quot;)  (racion &quot;;[.L230];&quot;) (kcal &quot;;[.M230];&quot;) (proteinas &quot;;[.N230];&quot;) (grasas &quot;;[.O230];&quot;) (hidratos &quot;;[.P230];&quot;)(grasas-mono &quot;;[.Q230];&quot;) (desayuno &quot;;[.R230];&quot;) (almuerzo &quot;;[.S230];&quot;) (comida &quot;;[.T230];&quot;) (merienda &quot;;[.U230];&quot;) (cena &quot;;[.V230];&quot;))&quot;)" office:value-type="string" office:string-value="(alimento (id 229) (nombre manzana) (grupo 5) (veces 3) (tipo reguladores)  (racion 175) (kcal 45) (proteinas 0,2) (grasas 0,3) (hidratos 10,4)(grasas-mono 0) (desayuno si) (almuerzo si) (comida si) (merienda si) (cena si))" calcext:value-type="string">
            <text:p>(alimento (id 229) (nombre manzana) (grupo 5) (veces 3) (tipo reguladores) <text:s/>(racion 175) (kcal 45) (proteinas 0,2) (grasas 0,3) (hidratos 10,4)(grasas-mono 0) (desayuno si) (almuerzo si) (comida si) (merienda si) (cena si))</text:p>
          </table:table-cell>
          <table:table-cell table:formula="of:=SUBSTITUTE([.X230];&quot;,&quot;;&quot;.&quot;)" office:value-type="string" office:string-value="(alimento (id 229) (nombre manzana) (grupo 5) (veces 3) (tipo reguladores)  (racion 175) (kcal 45) (proteinas 0.2) (grasas 0.3) (hidratos 10.4)(grasas-mono 0) (desayuno si) (almuerzo si) (comida si) (merienda si) (cena si))" calcext:value-type="string">
            <text:p>(alimento (id 229) (nombre manzana) (grupo 5) (veces 3) (tipo reguladores) <text:s/>(racion 175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30" calcext:value-type="float">
            <text:p>230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Manzan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31]*[.M231]/100" office:value-type="float" office:value="45" calcext:value-type="float">
            <text:p>45</text:p>
          </table:table-cell>
          <table:table-cell table:style-name="ce16" table:formula="of:=[.L231]*[.N231]*4/100" office:value-type="float" office:value="0.8" calcext:value-type="float">
            <text:p>0,8</text:p>
          </table:table-cell>
          <table:table-cell table:style-name="ce16" table:formula="of:=[.L231]*[.P231]*4/100" office:value-type="float" office:value="41.6" calcext:value-type="float">
            <text:p>41,6</text:p>
          </table:table-cell>
          <table:table-cell table:style-name="ce16" table:formula="of:=[.L231]*[.O231]*9/100" office:value-type="float" office:value="2.7" calcext:value-type="float">
            <text:p>2,7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5" calcext:value-type="float">
            <text:p>45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0.4" calcext:value-type="float">
            <text:p>10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1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31" table:formula="of:=CONCATENATE(&quot;(alimento (id &quot;;[.B231];&quot;) (nombre &quot;;[.W231];&quot;) (grupo &quot;;[.E231];&quot;) (veces &quot;;[.F231];&quot;) (tipo &quot;;[.G231];&quot;)  (racion &quot;;[.L231];&quot;) (kcal &quot;;[.M231];&quot;) (proteinas &quot;;[.N231];&quot;) (grasas &quot;;[.O231];&quot;) (hidratos &quot;;[.P231];&quot;)(grasas-mono &quot;;[.Q231];&quot;) (desayuno &quot;;[.R231];&quot;) (almuerzo &quot;;[.S231];&quot;) (comida &quot;;[.T231];&quot;) (merienda &quot;;[.U231];&quot;) (cena &quot;;[.V231];&quot;))&quot;)" office:value-type="string" office:string-value="(alimento (id 230) (nombre manzana) (grupo 5) (veces 3) (tipo reguladores)  (racion 100) (kcal 45) (proteinas 0,2) (grasas 0,3) (hidratos 10,4)(grasas-mono 0) (desayuno si) (almuerzo si) (comida si) (merienda si) (cena si))" calcext:value-type="string">
            <text:p>(alimento (id 230) (nombre manzana) (grupo 5) (veces 3) (tipo reguladores) <text:s/>(racion 100) (kcal 45) (proteinas 0,2) (grasas 0,3) (hidratos 10,4)(grasas-mono 0) (desayuno si) (almuerzo si) (comida si) (merienda si) (cena si))</text:p>
          </table:table-cell>
          <table:table-cell table:formula="of:=SUBSTITUTE([.X231];&quot;,&quot;;&quot;.&quot;)" office:value-type="string" office:string-value="(alimento (id 230) (nombre manzana) (grupo 5) (veces 3) (tipo reguladores)  (racion 100) (kcal 45) (proteinas 0.2) (grasas 0.3) (hidratos 10.4)(grasas-mono 0) (desayuno si) (almuerzo si) (comida si) (merienda si) (cena si))" calcext:value-type="string">
            <text:p>(alimento (id 230) (nombre manzana) (grupo 5) (veces 3) (tipo reguladores) <text:s/>(racion 100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31" calcext:value-type="float">
            <text:p>231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Manzan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32]*[.M232]/100" office:value-type="float" office:value="67.5" calcext:value-type="float">
            <text:p>67,5</text:p>
          </table:table-cell>
          <table:table-cell table:style-name="ce16" table:formula="of:=[.L232]*[.N232]*4/100" office:value-type="float" office:value="1.2" calcext:value-type="float">
            <text:p>1,2</text:p>
          </table:table-cell>
          <table:table-cell table:style-name="ce16" table:formula="of:=[.L232]*[.P232]*4/100" office:value-type="float" office:value="62.4" calcext:value-type="float">
            <text:p>62,4</text:p>
          </table:table-cell>
          <table:table-cell table:style-name="ce16" table:formula="of:=[.L232]*[.O232]*9/100" office:value-type="float" office:value="4.05" calcext:value-type="float">
            <text:p>4,0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45" calcext:value-type="float">
            <text:p>45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0.4" calcext:value-type="float">
            <text:p>10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2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31" table:formula="of:=CONCATENATE(&quot;(alimento (id &quot;;[.B232];&quot;) (nombre &quot;;[.W232];&quot;) (grupo &quot;;[.E232];&quot;) (veces &quot;;[.F232];&quot;) (tipo &quot;;[.G232];&quot;)  (racion &quot;;[.L232];&quot;) (kcal &quot;;[.M232];&quot;) (proteinas &quot;;[.N232];&quot;) (grasas &quot;;[.O232];&quot;) (hidratos &quot;;[.P232];&quot;)(grasas-mono &quot;;[.Q232];&quot;) (desayuno &quot;;[.R232];&quot;) (almuerzo &quot;;[.S232];&quot;) (comida &quot;;[.T232];&quot;) (merienda &quot;;[.U232];&quot;) (cena &quot;;[.V232];&quot;))&quot;)" office:value-type="string" office:string-value="(alimento (id 231) (nombre manzana) (grupo 5) (veces 3) (tipo reguladores)  (racion 150) (kcal 45) (proteinas 0,2) (grasas 0,3) (hidratos 10,4)(grasas-mono 0) (desayuno si) (almuerzo si) (comida si) (merienda si) (cena si))" calcext:value-type="string">
            <text:p>(alimento (id 231) (nombre manzana) (grupo 5) (veces 3) (tipo reguladores) <text:s/>(racion 150) (kcal 45) (proteinas 0,2) (grasas 0,3) (hidratos 10,4)(grasas-mono 0) (desayuno si) (almuerzo si) (comida si) (merienda si) (cena si))</text:p>
          </table:table-cell>
          <table:table-cell table:formula="of:=SUBSTITUTE([.X232];&quot;,&quot;;&quot;.&quot;)" office:value-type="string" office:string-value="(alimento (id 231) (nombre manzana) (grupo 5) (veces 3) (tipo reguladores)  (racion 150) (kcal 45) (proteinas 0.2) (grasas 0.3) (hidratos 10.4)(grasas-mono 0) (desayuno si) (almuerzo si) (comida si) (merienda si) (cena si))" calcext:value-type="string">
            <text:p>(alimento (id 231) (nombre manzana) (grupo 5) (veces 3) (tipo reguladores) <text:s/>(racion 150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32" calcext:value-type="float">
            <text:p>232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er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33]*[.M233]/100" office:value-type="float" office:value="72.5" calcext:value-type="float">
            <text:p>72,5</text:p>
          </table:table-cell>
          <table:table-cell table:style-name="ce16" table:formula="of:=[.L233]*[.N233]*4/100" office:value-type="float" office:value="3.5" calcext:value-type="float">
            <text:p>3,5</text:p>
          </table:table-cell>
          <table:table-cell table:style-name="ce16" table:formula="of:=[.L233]*[.P233]*4/100" office:value-type="float" office:value="75" calcext:value-type="float">
            <text:p>75</text:p>
          </table:table-cell>
          <table:table-cell table:style-name="ce16" table:formula="of:=[.L233]*[.O233]*9/100" office:value-type="float" office:value="1.125" calcext:value-type="float">
            <text:p>1,1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58" calcext:value-type="float">
            <text:p>58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3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31" table:formula="of:=CONCATENATE(&quot;(alimento (id &quot;;[.B233];&quot;) (nombre &quot;;[.W233];&quot;) (grupo &quot;;[.E233];&quot;) (veces &quot;;[.F233];&quot;) (tipo &quot;;[.G233];&quot;)  (racion &quot;;[.L233];&quot;) (kcal &quot;;[.M233];&quot;) (proteinas &quot;;[.N233];&quot;) (grasas &quot;;[.O233];&quot;) (hidratos &quot;;[.P233];&quot;)(grasas-mono &quot;;[.Q233];&quot;) (desayuno &quot;;[.R233];&quot;) (almuerzo &quot;;[.S233];&quot;) (comida &quot;;[.T233];&quot;) (merienda &quot;;[.U233];&quot;) (cena &quot;;[.V233];&quot;))&quot;)" office:value-type="string" office:string-value="(alimento (id 232) (nombre pera) (grupo 5) (veces 1) (tipo reguladores)  (racion 125) (kcal 58) (proteinas 0,7) (grasas 0,1) (hidratos 15)(grasas-mono 0) (desayuno si) (almuerzo si) (comida si) (merienda si) (cena si))" calcext:value-type="string">
            <text:p>(alimento (id 232) (nombre pera) (grupo 5) (veces 1) (tipo reguladores) <text:s/>(racion 125) (kcal 58) (proteinas 0,7) (grasas 0,1) (hidratos 15)(grasas-mono 0) (desayuno si) (almuerzo si) (comida si) (merienda si) (cena si))</text:p>
          </table:table-cell>
          <table:table-cell table:formula="of:=SUBSTITUTE([.X233];&quot;,&quot;;&quot;.&quot;)" office:value-type="string" office:string-value="(alimento (id 232) (nombre pera) (grupo 5) (veces 1) (tipo reguladores)  (racion 125) (kcal 58) (proteinas 0.7) (grasas 0.1) (hidratos 15)(grasas-mono 0) (desayuno si) (almuerzo si) (comida si) (merienda si) (cena si))" calcext:value-type="string">
            <text:p>(alimento (id 232) (nombre pera) (grupo 5) (veces 1) (tipo reguladores) <text:s/>(racion 125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33" calcext:value-type="float">
            <text:p>233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er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34]*[.M234]/100" office:value-type="float" office:value="116" calcext:value-type="float">
            <text:p>116</text:p>
          </table:table-cell>
          <table:table-cell table:style-name="ce16" table:formula="of:=[.L234]*[.N234]*4/100" office:value-type="float" office:value="5.6" calcext:value-type="float">
            <text:p>5,6</text:p>
          </table:table-cell>
          <table:table-cell table:style-name="ce16" table:formula="of:=[.L234]*[.P234]*4/100" office:value-type="float" office:value="120" calcext:value-type="float">
            <text:p>120</text:p>
          </table:table-cell>
          <table:table-cell table:style-name="ce16" table:formula="of:=[.L234]*[.O234]*9/100" office:value-type="float" office:value="1.8" calcext:value-type="float">
            <text:p>1,8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8" calcext:value-type="float">
            <text:p>58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4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31" table:formula="of:=CONCATENATE(&quot;(alimento (id &quot;;[.B234];&quot;) (nombre &quot;;[.W234];&quot;) (grupo &quot;;[.E234];&quot;) (veces &quot;;[.F234];&quot;) (tipo &quot;;[.G234];&quot;)  (racion &quot;;[.L234];&quot;) (kcal &quot;;[.M234];&quot;) (proteinas &quot;;[.N234];&quot;) (grasas &quot;;[.O234];&quot;) (hidratos &quot;;[.P234];&quot;)(grasas-mono &quot;;[.Q234];&quot;) (desayuno &quot;;[.R234];&quot;) (almuerzo &quot;;[.S234];&quot;) (comida &quot;;[.T234];&quot;) (merienda &quot;;[.U234];&quot;) (cena &quot;;[.V234];&quot;))&quot;)" office:value-type="string" office:string-value="(alimento (id 233) (nombre pera) (grupo 5) (veces 1) (tipo reguladores)  (racion 200) (kcal 58) (proteinas 0,7) (grasas 0,1) (hidratos 15)(grasas-mono 0) (desayuno si) (almuerzo si) (comida si) (merienda si) (cena si))" calcext:value-type="string">
            <text:p>(alimento (id 233) (nombre pera) (grupo 5) (veces 1) (tipo reguladores) <text:s/>(racion 200) (kcal 58) (proteinas 0,7) (grasas 0,1) (hidratos 15)(grasas-mono 0) (desayuno si) (almuerzo si) (comida si) (merienda si) (cena si))</text:p>
          </table:table-cell>
          <table:table-cell table:formula="of:=SUBSTITUTE([.X234];&quot;,&quot;;&quot;.&quot;)" office:value-type="string" office:string-value="(alimento (id 233) (nombre pera) (grupo 5) (veces 1) (tipo reguladores)  (racion 200) (kcal 58) (proteinas 0.7) (grasas 0.1) (hidratos 15)(grasas-mono 0) (desayuno si) (almuerzo si) (comida si) (merienda si) (cena si))" calcext:value-type="string">
            <text:p>(alimento (id 233) (nombre pera) (grupo 5) (veces 1) (tipo reguladores) <text:s/>(racion 200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34" calcext:value-type="float">
            <text:p>234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er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35]*[.M235]/100" office:value-type="float" office:value="101.5" calcext:value-type="float">
            <text:p>101,5</text:p>
          </table:table-cell>
          <table:table-cell table:style-name="ce16" table:formula="of:=[.L235]*[.N235]*4/100" office:value-type="float" office:value="4.9" calcext:value-type="float">
            <text:p>4,9</text:p>
          </table:table-cell>
          <table:table-cell table:style-name="ce16" table:formula="of:=[.L235]*[.P235]*4/100" office:value-type="float" office:value="105" calcext:value-type="float">
            <text:p>105</text:p>
          </table:table-cell>
          <table:table-cell table:style-name="ce16" table:formula="of:=[.L235]*[.O235]*9/100" office:value-type="float" office:value="1.575" calcext:value-type="float">
            <text:p>1,57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58" calcext:value-type="float">
            <text:p>58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5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31" table:formula="of:=CONCATENATE(&quot;(alimento (id &quot;;[.B235];&quot;) (nombre &quot;;[.W235];&quot;) (grupo &quot;;[.E235];&quot;) (veces &quot;;[.F235];&quot;) (tipo &quot;;[.G235];&quot;)  (racion &quot;;[.L235];&quot;) (kcal &quot;;[.M235];&quot;) (proteinas &quot;;[.N235];&quot;) (grasas &quot;;[.O235];&quot;) (hidratos &quot;;[.P235];&quot;)(grasas-mono &quot;;[.Q235];&quot;) (desayuno &quot;;[.R235];&quot;) (almuerzo &quot;;[.S235];&quot;) (comida &quot;;[.T235];&quot;) (merienda &quot;;[.U235];&quot;) (cena &quot;;[.V235];&quot;))&quot;)" office:value-type="string" office:string-value="(alimento (id 234) (nombre pera) (grupo 5) (veces 1) (tipo reguladores)  (racion 175) (kcal 58) (proteinas 0,7) (grasas 0,1) (hidratos 15)(grasas-mono 0) (desayuno si) (almuerzo si) (comida si) (merienda si) (cena si))" calcext:value-type="string">
            <text:p>(alimento (id 234) (nombre pera) (grupo 5) (veces 1) (tipo reguladores) <text:s/>(racion 175) (kcal 58) (proteinas 0,7) (grasas 0,1) (hidratos 15)(grasas-mono 0) (desayuno si) (almuerzo si) (comida si) (merienda si) (cena si))</text:p>
          </table:table-cell>
          <table:table-cell table:formula="of:=SUBSTITUTE([.X235];&quot;,&quot;;&quot;.&quot;)" office:value-type="string" office:string-value="(alimento (id 234) (nombre pera) (grupo 5) (veces 1) (tipo reguladores)  (racion 175) (kcal 58) (proteinas 0.7) (grasas 0.1) (hidratos 15)(grasas-mono 0) (desayuno si) (almuerzo si) (comida si) (merienda si) (cena si))" calcext:value-type="string">
            <text:p>(alimento (id 234) (nombre pera) (grupo 5) (veces 1) (tipo reguladores) <text:s/>(racion 175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35" calcext:value-type="float">
            <text:p>235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er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36]*[.M236]/100" office:value-type="float" office:value="58" calcext:value-type="float">
            <text:p>58</text:p>
          </table:table-cell>
          <table:table-cell table:style-name="ce16" table:formula="of:=[.L236]*[.N236]*4/100" office:value-type="float" office:value="2.8" calcext:value-type="float">
            <text:p>2,8</text:p>
          </table:table-cell>
          <table:table-cell table:style-name="ce16" table:formula="of:=[.L236]*[.P236]*4/100" office:value-type="float" office:value="60" calcext:value-type="float">
            <text:p>60</text:p>
          </table:table-cell>
          <table:table-cell table:style-name="ce16" table:formula="of:=[.L236]*[.O236]*9/100" office:value-type="float" office:value="0.9" calcext:value-type="float">
            <text:p>0,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8" calcext:value-type="float">
            <text:p>58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6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31" table:formula="of:=CONCATENATE(&quot;(alimento (id &quot;;[.B236];&quot;) (nombre &quot;;[.W236];&quot;) (grupo &quot;;[.E236];&quot;) (veces &quot;;[.F236];&quot;) (tipo &quot;;[.G236];&quot;)  (racion &quot;;[.L236];&quot;) (kcal &quot;;[.M236];&quot;) (proteinas &quot;;[.N236];&quot;) (grasas &quot;;[.O236];&quot;) (hidratos &quot;;[.P236];&quot;)(grasas-mono &quot;;[.Q236];&quot;) (desayuno &quot;;[.R236];&quot;) (almuerzo &quot;;[.S236];&quot;) (comida &quot;;[.T236];&quot;) (merienda &quot;;[.U236];&quot;) (cena &quot;;[.V236];&quot;))&quot;)" office:value-type="string" office:string-value="(alimento (id 235) (nombre pera) (grupo 5) (veces 1) (tipo reguladores)  (racion 100) (kcal 58) (proteinas 0,7) (grasas 0,1) (hidratos 15)(grasas-mono 0) (desayuno si) (almuerzo si) (comida si) (merienda si) (cena si))" calcext:value-type="string">
            <text:p>(alimento (id 235) (nombre pera) (grupo 5) (veces 1) (tipo reguladores) <text:s/>(racion 100) (kcal 58) (proteinas 0,7) (grasas 0,1) (hidratos 15)(grasas-mono 0) (desayuno si) (almuerzo si) (comida si) (merienda si) (cena si))</text:p>
          </table:table-cell>
          <table:table-cell table:formula="of:=SUBSTITUTE([.X236];&quot;,&quot;;&quot;.&quot;)" office:value-type="string" office:string-value="(alimento (id 235) (nombre pera) (grupo 5) (veces 1) (tipo reguladores)  (racion 100) (kcal 58) (proteinas 0.7) (grasas 0.1) (hidratos 15)(grasas-mono 0) (desayuno si) (almuerzo si) (comida si) (merienda si) (cena si))" calcext:value-type="string">
            <text:p>(alimento (id 235) (nombre pera) (grupo 5) (veces 1) (tipo reguladores) <text:s/>(racion 100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36" calcext:value-type="float">
            <text:p>236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er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37]*[.M237]/100" office:value-type="float" office:value="87" calcext:value-type="float">
            <text:p>87</text:p>
          </table:table-cell>
          <table:table-cell table:style-name="ce16" table:formula="of:=[.L237]*[.N237]*4/100" office:value-type="float" office:value="4.2" calcext:value-type="float">
            <text:p>4,2</text:p>
          </table:table-cell>
          <table:table-cell table:style-name="ce16" table:formula="of:=[.L237]*[.P237]*4/100" office:value-type="float" office:value="90" calcext:value-type="float">
            <text:p>90</text:p>
          </table:table-cell>
          <table:table-cell table:style-name="ce16" table:formula="of:=[.L237]*[.O237]*9/100" office:value-type="float" office:value="1.35" calcext:value-type="float">
            <text:p>1,3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58" calcext:value-type="float">
            <text:p>58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7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31" table:formula="of:=CONCATENATE(&quot;(alimento (id &quot;;[.B237];&quot;) (nombre &quot;;[.W237];&quot;) (grupo &quot;;[.E237];&quot;) (veces &quot;;[.F237];&quot;) (tipo &quot;;[.G237];&quot;)  (racion &quot;;[.L237];&quot;) (kcal &quot;;[.M237];&quot;) (proteinas &quot;;[.N237];&quot;) (grasas &quot;;[.O237];&quot;) (hidratos &quot;;[.P237];&quot;)(grasas-mono &quot;;[.Q237];&quot;) (desayuno &quot;;[.R237];&quot;) (almuerzo &quot;;[.S237];&quot;) (comida &quot;;[.T237];&quot;) (merienda &quot;;[.U237];&quot;) (cena &quot;;[.V237];&quot;))&quot;)" office:value-type="string" office:string-value="(alimento (id 236) (nombre pera) (grupo 5) (veces 1) (tipo reguladores)  (racion 150) (kcal 58) (proteinas 0,7) (grasas 0,1) (hidratos 15)(grasas-mono 0) (desayuno si) (almuerzo si) (comida si) (merienda si) (cena si))" calcext:value-type="string">
            <text:p>(alimento (id 236) (nombre pera) (grupo 5) (veces 1) (tipo reguladores) <text:s/>(racion 150) (kcal 58) (proteinas 0,7) (grasas 0,1) (hidratos 15)(grasas-mono 0) (desayuno si) (almuerzo si) (comida si) (merienda si) (cena si))</text:p>
          </table:table-cell>
          <table:table-cell table:formula="of:=SUBSTITUTE([.X237];&quot;,&quot;;&quot;.&quot;)" office:value-type="string" office:string-value="(alimento (id 236) (nombre pera) (grupo 5) (veces 1) (tipo reguladores)  (racion 150) (kcal 58) (proteinas 0.7) (grasas 0.1) (hidratos 15)(grasas-mono 0) (desayuno si) (almuerzo si) (comida si) (merienda si) (cena si))" calcext:value-type="string">
            <text:p>(alimento (id 236) (nombre pera) (grupo 5) (veces 1) (tipo reguladores) <text:s/>(racion 150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37" calcext:value-type="float">
            <text:p>237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látano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38]*[.M238]/100" office:value-type="float" office:value="148.75" calcext:value-type="float">
            <text:p>148,75</text:p>
          </table:table-cell>
          <table:table-cell table:style-name="ce16" table:formula="of:=[.L238]*[.N238]*4/100" office:value-type="float" office:value="8.4" calcext:value-type="float">
            <text:p>8,4</text:p>
          </table:table-cell>
          <table:table-cell table:style-name="ce16" table:formula="of:=[.L238]*[.P238]*4/100" office:value-type="float" office:value="136.5" calcext:value-type="float">
            <text:p>136,5</text:p>
          </table:table-cell>
          <table:table-cell table:style-name="ce16" table:formula="of:=[.L238]*[.O238]*9/100" office:value-type="float" office:value="4.725" calcext:value-type="float">
            <text:p>4,72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85" calcext:value-type="float">
            <text:p>85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9.5" calcext:value-type="float">
            <text:p>19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8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31" table:formula="of:=CONCATENATE(&quot;(alimento (id &quot;;[.B238];&quot;) (nombre &quot;;[.W238];&quot;) (grupo &quot;;[.E238];&quot;) (veces &quot;;[.F238];&quot;) (tipo &quot;;[.G238];&quot;)  (racion &quot;;[.L238];&quot;) (kcal &quot;;[.M238];&quot;) (proteinas &quot;;[.N238];&quot;) (grasas &quot;;[.O238];&quot;) (hidratos &quot;;[.P238];&quot;)(grasas-mono &quot;;[.Q238];&quot;) (desayuno &quot;;[.R238];&quot;) (almuerzo &quot;;[.S238];&quot;) (comida &quot;;[.T238];&quot;) (merienda &quot;;[.U238];&quot;) (cena &quot;;[.V238];&quot;))&quot;)" office:value-type="string" office:string-value="(alimento (id 237) (nombre platano) (grupo 5) (veces 2) (tipo reguladores)  (racion 175) (kcal 85) (proteinas 1,2) (grasas 0,3) (hidratos 19,5)(grasas-mono 0) (desayuno si) (almuerzo si) (comida si) (merienda si) (cena si))" calcext:value-type="string">
            <text:p>(alimento (id 237) (nombre platano) (grupo 5) (veces 2) (tipo reguladores) <text:s/>(racion 175) (kcal 85) (proteinas 1,2) (grasas 0,3) (hidratos 19,5)(grasas-mono 0) (desayuno si) (almuerzo si) (comida si) (merienda si) (cena si))</text:p>
          </table:table-cell>
          <table:table-cell table:formula="of:=SUBSTITUTE([.X238];&quot;,&quot;;&quot;.&quot;)" office:value-type="string" office:string-value="(alimento (id 237) (nombre platano) (grupo 5) (veces 2) (tipo reguladores)  (racion 175) (kcal 85) (proteinas 1.2) (grasas 0.3) (hidratos 19.5)(grasas-mono 0) (desayuno si) (almuerzo si) (comida si) (merienda si) (cena si))" calcext:value-type="string">
            <text:p>(alimento (id 237) (nombre platano) (grupo 5) (veces 2) (tipo reguladores) <text:s/>(racion 175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office:value-type="string" calcext:value-type="string">
            <text:p>Frutas</text:p>
          </table:table-cell>
          <table:table-cell table:style-name="ce14" office:value-type="string" calcext:value-type="string">
            <text:p>Plátano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string" calcext:value-type="string">
            <text:p>reguladores</text:p>
          </table:table-cell>
          <table:table-cell table:style-name="ce14" table:formula="of:=[.L239]*[.M239]/100" office:value-type="float" office:value="106.25" calcext:value-type="float">
            <text:p>106,25</text:p>
          </table:table-cell>
          <table:table-cell table:style-name="ce16" table:formula="of:=[.L239]*[.N239]*4/100" office:value-type="float" office:value="6" calcext:value-type="float">
            <text:p>6</text:p>
          </table:table-cell>
          <table:table-cell table:style-name="ce16" table:formula="of:=[.L239]*[.P239]*4/100" office:value-type="float" office:value="97.5" calcext:value-type="float">
            <text:p>97,5</text:p>
          </table:table-cell>
          <table:table-cell table:style-name="ce16" table:formula="of:=[.L239]*[.O239]*9/100" office:value-type="float" office:value="3.375" calcext:value-type="float">
            <text:p>3,375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85" calcext:value-type="float">
            <text:p>85</text:p>
          </table:table-cell>
          <table:table-cell table:style-name="ce24" office:value-type="float" office:value="1.2" calcext:value-type="float">
            <text:p>1.2</text:p>
          </table:table-cell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19.5" calcext:value-type="float">
            <text:p>19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12" office:value-type="string" calcext:value-type="string">
            <text:p>si</text:p>
          </table:table-cell>
          <table:table-cell table:style-name="ce12" table:formula="of:=SUBSTITUTE(SUBSTITUTE(SUBSTITUTE(SUBSTITUTE(SUBSTITUTE(SUBSTITUTE(LOWER([.D239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31" table:formula="of:=CONCATENATE(&quot;(alimento (id &quot;;[.B239];&quot;) (nombre &quot;;[.W239];&quot;) (grupo &quot;;[.E239];&quot;) (veces &quot;;[.F239];&quot;) (tipo &quot;;[.G239];&quot;)  (racion &quot;;[.L239];&quot;) (kcal &quot;;[.M239];&quot;) (proteinas &quot;;[.N239];&quot;) (grasas &quot;;[.O239];&quot;) (hidratos &quot;;[.P239];&quot;)(grasas-mono &quot;;[.Q239];&quot;) (desayuno &quot;;[.R239];&quot;) (almuerzo &quot;;[.S239];&quot;) (comida &quot;;[.T239];&quot;) (merienda &quot;;[.U239];&quot;) (cena &quot;;[.V239];&quot;))&quot;)" office:value-type="string" office:string-value="(alimento (id 238) (nombre platano) (grupo 5) (veces 2) (tipo reguladores)  (racion 125) (kcal 85) (proteinas 1,2) (grasas 0,3) (hidratos 19,5)(grasas-mono 0) (desayuno si) (almuerzo si) (comida si) (merienda si) (cena si))" calcext:value-type="string">
            <text:p>(alimento (id 238) (nombre platano) (grupo 5) (veces 2) (tipo reguladores) <text:s/>(racion 125) (kcal 85) (proteinas 1,2) (grasas 0,3) (hidratos 19,5)(grasas-mono 0) (desayuno si) (almuerzo si) (comida si) (merienda si) (cena si))</text:p>
          </table:table-cell>
          <table:table-cell table:style-name="ce12" table:formula="of:=SUBSTITUTE([.X239];&quot;,&quot;;&quot;.&quot;)" office:value-type="string" office:string-value="(alimento (id 238) (nombre platano) (grupo 5) (veces 2) (tipo reguladores)  (racion 125) (kcal 85) (proteinas 1.2) (grasas 0.3) (hidratos 19.5)(grasas-mono 0) (desayuno si) (almuerzo si) (comida si) (merienda si) (cena si))" calcext:value-type="string">
            <text:p>(alimento (id 238) (nombre platano) (grupo 5) (veces 2) (tipo reguladores) <text:s/>(racion 125) (kcal 85) (proteinas 1.2) (grasas 0.3) (hidratos 19.5)(grasas-mono 0) (desayuno si) (almuerzo si) (comida si) (merienda si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239" calcext:value-type="float">
            <text:p>239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látano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40]*[.M240]/100" office:value-type="float" office:value="63.75" calcext:value-type="float">
            <text:p>63,75</text:p>
          </table:table-cell>
          <table:table-cell table:style-name="ce16" table:formula="of:=[.L240]*[.N240]*4/100" office:value-type="float" office:value="3.6" calcext:value-type="float">
            <text:p>3,6</text:p>
          </table:table-cell>
          <table:table-cell table:style-name="ce16" table:formula="of:=[.L240]*[.P240]*4/100" office:value-type="float" office:value="58.5" calcext:value-type="float">
            <text:p>58,5</text:p>
          </table:table-cell>
          <table:table-cell table:style-name="ce16" table:formula="of:=[.L240]*[.O240]*9/100" office:value-type="float" office:value="2.025" calcext:value-type="float">
            <text:p>2,02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5" calcext:value-type="float">
            <text:p>85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9.5" calcext:value-type="float">
            <text:p>19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0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31" table:formula="of:=CONCATENATE(&quot;(alimento (id &quot;;[.B240];&quot;) (nombre &quot;;[.W240];&quot;) (grupo &quot;;[.E240];&quot;) (veces &quot;;[.F240];&quot;) (tipo &quot;;[.G240];&quot;)  (racion &quot;;[.L240];&quot;) (kcal &quot;;[.M240];&quot;) (proteinas &quot;;[.N240];&quot;) (grasas &quot;;[.O240];&quot;) (hidratos &quot;;[.P240];&quot;)(grasas-mono &quot;;[.Q240];&quot;) (desayuno &quot;;[.R240];&quot;) (almuerzo &quot;;[.S240];&quot;) (comida &quot;;[.T240];&quot;) (merienda &quot;;[.U240];&quot;) (cena &quot;;[.V240];&quot;))&quot;)" office:value-type="string" office:string-value="(alimento (id 239) (nombre platano) (grupo 5) (veces 2) (tipo reguladores)  (racion 75) (kcal 85) (proteinas 1,2) (grasas 0,3) (hidratos 19,5)(grasas-mono 0) (desayuno si) (almuerzo si) (comida si) (merienda si) (cena si))" calcext:value-type="string">
            <text:p>(alimento (id 239) (nombre platano) (grupo 5) (veces 2) (tipo reguladores) <text:s/>(racion 75) (kcal 85) (proteinas 1,2) (grasas 0,3) (hidratos 19,5)(grasas-mono 0) (desayuno si) (almuerzo si) (comida si) (merienda si) (cena si))</text:p>
          </table:table-cell>
          <table:table-cell table:formula="of:=SUBSTITUTE([.X240];&quot;,&quot;;&quot;.&quot;)" office:value-type="string" office:string-value="(alimento (id 239) (nombre platano) (grupo 5) (veces 2) (tipo reguladores)  (racion 75) (kcal 85) (proteinas 1.2) (grasas 0.3) (hidratos 19.5)(grasas-mono 0) (desayuno si) (almuerzo si) (comida si) (merienda si) (cena si))" calcext:value-type="string">
            <text:p>(alimento (id 239) (nombre platano) (grupo 5) (veces 2) (tipo reguladores) <text:s/>(racion 75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40" calcext:value-type="float">
            <text:p>240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látano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41]*[.M241]/100" office:value-type="float" office:value="127.5" calcext:value-type="float">
            <text:p>127,5</text:p>
          </table:table-cell>
          <table:table-cell table:style-name="ce16" table:formula="of:=[.L241]*[.N241]*4/100" office:value-type="float" office:value="7.2" calcext:value-type="float">
            <text:p>7,2</text:p>
          </table:table-cell>
          <table:table-cell table:style-name="ce16" table:formula="of:=[.L241]*[.P241]*4/100" office:value-type="float" office:value="117" calcext:value-type="float">
            <text:p>117</text:p>
          </table:table-cell>
          <table:table-cell table:style-name="ce16" table:formula="of:=[.L241]*[.O241]*9/100" office:value-type="float" office:value="4.05" calcext:value-type="float">
            <text:p>4,0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85" calcext:value-type="float">
            <text:p>85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9.5" calcext:value-type="float">
            <text:p>19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1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31" table:formula="of:=CONCATENATE(&quot;(alimento (id &quot;;[.B241];&quot;) (nombre &quot;;[.W241];&quot;) (grupo &quot;;[.E241];&quot;) (veces &quot;;[.F241];&quot;) (tipo &quot;;[.G241];&quot;)  (racion &quot;;[.L241];&quot;) (kcal &quot;;[.M241];&quot;) (proteinas &quot;;[.N241];&quot;) (grasas &quot;;[.O241];&quot;) (hidratos &quot;;[.P241];&quot;)(grasas-mono &quot;;[.Q241];&quot;) (desayuno &quot;;[.R241];&quot;) (almuerzo &quot;;[.S241];&quot;) (comida &quot;;[.T241];&quot;) (merienda &quot;;[.U241];&quot;) (cena &quot;;[.V241];&quot;))&quot;)" office:value-type="string" office:string-value="(alimento (id 240) (nombre platano) (grupo 5) (veces 2) (tipo reguladores)  (racion 150) (kcal 85) (proteinas 1,2) (grasas 0,3) (hidratos 19,5)(grasas-mono 0) (desayuno si) (almuerzo si) (comida si) (merienda si) (cena si))" calcext:value-type="string">
            <text:p>(alimento (id 240) (nombre platano) (grupo 5) (veces 2) (tipo reguladores) <text:s/>(racion 150) (kcal 85) (proteinas 1,2) (grasas 0,3) (hidratos 19,5)(grasas-mono 0) (desayuno si) (almuerzo si) (comida si) (merienda si) (cena si))</text:p>
          </table:table-cell>
          <table:table-cell table:formula="of:=SUBSTITUTE([.X241];&quot;,&quot;;&quot;.&quot;)" office:value-type="string" office:string-value="(alimento (id 240) (nombre platano) (grupo 5) (veces 2) (tipo reguladores)  (racion 150) (kcal 85) (proteinas 1.2) (grasas 0.3) (hidratos 19.5)(grasas-mono 0) (desayuno si) (almuerzo si) (comida si) (merienda si) (cena si))" calcext:value-type="string">
            <text:p>(alimento (id 240) (nombre platano) (grupo 5) (veces 2) (tipo reguladores) <text:s/>(racion 150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41" calcext:value-type="float">
            <text:p>241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látano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42]*[.M242]/100" office:value-type="float" office:value="85" calcext:value-type="float">
            <text:p>85</text:p>
          </table:table-cell>
          <table:table-cell table:style-name="ce16" table:formula="of:=[.L242]*[.N242]*4/100" office:value-type="float" office:value="4.8" calcext:value-type="float">
            <text:p>4,8</text:p>
          </table:table-cell>
          <table:table-cell table:style-name="ce16" table:formula="of:=[.L242]*[.P242]*4/100" office:value-type="float" office:value="78" calcext:value-type="float">
            <text:p>78</text:p>
          </table:table-cell>
          <table:table-cell table:style-name="ce16" table:formula="of:=[.L242]*[.O242]*9/100" office:value-type="float" office:value="2.7" calcext:value-type="float">
            <text:p>2,7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85" calcext:value-type="float">
            <text:p>85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19.5" calcext:value-type="float">
            <text:p>19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2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31" table:formula="of:=CONCATENATE(&quot;(alimento (id &quot;;[.B242];&quot;) (nombre &quot;;[.W242];&quot;) (grupo &quot;;[.E242];&quot;) (veces &quot;;[.F242];&quot;) (tipo &quot;;[.G242];&quot;)  (racion &quot;;[.L242];&quot;) (kcal &quot;;[.M242];&quot;) (proteinas &quot;;[.N242];&quot;) (grasas &quot;;[.O242];&quot;) (hidratos &quot;;[.P242];&quot;)(grasas-mono &quot;;[.Q242];&quot;) (desayuno &quot;;[.R242];&quot;) (almuerzo &quot;;[.S242];&quot;) (comida &quot;;[.T242];&quot;) (merienda &quot;;[.U242];&quot;) (cena &quot;;[.V242];&quot;))&quot;)" office:value-type="string" office:string-value="(alimento (id 241) (nombre platano) (grupo 5) (veces 2) (tipo reguladores)  (racion 100) (kcal 85) (proteinas 1,2) (grasas 0,3) (hidratos 19,5)(grasas-mono 0) (desayuno si) (almuerzo si) (comida si) (merienda si) (cena si))" calcext:value-type="string">
            <text:p>(alimento (id 241) (nombre platano) (grupo 5) (veces 2) (tipo reguladores) <text:s/>(racion 100) (kcal 85) (proteinas 1,2) (grasas 0,3) (hidratos 19,5)(grasas-mono 0) (desayuno si) (almuerzo si) (comida si) (merienda si) (cena si))</text:p>
          </table:table-cell>
          <table:table-cell table:formula="of:=SUBSTITUTE([.X242];&quot;,&quot;;&quot;.&quot;)" office:value-type="string" office:string-value="(alimento (id 241) (nombre platano) (grupo 5) (veces 2) (tipo reguladores)  (racion 100) (kcal 85) (proteinas 1.2) (grasas 0.3) (hidratos 19.5)(grasas-mono 0) (desayuno si) (almuerzo si) (comida si) (merienda si) (cena si))" calcext:value-type="string">
            <text:p>(alimento (id 241) (nombre platano) (grupo 5) (veces 2) (tipo reguladores) <text:s/>(racion 100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42" calcext:value-type="float">
            <text:p>242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Sandí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43]*[.M243]/100" office:value-type="float" office:value="45" calcext:value-type="float">
            <text:p>45</text:p>
          </table:table-cell>
          <table:table-cell table:style-name="ce16" table:formula="of:=[.L275]*[.P275]*4/100" office:value-type="float" office:value="98.76" calcext:value-type="float">
            <text:p>98,76</text:p>
          </table:table-cell>
          <table:table-cell table:style-name="ce16" table:formula="of:=[.L243]*[.P243]*4/100" office:value-type="float" office:value="44.4" calcext:value-type="float">
            <text:p>44,4</text:p>
          </table:table-cell>
          <table:table-cell table:style-name="ce16" table:formula="of:=[.L243]*[.O243]*9/100" office:value-type="float" office:value="0" calcext:value-type="float">
            <text:p>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5" calcext:value-type="float">
            <text:p>15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.7" calcext:value-type="float">
            <text:p>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3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31" table:formula="of:=CONCATENATE(&quot;(alimento (id &quot;;[.B243];&quot;) (nombre &quot;;[.W243];&quot;) (grupo &quot;;[.E243];&quot;) (veces &quot;;[.F243];&quot;) (tipo &quot;;[.G243];&quot;)  (racion &quot;;[.L243];&quot;) (kcal &quot;;[.M243];&quot;) (proteinas &quot;;[.N243];&quot;) (grasas &quot;;[.O243];&quot;) (hidratos &quot;;[.P243];&quot;)(grasas-mono &quot;;[.Q243];&quot;) (desayuno &quot;;[.R243];&quot;) (almuerzo &quot;;[.S243];&quot;) (comida &quot;;[.T243];&quot;) (merienda &quot;;[.U243];&quot;) (cena &quot;;[.V243];&quot;))&quot;)" office:value-type="string" office:string-value="(alimento (id 242) (nombre sandia) (grupo 5) (veces 1) (tipo reguladores)  (racion 300) (kcal 15) (proteinas 0,7) (grasas 0) (hidratos 3,7)(grasas-mono 0) (desayuno si) (almuerzo si) (comida si) (merienda si) (cena si))" calcext:value-type="string">
            <text:p>(alimento (id 242) (nombre sandia) (grupo 5) (veces 1) (tipo reguladores) <text:s/>(racion 300) (kcal 15) (proteinas 0,7) (grasas 0) (hidratos 3,7)(grasas-mono 0) (desayuno si) (almuerzo si) (comida si) (merienda si) (cena si))</text:p>
          </table:table-cell>
          <table:table-cell table:formula="of:=SUBSTITUTE([.X243];&quot;,&quot;;&quot;.&quot;)" office:value-type="string" office:string-value="(alimento (id 242) (nombre sandia) (grupo 5) (veces 1) (tipo reguladores)  (racion 300) (kcal 15) (proteinas 0.7) (grasas 0) (hidratos 3.7)(grasas-mono 0) (desayuno si) (almuerzo si) (comida si) (merienda si) (cena si))" calcext:value-type="string">
            <text:p>(alimento (id 242) (nombre sandia) (grupo 5) (veces 1) (tipo reguladores) <text:s/>(racion 30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43" calcext:value-type="float">
            <text:p>243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Sandí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44]*[.M244]/100" office:value-type="float" office:value="15" calcext:value-type="float">
            <text:p>15</text:p>
          </table:table-cell>
          <table:table-cell table:style-name="ce16" table:formula="of:=[.L276]*[.P276]*4/100" office:value-type="float" office:value="82.3" calcext:value-type="float">
            <text:p>82,3</text:p>
          </table:table-cell>
          <table:table-cell table:style-name="ce16" table:formula="of:=[.L244]*[.P244]*4/100" office:value-type="float" office:value="14.8" calcext:value-type="float">
            <text:p>14,8</text:p>
          </table:table-cell>
          <table:table-cell table:style-name="ce16" table:formula="of:=[.L244]*[.O244]*9/100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5" calcext:value-type="float">
            <text:p>15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.7" calcext:value-type="float">
            <text:p>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4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31" table:formula="of:=CONCATENATE(&quot;(alimento (id &quot;;[.B244];&quot;) (nombre &quot;;[.W244];&quot;) (grupo &quot;;[.E244];&quot;) (veces &quot;;[.F244];&quot;) (tipo &quot;;[.G244];&quot;)  (racion &quot;;[.L244];&quot;) (kcal &quot;;[.M244];&quot;) (proteinas &quot;;[.N244];&quot;) (grasas &quot;;[.O244];&quot;) (hidratos &quot;;[.P244];&quot;)(grasas-mono &quot;;[.Q244];&quot;) (desayuno &quot;;[.R244];&quot;) (almuerzo &quot;;[.S244];&quot;) (comida &quot;;[.T244];&quot;) (merienda &quot;;[.U244];&quot;) (cena &quot;;[.V244];&quot;))&quot;)" office:value-type="string" office:string-value="(alimento (id 243) (nombre sandia) (grupo 5) (veces 1) (tipo reguladores)  (racion 100) (kcal 15) (proteinas 0,7) (grasas 0) (hidratos 3,7)(grasas-mono 0) (desayuno si) (almuerzo si) (comida si) (merienda si) (cena si))" calcext:value-type="string">
            <text:p>(alimento (id 243) (nombre sandia) (grupo 5) (veces 1) (tipo reguladores) <text:s/>(racion 100) (kcal 15) (proteinas 0,7) (grasas 0) (hidratos 3,7)(grasas-mono 0) (desayuno si) (almuerzo si) (comida si) (merienda si) (cena si))</text:p>
          </table:table-cell>
          <table:table-cell table:formula="of:=SUBSTITUTE([.X244];&quot;,&quot;;&quot;.&quot;)" office:value-type="string" office:string-value="(alimento (id 243) (nombre sandia) (grupo 5) (veces 1) (tipo reguladores)  (racion 100) (kcal 15) (proteinas 0.7) (grasas 0) (hidratos 3.7)(grasas-mono 0) (desayuno si) (almuerzo si) (comida si) (merienda si) (cena si))" calcext:value-type="string">
            <text:p>(alimento (id 243) (nombre sandia) (grupo 5) (veces 1) (tipo reguladores) <text:s/>(racion 10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44" calcext:value-type="float">
            <text:p>244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Sandí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45]*[.M245]/100" office:value-type="float" office:value="22.5" calcext:value-type="float">
            <text:p>22,5</text:p>
          </table:table-cell>
          <table:table-cell table:style-name="ce16" table:formula="of:=[.L277]*[.P277]*4/100" office:value-type="float" office:value="65.84" calcext:value-type="float">
            <text:p>65,84</text:p>
          </table:table-cell>
          <table:table-cell table:style-name="ce16" table:formula="of:=[.L245]*[.P245]*4/100" office:value-type="float" office:value="22.2" calcext:value-type="float">
            <text:p>22,2</text:p>
          </table:table-cell>
          <table:table-cell table:style-name="ce16" table:formula="of:=[.L245]*[.O245]*9/100" office:value-type="float" office:value="0" calcext:value-type="float">
            <text:p>0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5" calcext:value-type="float">
            <text:p>15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.7" calcext:value-type="float">
            <text:p>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5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31" table:formula="of:=CONCATENATE(&quot;(alimento (id &quot;;[.B245];&quot;) (nombre &quot;;[.W245];&quot;) (grupo &quot;;[.E245];&quot;) (veces &quot;;[.F245];&quot;) (tipo &quot;;[.G245];&quot;)  (racion &quot;;[.L245];&quot;) (kcal &quot;;[.M245];&quot;) (proteinas &quot;;[.N245];&quot;) (grasas &quot;;[.O245];&quot;) (hidratos &quot;;[.P245];&quot;)(grasas-mono &quot;;[.Q245];&quot;) (desayuno &quot;;[.R245];&quot;) (almuerzo &quot;;[.S245];&quot;) (comida &quot;;[.T245];&quot;) (merienda &quot;;[.U245];&quot;) (cena &quot;;[.V245];&quot;))&quot;)" office:value-type="string" office:string-value="(alimento (id 244) (nombre sandia) (grupo 5) (veces 1) (tipo reguladores)  (racion 150) (kcal 15) (proteinas 0,7) (grasas 0) (hidratos 3,7)(grasas-mono 0) (desayuno si) (almuerzo si) (comida si) (merienda si) (cena si))" calcext:value-type="string">
            <text:p>(alimento (id 244) (nombre sandia) (grupo 5) (veces 1) (tipo reguladores) <text:s/>(racion 150) (kcal 15) (proteinas 0,7) (grasas 0) (hidratos 3,7)(grasas-mono 0) (desayuno si) (almuerzo si) (comida si) (merienda si) (cena si))</text:p>
          </table:table-cell>
          <table:table-cell table:formula="of:=SUBSTITUTE([.X245];&quot;,&quot;;&quot;.&quot;)" office:value-type="string" office:string-value="(alimento (id 244) (nombre sandia) (grupo 5) (veces 1) (tipo reguladores)  (racion 150) (kcal 15) (proteinas 0.7) (grasas 0) (hidratos 3.7)(grasas-mono 0) (desayuno si) (almuerzo si) (comida si) (merienda si) (cena si))" calcext:value-type="string">
            <text:p>(alimento (id 244) (nombre sandia) (grupo 5) (veces 1) (tipo reguladores) <text:s/>(racion 15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45" calcext:value-type="float">
            <text:p>245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Sandí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46]*[.M246]/100" office:value-type="float" office:value="30" calcext:value-type="float">
            <text:p>30</text:p>
          </table:table-cell>
          <table:table-cell table:style-name="ce16" table:formula="of:=[.L278]*[.P278]*4/100" office:value-type="float" office:value="32.92" calcext:value-type="float">
            <text:p>32,92</text:p>
          </table:table-cell>
          <table:table-cell table:style-name="ce16" table:formula="of:=[.L246]*[.P246]*4/100" office:value-type="float" office:value="29.6" calcext:value-type="float">
            <text:p>29,6</text:p>
          </table:table-cell>
          <table:table-cell table:style-name="ce16" table:formula="of:=[.L246]*[.O246]*9/100" office:value-type="float" office:value="0" calcext:value-type="float">
            <text:p>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5" calcext:value-type="float">
            <text:p>15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.7" calcext:value-type="float">
            <text:p>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6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31" table:formula="of:=CONCATENATE(&quot;(alimento (id &quot;;[.B246];&quot;) (nombre &quot;;[.W246];&quot;) (grupo &quot;;[.E246];&quot;) (veces &quot;;[.F246];&quot;) (tipo &quot;;[.G246];&quot;)  (racion &quot;;[.L246];&quot;) (kcal &quot;;[.M246];&quot;) (proteinas &quot;;[.N246];&quot;) (grasas &quot;;[.O246];&quot;) (hidratos &quot;;[.P246];&quot;)(grasas-mono &quot;;[.Q246];&quot;) (desayuno &quot;;[.R246];&quot;) (almuerzo &quot;;[.S246];&quot;) (comida &quot;;[.T246];&quot;) (merienda &quot;;[.U246];&quot;) (cena &quot;;[.V246];&quot;))&quot;)" office:value-type="string" office:string-value="(alimento (id 245) (nombre sandia) (grupo 5) (veces 1) (tipo reguladores)  (racion 200) (kcal 15) (proteinas 0,7) (grasas 0) (hidratos 3,7)(grasas-mono 0) (desayuno si) (almuerzo si) (comida si) (merienda si) (cena si))" calcext:value-type="string">
            <text:p>(alimento (id 245) (nombre sandia) (grupo 5) (veces 1) (tipo reguladores) <text:s/>(racion 200) (kcal 15) (proteinas 0,7) (grasas 0) (hidratos 3,7)(grasas-mono 0) (desayuno si) (almuerzo si) (comida si) (merienda si) (cena si))</text:p>
          </table:table-cell>
          <table:table-cell table:formula="of:=SUBSTITUTE([.X246];&quot;,&quot;;&quot;.&quot;)" office:value-type="string" office:string-value="(alimento (id 245) (nombre sandia) (grupo 5) (veces 1) (tipo reguladores)  (racion 200) (kcal 15) (proteinas 0.7) (grasas 0) (hidratos 3.7)(grasas-mono 0) (desayuno si) (almuerzo si) (comida si) (merienda si) (cena si))" calcext:value-type="string">
            <text:p>(alimento (id 245) (nombre sandia) (grupo 5) (veces 1) (tipo reguladores) <text:s/>(racion 20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46" calcext:value-type="float">
            <text:p>246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Sandí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47]*[.M247]/100" office:value-type="float" office:value="37.5" calcext:value-type="float">
            <text:p>37,5</text:p>
          </table:table-cell>
          <table:table-cell table:style-name="ce16" table:formula="of:=[.L279]*[.P279]*4/100" office:value-type="float" office:value="16.46" calcext:value-type="float">
            <text:p>16,46</text:p>
          </table:table-cell>
          <table:table-cell table:style-name="ce16" table:formula="of:=[.L247]*[.P247]*4/100" office:value-type="float" office:value="37" calcext:value-type="float">
            <text:p>37</text:p>
          </table:table-cell>
          <table:table-cell table:style-name="ce16" table:formula="of:=[.L247]*[.O247]*9/100" office:value-type="float" office:value="0" calcext:value-type="float">
            <text:p>0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15" calcext:value-type="float">
            <text:p>15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.7" calcext:value-type="float">
            <text:p>3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7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31" table:formula="of:=CONCATENATE(&quot;(alimento (id &quot;;[.B247];&quot;) (nombre &quot;;[.W247];&quot;) (grupo &quot;;[.E247];&quot;) (veces &quot;;[.F247];&quot;) (tipo &quot;;[.G247];&quot;)  (racion &quot;;[.L247];&quot;) (kcal &quot;;[.M247];&quot;) (proteinas &quot;;[.N247];&quot;) (grasas &quot;;[.O247];&quot;) (hidratos &quot;;[.P247];&quot;)(grasas-mono &quot;;[.Q247];&quot;) (desayuno &quot;;[.R247];&quot;) (almuerzo &quot;;[.S247];&quot;) (comida &quot;;[.T247];&quot;) (merienda &quot;;[.U247];&quot;) (cena &quot;;[.V247];&quot;))&quot;)" office:value-type="string" office:string-value="(alimento (id 246) (nombre sandia) (grupo 5) (veces 1) (tipo reguladores)  (racion 250) (kcal 15) (proteinas 0,7) (grasas 0) (hidratos 3,7)(grasas-mono 0) (desayuno si) (almuerzo si) (comida si) (merienda si) (cena si))" calcext:value-type="string">
            <text:p>(alimento (id 246) (nombre sandia) (grupo 5) (veces 1) (tipo reguladores) <text:s/>(racion 250) (kcal 15) (proteinas 0,7) (grasas 0) (hidratos 3,7)(grasas-mono 0) (desayuno si) (almuerzo si) (comida si) (merienda si) (cena si))</text:p>
          </table:table-cell>
          <table:table-cell table:formula="of:=SUBSTITUTE([.X247];&quot;,&quot;;&quot;.&quot;)" office:value-type="string" office:string-value="(alimento (id 246) (nombre sandia) (grupo 5) (veces 1) (tipo reguladores)  (racion 250) (kcal 15) (proteinas 0.7) (grasas 0) (hidratos 3.7)(grasas-mono 0) (desayuno si) (almuerzo si) (comida si) (merienda si) (cena si))" calcext:value-type="string">
            <text:p>(alimento (id 246) (nombre sandia) (grupo 5) (veces 1) (tipo reguladores) <text:s/>(racion 25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47" calcext:value-type="float">
            <text:p>247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iny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48]*[.M248]/100" office:value-type="float" office:value="96.25" calcext:value-type="float">
            <text:p>96,25</text:p>
          </table:table-cell>
          <table:table-cell table:style-name="ce16" table:formula="of:=[.L248]*[.N248]*4/100" office:value-type="float" office:value="3.5" calcext:value-type="float">
            <text:p>3,5</text:p>
          </table:table-cell>
          <table:table-cell table:style-name="ce16" table:formula="of:=[.L248]*[.P248]*4/100" office:value-type="float" office:value="88.9" calcext:value-type="float">
            <text:p>88,9</text:p>
          </table:table-cell>
          <table:table-cell table:style-name="ce16" table:formula="of:=[.L248]*[.O248]*9/100" office:value-type="float" office:value="3.15" calcext:value-type="float">
            <text:p>3,1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55" calcext:value-type="float">
            <text:p>55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12.7" calcext:value-type="float">
            <text:p>12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8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31" table:formula="of:=CONCATENATE(&quot;(alimento (id &quot;;[.B248];&quot;) (nombre &quot;;[.W248];&quot;) (grupo &quot;;[.E248];&quot;) (veces &quot;;[.F248];&quot;) (tipo &quot;;[.G248];&quot;)  (racion &quot;;[.L248];&quot;) (kcal &quot;;[.M248];&quot;) (proteinas &quot;;[.N248];&quot;) (grasas &quot;;[.O248];&quot;) (hidratos &quot;;[.P248];&quot;)(grasas-mono &quot;;[.Q248];&quot;) (desayuno &quot;;[.R248];&quot;) (almuerzo &quot;;[.S248];&quot;) (comida &quot;;[.T248];&quot;) (merienda &quot;;[.U248];&quot;) (cena &quot;;[.V248];&quot;))&quot;)" office:value-type="string" office:string-value="(alimento (id 247) (nombre pinya) (grupo 5) (veces 3) (tipo reguladores)  (racion 175) (kcal 55) (proteinas 0,5) (grasas 0,2) (hidratos 12,7)(grasas-mono 0) (desayuno si) (almuerzo si) (comida si) (merienda si) (cena si))" calcext:value-type="string">
            <text:p>(alimento (id 247) (nombre pinya) (grupo 5) (veces 3) (tipo reguladores) <text:s/>(racion 175) (kcal 55) (proteinas 0,5) (grasas 0,2) (hidratos 12,7)(grasas-mono 0) (desayuno si) (almuerzo si) (comida si) (merienda si) (cena si))</text:p>
          </table:table-cell>
          <table:table-cell table:formula="of:=SUBSTITUTE([.X248];&quot;,&quot;;&quot;.&quot;)" office:value-type="string" office:string-value="(alimento (id 247) (nombre pinya) (grupo 5) (veces 3) (tipo reguladores)  (racion 175) (kcal 55) (proteinas 0.5) (grasas 0.2) (hidratos 12.7)(grasas-mono 0) (desayuno si) (almuerzo si) (comida si) (merienda si) (cena si))" calcext:value-type="string">
            <text:p>(alimento (id 247) (nombre pinya) (grupo 5) (veces 3) (tipo reguladores) <text:s/>(racion 175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48" calcext:value-type="float">
            <text:p>248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iny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49]*[.M249]/100" office:value-type="float" office:value="68.75" calcext:value-type="float">
            <text:p>68,75</text:p>
          </table:table-cell>
          <table:table-cell table:style-name="ce16" table:formula="of:=[.L249]*[.N249]*4/100" office:value-type="float" office:value="2.5" calcext:value-type="float">
            <text:p>2,5</text:p>
          </table:table-cell>
          <table:table-cell table:style-name="ce16" table:formula="of:=[.L249]*[.P249]*4/100" office:value-type="float" office:value="63.5" calcext:value-type="float">
            <text:p>63,5</text:p>
          </table:table-cell>
          <table:table-cell table:style-name="ce16" table:formula="of:=[.L249]*[.O249]*9/100" office:value-type="float" office:value="2.25" calcext:value-type="float">
            <text:p>2,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55" calcext:value-type="float">
            <text:p>55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12.7" calcext:value-type="float">
            <text:p>12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9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31" table:formula="of:=CONCATENATE(&quot;(alimento (id &quot;;[.B249];&quot;) (nombre &quot;;[.W249];&quot;) (grupo &quot;;[.E249];&quot;) (veces &quot;;[.F249];&quot;) (tipo &quot;;[.G249];&quot;)  (racion &quot;;[.L249];&quot;) (kcal &quot;;[.M249];&quot;) (proteinas &quot;;[.N249];&quot;) (grasas &quot;;[.O249];&quot;) (hidratos &quot;;[.P249];&quot;)(grasas-mono &quot;;[.Q249];&quot;) (desayuno &quot;;[.R249];&quot;) (almuerzo &quot;;[.S249];&quot;) (comida &quot;;[.T249];&quot;) (merienda &quot;;[.U249];&quot;) (cena &quot;;[.V249];&quot;))&quot;)" office:value-type="string" office:string-value="(alimento (id 248) (nombre pinya) (grupo 5) (veces 3) (tipo reguladores)  (racion 125) (kcal 55) (proteinas 0,5) (grasas 0,2) (hidratos 12,7)(grasas-mono 0) (desayuno si) (almuerzo si) (comida si) (merienda si) (cena si))" calcext:value-type="string">
            <text:p>(alimento (id 248) (nombre pinya) (grupo 5) (veces 3) (tipo reguladores) <text:s/>(racion 125) (kcal 55) (proteinas 0,5) (grasas 0,2) (hidratos 12,7)(grasas-mono 0) (desayuno si) (almuerzo si) (comida si) (merienda si) (cena si))</text:p>
          </table:table-cell>
          <table:table-cell table:formula="of:=SUBSTITUTE([.X249];&quot;,&quot;;&quot;.&quot;)" office:value-type="string" office:string-value="(alimento (id 248) (nombre pinya) (grupo 5) (veces 3) (tipo reguladores)  (racion 125) (kcal 55) (proteinas 0.5) (grasas 0.2) (hidratos 12.7)(grasas-mono 0) (desayuno si) (almuerzo si) (comida si) (merienda si) (cena si))" calcext:value-type="string">
            <text:p>(alimento (id 248) (nombre pinya) (grupo 5) (veces 3) (tipo reguladores) <text:s/>(racion 125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49" calcext:value-type="float">
            <text:p>249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iny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50]*[.M250]/100" office:value-type="float" office:value="82.5" calcext:value-type="float">
            <text:p>82,5</text:p>
          </table:table-cell>
          <table:table-cell table:style-name="ce16" table:formula="of:=[.L250]*[.N250]*4/100" office:value-type="float" office:value="3" calcext:value-type="float">
            <text:p>3</text:p>
          </table:table-cell>
          <table:table-cell table:style-name="ce16" table:formula="of:=[.L250]*[.P250]*4/100" office:value-type="float" office:value="76.2" calcext:value-type="float">
            <text:p>76,2</text:p>
          </table:table-cell>
          <table:table-cell table:style-name="ce16" table:formula="of:=[.L250]*[.O250]*9/100" office:value-type="float" office:value="2.7" calcext:value-type="float">
            <text:p>2,7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55" calcext:value-type="float">
            <text:p>55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12.7" calcext:value-type="float">
            <text:p>12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0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31" table:formula="of:=CONCATENATE(&quot;(alimento (id &quot;;[.B250];&quot;) (nombre &quot;;[.W250];&quot;) (grupo &quot;;[.E250];&quot;) (veces &quot;;[.F250];&quot;) (tipo &quot;;[.G250];&quot;)  (racion &quot;;[.L250];&quot;) (kcal &quot;;[.M250];&quot;) (proteinas &quot;;[.N250];&quot;) (grasas &quot;;[.O250];&quot;) (hidratos &quot;;[.P250];&quot;)(grasas-mono &quot;;[.Q250];&quot;) (desayuno &quot;;[.R250];&quot;) (almuerzo &quot;;[.S250];&quot;) (comida &quot;;[.T250];&quot;) (merienda &quot;;[.U250];&quot;) (cena &quot;;[.V250];&quot;))&quot;)" office:value-type="string" office:string-value="(alimento (id 249) (nombre pinya) (grupo 5) (veces 3) (tipo reguladores)  (racion 150) (kcal 55) (proteinas 0,5) (grasas 0,2) (hidratos 12,7)(grasas-mono 0) (desayuno si) (almuerzo si) (comida si) (merienda si) (cena si))" calcext:value-type="string">
            <text:p>(alimento (id 249) (nombre pinya) (grupo 5) (veces 3) (tipo reguladores) <text:s/>(racion 150) (kcal 55) (proteinas 0,5) (grasas 0,2) (hidratos 12,7)(grasas-mono 0) (desayuno si) (almuerzo si) (comida si) (merienda si) (cena si))</text:p>
          </table:table-cell>
          <table:table-cell table:formula="of:=SUBSTITUTE([.X250];&quot;,&quot;;&quot;.&quot;)" office:value-type="string" office:string-value="(alimento (id 249) (nombre pinya) (grupo 5) (veces 3) (tipo reguladores)  (racion 150) (kcal 55) (proteinas 0.5) (grasas 0.2) (hidratos 12.7)(grasas-mono 0) (desayuno si) (almuerzo si) (comida si) (merienda si) (cena si))" calcext:value-type="string">
            <text:p>(alimento (id 249) (nombre pinya) (grupo 5) (veces 3) (tipo reguladores) <text:s/>(racion 150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50" calcext:value-type="float">
            <text:p>250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iny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51]*[.M251]/100" office:value-type="float" office:value="110" calcext:value-type="float">
            <text:p>110</text:p>
          </table:table-cell>
          <table:table-cell table:style-name="ce16" table:formula="of:=[.L251]*[.N251]*4/100" office:value-type="float" office:value="4" calcext:value-type="float">
            <text:p>4</text:p>
          </table:table-cell>
          <table:table-cell table:style-name="ce16" table:formula="of:=[.L251]*[.P251]*4/100" office:value-type="float" office:value="101.6" calcext:value-type="float">
            <text:p>101,6</text:p>
          </table:table-cell>
          <table:table-cell table:style-name="ce16" table:formula="of:=[.L251]*[.O251]*9/100" office:value-type="float" office:value="3.6" calcext:value-type="float">
            <text:p>3,6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5" calcext:value-type="float">
            <text:p>55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12.7" calcext:value-type="float">
            <text:p>12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1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31" table:formula="of:=CONCATENATE(&quot;(alimento (id &quot;;[.B251];&quot;) (nombre &quot;;[.W251];&quot;) (grupo &quot;;[.E251];&quot;) (veces &quot;;[.F251];&quot;) (tipo &quot;;[.G251];&quot;)  (racion &quot;;[.L251];&quot;) (kcal &quot;;[.M251];&quot;) (proteinas &quot;;[.N251];&quot;) (grasas &quot;;[.O251];&quot;) (hidratos &quot;;[.P251];&quot;)(grasas-mono &quot;;[.Q251];&quot;) (desayuno &quot;;[.R251];&quot;) (almuerzo &quot;;[.S251];&quot;) (comida &quot;;[.T251];&quot;) (merienda &quot;;[.U251];&quot;) (cena &quot;;[.V251];&quot;))&quot;)" office:value-type="string" office:string-value="(alimento (id 250) (nombre pinya) (grupo 5) (veces 3) (tipo reguladores)  (racion 200) (kcal 55) (proteinas 0,5) (grasas 0,2) (hidratos 12,7)(grasas-mono 0) (desayuno si) (almuerzo si) (comida si) (merienda si) (cena si))" calcext:value-type="string">
            <text:p>(alimento (id 250) (nombre pinya) (grupo 5) (veces 3) (tipo reguladores) <text:s/>(racion 200) (kcal 55) (proteinas 0,5) (grasas 0,2) (hidratos 12,7)(grasas-mono 0) (desayuno si) (almuerzo si) (comida si) (merienda si) (cena si))</text:p>
          </table:table-cell>
          <table:table-cell table:formula="of:=SUBSTITUTE([.X251];&quot;,&quot;;&quot;.&quot;)" office:value-type="string" office:string-value="(alimento (id 250) (nombre pinya) (grupo 5) (veces 3) (tipo reguladores)  (racion 200) (kcal 55) (proteinas 0.5) (grasas 0.2) (hidratos 12.7)(grasas-mono 0) (desayuno si) (almuerzo si) (comida si) (merienda si) (cena si))" calcext:value-type="string">
            <text:p>(alimento (id 250) (nombre pinya) (grupo 5) (veces 3) (tipo reguladores) <text:s/>(racion 200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51" calcext:value-type="float">
            <text:p>251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iny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52]*[.M252]/100" office:value-type="float" office:value="55" calcext:value-type="float">
            <text:p>55</text:p>
          </table:table-cell>
          <table:table-cell table:style-name="ce16" table:formula="of:=[.L252]*[.N252]*4/100" office:value-type="float" office:value="2" calcext:value-type="float">
            <text:p>2</text:p>
          </table:table-cell>
          <table:table-cell table:style-name="ce16" table:formula="of:=[.L252]*[.P252]*4/100" office:value-type="float" office:value="50.8" calcext:value-type="float">
            <text:p>50,8</text:p>
          </table:table-cell>
          <table:table-cell table:style-name="ce16" table:formula="of:=[.L252]*[.O252]*9/100" office:value-type="float" office:value="1.8" calcext:value-type="float">
            <text:p>1,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5" calcext:value-type="float">
            <text:p>55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12.7" calcext:value-type="float">
            <text:p>12.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2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31" table:formula="of:=CONCATENATE(&quot;(alimento (id &quot;;[.B252];&quot;) (nombre &quot;;[.W252];&quot;) (grupo &quot;;[.E252];&quot;) (veces &quot;;[.F252];&quot;) (tipo &quot;;[.G252];&quot;)  (racion &quot;;[.L252];&quot;) (kcal &quot;;[.M252];&quot;) (proteinas &quot;;[.N252];&quot;) (grasas &quot;;[.O252];&quot;) (hidratos &quot;;[.P252];&quot;)(grasas-mono &quot;;[.Q252];&quot;) (desayuno &quot;;[.R252];&quot;) (almuerzo &quot;;[.S252];&quot;) (comida &quot;;[.T252];&quot;) (merienda &quot;;[.U252];&quot;) (cena &quot;;[.V252];&quot;))&quot;)" office:value-type="string" office:string-value="(alimento (id 251) (nombre pinya) (grupo 5) (veces 3) (tipo reguladores)  (racion 100) (kcal 55) (proteinas 0,5) (grasas 0,2) (hidratos 12,7)(grasas-mono 0) (desayuno si) (almuerzo si) (comida si) (merienda si) (cena si))" calcext:value-type="string">
            <text:p>(alimento (id 251) (nombre pinya) (grupo 5) (veces 3) (tipo reguladores) <text:s/>(racion 100) (kcal 55) (proteinas 0,5) (grasas 0,2) (hidratos 12,7)(grasas-mono 0) (desayuno si) (almuerzo si) (comida si) (merienda si) (cena si))</text:p>
          </table:table-cell>
          <table:table-cell table:formula="of:=SUBSTITUTE([.X252];&quot;,&quot;;&quot;.&quot;)" office:value-type="string" office:string-value="(alimento (id 251) (nombre pinya) (grupo 5) (veces 3) (tipo reguladores)  (racion 100) (kcal 55) (proteinas 0.5) (grasas 0.2) (hidratos 12.7)(grasas-mono 0) (desayuno si) (almuerzo si) (comida si) (merienda si) (cena si))" calcext:value-type="string">
            <text:p>(alimento (id 251) (nombre pinya) (grupo 5) (veces 3) (tipo reguladores) <text:s/>(racion 100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52" calcext:value-type="float">
            <text:p>252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Fres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53]*[.M253]/100" office:value-type="float" office:value="8.75" calcext:value-type="float">
            <text:p>8,75</text:p>
          </table:table-cell>
          <table:table-cell table:style-name="ce16" table:formula="of:=[.L253]*[.N253]*4/100" office:value-type="float" office:value="0.8" calcext:value-type="float">
            <text:p>0,8</text:p>
          </table:table-cell>
          <table:table-cell table:style-name="ce16" table:formula="of:=[.L253]*[.P253]*4/100" office:value-type="float" office:value="5.5" calcext:value-type="float">
            <text:p>5,5</text:p>
          </table:table-cell>
          <table:table-cell table:style-name="ce16" table:formula="of:=[.L253]*[.O253]*9/100" office:value-type="float" office:value="0.9" calcext:value-type="float">
            <text:p>0,9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5" calcext:value-type="float">
            <text:p>3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5.5" calcext:value-type="float">
            <text:p>5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3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31" table:formula="of:=CONCATENATE(&quot;(alimento (id &quot;;[.B253];&quot;) (nombre &quot;;[.W253];&quot;) (grupo &quot;;[.E253];&quot;) (veces &quot;;[.F253];&quot;) (tipo &quot;;[.G253];&quot;)  (racion &quot;;[.L253];&quot;) (kcal &quot;;[.M253];&quot;) (proteinas &quot;;[.N253];&quot;) (grasas &quot;;[.O253];&quot;) (hidratos &quot;;[.P253];&quot;)(grasas-mono &quot;;[.Q253];&quot;) (desayuno &quot;;[.R253];&quot;) (almuerzo &quot;;[.S253];&quot;) (comida &quot;;[.T253];&quot;) (merienda &quot;;[.U253];&quot;) (cena &quot;;[.V253];&quot;))&quot;)" office:value-type="string" office:string-value="(alimento (id 252) (nombre fresa) (grupo 5) (veces 1) (tipo reguladores)  (racion 25) (kcal 35) (proteinas 0,8) (grasas 0,4) (hidratos 5,5)(grasas-mono 0) (desayuno si) (almuerzo si) (comida si) (merienda si) (cena si))" calcext:value-type="string">
            <text:p>(alimento (id 252) (nombre fresa) (grupo 5) (veces 1) (tipo reguladores) <text:s/>(racion 25) (kcal 35) (proteinas 0,8) (grasas 0,4) (hidratos 5,5)(grasas-mono 0) (desayuno si) (almuerzo si) (comida si) (merienda si) (cena si))</text:p>
          </table:table-cell>
          <table:table-cell table:formula="of:=SUBSTITUTE([.X253];&quot;,&quot;;&quot;.&quot;)" office:value-type="string" office:string-value="(alimento (id 252) (nombre fresa) (grupo 5) (veces 1) (tipo reguladores)  (racion 25) (kcal 35) (proteinas 0.8) (grasas 0.4) (hidratos 5.5)(grasas-mono 0) (desayuno si) (almuerzo si) (comida si) (merienda si) (cena si))" calcext:value-type="string">
            <text:p>(alimento (id 252) (nombre fresa) (grupo 5) (veces 1) (tipo reguladores) <text:s/>(racion 25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53" calcext:value-type="float">
            <text:p>253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Fres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54]*[.M254]/100" office:value-type="float" office:value="43.75" calcext:value-type="float">
            <text:p>43,75</text:p>
          </table:table-cell>
          <table:table-cell table:style-name="ce16" table:formula="of:=[.L254]*[.N254]*4/100" office:value-type="float" office:value="4" calcext:value-type="float">
            <text:p>4</text:p>
          </table:table-cell>
          <table:table-cell table:style-name="ce16" table:formula="of:=[.L254]*[.P254]*4/100" office:value-type="float" office:value="27.5" calcext:value-type="float">
            <text:p>27,5</text:p>
          </table:table-cell>
          <table:table-cell table:style-name="ce16" table:formula="of:=[.L254]*[.O254]*9/100" office:value-type="float" office:value="4.5" calcext:value-type="float">
            <text:p>4,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5" calcext:value-type="float">
            <text:p>3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5.5" calcext:value-type="float">
            <text:p>5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4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31" table:formula="of:=CONCATENATE(&quot;(alimento (id &quot;;[.B254];&quot;) (nombre &quot;;[.W254];&quot;) (grupo &quot;;[.E254];&quot;) (veces &quot;;[.F254];&quot;) (tipo &quot;;[.G254];&quot;)  (racion &quot;;[.L254];&quot;) (kcal &quot;;[.M254];&quot;) (proteinas &quot;;[.N254];&quot;) (grasas &quot;;[.O254];&quot;) (hidratos &quot;;[.P254];&quot;)(grasas-mono &quot;;[.Q254];&quot;) (desayuno &quot;;[.R254];&quot;) (almuerzo &quot;;[.S254];&quot;) (comida &quot;;[.T254];&quot;) (merienda &quot;;[.U254];&quot;) (cena &quot;;[.V254];&quot;))&quot;)" office:value-type="string" office:string-value="(alimento (id 253) (nombre fresa) (grupo 5) (veces 1) (tipo reguladores)  (racion 125) (kcal 35) (proteinas 0,8) (grasas 0,4) (hidratos 5,5)(grasas-mono 0) (desayuno si) (almuerzo si) (comida si) (merienda si) (cena si))" calcext:value-type="string">
            <text:p>(alimento (id 253) (nombre fresa) (grupo 5) (veces 1) (tipo reguladores) <text:s/>(racion 125) (kcal 35) (proteinas 0,8) (grasas 0,4) (hidratos 5,5)(grasas-mono 0) (desayuno si) (almuerzo si) (comida si) (merienda si) (cena si))</text:p>
          </table:table-cell>
          <table:table-cell table:formula="of:=SUBSTITUTE([.X254];&quot;,&quot;;&quot;.&quot;)" office:value-type="string" office:string-value="(alimento (id 253) (nombre fresa) (grupo 5) (veces 1) (tipo reguladores)  (racion 125) (kcal 35) (proteinas 0.8) (grasas 0.4) (hidratos 5.5)(grasas-mono 0) (desayuno si) (almuerzo si) (comida si) (merienda si) (cena si))" calcext:value-type="string">
            <text:p>(alimento (id 253) (nombre fresa) (grupo 5) (veces 1) (tipo reguladores) <text:s/>(racion 125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54" calcext:value-type="float">
            <text:p>254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Fres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55]*[.M255]/100" office:value-type="float" office:value="26.25" calcext:value-type="float">
            <text:p>26,25</text:p>
          </table:table-cell>
          <table:table-cell table:style-name="ce16" table:formula="of:=[.L255]*[.N255]*4/100" office:value-type="float" office:value="2.4" calcext:value-type="float">
            <text:p>2,4</text:p>
          </table:table-cell>
          <table:table-cell table:style-name="ce16" table:formula="of:=[.L255]*[.P255]*4/100" office:value-type="float" office:value="16.5" calcext:value-type="float">
            <text:p>16,5</text:p>
          </table:table-cell>
          <table:table-cell table:style-name="ce16" table:formula="of:=[.L255]*[.O255]*9/100" office:value-type="float" office:value="2.7" calcext:value-type="float">
            <text:p>2,7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35" calcext:value-type="float">
            <text:p>3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5.5" calcext:value-type="float">
            <text:p>5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5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31" table:formula="of:=CONCATENATE(&quot;(alimento (id &quot;;[.B255];&quot;) (nombre &quot;;[.W255];&quot;) (grupo &quot;;[.E255];&quot;) (veces &quot;;[.F255];&quot;) (tipo &quot;;[.G255];&quot;)  (racion &quot;;[.L255];&quot;) (kcal &quot;;[.M255];&quot;) (proteinas &quot;;[.N255];&quot;) (grasas &quot;;[.O255];&quot;) (hidratos &quot;;[.P255];&quot;)(grasas-mono &quot;;[.Q255];&quot;) (desayuno &quot;;[.R255];&quot;) (almuerzo &quot;;[.S255];&quot;) (comida &quot;;[.T255];&quot;) (merienda &quot;;[.U255];&quot;) (cena &quot;;[.V255];&quot;))&quot;)" office:value-type="string" office:string-value="(alimento (id 254) (nombre fresa) (grupo 5) (veces 1) (tipo reguladores)  (racion 75) (kcal 35) (proteinas 0,8) (grasas 0,4) (hidratos 5,5)(grasas-mono 0) (desayuno si) (almuerzo si) (comida si) (merienda si) (cena si))" calcext:value-type="string">
            <text:p>(alimento (id 254) (nombre fresa) (grupo 5) (veces 1) (tipo reguladores) <text:s/>(racion 75) (kcal 35) (proteinas 0,8) (grasas 0,4) (hidratos 5,5)(grasas-mono 0) (desayuno si) (almuerzo si) (comida si) (merienda si) (cena si))</text:p>
          </table:table-cell>
          <table:table-cell table:formula="of:=SUBSTITUTE([.X255];&quot;,&quot;;&quot;.&quot;)" office:value-type="string" office:string-value="(alimento (id 254) (nombre fresa) (grupo 5) (veces 1) (tipo reguladores)  (racion 75) (kcal 35) (proteinas 0.8) (grasas 0.4) (hidratos 5.5)(grasas-mono 0) (desayuno si) (almuerzo si) (comida si) (merienda si) (cena si))" calcext:value-type="string">
            <text:p>(alimento (id 254) (nombre fresa) (grupo 5) (veces 1) (tipo reguladores) <text:s/>(racion 75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55" calcext:value-type="float">
            <text:p>255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Fres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56]*[.M256]/100" office:value-type="float" office:value="17.5" calcext:value-type="float">
            <text:p>17,5</text:p>
          </table:table-cell>
          <table:table-cell table:style-name="ce16" table:formula="of:=[.L256]*[.N256]*4/100" office:value-type="float" office:value="1.6" calcext:value-type="float">
            <text:p>1,6</text:p>
          </table:table-cell>
          <table:table-cell table:style-name="ce16" table:formula="of:=[.L256]*[.P256]*4/100" office:value-type="float" office:value="11" calcext:value-type="float">
            <text:p>11</text:p>
          </table:table-cell>
          <table:table-cell table:style-name="ce16" table:formula="of:=[.L256]*[.O256]*9/100" office:value-type="float" office:value="1.8" calcext:value-type="float">
            <text:p>1,8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" calcext:value-type="float">
            <text:p>3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5.5" calcext:value-type="float">
            <text:p>5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6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31" table:formula="of:=CONCATENATE(&quot;(alimento (id &quot;;[.B256];&quot;) (nombre &quot;;[.W256];&quot;) (grupo &quot;;[.E256];&quot;) (veces &quot;;[.F256];&quot;) (tipo &quot;;[.G256];&quot;)  (racion &quot;;[.L256];&quot;) (kcal &quot;;[.M256];&quot;) (proteinas &quot;;[.N256];&quot;) (grasas &quot;;[.O256];&quot;) (hidratos &quot;;[.P256];&quot;)(grasas-mono &quot;;[.Q256];&quot;) (desayuno &quot;;[.R256];&quot;) (almuerzo &quot;;[.S256];&quot;) (comida &quot;;[.T256];&quot;) (merienda &quot;;[.U256];&quot;) (cena &quot;;[.V256];&quot;))&quot;)" office:value-type="string" office:string-value="(alimento (id 255) (nombre fresa) (grupo 5) (veces 1) (tipo reguladores)  (racion 50) (kcal 35) (proteinas 0,8) (grasas 0,4) (hidratos 5,5)(grasas-mono 0) (desayuno si) (almuerzo si) (comida si) (merienda si) (cena si))" calcext:value-type="string">
            <text:p>(alimento (id 255) (nombre fresa) (grupo 5) (veces 1) (tipo reguladores) <text:s/>(racion 50) (kcal 35) (proteinas 0,8) (grasas 0,4) (hidratos 5,5)(grasas-mono 0) (desayuno si) (almuerzo si) (comida si) (merienda si) (cena si))</text:p>
          </table:table-cell>
          <table:table-cell table:formula="of:=SUBSTITUTE([.X256];&quot;,&quot;;&quot;.&quot;)" office:value-type="string" office:string-value="(alimento (id 255) (nombre fresa) (grupo 5) (veces 1) (tipo reguladores)  (racion 50) (kcal 35) (proteinas 0.8) (grasas 0.4) (hidratos 5.5)(grasas-mono 0) (desayuno si) (almuerzo si) (comida si) (merienda si) (cena si))" calcext:value-type="string">
            <text:p>(alimento (id 255) (nombre fresa) (grupo 5) (veces 1) (tipo reguladores) <text:s/>(racion 50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56" calcext:value-type="float">
            <text:p>256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Fresa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57]*[.M257]/100" office:value-type="float" office:value="35" calcext:value-type="float">
            <text:p>35</text:p>
          </table:table-cell>
          <table:table-cell table:style-name="ce16" table:formula="of:=[.L257]*[.N257]*4/100" office:value-type="float" office:value="3.2" calcext:value-type="float">
            <text:p>3,2</text:p>
          </table:table-cell>
          <table:table-cell table:style-name="ce16" table:formula="of:=[.L257]*[.P257]*4/100" office:value-type="float" office:value="22" calcext:value-type="float">
            <text:p>22</text:p>
          </table:table-cell>
          <table:table-cell table:style-name="ce16" table:formula="of:=[.L257]*[.O257]*9/100" office:value-type="float" office:value="3.6" calcext:value-type="float">
            <text:p>3,6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5" calcext:value-type="float">
            <text:p>35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5.5" calcext:value-type="float">
            <text:p>5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7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31" table:formula="of:=CONCATENATE(&quot;(alimento (id &quot;;[.B257];&quot;) (nombre &quot;;[.W257];&quot;) (grupo &quot;;[.E257];&quot;) (veces &quot;;[.F257];&quot;) (tipo &quot;;[.G257];&quot;)  (racion &quot;;[.L257];&quot;) (kcal &quot;;[.M257];&quot;) (proteinas &quot;;[.N257];&quot;) (grasas &quot;;[.O257];&quot;) (hidratos &quot;;[.P257];&quot;)(grasas-mono &quot;;[.Q257];&quot;) (desayuno &quot;;[.R257];&quot;) (almuerzo &quot;;[.S257];&quot;) (comida &quot;;[.T257];&quot;) (merienda &quot;;[.U257];&quot;) (cena &quot;;[.V257];&quot;))&quot;)" office:value-type="string" office:string-value="(alimento (id 256) (nombre fresa) (grupo 5) (veces 1) (tipo reguladores)  (racion 100) (kcal 35) (proteinas 0,8) (grasas 0,4) (hidratos 5,5)(grasas-mono 0) (desayuno si) (almuerzo si) (comida si) (merienda si) (cena si))" calcext:value-type="string">
            <text:p>(alimento (id 256) (nombre fresa) (grupo 5) (veces 1) (tipo reguladores) <text:s/>(racion 100) (kcal 35) (proteinas 0,8) (grasas 0,4) (hidratos 5,5)(grasas-mono 0) (desayuno si) (almuerzo si) (comida si) (merienda si) (cena si))</text:p>
          </table:table-cell>
          <table:table-cell table:formula="of:=SUBSTITUTE([.X257];&quot;,&quot;;&quot;.&quot;)" office:value-type="string" office:string-value="(alimento (id 256) (nombre fresa) (grupo 5) (veces 1) (tipo reguladores)  (racion 100) (kcal 35) (proteinas 0.8) (grasas 0.4) (hidratos 5.5)(grasas-mono 0) (desayuno si) (almuerzo si) (comida si) (merienda si) (cena si))" calcext:value-type="string">
            <text:p>(alimento (id 256) (nombre fresa) (grupo 5) (veces 1) (tipo reguladores) <text:s/>(racion 100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57" calcext:value-type="float">
            <text:p>257</text:p>
          </table:table-cell>
          <table:table-cell table:style-name="ce12" office:value-type="string" calcext:value-type="string">
            <text:p>Frutas</text:p>
          </table:table-cell>
          <table:table-cell table:style-name="ce14" office:value-type="string" calcext:value-type="string">
            <text:p>Kiwi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string" calcext:value-type="string">
            <text:p>reguladores</text:p>
          </table:table-cell>
          <table:table-cell table:style-name="ce14" table:formula="of:=[.L258]*[.M258]/100" office:value-type="float" office:value="106" calcext:value-type="float">
            <text:p>106</text:p>
          </table:table-cell>
          <table:table-cell table:style-name="ce16" table:formula="of:=[.L258]*[.N258]*4/100" office:value-type="float" office:value="6.4" calcext:value-type="float">
            <text:p>6,4</text:p>
          </table:table-cell>
          <table:table-cell table:style-name="ce16" table:formula="of:=[.L258]*[.P258]*4/100" office:value-type="float" office:value="86.4" calcext:value-type="float">
            <text:p>86,4</text:p>
          </table:table-cell>
          <table:table-cell table:style-name="ce16" table:formula="of:=[.L258]*[.O258]*9/100" office:value-type="float" office:value="10.8" calcext:value-type="float">
            <text:p>10,8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53" calcext:value-type="float">
            <text:p>53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0.6" calcext:value-type="float">
            <text:p>0.6</text:p>
          </table:table-cell>
          <table:table-cell table:style-name="ce24" office:value-type="float" office:value="10.8" calcext:value-type="float">
            <text:p>10.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12" office:value-type="string" calcext:value-type="string">
            <text:p>si</text:p>
          </table:table-cell>
          <table:table-cell table:style-name="ce12" table:formula="of:=SUBSTITUTE(SUBSTITUTE(SUBSTITUTE(SUBSTITUTE(SUBSTITUTE(SUBSTITUTE(LOWER([.D258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31" table:formula="of:=CONCATENATE(&quot;(alimento (id &quot;;[.B258];&quot;) (nombre &quot;;[.W258];&quot;) (grupo &quot;;[.E258];&quot;) (veces &quot;;[.F258];&quot;) (tipo &quot;;[.G258];&quot;)  (racion &quot;;[.L258];&quot;) (kcal &quot;;[.M258];&quot;) (proteinas &quot;;[.N258];&quot;) (grasas &quot;;[.O258];&quot;) (hidratos &quot;;[.P258];&quot;)(grasas-mono &quot;;[.Q258];&quot;) (desayuno &quot;;[.R258];&quot;) (almuerzo &quot;;[.S258];&quot;) (comida &quot;;[.T258];&quot;) (merienda &quot;;[.U258];&quot;) (cena &quot;;[.V258];&quot;))&quot;)" office:value-type="string" office:string-value="(alimento (id 257) (nombre kiwi) (grupo 5) (veces 5) (tipo reguladores)  (racion 200) (kcal 53) (proteinas 0,8) (grasas 0,6) (hidratos 10,8)(grasas-mono 0) (desayuno si) (almuerzo si) (comida si) (merienda si) (cena si))" calcext:value-type="string">
            <text:p>(alimento (id 257) (nombre kiwi) (grupo 5) (veces 5) (tipo reguladores) <text:s/>(racion 200) (kcal 53) (proteinas 0,8) (grasas 0,6) (hidratos 10,8)(grasas-mono 0) (desayuno si) (almuerzo si) (comida si) (merienda si) (cena si))</text:p>
          </table:table-cell>
          <table:table-cell table:style-name="ce12" table:formula="of:=SUBSTITUTE([.X258];&quot;,&quot;;&quot;.&quot;)" office:value-type="string" office:string-value="(alimento (id 257) (nombre kiwi) (grupo 5) (veces 5) (tipo reguladores)  (racion 200) (kcal 53) (proteinas 0.8) (grasas 0.6) (hidratos 10.8)(grasas-mono 0) (desayuno si) (almuerzo si) (comida si) (merienda si) (cena si))" calcext:value-type="string">
            <text:p>(alimento (id 257) (nombre kiwi) (grupo 5) (veces 5) (tipo reguladores) <text:s/>(racion 200) (kcal 53) (proteinas 0.8) (grasas 0.6) (hidratos 10.8)(grasas-mono 0) (desayuno si) (almuerzo si) (comida si) (merienda si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258" calcext:value-type="float">
            <text:p>258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Kiwi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59]*[.M259]/100" office:value-type="float" office:value="92.75" calcext:value-type="float">
            <text:p>92,75</text:p>
          </table:table-cell>
          <table:table-cell table:style-name="ce16" table:formula="of:=[.L259]*[.N259]*4/100" office:value-type="float" office:value="5.6" calcext:value-type="float">
            <text:p>5,6</text:p>
          </table:table-cell>
          <table:table-cell table:style-name="ce16" table:formula="of:=[.L259]*[.P259]*4/100" office:value-type="float" office:value="75.6" calcext:value-type="float">
            <text:p>75,6</text:p>
          </table:table-cell>
          <table:table-cell table:style-name="ce16" table:formula="of:=[.L259]*[.O259]*9/100" office:value-type="float" office:value="9.45" calcext:value-type="float">
            <text:p>9,4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53" calcext:value-type="float">
            <text:p>53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0.8" calcext:value-type="float">
            <text:p>10.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9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31" table:formula="of:=CONCATENATE(&quot;(alimento (id &quot;;[.B259];&quot;) (nombre &quot;;[.W259];&quot;) (grupo &quot;;[.E259];&quot;) (veces &quot;;[.F259];&quot;) (tipo &quot;;[.G259];&quot;)  (racion &quot;;[.L259];&quot;) (kcal &quot;;[.M259];&quot;) (proteinas &quot;;[.N259];&quot;) (grasas &quot;;[.O259];&quot;) (hidratos &quot;;[.P259];&quot;)(grasas-mono &quot;;[.Q259];&quot;) (desayuno &quot;;[.R259];&quot;) (almuerzo &quot;;[.S259];&quot;) (comida &quot;;[.T259];&quot;) (merienda &quot;;[.U259];&quot;) (cena &quot;;[.V259];&quot;))&quot;)" office:value-type="string" office:string-value="(alimento (id 258) (nombre kiwi) (grupo 5) (veces 5) (tipo reguladores)  (racion 175) (kcal 53) (proteinas 0,8) (grasas 0,6) (hidratos 10,8)(grasas-mono 0) (desayuno si) (almuerzo si) (comida si) (merienda si) (cena si))" calcext:value-type="string">
            <text:p>(alimento (id 258) (nombre kiwi) (grupo 5) (veces 5) (tipo reguladores) <text:s/>(racion 175) (kcal 53) (proteinas 0,8) (grasas 0,6) (hidratos 10,8)(grasas-mono 0) (desayuno si) (almuerzo si) (comida si) (merienda si) (cena si))</text:p>
          </table:table-cell>
          <table:table-cell table:formula="of:=SUBSTITUTE([.X259];&quot;,&quot;;&quot;.&quot;)" office:value-type="string" office:string-value="(alimento (id 258) (nombre kiwi) (grupo 5) (veces 5) (tipo reguladores)  (racion 175) (kcal 53) (proteinas 0.8) (grasas 0.6) (hidratos 10.8)(grasas-mono 0) (desayuno si) (almuerzo si) (comida si) (merienda si) (cena si))" calcext:value-type="string">
            <text:p>(alimento (id 258) (nombre kiwi) (grupo 5) (veces 5) (tipo reguladores) <text:s/>(racion 175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59" calcext:value-type="float">
            <text:p>259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Kiwi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60]*[.M260]/100" office:value-type="float" office:value="79.5" calcext:value-type="float">
            <text:p>79,5</text:p>
          </table:table-cell>
          <table:table-cell table:style-name="ce16" table:formula="of:=[.L260]*[.N260]*4/100" office:value-type="float" office:value="4.8" calcext:value-type="float">
            <text:p>4,8</text:p>
          </table:table-cell>
          <table:table-cell table:style-name="ce16" table:formula="of:=[.L260]*[.P260]*4/100" office:value-type="float" office:value="64.8" calcext:value-type="float">
            <text:p>64,8</text:p>
          </table:table-cell>
          <table:table-cell table:style-name="ce16" table:formula="of:=[.L260]*[.O260]*9/100" office:value-type="float" office:value="8.1" calcext:value-type="float">
            <text:p>8,1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53" calcext:value-type="float">
            <text:p>53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0.8" calcext:value-type="float">
            <text:p>10.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0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31" table:formula="of:=CONCATENATE(&quot;(alimento (id &quot;;[.B260];&quot;) (nombre &quot;;[.W260];&quot;) (grupo &quot;;[.E260];&quot;) (veces &quot;;[.F260];&quot;) (tipo &quot;;[.G260];&quot;)  (racion &quot;;[.L260];&quot;) (kcal &quot;;[.M260];&quot;) (proteinas &quot;;[.N260];&quot;) (grasas &quot;;[.O260];&quot;) (hidratos &quot;;[.P260];&quot;)(grasas-mono &quot;;[.Q260];&quot;) (desayuno &quot;;[.R260];&quot;) (almuerzo &quot;;[.S260];&quot;) (comida &quot;;[.T260];&quot;) (merienda &quot;;[.U260];&quot;) (cena &quot;;[.V260];&quot;))&quot;)" office:value-type="string" office:string-value="(alimento (id 259) (nombre kiwi) (grupo 5) (veces 5) (tipo reguladores)  (racion 150) (kcal 53) (proteinas 0,8) (grasas 0,6) (hidratos 10,8)(grasas-mono 0) (desayuno si) (almuerzo si) (comida si) (merienda si) (cena si))" calcext:value-type="string">
            <text:p>(alimento (id 259) (nombre kiwi) (grupo 5) (veces 5) (tipo reguladores) <text:s/>(racion 150) (kcal 53) (proteinas 0,8) (grasas 0,6) (hidratos 10,8)(grasas-mono 0) (desayuno si) (almuerzo si) (comida si) (merienda si) (cena si))</text:p>
          </table:table-cell>
          <table:table-cell table:formula="of:=SUBSTITUTE([.X260];&quot;,&quot;;&quot;.&quot;)" office:value-type="string" office:string-value="(alimento (id 259) (nombre kiwi) (grupo 5) (veces 5) (tipo reguladores)  (racion 150) (kcal 53) (proteinas 0.8) (grasas 0.6) (hidratos 10.8)(grasas-mono 0) (desayuno si) (almuerzo si) (comida si) (merienda si) (cena si))" calcext:value-type="string">
            <text:p>(alimento (id 259) (nombre kiwi) (grupo 5) (veces 5) (tipo reguladores) <text:s/>(racion 150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60" calcext:value-type="float">
            <text:p>260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Kiwi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61]*[.M261]/100" office:value-type="float" office:value="66.25" calcext:value-type="float">
            <text:p>66,25</text:p>
          </table:table-cell>
          <table:table-cell table:style-name="ce16" table:formula="of:=[.L261]*[.N261]*4/100" office:value-type="float" office:value="4" calcext:value-type="float">
            <text:p>4</text:p>
          </table:table-cell>
          <table:table-cell table:style-name="ce16" table:formula="of:=[.L261]*[.P261]*4/100" office:value-type="float" office:value="54" calcext:value-type="float">
            <text:p>54</text:p>
          </table:table-cell>
          <table:table-cell table:style-name="ce16" table:formula="of:=[.L261]*[.O261]*9/100" office:value-type="float" office:value="6.75" calcext:value-type="float">
            <text:p>6,7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53" calcext:value-type="float">
            <text:p>53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0.8" calcext:value-type="float">
            <text:p>10.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1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31" table:formula="of:=CONCATENATE(&quot;(alimento (id &quot;;[.B261];&quot;) (nombre &quot;;[.W261];&quot;) (grupo &quot;;[.E261];&quot;) (veces &quot;;[.F261];&quot;) (tipo &quot;;[.G261];&quot;)  (racion &quot;;[.L261];&quot;) (kcal &quot;;[.M261];&quot;) (proteinas &quot;;[.N261];&quot;) (grasas &quot;;[.O261];&quot;) (hidratos &quot;;[.P261];&quot;)(grasas-mono &quot;;[.Q261];&quot;) (desayuno &quot;;[.R261];&quot;) (almuerzo &quot;;[.S261];&quot;) (comida &quot;;[.T261];&quot;) (merienda &quot;;[.U261];&quot;) (cena &quot;;[.V261];&quot;))&quot;)" office:value-type="string" office:string-value="(alimento (id 260) (nombre kiwi) (grupo 5) (veces 5) (tipo reguladores)  (racion 125) (kcal 53) (proteinas 0,8) (grasas 0,6) (hidratos 10,8)(grasas-mono 0) (desayuno si) (almuerzo si) (comida si) (merienda si) (cena si))" calcext:value-type="string">
            <text:p>(alimento (id 260) (nombre kiwi) (grupo 5) (veces 5) (tipo reguladores) <text:s/>(racion 125) (kcal 53) (proteinas 0,8) (grasas 0,6) (hidratos 10,8)(grasas-mono 0) (desayuno si) (almuerzo si) (comida si) (merienda si) (cena si))</text:p>
          </table:table-cell>
          <table:table-cell table:formula="of:=SUBSTITUTE([.X261];&quot;,&quot;;&quot;.&quot;)" office:value-type="string" office:string-value="(alimento (id 260) (nombre kiwi) (grupo 5) (veces 5) (tipo reguladores)  (racion 125) (kcal 53) (proteinas 0.8) (grasas 0.6) (hidratos 10.8)(grasas-mono 0) (desayuno si) (almuerzo si) (comida si) (merienda si) (cena si))" calcext:value-type="string">
            <text:p>(alimento (id 260) (nombre kiwi) (grupo 5) (veces 5) (tipo reguladores) <text:s/>(racion 125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61" calcext:value-type="float">
            <text:p>261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Kiwi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62]*[.M262]/100" office:value-type="float" office:value="53" calcext:value-type="float">
            <text:p>53</text:p>
          </table:table-cell>
          <table:table-cell table:style-name="ce16" table:formula="of:=[.L262]*[.N262]*4/100" office:value-type="float" office:value="3.2" calcext:value-type="float">
            <text:p>3,2</text:p>
          </table:table-cell>
          <table:table-cell table:style-name="ce16" table:formula="of:=[.L262]*[.P262]*4/100" office:value-type="float" office:value="43.2" calcext:value-type="float">
            <text:p>43,2</text:p>
          </table:table-cell>
          <table:table-cell table:style-name="ce16" table:formula="of:=[.L262]*[.O262]*9/100" office:value-type="float" office:value="5.4" calcext:value-type="float">
            <text:p>5,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3" calcext:value-type="float">
            <text:p>53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0.8" calcext:value-type="float">
            <text:p>10.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2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31" table:formula="of:=CONCATENATE(&quot;(alimento (id &quot;;[.B262];&quot;) (nombre &quot;;[.W262];&quot;) (grupo &quot;;[.E262];&quot;) (veces &quot;;[.F262];&quot;) (tipo &quot;;[.G262];&quot;)  (racion &quot;;[.L262];&quot;) (kcal &quot;;[.M262];&quot;) (proteinas &quot;;[.N262];&quot;) (grasas &quot;;[.O262];&quot;) (hidratos &quot;;[.P262];&quot;)(grasas-mono &quot;;[.Q262];&quot;) (desayuno &quot;;[.R262];&quot;) (almuerzo &quot;;[.S262];&quot;) (comida &quot;;[.T262];&quot;) (merienda &quot;;[.U262];&quot;) (cena &quot;;[.V262];&quot;))&quot;)" office:value-type="string" office:string-value="(alimento (id 261) (nombre kiwi) (grupo 5) (veces 5) (tipo reguladores)  (racion 100) (kcal 53) (proteinas 0,8) (grasas 0,6) (hidratos 10,8)(grasas-mono 0) (desayuno si) (almuerzo si) (comida si) (merienda si) (cena si))" calcext:value-type="string">
            <text:p>(alimento (id 261) (nombre kiwi) (grupo 5) (veces 5) (tipo reguladores) <text:s/>(racion 100) (kcal 53) (proteinas 0,8) (grasas 0,6) (hidratos 10,8)(grasas-mono 0) (desayuno si) (almuerzo si) (comida si) (merienda si) (cena si))</text:p>
          </table:table-cell>
          <table:table-cell table:formula="of:=SUBSTITUTE([.X262];&quot;,&quot;;&quot;.&quot;)" office:value-type="string" office:string-value="(alimento (id 261) (nombre kiwi) (grupo 5) (veces 5) (tipo reguladores)  (racion 100) (kcal 53) (proteinas 0.8) (grasas 0.6) (hidratos 10.8)(grasas-mono 0) (desayuno si) (almuerzo si) (comida si) (merienda si) (cena si))" calcext:value-type="string">
            <text:p>(alimento (id 261) (nombre kiwi) (grupo 5) (veces 5) (tipo reguladores) <text:s/>(racion 100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62" calcext:value-type="float">
            <text:p>262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Arandano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63]*[.M263]/100" office:value-type="float" office:value="20.5" calcext:value-type="float">
            <text:p>20,5</text:p>
          </table:table-cell>
          <table:table-cell table:style-name="ce16" table:formula="of:=[.L263]*[.N263]*4/100" office:value-type="float" office:value="1.2" calcext:value-type="float">
            <text:p>1,2</text:p>
          </table:table-cell>
          <table:table-cell table:style-name="ce16" table:formula="of:=[.L263]*[.P263]*4/100" office:value-type="float" office:value="20.2" calcext:value-type="float">
            <text:p>20,2</text:p>
          </table:table-cell>
          <table:table-cell table:style-name="ce16" table:formula="of:=[.L263]*[.O263]*9/100" office:value-type="float" office:value="1.8" calcext:value-type="float">
            <text:p>1,8</text:p>
          </table:table-cell>
          <table:table-cell office:value-type="float" office:value="50" calcext:value-type="float">
            <text:p>50</text:p>
          </table:table-cell>
          <table:table-cell table:style-name="ce15" office:value-type="float" office:value="41" calcext:value-type="float">
            <text:p>41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10.1" calcext:value-type="float">
            <text:p>10.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3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31" table:formula="of:=CONCATENATE(&quot;(alimento (id &quot;;[.B263];&quot;) (nombre &quot;;[.W263];&quot;) (grupo &quot;;[.E263];&quot;) (veces &quot;;[.F263];&quot;) (tipo &quot;;[.G263];&quot;)  (racion &quot;;[.L263];&quot;) (kcal &quot;;[.M263];&quot;) (proteinas &quot;;[.N263];&quot;) (grasas &quot;;[.O263];&quot;) (hidratos &quot;;[.P263];&quot;)(grasas-mono &quot;;[.Q263];&quot;) (desayuno &quot;;[.R263];&quot;) (almuerzo &quot;;[.S263];&quot;) (comida &quot;;[.T263];&quot;) (merienda &quot;;[.U263];&quot;) (cena &quot;;[.V263];&quot;))&quot;)" office:value-type="string" office:string-value="(alimento (id 262) (nombre arandano) (grupo 5) (veces 5) (tipo reguladores)  (racion 50) (kcal 41) (proteinas 0,6) (grasas 0,4) (hidratos 10,1)(grasas-mono 0) (desayuno si) (almuerzo si) (comida si) (merienda si) (cena si))" calcext:value-type="string">
            <text:p>(alimento (id 262) (nombre arandano) (grupo 5) (veces 5) (tipo reguladores) <text:s/>(racion 50) (kcal 41) (proteinas 0,6) (grasas 0,4) (hidratos 10,1)(grasas-mono 0) (desayuno si) (almuerzo si) (comida si) (merienda si) (cena si))</text:p>
          </table:table-cell>
          <table:table-cell table:formula="of:=SUBSTITUTE([.X263];&quot;,&quot;;&quot;.&quot;)" office:value-type="string" office:string-value="(alimento (id 262) (nombre arandano) (grupo 5) (veces 5) (tipo reguladores)  (racion 50) (kcal 41) (proteinas 0.6) (grasas 0.4) (hidratos 10.1)(grasas-mono 0) (desayuno si) (almuerzo si) (comida si) (merienda si) (cena si))" calcext:value-type="string">
            <text:p>(alimento (id 262) (nombre arandano) (grupo 5) (veces 5) (tipo reguladores) <text:s/>(racion 50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63" calcext:value-type="float">
            <text:p>263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Arandano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64]*[.M264]/100" office:value-type="float" office:value="41" calcext:value-type="float">
            <text:p>41</text:p>
          </table:table-cell>
          <table:table-cell table:style-name="ce16" table:formula="of:=[.L264]*[.N264]*4/100" office:value-type="float" office:value="2.4" calcext:value-type="float">
            <text:p>2,4</text:p>
          </table:table-cell>
          <table:table-cell table:style-name="ce16" table:formula="of:=[.L264]*[.P264]*4/100" office:value-type="float" office:value="40.4" calcext:value-type="float">
            <text:p>40,4</text:p>
          </table:table-cell>
          <table:table-cell table:style-name="ce16" table:formula="of:=[.L264]*[.O264]*9/100" office:value-type="float" office:value="3.6" calcext:value-type="float">
            <text:p>3,6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1" calcext:value-type="float">
            <text:p>41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10.1" calcext:value-type="float">
            <text:p>10.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4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31" table:formula="of:=CONCATENATE(&quot;(alimento (id &quot;;[.B264];&quot;) (nombre &quot;;[.W264];&quot;) (grupo &quot;;[.E264];&quot;) (veces &quot;;[.F264];&quot;) (tipo &quot;;[.G264];&quot;)  (racion &quot;;[.L264];&quot;) (kcal &quot;;[.M264];&quot;) (proteinas &quot;;[.N264];&quot;) (grasas &quot;;[.O264];&quot;) (hidratos &quot;;[.P264];&quot;)(grasas-mono &quot;;[.Q264];&quot;) (desayuno &quot;;[.R264];&quot;) (almuerzo &quot;;[.S264];&quot;) (comida &quot;;[.T264];&quot;) (merienda &quot;;[.U264];&quot;) (cena &quot;;[.V264];&quot;))&quot;)" office:value-type="string" office:string-value="(alimento (id 263) (nombre arandano) (grupo 5) (veces 5) (tipo reguladores)  (racion 100) (kcal 41) (proteinas 0,6) (grasas 0,4) (hidratos 10,1)(grasas-mono 0) (desayuno si) (almuerzo si) (comida si) (merienda si) (cena si))" calcext:value-type="string">
            <text:p>(alimento (id 263) (nombre arandano) (grupo 5) (veces 5) (tipo reguladores) <text:s/>(racion 100) (kcal 41) (proteinas 0,6) (grasas 0,4) (hidratos 10,1)(grasas-mono 0) (desayuno si) (almuerzo si) (comida si) (merienda si) (cena si))</text:p>
          </table:table-cell>
          <table:table-cell table:formula="of:=SUBSTITUTE([.X264];&quot;,&quot;;&quot;.&quot;)" office:value-type="string" office:string-value="(alimento (id 263) (nombre arandano) (grupo 5) (veces 5) (tipo reguladores)  (racion 100) (kcal 41) (proteinas 0.6) (grasas 0.4) (hidratos 10.1)(grasas-mono 0) (desayuno si) (almuerzo si) (comida si) (merienda si) (cena si))" calcext:value-type="string">
            <text:p>(alimento (id 263) (nombre arandano) (grupo 5) (veces 5) (tipo reguladores) <text:s/>(racion 100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64" calcext:value-type="float">
            <text:p>264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Arandano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65]*[.M265]/100" office:value-type="float" office:value="51.25" calcext:value-type="float">
            <text:p>51,25</text:p>
          </table:table-cell>
          <table:table-cell table:style-name="ce16" table:formula="of:=[.L265]*[.N265]*4/100" office:value-type="float" office:value="3" calcext:value-type="float">
            <text:p>3</text:p>
          </table:table-cell>
          <table:table-cell table:style-name="ce16" table:formula="of:=[.L265]*[.P265]*4/100" office:value-type="float" office:value="50.5" calcext:value-type="float">
            <text:p>50,5</text:p>
          </table:table-cell>
          <table:table-cell table:style-name="ce16" table:formula="of:=[.L265]*[.O265]*9/100" office:value-type="float" office:value="4.5" calcext:value-type="float">
            <text:p>4,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41" calcext:value-type="float">
            <text:p>41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10.1" calcext:value-type="float">
            <text:p>10.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5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31" table:formula="of:=CONCATENATE(&quot;(alimento (id &quot;;[.B265];&quot;) (nombre &quot;;[.W265];&quot;) (grupo &quot;;[.E265];&quot;) (veces &quot;;[.F265];&quot;) (tipo &quot;;[.G265];&quot;)  (racion &quot;;[.L265];&quot;) (kcal &quot;;[.M265];&quot;) (proteinas &quot;;[.N265];&quot;) (grasas &quot;;[.O265];&quot;) (hidratos &quot;;[.P265];&quot;)(grasas-mono &quot;;[.Q265];&quot;) (desayuno &quot;;[.R265];&quot;) (almuerzo &quot;;[.S265];&quot;) (comida &quot;;[.T265];&quot;) (merienda &quot;;[.U265];&quot;) (cena &quot;;[.V265];&quot;))&quot;)" office:value-type="string" office:string-value="(alimento (id 264) (nombre arandano) (grupo 5) (veces 5) (tipo reguladores)  (racion 125) (kcal 41) (proteinas 0,6) (grasas 0,4) (hidratos 10,1)(grasas-mono 0) (desayuno si) (almuerzo si) (comida si) (merienda si) (cena si))" calcext:value-type="string">
            <text:p>(alimento (id 264) (nombre arandano) (grupo 5) (veces 5) (tipo reguladores) <text:s/>(racion 125) (kcal 41) (proteinas 0,6) (grasas 0,4) (hidratos 10,1)(grasas-mono 0) (desayuno si) (almuerzo si) (comida si) (merienda si) (cena si))</text:p>
          </table:table-cell>
          <table:table-cell table:formula="of:=SUBSTITUTE([.X265];&quot;,&quot;;&quot;.&quot;)" office:value-type="string" office:string-value="(alimento (id 264) (nombre arandano) (grupo 5) (veces 5) (tipo reguladores)  (racion 125) (kcal 41) (proteinas 0.6) (grasas 0.4) (hidratos 10.1)(grasas-mono 0) (desayuno si) (almuerzo si) (comida si) (merienda si) (cena si))" calcext:value-type="string">
            <text:p>(alimento (id 264) (nombre arandano) (grupo 5) (veces 5) (tipo reguladores) <text:s/>(racion 125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65" calcext:value-type="float">
            <text:p>265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Arandano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66]*[.M266]/100" office:value-type="float" office:value="61.5" calcext:value-type="float">
            <text:p>61,5</text:p>
          </table:table-cell>
          <table:table-cell table:style-name="ce16" table:formula="of:=[.L266]*[.N266]*4/100" office:value-type="float" office:value="3.6" calcext:value-type="float">
            <text:p>3,6</text:p>
          </table:table-cell>
          <table:table-cell table:style-name="ce16" table:formula="of:=[.L266]*[.P266]*4/100" office:value-type="float" office:value="60.6" calcext:value-type="float">
            <text:p>60,6</text:p>
          </table:table-cell>
          <table:table-cell table:style-name="ce16" table:formula="of:=[.L266]*[.O266]*9/100" office:value-type="float" office:value="5.4" calcext:value-type="float">
            <text:p>5,4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41" calcext:value-type="float">
            <text:p>41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10.1" calcext:value-type="float">
            <text:p>10.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6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31" table:formula="of:=CONCATENATE(&quot;(alimento (id &quot;;[.B266];&quot;) (nombre &quot;;[.W266];&quot;) (grupo &quot;;[.E266];&quot;) (veces &quot;;[.F266];&quot;) (tipo &quot;;[.G266];&quot;)  (racion &quot;;[.L266];&quot;) (kcal &quot;;[.M266];&quot;) (proteinas &quot;;[.N266];&quot;) (grasas &quot;;[.O266];&quot;) (hidratos &quot;;[.P266];&quot;)(grasas-mono &quot;;[.Q266];&quot;) (desayuno &quot;;[.R266];&quot;) (almuerzo &quot;;[.S266];&quot;) (comida &quot;;[.T266];&quot;) (merienda &quot;;[.U266];&quot;) (cena &quot;;[.V266];&quot;))&quot;)" office:value-type="string" office:string-value="(alimento (id 265) (nombre arandano) (grupo 5) (veces 5) (tipo reguladores)  (racion 150) (kcal 41) (proteinas 0,6) (grasas 0,4) (hidratos 10,1)(grasas-mono 0) (desayuno si) (almuerzo si) (comida si) (merienda si) (cena si))" calcext:value-type="string">
            <text:p>(alimento (id 265) (nombre arandano) (grupo 5) (veces 5) (tipo reguladores) <text:s/>(racion 150) (kcal 41) (proteinas 0,6) (grasas 0,4) (hidratos 10,1)(grasas-mono 0) (desayuno si) (almuerzo si) (comida si) (merienda si) (cena si))</text:p>
          </table:table-cell>
          <table:table-cell table:formula="of:=SUBSTITUTE([.X266];&quot;,&quot;;&quot;.&quot;)" office:value-type="string" office:string-value="(alimento (id 265) (nombre arandano) (grupo 5) (veces 5) (tipo reguladores)  (racion 150) (kcal 41) (proteinas 0.6) (grasas 0.4) (hidratos 10.1)(grasas-mono 0) (desayuno si) (almuerzo si) (comida si) (merienda si) (cena si))" calcext:value-type="string">
            <text:p>(alimento (id 265) (nombre arandano) (grupo 5) (veces 5) (tipo reguladores) <text:s/>(racion 150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66" calcext:value-type="float">
            <text:p>266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Arandano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L267]*[.M267]/100" office:value-type="float" office:value="71.75" calcext:value-type="float">
            <text:p>71,75</text:p>
          </table:table-cell>
          <table:table-cell table:style-name="ce16" table:formula="of:=[.L267]*[.N267]*4/100" office:value-type="float" office:value="4.2" calcext:value-type="float">
            <text:p>4,2</text:p>
          </table:table-cell>
          <table:table-cell table:style-name="ce16" table:formula="of:=[.L267]*[.P267]*4/100" office:value-type="float" office:value="70.7" calcext:value-type="float">
            <text:p>70,7</text:p>
          </table:table-cell>
          <table:table-cell table:style-name="ce16" table:formula="of:=[.L267]*[.O267]*9/100" office:value-type="float" office:value="6.3" calcext:value-type="float">
            <text:p>6,3</text:p>
          </table:table-cell>
          <table:table-cell office:value-type="float" office:value="175" calcext:value-type="float">
            <text:p>175</text:p>
          </table:table-cell>
          <table:table-cell table:style-name="ce15" office:value-type="float" office:value="41" calcext:value-type="float">
            <text:p>41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10.1" calcext:value-type="float">
            <text:p>10.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7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31" table:formula="of:=CONCATENATE(&quot;(alimento (id &quot;;[.B267];&quot;) (nombre &quot;;[.W267];&quot;) (grupo &quot;;[.E267];&quot;) (veces &quot;;[.F267];&quot;) (tipo &quot;;[.G267];&quot;)  (racion &quot;;[.L267];&quot;) (kcal &quot;;[.M267];&quot;) (proteinas &quot;;[.N267];&quot;) (grasas &quot;;[.O267];&quot;) (hidratos &quot;;[.P267];&quot;)(grasas-mono &quot;;[.Q267];&quot;) (desayuno &quot;;[.R267];&quot;) (almuerzo &quot;;[.S267];&quot;) (comida &quot;;[.T267];&quot;) (merienda &quot;;[.U267];&quot;) (cena &quot;;[.V267];&quot;))&quot;)" office:value-type="string" office:string-value="(alimento (id 266) (nombre arandano) (grupo 5) (veces 5) (tipo reguladores)  (racion 175) (kcal 41) (proteinas 0,6) (grasas 0,4) (hidratos 10,1)(grasas-mono 0) (desayuno si) (almuerzo si) (comida si) (merienda si) (cena si))" calcext:value-type="string">
            <text:p>(alimento (id 266) (nombre arandano) (grupo 5) (veces 5) (tipo reguladores) <text:s/>(racion 175) (kcal 41) (proteinas 0,6) (grasas 0,4) (hidratos 10,1)(grasas-mono 0) (desayuno si) (almuerzo si) (comida si) (merienda si) (cena si))</text:p>
          </table:table-cell>
          <table:table-cell table:formula="of:=SUBSTITUTE([.X267];&quot;,&quot;;&quot;.&quot;)" office:value-type="string" office:string-value="(alimento (id 266) (nombre arandano) (grupo 5) (veces 5) (tipo reguladores)  (racion 175) (kcal 41) (proteinas 0.6) (grasas 0.4) (hidratos 10.1)(grasas-mono 0) (desayuno si) (almuerzo si) (comida si) (merienda si) (cena si))" calcext:value-type="string">
            <text:p>(alimento (id 266) (nombre arandano) (grupo 5) (veces 5) (tipo reguladores) <text:s/>(racion 175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67" calcext:value-type="float">
            <text:p>267</text:p>
          </table:table-cell>
          <table:table-cell table:style-name="ce12" office:value-type="string" calcext:value-type="string">
            <text:p>Pan, pasta, cereales, azúcar y dulces</text:p>
          </table:table-cell>
          <table:table-cell table:style-name="ce14" office:value-type="string" calcext:value-type="string">
            <text:p>Pasta seca al huevo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>
            <text:p>energeticos</text:p>
          </table:table-cell>
          <table:table-cell table:style-name="ce14" table:formula="of:=[.L268]*[.M268]/100" office:value-type="float" office:value="552" calcext:value-type="float">
            <text:p>552</text:p>
          </table:table-cell>
          <table:table-cell table:style-name="ce16" table:formula="of:=[.L287]*[.P287]*4/100" office:value-type="float" office:value="99.6" calcext:value-type="float">
            <text:p>99,6</text:p>
          </table:table-cell>
          <table:table-cell table:style-name="ce16" table:formula="of:=[.L268]*[.P268]*4/100" office:value-type="float" office:value="440.4" calcext:value-type="float">
            <text:p>440,4</text:p>
          </table:table-cell>
          <table:table-cell table:style-name="ce16" table:formula="of:=[.L268]*[.O268]*9/100" office:value-type="float" office:value="2.7" calcext:value-type="float">
            <text:p>2,7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368" calcext:value-type="float">
            <text:p>36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73.4" calcext:value-type="float">
            <text:p>73.4</text:p>
          </table:table-cell>
          <table:table-cell table:style-name="ce24" office:value-type="float" office:value="0" calcext:value-type="float">
            <text:p>0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12" office:value-type="string" calcext:value-type="string">
            <text:p>si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style-name="ce12" table:formula="of:=SUBSTITUTE(SUBSTITUTE(SUBSTITUTE(SUBSTITUTE(SUBSTITUTE(SUBSTITUTE(LOWER([.D268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31" table:formula="of:=CONCATENATE(&quot;(alimento (id &quot;;[.B268];&quot;) (nombre &quot;;[.W268];&quot;) (grupo &quot;;[.E268];&quot;) (veces &quot;;[.F268];&quot;) (tipo &quot;;[.G268];&quot;)  (racion &quot;;[.L268];&quot;) (kcal &quot;;[.M268];&quot;) (proteinas &quot;;[.N268];&quot;) (grasas &quot;;[.O268];&quot;) (hidratos &quot;;[.P268];&quot;)(grasas-mono &quot;;[.Q268];&quot;) (desayuno &quot;;[.R268];&quot;) (almuerzo &quot;;[.S268];&quot;) (comida &quot;;[.T268];&quot;) (merienda &quot;;[.U268];&quot;) (cena &quot;;[.V268];&quot;))&quot;)" office:value-type="string" office:string-value="(alimento (id 267) (nombre pasta-seca-al-huevo) (grupo 6) (veces 1) (tipo energeticos)  (racion 150) (kcal 368) (proteinas 19) (grasas 0,2) (hidratos 73,4)(grasas-mono 0) (desayuno no) (almuerzo si) (comida si) (merienda no) (cena si))" calcext:value-type="string">
            <text:p>(alimento (id 267) (nombre pasta-seca-al-huevo) (grupo 6) (veces 1) (tipo energeticos) <text:s/>(racion 150) (kcal 368) (proteinas 19) (grasas 0,2) (hidratos 73,4)(grasas-mono 0) (desayuno no) (almuerzo si) (comida si) (merienda no) (cena si))</text:p>
          </table:table-cell>
          <table:table-cell table:style-name="ce12" table:formula="of:=SUBSTITUTE([.X268];&quot;,&quot;;&quot;.&quot;)" office:value-type="string" office:string-value="(alimento (id 267) (nombre pasta-seca-al-huevo) (grupo 6) (veces 1) (tipo energeticos)  (racion 150) (kcal 368) (proteinas 19) (grasas 0.2) (hidratos 73.4)(grasas-mono 0) (desayuno no) (almuerzo si) (comida si) (merienda no) (cena si))" calcext:value-type="string">
            <text:p>(alimento (id 267) (nombre pasta-seca-al-huevo) (grupo 6) (veces 1) (tipo energeticos) <text:s/>(racion 150) (kcal 368) (proteinas 19) (grasas 0.2) (hidratos 73.4)(grasas-mono 0) (desayuno no) (almuerzo si) (comida si) (merienda no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268" calcext:value-type="float">
            <text:p>268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sta seca al huev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69]*[.M269]/100" office:value-type="float" office:value="460" calcext:value-type="float">
            <text:p>460</text:p>
          </table:table-cell>
          <table:table-cell table:style-name="ce16" table:formula="of:=[.L288]*[.P288]*4/100" office:value-type="float" office:value="132.8" calcext:value-type="float">
            <text:p>132,8</text:p>
          </table:table-cell>
          <table:table-cell table:style-name="ce16" table:formula="of:=[.L269]*[.P269]*4/100" office:value-type="float" office:value="367" calcext:value-type="float">
            <text:p>367</text:p>
          </table:table-cell>
          <table:table-cell table:style-name="ce16" table:formula="of:=[.L269]*[.O269]*9/100" office:value-type="float" office:value="2.25" calcext:value-type="float">
            <text:p>2,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68" calcext:value-type="float">
            <text:p>36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73.4" calcext:value-type="float">
            <text:p>73.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formula="of:=SUBSTITUTE(SUBSTITUTE(SUBSTITUTE(SUBSTITUTE(SUBSTITUTE(SUBSTITUTE(LOWER([.D269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31" table:formula="of:=CONCATENATE(&quot;(alimento (id &quot;;[.B269];&quot;) (nombre &quot;;[.W269];&quot;) (grupo &quot;;[.E269];&quot;) (veces &quot;;[.F269];&quot;) (tipo &quot;;[.G269];&quot;)  (racion &quot;;[.L269];&quot;) (kcal &quot;;[.M269];&quot;) (proteinas &quot;;[.N269];&quot;) (grasas &quot;;[.O269];&quot;) (hidratos &quot;;[.P269];&quot;)(grasas-mono &quot;;[.Q269];&quot;) (desayuno &quot;;[.R269];&quot;) (almuerzo &quot;;[.S269];&quot;) (comida &quot;;[.T269];&quot;) (merienda &quot;;[.U269];&quot;) (cena &quot;;[.V269];&quot;))&quot;)" office:value-type="string" office:string-value="(alimento (id 268) (nombre pasta-seca-al-huevo) (grupo 6) (veces 1) (tipo energeticos)  (racion 125) (kcal 368) (proteinas 19) (grasas 0,2) (hidratos 73,4)(grasas-mono 0) (desayuno no) (almuerzo si) (comida si) (merienda no) (cena si))" calcext:value-type="string">
            <text:p>(alimento (id 268) (nombre pasta-seca-al-huevo) (grupo 6) (veces 1) (tipo energeticos) <text:s/>(racion 125) (kcal 368) (proteinas 19) (grasas 0,2) (hidratos 73,4)(grasas-mono 0) (desayuno no) (almuerzo si) (comida si) (merienda no) (cena si))</text:p>
          </table:table-cell>
          <table:table-cell table:formula="of:=SUBSTITUTE([.X269];&quot;,&quot;;&quot;.&quot;)" office:value-type="string" office:string-value="(alimento (id 268) (nombre pasta-seca-al-huevo) (grupo 6) (veces 1) (tipo energeticos)  (racion 125) (kcal 368) (proteinas 19) (grasas 0.2) (hidratos 73.4)(grasas-mono 0) (desayuno no) (almuerzo si) (comida si) (merienda no) (cena si))" calcext:value-type="string">
            <text:p>(alimento (id 268) (nombre pasta-seca-al-huevo) (grupo 6) (veces 1) (tipo energeticos) <text:s/>(racion 125) (kcal 368) (proteinas 19) (grasas 0.2) (hidratos 73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69" calcext:value-type="float">
            <text:p>269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sta seca al huev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70]*[.M270]/100" office:value-type="float" office:value="276" calcext:value-type="float">
            <text:p>276</text:p>
          </table:table-cell>
          <table:table-cell table:style-name="ce16" table:formula="of:=[.L289]*[.P289]*4/100" office:value-type="float" office:value="166" calcext:value-type="float">
            <text:p>166</text:p>
          </table:table-cell>
          <table:table-cell table:style-name="ce16" table:formula="of:=[.L270]*[.P270]*4/100" office:value-type="float" office:value="220.2" calcext:value-type="float">
            <text:p>220,2</text:p>
          </table:table-cell>
          <table:table-cell table:style-name="ce16" table:formula="of:=[.L270]*[.O270]*9/100" office:value-type="float" office:value="1.35" calcext:value-type="float">
            <text:p>1,3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368" calcext:value-type="float">
            <text:p>36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73.4" calcext:value-type="float">
            <text:p>73.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formula="of:=SUBSTITUTE(SUBSTITUTE(SUBSTITUTE(SUBSTITUTE(SUBSTITUTE(SUBSTITUTE(LOWER([.D270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31" table:formula="of:=CONCATENATE(&quot;(alimento (id &quot;;[.B270];&quot;) (nombre &quot;;[.W270];&quot;) (grupo &quot;;[.E270];&quot;) (veces &quot;;[.F270];&quot;) (tipo &quot;;[.G270];&quot;)  (racion &quot;;[.L270];&quot;) (kcal &quot;;[.M270];&quot;) (proteinas &quot;;[.N270];&quot;) (grasas &quot;;[.O270];&quot;) (hidratos &quot;;[.P270];&quot;)(grasas-mono &quot;;[.Q270];&quot;) (desayuno &quot;;[.R270];&quot;) (almuerzo &quot;;[.S270];&quot;) (comida &quot;;[.T270];&quot;) (merienda &quot;;[.U270];&quot;) (cena &quot;;[.V270];&quot;))&quot;)" office:value-type="string" office:string-value="(alimento (id 269) (nombre pasta-seca-al-huevo) (grupo 6) (veces 1) (tipo energeticos)  (racion 75) (kcal 368) (proteinas 19) (grasas 0,2) (hidratos 73,4)(grasas-mono 0) (desayuno no) (almuerzo si) (comida si) (merienda no) (cena si))" calcext:value-type="string">
            <text:p>(alimento (id 269) (nombre pasta-seca-al-huevo) (grupo 6) (veces 1) (tipo energeticos) <text:s/>(racion 75) (kcal 368) (proteinas 19) (grasas 0,2) (hidratos 73,4)(grasas-mono 0) (desayuno no) (almuerzo si) (comida si) (merienda no) (cena si))</text:p>
          </table:table-cell>
          <table:table-cell table:formula="of:=SUBSTITUTE([.X270];&quot;,&quot;;&quot;.&quot;)" office:value-type="string" office:string-value="(alimento (id 269) (nombre pasta-seca-al-huevo) (grupo 6) (veces 1) (tipo energeticos)  (racion 75) (kcal 368) (proteinas 19) (grasas 0.2) (hidratos 73.4)(grasas-mono 0) (desayuno no) (almuerzo si) (comida si) (merienda no) (cena si))" calcext:value-type="string">
            <text:p>(alimento (id 269) (nombre pasta-seca-al-huevo) (grupo 6) (veces 1) (tipo energeticos) <text:s/>(racion 75) (kcal 368) (proteinas 19) (grasas 0.2) (hidratos 73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70" calcext:value-type="float">
            <text:p>270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sta seca al huev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71]*[.M271]/100" office:value-type="float" office:value="184" calcext:value-type="float">
            <text:p>184</text:p>
          </table:table-cell>
          <table:table-cell table:style-name="ce16" table:formula="of:=[.L290]*[.P290]*4/100" office:value-type="float" office:value="249" calcext:value-type="float">
            <text:p>249</text:p>
          </table:table-cell>
          <table:table-cell table:style-name="ce16" table:formula="of:=[.L271]*[.P271]*4/100" office:value-type="float" office:value="146.8" calcext:value-type="float">
            <text:p>146,8</text:p>
          </table:table-cell>
          <table:table-cell table:style-name="ce16" table:formula="of:=[.L271]*[.O271]*9/100" office:value-type="float" office:value="0.9" calcext:value-type="float">
            <text:p>0,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68" calcext:value-type="float">
            <text:p>36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73.4" calcext:value-type="float">
            <text:p>73.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formula="of:=SUBSTITUTE(SUBSTITUTE(SUBSTITUTE(SUBSTITUTE(SUBSTITUTE(SUBSTITUTE(LOWER([.D271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31" table:formula="of:=CONCATENATE(&quot;(alimento (id &quot;;[.B271];&quot;) (nombre &quot;;[.W271];&quot;) (grupo &quot;;[.E271];&quot;) (veces &quot;;[.F271];&quot;) (tipo &quot;;[.G271];&quot;)  (racion &quot;;[.L271];&quot;) (kcal &quot;;[.M271];&quot;) (proteinas &quot;;[.N271];&quot;) (grasas &quot;;[.O271];&quot;) (hidratos &quot;;[.P271];&quot;)(grasas-mono &quot;;[.Q271];&quot;) (desayuno &quot;;[.R271];&quot;) (almuerzo &quot;;[.S271];&quot;) (comida &quot;;[.T271];&quot;) (merienda &quot;;[.U271];&quot;) (cena &quot;;[.V271];&quot;))&quot;)" office:value-type="string" office:string-value="(alimento (id 270) (nombre pasta-seca-al-huevo) (grupo 6) (veces 1) (tipo energeticos)  (racion 50) (kcal 368) (proteinas 19) (grasas 0,2) (hidratos 73,4)(grasas-mono 0) (desayuno no) (almuerzo si) (comida si) (merienda no) (cena si))" calcext:value-type="string">
            <text:p>(alimento (id 270) (nombre pasta-seca-al-huevo) (grupo 6) (veces 1) (tipo energeticos) <text:s/>(racion 50) (kcal 368) (proteinas 19) (grasas 0,2) (hidratos 73,4)(grasas-mono 0) (desayuno no) (almuerzo si) (comida si) (merienda no) (cena si))</text:p>
          </table:table-cell>
          <table:table-cell table:formula="of:=SUBSTITUTE([.X271];&quot;,&quot;;&quot;.&quot;)" office:value-type="string" office:string-value="(alimento (id 270) (nombre pasta-seca-al-huevo) (grupo 6) (veces 1) (tipo energeticos)  (racion 50) (kcal 368) (proteinas 19) (grasas 0.2) (hidratos 73.4)(grasas-mono 0) (desayuno no) (almuerzo si) (comida si) (merienda no) (cena si))" calcext:value-type="string">
            <text:p>(alimento (id 270) (nombre pasta-seca-al-huevo) (grupo 6) (veces 1) (tipo energeticos) <text:s/>(racion 50) (kcal 368) (proteinas 19) (grasas 0.2) (hidratos 73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71" calcext:value-type="float">
            <text:p>271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sta seca al huev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72]*[.M272]/100" office:value-type="float" office:value="368" calcext:value-type="float">
            <text:p>368</text:p>
          </table:table-cell>
          <table:table-cell table:style-name="ce16" table:formula="of:=[.L291]*[.P291]*4/100" office:value-type="float" office:value="332" calcext:value-type="float">
            <text:p>332</text:p>
          </table:table-cell>
          <table:table-cell table:style-name="ce16" table:formula="of:=[.L272]*[.P272]*4/100" office:value-type="float" office:value="293.6" calcext:value-type="float">
            <text:p>293,6</text:p>
          </table:table-cell>
          <table:table-cell table:style-name="ce16" table:formula="of:=[.L272]*[.O272]*9/100" office:value-type="float" office:value="1.8" calcext:value-type="float">
            <text:p>1,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68" calcext:value-type="float">
            <text:p>36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73.4" calcext:value-type="float">
            <text:p>73.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formula="of:=SUBSTITUTE(SUBSTITUTE(SUBSTITUTE(SUBSTITUTE(SUBSTITUTE(SUBSTITUTE(LOWER([.D272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31" table:formula="of:=CONCATENATE(&quot;(alimento (id &quot;;[.B272];&quot;) (nombre &quot;;[.W272];&quot;) (grupo &quot;;[.E272];&quot;) (veces &quot;;[.F272];&quot;) (tipo &quot;;[.G272];&quot;)  (racion &quot;;[.L272];&quot;) (kcal &quot;;[.M272];&quot;) (proteinas &quot;;[.N272];&quot;) (grasas &quot;;[.O272];&quot;) (hidratos &quot;;[.P272];&quot;)(grasas-mono &quot;;[.Q272];&quot;) (desayuno &quot;;[.R272];&quot;) (almuerzo &quot;;[.S272];&quot;) (comida &quot;;[.T272];&quot;) (merienda &quot;;[.U272];&quot;) (cena &quot;;[.V272];&quot;))&quot;)" office:value-type="string" office:string-value="(alimento (id 271) (nombre pasta-seca-al-huevo) (grupo 6) (veces 1) (tipo energeticos)  (racion 100) (kcal 368) (proteinas 19) (grasas 0,2) (hidratos 73,4)(grasas-mono 0) (desayuno no) (almuerzo si) (comida si) (merienda no) (cena si))" calcext:value-type="string">
            <text:p>(alimento (id 271) (nombre pasta-seca-al-huevo) (grupo 6) (veces 1) (tipo energeticos) <text:s/>(racion 100) (kcal 368) (proteinas 19) (grasas 0,2) (hidratos 73,4)(grasas-mono 0) (desayuno no) (almuerzo si) (comida si) (merienda no) (cena si))</text:p>
          </table:table-cell>
          <table:table-cell table:formula="of:=SUBSTITUTE([.X272];&quot;,&quot;;&quot;.&quot;)" office:value-type="string" office:string-value="(alimento (id 271) (nombre pasta-seca-al-huevo) (grupo 6) (veces 1) (tipo energeticos)  (racion 100) (kcal 368) (proteinas 19) (grasas 0.2) (hidratos 73.4)(grasas-mono 0) (desayuno no) (almuerzo si) (comida si) (merienda no) (cena si))" calcext:value-type="string">
            <text:p>(alimento (id 271) (nombre pasta-seca-al-huevo) (grupo 6) (veces 1) (tipo energeticos) <text:s/>(racion 100) (kcal 368) (proteinas 19) (grasas 0.2) (hidratos 73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72" calcext:value-type="float">
            <text:p>272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sta seca al huev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73]*[.M273]/100" office:value-type="float" office:value="147.2" calcext:value-type="float">
            <text:p>147,2</text:p>
          </table:table-cell>
          <table:table-cell table:style-name="ce16" table:formula="of:=[.L292]*[.P292]*4/100" office:value-type="float" office:value="57" calcext:value-type="float">
            <text:p>57</text:p>
          </table:table-cell>
          <table:table-cell table:style-name="ce16" table:formula="of:=[.L273]*[.P273]*4/100" office:value-type="float" office:value="117.44" calcext:value-type="float">
            <text:p>117,44</text:p>
          </table:table-cell>
          <table:table-cell table:style-name="ce16" table:formula="of:=[.L273]*[.O273]*9/100" office:value-type="float" office:value="0.72" calcext:value-type="float">
            <text:p>0,72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68" calcext:value-type="float">
            <text:p>36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73.4" calcext:value-type="float">
            <text:p>73.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formula="of:=SUBSTITUTE(SUBSTITUTE(SUBSTITUTE(SUBSTITUTE(SUBSTITUTE(SUBSTITUTE(LOWER([.D273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31" table:formula="of:=CONCATENATE(&quot;(alimento (id &quot;;[.B273];&quot;) (nombre &quot;;[.W273];&quot;) (grupo &quot;;[.E273];&quot;) (veces &quot;;[.F273];&quot;) (tipo &quot;;[.G273];&quot;)  (racion &quot;;[.L273];&quot;) (kcal &quot;;[.M273];&quot;) (proteinas &quot;;[.N273];&quot;) (grasas &quot;;[.O273];&quot;) (hidratos &quot;;[.P273];&quot;)(grasas-mono &quot;;[.Q273];&quot;) (desayuno &quot;;[.R273];&quot;) (almuerzo &quot;;[.S273];&quot;) (comida &quot;;[.T273];&quot;) (merienda &quot;;[.U273];&quot;) (cena &quot;;[.V273];&quot;))&quot;)" office:value-type="string" office:string-value="(alimento (id 272) (nombre pasta-seca-al-huevo) (grupo 6) (veces 1) (tipo energeticos)  (racion 40) (kcal 368) (proteinas 19) (grasas 0,2) (hidratos 73,4)(grasas-mono 0) (desayuno no) (almuerzo si) (comida si) (merienda no) (cena si))" calcext:value-type="string">
            <text:p>(alimento (id 272) (nombre pasta-seca-al-huevo) (grupo 6) (veces 1) (tipo energeticos) <text:s/>(racion 40) (kcal 368) (proteinas 19) (grasas 0,2) (hidratos 73,4)(grasas-mono 0) (desayuno no) (almuerzo si) (comida si) (merienda no) (cena si))</text:p>
          </table:table-cell>
          <table:table-cell table:formula="of:=SUBSTITUTE([.X273];&quot;,&quot;;&quot;.&quot;)" office:value-type="string" office:string-value="(alimento (id 272) (nombre pasta-seca-al-huevo) (grupo 6) (veces 1) (tipo energeticos)  (racion 40) (kcal 368) (proteinas 19) (grasas 0.2) (hidratos 73.4)(grasas-mono 0) (desayuno no) (almuerzo si) (comida si) (merienda no) (cena si))" calcext:value-type="string">
            <text:p>(alimento (id 272) (nombre pasta-seca-al-huevo) (grupo 6) (veces 1) (tipo energeticos) <text:s/>(racion 40) (kcal 368) (proteinas 19) (grasas 0.2) (hidratos 73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73" calcext:value-type="float">
            <text:p>273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sta seca al huev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74]*[.M274]/100" office:value-type="float" office:value="110.4" calcext:value-type="float">
            <text:p>110,4</text:p>
          </table:table-cell>
          <table:table-cell table:style-name="ce16" table:formula="of:=[.L293]*[.P293]*4/100" office:value-type="float" office:value="76" calcext:value-type="float">
            <text:p>76</text:p>
          </table:table-cell>
          <table:table-cell table:style-name="ce16" table:formula="of:=[.L274]*[.P274]*4/100" office:value-type="float" office:value="88.08" calcext:value-type="float">
            <text:p>88,08</text:p>
          </table:table-cell>
          <table:table-cell table:style-name="ce16" table:formula="of:=[.L274]*[.O274]*9/100" office:value-type="float" office:value="0.54" calcext:value-type="float">
            <text:p>0,5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68" calcext:value-type="float">
            <text:p>36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73.4" calcext:value-type="float">
            <text:p>73.4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formula="of:=SUBSTITUTE(SUBSTITUTE(SUBSTITUTE(SUBSTITUTE(SUBSTITUTE(SUBSTITUTE(LOWER([.D274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31" table:formula="of:=CONCATENATE(&quot;(alimento (id &quot;;[.B274];&quot;) (nombre &quot;;[.W274];&quot;) (grupo &quot;;[.E274];&quot;) (veces &quot;;[.F274];&quot;) (tipo &quot;;[.G274];&quot;)  (racion &quot;;[.L274];&quot;) (kcal &quot;;[.M274];&quot;) (proteinas &quot;;[.N274];&quot;) (grasas &quot;;[.O274];&quot;) (hidratos &quot;;[.P274];&quot;)(grasas-mono &quot;;[.Q274];&quot;) (desayuno &quot;;[.R274];&quot;) (almuerzo &quot;;[.S274];&quot;) (comida &quot;;[.T274];&quot;) (merienda &quot;;[.U274];&quot;) (cena &quot;;[.V274];&quot;))&quot;)" office:value-type="string" office:string-value="(alimento (id 273) (nombre pasta-seca-al-huevo) (grupo 6) (veces 1) (tipo energeticos)  (racion 30) (kcal 368) (proteinas 19) (grasas 0,2) (hidratos 73,4)(grasas-mono 0) (desayuno no) (almuerzo si) (comida si) (merienda no) (cena si))" calcext:value-type="string">
            <text:p>(alimento (id 273) (nombre pasta-seca-al-huevo) (grupo 6) (veces 1) (tipo energeticos) <text:s/>(racion 30) (kcal 368) (proteinas 19) (grasas 0,2) (hidratos 73,4)(grasas-mono 0) (desayuno no) (almuerzo si) (comida si) (merienda no) (cena si))</text:p>
          </table:table-cell>
          <table:table-cell table:formula="of:=SUBSTITUTE([.X274];&quot;,&quot;;&quot;.&quot;)" office:value-type="string" office:string-value="(alimento (id 273) (nombre pasta-seca-al-huevo) (grupo 6) (veces 1) (tipo energeticos)  (racion 30) (kcal 368) (proteinas 19) (grasas 0.2) (hidratos 73.4)(grasas-mono 0) (desayuno no) (almuerzo si) (comida si) (merienda no) (cena si))" calcext:value-type="string">
            <text:p>(alimento (id 273) (nombre pasta-seca-al-huevo) (grupo 6) (veces 1) (tipo energeticos) <text:s/>(racion 30) (kcal 368) (proteinas 19) (grasas 0.2) (hidratos 73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office:value-type="string" calcext:value-type="string">
            <text:p>Pan, pasta, cereales, azúcar y dulces</text:p>
          </table:table-cell>
          <table:table-cell table:style-name="ce14" office:value-type="string" calcext:value-type="string">
            <text:p>Galleta tipo María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4" office:value-type="string" calcext:value-type="string">
            <text:p>energeticos</text:p>
          </table:table-cell>
          <table:table-cell table:style-name="ce14" table:formula="of:=[.L275]*[.M275]/100" office:value-type="float" office:value="122.7" calcext:value-type="float">
            <text:p>122,7</text:p>
          </table:table-cell>
          <table:table-cell table:style-name="ce16" table:formula="of:=[.L292]*[.P292]*4/100" office:value-type="float" office:value="57" calcext:value-type="float">
            <text:p>57</text:p>
          </table:table-cell>
          <table:table-cell table:style-name="ce16" table:formula="of:=[.L275]*[.P275]*4/100" office:value-type="float" office:value="98.76" calcext:value-type="float">
            <text:p>98,76</text:p>
          </table:table-cell>
          <table:table-cell table:style-name="ce16" table:formula="of:=[.L275]*[.O275]*9/100" office:value-type="float" office:value="21.87" calcext:value-type="float">
            <text:p>21,8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9" calcext:value-type="float">
            <text:p>409</text:p>
          </table:table-cell>
          <table:table-cell table:style-name="ce24" office:value-type="float" office:value="6.8" calcext:value-type="float">
            <text:p>6.8</text:p>
          </table:table-cell>
          <table:table-cell table:style-name="ce24" office:value-type="float" office:value="8.1" calcext:value-type="float">
            <text:p>8.1</text:p>
          </table:table-cell>
          <table:table-cell table:style-name="ce24" office:value-type="float" office:value="82.3" calcext:value-type="float">
            <text:p>82.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2" office:value-type="string" calcext:value-type="string">
            <text:p>si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ce12" table:formula="of:=SUBSTITUTE(SUBSTITUTE(SUBSTITUTE(SUBSTITUTE(SUBSTITUTE(SUBSTITUTE(LOWER([.D275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31" table:formula="of:=CONCATENATE(&quot;(alimento (id &quot;;[.B275];&quot;) (nombre &quot;;[.W275];&quot;) (grupo &quot;;[.E275];&quot;) (veces &quot;;[.F275];&quot;) (tipo &quot;;[.G275];&quot;)  (racion &quot;;[.L275];&quot;) (kcal &quot;;[.M275];&quot;) (proteinas &quot;;[.N275];&quot;) (grasas &quot;;[.O275];&quot;) (hidratos &quot;;[.P275];&quot;)(grasas-mono &quot;;[.Q275];&quot;) (desayuno &quot;;[.R275];&quot;) (almuerzo &quot;;[.S275];&quot;) (comida &quot;;[.T275];&quot;) (merienda &quot;;[.U275];&quot;) (cena &quot;;[.V275];&quot;))&quot;)" office:value-type="string" office:string-value="(alimento (id 274) (nombre galleta-tipo-maria) (grupo 6) (veces 3) (tipo energeticos)  (racion 30) (kcal 409) (proteinas 6,8) (grasas 8,1) (hidratos 82,3)(grasas-mono 0) (desayuno si) (almuerzo si) (comida no) (merienda si) (cena si))" calcext:value-type="string">
            <text:p>(alimento (id 274) (nombre galleta-tipo-maria) (grupo 6) (veces 3) (tipo energeticos) <text:s/>(racion 30) (kcal 409) (proteinas 6,8) (grasas 8,1) (hidratos 82,3)(grasas-mono 0) (desayuno si) (almuerzo si) (comida no) (merienda si) (cena si))</text:p>
          </table:table-cell>
          <table:table-cell table:style-name="ce12" table:formula="of:=SUBSTITUTE([.X275];&quot;,&quot;;&quot;.&quot;)" office:value-type="string" office:string-value="(alimento (id 274) (nombre galleta-tipo-maria) (grupo 6) (veces 3) (tipo energeticos)  (racion 30) (kcal 409) (proteinas 6.8) (grasas 8.1) (hidratos 82.3)(grasas-mono 0) (desayuno si) (almuerzo si) (comida no) (merienda si) (cena si))" calcext:value-type="string">
            <text:p>(alimento (id 274) (nombre galleta-tipo-maria) (grupo 6) (veces 3) (tipo energeticos) <text:s/>(racion 30) (kcal 409) (proteinas 6.8) (grasas 8.1) (hidratos 82.3)(grasas-mono 0) (desayuno si) (almuerzo si) (comida no) (merienda si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275" calcext:value-type="float">
            <text:p>275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Galleta tipo María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76]*[.M276]/100" office:value-type="float" office:value="102.25" calcext:value-type="float">
            <text:p>102,25</text:p>
          </table:table-cell>
          <table:table-cell table:style-name="ce16" table:formula="of:=[.L293]*[.P293]*4/100" office:value-type="float" office:value="76" calcext:value-type="float">
            <text:p>76</text:p>
          </table:table-cell>
          <table:table-cell table:style-name="ce16" table:formula="of:=[.L276]*[.P276]*4/100" office:value-type="float" office:value="82.3" calcext:value-type="float">
            <text:p>82,3</text:p>
          </table:table-cell>
          <table:table-cell table:style-name="ce16" table:formula="of:=[.L276]*[.O276]*9/100" office:value-type="float" office:value="18.225" calcext:value-type="float">
            <text:p>18,22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09" calcext:value-type="float">
            <text:p>409</text:p>
          </table:table-cell>
          <table:table-cell table:style-name="ce25" office:value-type="float" office:value="6.8" calcext:value-type="float">
            <text:p>6.8</text:p>
          </table:table-cell>
          <table:table-cell table:style-name="ce25" office:value-type="float" office:value="8.1" calcext:value-type="float">
            <text:p>8.1</text:p>
          </table:table-cell>
          <table:table-cell table:style-name="ce25" office:value-type="float" office:value="82.3" calcext:value-type="float">
            <text:p>82.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76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31" table:formula="of:=CONCATENATE(&quot;(alimento (id &quot;;[.B276];&quot;) (nombre &quot;;[.W276];&quot;) (grupo &quot;;[.E276];&quot;) (veces &quot;;[.F276];&quot;) (tipo &quot;;[.G276];&quot;)  (racion &quot;;[.L276];&quot;) (kcal &quot;;[.M276];&quot;) (proteinas &quot;;[.N276];&quot;) (grasas &quot;;[.O276];&quot;) (hidratos &quot;;[.P276];&quot;)(grasas-mono &quot;;[.Q276];&quot;) (desayuno &quot;;[.R276];&quot;) (almuerzo &quot;;[.S276];&quot;) (comida &quot;;[.T276];&quot;) (merienda &quot;;[.U276];&quot;) (cena &quot;;[.V276];&quot;))&quot;)" office:value-type="string" office:string-value="(alimento (id 275) (nombre galleta-tipo-maria) (grupo 6) (veces 3) (tipo energeticos)  (racion 25) (kcal 409) (proteinas 6,8) (grasas 8,1) (hidratos 82,3)(grasas-mono 0) (desayuno si) (almuerzo si) (comida no) (merienda si) (cena si))" calcext:value-type="string">
            <text:p>(alimento (id 275) (nombre galleta-tipo-maria) (grupo 6) (veces 3) (tipo energeticos) <text:s/>(racion 25) (kcal 409) (proteinas 6,8) (grasas 8,1) (hidratos 82,3)(grasas-mono 0) (desayuno si) (almuerzo si) (comida no) (merienda si) (cena si))</text:p>
          </table:table-cell>
          <table:table-cell table:formula="of:=SUBSTITUTE([.X276];&quot;,&quot;;&quot;.&quot;)" office:value-type="string" office:string-value="(alimento (id 275) (nombre galleta-tipo-maria) (grupo 6) (veces 3) (tipo energeticos)  (racion 25) (kcal 409) (proteinas 6.8) (grasas 8.1) (hidratos 82.3)(grasas-mono 0) (desayuno si) (almuerzo si) (comida no) (merienda si) (cena si))" calcext:value-type="string">
            <text:p>(alimento (id 275) (nombre galleta-tipo-maria) (grupo 6) (veces 3) (tipo energeticos) <text:s/>(racion 25) (kcal 409) (proteinas 6.8) (grasas 8.1) (hidratos 82.3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76" calcext:value-type="float">
            <text:p>276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Galleta tipo María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77]*[.M277]/100" office:value-type="float" office:value="81.8" calcext:value-type="float">
            <text:p>81,8</text:p>
          </table:table-cell>
          <table:table-cell table:style-name="ce16" table:formula="of:=[.L294]*[.P294]*4/100" office:value-type="float" office:value="95" calcext:value-type="float">
            <text:p>95</text:p>
          </table:table-cell>
          <table:table-cell table:style-name="ce16" table:formula="of:=[.L277]*[.P277]*4/100" office:value-type="float" office:value="65.84" calcext:value-type="float">
            <text:p>65,84</text:p>
          </table:table-cell>
          <table:table-cell table:style-name="ce16" table:formula="of:=[.L277]*[.O277]*9/100" office:value-type="float" office:value="14.58" calcext:value-type="float">
            <text:p>14,5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409" calcext:value-type="float">
            <text:p>409</text:p>
          </table:table-cell>
          <table:table-cell table:style-name="ce25" office:value-type="float" office:value="6.8" calcext:value-type="float">
            <text:p>6.8</text:p>
          </table:table-cell>
          <table:table-cell table:style-name="ce25" office:value-type="float" office:value="8.1" calcext:value-type="float">
            <text:p>8.1</text:p>
          </table:table-cell>
          <table:table-cell table:style-name="ce25" office:value-type="float" office:value="82.3" calcext:value-type="float">
            <text:p>82.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77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31" table:formula="of:=CONCATENATE(&quot;(alimento (id &quot;;[.B277];&quot;) (nombre &quot;;[.W277];&quot;) (grupo &quot;;[.E277];&quot;) (veces &quot;;[.F277];&quot;) (tipo &quot;;[.G277];&quot;)  (racion &quot;;[.L277];&quot;) (kcal &quot;;[.M277];&quot;) (proteinas &quot;;[.N277];&quot;) (grasas &quot;;[.O277];&quot;) (hidratos &quot;;[.P277];&quot;)(grasas-mono &quot;;[.Q277];&quot;) (desayuno &quot;;[.R277];&quot;) (almuerzo &quot;;[.S277];&quot;) (comida &quot;;[.T277];&quot;) (merienda &quot;;[.U277];&quot;) (cena &quot;;[.V277];&quot;))&quot;)" office:value-type="string" office:string-value="(alimento (id 276) (nombre galleta-tipo-maria) (grupo 6) (veces 3) (tipo energeticos)  (racion 20) (kcal 409) (proteinas 6,8) (grasas 8,1) (hidratos 82,3)(grasas-mono 0) (desayuno si) (almuerzo si) (comida no) (merienda si) (cena si))" calcext:value-type="string">
            <text:p>(alimento (id 276) (nombre galleta-tipo-maria) (grupo 6) (veces 3) (tipo energeticos) <text:s/>(racion 20) (kcal 409) (proteinas 6,8) (grasas 8,1) (hidratos 82,3)(grasas-mono 0) (desayuno si) (almuerzo si) (comida no) (merienda si) (cena si))</text:p>
          </table:table-cell>
          <table:table-cell table:formula="of:=SUBSTITUTE([.X277];&quot;,&quot;;&quot;.&quot;)" office:value-type="string" office:string-value="(alimento (id 276) (nombre galleta-tipo-maria) (grupo 6) (veces 3) (tipo energeticos)  (racion 20) (kcal 409) (proteinas 6.8) (grasas 8.1) (hidratos 82.3)(grasas-mono 0) (desayuno si) (almuerzo si) (comida no) (merienda si) (cena si))" calcext:value-type="string">
            <text:p>(alimento (id 276) (nombre galleta-tipo-maria) (grupo 6) (veces 3) (tipo energeticos) <text:s/>(racion 20) (kcal 409) (proteinas 6.8) (grasas 8.1) (hidratos 82.3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77" calcext:value-type="float">
            <text:p>277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Galleta tipo María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78]*[.M278]/100" office:value-type="float" office:value="40.9" calcext:value-type="float">
            <text:p>40,9</text:p>
          </table:table-cell>
          <table:table-cell table:style-name="ce16" table:formula="of:=[.L295]*[.P295]*4/100" office:value-type="float" office:value="142.5" calcext:value-type="float">
            <text:p>142,5</text:p>
          </table:table-cell>
          <table:table-cell table:style-name="ce16" table:formula="of:=[.L278]*[.P278]*4/100" office:value-type="float" office:value="32.92" calcext:value-type="float">
            <text:p>32,92</text:p>
          </table:table-cell>
          <table:table-cell table:style-name="ce16" table:formula="of:=[.L278]*[.O278]*9/100" office:value-type="float" office:value="7.29" calcext:value-type="float">
            <text:p>7,2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09" calcext:value-type="float">
            <text:p>409</text:p>
          </table:table-cell>
          <table:table-cell table:style-name="ce25" office:value-type="float" office:value="6.8" calcext:value-type="float">
            <text:p>6.8</text:p>
          </table:table-cell>
          <table:table-cell table:style-name="ce25" office:value-type="float" office:value="8.1" calcext:value-type="float">
            <text:p>8.1</text:p>
          </table:table-cell>
          <table:table-cell table:style-name="ce25" office:value-type="float" office:value="82.3" calcext:value-type="float">
            <text:p>82.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78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31" table:formula="of:=CONCATENATE(&quot;(alimento (id &quot;;[.B278];&quot;) (nombre &quot;;[.W278];&quot;) (grupo &quot;;[.E278];&quot;) (veces &quot;;[.F278];&quot;) (tipo &quot;;[.G278];&quot;)  (racion &quot;;[.L278];&quot;) (kcal &quot;;[.M278];&quot;) (proteinas &quot;;[.N278];&quot;) (grasas &quot;;[.O278];&quot;) (hidratos &quot;;[.P278];&quot;)(grasas-mono &quot;;[.Q278];&quot;) (desayuno &quot;;[.R278];&quot;) (almuerzo &quot;;[.S278];&quot;) (comida &quot;;[.T278];&quot;) (merienda &quot;;[.U278];&quot;) (cena &quot;;[.V278];&quot;))&quot;)" office:value-type="string" office:string-value="(alimento (id 277) (nombre galleta-tipo-maria) (grupo 6) (veces 3) (tipo energeticos)  (racion 10) (kcal 409) (proteinas 6,8) (grasas 8,1) (hidratos 82,3)(grasas-mono 0) (desayuno si) (almuerzo si) (comida no) (merienda si) (cena si))" calcext:value-type="string">
            <text:p>(alimento (id 277) (nombre galleta-tipo-maria) (grupo 6) (veces 3) (tipo energeticos) <text:s/>(racion 10) (kcal 409) (proteinas 6,8) (grasas 8,1) (hidratos 82,3)(grasas-mono 0) (desayuno si) (almuerzo si) (comida no) (merienda si) (cena si))</text:p>
          </table:table-cell>
          <table:table-cell table:formula="of:=SUBSTITUTE([.X278];&quot;,&quot;;&quot;.&quot;)" office:value-type="string" office:string-value="(alimento (id 277) (nombre galleta-tipo-maria) (grupo 6) (veces 3) (tipo energeticos)  (racion 10) (kcal 409) (proteinas 6.8) (grasas 8.1) (hidratos 82.3)(grasas-mono 0) (desayuno si) (almuerzo si) (comida no) (merienda si) (cena si))" calcext:value-type="string">
            <text:p>(alimento (id 277) (nombre galleta-tipo-maria) (grupo 6) (veces 3) (tipo energeticos) <text:s/>(racion 10) (kcal 409) (proteinas 6.8) (grasas 8.1) (hidratos 82.3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78" calcext:value-type="float">
            <text:p>278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Galleta tipo María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79]*[.M279]/100" office:value-type="float" office:value="20.45" calcext:value-type="float">
            <text:p>20,45</text:p>
          </table:table-cell>
          <table:table-cell table:style-name="ce16" table:formula="of:=[.L296]*[.P296]*4/100" office:value-type="float" office:value="190" calcext:value-type="float">
            <text:p>190</text:p>
          </table:table-cell>
          <table:table-cell table:style-name="ce16" table:formula="of:=[.L279]*[.P279]*4/100" office:value-type="float" office:value="16.46" calcext:value-type="float">
            <text:p>16,46</text:p>
          </table:table-cell>
          <table:table-cell table:style-name="ce16" table:formula="of:=[.L279]*[.O279]*9/100" office:value-type="float" office:value="3.645" calcext:value-type="float">
            <text:p>3,64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09" calcext:value-type="float">
            <text:p>409</text:p>
          </table:table-cell>
          <table:table-cell table:style-name="ce25" office:value-type="float" office:value="6.8" calcext:value-type="float">
            <text:p>6.8</text:p>
          </table:table-cell>
          <table:table-cell table:style-name="ce25" office:value-type="float" office:value="8.1" calcext:value-type="float">
            <text:p>8.1</text:p>
          </table:table-cell>
          <table:table-cell table:style-name="ce25" office:value-type="float" office:value="82.3" calcext:value-type="float">
            <text:p>82.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79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31" table:formula="of:=CONCATENATE(&quot;(alimento (id &quot;;[.B279];&quot;) (nombre &quot;;[.W279];&quot;) (grupo &quot;;[.E279];&quot;) (veces &quot;;[.F279];&quot;) (tipo &quot;;[.G279];&quot;)  (racion &quot;;[.L279];&quot;) (kcal &quot;;[.M279];&quot;) (proteinas &quot;;[.N279];&quot;) (grasas &quot;;[.O279];&quot;) (hidratos &quot;;[.P279];&quot;)(grasas-mono &quot;;[.Q279];&quot;) (desayuno &quot;;[.R279];&quot;) (almuerzo &quot;;[.S279];&quot;) (comida &quot;;[.T279];&quot;) (merienda &quot;;[.U279];&quot;) (cena &quot;;[.V279];&quot;))&quot;)" office:value-type="string" office:string-value="(alimento (id 278) (nombre galleta-tipo-maria) (grupo 6) (veces 3) (tipo energeticos)  (racion 5) (kcal 409) (proteinas 6,8) (grasas 8,1) (hidratos 82,3)(grasas-mono 0) (desayuno si) (almuerzo si) (comida no) (merienda si) (cena si))" calcext:value-type="string">
            <text:p>(alimento (id 278) (nombre galleta-tipo-maria) (grupo 6) (veces 3) (tipo energeticos) <text:s/>(racion 5) (kcal 409) (proteinas 6,8) (grasas 8,1) (hidratos 82,3)(grasas-mono 0) (desayuno si) (almuerzo si) (comida no) (merienda si) (cena si))</text:p>
          </table:table-cell>
          <table:table-cell table:formula="of:=SUBSTITUTE([.X279];&quot;,&quot;;&quot;.&quot;)" office:value-type="string" office:string-value="(alimento (id 278) (nombre galleta-tipo-maria) (grupo 6) (veces 3) (tipo energeticos)  (racion 5) (kcal 409) (proteinas 6.8) (grasas 8.1) (hidratos 82.3)(grasas-mono 0) (desayuno si) (almuerzo si) (comida no) (merienda si) (cena si))" calcext:value-type="string">
            <text:p>(alimento (id 278) (nombre galleta-tipo-maria) (grupo 6) (veces 3) (tipo energeticos) <text:s/>(racion 5) (kcal 409) (proteinas 6.8) (grasas 8.1) (hidratos 82.3)(grasas-mono 0) (desayuno si) (almuerzo si) (comida no) (merienda si) (cena si))</text:p>
          </table:table-cell>
          <table:table-cell table:number-columns-repeated="999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string" calcext:value-type="string">
            <text:p>Pan, pasta, cereales, azúcar y dulces</text:p>
          </table:table-cell>
          <table:table-cell table:style-name="ce14" office:value-type="string" calcext:value-type="string">
            <text:p>Fideos de harina integra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>
            <text:p>energeticos</text:p>
          </table:table-cell>
          <table:table-cell table:style-name="ce14" table:formula="of:=[.L280]*[.M280]/100" office:value-type="float" office:value="269.25" calcext:value-type="float">
            <text:p>269,25</text:p>
          </table:table-cell>
          <table:table-cell table:style-name="ce16" table:formula="of:=[.L296]*[.P296]*4/100" office:value-type="float" office:value="190" calcext:value-type="float">
            <text:p>190</text:p>
          </table:table-cell>
          <table:table-cell table:style-name="ce16" table:formula="of:=[.L280]*[.P280]*4/100" office:value-type="float" office:value="210" calcext:value-type="float">
            <text:p>210</text:p>
          </table:table-cell>
          <table:table-cell table:style-name="ce16" table:formula="of:=[.L280]*[.O280]*9/100" office:value-type="float" office:value="11.475" calcext:value-type="float">
            <text:p>11,475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359" calcext:value-type="float">
            <text:p>359</text:p>
          </table:table-cell>
          <table:table-cell table:style-name="ce24" office:value-type="float" office:value="15.4" calcext:value-type="float">
            <text:p>15.4</text:p>
          </table:table-cell>
          <table:table-cell table:style-name="ce24" office:value-type="float" office:value="1.7" calcext:value-type="float">
            <text:p>1.7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0" calcext:value-type="float">
            <text:p>0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12" office:value-type="string" calcext:value-type="string">
            <text:p>si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style-name="ce12" table:formula="of:=SUBSTITUTE(SUBSTITUTE(SUBSTITUTE(SUBSTITUTE(SUBSTITUTE(SUBSTITUTE(LOWER([.D280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31" table:formula="of:=CONCATENATE(&quot;(alimento (id &quot;;[.B280];&quot;) (nombre &quot;;[.W280];&quot;) (grupo &quot;;[.E280];&quot;) (veces &quot;;[.F280];&quot;) (tipo &quot;;[.G280];&quot;)  (racion &quot;;[.L280];&quot;) (kcal &quot;;[.M280];&quot;) (proteinas &quot;;[.N280];&quot;) (grasas &quot;;[.O280];&quot;) (hidratos &quot;;[.P280];&quot;)(grasas-mono &quot;;[.Q280];&quot;) (desayuno &quot;;[.R280];&quot;) (almuerzo &quot;;[.S280];&quot;) (comida &quot;;[.T280];&quot;) (merienda &quot;;[.U280];&quot;) (cena &quot;;[.V280];&quot;))&quot;)" office:value-type="string" office:string-value="(alimento (id 279) (nombre fideos-de-harina-integral) (grupo 6) (veces 1) (tipo energeticos)  (racion 75) (kcal 359) (proteinas 15,4) (grasas 1,7) (hidratos 70)(grasas-mono 0) (desayuno no) (almuerzo si) (comida si) (merienda no) (cena si))" calcext:value-type="string">
            <text:p>(alimento (id 279) (nombre fideos-de-harina-integral) (grupo 6) (veces 1) (tipo energeticos) <text:s/>(racion 75) (kcal 359) (proteinas 15,4) (grasas 1,7) (hidratos 70)(grasas-mono 0) (desayuno no) (almuerzo si) (comida si) (merienda no) (cena si))</text:p>
          </table:table-cell>
          <table:table-cell table:style-name="ce12" table:formula="of:=SUBSTITUTE([.X280];&quot;,&quot;;&quot;.&quot;)" office:value-type="string" office:string-value="(alimento (id 279) (nombre fideos-de-harina-integral) (grupo 6) (veces 1) (tipo energeticos)  (racion 75) (kcal 359) (proteinas 15.4) (grasas 1.7) (hidratos 70)(grasas-mono 0) (desayuno no) (almuerzo si) (comida si) (merienda no) (cena si))" calcext:value-type="string">
            <text:p>(alimento (id 279) (nombre fideos-de-harina-integral) (grupo 6) (veces 1) (tipo energeticos) <text:s/>(racion 75) (kcal 359) (proteinas 15.4) (grasas 1.7) (hidratos 70)(grasas-mono 0) (desayuno no) (almuerzo si) (comida si) (merienda no) (cena si))</text:p>
          </table:table-cell>
          <table:table-cell table:style-name="ce12" table:number-columns-repeated="999"/>
        </table:table-row>
        <table:table-row table:style-name="ro2">
          <table:table-cell/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Fideos de harina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81]*[.M281]/100" office:value-type="float" office:value="179.5" calcext:value-type="float">
            <text:p>179,5</text:p>
          </table:table-cell>
          <table:table-cell table:style-name="ce16" table:formula="of:=[.L297]*[.P297]*4/100" office:value-type="float" office:value="38" calcext:value-type="float">
            <text:p>38</text:p>
          </table:table-cell>
          <table:table-cell table:style-name="ce16" table:formula="of:=[.L281]*[.P281]*4/100" office:value-type="float" office:value="140" calcext:value-type="float">
            <text:p>140</text:p>
          </table:table-cell>
          <table:table-cell table:style-name="ce16" table:formula="of:=[.L281]*[.O281]*9/100" office:value-type="float" office:value="7.65" calcext:value-type="float">
            <text:p>7,6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9" calcext:value-type="float">
            <text:p>359</text:p>
          </table:table-cell>
          <table:table-cell table:style-name="ce25" office:value-type="float" office:value="15.4" calcext:value-type="float">
            <text:p>15.4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70" calcext:value-type="float">
            <text:p>7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formula="of:=SUBSTITUTE(SUBSTITUTE(SUBSTITUTE(SUBSTITUTE(SUBSTITUTE(SUBSTITUTE(LOWER([.D281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31" table:formula="of:=CONCATENATE(&quot;(alimento (id &quot;;[.B281];&quot;) (nombre &quot;;[.W281];&quot;) (grupo &quot;;[.E281];&quot;) (veces &quot;;[.F281];&quot;) (tipo &quot;;[.G281];&quot;)  (racion &quot;;[.L281];&quot;) (kcal &quot;;[.M281];&quot;) (proteinas &quot;;[.N281];&quot;) (grasas &quot;;[.O281];&quot;) (hidratos &quot;;[.P281];&quot;)(grasas-mono &quot;;[.Q281];&quot;) (desayuno &quot;;[.R281];&quot;) (almuerzo &quot;;[.S281];&quot;) (comida &quot;;[.T281];&quot;) (merienda &quot;;[.U281];&quot;) (cena &quot;;[.V281];&quot;))&quot;)" office:value-type="string" office:string-value="(alimento (id 280) (nombre fideos-de-harina-integral) (grupo 6) (veces 1) (tipo energeticos)  (racion 50) (kcal 359) (proteinas 15,4) (grasas 1,7) (hidratos 70)(grasas-mono 0) (desayuno no) (almuerzo si) (comida si) (merienda no) (cena si))" calcext:value-type="string">
            <text:p>(alimento (id 280) (nombre fideos-de-harina-integral) (grupo 6) (veces 1) (tipo energeticos) <text:s/>(racion 50) (kcal 359) (proteinas 15,4) (grasas 1,7) (hidratos 70)(grasas-mono 0) (desayuno no) (almuerzo si) (comida si) (merienda no) (cena si))</text:p>
          </table:table-cell>
          <table:table-cell table:formula="of:=SUBSTITUTE([.X281];&quot;,&quot;;&quot;.&quot;)" office:value-type="string" office:string-value="(alimento (id 280) (nombre fideos-de-harina-integral) (grupo 6) (veces 1) (tipo energeticos)  (racion 50) (kcal 359) (proteinas 15.4) (grasas 1.7) (hidratos 70)(grasas-mono 0) (desayuno no) (almuerzo si) (comida si) (merienda no) (cena si))" calcext:value-type="string">
            <text:p>(alimento (id 280) (nombre fideos-de-harina-integral) (grupo 6) (veces 1) (tipo energeticos) <text:s/>(racion 50) (kcal 359) (proteinas 15.4) (grasas 1.7) (hidratos 70)(grasas-mono 0) (desayuno no) (almuerzo si) (comida si) (merienda no) (cena si))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281" calcext:value-type="float">
            <text:p>281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Fideos de harina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82]*[.M282]/100" office:value-type="float" office:value="718" calcext:value-type="float">
            <text:p>718</text:p>
          </table:table-cell>
          <table:table-cell table:style-name="ce16" table:formula="of:=[.L298]*[.P298]*4/100" office:value-type="float" office:value="19" calcext:value-type="float">
            <text:p>19</text:p>
          </table:table-cell>
          <table:table-cell table:style-name="ce16" table:formula="of:=[.L282]*[.P282]*4/100" office:value-type="float" office:value="560" calcext:value-type="float">
            <text:p>560</text:p>
          </table:table-cell>
          <table:table-cell table:style-name="ce16" table:formula="of:=[.L282]*[.O282]*9/100" office:value-type="float" office:value="30.6" calcext:value-type="float">
            <text:p>30,6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59" calcext:value-type="float">
            <text:p>359</text:p>
          </table:table-cell>
          <table:table-cell table:style-name="ce25" office:value-type="float" office:value="15.4" calcext:value-type="float">
            <text:p>15.4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70" calcext:value-type="float">
            <text:p>7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formula="of:=SUBSTITUTE(SUBSTITUTE(SUBSTITUTE(SUBSTITUTE(SUBSTITUTE(SUBSTITUTE(LOWER([.D282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31" table:formula="of:=CONCATENATE(&quot;(alimento (id &quot;;[.B282];&quot;) (nombre &quot;;[.W282];&quot;) (grupo &quot;;[.E282];&quot;) (veces &quot;;[.F282];&quot;) (tipo &quot;;[.G282];&quot;)  (racion &quot;;[.L282];&quot;) (kcal &quot;;[.M282];&quot;) (proteinas &quot;;[.N282];&quot;) (grasas &quot;;[.O282];&quot;) (hidratos &quot;;[.P282];&quot;)(grasas-mono &quot;;[.Q282];&quot;) (desayuno &quot;;[.R282];&quot;) (almuerzo &quot;;[.S282];&quot;) (comida &quot;;[.T282];&quot;) (merienda &quot;;[.U282];&quot;) (cena &quot;;[.V282];&quot;))&quot;)" office:value-type="string" office:string-value="(alimento (id 281) (nombre fideos-de-harina-integral) (grupo 6) (veces 1) (tipo energeticos)  (racion 200) (kcal 359) (proteinas 15,4) (grasas 1,7) (hidratos 70)(grasas-mono 0) (desayuno no) (almuerzo si) (comida si) (merienda no) (cena si))" calcext:value-type="string">
            <text:p>(alimento (id 281) (nombre fideos-de-harina-integral) (grupo 6) (veces 1) (tipo energeticos) <text:s/>(racion 200) (kcal 359) (proteinas 15,4) (grasas 1,7) (hidratos 70)(grasas-mono 0) (desayuno no) (almuerzo si) (comida si) (merienda no) (cena si))</text:p>
          </table:table-cell>
          <table:table-cell table:formula="of:=SUBSTITUTE([.X282];&quot;,&quot;;&quot;.&quot;)" office:value-type="string" office:string-value="(alimento (id 281) (nombre fideos-de-harina-integral) (grupo 6) (veces 1) (tipo energeticos)  (racion 200) (kcal 359) (proteinas 15.4) (grasas 1.7) (hidratos 70)(grasas-mono 0) (desayuno no) (almuerzo si) (comida si) (merienda no) (cena si))" calcext:value-type="string">
            <text:p>(alimento (id 281) (nombre fideos-de-harina-integral) (grupo 6) (veces 1) (tipo energeticos) <text:s/>(racion 200) (kcal 359) (proteinas 15.4) (grasas 1.7) (hidratos 70)(grasas-mono 0) (desayuno no) (almuerzo si) (comida si) (merienda no) (cena si))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282" calcext:value-type="float">
            <text:p>282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Fideos de harina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83]*[.M283]/100" office:value-type="float" office:value="538.5" calcext:value-type="float">
            <text:p>538,5</text:p>
          </table:table-cell>
          <table:table-cell table:style-name="ce16" table:formula="of:=[.L299]*[.P299]*4/100" office:value-type="float" office:value="119.28" calcext:value-type="float">
            <text:p>119,28</text:p>
          </table:table-cell>
          <table:table-cell table:style-name="ce16" table:formula="of:=[.L283]*[.P283]*4/100" office:value-type="float" office:value="420" calcext:value-type="float">
            <text:p>420</text:p>
          </table:table-cell>
          <table:table-cell table:style-name="ce16" table:formula="of:=[.L283]*[.O283]*9/100" office:value-type="float" office:value="22.95" calcext:value-type="float">
            <text:p>22,9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59" calcext:value-type="float">
            <text:p>359</text:p>
          </table:table-cell>
          <table:table-cell table:style-name="ce25" office:value-type="float" office:value="15.4" calcext:value-type="float">
            <text:p>15.4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70" calcext:value-type="float">
            <text:p>7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formula="of:=SUBSTITUTE(SUBSTITUTE(SUBSTITUTE(SUBSTITUTE(SUBSTITUTE(SUBSTITUTE(LOWER([.D283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31" table:formula="of:=CONCATENATE(&quot;(alimento (id &quot;;[.B283];&quot;) (nombre &quot;;[.W283];&quot;) (grupo &quot;;[.E283];&quot;) (veces &quot;;[.F283];&quot;) (tipo &quot;;[.G283];&quot;)  (racion &quot;;[.L283];&quot;) (kcal &quot;;[.M283];&quot;) (proteinas &quot;;[.N283];&quot;) (grasas &quot;;[.O283];&quot;) (hidratos &quot;;[.P283];&quot;)(grasas-mono &quot;;[.Q283];&quot;) (desayuno &quot;;[.R283];&quot;) (almuerzo &quot;;[.S283];&quot;) (comida &quot;;[.T283];&quot;) (merienda &quot;;[.U283];&quot;) (cena &quot;;[.V283];&quot;))&quot;)" office:value-type="string" office:string-value="(alimento (id 282) (nombre fideos-de-harina-integral) (grupo 6) (veces 1) (tipo energeticos)  (racion 150) (kcal 359) (proteinas 15,4) (grasas 1,7) (hidratos 70)(grasas-mono 0) (desayuno no) (almuerzo si) (comida si) (merienda no) (cena si))" calcext:value-type="string">
            <text:p>(alimento (id 282) (nombre fideos-de-harina-integral) (grupo 6) (veces 1) (tipo energeticos) <text:s/>(racion 150) (kcal 359) (proteinas 15,4) (grasas 1,7) (hidratos 70)(grasas-mono 0) (desayuno no) (almuerzo si) (comida si) (merienda no) (cena si))</text:p>
          </table:table-cell>
          <table:table-cell table:formula="of:=SUBSTITUTE([.X283];&quot;,&quot;;&quot;.&quot;)" office:value-type="string" office:string-value="(alimento (id 282) (nombre fideos-de-harina-integral) (grupo 6) (veces 1) (tipo energeticos)  (racion 150) (kcal 359) (proteinas 15.4) (grasas 1.7) (hidratos 70)(grasas-mono 0) (desayuno no) (almuerzo si) (comida si) (merienda no) (cena si))" calcext:value-type="string">
            <text:p>(alimento (id 282) (nombre fideos-de-harina-integral) (grupo 6) (veces 1) (tipo energeticos) <text:s/>(racion 150) (kcal 359) (proteinas 15.4) (grasas 1.7) (hidratos 70)(grasas-mono 0) (desayuno no) (almuerzo si) (comida si) (merienda no) (cena si))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283" calcext:value-type="float">
            <text:p>283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Fideos de harina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84]*[.M284]/100" office:value-type="float" office:value="359" calcext:value-type="float">
            <text:p>359</text:p>
          </table:table-cell>
          <table:table-cell table:style-name="ce16" table:formula="of:=[.L300]*[.P300]*4/100" office:value-type="float" office:value="68.16" calcext:value-type="float">
            <text:p>68,16</text:p>
          </table:table-cell>
          <table:table-cell table:style-name="ce16" table:formula="of:=[.L284]*[.P284]*4/100" office:value-type="float" office:value="280" calcext:value-type="float">
            <text:p>280</text:p>
          </table:table-cell>
          <table:table-cell table:style-name="ce16" table:formula="of:=[.L284]*[.O284]*9/100" office:value-type="float" office:value="15.3" calcext:value-type="float">
            <text:p>15,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59" calcext:value-type="float">
            <text:p>359</text:p>
          </table:table-cell>
          <table:table-cell table:style-name="ce25" office:value-type="float" office:value="15.4" calcext:value-type="float">
            <text:p>15.4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70" calcext:value-type="float">
            <text:p>7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formula="of:=SUBSTITUTE(SUBSTITUTE(SUBSTITUTE(SUBSTITUTE(SUBSTITUTE(SUBSTITUTE(LOWER([.D284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31" table:formula="of:=CONCATENATE(&quot;(alimento (id &quot;;[.B284];&quot;) (nombre &quot;;[.W284];&quot;) (grupo &quot;;[.E284];&quot;) (veces &quot;;[.F284];&quot;) (tipo &quot;;[.G284];&quot;)  (racion &quot;;[.L284];&quot;) (kcal &quot;;[.M284];&quot;) (proteinas &quot;;[.N284];&quot;) (grasas &quot;;[.O284];&quot;) (hidratos &quot;;[.P284];&quot;)(grasas-mono &quot;;[.Q284];&quot;) (desayuno &quot;;[.R284];&quot;) (almuerzo &quot;;[.S284];&quot;) (comida &quot;;[.T284];&quot;) (merienda &quot;;[.U284];&quot;) (cena &quot;;[.V284];&quot;))&quot;)" office:value-type="string" office:string-value="(alimento (id 283) (nombre fideos-de-harina-integral) (grupo 6) (veces 1) (tipo energeticos)  (racion 100) (kcal 359) (proteinas 15,4) (grasas 1,7) (hidratos 70)(grasas-mono 0) (desayuno no) (almuerzo si) (comida si) (merienda no) (cena si))" calcext:value-type="string">
            <text:p>(alimento (id 283) (nombre fideos-de-harina-integral) (grupo 6) (veces 1) (tipo energeticos) <text:s/>(racion 100) (kcal 359) (proteinas 15,4) (grasas 1,7) (hidratos 70)(grasas-mono 0) (desayuno no) (almuerzo si) (comida si) (merienda no) (cena si))</text:p>
          </table:table-cell>
          <table:table-cell table:formula="of:=SUBSTITUTE([.X284];&quot;,&quot;;&quot;.&quot;)" office:value-type="string" office:string-value="(alimento (id 283) (nombre fideos-de-harina-integral) (grupo 6) (veces 1) (tipo energeticos)  (racion 100) (kcal 359) (proteinas 15.4) (grasas 1.7) (hidratos 70)(grasas-mono 0) (desayuno no) (almuerzo si) (comida si) (merienda no) (cena si))" calcext:value-type="string">
            <text:p>(alimento (id 283) (nombre fideos-de-harina-integral) (grupo 6) (veces 1) (tipo energeticos) <text:s/>(racion 100) (kcal 359) (proteinas 15.4) (grasas 1.7) (hidratos 70)(grasas-mono 0) (desayuno no) (almuerzo si) (comida si) (merienda no) (cena si))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284" calcext:value-type="float">
            <text:p>284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Fideos de harina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85]*[.M285]/100" office:value-type="float" office:value="143.6" calcext:value-type="float">
            <text:p>143,6</text:p>
          </table:table-cell>
          <table:table-cell table:style-name="ce16" table:formula="of:=[.L301]*[.P301]*4/100" office:value-type="float" office:value="170.4" calcext:value-type="float">
            <text:p>170,4</text:p>
          </table:table-cell>
          <table:table-cell table:style-name="ce16" table:formula="of:=[.L285]*[.P285]*4/100" office:value-type="float" office:value="112" calcext:value-type="float">
            <text:p>112</text:p>
          </table:table-cell>
          <table:table-cell table:style-name="ce16" table:formula="of:=[.L285]*[.O285]*9/100" office:value-type="float" office:value="6.12" calcext:value-type="float">
            <text:p>6,12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59" calcext:value-type="float">
            <text:p>359</text:p>
          </table:table-cell>
          <table:table-cell table:style-name="ce25" office:value-type="float" office:value="15.4" calcext:value-type="float">
            <text:p>15.4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70" calcext:value-type="float">
            <text:p>7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formula="of:=SUBSTITUTE(SUBSTITUTE(SUBSTITUTE(SUBSTITUTE(SUBSTITUTE(SUBSTITUTE(LOWER([.D285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31" table:formula="of:=CONCATENATE(&quot;(alimento (id &quot;;[.B285];&quot;) (nombre &quot;;[.W285];&quot;) (grupo &quot;;[.E285];&quot;) (veces &quot;;[.F285];&quot;) (tipo &quot;;[.G285];&quot;)  (racion &quot;;[.L285];&quot;) (kcal &quot;;[.M285];&quot;) (proteinas &quot;;[.N285];&quot;) (grasas &quot;;[.O285];&quot;) (hidratos &quot;;[.P285];&quot;)(grasas-mono &quot;;[.Q285];&quot;) (desayuno &quot;;[.R285];&quot;) (almuerzo &quot;;[.S285];&quot;) (comida &quot;;[.T285];&quot;) (merienda &quot;;[.U285];&quot;) (cena &quot;;[.V285];&quot;))&quot;)" office:value-type="string" office:string-value="(alimento (id 284) (nombre fideos-de-harina-integral) (grupo 6) (veces 1) (tipo energeticos)  (racion 40) (kcal 359) (proteinas 15,4) (grasas 1,7) (hidratos 70)(grasas-mono 0) (desayuno no) (almuerzo si) (comida si) (merienda no) (cena si))" calcext:value-type="string">
            <text:p>(alimento (id 284) (nombre fideos-de-harina-integral) (grupo 6) (veces 1) (tipo energeticos) <text:s/>(racion 40) (kcal 359) (proteinas 15,4) (grasas 1,7) (hidratos 70)(grasas-mono 0) (desayuno no) (almuerzo si) (comida si) (merienda no) (cena si))</text:p>
          </table:table-cell>
          <table:table-cell table:formula="of:=SUBSTITUTE([.X285];&quot;,&quot;;&quot;.&quot;)" office:value-type="string" office:string-value="(alimento (id 284) (nombre fideos-de-harina-integral) (grupo 6) (veces 1) (tipo energeticos)  (racion 40) (kcal 359) (proteinas 15.4) (grasas 1.7) (hidratos 70)(grasas-mono 0) (desayuno no) (almuerzo si) (comida si) (merienda no) (cena si))" calcext:value-type="string">
            <text:p>(alimento (id 284) (nombre fideos-de-harina-integral) (grupo 6) (veces 1) (tipo energeticos) <text:s/>(racion 40) (kcal 359) (proteinas 15.4) (grasas 1.7) (hidratos 70)(grasas-mono 0) (desayuno no) (almuerzo si) (comida si) (merienda no) (cena si))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285" calcext:value-type="float">
            <text:p>285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Fideos de harina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86]*[.M286]/100" office:value-type="float" office:value="107.7" calcext:value-type="float">
            <text:p>107,7</text:p>
          </table:table-cell>
          <table:table-cell table:style-name="ce16" table:formula="of:=[.L302]*[.P302]*4/100" office:value-type="float" office:value="340.8" calcext:value-type="float">
            <text:p>340,8</text:p>
          </table:table-cell>
          <table:table-cell table:style-name="ce16" table:formula="of:=[.L286]*[.P286]*4/100" office:value-type="float" office:value="84" calcext:value-type="float">
            <text:p>84</text:p>
          </table:table-cell>
          <table:table-cell table:style-name="ce16" table:formula="of:=[.L286]*[.O286]*9/100" office:value-type="float" office:value="4.59" calcext:value-type="float">
            <text:p>4,5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9" calcext:value-type="float">
            <text:p>359</text:p>
          </table:table-cell>
          <table:table-cell table:style-name="ce25" office:value-type="float" office:value="15.4" calcext:value-type="float">
            <text:p>15.4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70" calcext:value-type="float">
            <text:p>7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formula="of:=SUBSTITUTE(SUBSTITUTE(SUBSTITUTE(SUBSTITUTE(SUBSTITUTE(SUBSTITUTE(LOWER([.D286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31" table:formula="of:=CONCATENATE(&quot;(alimento (id &quot;;[.B286];&quot;) (nombre &quot;;[.W286];&quot;) (grupo &quot;;[.E286];&quot;) (veces &quot;;[.F286];&quot;) (tipo &quot;;[.G286];&quot;)  (racion &quot;;[.L286];&quot;) (kcal &quot;;[.M286];&quot;) (proteinas &quot;;[.N286];&quot;) (grasas &quot;;[.O286];&quot;) (hidratos &quot;;[.P286];&quot;)(grasas-mono &quot;;[.Q286];&quot;) (desayuno &quot;;[.R286];&quot;) (almuerzo &quot;;[.S286];&quot;) (comida &quot;;[.T286];&quot;) (merienda &quot;;[.U286];&quot;) (cena &quot;;[.V286];&quot;))&quot;)" office:value-type="string" office:string-value="(alimento (id 285) (nombre fideos-de-harina-integral) (grupo 6) (veces 1) (tipo energeticos)  (racion 30) (kcal 359) (proteinas 15,4) (grasas 1,7) (hidratos 70)(grasas-mono 0) (desayuno no) (almuerzo si) (comida si) (merienda no) (cena si))" calcext:value-type="string">
            <text:p>(alimento (id 285) (nombre fideos-de-harina-integral) (grupo 6) (veces 1) (tipo energeticos) <text:s/>(racion 30) (kcal 359) (proteinas 15,4) (grasas 1,7) (hidratos 70)(grasas-mono 0) (desayuno no) (almuerzo si) (comida si) (merienda no) (cena si))</text:p>
          </table:table-cell>
          <table:table-cell table:formula="of:=SUBSTITUTE([.X286];&quot;,&quot;;&quot;.&quot;)" office:value-type="string" office:string-value="(alimento (id 285) (nombre fideos-de-harina-integral) (grupo 6) (veces 1) (tipo energeticos)  (racion 30) (kcal 359) (proteinas 15.4) (grasas 1.7) (hidratos 70)(grasas-mono 0) (desayuno no) (almuerzo si) (comida si) (merienda no) (cena si))" calcext:value-type="string">
            <text:p>(alimento (id 285) (nombre fideos-de-harina-integral) (grupo 6) (veces 1) (tipo energeticos) <text:s/>(racion 30) (kcal 359) (proteinas 15.4) (grasas 1.7) (hidratos 7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office:value-type="string" calcext:value-type="string">
            <text:p>Pan, pasta, cereales, azúcar y dulces</text:p>
          </table:table-cell>
          <table:table-cell table:style-name="ce14" office:value-type="string" calcext:value-type="string">
            <text:p>Pan Tostado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string" calcext:value-type="string">
            <text:p>energeticos</text:p>
          </table:table-cell>
          <table:table-cell table:style-name="ce14" table:formula="of:=[.L287]*[.M287]/100" office:value-type="float" office:value="126" calcext:value-type="float">
            <text:p>126</text:p>
          </table:table-cell>
          <table:table-cell table:style-name="ce16" table:formula="of:=[.L299]*[.P299]*4/100" office:value-type="float" office:value="119.28" calcext:value-type="float">
            <text:p>119,28</text:p>
          </table:table-cell>
          <table:table-cell table:style-name="ce16" table:formula="of:=[.L287]*[.P287]*4/100" office:value-type="float" office:value="99.6" calcext:value-type="float">
            <text:p>99,6</text:p>
          </table:table-cell>
          <table:table-cell table:style-name="ce16" table:formula="of:=[.L287]*[.O287]*9/100" office:value-type="float" office:value="16.2" calcext:value-type="float">
            <text:p>16,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20" calcext:value-type="float">
            <text:p>420</text:p>
          </table:table-cell>
          <table:table-cell table:style-name="ce24" office:value-type="float" office:value="11.3" calcext:value-type="float">
            <text:p>11.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12" office:value-type="string" calcext:value-type="string">
            <text:p>si</text:p>
          </table:table-cell>
          <table:table-cell table:style-name="ce12" table:formula="of:=SUBSTITUTE(SUBSTITUTE(SUBSTITUTE(SUBSTITUTE(SUBSTITUTE(SUBSTITUTE(LOWER([.D287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31" table:formula="of:=CONCATENATE(&quot;(alimento (id &quot;;[.B287];&quot;) (nombre &quot;;[.W287];&quot;) (grupo &quot;;[.E287];&quot;) (veces &quot;;[.F287];&quot;) (tipo &quot;;[.G287];&quot;)  (racion &quot;;[.L287];&quot;) (kcal &quot;;[.M287];&quot;) (proteinas &quot;;[.N287];&quot;) (grasas &quot;;[.O287];&quot;) (hidratos &quot;;[.P287];&quot;)(grasas-mono &quot;;[.Q287];&quot;) (desayuno &quot;;[.R287];&quot;) (almuerzo &quot;;[.S287];&quot;) (comida &quot;;[.T287];&quot;) (merienda &quot;;[.U287];&quot;) (cena &quot;;[.V287];&quot;))&quot;)" office:value-type="string" office:string-value="(alimento (id 286) (nombre pan-tostado) (grupo 6) (veces 2) (tipo energeticos)  (racion 30) (kcal 420) (proteinas 11,3) (grasas 6) (hidratos 83)(grasas-mono 0) (desayuno si) (almuerzo si) (comida si) (merienda si) (cena si))" calcext:value-type="string">
            <text:p>(alimento (id 286) (nombre pan-tostado) (grupo 6) (veces 2) (tipo energeticos) <text:s/>(racion 30) (kcal 420) (proteinas 11,3) (grasas 6) (hidratos 83)(grasas-mono 0) (desayuno si) (almuerzo si) (comida si) (merienda si) (cena si))</text:p>
          </table:table-cell>
          <table:table-cell table:style-name="ce12" table:formula="of:=SUBSTITUTE([.X287];&quot;,&quot;;&quot;.&quot;)" office:value-type="string" office:string-value="(alimento (id 286) (nombre pan-tostado) (grupo 6) (veces 2) (tipo energeticos)  (racion 30) (kcal 420) (proteinas 11.3) (grasas 6) (hidratos 83)(grasas-mono 0) (desayuno si) (almuerzo si) (comida si) (merienda si) (cena si))" calcext:value-type="string">
            <text:p>(alimento (id 286) (nombre pan-tostado) (grupo 6) (veces 2) (tipo energeticos) <text:s/>(racion 30) (kcal 420) (proteinas 11.3) (grasas 6) (hidratos 83)(grasas-mono 0) (desayuno si) (almuerzo si) (comida si) (merienda si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287" calcext:value-type="float">
            <text:p>287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Tostad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88]*[.M288]/100" office:value-type="float" office:value="168" calcext:value-type="float">
            <text:p>168</text:p>
          </table:table-cell>
          <table:table-cell table:style-name="ce16" table:formula="of:=[.L300]*[.P300]*4/100" office:value-type="float" office:value="68.16" calcext:value-type="float">
            <text:p>68,16</text:p>
          </table:table-cell>
          <table:table-cell table:style-name="ce16" table:formula="of:=[.L288]*[.P288]*4/100" office:value-type="float" office:value="132.8" calcext:value-type="float">
            <text:p>132,8</text:p>
          </table:table-cell>
          <table:table-cell table:style-name="ce16" table:formula="of:=[.L288]*[.O288]*9/100" office:value-type="float" office:value="21.6" calcext:value-type="float">
            <text:p>21,6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20" calcext:value-type="float">
            <text:p>420</text:p>
          </table:table-cell>
          <table:table-cell table:style-name="ce25" office:value-type="float" office:value="11.3" calcext:value-type="float">
            <text:p>11.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3" calcext:value-type="float">
            <text:p>8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8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31" table:formula="of:=CONCATENATE(&quot;(alimento (id &quot;;[.B288];&quot;) (nombre &quot;;[.W288];&quot;) (grupo &quot;;[.E288];&quot;) (veces &quot;;[.F288];&quot;) (tipo &quot;;[.G288];&quot;)  (racion &quot;;[.L288];&quot;) (kcal &quot;;[.M288];&quot;) (proteinas &quot;;[.N288];&quot;) (grasas &quot;;[.O288];&quot;) (hidratos &quot;;[.P288];&quot;)(grasas-mono &quot;;[.Q288];&quot;) (desayuno &quot;;[.R288];&quot;) (almuerzo &quot;;[.S288];&quot;) (comida &quot;;[.T288];&quot;) (merienda &quot;;[.U288];&quot;) (cena &quot;;[.V288];&quot;))&quot;)" office:value-type="string" office:string-value="(alimento (id 287) (nombre pan-tostado) (grupo 6) (veces 2) (tipo energeticos)  (racion 40) (kcal 420) (proteinas 11,3) (grasas 6) (hidratos 83)(grasas-mono 0) (desayuno si) (almuerzo si) (comida si) (merienda si) (cena si))" calcext:value-type="string">
            <text:p>(alimento (id 287) (nombre pan-tostado) (grupo 6) (veces 2) (tipo energeticos) <text:s/>(racion 40) (kcal 420) (proteinas 11,3) (grasas 6) (hidratos 83)(grasas-mono 0) (desayuno si) (almuerzo si) (comida si) (merienda si) (cena si))</text:p>
          </table:table-cell>
          <table:table-cell table:formula="of:=SUBSTITUTE([.X288];&quot;,&quot;;&quot;.&quot;)" office:value-type="string" office:string-value="(alimento (id 287) (nombre pan-tostado) (grupo 6) (veces 2) (tipo energeticos)  (racion 40) (kcal 420) (proteinas 11.3) (grasas 6) (hidratos 83)(grasas-mono 0) (desayuno si) (almuerzo si) (comida si) (merienda si) (cena si))" calcext:value-type="string">
            <text:p>(alimento (id 287) (nombre pan-tostado) (grupo 6) (veces 2) (tipo energeticos) <text:s/>(racion 40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88" calcext:value-type="float">
            <text:p>288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Tostad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89]*[.M289]/100" office:value-type="float" office:value="210" calcext:value-type="float">
            <text:p>210</text:p>
          </table:table-cell>
          <table:table-cell table:style-name="ce16" table:formula="of:=[.L301]*[.P301]*4/100" office:value-type="float" office:value="170.4" calcext:value-type="float">
            <text:p>170,4</text:p>
          </table:table-cell>
          <table:table-cell table:style-name="ce16" table:formula="of:=[.L289]*[.P289]*4/100" office:value-type="float" office:value="166" calcext:value-type="float">
            <text:p>166</text:p>
          </table:table-cell>
          <table:table-cell table:style-name="ce16" table:formula="of:=[.L289]*[.O289]*9/100" office:value-type="float" office:value="27" calcext:value-type="float">
            <text:p>27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20" calcext:value-type="float">
            <text:p>420</text:p>
          </table:table-cell>
          <table:table-cell table:style-name="ce25" office:value-type="float" office:value="11.3" calcext:value-type="float">
            <text:p>11.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3" calcext:value-type="float">
            <text:p>8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9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31" table:formula="of:=CONCATENATE(&quot;(alimento (id &quot;;[.B289];&quot;) (nombre &quot;;[.W289];&quot;) (grupo &quot;;[.E289];&quot;) (veces &quot;;[.F289];&quot;) (tipo &quot;;[.G289];&quot;)  (racion &quot;;[.L289];&quot;) (kcal &quot;;[.M289];&quot;) (proteinas &quot;;[.N289];&quot;) (grasas &quot;;[.O289];&quot;) (hidratos &quot;;[.P289];&quot;)(grasas-mono &quot;;[.Q289];&quot;) (desayuno &quot;;[.R289];&quot;) (almuerzo &quot;;[.S289];&quot;) (comida &quot;;[.T289];&quot;) (merienda &quot;;[.U289];&quot;) (cena &quot;;[.V289];&quot;))&quot;)" office:value-type="string" office:string-value="(alimento (id 288) (nombre pan-tostado) (grupo 6) (veces 2) (tipo energeticos)  (racion 50) (kcal 420) (proteinas 11,3) (grasas 6) (hidratos 83)(grasas-mono 0) (desayuno si) (almuerzo si) (comida si) (merienda si) (cena si))" calcext:value-type="string">
            <text:p>(alimento (id 288) (nombre pan-tostado) (grupo 6) (veces 2) (tipo energeticos) <text:s/>(racion 50) (kcal 420) (proteinas 11,3) (grasas 6) (hidratos 83)(grasas-mono 0) (desayuno si) (almuerzo si) (comida si) (merienda si) (cena si))</text:p>
          </table:table-cell>
          <table:table-cell table:formula="of:=SUBSTITUTE([.X289];&quot;,&quot;;&quot;.&quot;)" office:value-type="string" office:string-value="(alimento (id 288) (nombre pan-tostado) (grupo 6) (veces 2) (tipo energeticos)  (racion 50) (kcal 420) (proteinas 11.3) (grasas 6) (hidratos 83)(grasas-mono 0) (desayuno si) (almuerzo si) (comida si) (merienda si) (cena si))" calcext:value-type="string">
            <text:p>(alimento (id 288) (nombre pan-tostado) (grupo 6) (veces 2) (tipo energeticos) <text:s/>(racion 50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89" calcext:value-type="float">
            <text:p>289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Tostad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90]*[.M290]/100" office:value-type="float" office:value="315" calcext:value-type="float">
            <text:p>315</text:p>
          </table:table-cell>
          <table:table-cell table:style-name="ce16" table:formula="of:=[.L302]*[.P302]*4/100" office:value-type="float" office:value="340.8" calcext:value-type="float">
            <text:p>340,8</text:p>
          </table:table-cell>
          <table:table-cell table:style-name="ce16" table:formula="of:=[.L290]*[.P290]*4/100" office:value-type="float" office:value="249" calcext:value-type="float">
            <text:p>249</text:p>
          </table:table-cell>
          <table:table-cell table:style-name="ce16" table:formula="of:=[.L290]*[.O290]*9/100" office:value-type="float" office:value="40.5" calcext:value-type="float">
            <text:p>40,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420" calcext:value-type="float">
            <text:p>420</text:p>
          </table:table-cell>
          <table:table-cell table:style-name="ce25" office:value-type="float" office:value="11.3" calcext:value-type="float">
            <text:p>11.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3" calcext:value-type="float">
            <text:p>8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0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31" table:formula="of:=CONCATENATE(&quot;(alimento (id &quot;;[.B290];&quot;) (nombre &quot;;[.W290];&quot;) (grupo &quot;;[.E290];&quot;) (veces &quot;;[.F290];&quot;) (tipo &quot;;[.G290];&quot;)  (racion &quot;;[.L290];&quot;) (kcal &quot;;[.M290];&quot;) (proteinas &quot;;[.N290];&quot;) (grasas &quot;;[.O290];&quot;) (hidratos &quot;;[.P290];&quot;)(grasas-mono &quot;;[.Q290];&quot;) (desayuno &quot;;[.R290];&quot;) (almuerzo &quot;;[.S290];&quot;) (comida &quot;;[.T290];&quot;) (merienda &quot;;[.U290];&quot;) (cena &quot;;[.V290];&quot;))&quot;)" office:value-type="string" office:string-value="(alimento (id 289) (nombre pan-tostado) (grupo 6) (veces 2) (tipo energeticos)  (racion 75) (kcal 420) (proteinas 11,3) (grasas 6) (hidratos 83)(grasas-mono 0) (desayuno si) (almuerzo si) (comida si) (merienda si) (cena si))" calcext:value-type="string">
            <text:p>(alimento (id 289) (nombre pan-tostado) (grupo 6) (veces 2) (tipo energeticos) <text:s/>(racion 75) (kcal 420) (proteinas 11,3) (grasas 6) (hidratos 83)(grasas-mono 0) (desayuno si) (almuerzo si) (comida si) (merienda si) (cena si))</text:p>
          </table:table-cell>
          <table:table-cell table:formula="of:=SUBSTITUTE([.X290];&quot;,&quot;;&quot;.&quot;)" office:value-type="string" office:string-value="(alimento (id 289) (nombre pan-tostado) (grupo 6) (veces 2) (tipo energeticos)  (racion 75) (kcal 420) (proteinas 11.3) (grasas 6) (hidratos 83)(grasas-mono 0) (desayuno si) (almuerzo si) (comida si) (merienda si) (cena si))" calcext:value-type="string">
            <text:p>(alimento (id 289) (nombre pan-tostado) (grupo 6) (veces 2) (tipo energeticos) <text:s/>(racion 75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90" calcext:value-type="float">
            <text:p>290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Tostad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91]*[.M291]/100" office:value-type="float" office:value="420" calcext:value-type="float">
            <text:p>420</text:p>
          </table:table-cell>
          <table:table-cell table:style-name="ce16" table:formula="of:=[.L303]*[.P303]*4/100" office:value-type="float" office:value="85.2" calcext:value-type="float">
            <text:p>85,2</text:p>
          </table:table-cell>
          <table:table-cell table:style-name="ce16" table:formula="of:=[.L291]*[.P291]*4/100" office:value-type="float" office:value="332" calcext:value-type="float">
            <text:p>332</text:p>
          </table:table-cell>
          <table:table-cell table:style-name="ce16" table:formula="of:=[.L291]*[.O291]*9/100" office:value-type="float" office:value="54" calcext:value-type="float">
            <text:p>5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20" calcext:value-type="float">
            <text:p>420</text:p>
          </table:table-cell>
          <table:table-cell table:style-name="ce25" office:value-type="float" office:value="11.3" calcext:value-type="float">
            <text:p>11.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3" calcext:value-type="float">
            <text:p>8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1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31" table:formula="of:=CONCATENATE(&quot;(alimento (id &quot;;[.B291];&quot;) (nombre &quot;;[.W291];&quot;) (grupo &quot;;[.E291];&quot;) (veces &quot;;[.F291];&quot;) (tipo &quot;;[.G291];&quot;)  (racion &quot;;[.L291];&quot;) (kcal &quot;;[.M291];&quot;) (proteinas &quot;;[.N291];&quot;) (grasas &quot;;[.O291];&quot;) (hidratos &quot;;[.P291];&quot;)(grasas-mono &quot;;[.Q291];&quot;) (desayuno &quot;;[.R291];&quot;) (almuerzo &quot;;[.S291];&quot;) (comida &quot;;[.T291];&quot;) (merienda &quot;;[.U291];&quot;) (cena &quot;;[.V291];&quot;))&quot;)" office:value-type="string" office:string-value="(alimento (id 290) (nombre pan-tostado) (grupo 6) (veces 2) (tipo energeticos)  (racion 100) (kcal 420) (proteinas 11,3) (grasas 6) (hidratos 83)(grasas-mono 0) (desayuno si) (almuerzo si) (comida si) (merienda si) (cena si))" calcext:value-type="string">
            <text:p>(alimento (id 290) (nombre pan-tostado) (grupo 6) (veces 2) (tipo energeticos) <text:s/>(racion 100) (kcal 420) (proteinas 11,3) (grasas 6) (hidratos 83)(grasas-mono 0) (desayuno si) (almuerzo si) (comida si) (merienda si) (cena si))</text:p>
          </table:table-cell>
          <table:table-cell table:formula="of:=SUBSTITUTE([.X291];&quot;,&quot;;&quot;.&quot;)" office:value-type="string" office:string-value="(alimento (id 290) (nombre pan-tostado) (grupo 6) (veces 2) (tipo energeticos)  (racion 100) (kcal 420) (proteinas 11.3) (grasas 6) (hidratos 83)(grasas-mono 0) (desayuno si) (almuerzo si) (comida si) (merienda si) (cena si))" calcext:value-type="string">
            <text:p>(alimento (id 290) (nombre pan-tostado) (grupo 6) (veces 2) (tipo energeticos) <text:s/>(racion 100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291" calcext:value-type="float">
            <text:p>291</text:p>
          </table:table-cell>
          <table:table-cell table:style-name="ce12" office:value-type="string" calcext:value-type="string">
            <text:p>Pan, pasta, cereales, azúcar y dulces</text:p>
          </table:table-cell>
          <table:table-cell table:style-name="ce14" office:value-type="string" calcext:value-type="string">
            <text:p>Pan Integra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string" calcext:value-type="string">
            <text:p>energeticos</text:p>
          </table:table-cell>
          <table:table-cell table:style-name="ce14" table:formula="of:=[.L292]*[.M292]/100" office:value-type="float" office:value="69" calcext:value-type="float">
            <text:p>69</text:p>
          </table:table-cell>
          <table:table-cell table:style-name="ce16" table:formula="of:=[.L301]*[.P301]*4/100" office:value-type="float" office:value="170.4" calcext:value-type="float">
            <text:p>170,4</text:p>
          </table:table-cell>
          <table:table-cell table:style-name="ce16" table:formula="of:=[.L292]*[.P292]*4/100" office:value-type="float" office:value="57" calcext:value-type="float">
            <text:p>57</text:p>
          </table:table-cell>
          <table:table-cell table:style-name="ce16" table:formula="of:=[.L292]*[.O292]*9/100" office:value-type="float" office:value="2.7" calcext:value-type="float">
            <text:p>2,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30" calcext:value-type="float">
            <text:p>23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47.5" calcext:value-type="float">
            <text:p>47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12" office:value-type="string" calcext:value-type="string">
            <text:p>si</text:p>
          </table:table-cell>
          <table:table-cell table:style-name="ce12" table:formula="of:=SUBSTITUTE(SUBSTITUTE(SUBSTITUTE(SUBSTITUTE(SUBSTITUTE(SUBSTITUTE(LOWER([.D292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31" table:formula="of:=CONCATENATE(&quot;(alimento (id &quot;;[.B292];&quot;) (nombre &quot;;[.W292];&quot;) (grupo &quot;;[.E292];&quot;) (veces &quot;;[.F292];&quot;) (tipo &quot;;[.G292];&quot;)  (racion &quot;;[.L292];&quot;) (kcal &quot;;[.M292];&quot;) (proteinas &quot;;[.N292];&quot;) (grasas &quot;;[.O292];&quot;) (hidratos &quot;;[.P292];&quot;)(grasas-mono &quot;;[.Q292];&quot;) (desayuno &quot;;[.R292];&quot;) (almuerzo &quot;;[.S292];&quot;) (comida &quot;;[.T292];&quot;) (merienda &quot;;[.U292];&quot;) (cena &quot;;[.V292];&quot;))&quot;)" office:value-type="string" office:string-value="(alimento (id 291) (nombre pan-integral) (grupo 6) (veces 5) (tipo energeticos)  (racion 30) (kcal 230) (proteinas 9) (grasas 1) (hidratos 47,5)(grasas-mono 0) (desayuno si) (almuerzo si) (comida si) (merienda si) (cena si))" calcext:value-type="string">
            <text:p>(alimento (id 291) (nombre pan-integral) (grupo 6) (veces 5) (tipo energeticos) <text:s/>(racion 30) (kcal 230) (proteinas 9) (grasas 1) (hidratos 47,5)(grasas-mono 0) (desayuno si) (almuerzo si) (comida si) (merienda si) (cena si))</text:p>
          </table:table-cell>
          <table:table-cell table:style-name="ce12" table:formula="of:=SUBSTITUTE([.X292];&quot;,&quot;;&quot;.&quot;)" office:value-type="string" office:string-value="(alimento (id 291) (nombre pan-integral) (grupo 6) (veces 5) (tipo energeticos)  (racion 30) (kcal 230) (proteinas 9) (grasas 1) (hidratos 47.5)(grasas-mono 0) (desayuno si) (almuerzo si) (comida si) (merienda si) (cena si))" calcext:value-type="string">
            <text:p>(alimento (id 291) (nombre pan-integral) (grupo 6) (veces 5) (tipo energeticos) <text:s/>(racion 30) (kcal 230) (proteinas 9) (grasas 1) (hidratos 47.5)(grasas-mono 0) (desayuno si) (almuerzo si) (comida si) (merienda si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292" calcext:value-type="float">
            <text:p>292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93]*[.M293]/100" office:value-type="float" office:value="92" calcext:value-type="float">
            <text:p>92</text:p>
          </table:table-cell>
          <table:table-cell table:style-name="ce16" table:formula="of:=[.L302]*[.P302]*4/100" office:value-type="float" office:value="340.8" calcext:value-type="float">
            <text:p>340,8</text:p>
          </table:table-cell>
          <table:table-cell table:style-name="ce16" table:formula="of:=[.L293]*[.P293]*4/100" office:value-type="float" office:value="76" calcext:value-type="float">
            <text:p>76</text:p>
          </table:table-cell>
          <table:table-cell table:style-name="ce16" table:formula="of:=[.L293]*[.O293]*9/100" office:value-type="float" office:value="3.6" calcext:value-type="float">
            <text:p>3,6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230" calcext:value-type="float">
            <text:p>23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float" office:value="47.5" calcext:value-type="float">
            <text:p>47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3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31" table:formula="of:=CONCATENATE(&quot;(alimento (id &quot;;[.B293];&quot;) (nombre &quot;;[.W293];&quot;) (grupo &quot;;[.E293];&quot;) (veces &quot;;[.F293];&quot;) (tipo &quot;;[.G293];&quot;)  (racion &quot;;[.L293];&quot;) (kcal &quot;;[.M293];&quot;) (proteinas &quot;;[.N293];&quot;) (grasas &quot;;[.O293];&quot;) (hidratos &quot;;[.P293];&quot;)(grasas-mono &quot;;[.Q293];&quot;) (desayuno &quot;;[.R293];&quot;) (almuerzo &quot;;[.S293];&quot;) (comida &quot;;[.T293];&quot;) (merienda &quot;;[.U293];&quot;) (cena &quot;;[.V293];&quot;))&quot;)" office:value-type="string" office:string-value="(alimento (id 292) (nombre pan-integral) (grupo 6) (veces 5) (tipo energeticos)  (racion 40) (kcal 230) (proteinas 9) (grasas 1) (hidratos 47,5)(grasas-mono 0) (desayuno si) (almuerzo si) (comida si) (merienda si) (cena si))" calcext:value-type="string">
            <text:p>(alimento (id 292) (nombre pan-integral) (grupo 6) (veces 5) (tipo energeticos) <text:s/>(racion 40) (kcal 230) (proteinas 9) (grasas 1) (hidratos 47,5)(grasas-mono 0) (desayuno si) (almuerzo si) (comida si) (merienda si) (cena si))</text:p>
          </table:table-cell>
          <table:table-cell table:formula="of:=SUBSTITUTE([.X293];&quot;,&quot;;&quot;.&quot;)" office:value-type="string" office:string-value="(alimento (id 292) (nombre pan-integral) (grupo 6) (veces 5) (tipo energeticos)  (racion 40) (kcal 230) (proteinas 9) (grasas 1) (hidratos 47.5)(grasas-mono 0) (desayuno si) (almuerzo si) (comida si) (merienda si) (cena si))" calcext:value-type="string">
            <text:p>(alimento (id 292) (nombre pan-integral) (grupo 6) (veces 5) (tipo energeticos) <text:s/>(racion 4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93" calcext:value-type="float">
            <text:p>293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94]*[.M294]/100" office:value-type="float" office:value="115" calcext:value-type="float">
            <text:p>115</text:p>
          </table:table-cell>
          <table:table-cell table:style-name="ce16" table:formula="of:=[.L303]*[.P303]*4/100" office:value-type="float" office:value="85.2" calcext:value-type="float">
            <text:p>85,2</text:p>
          </table:table-cell>
          <table:table-cell table:style-name="ce16" table:formula="of:=[.L294]*[.P294]*4/100" office:value-type="float" office:value="95" calcext:value-type="float">
            <text:p>95</text:p>
          </table:table-cell>
          <table:table-cell table:style-name="ce16" table:formula="of:=[.L294]*[.O294]*9/100" office:value-type="float" office:value="4.5" calcext:value-type="float">
            <text:p>4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30" calcext:value-type="float">
            <text:p>23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float" office:value="47.5" calcext:value-type="float">
            <text:p>47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4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31" table:formula="of:=CONCATENATE(&quot;(alimento (id &quot;;[.B294];&quot;) (nombre &quot;;[.W294];&quot;) (grupo &quot;;[.E294];&quot;) (veces &quot;;[.F294];&quot;) (tipo &quot;;[.G294];&quot;)  (racion &quot;;[.L294];&quot;) (kcal &quot;;[.M294];&quot;) (proteinas &quot;;[.N294];&quot;) (grasas &quot;;[.O294];&quot;) (hidratos &quot;;[.P294];&quot;)(grasas-mono &quot;;[.Q294];&quot;) (desayuno &quot;;[.R294];&quot;) (almuerzo &quot;;[.S294];&quot;) (comida &quot;;[.T294];&quot;) (merienda &quot;;[.U294];&quot;) (cena &quot;;[.V294];&quot;))&quot;)" office:value-type="string" office:string-value="(alimento (id 293) (nombre pan-integral) (grupo 6) (veces 5) (tipo energeticos)  (racion 50) (kcal 230) (proteinas 9) (grasas 1) (hidratos 47,5)(grasas-mono 0) (desayuno si) (almuerzo si) (comida si) (merienda si) (cena si))" calcext:value-type="string">
            <text:p>(alimento (id 293) (nombre pan-integral) (grupo 6) (veces 5) (tipo energeticos) <text:s/>(racion 50) (kcal 230) (proteinas 9) (grasas 1) (hidratos 47,5)(grasas-mono 0) (desayuno si) (almuerzo si) (comida si) (merienda si) (cena si))</text:p>
          </table:table-cell>
          <table:table-cell table:formula="of:=SUBSTITUTE([.X294];&quot;,&quot;;&quot;.&quot;)" office:value-type="string" office:string-value="(alimento (id 293) (nombre pan-integral) (grupo 6) (veces 5) (tipo energeticos)  (racion 50) (kcal 230) (proteinas 9) (grasas 1) (hidratos 47.5)(grasas-mono 0) (desayuno si) (almuerzo si) (comida si) (merienda si) (cena si))" calcext:value-type="string">
            <text:p>(alimento (id 293) (nombre pan-integral) (grupo 6) (veces 5) (tipo energeticos) <text:s/>(racion 5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94" calcext:value-type="float">
            <text:p>294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95]*[.M295]/100" office:value-type="float" office:value="172.5" calcext:value-type="float">
            <text:p>172,5</text:p>
          </table:table-cell>
          <table:table-cell table:style-name="ce16" table:formula="of:=[.L304]*[.P304]*4/100" office:value-type="float" office:value="511.2" calcext:value-type="float">
            <text:p>511,2</text:p>
          </table:table-cell>
          <table:table-cell table:style-name="ce16" table:formula="of:=[.L295]*[.P295]*4/100" office:value-type="float" office:value="142.5" calcext:value-type="float">
            <text:p>142,5</text:p>
          </table:table-cell>
          <table:table-cell table:style-name="ce16" table:formula="of:=[.L295]*[.O295]*9/100" office:value-type="float" office:value="6.75" calcext:value-type="float">
            <text:p>6,7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230" calcext:value-type="float">
            <text:p>23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float" office:value="47.5" calcext:value-type="float">
            <text:p>47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5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31" table:formula="of:=CONCATENATE(&quot;(alimento (id &quot;;[.B295];&quot;) (nombre &quot;;[.W295];&quot;) (grupo &quot;;[.E295];&quot;) (veces &quot;;[.F295];&quot;) (tipo &quot;;[.G295];&quot;)  (racion &quot;;[.L295];&quot;) (kcal &quot;;[.M295];&quot;) (proteinas &quot;;[.N295];&quot;) (grasas &quot;;[.O295];&quot;) (hidratos &quot;;[.P295];&quot;)(grasas-mono &quot;;[.Q295];&quot;) (desayuno &quot;;[.R295];&quot;) (almuerzo &quot;;[.S295];&quot;) (comida &quot;;[.T295];&quot;) (merienda &quot;;[.U295];&quot;) (cena &quot;;[.V295];&quot;))&quot;)" office:value-type="string" office:string-value="(alimento (id 294) (nombre pan-integral) (grupo 6) (veces 5) (tipo energeticos)  (racion 75) (kcal 230) (proteinas 9) (grasas 1) (hidratos 47,5)(grasas-mono 0) (desayuno si) (almuerzo si) (comida si) (merienda si) (cena si))" calcext:value-type="string">
            <text:p>(alimento (id 294) (nombre pan-integral) (grupo 6) (veces 5) (tipo energeticos) <text:s/>(racion 75) (kcal 230) (proteinas 9) (grasas 1) (hidratos 47,5)(grasas-mono 0) (desayuno si) (almuerzo si) (comida si) (merienda si) (cena si))</text:p>
          </table:table-cell>
          <table:table-cell table:formula="of:=SUBSTITUTE([.X295];&quot;,&quot;;&quot;.&quot;)" office:value-type="string" office:string-value="(alimento (id 294) (nombre pan-integral) (grupo 6) (veces 5) (tipo energeticos)  (racion 75) (kcal 230) (proteinas 9) (grasas 1) (hidratos 47.5)(grasas-mono 0) (desayuno si) (almuerzo si) (comida si) (merienda si) (cena si))" calcext:value-type="string">
            <text:p>(alimento (id 294) (nombre pan-integral) (grupo 6) (veces 5) (tipo energeticos) <text:s/>(racion 75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95" calcext:value-type="float">
            <text:p>295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96]*[.M296]/100" office:value-type="float" office:value="230" calcext:value-type="float">
            <text:p>230</text:p>
          </table:table-cell>
          <table:table-cell table:style-name="ce16" table:formula="of:=[.L305]*[.P305]*4/100" office:value-type="float" office:value="255.6" calcext:value-type="float">
            <text:p>255,6</text:p>
          </table:table-cell>
          <table:table-cell table:style-name="ce16" table:formula="of:=[.L296]*[.P296]*4/100" office:value-type="float" office:value="190" calcext:value-type="float">
            <text:p>190</text:p>
          </table:table-cell>
          <table:table-cell table:style-name="ce16" table:formula="of:=[.L296]*[.O296]*9/100" office:value-type="float" office:value="9" calcext:value-type="float">
            <text:p>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30" calcext:value-type="float">
            <text:p>23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float" office:value="47.5" calcext:value-type="float">
            <text:p>47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6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31" table:formula="of:=CONCATENATE(&quot;(alimento (id &quot;;[.B296];&quot;) (nombre &quot;;[.W296];&quot;) (grupo &quot;;[.E296];&quot;) (veces &quot;;[.F296];&quot;) (tipo &quot;;[.G296];&quot;)  (racion &quot;;[.L296];&quot;) (kcal &quot;;[.M296];&quot;) (proteinas &quot;;[.N296];&quot;) (grasas &quot;;[.O296];&quot;) (hidratos &quot;;[.P296];&quot;)(grasas-mono &quot;;[.Q296];&quot;) (desayuno &quot;;[.R296];&quot;) (almuerzo &quot;;[.S296];&quot;) (comida &quot;;[.T296];&quot;) (merienda &quot;;[.U296];&quot;) (cena &quot;;[.V296];&quot;))&quot;)" office:value-type="string" office:string-value="(alimento (id 295) (nombre pan-integral) (grupo 6) (veces 5) (tipo energeticos)  (racion 100) (kcal 230) (proteinas 9) (grasas 1) (hidratos 47,5)(grasas-mono 0) (desayuno si) (almuerzo si) (comida si) (merienda si) (cena si))" calcext:value-type="string">
            <text:p>(alimento (id 295) (nombre pan-integral) (grupo 6) (veces 5) (tipo energeticos) <text:s/>(racion 100) (kcal 230) (proteinas 9) (grasas 1) (hidratos 47,5)(grasas-mono 0) (desayuno si) (almuerzo si) (comida si) (merienda si) (cena si))</text:p>
          </table:table-cell>
          <table:table-cell table:formula="of:=SUBSTITUTE([.X296];&quot;,&quot;;&quot;.&quot;)" office:value-type="string" office:string-value="(alimento (id 295) (nombre pan-integral) (grupo 6) (veces 5) (tipo energeticos)  (racion 100) (kcal 230) (proteinas 9) (grasas 1) (hidratos 47.5)(grasas-mono 0) (desayuno si) (almuerzo si) (comida si) (merienda si) (cena si))" calcext:value-type="string">
            <text:p>(alimento (id 295) (nombre pan-integral) (grupo 6) (veces 5) (tipo energeticos) <text:s/>(racion 10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96" calcext:value-type="float">
            <text:p>296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97]*[.M297]/100" office:value-type="float" office:value="46" calcext:value-type="float">
            <text:p>46</text:p>
          </table:table-cell>
          <table:table-cell table:style-name="ce16" table:formula="of:=[.L306]*[.P306]*4/100" office:value-type="float" office:value="102.24" calcext:value-type="float">
            <text:p>102,24</text:p>
          </table:table-cell>
          <table:table-cell table:style-name="ce16" table:formula="of:=[.L297]*[.P297]*4/100" office:value-type="float" office:value="38" calcext:value-type="float">
            <text:p>38</text:p>
          </table:table-cell>
          <table:table-cell table:style-name="ce16" table:formula="of:=[.L297]*[.O297]*9/100" office:value-type="float" office:value="1.8" calcext:value-type="float">
            <text:p>1,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30" calcext:value-type="float">
            <text:p>23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float" office:value="47.5" calcext:value-type="float">
            <text:p>47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7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31" table:formula="of:=CONCATENATE(&quot;(alimento (id &quot;;[.B297];&quot;) (nombre &quot;;[.W297];&quot;) (grupo &quot;;[.E297];&quot;) (veces &quot;;[.F297];&quot;) (tipo &quot;;[.G297];&quot;)  (racion &quot;;[.L297];&quot;) (kcal &quot;;[.M297];&quot;) (proteinas &quot;;[.N297];&quot;) (grasas &quot;;[.O297];&quot;) (hidratos &quot;;[.P297];&quot;)(grasas-mono &quot;;[.Q297];&quot;) (desayuno &quot;;[.R297];&quot;) (almuerzo &quot;;[.S297];&quot;) (comida &quot;;[.T297];&quot;) (merienda &quot;;[.U297];&quot;) (cena &quot;;[.V297];&quot;))&quot;)" office:value-type="string" office:string-value="(alimento (id 296) (nombre pan-integral) (grupo 6) (veces 5) (tipo energeticos)  (racion 20) (kcal 230) (proteinas 9) (grasas 1) (hidratos 47,5)(grasas-mono 0) (desayuno si) (almuerzo si) (comida si) (merienda si) (cena si))" calcext:value-type="string">
            <text:p>(alimento (id 296) (nombre pan-integral) (grupo 6) (veces 5) (tipo energeticos) <text:s/>(racion 20) (kcal 230) (proteinas 9) (grasas 1) (hidratos 47,5)(grasas-mono 0) (desayuno si) (almuerzo si) (comida si) (merienda si) (cena si))</text:p>
          </table:table-cell>
          <table:table-cell table:formula="of:=SUBSTITUTE([.X297];&quot;,&quot;;&quot;.&quot;)" office:value-type="string" office:string-value="(alimento (id 296) (nombre pan-integral) (grupo 6) (veces 5) (tipo energeticos)  (racion 20) (kcal 230) (proteinas 9) (grasas 1) (hidratos 47.5)(grasas-mono 0) (desayuno si) (almuerzo si) (comida si) (merienda si) (cena si))" calcext:value-type="string">
            <text:p>(alimento (id 296) (nombre pan-integral) (grupo 6) (veces 5) (tipo energeticos) <text:s/>(racion 2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97" calcext:value-type="float">
            <text:p>297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98]*[.M298]/100" office:value-type="float" office:value="23" calcext:value-type="float">
            <text:p>23</text:p>
          </table:table-cell>
          <table:table-cell table:style-name="ce16" table:formula="of:=[.L307]*[.P307]*4/100" office:value-type="float" office:value="136.32" calcext:value-type="float">
            <text:p>136,32</text:p>
          </table:table-cell>
          <table:table-cell table:style-name="ce16" table:formula="of:=[.L298]*[.P298]*4/100" office:value-type="float" office:value="19" calcext:value-type="float">
            <text:p>19</text:p>
          </table:table-cell>
          <table:table-cell table:style-name="ce16" table:formula="of:=[.L298]*[.O298]*9/100" office:value-type="float" office:value="0.9" calcext:value-type="float">
            <text:p>0,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30" calcext:value-type="float">
            <text:p>23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float" office:value="47.5" calcext:value-type="float">
            <text:p>47.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8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31" table:formula="of:=CONCATENATE(&quot;(alimento (id &quot;;[.B298];&quot;) (nombre &quot;;[.W298];&quot;) (grupo &quot;;[.E298];&quot;) (veces &quot;;[.F298];&quot;) (tipo &quot;;[.G298];&quot;)  (racion &quot;;[.L298];&quot;) (kcal &quot;;[.M298];&quot;) (proteinas &quot;;[.N298];&quot;) (grasas &quot;;[.O298];&quot;) (hidratos &quot;;[.P298];&quot;)(grasas-mono &quot;;[.Q298];&quot;) (desayuno &quot;;[.R298];&quot;) (almuerzo &quot;;[.S298];&quot;) (comida &quot;;[.T298];&quot;) (merienda &quot;;[.U298];&quot;) (cena &quot;;[.V298];&quot;))&quot;)" office:value-type="string" office:string-value="(alimento (id 297) (nombre pan-integral) (grupo 6) (veces 5) (tipo energeticos)  (racion 10) (kcal 230) (proteinas 9) (grasas 1) (hidratos 47,5)(grasas-mono 0) (desayuno si) (almuerzo si) (comida si) (merienda si) (cena si))" calcext:value-type="string">
            <text:p>(alimento (id 297) (nombre pan-integral) (grupo 6) (veces 5) (tipo energeticos) <text:s/>(racion 10) (kcal 230) (proteinas 9) (grasas 1) (hidratos 47,5)(grasas-mono 0) (desayuno si) (almuerzo si) (comida si) (merienda si) (cena si))</text:p>
          </table:table-cell>
          <table:table-cell table:formula="of:=SUBSTITUTE([.X298];&quot;,&quot;;&quot;.&quot;)" office:value-type="string" office:string-value="(alimento (id 297) (nombre pan-integral) (grupo 6) (veces 5) (tipo energeticos)  (racion 10) (kcal 230) (proteinas 9) (grasas 1) (hidratos 47.5)(grasas-mono 0) (desayuno si) (almuerzo si) (comida si) (merienda si) (cena si))" calcext:value-type="string">
            <text:p>(alimento (id 297) (nombre pan-integral) (grupo 6) (veces 5) (tipo energeticos) <text:s/>(racion 1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98" calcext:value-type="float">
            <text:p>298</text:p>
          </table:table-cell>
          <table:table-cell office:value-type="string" calcext:value-type="string">
            <text:p>Pan, pasta, cereales, azúcar y dulces</text:p>
          </table:table-cell>
          <table:table-cell table:style-name="ce14" office:value-type="string" calcext:value-type="string">
            <text:p>Copos de maiz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299]*[.M299]/100" office:value-type="float" office:value="130.2" calcext:value-type="float">
            <text:p>130,2</text:p>
          </table:table-cell>
          <table:table-cell table:style-name="ce16" table:formula="of:=[.L313]*[.P313]*4/100" office:value-type="float" office:value="70.68" calcext:value-type="float">
            <text:p>70,68</text:p>
          </table:table-cell>
          <table:table-cell table:style-name="ce16" table:formula="of:=[.L299]*[.P299]*4/100" office:value-type="float" office:value="119.28" calcext:value-type="float">
            <text:p>119,28</text:p>
          </table:table-cell>
          <table:table-cell table:style-name="ce16" table:formula="of:=[.L299]*[.O299]*9/100" office:value-type="float" office:value="3.15" calcext:value-type="float">
            <text:p>3,15</text:p>
          </table:table-cell>
          <table:table-cell table:style-name="ce15" office:value-type="float" office:value="35" calcext:value-type="float">
            <text:p>35</text:p>
          </table:table-cell>
          <table:table-cell table:style-name="ce14" office:value-type="float" office:value="372" calcext:value-type="float">
            <text:p>372</text:p>
          </table:table-cell>
          <table:table-cell table:style-name="ce24" office:value-type="float" office:value="7.6" calcext:value-type="float">
            <text:p>7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5.2" calcext:value-type="float">
            <text:p>85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9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31" table:formula="of:=CONCATENATE(&quot;(alimento (id &quot;;[.B299];&quot;) (nombre &quot;;[.W299];&quot;) (grupo &quot;;[.E299];&quot;) (veces &quot;;[.F299];&quot;) (tipo &quot;;[.G299];&quot;)  (racion &quot;;[.L299];&quot;) (kcal &quot;;[.M299];&quot;) (proteinas &quot;;[.N299];&quot;) (grasas &quot;;[.O299];&quot;) (hidratos &quot;;[.P299];&quot;)(grasas-mono &quot;;[.Q299];&quot;) (desayuno &quot;;[.R299];&quot;) (almuerzo &quot;;[.S299];&quot;) (comida &quot;;[.T299];&quot;) (merienda &quot;;[.U299];&quot;) (cena &quot;;[.V299];&quot;))&quot;)" office:value-type="string" office:string-value="(alimento (id 298) (nombre copos-de-maiz) (grupo 6) (veces 2) (tipo energeticos)  (racion 35) (kcal 372) (proteinas 7,6) (grasas 1) (hidratos 85,2)(grasas-mono 0) (desayuno si) (almuerzo si) (comida si) (merienda si) (cena si))" calcext:value-type="string">
            <text:p>(alimento (id 298) (nombre copos-de-maiz) (grupo 6) (veces 2) (tipo energeticos) <text:s/>(racion 35) (kcal 372) (proteinas 7,6) (grasas 1) (hidratos 85,2)(grasas-mono 0) (desayuno si) (almuerzo si) (comida si) (merienda si) (cena si))</text:p>
          </table:table-cell>
          <table:table-cell table:formula="of:=SUBSTITUTE([.X299];&quot;,&quot;;&quot;.&quot;)" office:value-type="string" office:string-value="(alimento (id 298) (nombre copos-de-maiz) (grupo 6) (veces 2) (tipo energeticos)  (racion 35) (kcal 372) (proteinas 7.6) (grasas 1) (hidratos 85.2)(grasas-mono 0) (desayuno si) (almuerzo si) (comida si) (merienda si) (cena si))" calcext:value-type="string">
            <text:p>(alimento (id 298) (nombre copos-de-maiz) (grupo 6) (veces 2) (tipo energeticos) <text:s/>(racion 35) (kcal 372) (proteinas 7.6) (grasas 1) (hidratos 85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299" calcext:value-type="float">
            <text:p>299</text:p>
          </table:table-cell>
          <table:table-cell office:value-type="string" calcext:value-type="string">
            <text:p>Pan, pasta, cereales, azúcar y dulces</text:p>
          </table:table-cell>
          <table:table-cell table:style-name="ce14" office:value-type="string" calcext:value-type="string">
            <text:p>Copos de maiz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00]*[.M300]/100" office:value-type="float" office:value="74.4" calcext:value-type="float">
            <text:p>74,4</text:p>
          </table:table-cell>
          <table:table-cell table:style-name="ce16" table:formula="of:=[.L314]*[.P314]*4/100" office:value-type="float" office:value="353.4" calcext:value-type="float">
            <text:p>353,4</text:p>
          </table:table-cell>
          <table:table-cell table:style-name="ce16" table:formula="of:=[.L300]*[.P300]*4/100" office:value-type="float" office:value="68.16" calcext:value-type="float">
            <text:p>68,16</text:p>
          </table:table-cell>
          <table:table-cell table:style-name="ce16" table:formula="of:=[.L300]*[.O300]*9/100" office:value-type="float" office:value="1.8" calcext:value-type="float">
            <text:p>1,8</text:p>
          </table:table-cell>
          <table:table-cell table:style-name="ce15" office:value-type="float" office:value="20" calcext:value-type="float">
            <text:p>20</text:p>
          </table:table-cell>
          <table:table-cell table:style-name="ce14" office:value-type="float" office:value="372" calcext:value-type="float">
            <text:p>372</text:p>
          </table:table-cell>
          <table:table-cell table:style-name="ce24" office:value-type="float" office:value="7.6" calcext:value-type="float">
            <text:p>7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5.2" calcext:value-type="float">
            <text:p>85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00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31" table:formula="of:=CONCATENATE(&quot;(alimento (id &quot;;[.B300];&quot;) (nombre &quot;;[.W300];&quot;) (grupo &quot;;[.E300];&quot;) (veces &quot;;[.F300];&quot;) (tipo &quot;;[.G300];&quot;)  (racion &quot;;[.L300];&quot;) (kcal &quot;;[.M300];&quot;) (proteinas &quot;;[.N300];&quot;) (grasas &quot;;[.O300];&quot;) (hidratos &quot;;[.P300];&quot;)(grasas-mono &quot;;[.Q300];&quot;) (desayuno &quot;;[.R300];&quot;) (almuerzo &quot;;[.S300];&quot;) (comida &quot;;[.T300];&quot;) (merienda &quot;;[.U300];&quot;) (cena &quot;;[.V300];&quot;))&quot;)" office:value-type="string" office:string-value="(alimento (id 299) (nombre copos-de-maiz) (grupo 6) (veces 2) (tipo energeticos)  (racion 20) (kcal 372) (proteinas 7,6) (grasas 1) (hidratos 85,2)(grasas-mono 0) (desayuno si) (almuerzo si) (comida si) (merienda si) (cena si))" calcext:value-type="string">
            <text:p>(alimento (id 299) (nombre copos-de-maiz) (grupo 6) (veces 2) (tipo energeticos) <text:s/>(racion 20) (kcal 372) (proteinas 7,6) (grasas 1) (hidratos 85,2)(grasas-mono 0) (desayuno si) (almuerzo si) (comida si) (merienda si) (cena si))</text:p>
          </table:table-cell>
          <table:table-cell table:formula="of:=SUBSTITUTE([.X300];&quot;,&quot;;&quot;.&quot;)" office:value-type="string" office:string-value="(alimento (id 299) (nombre copos-de-maiz) (grupo 6) (veces 2) (tipo energeticos)  (racion 20) (kcal 372) (proteinas 7.6) (grasas 1) (hidratos 85.2)(grasas-mono 0) (desayuno si) (almuerzo si) (comida si) (merienda si) (cena si))" calcext:value-type="string">
            <text:p>(alimento (id 299) (nombre copos-de-maiz) (grupo 6) (veces 2) (tipo energeticos) <text:s/>(racion 20) (kcal 372) (proteinas 7.6) (grasas 1) (hidratos 85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Pan, pasta, cereales, azúcar y dulces</text:p>
          </table:table-cell>
          <table:table-cell table:style-name="ce14" office:value-type="string" calcext:value-type="string">
            <text:p>Copos de maiz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string" calcext:value-type="string">
            <text:p>energeticos</text:p>
          </table:table-cell>
          <table:table-cell table:style-name="ce14" table:formula="of:=[.L301]*[.M301]/100" office:value-type="float" office:value="186" calcext:value-type="float">
            <text:p>186</text:p>
          </table:table-cell>
          <table:table-cell table:style-name="ce16" table:formula="of:=[.L315]*[.P315]*4/100" office:value-type="float" office:value="160" calcext:value-type="float">
            <text:p>160</text:p>
          </table:table-cell>
          <table:table-cell table:style-name="ce16" table:formula="of:=[.L301]*[.P301]*4/100" office:value-type="float" office:value="170.4" calcext:value-type="float">
            <text:p>170,4</text:p>
          </table:table-cell>
          <table:table-cell table:style-name="ce16" table:formula="of:=[.L301]*[.O301]*9/100" office:value-type="float" office:value="4.5" calcext:value-type="float">
            <text:p>4,5</text:p>
          </table:table-cell>
          <table:table-cell table:style-name="ce15" office:value-type="float" office:value="50" calcext:value-type="float">
            <text:p>50</text:p>
          </table:table-cell>
          <table:table-cell table:style-name="ce14" office:value-type="float" office:value="372" calcext:value-type="float">
            <text:p>372</text:p>
          </table:table-cell>
          <table:table-cell table:style-name="ce24" office:value-type="float" office:value="7.6" calcext:value-type="float">
            <text:p>7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5.2" calcext:value-type="float">
            <text:p>85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12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ce12" table:formula="of:=SUBSTITUTE(SUBSTITUTE(SUBSTITUTE(SUBSTITUTE(SUBSTITUTE(SUBSTITUTE(LOWER([.D301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31" table:formula="of:=CONCATENATE(&quot;(alimento (id &quot;;[.B301];&quot;) (nombre &quot;;[.W301];&quot;) (grupo &quot;;[.E301];&quot;) (veces &quot;;[.F301];&quot;) (tipo &quot;;[.G301];&quot;)  (racion &quot;;[.L301];&quot;) (kcal &quot;;[.M301];&quot;) (proteinas &quot;;[.N301];&quot;) (grasas &quot;;[.O301];&quot;) (hidratos &quot;;[.P301];&quot;)(grasas-mono &quot;;[.Q301];&quot;) (desayuno &quot;;[.R301];&quot;) (almuerzo &quot;;[.S301];&quot;) (comida &quot;;[.T301];&quot;) (merienda &quot;;[.U301];&quot;) (cena &quot;;[.V301];&quot;))&quot;)" office:value-type="string" office:string-value="(alimento (id 300) (nombre copos-de-maiz) (grupo 6) (veces 2) (tipo energeticos)  (racion 50) (kcal 372) (proteinas 7,6) (grasas 1) (hidratos 85,2)(grasas-mono 0) (desayuno si) (almuerzo si) (comida si) (merienda si) (cena si))" calcext:value-type="string">
            <text:p>(alimento (id 300) (nombre copos-de-maiz) (grupo 6) (veces 2) (tipo energeticos) <text:s/>(racion 50) (kcal 372) (proteinas 7,6) (grasas 1) (hidratos 85,2)(grasas-mono 0) (desayuno si) (almuerzo si) (comida si) (merienda si) (cena si))</text:p>
          </table:table-cell>
          <table:table-cell table:style-name="ce12" table:formula="of:=SUBSTITUTE([.X301];&quot;,&quot;;&quot;.&quot;)" office:value-type="string" office:string-value="(alimento (id 300) (nombre copos-de-maiz) (grupo 6) (veces 2) (tipo energeticos)  (racion 50) (kcal 372) (proteinas 7.6) (grasas 1) (hidratos 85.2)(grasas-mono 0) (desayuno si) (almuerzo si) (comida si) (merienda si) (cena si))" calcext:value-type="string">
            <text:p>(alimento (id 300) (nombre copos-de-maiz) (grupo 6) (veces 2) (tipo energeticos) <text:s/>(racion 50) (kcal 372) (proteinas 7.6) (grasas 1) (hidratos 85.2)(grasas-mono 0) (desayuno si) (almuerzo si) (comida si) (merienda si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301" calcext:value-type="float">
            <text:p>301</text:p>
          </table:table-cell>
          <table:table-cell office:value-type="string" calcext:value-type="string">
            <text:p>Pan, pasta, cereales, azúcar y dulces</text:p>
          </table:table-cell>
          <table:table-cell table:style-name="ce14" office:value-type="string" calcext:value-type="string">
            <text:p>Copos de maiz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02]*[.M302]/100" office:value-type="float" office:value="372" calcext:value-type="float">
            <text:p>372</text:p>
          </table:table-cell>
          <table:table-cell table:style-name="ce16" table:formula="of:=[.L316]*[.P316]*4/100" office:value-type="float" office:value="128" calcext:value-type="float">
            <text:p>128</text:p>
          </table:table-cell>
          <table:table-cell table:style-name="ce16" table:formula="of:=[.L302]*[.P302]*4/100" office:value-type="float" office:value="340.8" calcext:value-type="float">
            <text:p>340,8</text:p>
          </table:table-cell>
          <table:table-cell table:style-name="ce16" table:formula="of:=[.L302]*[.O302]*9/100" office:value-type="float" office:value="9" calcext:value-type="float">
            <text:p>9</text:p>
          </table:table-cell>
          <table:table-cell table:style-name="ce15" office:value-type="float" office:value="100" calcext:value-type="float">
            <text:p>100</text:p>
          </table:table-cell>
          <table:table-cell table:style-name="ce14" office:value-type="float" office:value="372" calcext:value-type="float">
            <text:p>372</text:p>
          </table:table-cell>
          <table:table-cell table:style-name="ce24" office:value-type="float" office:value="7.6" calcext:value-type="float">
            <text:p>7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5.2" calcext:value-type="float">
            <text:p>85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02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31" table:formula="of:=CONCATENATE(&quot;(alimento (id &quot;;[.B302];&quot;) (nombre &quot;;[.W302];&quot;) (grupo &quot;;[.E302];&quot;) (veces &quot;;[.F302];&quot;) (tipo &quot;;[.G302];&quot;)  (racion &quot;;[.L302];&quot;) (kcal &quot;;[.M302];&quot;) (proteinas &quot;;[.N302];&quot;) (grasas &quot;;[.O302];&quot;) (hidratos &quot;;[.P302];&quot;)(grasas-mono &quot;;[.Q302];&quot;) (desayuno &quot;;[.R302];&quot;) (almuerzo &quot;;[.S302];&quot;) (comida &quot;;[.T302];&quot;) (merienda &quot;;[.U302];&quot;) (cena &quot;;[.V302];&quot;))&quot;)" office:value-type="string" office:string-value="(alimento (id 301) (nombre copos-de-maiz) (grupo 6) (veces 2) (tipo energeticos)  (racion 100) (kcal 372) (proteinas 7,6) (grasas 1) (hidratos 85,2)(grasas-mono 0) (desayuno si) (almuerzo si) (comida si) (merienda si) (cena si))" calcext:value-type="string">
            <text:p>(alimento (id 301) (nombre copos-de-maiz) (grupo 6) (veces 2) (tipo energeticos) <text:s/>(racion 100) (kcal 372) (proteinas 7,6) (grasas 1) (hidratos 85,2)(grasas-mono 0) (desayuno si) (almuerzo si) (comida si) (merienda si) (cena si))</text:p>
          </table:table-cell>
          <table:table-cell table:formula="of:=SUBSTITUTE([.X302];&quot;,&quot;;&quot;.&quot;)" office:value-type="string" office:string-value="(alimento (id 301) (nombre copos-de-maiz) (grupo 6) (veces 2) (tipo energeticos)  (racion 100) (kcal 372) (proteinas 7.6) (grasas 1) (hidratos 85.2)(grasas-mono 0) (desayuno si) (almuerzo si) (comida si) (merienda si) (cena si))" calcext:value-type="string">
            <text:p>(alimento (id 301) (nombre copos-de-maiz) (grupo 6) (veces 2) (tipo energeticos) <text:s/>(racion 100) (kcal 372) (proteinas 7.6) (grasas 1) (hidratos 85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02" calcext:value-type="float">
            <text:p>302</text:p>
          </table:table-cell>
          <table:table-cell office:value-type="string" calcext:value-type="string">
            <text:p>Pan, pasta, cereales, azúcar y dulces</text:p>
          </table:table-cell>
          <table:table-cell table:style-name="ce14" office:value-type="string" calcext:value-type="string">
            <text:p>Copos de maiz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03]*[.M303]/100" office:value-type="float" office:value="93" calcext:value-type="float">
            <text:p>93</text:p>
          </table:table-cell>
          <table:table-cell table:style-name="ce16" table:formula="of:=[.L317]*[.P317]*4/100" office:value-type="float" office:value="64" calcext:value-type="float">
            <text:p>64</text:p>
          </table:table-cell>
          <table:table-cell table:style-name="ce16" table:formula="of:=[.L303]*[.P303]*4/100" office:value-type="float" office:value="85.2" calcext:value-type="float">
            <text:p>85,2</text:p>
          </table:table-cell>
          <table:table-cell table:style-name="ce16" table:formula="of:=[.L303]*[.O303]*9/100" office:value-type="float" office:value="2.25" calcext:value-type="float">
            <text:p>2,25</text:p>
          </table:table-cell>
          <table:table-cell table:style-name="ce15" office:value-type="float" office:value="25" calcext:value-type="float">
            <text:p>25</text:p>
          </table:table-cell>
          <table:table-cell table:style-name="ce14" office:value-type="float" office:value="372" calcext:value-type="float">
            <text:p>372</text:p>
          </table:table-cell>
          <table:table-cell table:style-name="ce24" office:value-type="float" office:value="7.6" calcext:value-type="float">
            <text:p>7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5.2" calcext:value-type="float">
            <text:p>85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03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31" table:formula="of:=CONCATENATE(&quot;(alimento (id &quot;;[.B303];&quot;) (nombre &quot;;[.W303];&quot;) (grupo &quot;;[.E303];&quot;) (veces &quot;;[.F303];&quot;) (tipo &quot;;[.G303];&quot;)  (racion &quot;;[.L303];&quot;) (kcal &quot;;[.M303];&quot;) (proteinas &quot;;[.N303];&quot;) (grasas &quot;;[.O303];&quot;) (hidratos &quot;;[.P303];&quot;)(grasas-mono &quot;;[.Q303];&quot;) (desayuno &quot;;[.R303];&quot;) (almuerzo &quot;;[.S303];&quot;) (comida &quot;;[.T303];&quot;) (merienda &quot;;[.U303];&quot;) (cena &quot;;[.V303];&quot;))&quot;)" office:value-type="string" office:string-value="(alimento (id 302) (nombre copos-de-maiz) (grupo 6) (veces 2) (tipo energeticos)  (racion 25) (kcal 372) (proteinas 7,6) (grasas 1) (hidratos 85,2)(grasas-mono 0) (desayuno si) (almuerzo si) (comida si) (merienda si) (cena si))" calcext:value-type="string">
            <text:p>(alimento (id 302) (nombre copos-de-maiz) (grupo 6) (veces 2) (tipo energeticos) <text:s/>(racion 25) (kcal 372) (proteinas 7,6) (grasas 1) (hidratos 85,2)(grasas-mono 0) (desayuno si) (almuerzo si) (comida si) (merienda si) (cena si))</text:p>
          </table:table-cell>
          <table:table-cell table:formula="of:=SUBSTITUTE([.X303];&quot;,&quot;;&quot;.&quot;)" office:value-type="string" office:string-value="(alimento (id 302) (nombre copos-de-maiz) (grupo 6) (veces 2) (tipo energeticos)  (racion 25) (kcal 372) (proteinas 7.6) (grasas 1) (hidratos 85.2)(grasas-mono 0) (desayuno si) (almuerzo si) (comida si) (merienda si) (cena si))" calcext:value-type="string">
            <text:p>(alimento (id 302) (nombre copos-de-maiz) (grupo 6) (veces 2) (tipo energeticos) <text:s/>(racion 25) (kcal 372) (proteinas 7.6) (grasas 1) (hidratos 85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03" calcext:value-type="float">
            <text:p>303</text:p>
          </table:table-cell>
          <table:table-cell office:value-type="string" calcext:value-type="string">
            <text:p>Pan, pasta, cereales, azúcar y dulces</text:p>
          </table:table-cell>
          <table:table-cell table:style-name="ce14" office:value-type="string" calcext:value-type="string">
            <text:p>Copos de maiz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04]*[.M304]/100" office:value-type="float" office:value="558" calcext:value-type="float">
            <text:p>558</text:p>
          </table:table-cell>
          <table:table-cell table:style-name="ce16" table:formula="of:=[.L318]*[.P318]*4/100" office:value-type="float" office:value="32" calcext:value-type="float">
            <text:p>32</text:p>
          </table:table-cell>
          <table:table-cell table:style-name="ce16" table:formula="of:=[.L304]*[.P304]*4/100" office:value-type="float" office:value="511.2" calcext:value-type="float">
            <text:p>511,2</text:p>
          </table:table-cell>
          <table:table-cell table:style-name="ce16" table:formula="of:=[.L304]*[.O304]*9/100" office:value-type="float" office:value="13.5" calcext:value-type="float">
            <text:p>13,5</text:p>
          </table:table-cell>
          <table:table-cell table:style-name="ce15" office:value-type="float" office:value="150" calcext:value-type="float">
            <text:p>150</text:p>
          </table:table-cell>
          <table:table-cell table:style-name="ce14" office:value-type="float" office:value="372" calcext:value-type="float">
            <text:p>372</text:p>
          </table:table-cell>
          <table:table-cell table:style-name="ce24" office:value-type="float" office:value="7.6" calcext:value-type="float">
            <text:p>7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5.2" calcext:value-type="float">
            <text:p>85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04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31" table:formula="of:=CONCATENATE(&quot;(alimento (id &quot;;[.B304];&quot;) (nombre &quot;;[.W304];&quot;) (grupo &quot;;[.E304];&quot;) (veces &quot;;[.F304];&quot;) (tipo &quot;;[.G304];&quot;)  (racion &quot;;[.L304];&quot;) (kcal &quot;;[.M304];&quot;) (proteinas &quot;;[.N304];&quot;) (grasas &quot;;[.O304];&quot;) (hidratos &quot;;[.P304];&quot;)(grasas-mono &quot;;[.Q304];&quot;) (desayuno &quot;;[.R304];&quot;) (almuerzo &quot;;[.S304];&quot;) (comida &quot;;[.T304];&quot;) (merienda &quot;;[.U304];&quot;) (cena &quot;;[.V304];&quot;))&quot;)" office:value-type="string" office:string-value="(alimento (id 303) (nombre copos-de-maiz) (grupo 6) (veces 2) (tipo energeticos)  (racion 150) (kcal 372) (proteinas 7,6) (grasas 1) (hidratos 85,2)(grasas-mono 0) (desayuno si) (almuerzo si) (comida si) (merienda si) (cena si))" calcext:value-type="string">
            <text:p>(alimento (id 303) (nombre copos-de-maiz) (grupo 6) (veces 2) (tipo energeticos) <text:s/>(racion 150) (kcal 372) (proteinas 7,6) (grasas 1) (hidratos 85,2)(grasas-mono 0) (desayuno si) (almuerzo si) (comida si) (merienda si) (cena si))</text:p>
          </table:table-cell>
          <table:table-cell table:formula="of:=SUBSTITUTE([.X304];&quot;,&quot;;&quot;.&quot;)" office:value-type="string" office:string-value="(alimento (id 303) (nombre copos-de-maiz) (grupo 6) (veces 2) (tipo energeticos)  (racion 150) (kcal 372) (proteinas 7.6) (grasas 1) (hidratos 85.2)(grasas-mono 0) (desayuno si) (almuerzo si) (comida si) (merienda si) (cena si))" calcext:value-type="string">
            <text:p>(alimento (id 303) (nombre copos-de-maiz) (grupo 6) (veces 2) (tipo energeticos) <text:s/>(racion 150) (kcal 372) (proteinas 7.6) (grasas 1) (hidratos 85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04" calcext:value-type="float">
            <text:p>304</text:p>
          </table:table-cell>
          <table:table-cell office:value-type="string" calcext:value-type="string">
            <text:p>Pan, pasta, cereales, azúcar y dulces</text:p>
          </table:table-cell>
          <table:table-cell table:style-name="ce14" office:value-type="string" calcext:value-type="string">
            <text:p>Copos de maiz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05]*[.M305]/100" office:value-type="float" office:value="279" calcext:value-type="float">
            <text:p>279</text:p>
          </table:table-cell>
          <table:table-cell table:style-name="ce16" table:formula="of:=[.L319]*[.P319]*4/100" office:value-type="float" office:value="160" calcext:value-type="float">
            <text:p>160</text:p>
          </table:table-cell>
          <table:table-cell table:style-name="ce16" table:formula="of:=[.L305]*[.P305]*4/100" office:value-type="float" office:value="255.6" calcext:value-type="float">
            <text:p>255,6</text:p>
          </table:table-cell>
          <table:table-cell table:style-name="ce16" table:formula="of:=[.L305]*[.O305]*9/100" office:value-type="float" office:value="6.75" calcext:value-type="float">
            <text:p>6,75</text:p>
          </table:table-cell>
          <table:table-cell table:style-name="ce15" office:value-type="float" office:value="75" calcext:value-type="float">
            <text:p>75</text:p>
          </table:table-cell>
          <table:table-cell table:style-name="ce14" office:value-type="float" office:value="372" calcext:value-type="float">
            <text:p>372</text:p>
          </table:table-cell>
          <table:table-cell table:style-name="ce24" office:value-type="float" office:value="7.6" calcext:value-type="float">
            <text:p>7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5.2" calcext:value-type="float">
            <text:p>85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05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31" table:formula="of:=CONCATENATE(&quot;(alimento (id &quot;;[.B305];&quot;) (nombre &quot;;[.W305];&quot;) (grupo &quot;;[.E305];&quot;) (veces &quot;;[.F305];&quot;) (tipo &quot;;[.G305];&quot;)  (racion &quot;;[.L305];&quot;) (kcal &quot;;[.M305];&quot;) (proteinas &quot;;[.N305];&quot;) (grasas &quot;;[.O305];&quot;) (hidratos &quot;;[.P305];&quot;)(grasas-mono &quot;;[.Q305];&quot;) (desayuno &quot;;[.R305];&quot;) (almuerzo &quot;;[.S305];&quot;) (comida &quot;;[.T305];&quot;) (merienda &quot;;[.U305];&quot;) (cena &quot;;[.V305];&quot;))&quot;)" office:value-type="string" office:string-value="(alimento (id 304) (nombre copos-de-maiz) (grupo 6) (veces 2) (tipo energeticos)  (racion 75) (kcal 372) (proteinas 7,6) (grasas 1) (hidratos 85,2)(grasas-mono 0) (desayuno si) (almuerzo si) (comida si) (merienda si) (cena si))" calcext:value-type="string">
            <text:p>(alimento (id 304) (nombre copos-de-maiz) (grupo 6) (veces 2) (tipo energeticos) <text:s/>(racion 75) (kcal 372) (proteinas 7,6) (grasas 1) (hidratos 85,2)(grasas-mono 0) (desayuno si) (almuerzo si) (comida si) (merienda si) (cena si))</text:p>
          </table:table-cell>
          <table:table-cell table:formula="of:=SUBSTITUTE([.X305];&quot;,&quot;;&quot;.&quot;)" office:value-type="string" office:string-value="(alimento (id 304) (nombre copos-de-maiz) (grupo 6) (veces 2) (tipo energeticos)  (racion 75) (kcal 372) (proteinas 7.6) (grasas 1) (hidratos 85.2)(grasas-mono 0) (desayuno si) (almuerzo si) (comida si) (merienda si) (cena si))" calcext:value-type="string">
            <text:p>(alimento (id 304) (nombre copos-de-maiz) (grupo 6) (veces 2) (tipo energeticos) <text:s/>(racion 75) (kcal 372) (proteinas 7.6) (grasas 1) (hidratos 85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05" calcext:value-type="float">
            <text:p>305</text:p>
          </table:table-cell>
          <table:table-cell office:value-type="string" calcext:value-type="string">
            <text:p>Pan, pasta, cereales, azúcar y dulces</text:p>
          </table:table-cell>
          <table:table-cell table:style-name="ce14" office:value-type="string" calcext:value-type="string">
            <text:p>Copos de maiz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06]*[.M306]/100" office:value-type="float" office:value="111.6" calcext:value-type="float">
            <text:p>111,6</text:p>
          </table:table-cell>
          <table:table-cell table:style-name="ce16" table:formula="of:=[.L320]*[.P320]*4/100" office:value-type="float" office:value="97.92" calcext:value-type="float">
            <text:p>97,92</text:p>
          </table:table-cell>
          <table:table-cell table:style-name="ce16" table:formula="of:=[.L306]*[.P306]*4/100" office:value-type="float" office:value="102.24" calcext:value-type="float">
            <text:p>102,24</text:p>
          </table:table-cell>
          <table:table-cell table:style-name="ce16" table:formula="of:=[.L306]*[.O306]*9/100" office:value-type="float" office:value="2.7" calcext:value-type="float">
            <text:p>2,7</text:p>
          </table:table-cell>
          <table:table-cell table:style-name="ce15" office:value-type="float" office:value="30" calcext:value-type="float">
            <text:p>30</text:p>
          </table:table-cell>
          <table:table-cell table:style-name="ce14" office:value-type="float" office:value="372" calcext:value-type="float">
            <text:p>372</text:p>
          </table:table-cell>
          <table:table-cell table:style-name="ce24" office:value-type="float" office:value="7.6" calcext:value-type="float">
            <text:p>7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5.2" calcext:value-type="float">
            <text:p>85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06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31" table:formula="of:=CONCATENATE(&quot;(alimento (id &quot;;[.B306];&quot;) (nombre &quot;;[.W306];&quot;) (grupo &quot;;[.E306];&quot;) (veces &quot;;[.F306];&quot;) (tipo &quot;;[.G306];&quot;)  (racion &quot;;[.L306];&quot;) (kcal &quot;;[.M306];&quot;) (proteinas &quot;;[.N306];&quot;) (grasas &quot;;[.O306];&quot;) (hidratos &quot;;[.P306];&quot;)(grasas-mono &quot;;[.Q306];&quot;) (desayuno &quot;;[.R306];&quot;) (almuerzo &quot;;[.S306];&quot;) (comida &quot;;[.T306];&quot;) (merienda &quot;;[.U306];&quot;) (cena &quot;;[.V306];&quot;))&quot;)" office:value-type="string" office:string-value="(alimento (id 305) (nombre copos-de-maiz) (grupo 6) (veces 2) (tipo energeticos)  (racion 30) (kcal 372) (proteinas 7,6) (grasas 1) (hidratos 85,2)(grasas-mono 0) (desayuno si) (almuerzo si) (comida si) (merienda si) (cena si))" calcext:value-type="string">
            <text:p>(alimento (id 305) (nombre copos-de-maiz) (grupo 6) (veces 2) (tipo energeticos) <text:s/>(racion 30) (kcal 372) (proteinas 7,6) (grasas 1) (hidratos 85,2)(grasas-mono 0) (desayuno si) (almuerzo si) (comida si) (merienda si) (cena si))</text:p>
          </table:table-cell>
          <table:table-cell table:formula="of:=SUBSTITUTE([.X306];&quot;,&quot;;&quot;.&quot;)" office:value-type="string" office:string-value="(alimento (id 305) (nombre copos-de-maiz) (grupo 6) (veces 2) (tipo energeticos)  (racion 30) (kcal 372) (proteinas 7.6) (grasas 1) (hidratos 85.2)(grasas-mono 0) (desayuno si) (almuerzo si) (comida si) (merienda si) (cena si))" calcext:value-type="string">
            <text:p>(alimento (id 305) (nombre copos-de-maiz) (grupo 6) (veces 2) (tipo energeticos) <text:s/>(racion 30) (kcal 372) (proteinas 7.6) (grasas 1) (hidratos 85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06" calcext:value-type="float">
            <text:p>306</text:p>
          </table:table-cell>
          <table:table-cell office:value-type="string" calcext:value-type="string">
            <text:p>Pan, pasta, cereales, azúcar y dulces</text:p>
          </table:table-cell>
          <table:table-cell table:style-name="ce14" office:value-type="string" calcext:value-type="string">
            <text:p>Copos de maiz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07]*[.M307]/100" office:value-type="float" office:value="148.8" calcext:value-type="float">
            <text:p>148,8</text:p>
          </table:table-cell>
          <table:table-cell table:style-name="ce16" table:formula="of:=[.L321]*[.P321]*4/100" office:value-type="float" office:value="130.56" calcext:value-type="float">
            <text:p>130,56</text:p>
          </table:table-cell>
          <table:table-cell table:style-name="ce16" table:formula="of:=[.L307]*[.P307]*4/100" office:value-type="float" office:value="136.32" calcext:value-type="float">
            <text:p>136,32</text:p>
          </table:table-cell>
          <table:table-cell table:style-name="ce16" table:formula="of:=[.L307]*[.O307]*9/100" office:value-type="float" office:value="3.6" calcext:value-type="float">
            <text:p>3,6</text:p>
          </table:table-cell>
          <table:table-cell table:style-name="ce15" office:value-type="float" office:value="40" calcext:value-type="float">
            <text:p>40</text:p>
          </table:table-cell>
          <table:table-cell table:style-name="ce14" office:value-type="float" office:value="372" calcext:value-type="float">
            <text:p>372</text:p>
          </table:table-cell>
          <table:table-cell table:style-name="ce24" office:value-type="float" office:value="7.6" calcext:value-type="float">
            <text:p>7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5.2" calcext:value-type="float">
            <text:p>85.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07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31" table:formula="of:=CONCATENATE(&quot;(alimento (id &quot;;[.B307];&quot;) (nombre &quot;;[.W307];&quot;) (grupo &quot;;[.E307];&quot;) (veces &quot;;[.F307];&quot;) (tipo &quot;;[.G307];&quot;)  (racion &quot;;[.L307];&quot;) (kcal &quot;;[.M307];&quot;) (proteinas &quot;;[.N307];&quot;) (grasas &quot;;[.O307];&quot;) (hidratos &quot;;[.P307];&quot;)(grasas-mono &quot;;[.Q307];&quot;) (desayuno &quot;;[.R307];&quot;) (almuerzo &quot;;[.S307];&quot;) (comida &quot;;[.T307];&quot;) (merienda &quot;;[.U307];&quot;) (cena &quot;;[.V307];&quot;))&quot;)" office:value-type="string" office:string-value="(alimento (id 306) (nombre copos-de-maiz) (grupo 6) (veces 2) (tipo energeticos)  (racion 40) (kcal 372) (proteinas 7,6) (grasas 1) (hidratos 85,2)(grasas-mono 0) (desayuno si) (almuerzo si) (comida si) (merienda si) (cena si))" calcext:value-type="string">
            <text:p>(alimento (id 306) (nombre copos-de-maiz) (grupo 6) (veces 2) (tipo energeticos) <text:s/>(racion 40) (kcal 372) (proteinas 7,6) (grasas 1) (hidratos 85,2)(grasas-mono 0) (desayuno si) (almuerzo si) (comida si) (merienda si) (cena si))</text:p>
          </table:table-cell>
          <table:table-cell table:formula="of:=SUBSTITUTE([.X307];&quot;,&quot;;&quot;.&quot;)" office:value-type="string" office:string-value="(alimento (id 306) (nombre copos-de-maiz) (grupo 6) (veces 2) (tipo energeticos)  (racion 40) (kcal 372) (proteinas 7.6) (grasas 1) (hidratos 85.2)(grasas-mono 0) (desayuno si) (almuerzo si) (comida si) (merienda si) (cena si))" calcext:value-type="string">
            <text:p>(alimento (id 306) (nombre copos-de-maiz) (grupo 6) (veces 2) (tipo energeticos) <text:s/>(racion 40) (kcal 372) (proteinas 7.6) (grasas 1) (hidratos 85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07" calcext:value-type="float">
            <text:p>307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vena copos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08]*[.M308]/100" office:value-type="float" office:value="191.5" calcext:value-type="float">
            <text:p>191,5</text:p>
          </table:table-cell>
          <table:table-cell table:style-name="ce16" table:formula="of:=[.L322]*[.P322]*4/100" office:value-type="float" office:value="163.2" calcext:value-type="float">
            <text:p>163,2</text:p>
          </table:table-cell>
          <table:table-cell table:style-name="ce16" table:formula="of:=[.L308]*[.P308]*4/100" office:value-type="float" office:value="117.8" calcext:value-type="float">
            <text:p>117,8</text:p>
          </table:table-cell>
          <table:table-cell table:style-name="ce16" table:formula="of:=[.L308]*[.O308]*9/100" office:value-type="float" office:value="39.6" calcext:value-type="float">
            <text:p>39,6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83" calcext:value-type="float">
            <text:p>38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8.8" calcext:value-type="float">
            <text:p>8.8</text:p>
          </table:table-cell>
          <table:table-cell table:style-name="ce25" office:value-type="float" office:value="58.9" calcext:value-type="float">
            <text:p>58.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08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31" table:formula="of:=CONCATENATE(&quot;(alimento (id &quot;;[.B308];&quot;) (nombre &quot;;[.W308];&quot;) (grupo &quot;;[.E308];&quot;) (veces &quot;;[.F308];&quot;) (tipo &quot;;[.G308];&quot;)  (racion &quot;;[.L308];&quot;) (kcal &quot;;[.M308];&quot;) (proteinas &quot;;[.N308];&quot;) (grasas &quot;;[.O308];&quot;) (hidratos &quot;;[.P308];&quot;)(grasas-mono &quot;;[.Q308];&quot;) (desayuno &quot;;[.R308];&quot;) (almuerzo &quot;;[.S308];&quot;) (comida &quot;;[.T308];&quot;) (merienda &quot;;[.U308];&quot;) (cena &quot;;[.V308];&quot;))&quot;)" office:value-type="string" office:string-value="(alimento (id 307) (nombre avena-copos) (grupo 6) (veces 5) (tipo energeticos)  (racion 50) (kcal 383) (proteinas 17) (grasas 8,8) (hidratos 58,9)(grasas-mono 0) (desayuno si) (almuerzo si) (comida si) (merienda no) (cena si))" calcext:value-type="string">
            <text:p>(alimento (id 307) (nombre avena-copos) (grupo 6) (veces 5) (tipo energeticos) <text:s/>(racion 50) (kcal 383) (proteinas 17) (grasas 8,8) (hidratos 58,9)(grasas-mono 0) (desayuno si) (almuerzo si) (comida si) (merienda no) (cena si))</text:p>
          </table:table-cell>
          <table:table-cell table:formula="of:=SUBSTITUTE([.X308];&quot;,&quot;;&quot;.&quot;)" office:value-type="string" office:string-value="(alimento (id 307) (nombre avena-copos) (grupo 6) (veces 5) (tipo energeticos)  (racion 50) (kcal 383) (proteinas 17) (grasas 8.8) (hidratos 58.9)(grasas-mono 0) (desayuno si) (almuerzo si) (comida si) (merienda no) (cena si))" calcext:value-type="string">
            <text:p>(alimento (id 307) (nombre avena-copos) (grupo 6) (veces 5) (tipo energeticos) <text:s/>(racion 50) (kcal 383) (proteinas 17) (grasas 8.8) (hidratos 58.9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08" calcext:value-type="float">
            <text:p>308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vena copos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09]*[.M309]/100" office:value-type="float" office:value="287.25" calcext:value-type="float">
            <text:p>287,25</text:p>
          </table:table-cell>
          <table:table-cell table:style-name="ce16" table:formula="of:=[.L323]*[.P323]*4/100" office:value-type="float" office:value="326.4" calcext:value-type="float">
            <text:p>326,4</text:p>
          </table:table-cell>
          <table:table-cell table:style-name="ce16" table:formula="of:=[.L309]*[.P309]*4/100" office:value-type="float" office:value="176.7" calcext:value-type="float">
            <text:p>176,7</text:p>
          </table:table-cell>
          <table:table-cell table:style-name="ce16" table:formula="of:=[.L309]*[.O309]*9/100" office:value-type="float" office:value="59.4" calcext:value-type="float">
            <text:p>59,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383" calcext:value-type="float">
            <text:p>38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8.8" calcext:value-type="float">
            <text:p>8.8</text:p>
          </table:table-cell>
          <table:table-cell table:style-name="ce25" office:value-type="float" office:value="58.9" calcext:value-type="float">
            <text:p>58.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09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31" table:formula="of:=CONCATENATE(&quot;(alimento (id &quot;;[.B309];&quot;) (nombre &quot;;[.W309];&quot;) (grupo &quot;;[.E309];&quot;) (veces &quot;;[.F309];&quot;) (tipo &quot;;[.G309];&quot;)  (racion &quot;;[.L309];&quot;) (kcal &quot;;[.M309];&quot;) (proteinas &quot;;[.N309];&quot;) (grasas &quot;;[.O309];&quot;) (hidratos &quot;;[.P309];&quot;)(grasas-mono &quot;;[.Q309];&quot;) (desayuno &quot;;[.R309];&quot;) (almuerzo &quot;;[.S309];&quot;) (comida &quot;;[.T309];&quot;) (merienda &quot;;[.U309];&quot;) (cena &quot;;[.V309];&quot;))&quot;)" office:value-type="string" office:string-value="(alimento (id 308) (nombre avena-copos) (grupo 6) (veces 5) (tipo energeticos)  (racion 75) (kcal 383) (proteinas 17) (grasas 8,8) (hidratos 58,9)(grasas-mono 0) (desayuno si) (almuerzo si) (comida si) (merienda no) (cena si))" calcext:value-type="string">
            <text:p>(alimento (id 308) (nombre avena-copos) (grupo 6) (veces 5) (tipo energeticos) <text:s/>(racion 75) (kcal 383) (proteinas 17) (grasas 8,8) (hidratos 58,9)(grasas-mono 0) (desayuno si) (almuerzo si) (comida si) (merienda no) (cena si))</text:p>
          </table:table-cell>
          <table:table-cell table:formula="of:=SUBSTITUTE([.X309];&quot;,&quot;;&quot;.&quot;)" office:value-type="string" office:string-value="(alimento (id 308) (nombre avena-copos) (grupo 6) (veces 5) (tipo energeticos)  (racion 75) (kcal 383) (proteinas 17) (grasas 8.8) (hidratos 58.9)(grasas-mono 0) (desayuno si) (almuerzo si) (comida si) (merienda no) (cena si))" calcext:value-type="string">
            <text:p>(alimento (id 308) (nombre avena-copos) (grupo 6) (veces 5) (tipo energeticos) <text:s/>(racion 75) (kcal 383) (proteinas 17) (grasas 8.8) (hidratos 58.9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09" calcext:value-type="float">
            <text:p>309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vena copos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10]*[.M310]/100" office:value-type="float" office:value="383" calcext:value-type="float">
            <text:p>383</text:p>
          </table:table-cell>
          <table:table-cell table:style-name="ce16" table:formula="of:=[.L324]*[.P324]*4/100" office:value-type="float" office:value="408" calcext:value-type="float">
            <text:p>408</text:p>
          </table:table-cell>
          <table:table-cell table:style-name="ce16" table:formula="of:=[.L310]*[.P310]*4/100" office:value-type="float" office:value="235.6" calcext:value-type="float">
            <text:p>235,6</text:p>
          </table:table-cell>
          <table:table-cell table:style-name="ce16" table:formula="of:=[.L310]*[.O310]*9/100" office:value-type="float" office:value="79.2" calcext:value-type="float">
            <text:p>79,2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83" calcext:value-type="float">
            <text:p>38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8.8" calcext:value-type="float">
            <text:p>8.8</text:p>
          </table:table-cell>
          <table:table-cell table:style-name="ce25" office:value-type="float" office:value="58.9" calcext:value-type="float">
            <text:p>58.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10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31" table:formula="of:=CONCATENATE(&quot;(alimento (id &quot;;[.B310];&quot;) (nombre &quot;;[.W310];&quot;) (grupo &quot;;[.E310];&quot;) (veces &quot;;[.F310];&quot;) (tipo &quot;;[.G310];&quot;)  (racion &quot;;[.L310];&quot;) (kcal &quot;;[.M310];&quot;) (proteinas &quot;;[.N310];&quot;) (grasas &quot;;[.O310];&quot;) (hidratos &quot;;[.P310];&quot;)(grasas-mono &quot;;[.Q310];&quot;) (desayuno &quot;;[.R310];&quot;) (almuerzo &quot;;[.S310];&quot;) (comida &quot;;[.T310];&quot;) (merienda &quot;;[.U310];&quot;) (cena &quot;;[.V310];&quot;))&quot;)" office:value-type="string" office:string-value="(alimento (id 309) (nombre avena-copos) (grupo 6) (veces 5) (tipo energeticos)  (racion 100) (kcal 383) (proteinas 17) (grasas 8,8) (hidratos 58,9)(grasas-mono 0) (desayuno si) (almuerzo si) (comida si) (merienda no) (cena si))" calcext:value-type="string">
            <text:p>(alimento (id 309) (nombre avena-copos) (grupo 6) (veces 5) (tipo energeticos) <text:s/>(racion 100) (kcal 383) (proteinas 17) (grasas 8,8) (hidratos 58,9)(grasas-mono 0) (desayuno si) (almuerzo si) (comida si) (merienda no) (cena si))</text:p>
          </table:table-cell>
          <table:table-cell table:formula="of:=SUBSTITUTE([.X310];&quot;,&quot;;&quot;.&quot;)" office:value-type="string" office:string-value="(alimento (id 309) (nombre avena-copos) (grupo 6) (veces 5) (tipo energeticos)  (racion 100) (kcal 383) (proteinas 17) (grasas 8.8) (hidratos 58.9)(grasas-mono 0) (desayuno si) (almuerzo si) (comida si) (merienda no) (cena si))" calcext:value-type="string">
            <text:p>(alimento (id 309) (nombre avena-copos) (grupo 6) (veces 5) (tipo energeticos) <text:s/>(racion 100) (kcal 383) (proteinas 17) (grasas 8.8) (hidratos 58.9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10" calcext:value-type="float">
            <text:p>310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vena copos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11]*[.M311]/100" office:value-type="float" office:value="95.75" calcext:value-type="float">
            <text:p>95,75</text:p>
          </table:table-cell>
          <table:table-cell table:style-name="ce16" table:formula="of:=[.L325]*[.P325]*4/100" office:value-type="float" office:value="489.6" calcext:value-type="float">
            <text:p>489,6</text:p>
          </table:table-cell>
          <table:table-cell table:style-name="ce16" table:formula="of:=[.L311]*[.P311]*4/100" office:value-type="float" office:value="58.9" calcext:value-type="float">
            <text:p>58,9</text:p>
          </table:table-cell>
          <table:table-cell table:style-name="ce16" table:formula="of:=[.L311]*[.O311]*9/100" office:value-type="float" office:value="19.8" calcext:value-type="float">
            <text:p>19,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83" calcext:value-type="float">
            <text:p>38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8.8" calcext:value-type="float">
            <text:p>8.8</text:p>
          </table:table-cell>
          <table:table-cell table:style-name="ce25" office:value-type="float" office:value="58.9" calcext:value-type="float">
            <text:p>58.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11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31" table:formula="of:=CONCATENATE(&quot;(alimento (id &quot;;[.B311];&quot;) (nombre &quot;;[.W311];&quot;) (grupo &quot;;[.E311];&quot;) (veces &quot;;[.F311];&quot;) (tipo &quot;;[.G311];&quot;)  (racion &quot;;[.L311];&quot;) (kcal &quot;;[.M311];&quot;) (proteinas &quot;;[.N311];&quot;) (grasas &quot;;[.O311];&quot;) (hidratos &quot;;[.P311];&quot;)(grasas-mono &quot;;[.Q311];&quot;) (desayuno &quot;;[.R311];&quot;) (almuerzo &quot;;[.S311];&quot;) (comida &quot;;[.T311];&quot;) (merienda &quot;;[.U311];&quot;) (cena &quot;;[.V311];&quot;))&quot;)" office:value-type="string" office:string-value="(alimento (id 310) (nombre avena-copos) (grupo 6) (veces 5) (tipo energeticos)  (racion 25) (kcal 383) (proteinas 17) (grasas 8,8) (hidratos 58,9)(grasas-mono 0) (desayuno si) (almuerzo si) (comida si) (merienda no) (cena si))" calcext:value-type="string">
            <text:p>(alimento (id 310) (nombre avena-copos) (grupo 6) (veces 5) (tipo energeticos) <text:s/>(racion 25) (kcal 383) (proteinas 17) (grasas 8,8) (hidratos 58,9)(grasas-mono 0) (desayuno si) (almuerzo si) (comida si) (merienda no) (cena si))</text:p>
          </table:table-cell>
          <table:table-cell table:formula="of:=SUBSTITUTE([.X311];&quot;,&quot;;&quot;.&quot;)" office:value-type="string" office:string-value="(alimento (id 310) (nombre avena-copos) (grupo 6) (veces 5) (tipo energeticos)  (racion 25) (kcal 383) (proteinas 17) (grasas 8.8) (hidratos 58.9)(grasas-mono 0) (desayuno si) (almuerzo si) (comida si) (merienda no) (cena si))" calcext:value-type="string">
            <text:p>(alimento (id 310) (nombre avena-copos) (grupo 6) (veces 5) (tipo energeticos) <text:s/>(racion 25) (kcal 383) (proteinas 17) (grasas 8.8) (hidratos 58.9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11" calcext:value-type="float">
            <text:p>311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vena copos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12]*[.M312]/100" office:value-type="float" office:value="76.6" calcext:value-type="float">
            <text:p>76,6</text:p>
          </table:table-cell>
          <table:table-cell table:style-name="ce16" table:formula="of:=[.L326]*[.P326]*4/100" office:value-type="float" office:value="652.8" calcext:value-type="float">
            <text:p>652,8</text:p>
          </table:table-cell>
          <table:table-cell table:style-name="ce16" table:formula="of:=[.L312]*[.P312]*4/100" office:value-type="float" office:value="47.12" calcext:value-type="float">
            <text:p>47,12</text:p>
          </table:table-cell>
          <table:table-cell table:style-name="ce16" table:formula="of:=[.L312]*[.O312]*9/100" office:value-type="float" office:value="15.84" calcext:value-type="float">
            <text:p>15,8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83" calcext:value-type="float">
            <text:p>38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8.8" calcext:value-type="float">
            <text:p>8.8</text:p>
          </table:table-cell>
          <table:table-cell table:style-name="ce25" office:value-type="float" office:value="58.9" calcext:value-type="float">
            <text:p>58.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12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31" table:formula="of:=CONCATENATE(&quot;(alimento (id &quot;;[.B312];&quot;) (nombre &quot;;[.W312];&quot;) (grupo &quot;;[.E312];&quot;) (veces &quot;;[.F312];&quot;) (tipo &quot;;[.G312];&quot;)  (racion &quot;;[.L312];&quot;) (kcal &quot;;[.M312];&quot;) (proteinas &quot;;[.N312];&quot;) (grasas &quot;;[.O312];&quot;) (hidratos &quot;;[.P312];&quot;)(grasas-mono &quot;;[.Q312];&quot;) (desayuno &quot;;[.R312];&quot;) (almuerzo &quot;;[.S312];&quot;) (comida &quot;;[.T312];&quot;) (merienda &quot;;[.U312];&quot;) (cena &quot;;[.V312];&quot;))&quot;)" office:value-type="string" office:string-value="(alimento (id 311) (nombre avena-copos) (grupo 6) (veces 5) (tipo energeticos)  (racion 20) (kcal 383) (proteinas 17) (grasas 8,8) (hidratos 58,9)(grasas-mono 0) (desayuno si) (almuerzo si) (comida si) (merienda no) (cena si))" calcext:value-type="string">
            <text:p>(alimento (id 311) (nombre avena-copos) (grupo 6) (veces 5) (tipo energeticos) <text:s/>(racion 20) (kcal 383) (proteinas 17) (grasas 8,8) (hidratos 58,9)(grasas-mono 0) (desayuno si) (almuerzo si) (comida si) (merienda no) (cena si))</text:p>
          </table:table-cell>
          <table:table-cell table:formula="of:=SUBSTITUTE([.X312];&quot;,&quot;;&quot;.&quot;)" office:value-type="string" office:string-value="(alimento (id 311) (nombre avena-copos) (grupo 6) (veces 5) (tipo energeticos)  (racion 20) (kcal 383) (proteinas 17) (grasas 8.8) (hidratos 58.9)(grasas-mono 0) (desayuno si) (almuerzo si) (comida si) (merienda no) (cena si))" calcext:value-type="string">
            <text:p>(alimento (id 311) (nombre avena-copos) (grupo 6) (veces 5) (tipo energeticos) <text:s/>(racion 20) (kcal 383) (proteinas 17) (grasas 8.8) (hidratos 58.9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12" calcext:value-type="float">
            <text:p>312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vena copos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13]*[.M313]/100" office:value-type="float" office:value="114.9" calcext:value-type="float">
            <text:p>114,9</text:p>
          </table:table-cell>
          <table:table-cell table:style-name="ce16" table:formula="of:=[.L320]*[.P320]*4/100" office:value-type="float" office:value="97.92" calcext:value-type="float">
            <text:p>97,92</text:p>
          </table:table-cell>
          <table:table-cell table:style-name="ce16" table:formula="of:=[.L313]*[.P313]*4/100" office:value-type="float" office:value="70.68" calcext:value-type="float">
            <text:p>70,68</text:p>
          </table:table-cell>
          <table:table-cell table:style-name="ce16" table:formula="of:=[.L313]*[.O313]*9/100" office:value-type="float" office:value="23.76" calcext:value-type="float">
            <text:p>23,76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83" calcext:value-type="float">
            <text:p>38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8.8" calcext:value-type="float">
            <text:p>8.8</text:p>
          </table:table-cell>
          <table:table-cell table:style-name="ce25" office:value-type="float" office:value="58.9" calcext:value-type="float">
            <text:p>58.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13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31" table:formula="of:=CONCATENATE(&quot;(alimento (id &quot;;[.B313];&quot;) (nombre &quot;;[.W313];&quot;) (grupo &quot;;[.E313];&quot;) (veces &quot;;[.F313];&quot;) (tipo &quot;;[.G313];&quot;)  (racion &quot;;[.L313];&quot;) (kcal &quot;;[.M313];&quot;) (proteinas &quot;;[.N313];&quot;) (grasas &quot;;[.O313];&quot;) (hidratos &quot;;[.P313];&quot;)(grasas-mono &quot;;[.Q313];&quot;) (desayuno &quot;;[.R313];&quot;) (almuerzo &quot;;[.S313];&quot;) (comida &quot;;[.T313];&quot;) (merienda &quot;;[.U313];&quot;) (cena &quot;;[.V313];&quot;))&quot;)" office:value-type="string" office:string-value="(alimento (id 312) (nombre avena-copos) (grupo 6) (veces 5) (tipo energeticos)  (racion 30) (kcal 383) (proteinas 17) (grasas 8,8) (hidratos 58,9)(grasas-mono 0) (desayuno si) (almuerzo si) (comida si) (merienda no) (cena si))" calcext:value-type="string">
            <text:p>(alimento (id 312) (nombre avena-copos) (grupo 6) (veces 5) (tipo energeticos) <text:s/>(racion 30) (kcal 383) (proteinas 17) (grasas 8,8) (hidratos 58,9)(grasas-mono 0) (desayuno si) (almuerzo si) (comida si) (merienda no) (cena si))</text:p>
          </table:table-cell>
          <table:table-cell table:formula="of:=SUBSTITUTE([.X313];&quot;,&quot;;&quot;.&quot;)" office:value-type="string" office:string-value="(alimento (id 312) (nombre avena-copos) (grupo 6) (veces 5) (tipo energeticos)  (racion 30) (kcal 383) (proteinas 17) (grasas 8.8) (hidratos 58.9)(grasas-mono 0) (desayuno si) (almuerzo si) (comida si) (merienda no) (cena si))" calcext:value-type="string">
            <text:p>(alimento (id 312) (nombre avena-copos) (grupo 6) (veces 5) (tipo energeticos) <text:s/>(racion 30) (kcal 383) (proteinas 17) (grasas 8.8) (hidratos 58.9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13" calcext:value-type="float">
            <text:p>313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vena copos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14]*[.M314]/100" office:value-type="float" office:value="574.5" calcext:value-type="float">
            <text:p>574,5</text:p>
          </table:table-cell>
          <table:table-cell table:style-name="ce16" table:formula="of:=[.L321]*[.P321]*4/100" office:value-type="float" office:value="130.56" calcext:value-type="float">
            <text:p>130,56</text:p>
          </table:table-cell>
          <table:table-cell table:style-name="ce16" table:formula="of:=[.L314]*[.P314]*4/100" office:value-type="float" office:value="353.4" calcext:value-type="float">
            <text:p>353,4</text:p>
          </table:table-cell>
          <table:table-cell table:style-name="ce16" table:formula="of:=[.L314]*[.O314]*9/100" office:value-type="float" office:value="118.8" calcext:value-type="float">
            <text:p>118,8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83" calcext:value-type="float">
            <text:p>38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8.8" calcext:value-type="float">
            <text:p>8.8</text:p>
          </table:table-cell>
          <table:table-cell table:style-name="ce25" office:value-type="float" office:value="58.9" calcext:value-type="float">
            <text:p>58.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14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31" table:formula="of:=CONCATENATE(&quot;(alimento (id &quot;;[.B314];&quot;) (nombre &quot;;[.W314];&quot;) (grupo &quot;;[.E314];&quot;) (veces &quot;;[.F314];&quot;) (tipo &quot;;[.G314];&quot;)  (racion &quot;;[.L314];&quot;) (kcal &quot;;[.M314];&quot;) (proteinas &quot;;[.N314];&quot;) (grasas &quot;;[.O314];&quot;) (hidratos &quot;;[.P314];&quot;)(grasas-mono &quot;;[.Q314];&quot;) (desayuno &quot;;[.R314];&quot;) (almuerzo &quot;;[.S314];&quot;) (comida &quot;;[.T314];&quot;) (merienda &quot;;[.U314];&quot;) (cena &quot;;[.V314];&quot;))&quot;)" office:value-type="string" office:string-value="(alimento (id 313) (nombre avena-copos) (grupo 6) (veces 5) (tipo energeticos)  (racion 150) (kcal 383) (proteinas 17) (grasas 8,8) (hidratos 58,9)(grasas-mono 0) (desayuno si) (almuerzo si) (comida si) (merienda no) (cena si))" calcext:value-type="string">
            <text:p>(alimento (id 313) (nombre avena-copos) (grupo 6) (veces 5) (tipo energeticos) <text:s/>(racion 150) (kcal 383) (proteinas 17) (grasas 8,8) (hidratos 58,9)(grasas-mono 0) (desayuno si) (almuerzo si) (comida si) (merienda no) (cena si))</text:p>
          </table:table-cell>
          <table:table-cell table:formula="of:=SUBSTITUTE([.X314];&quot;,&quot;;&quot;.&quot;)" office:value-type="string" office:string-value="(alimento (id 313) (nombre avena-copos) (grupo 6) (veces 5) (tipo energeticos)  (racion 150) (kcal 383) (proteinas 17) (grasas 8.8) (hidratos 58.9)(grasas-mono 0) (desayuno si) (almuerzo si) (comida si) (merienda no) (cena si))" calcext:value-type="string">
            <text:p>(alimento (id 313) (nombre avena-copos) (grupo 6) (veces 5) (tipo energeticos) <text:s/>(racion 150) (kcal 383) (proteinas 17) (grasas 8.8) (hidratos 58.9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14" calcext:value-type="float">
            <text:p>314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Mie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15]*[.M315]/100" office:value-type="float" office:value="150" calcext:value-type="float">
            <text:p>150</text:p>
          </table:table-cell>
          <table:table-cell table:style-name="ce16" table:formula="of:=[.L322]*[.P322]*4/100" office:value-type="float" office:value="163.2" calcext:value-type="float">
            <text:p>163,2</text:p>
          </table:table-cell>
          <table:table-cell table:style-name="ce16" table:formula="of:=[.L315]*[.P315]*4/100" office:value-type="float" office:value="160" calcext:value-type="float">
            <text:p>160</text:p>
          </table:table-cell>
          <table:table-cell table:style-name="ce16" table:formula="of:=[.L315]*[.O315]*9/100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00" calcext:value-type="float">
            <text:p>300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0" calcext:value-type="float">
            <text:p>8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15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31" table:formula="of:=CONCATENATE(&quot;(alimento (id &quot;;[.B315];&quot;) (nombre &quot;;[.W315];&quot;) (grupo &quot;;[.E315];&quot;) (veces &quot;;[.F315];&quot;) (tipo &quot;;[.G315];&quot;)  (racion &quot;;[.L315];&quot;) (kcal &quot;;[.M315];&quot;) (proteinas &quot;;[.N315];&quot;) (grasas &quot;;[.O315];&quot;) (hidratos &quot;;[.P315];&quot;)(grasas-mono &quot;;[.Q315];&quot;) (desayuno &quot;;[.R315];&quot;) (almuerzo &quot;;[.S315];&quot;) (comida &quot;;[.T315];&quot;) (merienda &quot;;[.U315];&quot;) (cena &quot;;[.V315];&quot;))&quot;)" office:value-type="string" office:string-value="(alimento (id 314) (nombre miel) (grupo 6) (veces 5) (tipo energeticos)  (racion 50) (kcal 300) (proteinas 0,6) (grasas 0) (hidratos 80)(grasas-mono 0) (desayuno si) (almuerzo si) (comida si) (merienda si) (cena si))" calcext:value-type="string">
            <text:p>(alimento (id 314) (nombre miel) (grupo 6) (veces 5) (tipo energeticos) <text:s/>(racion 50) (kcal 300) (proteinas 0,6) (grasas 0) (hidratos 80)(grasas-mono 0) (desayuno si) (almuerzo si) (comida si) (merienda si) (cena si))</text:p>
          </table:table-cell>
          <table:table-cell table:formula="of:=SUBSTITUTE([.X315];&quot;,&quot;;&quot;.&quot;)" office:value-type="string" office:string-value="(alimento (id 314) (nombre miel) (grupo 6) (veces 5) (tipo energeticos)  (racion 50) (kcal 300) (proteinas 0.6) (grasas 0) (hidratos 80)(grasas-mono 0) (desayuno si) (almuerzo si) (comida si) (merienda si) (cena si))" calcext:value-type="string">
            <text:p>(alimento (id 314) (nombre miel) (grupo 6) (veces 5) (tipo energeticos) <text:s/>(racion 50) (kcal 300) (proteinas 0.6) (grasas 0) (hidratos 8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15" calcext:value-type="float">
            <text:p>315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Mie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16]*[.M316]/100" office:value-type="float" office:value="120" calcext:value-type="float">
            <text:p>120</text:p>
          </table:table-cell>
          <table:table-cell table:style-name="ce16" table:formula="of:=[.L323]*[.P323]*4/100" office:value-type="float" office:value="326.4" calcext:value-type="float">
            <text:p>326,4</text:p>
          </table:table-cell>
          <table:table-cell table:style-name="ce16" table:formula="of:=[.L316]*[.P316]*4/100" office:value-type="float" office:value="128" calcext:value-type="float">
            <text:p>128</text:p>
          </table:table-cell>
          <table:table-cell table:style-name="ce16" table:formula="of:=[.L316]*[.O316]*9/100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00" calcext:value-type="float">
            <text:p>300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0" calcext:value-type="float">
            <text:p>8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16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31" table:formula="of:=CONCATENATE(&quot;(alimento (id &quot;;[.B316];&quot;) (nombre &quot;;[.W316];&quot;) (grupo &quot;;[.E316];&quot;) (veces &quot;;[.F316];&quot;) (tipo &quot;;[.G316];&quot;)  (racion &quot;;[.L316];&quot;) (kcal &quot;;[.M316];&quot;) (proteinas &quot;;[.N316];&quot;) (grasas &quot;;[.O316];&quot;) (hidratos &quot;;[.P316];&quot;)(grasas-mono &quot;;[.Q316];&quot;) (desayuno &quot;;[.R316];&quot;) (almuerzo &quot;;[.S316];&quot;) (comida &quot;;[.T316];&quot;) (merienda &quot;;[.U316];&quot;) (cena &quot;;[.V316];&quot;))&quot;)" office:value-type="string" office:string-value="(alimento (id 315) (nombre miel) (grupo 6) (veces 5) (tipo energeticos)  (racion 40) (kcal 300) (proteinas 0,6) (grasas 0) (hidratos 80)(grasas-mono 0) (desayuno si) (almuerzo si) (comida si) (merienda si) (cena si))" calcext:value-type="string">
            <text:p>(alimento (id 315) (nombre miel) (grupo 6) (veces 5) (tipo energeticos) <text:s/>(racion 40) (kcal 300) (proteinas 0,6) (grasas 0) (hidratos 80)(grasas-mono 0) (desayuno si) (almuerzo si) (comida si) (merienda si) (cena si))</text:p>
          </table:table-cell>
          <table:table-cell table:formula="of:=SUBSTITUTE([.X316];&quot;,&quot;;&quot;.&quot;)" office:value-type="string" office:string-value="(alimento (id 315) (nombre miel) (grupo 6) (veces 5) (tipo energeticos)  (racion 40) (kcal 300) (proteinas 0.6) (grasas 0) (hidratos 80)(grasas-mono 0) (desayuno si) (almuerzo si) (comida si) (merienda si) (cena si))" calcext:value-type="string">
            <text:p>(alimento (id 315) (nombre miel) (grupo 6) (veces 5) (tipo energeticos) <text:s/>(racion 40) (kcal 300) (proteinas 0.6) (grasas 0) (hidratos 8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16" calcext:value-type="float">
            <text:p>316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Mie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17]*[.M317]/100" office:value-type="float" office:value="60" calcext:value-type="float">
            <text:p>60</text:p>
          </table:table-cell>
          <table:table-cell table:style-name="ce16" table:formula="of:=[.L324]*[.P324]*4/100" office:value-type="float" office:value="408" calcext:value-type="float">
            <text:p>408</text:p>
          </table:table-cell>
          <table:table-cell table:style-name="ce16" table:formula="of:=[.L317]*[.P317]*4/100" office:value-type="float" office:value="64" calcext:value-type="float">
            <text:p>64</text:p>
          </table:table-cell>
          <table:table-cell table:style-name="ce16" table:formula="of:=[.L317]*[.O317]*9/100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00" calcext:value-type="float">
            <text:p>300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0" calcext:value-type="float">
            <text:p>8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17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31" table:formula="of:=CONCATENATE(&quot;(alimento (id &quot;;[.B317];&quot;) (nombre &quot;;[.W317];&quot;) (grupo &quot;;[.E317];&quot;) (veces &quot;;[.F317];&quot;) (tipo &quot;;[.G317];&quot;)  (racion &quot;;[.L317];&quot;) (kcal &quot;;[.M317];&quot;) (proteinas &quot;;[.N317];&quot;) (grasas &quot;;[.O317];&quot;) (hidratos &quot;;[.P317];&quot;)(grasas-mono &quot;;[.Q317];&quot;) (desayuno &quot;;[.R317];&quot;) (almuerzo &quot;;[.S317];&quot;) (comida &quot;;[.T317];&quot;) (merienda &quot;;[.U317];&quot;) (cena &quot;;[.V317];&quot;))&quot;)" office:value-type="string" office:string-value="(alimento (id 316) (nombre miel) (grupo 6) (veces 5) (tipo energeticos)  (racion 20) (kcal 300) (proteinas 0,6) (grasas 0) (hidratos 80)(grasas-mono 0) (desayuno si) (almuerzo si) (comida si) (merienda si) (cena si))" calcext:value-type="string">
            <text:p>(alimento (id 316) (nombre miel) (grupo 6) (veces 5) (tipo energeticos) <text:s/>(racion 20) (kcal 300) (proteinas 0,6) (grasas 0) (hidratos 80)(grasas-mono 0) (desayuno si) (almuerzo si) (comida si) (merienda si) (cena si))</text:p>
          </table:table-cell>
          <table:table-cell table:formula="of:=SUBSTITUTE([.X317];&quot;,&quot;;&quot;.&quot;)" office:value-type="string" office:string-value="(alimento (id 316) (nombre miel) (grupo 6) (veces 5) (tipo energeticos)  (racion 20) (kcal 300) (proteinas 0.6) (grasas 0) (hidratos 80)(grasas-mono 0) (desayuno si) (almuerzo si) (comida si) (merienda si) (cena si))" calcext:value-type="string">
            <text:p>(alimento (id 316) (nombre miel) (grupo 6) (veces 5) (tipo energeticos) <text:s/>(racion 20) (kcal 300) (proteinas 0.6) (grasas 0) (hidratos 8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17" calcext:value-type="float">
            <text:p>317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Mie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18]*[.M318]/100" office:value-type="float" office:value="30" calcext:value-type="float">
            <text:p>30</text:p>
          </table:table-cell>
          <table:table-cell table:style-name="ce16" table:formula="of:=[.L325]*[.P325]*4/100" office:value-type="float" office:value="489.6" calcext:value-type="float">
            <text:p>489,6</text:p>
          </table:table-cell>
          <table:table-cell table:style-name="ce16" table:formula="of:=[.L318]*[.P318]*4/100" office:value-type="float" office:value="32" calcext:value-type="float">
            <text:p>32</text:p>
          </table:table-cell>
          <table:table-cell table:style-name="ce16" table:formula="of:=[.L318]*[.O318]*9/100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0" calcext:value-type="float">
            <text:p>300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0" calcext:value-type="float">
            <text:p>8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18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31" table:formula="of:=CONCATENATE(&quot;(alimento (id &quot;;[.B318];&quot;) (nombre &quot;;[.W318];&quot;) (grupo &quot;;[.E318];&quot;) (veces &quot;;[.F318];&quot;) (tipo &quot;;[.G318];&quot;)  (racion &quot;;[.L318];&quot;) (kcal &quot;;[.M318];&quot;) (proteinas &quot;;[.N318];&quot;) (grasas &quot;;[.O318];&quot;) (hidratos &quot;;[.P318];&quot;)(grasas-mono &quot;;[.Q318];&quot;) (desayuno &quot;;[.R318];&quot;) (almuerzo &quot;;[.S318];&quot;) (comida &quot;;[.T318];&quot;) (merienda &quot;;[.U318];&quot;) (cena &quot;;[.V318];&quot;))&quot;)" office:value-type="string" office:string-value="(alimento (id 317) (nombre miel) (grupo 6) (veces 5) (tipo energeticos)  (racion 10) (kcal 300) (proteinas 0,6) (grasas 0) (hidratos 80)(grasas-mono 0) (desayuno si) (almuerzo si) (comida si) (merienda si) (cena si))" calcext:value-type="string">
            <text:p>(alimento (id 317) (nombre miel) (grupo 6) (veces 5) (tipo energeticos) <text:s/>(racion 10) (kcal 300) (proteinas 0,6) (grasas 0) (hidratos 80)(grasas-mono 0) (desayuno si) (almuerzo si) (comida si) (merienda si) (cena si))</text:p>
          </table:table-cell>
          <table:table-cell table:formula="of:=SUBSTITUTE([.X318];&quot;,&quot;;&quot;.&quot;)" office:value-type="string" office:string-value="(alimento (id 317) (nombre miel) (grupo 6) (veces 5) (tipo energeticos)  (racion 10) (kcal 300) (proteinas 0.6) (grasas 0) (hidratos 80)(grasas-mono 0) (desayuno si) (almuerzo si) (comida si) (merienda si) (cena si))" calcext:value-type="string">
            <text:p>(alimento (id 317) (nombre miel) (grupo 6) (veces 5) (tipo energeticos) <text:s/>(racion 10) (kcal 300) (proteinas 0.6) (grasas 0) (hidratos 8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18" calcext:value-type="float">
            <text:p>318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Miel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19]*[.M319]/100" office:value-type="float" office:value="150" calcext:value-type="float">
            <text:p>150</text:p>
          </table:table-cell>
          <table:table-cell table:style-name="ce16" table:formula="of:=[.L326]*[.P326]*4/100" office:value-type="float" office:value="652.8" calcext:value-type="float">
            <text:p>652,8</text:p>
          </table:table-cell>
          <table:table-cell table:style-name="ce16" table:formula="of:=[.L319]*[.P319]*4/100" office:value-type="float" office:value="160" calcext:value-type="float">
            <text:p>160</text:p>
          </table:table-cell>
          <table:table-cell table:style-name="ce16" table:formula="of:=[.L319]*[.O319]*9/100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00" calcext:value-type="float">
            <text:p>300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0" calcext:value-type="float">
            <text:p>8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19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31" table:formula="of:=CONCATENATE(&quot;(alimento (id &quot;;[.B319];&quot;) (nombre &quot;;[.W319];&quot;) (grupo &quot;;[.E319];&quot;) (veces &quot;;[.F319];&quot;) (tipo &quot;;[.G319];&quot;)  (racion &quot;;[.L319];&quot;) (kcal &quot;;[.M319];&quot;) (proteinas &quot;;[.N319];&quot;) (grasas &quot;;[.O319];&quot;) (hidratos &quot;;[.P319];&quot;)(grasas-mono &quot;;[.Q319];&quot;) (desayuno &quot;;[.R319];&quot;) (almuerzo &quot;;[.S319];&quot;) (comida &quot;;[.T319];&quot;) (merienda &quot;;[.U319];&quot;) (cena &quot;;[.V319];&quot;))&quot;)" office:value-type="string" office:string-value="(alimento (id 318) (nombre miel) (grupo 6) (veces 5) (tipo energeticos)  (racion 50) (kcal 300) (proteinas 0,6) (grasas 0) (hidratos 80)(grasas-mono 0) (desayuno si) (almuerzo si) (comida si) (merienda si) (cena si))" calcext:value-type="string">
            <text:p>(alimento (id 318) (nombre miel) (grupo 6) (veces 5) (tipo energeticos) <text:s/>(racion 50) (kcal 300) (proteinas 0,6) (grasas 0) (hidratos 80)(grasas-mono 0) (desayuno si) (almuerzo si) (comida si) (merienda si) (cena si))</text:p>
          </table:table-cell>
          <table:table-cell table:formula="of:=SUBSTITUTE([.X319];&quot;,&quot;;&quot;.&quot;)" office:value-type="string" office:string-value="(alimento (id 318) (nombre miel) (grupo 6) (veces 5) (tipo energeticos)  (racion 50) (kcal 300) (proteinas 0.6) (grasas 0) (hidratos 80)(grasas-mono 0) (desayuno si) (almuerzo si) (comida si) (merienda si) (cena si))" calcext:value-type="string">
            <text:p>(alimento (id 318) (nombre miel) (grupo 6) (veces 5) (tipo energeticos) <text:s/>(racion 50) (kcal 300) (proteinas 0.6) (grasas 0) (hidratos 8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19" calcext:value-type="float">
            <text:p>319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rroz Blanc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20]*[.M320]/100" office:value-type="float" office:value="109.8" calcext:value-type="float">
            <text:p>109,8</text:p>
          </table:table-cell>
          <table:table-cell table:style-name="ce16" table:formula="of:=[.L320]*[.N320]*4/100" office:value-type="float" office:value="7.92" calcext:value-type="float">
            <text:p>7,92</text:p>
          </table:table-cell>
          <table:table-cell table:style-name="ce16" table:formula="of:=[.L320]*[.P320]*4/100" office:value-type="float" office:value="97.92" calcext:value-type="float">
            <text:p>97,92</text:p>
          </table:table-cell>
          <table:table-cell table:style-name="ce16" table:formula="of:=[.L320]*[.O320]*9/100" office:value-type="float" office:value="2.43" calcext:value-type="float">
            <text:p>2,43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66" calcext:value-type="float">
            <text:p>366</text:p>
          </table:table-cell>
          <table:table-cell table:style-name="ce25" office:value-type="float" office:value="6.6" calcext:value-type="float">
            <text:p>6.6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81.6" calcext:value-type="float">
            <text:p>81.6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20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31" table:formula="of:=CONCATENATE(&quot;(alimento (id &quot;;[.B320];&quot;) (nombre &quot;;[.W320];&quot;) (grupo &quot;;[.E320];&quot;) (veces &quot;;[.F320];&quot;) (tipo &quot;;[.G320];&quot;)  (racion &quot;;[.L320];&quot;) (kcal &quot;;[.M320];&quot;) (proteinas &quot;;[.N320];&quot;) (grasas &quot;;[.O320];&quot;) (hidratos &quot;;[.P320];&quot;)(grasas-mono &quot;;[.Q320];&quot;) (desayuno &quot;;[.R320];&quot;) (almuerzo &quot;;[.S320];&quot;) (comida &quot;;[.T320];&quot;) (merienda &quot;;[.U320];&quot;) (cena &quot;;[.V320];&quot;))&quot;)" office:value-type="string" office:string-value="(alimento (id 319) (nombre arroz-blanco) (grupo 6) (veces 1) (tipo energeticos)  (racion 30) (kcal 366) (proteinas 6,6) (grasas 0,9) (hidratos 81,6)(grasas-mono 0) (desayuno no) (almuerzo si) (comida si) (merienda no) (cena si))" calcext:value-type="string">
            <text:p>(alimento (id 319) (nombre arroz-blanco) (grupo 6) (veces 1) (tipo energeticos) <text:s/>(racion 30) (kcal 366) (proteinas 6,6) (grasas 0,9) (hidratos 81,6)(grasas-mono 0) (desayuno no) (almuerzo si) (comida si) (merienda no) (cena si))</text:p>
          </table:table-cell>
          <table:table-cell table:formula="of:=SUBSTITUTE([.X320];&quot;,&quot;;&quot;.&quot;)" office:value-type="string" office:string-value="(alimento (id 319) (nombre arroz-blanco) (grupo 6) (veces 1) (tipo energeticos)  (racion 30) (kcal 366) (proteinas 6.6) (grasas 0.9) (hidratos 81.6)(grasas-mono 0) (desayuno no) (almuerzo si) (comida si) (merienda no) (cena si))" calcext:value-type="string">
            <text:p>(alimento (id 319) (nombre arroz-blanco) (grupo 6) (veces 1) (tipo energeticos) <text:s/>(racion 30) (kcal 366) (proteinas 6.6) (grasas 0.9) (hidratos 81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20" calcext:value-type="float">
            <text:p>320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rroz Blanc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21]*[.M321]/100" office:value-type="float" office:value="146.4" calcext:value-type="float">
            <text:p>146,4</text:p>
          </table:table-cell>
          <table:table-cell table:style-name="ce16" table:formula="of:=[.L321]*[.N321]*4/100" office:value-type="float" office:value="10.56" calcext:value-type="float">
            <text:p>10,56</text:p>
          </table:table-cell>
          <table:table-cell table:style-name="ce16" table:formula="of:=[.L321]*[.P321]*4/100" office:value-type="float" office:value="130.56" calcext:value-type="float">
            <text:p>130,56</text:p>
          </table:table-cell>
          <table:table-cell table:style-name="ce16" table:formula="of:=[.L321]*[.O321]*9/100" office:value-type="float" office:value="3.24" calcext:value-type="float">
            <text:p>3,24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66" calcext:value-type="float">
            <text:p>366</text:p>
          </table:table-cell>
          <table:table-cell table:style-name="ce25" office:value-type="float" office:value="6.6" calcext:value-type="float">
            <text:p>6.6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81.6" calcext:value-type="float">
            <text:p>81.6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21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31" table:formula="of:=CONCATENATE(&quot;(alimento (id &quot;;[.B321];&quot;) (nombre &quot;;[.W321];&quot;) (grupo &quot;;[.E321];&quot;) (veces &quot;;[.F321];&quot;) (tipo &quot;;[.G321];&quot;)  (racion &quot;;[.L321];&quot;) (kcal &quot;;[.M321];&quot;) (proteinas &quot;;[.N321];&quot;) (grasas &quot;;[.O321];&quot;) (hidratos &quot;;[.P321];&quot;)(grasas-mono &quot;;[.Q321];&quot;) (desayuno &quot;;[.R321];&quot;) (almuerzo &quot;;[.S321];&quot;) (comida &quot;;[.T321];&quot;) (merienda &quot;;[.U321];&quot;) (cena &quot;;[.V321];&quot;))&quot;)" office:value-type="string" office:string-value="(alimento (id 320) (nombre arroz-blanco) (grupo 6) (veces 1) (tipo energeticos)  (racion 40) (kcal 366) (proteinas 6,6) (grasas 0,9) (hidratos 81,6)(grasas-mono 0) (desayuno no) (almuerzo si) (comida si) (merienda no) (cena si))" calcext:value-type="string">
            <text:p>(alimento (id 320) (nombre arroz-blanco) (grupo 6) (veces 1) (tipo energeticos) <text:s/>(racion 40) (kcal 366) (proteinas 6,6) (grasas 0,9) (hidratos 81,6)(grasas-mono 0) (desayuno no) (almuerzo si) (comida si) (merienda no) (cena si))</text:p>
          </table:table-cell>
          <table:table-cell table:formula="of:=SUBSTITUTE([.X321];&quot;,&quot;;&quot;.&quot;)" office:value-type="string" office:string-value="(alimento (id 320) (nombre arroz-blanco) (grupo 6) (veces 1) (tipo energeticos)  (racion 40) (kcal 366) (proteinas 6.6) (grasas 0.9) (hidratos 81.6)(grasas-mono 0) (desayuno no) (almuerzo si) (comida si) (merienda no) (cena si))" calcext:value-type="string">
            <text:p>(alimento (id 320) (nombre arroz-blanco) (grupo 6) (veces 1) (tipo energeticos) <text:s/>(racion 40) (kcal 366) (proteinas 6.6) (grasas 0.9) (hidratos 81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21" calcext:value-type="float">
            <text:p>321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rroz Blanc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22]*[.M322]/100" office:value-type="float" office:value="183" calcext:value-type="float">
            <text:p>183</text:p>
          </table:table-cell>
          <table:table-cell table:style-name="ce16" table:formula="of:=[.L322]*[.N322]*4/100" office:value-type="float" office:value="13.2" calcext:value-type="float">
            <text:p>13,2</text:p>
          </table:table-cell>
          <table:table-cell table:style-name="ce16" table:formula="of:=[.L322]*[.P322]*4/100" office:value-type="float" office:value="163.2" calcext:value-type="float">
            <text:p>163,2</text:p>
          </table:table-cell>
          <table:table-cell table:style-name="ce16" table:formula="of:=[.L322]*[.O322]*9/100" office:value-type="float" office:value="4.05" calcext:value-type="float">
            <text:p>4,0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66" calcext:value-type="float">
            <text:p>366</text:p>
          </table:table-cell>
          <table:table-cell table:style-name="ce25" office:value-type="float" office:value="6.6" calcext:value-type="float">
            <text:p>6.6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81.6" calcext:value-type="float">
            <text:p>81.6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22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31" table:formula="of:=CONCATENATE(&quot;(alimento (id &quot;;[.B322];&quot;) (nombre &quot;;[.W322];&quot;) (grupo &quot;;[.E322];&quot;) (veces &quot;;[.F322];&quot;) (tipo &quot;;[.G322];&quot;)  (racion &quot;;[.L322];&quot;) (kcal &quot;;[.M322];&quot;) (proteinas &quot;;[.N322];&quot;) (grasas &quot;;[.O322];&quot;) (hidratos &quot;;[.P322];&quot;)(grasas-mono &quot;;[.Q322];&quot;) (desayuno &quot;;[.R322];&quot;) (almuerzo &quot;;[.S322];&quot;) (comida &quot;;[.T322];&quot;) (merienda &quot;;[.U322];&quot;) (cena &quot;;[.V322];&quot;))&quot;)" office:value-type="string" office:string-value="(alimento (id 321) (nombre arroz-blanco) (grupo 6) (veces 1) (tipo energeticos)  (racion 50) (kcal 366) (proteinas 6,6) (grasas 0,9) (hidratos 81,6)(grasas-mono 0) (desayuno no) (almuerzo si) (comida si) (merienda no) (cena si))" calcext:value-type="string">
            <text:p>(alimento (id 321) (nombre arroz-blanco) (grupo 6) (veces 1) (tipo energeticos) <text:s/>(racion 50) (kcal 366) (proteinas 6,6) (grasas 0,9) (hidratos 81,6)(grasas-mono 0) (desayuno no) (almuerzo si) (comida si) (merienda no) (cena si))</text:p>
          </table:table-cell>
          <table:table-cell table:formula="of:=SUBSTITUTE([.X322];&quot;,&quot;;&quot;.&quot;)" office:value-type="string" office:string-value="(alimento (id 321) (nombre arroz-blanco) (grupo 6) (veces 1) (tipo energeticos)  (racion 50) (kcal 366) (proteinas 6.6) (grasas 0.9) (hidratos 81.6)(grasas-mono 0) (desayuno no) (almuerzo si) (comida si) (merienda no) (cena si))" calcext:value-type="string">
            <text:p>(alimento (id 321) (nombre arroz-blanco) (grupo 6) (veces 1) (tipo energeticos) <text:s/>(racion 50) (kcal 366) (proteinas 6.6) (grasas 0.9) (hidratos 81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22" calcext:value-type="float">
            <text:p>322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rroz Blanc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23]*[.M323]/100" office:value-type="float" office:value="366" calcext:value-type="float">
            <text:p>366</text:p>
          </table:table-cell>
          <table:table-cell table:style-name="ce16" table:formula="of:=[.L323]*[.N323]*4/100" office:value-type="float" office:value="26.4" calcext:value-type="float">
            <text:p>26,4</text:p>
          </table:table-cell>
          <table:table-cell table:style-name="ce16" table:formula="of:=[.L323]*[.P323]*4/100" office:value-type="float" office:value="326.4" calcext:value-type="float">
            <text:p>326,4</text:p>
          </table:table-cell>
          <table:table-cell table:style-name="ce16" table:formula="of:=[.L323]*[.O323]*9/100" office:value-type="float" office:value="8.1" calcext:value-type="float">
            <text:p>8,1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66" calcext:value-type="float">
            <text:p>366</text:p>
          </table:table-cell>
          <table:table-cell table:style-name="ce25" office:value-type="float" office:value="6.6" calcext:value-type="float">
            <text:p>6.6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81.6" calcext:value-type="float">
            <text:p>81.6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23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31" table:formula="of:=CONCATENATE(&quot;(alimento (id &quot;;[.B323];&quot;) (nombre &quot;;[.W323];&quot;) (grupo &quot;;[.E323];&quot;) (veces &quot;;[.F323];&quot;) (tipo &quot;;[.G323];&quot;)  (racion &quot;;[.L323];&quot;) (kcal &quot;;[.M323];&quot;) (proteinas &quot;;[.N323];&quot;) (grasas &quot;;[.O323];&quot;) (hidratos &quot;;[.P323];&quot;)(grasas-mono &quot;;[.Q323];&quot;) (desayuno &quot;;[.R323];&quot;) (almuerzo &quot;;[.S323];&quot;) (comida &quot;;[.T323];&quot;) (merienda &quot;;[.U323];&quot;) (cena &quot;;[.V323];&quot;))&quot;)" office:value-type="string" office:string-value="(alimento (id 322) (nombre arroz-blanco) (grupo 6) (veces 1) (tipo energeticos)  (racion 100) (kcal 366) (proteinas 6,6) (grasas 0,9) (hidratos 81,6)(grasas-mono 0) (desayuno no) (almuerzo si) (comida si) (merienda no) (cena si))" calcext:value-type="string">
            <text:p>(alimento (id 322) (nombre arroz-blanco) (grupo 6) (veces 1) (tipo energeticos) <text:s/>(racion 100) (kcal 366) (proteinas 6,6) (grasas 0,9) (hidratos 81,6)(grasas-mono 0) (desayuno no) (almuerzo si) (comida si) (merienda no) (cena si))</text:p>
          </table:table-cell>
          <table:table-cell table:formula="of:=SUBSTITUTE([.X323];&quot;,&quot;;&quot;.&quot;)" office:value-type="string" office:string-value="(alimento (id 322) (nombre arroz-blanco) (grupo 6) (veces 1) (tipo energeticos)  (racion 100) (kcal 366) (proteinas 6.6) (grasas 0.9) (hidratos 81.6)(grasas-mono 0) (desayuno no) (almuerzo si) (comida si) (merienda no) (cena si))" calcext:value-type="string">
            <text:p>(alimento (id 322) (nombre arroz-blanco) (grupo 6) (veces 1) (tipo energeticos) <text:s/>(racion 100) (kcal 366) (proteinas 6.6) (grasas 0.9) (hidratos 81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23" calcext:value-type="float">
            <text:p>323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rroz Blanc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24]*[.M324]/100" office:value-type="float" office:value="457.5" calcext:value-type="float">
            <text:p>457,5</text:p>
          </table:table-cell>
          <table:table-cell table:style-name="ce16" table:formula="of:=[.L324]*[.N324]*4/100" office:value-type="float" office:value="33" calcext:value-type="float">
            <text:p>33</text:p>
          </table:table-cell>
          <table:table-cell table:style-name="ce16" table:formula="of:=[.L324]*[.P324]*4/100" office:value-type="float" office:value="408" calcext:value-type="float">
            <text:p>408</text:p>
          </table:table-cell>
          <table:table-cell table:style-name="ce16" table:formula="of:=[.L324]*[.O324]*9/100" office:value-type="float" office:value="10.125" calcext:value-type="float">
            <text:p>10,1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66" calcext:value-type="float">
            <text:p>366</text:p>
          </table:table-cell>
          <table:table-cell table:style-name="ce25" office:value-type="float" office:value="6.6" calcext:value-type="float">
            <text:p>6.6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81.6" calcext:value-type="float">
            <text:p>81.6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24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31" table:formula="of:=CONCATENATE(&quot;(alimento (id &quot;;[.B324];&quot;) (nombre &quot;;[.W324];&quot;) (grupo &quot;;[.E324];&quot;) (veces &quot;;[.F324];&quot;) (tipo &quot;;[.G324];&quot;)  (racion &quot;;[.L324];&quot;) (kcal &quot;;[.M324];&quot;) (proteinas &quot;;[.N324];&quot;) (grasas &quot;;[.O324];&quot;) (hidratos &quot;;[.P324];&quot;)(grasas-mono &quot;;[.Q324];&quot;) (desayuno &quot;;[.R324];&quot;) (almuerzo &quot;;[.S324];&quot;) (comida &quot;;[.T324];&quot;) (merienda &quot;;[.U324];&quot;) (cena &quot;;[.V324];&quot;))&quot;)" office:value-type="string" office:string-value="(alimento (id 323) (nombre arroz-blanco) (grupo 6) (veces 1) (tipo energeticos)  (racion 125) (kcal 366) (proteinas 6,6) (grasas 0,9) (hidratos 81,6)(grasas-mono 0) (desayuno no) (almuerzo si) (comida si) (merienda no) (cena si))" calcext:value-type="string">
            <text:p>(alimento (id 323) (nombre arroz-blanco) (grupo 6) (veces 1) (tipo energeticos) <text:s/>(racion 125) (kcal 366) (proteinas 6,6) (grasas 0,9) (hidratos 81,6)(grasas-mono 0) (desayuno no) (almuerzo si) (comida si) (merienda no) (cena si))</text:p>
          </table:table-cell>
          <table:table-cell table:formula="of:=SUBSTITUTE([.X324];&quot;,&quot;;&quot;.&quot;)" office:value-type="string" office:string-value="(alimento (id 323) (nombre arroz-blanco) (grupo 6) (veces 1) (tipo energeticos)  (racion 125) (kcal 366) (proteinas 6.6) (grasas 0.9) (hidratos 81.6)(grasas-mono 0) (desayuno no) (almuerzo si) (comida si) (merienda no) (cena si))" calcext:value-type="string">
            <text:p>(alimento (id 323) (nombre arroz-blanco) (grupo 6) (veces 1) (tipo energeticos) <text:s/>(racion 125) (kcal 366) (proteinas 6.6) (grasas 0.9) (hidratos 81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24" calcext:value-type="float">
            <text:p>324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rroz Blanc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25]*[.M325]/100" office:value-type="float" office:value="549" calcext:value-type="float">
            <text:p>549</text:p>
          </table:table-cell>
          <table:table-cell table:style-name="ce16" table:formula="of:=[.L325]*[.N325]*4/100" office:value-type="float" office:value="39.6" calcext:value-type="float">
            <text:p>39,6</text:p>
          </table:table-cell>
          <table:table-cell table:style-name="ce16" table:formula="of:=[.L325]*[.P325]*4/100" office:value-type="float" office:value="489.6" calcext:value-type="float">
            <text:p>489,6</text:p>
          </table:table-cell>
          <table:table-cell table:style-name="ce16" table:formula="of:=[.L325]*[.O325]*9/100" office:value-type="float" office:value="12.15" calcext:value-type="float">
            <text:p>12,1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66" calcext:value-type="float">
            <text:p>366</text:p>
          </table:table-cell>
          <table:table-cell table:style-name="ce25" office:value-type="float" office:value="6.6" calcext:value-type="float">
            <text:p>6.6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81.6" calcext:value-type="float">
            <text:p>81.6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25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31" table:formula="of:=CONCATENATE(&quot;(alimento (id &quot;;[.B325];&quot;) (nombre &quot;;[.W325];&quot;) (grupo &quot;;[.E325];&quot;) (veces &quot;;[.F325];&quot;) (tipo &quot;;[.G325];&quot;)  (racion &quot;;[.L325];&quot;) (kcal &quot;;[.M325];&quot;) (proteinas &quot;;[.N325];&quot;) (grasas &quot;;[.O325];&quot;) (hidratos &quot;;[.P325];&quot;)(grasas-mono &quot;;[.Q325];&quot;) (desayuno &quot;;[.R325];&quot;) (almuerzo &quot;;[.S325];&quot;) (comida &quot;;[.T325];&quot;) (merienda &quot;;[.U325];&quot;) (cena &quot;;[.V325];&quot;))&quot;)" office:value-type="string" office:string-value="(alimento (id 324) (nombre arroz-blanco) (grupo 6) (veces 1) (tipo energeticos)  (racion 150) (kcal 366) (proteinas 6,6) (grasas 0,9) (hidratos 81,6)(grasas-mono 0) (desayuno no) (almuerzo si) (comida si) (merienda no) (cena si))" calcext:value-type="string">
            <text:p>(alimento (id 324) (nombre arroz-blanco) (grupo 6) (veces 1) (tipo energeticos) <text:s/>(racion 150) (kcal 366) (proteinas 6,6) (grasas 0,9) (hidratos 81,6)(grasas-mono 0) (desayuno no) (almuerzo si) (comida si) (merienda no) (cena si))</text:p>
          </table:table-cell>
          <table:table-cell table:formula="of:=SUBSTITUTE([.X325];&quot;,&quot;;&quot;.&quot;)" office:value-type="string" office:string-value="(alimento (id 324) (nombre arroz-blanco) (grupo 6) (veces 1) (tipo energeticos)  (racion 150) (kcal 366) (proteinas 6.6) (grasas 0.9) (hidratos 81.6)(grasas-mono 0) (desayuno no) (almuerzo si) (comida si) (merienda no) (cena si))" calcext:value-type="string">
            <text:p>(alimento (id 324) (nombre arroz-blanco) (grupo 6) (veces 1) (tipo energeticos) <text:s/>(racion 150) (kcal 366) (proteinas 6.6) (grasas 0.9) (hidratos 81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25" calcext:value-type="float">
            <text:p>325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rroz Blanc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26]*[.M326]/100" office:value-type="float" office:value="732" calcext:value-type="float">
            <text:p>732</text:p>
          </table:table-cell>
          <table:table-cell table:style-name="ce16" table:formula="of:=[.L326]*[.N326]*4/100" office:value-type="float" office:value="52.8" calcext:value-type="float">
            <text:p>52,8</text:p>
          </table:table-cell>
          <table:table-cell table:style-name="ce16" table:formula="of:=[.L326]*[.P326]*4/100" office:value-type="float" office:value="652.8" calcext:value-type="float">
            <text:p>652,8</text:p>
          </table:table-cell>
          <table:table-cell table:style-name="ce16" table:formula="of:=[.L326]*[.O326]*9/100" office:value-type="float" office:value="16.2" calcext:value-type="float">
            <text:p>16,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66" calcext:value-type="float">
            <text:p>366</text:p>
          </table:table-cell>
          <table:table-cell table:style-name="ce25" office:value-type="float" office:value="6.6" calcext:value-type="float">
            <text:p>6.6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81.6" calcext:value-type="float">
            <text:p>81.6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26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31" table:formula="of:=CONCATENATE(&quot;(alimento (id &quot;;[.B326];&quot;) (nombre &quot;;[.W326];&quot;) (grupo &quot;;[.E326];&quot;) (veces &quot;;[.F326];&quot;) (tipo &quot;;[.G326];&quot;)  (racion &quot;;[.L326];&quot;) (kcal &quot;;[.M326];&quot;) (proteinas &quot;;[.N326];&quot;) (grasas &quot;;[.O326];&quot;) (hidratos &quot;;[.P326];&quot;)(grasas-mono &quot;;[.Q326];&quot;) (desayuno &quot;;[.R326];&quot;) (almuerzo &quot;;[.S326];&quot;) (comida &quot;;[.T326];&quot;) (merienda &quot;;[.U326];&quot;) (cena &quot;;[.V326];&quot;))&quot;)" office:value-type="string" office:string-value="(alimento (id 325) (nombre arroz-blanco) (grupo 6) (veces 1) (tipo energeticos)  (racion 200) (kcal 366) (proteinas 6,6) (grasas 0,9) (hidratos 81,6)(grasas-mono 0) (desayuno no) (almuerzo si) (comida si) (merienda no) (cena si))" calcext:value-type="string">
            <text:p>(alimento (id 325) (nombre arroz-blanco) (grupo 6) (veces 1) (tipo energeticos) <text:s/>(racion 200) (kcal 366) (proteinas 6,6) (grasas 0,9) (hidratos 81,6)(grasas-mono 0) (desayuno no) (almuerzo si) (comida si) (merienda no) (cena si))</text:p>
          </table:table-cell>
          <table:table-cell table:formula="of:=SUBSTITUTE([.X326];&quot;,&quot;;&quot;.&quot;)" office:value-type="string" office:string-value="(alimento (id 325) (nombre arroz-blanco) (grupo 6) (veces 1) (tipo energeticos)  (racion 200) (kcal 366) (proteinas 6.6) (grasas 0.9) (hidratos 81.6)(grasas-mono 0) (desayuno no) (almuerzo si) (comida si) (merienda no) (cena si))" calcext:value-type="string">
            <text:p>(alimento (id 325) (nombre arroz-blanco) (grupo 6) (veces 1) (tipo energeticos) <text:s/>(racion 200) (kcal 366) (proteinas 6.6) (grasas 0.9) (hidratos 81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26" calcext:value-type="float">
            <text:p>326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Trigo inflad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27]*[.M327]/100" office:value-type="float" office:value="77.2" calcext:value-type="float">
            <text:p>77,2</text:p>
          </table:table-cell>
          <table:table-cell table:style-name="ce16" table:formula="of:=[.L327]*[.N327]*4/100" office:value-type="float" office:value="6.4" calcext:value-type="float">
            <text:p>6,4</text:p>
          </table:table-cell>
          <table:table-cell table:style-name="ce16" table:formula="of:=[.L327]*[.P327]*4/100" office:value-type="float" office:value="71.68" calcext:value-type="float">
            <text:p>71,68</text:p>
          </table:table-cell>
          <table:table-cell table:style-name="ce16" table:formula="of:=[.L327]*[.O327]*9/100" office:value-type="float" office:value="3.6" calcext:value-type="float">
            <text:p>3,6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86" calcext:value-type="float">
            <text:p>38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9.6" calcext:value-type="float">
            <text:p>89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27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31" table:formula="of:=CONCATENATE(&quot;(alimento (id &quot;;[.B327];&quot;) (nombre &quot;;[.W327];&quot;) (grupo &quot;;[.E327];&quot;) (veces &quot;;[.F327];&quot;) (tipo &quot;;[.G327];&quot;)  (racion &quot;;[.L327];&quot;) (kcal &quot;;[.M327];&quot;) (proteinas &quot;;[.N327];&quot;) (grasas &quot;;[.O327];&quot;) (hidratos &quot;;[.P327];&quot;)(grasas-mono &quot;;[.Q327];&quot;) (desayuno &quot;;[.R327];&quot;) (almuerzo &quot;;[.S327];&quot;) (comida &quot;;[.T327];&quot;) (merienda &quot;;[.U327];&quot;) (cena &quot;;[.V327];&quot;))&quot;)" office:value-type="string" office:string-value="(alimento (id 326) (nombre trigo-inflado) (grupo 6) (veces 3) (tipo energeticos)  (racion 20) (kcal 386) (proteinas 8) (grasas 2) (hidratos 89,6)(grasas-mono 0) (desayuno si) (almuerzo si) (comida si) (merienda si) (cena si))" calcext:value-type="string">
            <text:p>(alimento (id 326) (nombre trigo-inflado) (grupo 6) (veces 3) (tipo energeticos) <text:s/>(racion 20) (kcal 386) (proteinas 8) (grasas 2) (hidratos 89,6)(grasas-mono 0) (desayuno si) (almuerzo si) (comida si) (merienda si) (cena si))</text:p>
          </table:table-cell>
          <table:table-cell table:formula="of:=SUBSTITUTE([.X327];&quot;,&quot;;&quot;.&quot;)" office:value-type="string" office:string-value="(alimento (id 326) (nombre trigo-inflado) (grupo 6) (veces 3) (tipo energeticos)  (racion 20) (kcal 386) (proteinas 8) (grasas 2) (hidratos 89.6)(grasas-mono 0) (desayuno si) (almuerzo si) (comida si) (merienda si) (cena si))" calcext:value-type="string">
            <text:p>(alimento (id 326) (nombre trigo-inflado) (grupo 6) (veces 3) (tipo energeticos) <text:s/>(racion 20) (kcal 386) (proteinas 8) (grasas 2) (hidratos 89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27" calcext:value-type="float">
            <text:p>327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Trigo inflad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28]*[.M328]/100" office:value-type="float" office:value="154.4" calcext:value-type="float">
            <text:p>154,4</text:p>
          </table:table-cell>
          <table:table-cell table:style-name="ce16" table:formula="of:=[.L328]*[.N328]*4/100" office:value-type="float" office:value="12.8" calcext:value-type="float">
            <text:p>12,8</text:p>
          </table:table-cell>
          <table:table-cell table:style-name="ce16" table:formula="of:=[.L328]*[.P328]*4/100" office:value-type="float" office:value="143.36" calcext:value-type="float">
            <text:p>143,36</text:p>
          </table:table-cell>
          <table:table-cell table:style-name="ce16" table:formula="of:=[.L328]*[.O328]*9/100" office:value-type="float" office:value="7.2" calcext:value-type="float">
            <text:p>7,2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86" calcext:value-type="float">
            <text:p>38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9.6" calcext:value-type="float">
            <text:p>89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28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31" table:formula="of:=CONCATENATE(&quot;(alimento (id &quot;;[.B328];&quot;) (nombre &quot;;[.W328];&quot;) (grupo &quot;;[.E328];&quot;) (veces &quot;;[.F328];&quot;) (tipo &quot;;[.G328];&quot;)  (racion &quot;;[.L328];&quot;) (kcal &quot;;[.M328];&quot;) (proteinas &quot;;[.N328];&quot;) (grasas &quot;;[.O328];&quot;) (hidratos &quot;;[.P328];&quot;)(grasas-mono &quot;;[.Q328];&quot;) (desayuno &quot;;[.R328];&quot;) (almuerzo &quot;;[.S328];&quot;) (comida &quot;;[.T328];&quot;) (merienda &quot;;[.U328];&quot;) (cena &quot;;[.V328];&quot;))&quot;)" office:value-type="string" office:string-value="(alimento (id 327) (nombre trigo-inflado) (grupo 6) (veces 3) (tipo energeticos)  (racion 40) (kcal 386) (proteinas 8) (grasas 2) (hidratos 89,6)(grasas-mono 0) (desayuno si) (almuerzo si) (comida si) (merienda si) (cena si))" calcext:value-type="string">
            <text:p>(alimento (id 327) (nombre trigo-inflado) (grupo 6) (veces 3) (tipo energeticos) <text:s/>(racion 40) (kcal 386) (proteinas 8) (grasas 2) (hidratos 89,6)(grasas-mono 0) (desayuno si) (almuerzo si) (comida si) (merienda si) (cena si))</text:p>
          </table:table-cell>
          <table:table-cell table:formula="of:=SUBSTITUTE([.X328];&quot;,&quot;;&quot;.&quot;)" office:value-type="string" office:string-value="(alimento (id 327) (nombre trigo-inflado) (grupo 6) (veces 3) (tipo energeticos)  (racion 40) (kcal 386) (proteinas 8) (grasas 2) (hidratos 89.6)(grasas-mono 0) (desayuno si) (almuerzo si) (comida si) (merienda si) (cena si))" calcext:value-type="string">
            <text:p>(alimento (id 327) (nombre trigo-inflado) (grupo 6) (veces 3) (tipo energeticos) <text:s/>(racion 40) (kcal 386) (proteinas 8) (grasas 2) (hidratos 89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28" calcext:value-type="float">
            <text:p>328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Trigo inflad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29]*[.M329]/100" office:value-type="float" office:value="289.5" calcext:value-type="float">
            <text:p>289,5</text:p>
          </table:table-cell>
          <table:table-cell table:style-name="ce16" table:formula="of:=[.L329]*[.N329]*4/100" office:value-type="float" office:value="24" calcext:value-type="float">
            <text:p>24</text:p>
          </table:table-cell>
          <table:table-cell table:style-name="ce16" table:formula="of:=[.L329]*[.P329]*4/100" office:value-type="float" office:value="268.8" calcext:value-type="float">
            <text:p>268,8</text:p>
          </table:table-cell>
          <table:table-cell table:style-name="ce16" table:formula="of:=[.L329]*[.O329]*9/100" office:value-type="float" office:value="13.5" calcext:value-type="float">
            <text:p>13,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386" calcext:value-type="float">
            <text:p>38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9.6" calcext:value-type="float">
            <text:p>89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29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31" table:formula="of:=CONCATENATE(&quot;(alimento (id &quot;;[.B329];&quot;) (nombre &quot;;[.W329];&quot;) (grupo &quot;;[.E329];&quot;) (veces &quot;;[.F329];&quot;) (tipo &quot;;[.G329];&quot;)  (racion &quot;;[.L329];&quot;) (kcal &quot;;[.M329];&quot;) (proteinas &quot;;[.N329];&quot;) (grasas &quot;;[.O329];&quot;) (hidratos &quot;;[.P329];&quot;)(grasas-mono &quot;;[.Q329];&quot;) (desayuno &quot;;[.R329];&quot;) (almuerzo &quot;;[.S329];&quot;) (comida &quot;;[.T329];&quot;) (merienda &quot;;[.U329];&quot;) (cena &quot;;[.V329];&quot;))&quot;)" office:value-type="string" office:string-value="(alimento (id 328) (nombre trigo-inflado) (grupo 6) (veces 3) (tipo energeticos)  (racion 75) (kcal 386) (proteinas 8) (grasas 2) (hidratos 89,6)(grasas-mono 0) (desayuno si) (almuerzo si) (comida si) (merienda si) (cena si))" calcext:value-type="string">
            <text:p>(alimento (id 328) (nombre trigo-inflado) (grupo 6) (veces 3) (tipo energeticos) <text:s/>(racion 75) (kcal 386) (proteinas 8) (grasas 2) (hidratos 89,6)(grasas-mono 0) (desayuno si) (almuerzo si) (comida si) (merienda si) (cena si))</text:p>
          </table:table-cell>
          <table:table-cell table:formula="of:=SUBSTITUTE([.X329];&quot;,&quot;;&quot;.&quot;)" office:value-type="string" office:string-value="(alimento (id 328) (nombre trigo-inflado) (grupo 6) (veces 3) (tipo energeticos)  (racion 75) (kcal 386) (proteinas 8) (grasas 2) (hidratos 89.6)(grasas-mono 0) (desayuno si) (almuerzo si) (comida si) (merienda si) (cena si))" calcext:value-type="string">
            <text:p>(alimento (id 328) (nombre trigo-inflado) (grupo 6) (veces 3) (tipo energeticos) <text:s/>(racion 75) (kcal 386) (proteinas 8) (grasas 2) (hidratos 89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29" calcext:value-type="float">
            <text:p>329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Trigo inflad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30]*[.M330]/100" office:value-type="float" office:value="386" calcext:value-type="float">
            <text:p>386</text:p>
          </table:table-cell>
          <table:table-cell table:style-name="ce16" table:formula="of:=[.L330]*[.N330]*4/100" office:value-type="float" office:value="32" calcext:value-type="float">
            <text:p>32</text:p>
          </table:table-cell>
          <table:table-cell table:style-name="ce16" table:formula="of:=[.L330]*[.P330]*4/100" office:value-type="float" office:value="358.4" calcext:value-type="float">
            <text:p>358,4</text:p>
          </table:table-cell>
          <table:table-cell table:style-name="ce16" table:formula="of:=[.L330]*[.O330]*9/100" office:value-type="float" office:value="18" calcext:value-type="float">
            <text:p>1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86" calcext:value-type="float">
            <text:p>38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9.6" calcext:value-type="float">
            <text:p>89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30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31" table:formula="of:=CONCATENATE(&quot;(alimento (id &quot;;[.B330];&quot;) (nombre &quot;;[.W330];&quot;) (grupo &quot;;[.E330];&quot;) (veces &quot;;[.F330];&quot;) (tipo &quot;;[.G330];&quot;)  (racion &quot;;[.L330];&quot;) (kcal &quot;;[.M330];&quot;) (proteinas &quot;;[.N330];&quot;) (grasas &quot;;[.O330];&quot;) (hidratos &quot;;[.P330];&quot;)(grasas-mono &quot;;[.Q330];&quot;) (desayuno &quot;;[.R330];&quot;) (almuerzo &quot;;[.S330];&quot;) (comida &quot;;[.T330];&quot;) (merienda &quot;;[.U330];&quot;) (cena &quot;;[.V330];&quot;))&quot;)" office:value-type="string" office:string-value="(alimento (id 329) (nombre trigo-inflado) (grupo 6) (veces 3) (tipo energeticos)  (racion 100) (kcal 386) (proteinas 8) (grasas 2) (hidratos 89,6)(grasas-mono 0) (desayuno si) (almuerzo si) (comida si) (merienda si) (cena si))" calcext:value-type="string">
            <text:p>(alimento (id 329) (nombre trigo-inflado) (grupo 6) (veces 3) (tipo energeticos) <text:s/>(racion 100) (kcal 386) (proteinas 8) (grasas 2) (hidratos 89,6)(grasas-mono 0) (desayuno si) (almuerzo si) (comida si) (merienda si) (cena si))</text:p>
          </table:table-cell>
          <table:table-cell table:formula="of:=SUBSTITUTE([.X330];&quot;,&quot;;&quot;.&quot;)" office:value-type="string" office:string-value="(alimento (id 329) (nombre trigo-inflado) (grupo 6) (veces 3) (tipo energeticos)  (racion 100) (kcal 386) (proteinas 8) (grasas 2) (hidratos 89.6)(grasas-mono 0) (desayuno si) (almuerzo si) (comida si) (merienda si) (cena si))" calcext:value-type="string">
            <text:p>(alimento (id 329) (nombre trigo-inflado) (grupo 6) (veces 3) (tipo energeticos) <text:s/>(racion 100) (kcal 386) (proteinas 8) (grasas 2) (hidratos 89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30" calcext:value-type="float">
            <text:p>330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Trigo inflad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31]*[.M331]/100" office:value-type="float" office:value="96.5" calcext:value-type="float">
            <text:p>96,5</text:p>
          </table:table-cell>
          <table:table-cell table:style-name="ce16" table:formula="of:=[.L331]*[.N331]*4/100" office:value-type="float" office:value="8" calcext:value-type="float">
            <text:p>8</text:p>
          </table:table-cell>
          <table:table-cell table:style-name="ce16" table:formula="of:=[.L331]*[.P331]*4/100" office:value-type="float" office:value="89.6" calcext:value-type="float">
            <text:p>89,6</text:p>
          </table:table-cell>
          <table:table-cell table:style-name="ce16" table:formula="of:=[.L331]*[.O331]*9/100" office:value-type="float" office:value="4.5" calcext:value-type="float">
            <text:p>4,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86" calcext:value-type="float">
            <text:p>38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9.6" calcext:value-type="float">
            <text:p>89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31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31" table:formula="of:=CONCATENATE(&quot;(alimento (id &quot;;[.B331];&quot;) (nombre &quot;;[.W331];&quot;) (grupo &quot;;[.E331];&quot;) (veces &quot;;[.F331];&quot;) (tipo &quot;;[.G331];&quot;)  (racion &quot;;[.L331];&quot;) (kcal &quot;;[.M331];&quot;) (proteinas &quot;;[.N331];&quot;) (grasas &quot;;[.O331];&quot;) (hidratos &quot;;[.P331];&quot;)(grasas-mono &quot;;[.Q331];&quot;) (desayuno &quot;;[.R331];&quot;) (almuerzo &quot;;[.S331];&quot;) (comida &quot;;[.T331];&quot;) (merienda &quot;;[.U331];&quot;) (cena &quot;;[.V331];&quot;))&quot;)" office:value-type="string" office:string-value="(alimento (id 330) (nombre trigo-inflado) (grupo 6) (veces 3) (tipo energeticos)  (racion 25) (kcal 386) (proteinas 8) (grasas 2) (hidratos 89,6)(grasas-mono 0) (desayuno si) (almuerzo si) (comida si) (merienda si) (cena si))" calcext:value-type="string">
            <text:p>(alimento (id 330) (nombre trigo-inflado) (grupo 6) (veces 3) (tipo energeticos) <text:s/>(racion 25) (kcal 386) (proteinas 8) (grasas 2) (hidratos 89,6)(grasas-mono 0) (desayuno si) (almuerzo si) (comida si) (merienda si) (cena si))</text:p>
          </table:table-cell>
          <table:table-cell table:formula="of:=SUBSTITUTE([.X331];&quot;,&quot;;&quot;.&quot;)" office:value-type="string" office:string-value="(alimento (id 330) (nombre trigo-inflado) (grupo 6) (veces 3) (tipo energeticos)  (racion 25) (kcal 386) (proteinas 8) (grasas 2) (hidratos 89.6)(grasas-mono 0) (desayuno si) (almuerzo si) (comida si) (merienda si) (cena si))" calcext:value-type="string">
            <text:p>(alimento (id 330) (nombre trigo-inflado) (grupo 6) (veces 3) (tipo energeticos) <text:s/>(racion 25) (kcal 386) (proteinas 8) (grasas 2) (hidratos 89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31" calcext:value-type="float">
            <text:p>331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Trigo inflad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32]*[.M332]/100" office:value-type="float" office:value="579" calcext:value-type="float">
            <text:p>579</text:p>
          </table:table-cell>
          <table:table-cell table:style-name="ce16" table:formula="of:=[.L332]*[.N332]*4/100" office:value-type="float" office:value="48" calcext:value-type="float">
            <text:p>48</text:p>
          </table:table-cell>
          <table:table-cell table:style-name="ce16" table:formula="of:=[.L332]*[.P332]*4/100" office:value-type="float" office:value="537.6" calcext:value-type="float">
            <text:p>537,6</text:p>
          </table:table-cell>
          <table:table-cell table:style-name="ce16" table:formula="of:=[.L332]*[.O332]*9/100" office:value-type="float" office:value="27" calcext:value-type="float">
            <text:p>27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86" calcext:value-type="float">
            <text:p>38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9.6" calcext:value-type="float">
            <text:p>89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32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31" table:formula="of:=CONCATENATE(&quot;(alimento (id &quot;;[.B332];&quot;) (nombre &quot;;[.W332];&quot;) (grupo &quot;;[.E332];&quot;) (veces &quot;;[.F332];&quot;) (tipo &quot;;[.G332];&quot;)  (racion &quot;;[.L332];&quot;) (kcal &quot;;[.M332];&quot;) (proteinas &quot;;[.N332];&quot;) (grasas &quot;;[.O332];&quot;) (hidratos &quot;;[.P332];&quot;)(grasas-mono &quot;;[.Q332];&quot;) (desayuno &quot;;[.R332];&quot;) (almuerzo &quot;;[.S332];&quot;) (comida &quot;;[.T332];&quot;) (merienda &quot;;[.U332];&quot;) (cena &quot;;[.V332];&quot;))&quot;)" office:value-type="string" office:string-value="(alimento (id 331) (nombre trigo-inflado) (grupo 6) (veces 3) (tipo energeticos)  (racion 150) (kcal 386) (proteinas 8) (grasas 2) (hidratos 89,6)(grasas-mono 0) (desayuno si) (almuerzo si) (comida si) (merienda si) (cena si))" calcext:value-type="string">
            <text:p>(alimento (id 331) (nombre trigo-inflado) (grupo 6) (veces 3) (tipo energeticos) <text:s/>(racion 150) (kcal 386) (proteinas 8) (grasas 2) (hidratos 89,6)(grasas-mono 0) (desayuno si) (almuerzo si) (comida si) (merienda si) (cena si))</text:p>
          </table:table-cell>
          <table:table-cell table:formula="of:=SUBSTITUTE([.X332];&quot;,&quot;;&quot;.&quot;)" office:value-type="string" office:string-value="(alimento (id 331) (nombre trigo-inflado) (grupo 6) (veces 3) (tipo energeticos)  (racion 150) (kcal 386) (proteinas 8) (grasas 2) (hidratos 89.6)(grasas-mono 0) (desayuno si) (almuerzo si) (comida si) (merienda si) (cena si))" calcext:value-type="string">
            <text:p>(alimento (id 331) (nombre trigo-inflado) (grupo 6) (veces 3) (tipo energeticos) <text:s/>(racion 150) (kcal 386) (proteinas 8) (grasas 2) (hidratos 89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32" calcext:value-type="float">
            <text:p>332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Trigo inflado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33]*[.M333]/100" office:value-type="float" office:value="193" calcext:value-type="float">
            <text:p>193</text:p>
          </table:table-cell>
          <table:table-cell table:style-name="ce16" table:formula="of:=[.L333]*[.N333]*4/100" office:value-type="float" office:value="16" calcext:value-type="float">
            <text:p>16</text:p>
          </table:table-cell>
          <table:table-cell table:style-name="ce16" table:formula="of:=[.L333]*[.P333]*4/100" office:value-type="float" office:value="179.2" calcext:value-type="float">
            <text:p>179,2</text:p>
          </table:table-cell>
          <table:table-cell table:style-name="ce16" table:formula="of:=[.L333]*[.O333]*9/100" office:value-type="float" office:value="9" calcext:value-type="float">
            <text:p>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86" calcext:value-type="float">
            <text:p>38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9.6" calcext:value-type="float">
            <text:p>89.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33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31" table:formula="of:=CONCATENATE(&quot;(alimento (id &quot;;[.B333];&quot;) (nombre &quot;;[.W333];&quot;) (grupo &quot;;[.E333];&quot;) (veces &quot;;[.F333];&quot;) (tipo &quot;;[.G333];&quot;)  (racion &quot;;[.L333];&quot;) (kcal &quot;;[.M333];&quot;) (proteinas &quot;;[.N333];&quot;) (grasas &quot;;[.O333];&quot;) (hidratos &quot;;[.P333];&quot;)(grasas-mono &quot;;[.Q333];&quot;) (desayuno &quot;;[.R333];&quot;) (almuerzo &quot;;[.S333];&quot;) (comida &quot;;[.T333];&quot;) (merienda &quot;;[.U333];&quot;) (cena &quot;;[.V333];&quot;))&quot;)" office:value-type="string" office:string-value="(alimento (id 332) (nombre trigo-inflado) (grupo 6) (veces 3) (tipo energeticos)  (racion 50) (kcal 386) (proteinas 8) (grasas 2) (hidratos 89,6)(grasas-mono 0) (desayuno si) (almuerzo si) (comida si) (merienda si) (cena si))" calcext:value-type="string">
            <text:p>(alimento (id 332) (nombre trigo-inflado) (grupo 6) (veces 3) (tipo energeticos) <text:s/>(racion 50) (kcal 386) (proteinas 8) (grasas 2) (hidratos 89,6)(grasas-mono 0) (desayuno si) (almuerzo si) (comida si) (merienda si) (cena si))</text:p>
          </table:table-cell>
          <table:table-cell table:formula="of:=SUBSTITUTE([.X333];&quot;,&quot;;&quot;.&quot;)" office:value-type="string" office:string-value="(alimento (id 332) (nombre trigo-inflado) (grupo 6) (veces 3) (tipo energeticos)  (racion 50) (kcal 386) (proteinas 8) (grasas 2) (hidratos 89.6)(grasas-mono 0) (desayuno si) (almuerzo si) (comida si) (merienda si) (cena si))" calcext:value-type="string">
            <text:p>(alimento (id 332) (nombre trigo-inflado) (grupo 6) (veces 3) (tipo energeticos) <text:s/>(racion 50) (kcal 386) (proteinas 8) (grasas 2) (hidratos 89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33" calcext:value-type="float">
            <text:p>333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rgarin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34]*[.M334]/100" office:value-type="float" office:value="448.2" calcext:value-type="float">
            <text:p>448,2</text:p>
          </table:table-cell>
          <table:table-cell table:style-name="ce16" table:formula="of:=[.L334]*[.N334]*4/100" office:value-type="float" office:value="0" calcext:value-type="float">
            <text:p>0</text:p>
          </table:table-cell>
          <table:table-cell table:style-name="ce16" table:formula="of:=[.L334]*[.P334]*4/100" office:value-type="float" office:value="0.72" calcext:value-type="float">
            <text:p>0,72</text:p>
          </table:table-cell>
          <table:table-cell table:style-name="ce16" table:formula="of:=[.L334]*[.O334]*9/100" office:value-type="float" office:value="534.6" calcext:value-type="float">
            <text:p>534,6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747" calcext:value-type="float">
            <text:p>7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0.3" calcext:value-type="float">
            <text:p>0.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34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31" table:formula="of:=CONCATENATE(&quot;(alimento (id &quot;;[.B334];&quot;) (nombre &quot;;[.W334];&quot;) (grupo &quot;;[.E334];&quot;) (veces &quot;;[.F334];&quot;) (tipo &quot;;[.G334];&quot;)  (racion &quot;;[.L334];&quot;) (kcal &quot;;[.M334];&quot;) (proteinas &quot;;[.N334];&quot;) (grasas &quot;;[.O334];&quot;) (hidratos &quot;;[.P334];&quot;)(grasas-mono &quot;;[.Q334];&quot;) (desayuno &quot;;[.R334];&quot;) (almuerzo &quot;;[.S334];&quot;) (comida &quot;;[.T334];&quot;) (merienda &quot;;[.U334];&quot;) (cena &quot;;[.V334];&quot;))&quot;)" office:value-type="string" office:string-value="(alimento (id 333) (nombre margarina) (grupo 7) (veces 1) (tipo energeticos)  (racion 60) (kcal 747) (proteinas 0) (grasas 99) (hidratos 0,3)(grasas-mono 0) (desayuno si) (almuerzo si) (comida si) (merienda no) (cena si))" calcext:value-type="string">
            <text:p>(alimento (id 333) (nombre margarina) (grupo 7) (veces 1) (tipo energeticos) <text:s/>(racion 60) (kcal 747) (proteinas 0) (grasas 99) (hidratos 0,3)(grasas-mono 0) (desayuno si) (almuerzo si) (comida si) (merienda no) (cena si))</text:p>
          </table:table-cell>
          <table:table-cell table:formula="of:=SUBSTITUTE([.X334];&quot;,&quot;;&quot;.&quot;)" office:value-type="string" office:string-value="(alimento (id 333) (nombre margarina) (grupo 7) (veces 1) (tipo energeticos)  (racion 60) (kcal 747) (proteinas 0) (grasas 99) (hidratos 0.3)(grasas-mono 0) (desayuno si) (almuerzo si) (comida si) (merienda no) (cena si))" calcext:value-type="string">
            <text:p>(alimento (id 333) (nombre margarina) (grupo 7) (veces 1) (tipo energeticos) <text:s/>(racion 60) (kcal 747) (proteinas 0) (grasas 99) (hidratos 0.3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34" calcext:value-type="float">
            <text:p>334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rgarin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35]*[.M335]/100" office:value-type="float" office:value="373.5" calcext:value-type="float">
            <text:p>373,5</text:p>
          </table:table-cell>
          <table:table-cell table:style-name="ce16" table:formula="of:=[.L335]*[.N335]*4/100" office:value-type="float" office:value="0" calcext:value-type="float">
            <text:p>0</text:p>
          </table:table-cell>
          <table:table-cell table:style-name="ce16" table:formula="of:=[.L335]*[.P335]*4/100" office:value-type="float" office:value="0.6" calcext:value-type="float">
            <text:p>0,6</text:p>
          </table:table-cell>
          <table:table-cell table:style-name="ce16" table:formula="of:=[.L335]*[.O335]*9/100" office:value-type="float" office:value="445.5" calcext:value-type="float">
            <text:p>445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747" calcext:value-type="float">
            <text:p>7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0.3" calcext:value-type="float">
            <text:p>0.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35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31" table:formula="of:=CONCATENATE(&quot;(alimento (id &quot;;[.B335];&quot;) (nombre &quot;;[.W335];&quot;) (grupo &quot;;[.E335];&quot;) (veces &quot;;[.F335];&quot;) (tipo &quot;;[.G335];&quot;)  (racion &quot;;[.L335];&quot;) (kcal &quot;;[.M335];&quot;) (proteinas &quot;;[.N335];&quot;) (grasas &quot;;[.O335];&quot;) (hidratos &quot;;[.P335];&quot;)(grasas-mono &quot;;[.Q335];&quot;) (desayuno &quot;;[.R335];&quot;) (almuerzo &quot;;[.S335];&quot;) (comida &quot;;[.T335];&quot;) (merienda &quot;;[.U335];&quot;) (cena &quot;;[.V335];&quot;))&quot;)" office:value-type="string" office:string-value="(alimento (id 334) (nombre margarina) (grupo 7) (veces 1) (tipo energeticos)  (racion 50) (kcal 747) (proteinas 0) (grasas 99) (hidratos 0,3)(grasas-mono 0) (desayuno si) (almuerzo si) (comida si) (merienda no) (cena si))" calcext:value-type="string">
            <text:p>(alimento (id 334) (nombre margarina) (grupo 7) (veces 1) (tipo energeticos) <text:s/>(racion 50) (kcal 747) (proteinas 0) (grasas 99) (hidratos 0,3)(grasas-mono 0) (desayuno si) (almuerzo si) (comida si) (merienda no) (cena si))</text:p>
          </table:table-cell>
          <table:table-cell table:formula="of:=SUBSTITUTE([.X335];&quot;,&quot;;&quot;.&quot;)" office:value-type="string" office:string-value="(alimento (id 334) (nombre margarina) (grupo 7) (veces 1) (tipo energeticos)  (racion 50) (kcal 747) (proteinas 0) (grasas 99) (hidratos 0.3)(grasas-mono 0) (desayuno si) (almuerzo si) (comida si) (merienda no) (cena si))" calcext:value-type="string">
            <text:p>(alimento (id 334) (nombre margarina) (grupo 7) (veces 1) (tipo energeticos) <text:s/>(racion 50) (kcal 747) (proteinas 0) (grasas 99) (hidratos 0.3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35" calcext:value-type="float">
            <text:p>335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rgarin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36]*[.M336]/100" office:value-type="float" office:value="298.8" calcext:value-type="float">
            <text:p>298,8</text:p>
          </table:table-cell>
          <table:table-cell table:style-name="ce16" table:formula="of:=[.L336]*[.N336]*4/100" office:value-type="float" office:value="0" calcext:value-type="float">
            <text:p>0</text:p>
          </table:table-cell>
          <table:table-cell table:style-name="ce16" table:formula="of:=[.L336]*[.P336]*4/100" office:value-type="float" office:value="0.48" calcext:value-type="float">
            <text:p>0,48</text:p>
          </table:table-cell>
          <table:table-cell table:style-name="ce16" table:formula="of:=[.L336]*[.O336]*9/100" office:value-type="float" office:value="356.4" calcext:value-type="float">
            <text:p>356,4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747" calcext:value-type="float">
            <text:p>7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0.3" calcext:value-type="float">
            <text:p>0.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36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31" table:formula="of:=CONCATENATE(&quot;(alimento (id &quot;;[.B336];&quot;) (nombre &quot;;[.W336];&quot;) (grupo &quot;;[.E336];&quot;) (veces &quot;;[.F336];&quot;) (tipo &quot;;[.G336];&quot;)  (racion &quot;;[.L336];&quot;) (kcal &quot;;[.M336];&quot;) (proteinas &quot;;[.N336];&quot;) (grasas &quot;;[.O336];&quot;) (hidratos &quot;;[.P336];&quot;)(grasas-mono &quot;;[.Q336];&quot;) (desayuno &quot;;[.R336];&quot;) (almuerzo &quot;;[.S336];&quot;) (comida &quot;;[.T336];&quot;) (merienda &quot;;[.U336];&quot;) (cena &quot;;[.V336];&quot;))&quot;)" office:value-type="string" office:string-value="(alimento (id 335) (nombre margarina) (grupo 7) (veces 1) (tipo energeticos)  (racion 40) (kcal 747) (proteinas 0) (grasas 99) (hidratos 0,3)(grasas-mono 0) (desayuno si) (almuerzo si) (comida si) (merienda no) (cena si))" calcext:value-type="string">
            <text:p>(alimento (id 335) (nombre margarina) (grupo 7) (veces 1) (tipo energeticos) <text:s/>(racion 40) (kcal 747) (proteinas 0) (grasas 99) (hidratos 0,3)(grasas-mono 0) (desayuno si) (almuerzo si) (comida si) (merienda no) (cena si))</text:p>
          </table:table-cell>
          <table:table-cell table:formula="of:=SUBSTITUTE([.X336];&quot;,&quot;;&quot;.&quot;)" office:value-type="string" office:string-value="(alimento (id 335) (nombre margarina) (grupo 7) (veces 1) (tipo energeticos)  (racion 40) (kcal 747) (proteinas 0) (grasas 99) (hidratos 0.3)(grasas-mono 0) (desayuno si) (almuerzo si) (comida si) (merienda no) (cena si))" calcext:value-type="string">
            <text:p>(alimento (id 335) (nombre margarina) (grupo 7) (veces 1) (tipo energeticos) <text:s/>(racion 40) (kcal 747) (proteinas 0) (grasas 99) (hidratos 0.3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36" calcext:value-type="float">
            <text:p>336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rgarin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37]*[.M337]/100" office:value-type="float" office:value="224.1" calcext:value-type="float">
            <text:p>224,1</text:p>
          </table:table-cell>
          <table:table-cell table:style-name="ce16" table:formula="of:=[.L337]*[.N337]*4/100" office:value-type="float" office:value="0" calcext:value-type="float">
            <text:p>0</text:p>
          </table:table-cell>
          <table:table-cell table:style-name="ce16" table:formula="of:=[.L337]*[.P337]*4/100" office:value-type="float" office:value="0.36" calcext:value-type="float">
            <text:p>0,36</text:p>
          </table:table-cell>
          <table:table-cell table:style-name="ce16" table:formula="of:=[.L337]*[.O337]*9/100" office:value-type="float" office:value="267.3" calcext:value-type="float">
            <text:p>267,3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747" calcext:value-type="float">
            <text:p>7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0.3" calcext:value-type="float">
            <text:p>0.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37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31" table:formula="of:=CONCATENATE(&quot;(alimento (id &quot;;[.B337];&quot;) (nombre &quot;;[.W337];&quot;) (grupo &quot;;[.E337];&quot;) (veces &quot;;[.F337];&quot;) (tipo &quot;;[.G337];&quot;)  (racion &quot;;[.L337];&quot;) (kcal &quot;;[.M337];&quot;) (proteinas &quot;;[.N337];&quot;) (grasas &quot;;[.O337];&quot;) (hidratos &quot;;[.P337];&quot;)(grasas-mono &quot;;[.Q337];&quot;) (desayuno &quot;;[.R337];&quot;) (almuerzo &quot;;[.S337];&quot;) (comida &quot;;[.T337];&quot;) (merienda &quot;;[.U337];&quot;) (cena &quot;;[.V337];&quot;))&quot;)" office:value-type="string" office:string-value="(alimento (id 336) (nombre margarina) (grupo 7) (veces 1) (tipo energeticos)  (racion 30) (kcal 747) (proteinas 0) (grasas 99) (hidratos 0,3)(grasas-mono 0) (desayuno si) (almuerzo si) (comida si) (merienda no) (cena si))" calcext:value-type="string">
            <text:p>(alimento (id 336) (nombre margarina) (grupo 7) (veces 1) (tipo energeticos) <text:s/>(racion 30) (kcal 747) (proteinas 0) (grasas 99) (hidratos 0,3)(grasas-mono 0) (desayuno si) (almuerzo si) (comida si) (merienda no) (cena si))</text:p>
          </table:table-cell>
          <table:table-cell table:formula="of:=SUBSTITUTE([.X337];&quot;,&quot;;&quot;.&quot;)" office:value-type="string" office:string-value="(alimento (id 336) (nombre margarina) (grupo 7) (veces 1) (tipo energeticos)  (racion 30) (kcal 747) (proteinas 0) (grasas 99) (hidratos 0.3)(grasas-mono 0) (desayuno si) (almuerzo si) (comida si) (merienda no) (cena si))" calcext:value-type="string">
            <text:p>(alimento (id 336) (nombre margarina) (grupo 7) (veces 1) (tipo energeticos) <text:s/>(racion 30) (kcal 747) (proteinas 0) (grasas 99) (hidratos 0.3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37" calcext:value-type="float">
            <text:p>337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rgarin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38]*[.M338]/100" office:value-type="float" office:value="149.4" calcext:value-type="float">
            <text:p>149,4</text:p>
          </table:table-cell>
          <table:table-cell table:style-name="ce16" table:formula="of:=[.L338]*[.N338]*4/100" office:value-type="float" office:value="0" calcext:value-type="float">
            <text:p>0</text:p>
          </table:table-cell>
          <table:table-cell table:style-name="ce16" table:formula="of:=[.L338]*[.P338]*4/100" office:value-type="float" office:value="0.24" calcext:value-type="float">
            <text:p>0,24</text:p>
          </table:table-cell>
          <table:table-cell table:style-name="ce16" table:formula="of:=[.L338]*[.O338]*9/100" office:value-type="float" office:value="178.2" calcext:value-type="float">
            <text:p>178,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747" calcext:value-type="float">
            <text:p>7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0.3" calcext:value-type="float">
            <text:p>0.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38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31" table:formula="of:=CONCATENATE(&quot;(alimento (id &quot;;[.B338];&quot;) (nombre &quot;;[.W338];&quot;) (grupo &quot;;[.E338];&quot;) (veces &quot;;[.F338];&quot;) (tipo &quot;;[.G338];&quot;)  (racion &quot;;[.L338];&quot;) (kcal &quot;;[.M338];&quot;) (proteinas &quot;;[.N338];&quot;) (grasas &quot;;[.O338];&quot;) (hidratos &quot;;[.P338];&quot;)(grasas-mono &quot;;[.Q338];&quot;) (desayuno &quot;;[.R338];&quot;) (almuerzo &quot;;[.S338];&quot;) (comida &quot;;[.T338];&quot;) (merienda &quot;;[.U338];&quot;) (cena &quot;;[.V338];&quot;))&quot;)" office:value-type="string" office:string-value="(alimento (id 337) (nombre margarina) (grupo 7) (veces 1) (tipo energeticos)  (racion 20) (kcal 747) (proteinas 0) (grasas 99) (hidratos 0,3)(grasas-mono 0) (desayuno si) (almuerzo si) (comida si) (merienda no) (cena si))" calcext:value-type="string">
            <text:p>(alimento (id 337) (nombre margarina) (grupo 7) (veces 1) (tipo energeticos) <text:s/>(racion 20) (kcal 747) (proteinas 0) (grasas 99) (hidratos 0,3)(grasas-mono 0) (desayuno si) (almuerzo si) (comida si) (merienda no) (cena si))</text:p>
          </table:table-cell>
          <table:table-cell table:formula="of:=SUBSTITUTE([.X338];&quot;,&quot;;&quot;.&quot;)" office:value-type="string" office:string-value="(alimento (id 337) (nombre margarina) (grupo 7) (veces 1) (tipo energeticos)  (racion 20) (kcal 747) (proteinas 0) (grasas 99) (hidratos 0.3)(grasas-mono 0) (desayuno si) (almuerzo si) (comida si) (merienda no) (cena si))" calcext:value-type="string">
            <text:p>(alimento (id 337) (nombre margarina) (grupo 7) (veces 1) (tipo energeticos) <text:s/>(racion 20) (kcal 747) (proteinas 0) (grasas 99) (hidratos 0.3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38" calcext:value-type="float">
            <text:p>338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rgarin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39]*[.M339]/100" office:value-type="float" office:value="74.7" calcext:value-type="float">
            <text:p>74,7</text:p>
          </table:table-cell>
          <table:table-cell table:style-name="ce16" table:formula="of:=[.L339]*[.N339]*4/100" office:value-type="float" office:value="0" calcext:value-type="float">
            <text:p>0</text:p>
          </table:table-cell>
          <table:table-cell table:style-name="ce16" table:formula="of:=[.L339]*[.P339]*4/100" office:value-type="float" office:value="0.12" calcext:value-type="float">
            <text:p>0,12</text:p>
          </table:table-cell>
          <table:table-cell table:style-name="ce16" table:formula="of:=[.L339]*[.O339]*9/100" office:value-type="float" office:value="89.1" calcext:value-type="float">
            <text:p>89,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747" calcext:value-type="float">
            <text:p>7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0.3" calcext:value-type="float">
            <text:p>0.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39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31" table:formula="of:=CONCATENATE(&quot;(alimento (id &quot;;[.B339];&quot;) (nombre &quot;;[.W339];&quot;) (grupo &quot;;[.E339];&quot;) (veces &quot;;[.F339];&quot;) (tipo &quot;;[.G339];&quot;)  (racion &quot;;[.L339];&quot;) (kcal &quot;;[.M339];&quot;) (proteinas &quot;;[.N339];&quot;) (grasas &quot;;[.O339];&quot;) (hidratos &quot;;[.P339];&quot;)(grasas-mono &quot;;[.Q339];&quot;) (desayuno &quot;;[.R339];&quot;) (almuerzo &quot;;[.S339];&quot;) (comida &quot;;[.T339];&quot;) (merienda &quot;;[.U339];&quot;) (cena &quot;;[.V339];&quot;))&quot;)" office:value-type="string" office:string-value="(alimento (id 338) (nombre margarina) (grupo 7) (veces 1) (tipo energeticos)  (racion 10) (kcal 747) (proteinas 0) (grasas 99) (hidratos 0,3)(grasas-mono 0) (desayuno si) (almuerzo si) (comida si) (merienda no) (cena si))" calcext:value-type="string">
            <text:p>(alimento (id 338) (nombre margarina) (grupo 7) (veces 1) (tipo energeticos) <text:s/>(racion 10) (kcal 747) (proteinas 0) (grasas 99) (hidratos 0,3)(grasas-mono 0) (desayuno si) (almuerzo si) (comida si) (merienda no) (cena si))</text:p>
          </table:table-cell>
          <table:table-cell table:formula="of:=SUBSTITUTE([.X339];&quot;,&quot;;&quot;.&quot;)" office:value-type="string" office:string-value="(alimento (id 338) (nombre margarina) (grupo 7) (veces 1) (tipo energeticos)  (racion 10) (kcal 747) (proteinas 0) (grasas 99) (hidratos 0.3)(grasas-mono 0) (desayuno si) (almuerzo si) (comida si) (merienda no) (cena si))" calcext:value-type="string">
            <text:p>(alimento (id 338) (nombre margarina) (grupo 7) (veces 1) (tipo energeticos) <text:s/>(racion 10) (kcal 747) (proteinas 0) (grasas 99) (hidratos 0.3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39" calcext:value-type="float">
            <text:p>339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oliv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40]*[.M340]/100" office:value-type="float" office:value="270" calcext:value-type="float">
            <text:p>270</text:p>
          </table:table-cell>
          <table:table-cell table:style-name="ce16" table:formula="of:=[.L340]*[.N340]*4/100" office:value-type="float" office:value="0" calcext:value-type="float">
            <text:p>0</text:p>
          </table:table-cell>
          <table:table-cell table:style-name="ce16" table:formula="of:=[.L340]*[.P340]*4/100" office:value-type="float" office:value="0" calcext:value-type="float">
            <text:p>0</text:p>
          </table:table-cell>
          <table:table-cell table:style-name="ce16" table:formula="of:=[.L340]*[.O340]*9/100" office:value-type="float" office:value="270" calcext:value-type="float">
            <text:p>27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0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31" table:formula="of:=CONCATENATE(&quot;(alimento (id &quot;;[.B340];&quot;) (nombre &quot;;[.W340];&quot;) (grupo &quot;;[.E340];&quot;) (veces &quot;;[.F340];&quot;) (tipo &quot;;[.G340];&quot;)  (racion &quot;;[.L340];&quot;) (kcal &quot;;[.M340];&quot;) (proteinas &quot;;[.N340];&quot;) (grasas &quot;;[.O340];&quot;) (hidratos &quot;;[.P340];&quot;)(grasas-mono &quot;;[.Q340];&quot;) (desayuno &quot;;[.R340];&quot;) (almuerzo &quot;;[.S340];&quot;) (comida &quot;;[.T340];&quot;) (merienda &quot;;[.U340];&quot;) (cena &quot;;[.V340];&quot;))&quot;)" office:value-type="string" office:string-value="(alimento (id 339) (nombre aceite-de-oliva) (grupo 7) (veces 5) (tipo energeticos)  (racion 30) (kcal 900) (proteinas 0) (grasas 100) (hidratos 0)(grasas-mono 100) (desayuno si) (almuerzo si) (comida si) (merienda si) (cena si))" calcext:value-type="string">
            <text:p>(alimento (id 339) (nombre aceite-de-oliva) (grupo 7) (veces 5) (tipo energeticos) <text:s/>(racion 30) (kcal 900) (proteinas 0) (grasas 100) (hidratos 0)(grasas-mono 100) (desayuno si) (almuerzo si) (comida si) (merienda si) (cena si))</text:p>
          </table:table-cell>
          <table:table-cell table:formula="of:=SUBSTITUTE([.X340];&quot;,&quot;;&quot;.&quot;)" office:value-type="string" office:string-value="(alimento (id 339) (nombre aceite-de-oliva) (grupo 7) (veces 5) (tipo energeticos)  (racion 30) (kcal 900) (proteinas 0) (grasas 100) (hidratos 0)(grasas-mono 100) (desayuno si) (almuerzo si) (comida si) (merienda si) (cena si))" calcext:value-type="string">
            <text:p>(alimento (id 339) (nombre aceite-de-oliva) (grupo 7) (veces 5) (tipo energeticos) <text:s/>(racion 3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40" calcext:value-type="float">
            <text:p>340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oliv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41]*[.M341]/100" office:value-type="float" office:value="360" calcext:value-type="float">
            <text:p>360</text:p>
          </table:table-cell>
          <table:table-cell table:style-name="ce16" table:formula="of:=[.L341]*[.N341]*4/100" office:value-type="float" office:value="0" calcext:value-type="float">
            <text:p>0</text:p>
          </table:table-cell>
          <table:table-cell table:style-name="ce16" table:formula="of:=[.L341]*[.P341]*4/100" office:value-type="float" office:value="0" calcext:value-type="float">
            <text:p>0</text:p>
          </table:table-cell>
          <table:table-cell table:style-name="ce16" table:formula="of:=[.L341]*[.O341]*9/100" office:value-type="float" office:value="360" calcext:value-type="float">
            <text:p>36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1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31" table:formula="of:=CONCATENATE(&quot;(alimento (id &quot;;[.B341];&quot;) (nombre &quot;;[.W341];&quot;) (grupo &quot;;[.E341];&quot;) (veces &quot;;[.F341];&quot;) (tipo &quot;;[.G341];&quot;)  (racion &quot;;[.L341];&quot;) (kcal &quot;;[.M341];&quot;) (proteinas &quot;;[.N341];&quot;) (grasas &quot;;[.O341];&quot;) (hidratos &quot;;[.P341];&quot;)(grasas-mono &quot;;[.Q341];&quot;) (desayuno &quot;;[.R341];&quot;) (almuerzo &quot;;[.S341];&quot;) (comida &quot;;[.T341];&quot;) (merienda &quot;;[.U341];&quot;) (cena &quot;;[.V341];&quot;))&quot;)" office:value-type="string" office:string-value="(alimento (id 340) (nombre aceite-de-oliva) (grupo 7) (veces 5) (tipo energeticos)  (racion 40) (kcal 900) (proteinas 0) (grasas 100) (hidratos 0)(grasas-mono 100) (desayuno si) (almuerzo si) (comida si) (merienda si) (cena si))" calcext:value-type="string">
            <text:p>(alimento (id 340) (nombre aceite-de-oliva) (grupo 7) (veces 5) (tipo energeticos) <text:s/>(racion 40) (kcal 900) (proteinas 0) (grasas 100) (hidratos 0)(grasas-mono 100) (desayuno si) (almuerzo si) (comida si) (merienda si) (cena si))</text:p>
          </table:table-cell>
          <table:table-cell table:formula="of:=SUBSTITUTE([.X341];&quot;,&quot;;&quot;.&quot;)" office:value-type="string" office:string-value="(alimento (id 340) (nombre aceite-de-oliva) (grupo 7) (veces 5) (tipo energeticos)  (racion 40) (kcal 900) (proteinas 0) (grasas 100) (hidratos 0)(grasas-mono 100) (desayuno si) (almuerzo si) (comida si) (merienda si) (cena si))" calcext:value-type="string">
            <text:p>(alimento (id 340) (nombre aceite-de-oliva) (grupo 7) (veces 5) (tipo energeticos) <text:s/>(racion 4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41" calcext:value-type="float">
            <text:p>341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oliv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42]*[.M342]/100" office:value-type="float" office:value="405" calcext:value-type="float">
            <text:p>405</text:p>
          </table:table-cell>
          <table:table-cell table:style-name="ce16" table:formula="of:=[.L342]*[.N342]*4/100" office:value-type="float" office:value="0" calcext:value-type="float">
            <text:p>0</text:p>
          </table:table-cell>
          <table:table-cell table:style-name="ce16" table:formula="of:=[.L342]*[.P342]*4/100" office:value-type="float" office:value="0" calcext:value-type="float">
            <text:p>0</text:p>
          </table:table-cell>
          <table:table-cell table:style-name="ce16" table:formula="of:=[.L342]*[.O342]*9/100" office:value-type="float" office:value="405" calcext:value-type="float">
            <text:p>40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2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31" table:formula="of:=CONCATENATE(&quot;(alimento (id &quot;;[.B342];&quot;) (nombre &quot;;[.W342];&quot;) (grupo &quot;;[.E342];&quot;) (veces &quot;;[.F342];&quot;) (tipo &quot;;[.G342];&quot;)  (racion &quot;;[.L342];&quot;) (kcal &quot;;[.M342];&quot;) (proteinas &quot;;[.N342];&quot;) (grasas &quot;;[.O342];&quot;) (hidratos &quot;;[.P342];&quot;)(grasas-mono &quot;;[.Q342];&quot;) (desayuno &quot;;[.R342];&quot;) (almuerzo &quot;;[.S342];&quot;) (comida &quot;;[.T342];&quot;) (merienda &quot;;[.U342];&quot;) (cena &quot;;[.V342];&quot;))&quot;)" office:value-type="string" office:string-value="(alimento (id 341) (nombre aceite-de-oliva) (grupo 7) (veces 5) (tipo energeticos)  (racion 45) (kcal 900) (proteinas 0) (grasas 100) (hidratos 0)(grasas-mono 100) (desayuno si) (almuerzo si) (comida si) (merienda si) (cena si))" calcext:value-type="string">
            <text:p>(alimento (id 341) (nombre aceite-de-oliva) (grupo 7) (veces 5) (tipo energeticos) <text:s/>(racion 45) (kcal 900) (proteinas 0) (grasas 100) (hidratos 0)(grasas-mono 100) (desayuno si) (almuerzo si) (comida si) (merienda si) (cena si))</text:p>
          </table:table-cell>
          <table:table-cell table:formula="of:=SUBSTITUTE([.X342];&quot;,&quot;;&quot;.&quot;)" office:value-type="string" office:string-value="(alimento (id 341) (nombre aceite-de-oliva) (grupo 7) (veces 5) (tipo energeticos)  (racion 45) (kcal 900) (proteinas 0) (grasas 100) (hidratos 0)(grasas-mono 100) (desayuno si) (almuerzo si) (comida si) (merienda si) (cena si))" calcext:value-type="string">
            <text:p>(alimento (id 341) (nombre aceite-de-oliva) (grupo 7) (veces 5) (tipo energeticos) <text:s/>(racion 4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42" calcext:value-type="float">
            <text:p>342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oliv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43]*[.M343]/100" office:value-type="float" office:value="450" calcext:value-type="float">
            <text:p>450</text:p>
          </table:table-cell>
          <table:table-cell table:style-name="ce16" table:formula="of:=[.L343]*[.N343]*4/100" office:value-type="float" office:value="0" calcext:value-type="float">
            <text:p>0</text:p>
          </table:table-cell>
          <table:table-cell table:style-name="ce16" table:formula="of:=[.L343]*[.P343]*4/100" office:value-type="float" office:value="0" calcext:value-type="float">
            <text:p>0</text:p>
          </table:table-cell>
          <table:table-cell table:style-name="ce16" table:formula="of:=[.L343]*[.O343]*9/100" office:value-type="float" office:value="450" calcext:value-type="float">
            <text:p>45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3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31" table:formula="of:=CONCATENATE(&quot;(alimento (id &quot;;[.B343];&quot;) (nombre &quot;;[.W343];&quot;) (grupo &quot;;[.E343];&quot;) (veces &quot;;[.F343];&quot;) (tipo &quot;;[.G343];&quot;)  (racion &quot;;[.L343];&quot;) (kcal &quot;;[.M343];&quot;) (proteinas &quot;;[.N343];&quot;) (grasas &quot;;[.O343];&quot;) (hidratos &quot;;[.P343];&quot;)(grasas-mono &quot;;[.Q343];&quot;) (desayuno &quot;;[.R343];&quot;) (almuerzo &quot;;[.S343];&quot;) (comida &quot;;[.T343];&quot;) (merienda &quot;;[.U343];&quot;) (cena &quot;;[.V343];&quot;))&quot;)" office:value-type="string" office:string-value="(alimento (id 342) (nombre aceite-de-oliva) (grupo 7) (veces 5) (tipo energeticos)  (racion 50) (kcal 900) (proteinas 0) (grasas 100) (hidratos 0)(grasas-mono 100) (desayuno si) (almuerzo si) (comida si) (merienda si) (cena si))" calcext:value-type="string">
            <text:p>(alimento (id 342) (nombre aceite-de-oliva) (grupo 7) (veces 5) (tipo energeticos) <text:s/>(racion 50) (kcal 900) (proteinas 0) (grasas 100) (hidratos 0)(grasas-mono 100) (desayuno si) (almuerzo si) (comida si) (merienda si) (cena si))</text:p>
          </table:table-cell>
          <table:table-cell table:formula="of:=SUBSTITUTE([.X343];&quot;,&quot;;&quot;.&quot;)" office:value-type="string" office:string-value="(alimento (id 342) (nombre aceite-de-oliva) (grupo 7) (veces 5) (tipo energeticos)  (racion 50) (kcal 900) (proteinas 0) (grasas 100) (hidratos 0)(grasas-mono 100) (desayuno si) (almuerzo si) (comida si) (merienda si) (cena si))" calcext:value-type="string">
            <text:p>(alimento (id 342) (nombre aceite-de-oliva) (grupo 7) (veces 5) (tipo energeticos) <text:s/>(racion 5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43" calcext:value-type="float">
            <text:p>343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oliv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44]*[.M344]/100" office:value-type="float" office:value="540" calcext:value-type="float">
            <text:p>540</text:p>
          </table:table-cell>
          <table:table-cell table:style-name="ce16" table:formula="of:=[.L344]*[.N344]*4/100" office:value-type="float" office:value="0" calcext:value-type="float">
            <text:p>0</text:p>
          </table:table-cell>
          <table:table-cell table:style-name="ce16" table:formula="of:=[.L344]*[.P344]*4/100" office:value-type="float" office:value="0" calcext:value-type="float">
            <text:p>0</text:p>
          </table:table-cell>
          <table:table-cell table:style-name="ce16" table:formula="of:=[.L344]*[.O344]*9/100" office:value-type="float" office:value="540" calcext:value-type="float">
            <text:p>54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4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31" table:formula="of:=CONCATENATE(&quot;(alimento (id &quot;;[.B344];&quot;) (nombre &quot;;[.W344];&quot;) (grupo &quot;;[.E344];&quot;) (veces &quot;;[.F344];&quot;) (tipo &quot;;[.G344];&quot;)  (racion &quot;;[.L344];&quot;) (kcal &quot;;[.M344];&quot;) (proteinas &quot;;[.N344];&quot;) (grasas &quot;;[.O344];&quot;) (hidratos &quot;;[.P344];&quot;)(grasas-mono &quot;;[.Q344];&quot;) (desayuno &quot;;[.R344];&quot;) (almuerzo &quot;;[.S344];&quot;) (comida &quot;;[.T344];&quot;) (merienda &quot;;[.U344];&quot;) (cena &quot;;[.V344];&quot;))&quot;)" office:value-type="string" office:string-value="(alimento (id 343) (nombre aceite-de-oliva) (grupo 7) (veces 5) (tipo energeticos)  (racion 60) (kcal 900) (proteinas 0) (grasas 100) (hidratos 0)(grasas-mono 100) (desayuno si) (almuerzo si) (comida si) (merienda si) (cena si))" calcext:value-type="string">
            <text:p>(alimento (id 343) (nombre aceite-de-oliva) (grupo 7) (veces 5) (tipo energeticos) <text:s/>(racion 60) (kcal 900) (proteinas 0) (grasas 100) (hidratos 0)(grasas-mono 100) (desayuno si) (almuerzo si) (comida si) (merienda si) (cena si))</text:p>
          </table:table-cell>
          <table:table-cell table:formula="of:=SUBSTITUTE([.X344];&quot;,&quot;;&quot;.&quot;)" office:value-type="string" office:string-value="(alimento (id 343) (nombre aceite-de-oliva) (grupo 7) (veces 5) (tipo energeticos)  (racion 60) (kcal 900) (proteinas 0) (grasas 100) (hidratos 0)(grasas-mono 100) (desayuno si) (almuerzo si) (comida si) (merienda si) (cena si))" calcext:value-type="string">
            <text:p>(alimento (id 343) (nombre aceite-de-oliva) (grupo 7) (veces 5) (tipo energeticos) <text:s/>(racion 6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oliv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45]*[.M345]/100" office:value-type="float" office:value="180" calcext:value-type="float">
            <text:p>180</text:p>
          </table:table-cell>
          <table:table-cell table:style-name="ce16" table:formula="of:=[.L345]*[.N345]*4/100" office:value-type="float" office:value="0" calcext:value-type="float">
            <text:p>0</text:p>
          </table:table-cell>
          <table:table-cell table:style-name="ce16" table:formula="of:=[.L345]*[.P345]*4/100" office:value-type="float" office:value="0" calcext:value-type="float">
            <text:p>0</text:p>
          </table:table-cell>
          <table:table-cell table:style-name="ce16" table:formula="of:=[.L345]*[.O345]*9/100" office:value-type="float" office:value="180" calcext:value-type="float">
            <text:p>18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5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31" table:formula="of:=CONCATENATE(&quot;(alimento (id &quot;;[.B345];&quot;) (nombre &quot;;[.W345];&quot;) (grupo &quot;;[.E345];&quot;) (veces &quot;;[.F345];&quot;) (tipo &quot;;[.G345];&quot;)  (racion &quot;;[.L345];&quot;) (kcal &quot;;[.M345];&quot;) (proteinas &quot;;[.N345];&quot;) (grasas &quot;;[.O345];&quot;) (hidratos &quot;;[.P345];&quot;)(grasas-mono &quot;;[.Q345];&quot;) (desayuno &quot;;[.R345];&quot;) (almuerzo &quot;;[.S345];&quot;) (comida &quot;;[.T345];&quot;) (merienda &quot;;[.U345];&quot;) (cena &quot;;[.V345];&quot;))&quot;)" office:value-type="string" office:string-value="(alimento (id 344) (nombre aceite-de-oliva) (grupo 7) (veces 5) (tipo energeticos)  (racion 2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20) (kcal 900) (proteinas 0) (grasas 100) (hidratos 0)(grasas-mono 100) (desayuno si) (almuerzo si) (comida si) (merienda si) (cena si))</text:p>
          </table:table-cell>
          <table:table-cell table:formula="of:=SUBSTITUTE([.X345];&quot;,&quot;;&quot;.&quot;)" office:value-type="string" office:string-value="(alimento (id 344) (nombre aceite-de-oliva) (grupo 7) (veces 5) (tipo energeticos)  (racion 2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2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45" calcext:value-type="float">
            <text:p>345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oliv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46]*[.M346]/100" office:value-type="float" office:value="90" calcext:value-type="float">
            <text:p>90</text:p>
          </table:table-cell>
          <table:table-cell table:style-name="ce16" table:formula="of:=[.L346]*[.N346]*4/100" office:value-type="float" office:value="0" calcext:value-type="float">
            <text:p>0</text:p>
          </table:table-cell>
          <table:table-cell table:style-name="ce16" table:formula="of:=[.L346]*[.P346]*4/100" office:value-type="float" office:value="0" calcext:value-type="float">
            <text:p>0</text:p>
          </table:table-cell>
          <table:table-cell table:style-name="ce16" table:formula="of:=[.L346]*[.O346]*9/100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6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31" table:formula="of:=CONCATENATE(&quot;(alimento (id &quot;;[.B346];&quot;) (nombre &quot;;[.W346];&quot;) (grupo &quot;;[.E346];&quot;) (veces &quot;;[.F346];&quot;) (tipo &quot;;[.G346];&quot;)  (racion &quot;;[.L346];&quot;) (kcal &quot;;[.M346];&quot;) (proteinas &quot;;[.N346];&quot;) (grasas &quot;;[.O346];&quot;) (hidratos &quot;;[.P346];&quot;)(grasas-mono &quot;;[.Q346];&quot;) (desayuno &quot;;[.R346];&quot;) (almuerzo &quot;;[.S346];&quot;) (comida &quot;;[.T346];&quot;) (merienda &quot;;[.U346];&quot;) (cena &quot;;[.V346];&quot;))&quot;)" office:value-type="string" office:string-value="(alimento (id 345) (nombre aceite-de-oliva) (grupo 7) (veces 5) (tipo energeticos)  (racion 10) (kcal 900) (proteinas 0) (grasas 100) (hidratos 0)(grasas-mono 100) (desayuno si) (almuerzo si) (comida si) (merienda si) (cena si))" calcext:value-type="string">
            <text:p>(alimento (id 345) (nombre aceite-de-oliva) (grupo 7) (veces 5) (tipo energeticos) <text:s/>(racion 10) (kcal 900) (proteinas 0) (grasas 100) (hidratos 0)(grasas-mono 100) (desayuno si) (almuerzo si) (comida si) (merienda si) (cena si))</text:p>
          </table:table-cell>
          <table:table-cell table:formula="of:=SUBSTITUTE([.X346];&quot;,&quot;;&quot;.&quot;)" office:value-type="string" office:string-value="(alimento (id 345) (nombre aceite-de-oliva) (grupo 7) (veces 5) (tipo energeticos)  (racion 10) (kcal 900) (proteinas 0) (grasas 100) (hidratos 0)(grasas-mono 100) (desayuno si) (almuerzo si) (comida si) (merienda si) (cena si))" calcext:value-type="string">
            <text:p>(alimento (id 345) (nombre aceite-de-oliva) (grupo 7) (veces 5) (tipo energeticos) <text:s/>(racion 1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46" calcext:value-type="float">
            <text:p>346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oliv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47]*[.M347]/100" office:value-type="float" office:value="135" calcext:value-type="float">
            <text:p>135</text:p>
          </table:table-cell>
          <table:table-cell table:style-name="ce16" table:formula="of:=[.L347]*[.N347]*4/100" office:value-type="float" office:value="0" calcext:value-type="float">
            <text:p>0</text:p>
          </table:table-cell>
          <table:table-cell table:style-name="ce16" table:formula="of:=[.L347]*[.P347]*4/100" office:value-type="float" office:value="0" calcext:value-type="float">
            <text:p>0</text:p>
          </table:table-cell>
          <table:table-cell table:style-name="ce16" table:formula="of:=[.L347]*[.O347]*9/100" office:value-type="float" office:value="135" calcext:value-type="float">
            <text:p>135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7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31" table:formula="of:=CONCATENATE(&quot;(alimento (id &quot;;[.B347];&quot;) (nombre &quot;;[.W347];&quot;) (grupo &quot;;[.E347];&quot;) (veces &quot;;[.F347];&quot;) (tipo &quot;;[.G347];&quot;)  (racion &quot;;[.L347];&quot;) (kcal &quot;;[.M347];&quot;) (proteinas &quot;;[.N347];&quot;) (grasas &quot;;[.O347];&quot;) (hidratos &quot;;[.P347];&quot;)(grasas-mono &quot;;[.Q347];&quot;) (desayuno &quot;;[.R347];&quot;) (almuerzo &quot;;[.S347];&quot;) (comida &quot;;[.T347];&quot;) (merienda &quot;;[.U347];&quot;) (cena &quot;;[.V347];&quot;))&quot;)" office:value-type="string" office:string-value="(alimento (id 346) (nombre aceite-de-oliva) (grupo 7) (veces 5) (tipo energeticos)  (racion 15) (kcal 900) (proteinas 0) (grasas 100) (hidratos 0)(grasas-mono 100) (desayuno si) (almuerzo si) (comida si) (merienda si) (cena si))" calcext:value-type="string">
            <text:p>(alimento (id 346) (nombre aceite-de-oliva) (grupo 7) (veces 5) (tipo energeticos) <text:s/>(racion 15) (kcal 900) (proteinas 0) (grasas 100) (hidratos 0)(grasas-mono 100) (desayuno si) (almuerzo si) (comida si) (merienda si) (cena si))</text:p>
          </table:table-cell>
          <table:table-cell table:formula="of:=SUBSTITUTE([.X347];&quot;,&quot;;&quot;.&quot;)" office:value-type="string" office:string-value="(alimento (id 346) (nombre aceite-de-oliva) (grupo 7) (veces 5) (tipo energeticos)  (racion 15) (kcal 900) (proteinas 0) (grasas 100) (hidratos 0)(grasas-mono 100) (desayuno si) (almuerzo si) (comida si) (merienda si) (cena si))" calcext:value-type="string">
            <text:p>(alimento (id 346) (nombre aceite-de-oliva) (grupo 7) (veces 5) (tipo energeticos) <text:s/>(racion 1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47" calcext:value-type="float">
            <text:p>347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oliv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48]*[.M348]/100" office:value-type="float" office:value="225" calcext:value-type="float">
            <text:p>225</text:p>
          </table:table-cell>
          <table:table-cell table:style-name="ce16" table:formula="of:=[.L348]*[.N348]*4/100" office:value-type="float" office:value="0" calcext:value-type="float">
            <text:p>0</text:p>
          </table:table-cell>
          <table:table-cell table:style-name="ce16" table:formula="of:=[.L348]*[.P348]*4/100" office:value-type="float" office:value="0" calcext:value-type="float">
            <text:p>0</text:p>
          </table:table-cell>
          <table:table-cell table:style-name="ce16" table:formula="of:=[.L348]*[.O348]*9/100" office:value-type="float" office:value="225" calcext:value-type="float">
            <text:p>22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8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31" table:formula="of:=CONCATENATE(&quot;(alimento (id &quot;;[.B348];&quot;) (nombre &quot;;[.W348];&quot;) (grupo &quot;;[.E348];&quot;) (veces &quot;;[.F348];&quot;) (tipo &quot;;[.G348];&quot;)  (racion &quot;;[.L348];&quot;) (kcal &quot;;[.M348];&quot;) (proteinas &quot;;[.N348];&quot;) (grasas &quot;;[.O348];&quot;) (hidratos &quot;;[.P348];&quot;)(grasas-mono &quot;;[.Q348];&quot;) (desayuno &quot;;[.R348];&quot;) (almuerzo &quot;;[.S348];&quot;) (comida &quot;;[.T348];&quot;) (merienda &quot;;[.U348];&quot;) (cena &quot;;[.V348];&quot;))&quot;)" office:value-type="string" office:string-value="(alimento (id 347) (nombre aceite-de-oliva) (grupo 7) (veces 5) (tipo energeticos)  (racion 25) (kcal 900) (proteinas 0) (grasas 100) (hidratos 0)(grasas-mono 100) (desayuno si) (almuerzo si) (comida si) (merienda si) (cena si))" calcext:value-type="string">
            <text:p>(alimento (id 347) (nombre aceite-de-oliva) (grupo 7) (veces 5) (tipo energeticos) <text:s/>(racion 25) (kcal 900) (proteinas 0) (grasas 100) (hidratos 0)(grasas-mono 100) (desayuno si) (almuerzo si) (comida si) (merienda si) (cena si))</text:p>
          </table:table-cell>
          <table:table-cell table:formula="of:=SUBSTITUTE([.X348];&quot;,&quot;;&quot;.&quot;)" office:value-type="string" office:string-value="(alimento (id 347) (nombre aceite-de-oliva) (grupo 7) (veces 5) (tipo energeticos)  (racion 25) (kcal 900) (proteinas 0) (grasas 100) (hidratos 0)(grasas-mono 100) (desayuno si) (almuerzo si) (comida si) (merienda si) (cena si))" calcext:value-type="string">
            <text:p>(alimento (id 347) (nombre aceite-de-oliva) (grupo 7) (veces 5) (tipo energeticos) <text:s/>(racion 2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48" calcext:value-type="float">
            <text:p>348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oliv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49]*[.M349]/100" office:value-type="float" office:value="315" calcext:value-type="float">
            <text:p>315</text:p>
          </table:table-cell>
          <table:table-cell table:style-name="ce16" table:formula="of:=[.L349]*[.N349]*4/100" office:value-type="float" office:value="0" calcext:value-type="float">
            <text:p>0</text:p>
          </table:table-cell>
          <table:table-cell table:style-name="ce16" table:formula="of:=[.L349]*[.P349]*4/100" office:value-type="float" office:value="0" calcext:value-type="float">
            <text:p>0</text:p>
          </table:table-cell>
          <table:table-cell table:style-name="ce16" table:formula="of:=[.L349]*[.O349]*9/100" office:value-type="float" office:value="315" calcext:value-type="float">
            <text:p>31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9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31" table:formula="of:=CONCATENATE(&quot;(alimento (id &quot;;[.B349];&quot;) (nombre &quot;;[.W349];&quot;) (grupo &quot;;[.E349];&quot;) (veces &quot;;[.F349];&quot;) (tipo &quot;;[.G349];&quot;)  (racion &quot;;[.L349];&quot;) (kcal &quot;;[.M349];&quot;) (proteinas &quot;;[.N349];&quot;) (grasas &quot;;[.O349];&quot;) (hidratos &quot;;[.P349];&quot;)(grasas-mono &quot;;[.Q349];&quot;) (desayuno &quot;;[.R349];&quot;) (almuerzo &quot;;[.S349];&quot;) (comida &quot;;[.T349];&quot;) (merienda &quot;;[.U349];&quot;) (cena &quot;;[.V349];&quot;))&quot;)" office:value-type="string" office:string-value="(alimento (id 348) (nombre aceite-de-oliva) (grupo 7) (veces 5) (tipo energeticos)  (racion 35) (kcal 900) (proteinas 0) (grasas 100) (hidratos 0)(grasas-mono 100) (desayuno si) (almuerzo si) (comida si) (merienda si) (cena si))" calcext:value-type="string">
            <text:p>(alimento (id 348) (nombre aceite-de-oliva) (grupo 7) (veces 5) (tipo energeticos) <text:s/>(racion 35) (kcal 900) (proteinas 0) (grasas 100) (hidratos 0)(grasas-mono 100) (desayuno si) (almuerzo si) (comida si) (merienda si) (cena si))</text:p>
          </table:table-cell>
          <table:table-cell table:formula="of:=SUBSTITUTE([.X349];&quot;,&quot;;&quot;.&quot;)" office:value-type="string" office:string-value="(alimento (id 348) (nombre aceite-de-oliva) (grupo 7) (veces 5) (tipo energeticos)  (racion 35) (kcal 900) (proteinas 0) (grasas 100) (hidratos 0)(grasas-mono 100) (desayuno si) (almuerzo si) (comida si) (merienda si) (cena si))" calcext:value-type="string">
            <text:p>(alimento (id 348) (nombre aceite-de-oliva) (grupo 7) (veces 5) (tipo energeticos) <text:s/>(racion 3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49" calcext:value-type="float">
            <text:p>349</text:p>
          </table:table-cell>
          <table:table-cell table:style-name="ce12" office:value-type="string" calcext:value-type="string">
            <text:p>Grasas, aceite y mantequilla</text:p>
          </table:table-cell>
          <table:table-cell table:style-name="ce14" office:value-type="string" calcext:value-type="string">
            <text:p>Mantequilla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string" calcext:value-type="string">
            <text:p>energeticos</text:p>
          </table:table-cell>
          <table:table-cell table:style-name="ce14" table:formula="of:=[.L350]*[.M350]/100" office:value-type="float" office:value="37.5" calcext:value-type="float">
            <text:p>37,5</text:p>
          </table:table-cell>
          <table:table-cell table:style-name="ce16" table:formula="of:=[.L350]*[.N350]*4/100" office:value-type="float" office:value="0.12" calcext:value-type="float">
            <text:p>0,12</text:p>
          </table:table-cell>
          <table:table-cell table:style-name="ce16" table:formula="of:=[.L350]*[.P350]*4/100" office:value-type="float" office:value="0.06" calcext:value-type="float">
            <text:p>0,06</text:p>
          </table:table-cell>
          <table:table-cell table:style-name="ce16" table:formula="of:=[.L350]*[.O350]*9/100" office:value-type="float" office:value="37.35" calcext:value-type="float">
            <text:p>37,3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50" calcext:value-type="float">
            <text:p>750</text:p>
          </table:table-cell>
          <table:table-cell table:style-name="ce24" office:value-type="float" office:value="0.6" calcext:value-type="float">
            <text:p>0.6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83" calcext:value-type="float">
            <text:p>83</text:p>
          </table:table-cell>
          <table:table-cell table:number-columns-repeated="3" table:style-name="ce12" office:value-type="string" calcext:value-type="string">
            <text:p>si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12" table:formula="of:=SUBSTITUTE(SUBSTITUTE(SUBSTITUTE(SUBSTITUTE(SUBSTITUTE(SUBSTITUTE(LOWER([.D350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31" table:formula="of:=CONCATENATE(&quot;(alimento (id &quot;;[.B350];&quot;) (nombre &quot;;[.W350];&quot;) (grupo &quot;;[.E350];&quot;) (veces &quot;;[.F350];&quot;) (tipo &quot;;[.G350];&quot;)  (racion &quot;;[.L350];&quot;) (kcal &quot;;[.M350];&quot;) (proteinas &quot;;[.N350];&quot;) (grasas &quot;;[.O350];&quot;) (hidratos &quot;;[.P350];&quot;)(grasas-mono &quot;;[.Q350];&quot;) (desayuno &quot;;[.R350];&quot;) (almuerzo &quot;;[.S350];&quot;) (comida &quot;;[.T350];&quot;) (merienda &quot;;[.U350];&quot;) (cena &quot;;[.V350];&quot;))&quot;)" office:value-type="string" office:string-value="(alimento (id 349) (nombre mantequilla) (grupo 7) (veces 2) (tipo energeticos)  (racion 5) (kcal 750) (proteinas 0,6) (grasas 83) (hidratos 0,3)(grasas-mono 83) (desayuno si) (almuerzo si) (comida si) (merienda no) (cena si))" calcext:value-type="string">
            <text:p>(alimento (id 349) (nombre mantequilla) (grupo 7) (veces 2) (tipo energeticos) <text:s/>(racion 5) (kcal 750) (proteinas 0,6) (grasas 83) (hidratos 0,3)(grasas-mono 83) (desayuno si) (almuerzo si) (comida si) (merienda no) (cena si))</text:p>
          </table:table-cell>
          <table:table-cell table:style-name="ce12" table:formula="of:=SUBSTITUTE([.X350];&quot;,&quot;;&quot;.&quot;)" office:value-type="string" office:string-value="(alimento (id 349) (nombre mantequilla) (grupo 7) (veces 2) (tipo energeticos)  (racion 5) (kcal 750) (proteinas 0.6) (grasas 83) (hidratos 0.3)(grasas-mono 83) (desayuno si) (almuerzo si) (comida si) (merienda no) (cena si))" calcext:value-type="string">
            <text:p>(alimento (id 349) (nombre mantequilla) (grupo 7) (veces 2) (tipo energeticos) <text:s/>(racion 5) (kcal 750) (proteinas 0.6) (grasas 83) (hidratos 0.3)(grasas-mono 83) (desayuno si) (almuerzo si) (comida si) (merienda no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350" calcext:value-type="float">
            <text:p>350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quill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51]*[.M351]/100" office:value-type="float" office:value="75" calcext:value-type="float">
            <text:p>75</text:p>
          </table:table-cell>
          <table:table-cell table:style-name="ce16" table:formula="of:=[.L351]*[.N351]*4/100" office:value-type="float" office:value="0.24" calcext:value-type="float">
            <text:p>0,24</text:p>
          </table:table-cell>
          <table:table-cell table:style-name="ce16" table:formula="of:=[.L351]*[.P351]*4/100" office:value-type="float" office:value="0.12" calcext:value-type="float">
            <text:p>0,12</text:p>
          </table:table-cell>
          <table:table-cell table:style-name="ce16" table:formula="of:=[.L351]*[.O351]*9/100" office:value-type="float" office:value="74.7" calcext:value-type="float">
            <text:p>74,7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750" calcext:value-type="float">
            <text:p>750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51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31" table:formula="of:=CONCATENATE(&quot;(alimento (id &quot;;[.B351];&quot;) (nombre &quot;;[.W351];&quot;) (grupo &quot;;[.E351];&quot;) (veces &quot;;[.F351];&quot;) (tipo &quot;;[.G351];&quot;)  (racion &quot;;[.L351];&quot;) (kcal &quot;;[.M351];&quot;) (proteinas &quot;;[.N351];&quot;) (grasas &quot;;[.O351];&quot;) (hidratos &quot;;[.P351];&quot;)(grasas-mono &quot;;[.Q351];&quot;) (desayuno &quot;;[.R351];&quot;) (almuerzo &quot;;[.S351];&quot;) (comida &quot;;[.T351];&quot;) (merienda &quot;;[.U351];&quot;) (cena &quot;;[.V351];&quot;))&quot;)" office:value-type="string" office:string-value="(alimento (id 350) (nombre mantequilla) (grupo 7) (veces 2) (tipo energeticos)  (racion 10) (kcal 750) (proteinas 0,6) (grasas 83) (hidratos 0,3)(grasas-mono 83) (desayuno si) (almuerzo si) (comida si) (merienda no) (cena si))" calcext:value-type="string">
            <text:p>(alimento (id 350) (nombre mantequilla) (grupo 7) (veces 2) (tipo energeticos) <text:s/>(racion 10) (kcal 750) (proteinas 0,6) (grasas 83) (hidratos 0,3)(grasas-mono 83) (desayuno si) (almuerzo si) (comida si) (merienda no) (cena si))</text:p>
          </table:table-cell>
          <table:table-cell table:formula="of:=SUBSTITUTE([.X351];&quot;,&quot;;&quot;.&quot;)" office:value-type="string" office:string-value="(alimento (id 350) (nombre mantequilla) (grupo 7) (veces 2) (tipo energeticos)  (racion 10) (kcal 750) (proteinas 0.6) (grasas 83) (hidratos 0.3)(grasas-mono 83) (desayuno si) (almuerzo si) (comida si) (merienda no) (cena si))" calcext:value-type="string">
            <text:p>(alimento (id 350) (nombre mantequilla) (grupo 7) (veces 2) (tipo energeticos) <text:s/>(racion 10) (kcal 750) (proteinas 0.6) (grasas 83) (hidratos 0.3)(grasas-mono 83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51" calcext:value-type="float">
            <text:p>351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quill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52]*[.M352]/100" office:value-type="float" office:value="300" calcext:value-type="float">
            <text:p>300</text:p>
          </table:table-cell>
          <table:table-cell table:style-name="ce16" table:formula="of:=[.L352]*[.N352]*4/100" office:value-type="float" office:value="0.96" calcext:value-type="float">
            <text:p>0,96</text:p>
          </table:table-cell>
          <table:table-cell table:style-name="ce16" table:formula="of:=[.L352]*[.P352]*4/100" office:value-type="float" office:value="0.48" calcext:value-type="float">
            <text:p>0,48</text:p>
          </table:table-cell>
          <table:table-cell table:style-name="ce16" table:formula="of:=[.L352]*[.O352]*9/100" office:value-type="float" office:value="298.8" calcext:value-type="float">
            <text:p>298,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750" calcext:value-type="float">
            <text:p>750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52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31" table:formula="of:=CONCATENATE(&quot;(alimento (id &quot;;[.B352];&quot;) (nombre &quot;;[.W352];&quot;) (grupo &quot;;[.E352];&quot;) (veces &quot;;[.F352];&quot;) (tipo &quot;;[.G352];&quot;)  (racion &quot;;[.L352];&quot;) (kcal &quot;;[.M352];&quot;) (proteinas &quot;;[.N352];&quot;) (grasas &quot;;[.O352];&quot;) (hidratos &quot;;[.P352];&quot;)(grasas-mono &quot;;[.Q352];&quot;) (desayuno &quot;;[.R352];&quot;) (almuerzo &quot;;[.S352];&quot;) (comida &quot;;[.T352];&quot;) (merienda &quot;;[.U352];&quot;) (cena &quot;;[.V352];&quot;))&quot;)" office:value-type="string" office:string-value="(alimento (id 351) (nombre mantequilla) (grupo 7) (veces 2) (tipo energeticos)  (racion 40) (kcal 750) (proteinas 0,6) (grasas 83) (hidratos 0,3)(grasas-mono 83) (desayuno si) (almuerzo si) (comida si) (merienda no) (cena si))" calcext:value-type="string">
            <text:p>(alimento (id 351) (nombre mantequilla) (grupo 7) (veces 2) (tipo energeticos) <text:s/>(racion 40) (kcal 750) (proteinas 0,6) (grasas 83) (hidratos 0,3)(grasas-mono 83) (desayuno si) (almuerzo si) (comida si) (merienda no) (cena si))</text:p>
          </table:table-cell>
          <table:table-cell table:formula="of:=SUBSTITUTE([.X352];&quot;,&quot;;&quot;.&quot;)" office:value-type="string" office:string-value="(alimento (id 351) (nombre mantequilla) (grupo 7) (veces 2) (tipo energeticos)  (racion 40) (kcal 750) (proteinas 0.6) (grasas 83) (hidratos 0.3)(grasas-mono 83) (desayuno si) (almuerzo si) (comida si) (merienda no) (cena si))" calcext:value-type="string">
            <text:p>(alimento (id 351) (nombre mantequilla) (grupo 7) (veces 2) (tipo energeticos) <text:s/>(racion 40) (kcal 750) (proteinas 0.6) (grasas 83) (hidratos 0.3)(grasas-mono 83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52" calcext:value-type="float">
            <text:p>352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quill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53]*[.M353]/100" office:value-type="float" office:value="225" calcext:value-type="float">
            <text:p>225</text:p>
          </table:table-cell>
          <table:table-cell table:style-name="ce16" table:formula="of:=[.L353]*[.N353]*4/100" office:value-type="float" office:value="0.72" calcext:value-type="float">
            <text:p>0,72</text:p>
          </table:table-cell>
          <table:table-cell table:style-name="ce16" table:formula="of:=[.L353]*[.P353]*4/100" office:value-type="float" office:value="0.36" calcext:value-type="float">
            <text:p>0,36</text:p>
          </table:table-cell>
          <table:table-cell table:style-name="ce16" table:formula="of:=[.L353]*[.O353]*9/100" office:value-type="float" office:value="224.1" calcext:value-type="float">
            <text:p>224,1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750" calcext:value-type="float">
            <text:p>750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53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31" table:formula="of:=CONCATENATE(&quot;(alimento (id &quot;;[.B353];&quot;) (nombre &quot;;[.W353];&quot;) (grupo &quot;;[.E353];&quot;) (veces &quot;;[.F353];&quot;) (tipo &quot;;[.G353];&quot;)  (racion &quot;;[.L353];&quot;) (kcal &quot;;[.M353];&quot;) (proteinas &quot;;[.N353];&quot;) (grasas &quot;;[.O353];&quot;) (hidratos &quot;;[.P353];&quot;)(grasas-mono &quot;;[.Q353];&quot;) (desayuno &quot;;[.R353];&quot;) (almuerzo &quot;;[.S353];&quot;) (comida &quot;;[.T353];&quot;) (merienda &quot;;[.U353];&quot;) (cena &quot;;[.V353];&quot;))&quot;)" office:value-type="string" office:string-value="(alimento (id 352) (nombre mantequilla) (grupo 7) (veces 2) (tipo energeticos)  (racion 30) (kcal 750) (proteinas 0,6) (grasas 83) (hidratos 0,3)(grasas-mono 83) (desayuno si) (almuerzo si) (comida si) (merienda no) (cena si))" calcext:value-type="string">
            <text:p>(alimento (id 352) (nombre mantequilla) (grupo 7) (veces 2) (tipo energeticos) <text:s/>(racion 30) (kcal 750) (proteinas 0,6) (grasas 83) (hidratos 0,3)(grasas-mono 83) (desayuno si) (almuerzo si) (comida si) (merienda no) (cena si))</text:p>
          </table:table-cell>
          <table:table-cell table:formula="of:=SUBSTITUTE([.X353];&quot;,&quot;;&quot;.&quot;)" office:value-type="string" office:string-value="(alimento (id 352) (nombre mantequilla) (grupo 7) (veces 2) (tipo energeticos)  (racion 30) (kcal 750) (proteinas 0.6) (grasas 83) (hidratos 0.3)(grasas-mono 83) (desayuno si) (almuerzo si) (comida si) (merienda no) (cena si))" calcext:value-type="string">
            <text:p>(alimento (id 352) (nombre mantequilla) (grupo 7) (veces 2) (tipo energeticos) <text:s/>(racion 30) (kcal 750) (proteinas 0.6) (grasas 83) (hidratos 0.3)(grasas-mono 83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53" calcext:value-type="float">
            <text:p>353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quill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54]*[.M354]/100" office:value-type="float" office:value="150" calcext:value-type="float">
            <text:p>150</text:p>
          </table:table-cell>
          <table:table-cell table:style-name="ce16" table:formula="of:=[.L354]*[.N354]*4/100" office:value-type="float" office:value="0.48" calcext:value-type="float">
            <text:p>0,48</text:p>
          </table:table-cell>
          <table:table-cell table:style-name="ce16" table:formula="of:=[.L354]*[.P354]*4/100" office:value-type="float" office:value="0.24" calcext:value-type="float">
            <text:p>0,24</text:p>
          </table:table-cell>
          <table:table-cell table:style-name="ce16" table:formula="of:=[.L354]*[.O354]*9/100" office:value-type="float" office:value="149.4" calcext:value-type="float">
            <text:p>149,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750" calcext:value-type="float">
            <text:p>750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54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31" table:formula="of:=CONCATENATE(&quot;(alimento (id &quot;;[.B354];&quot;) (nombre &quot;;[.W354];&quot;) (grupo &quot;;[.E354];&quot;) (veces &quot;;[.F354];&quot;) (tipo &quot;;[.G354];&quot;)  (racion &quot;;[.L354];&quot;) (kcal &quot;;[.M354];&quot;) (proteinas &quot;;[.N354];&quot;) (grasas &quot;;[.O354];&quot;) (hidratos &quot;;[.P354];&quot;)(grasas-mono &quot;;[.Q354];&quot;) (desayuno &quot;;[.R354];&quot;) (almuerzo &quot;;[.S354];&quot;) (comida &quot;;[.T354];&quot;) (merienda &quot;;[.U354];&quot;) (cena &quot;;[.V354];&quot;))&quot;)" office:value-type="string" office:string-value="(alimento (id 353) (nombre mantequilla) (grupo 7) (veces 2) (tipo energeticos)  (racion 20) (kcal 750) (proteinas 0,6) (grasas 83) (hidratos 0,3)(grasas-mono 83) (desayuno si) (almuerzo si) (comida si) (merienda no) (cena si))" calcext:value-type="string">
            <text:p>(alimento (id 353) (nombre mantequilla) (grupo 7) (veces 2) (tipo energeticos) <text:s/>(racion 20) (kcal 750) (proteinas 0,6) (grasas 83) (hidratos 0,3)(grasas-mono 83) (desayuno si) (almuerzo si) (comida si) (merienda no) (cena si))</text:p>
          </table:table-cell>
          <table:table-cell table:formula="of:=SUBSTITUTE([.X354];&quot;,&quot;;&quot;.&quot;)" office:value-type="string" office:string-value="(alimento (id 353) (nombre mantequilla) (grupo 7) (veces 2) (tipo energeticos)  (racion 20) (kcal 750) (proteinas 0.6) (grasas 83) (hidratos 0.3)(grasas-mono 83) (desayuno si) (almuerzo si) (comida si) (merienda no) (cena si))" calcext:value-type="string">
            <text:p>(alimento (id 353) (nombre mantequilla) (grupo 7) (veces 2) (tipo energeticos) <text:s/>(racion 20) (kcal 750) (proteinas 0.6) (grasas 83) (hidratos 0.3)(grasas-mono 83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54" calcext:value-type="float">
            <text:p>354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Nata liquid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55]*[.M355]/100" office:value-type="float" office:value="232.1" calcext:value-type="float">
            <text:p>232,1</text:p>
          </table:table-cell>
          <table:table-cell table:style-name="ce16" table:formula="of:=[.L355]*[.N355]*4/100" office:value-type="float" office:value="3.74" calcext:value-type="float">
            <text:p>3,74</text:p>
          </table:table-cell>
          <table:table-cell table:style-name="ce16" table:formula="of:=[.L355]*[.P355]*4/100" office:value-type="float" office:value="5.5" calcext:value-type="float">
            <text:p>5,5</text:p>
          </table:table-cell>
          <table:table-cell table:style-name="ce16" table:formula="of:=[.L355]*[.O355]*9/100" office:value-type="float" office:value="222.75" calcext:value-type="float">
            <text:p>222,75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422" calcext:value-type="float">
            <text:p>422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55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31" table:formula="of:=CONCATENATE(&quot;(alimento (id &quot;;[.B355];&quot;) (nombre &quot;;[.W355];&quot;) (grupo &quot;;[.E355];&quot;) (veces &quot;;[.F355];&quot;) (tipo &quot;;[.G355];&quot;)  (racion &quot;;[.L355];&quot;) (kcal &quot;;[.M355];&quot;) (proteinas &quot;;[.N355];&quot;) (grasas &quot;;[.O355];&quot;) (hidratos &quot;;[.P355];&quot;)(grasas-mono &quot;;[.Q355];&quot;) (desayuno &quot;;[.R355];&quot;) (almuerzo &quot;;[.S355];&quot;) (comida &quot;;[.T355];&quot;) (merienda &quot;;[.U355];&quot;) (cena &quot;;[.V355];&quot;))&quot;)" office:value-type="string" office:string-value="(alimento (id 354) (nombre nata-liquida) (grupo 7) (veces 1) (tipo energeticos)  (racion 55) (kcal 422) (proteinas 1,7) (grasas 45) (hidratos 2,5)(grasas-mono 45) (desayuno no) (almuerzo si) (comida si) (merienda no) (cena si))" calcext:value-type="string">
            <text:p>(alimento (id 354) (nombre nata-liquida) (grupo 7) (veces 1) (tipo energeticos) <text:s/>(racion 55) (kcal 422) (proteinas 1,7) (grasas 45) (hidratos 2,5)(grasas-mono 45) (desayuno no) (almuerzo si) (comida si) (merienda no) (cena si))</text:p>
          </table:table-cell>
          <table:table-cell table:formula="of:=SUBSTITUTE([.X355];&quot;,&quot;;&quot;.&quot;)" office:value-type="string" office:string-value="(alimento (id 354) (nombre nata-liquida) (grupo 7) (veces 1) (tipo energeticos)  (racion 55) (kcal 422) (proteinas 1.7) (grasas 45) (hidratos 2.5)(grasas-mono 45) (desayuno no) (almuerzo si) (comida si) (merienda no) (cena si))" calcext:value-type="string">
            <text:p>(alimento (id 354) (nombre nata-liquida) (grupo 7) (veces 1) (tipo energeticos) <text:s/>(racion 55) (kcal 422) (proteinas 1.7) (grasas 45) (hidratos 2.5)(grasas-mono 45) (desayuno no) (almuerzo si) (comida si) (merienda no) (cena si))</text:p>
          </table:table-cell>
          <table:table-cell table:number-columns-repeated="999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55" calcext:value-type="float">
            <text:p>355</text:p>
          </table:table-cell>
          <table:table-cell table:style-name="ce12" office:value-type="string" calcext:value-type="string">
            <text:p>Grasas, aceite y mantequilla</text:p>
          </table:table-cell>
          <table:table-cell table:style-name="ce14" office:value-type="string" calcext:value-type="string">
            <text:p>Nata liquida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>
            <text:p>energeticos</text:p>
          </table:table-cell>
          <table:table-cell table:style-name="ce14" table:formula="of:=[.L356]*[.M356]/100" office:value-type="float" office:value="168.8" calcext:value-type="float">
            <text:p>168,8</text:p>
          </table:table-cell>
          <table:table-cell table:style-name="ce16" table:formula="of:=[.L356]*[.N356]*4/100" office:value-type="float" office:value="2.72" calcext:value-type="float">
            <text:p>2,72</text:p>
          </table:table-cell>
          <table:table-cell table:style-name="ce16" table:formula="of:=[.L356]*[.P356]*4/100" office:value-type="float" office:value="4" calcext:value-type="float">
            <text:p>4</text:p>
          </table:table-cell>
          <table:table-cell table:style-name="ce16" table:formula="of:=[.L356]*[.O356]*9/100" office:value-type="float" office:value="162" calcext:value-type="float">
            <text:p>162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22" calcext:value-type="float">
            <text:p>422</text:p>
          </table:table-cell>
          <table:table-cell table:style-name="ce24" office:value-type="float" office:value="1.7" calcext:value-type="float">
            <text:p>1.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.5" calcext:value-type="float">
            <text:p>2.5</text:p>
          </table:table-cell>
          <table:table-cell table:style-name="ce24" office:value-type="float" office:value="0" calcext:value-type="float">
            <text:p>0</text:p>
          </table:table-cell>
          <table:table-cell table:style-name="ce12" office:value-type="string" calcext:value-type="string">
            <text:p>no</text:p>
          </table:table-cell>
          <table:table-cell table:number-columns-repeated="2" table:style-name="ce12" office:value-type="string" calcext:value-type="string">
            <text:p>si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12" table:formula="of:=SUBSTITUTE(SUBSTITUTE(SUBSTITUTE(SUBSTITUTE(SUBSTITUTE(SUBSTITUTE(LOWER([.D356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31" table:formula="of:=CONCATENATE(&quot;(alimento (id &quot;;[.B356];&quot;) (nombre &quot;;[.W356];&quot;) (grupo &quot;;[.E356];&quot;) (veces &quot;;[.F356];&quot;) (tipo &quot;;[.G356];&quot;)  (racion &quot;;[.L356];&quot;) (kcal &quot;;[.M356];&quot;) (proteinas &quot;;[.N356];&quot;) (grasas &quot;;[.O356];&quot;) (hidratos &quot;;[.P356];&quot;)(grasas-mono &quot;;[.Q356];&quot;) (desayuno &quot;;[.R356];&quot;) (almuerzo &quot;;[.S356];&quot;) (comida &quot;;[.T356];&quot;) (merienda &quot;;[.U356];&quot;) (cena &quot;;[.V356];&quot;))&quot;)" office:value-type="string" office:string-value="(alimento (id 355) (nombre nata-liquida) (grupo 7) (veces 1) (tipo energeticos)  (racion 40) (kcal 422) (proteinas 1,7) (grasas 45) (hidratos 2,5)(grasas-mono 0) (desayuno no) (almuerzo si) (comida si) (merienda no) (cena si))" calcext:value-type="string">
            <text:p>(alimento (id 355) (nombre nata-liquida) (grupo 7) (veces 1) (tipo energeticos) <text:s/>(racion 40) (kcal 422) (proteinas 1,7) (grasas 45) (hidratos 2,5)(grasas-mono 0) (desayuno no) (almuerzo si) (comida si) (merienda no) (cena si))</text:p>
          </table:table-cell>
          <table:table-cell table:style-name="ce12" table:formula="of:=SUBSTITUTE([.X356];&quot;,&quot;;&quot;.&quot;)" office:value-type="string" office:string-value="(alimento (id 355) (nombre nata-liquida) (grupo 7) (veces 1) (tipo energeticos)  (racion 40) (kcal 422) (proteinas 1.7) (grasas 45) (hidratos 2.5)(grasas-mono 0) (desayuno no) (almuerzo si) (comida si) (merienda no) (cena si))" calcext:value-type="string">
            <text:p>(alimento (id 355) (nombre nata-liquida) (grupo 7) (veces 1) (tipo energeticos) <text:s/>(racion 40) (kcal 422) (proteinas 1.7) (grasas 45) (hidratos 2.5)(grasas-mono 0) (desayuno no) (almuerzo si) (comida si) (merienda no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356" calcext:value-type="float">
            <text:p>356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Nata liquid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57]*[.M357]/100" office:value-type="float" office:value="189.9" calcext:value-type="float">
            <text:p>189,9</text:p>
          </table:table-cell>
          <table:table-cell table:style-name="ce16" table:formula="of:=[.L357]*[.N357]*4/100" office:value-type="float" office:value="3.06" calcext:value-type="float">
            <text:p>3,06</text:p>
          </table:table-cell>
          <table:table-cell table:style-name="ce16" table:formula="of:=[.L357]*[.P357]*4/100" office:value-type="float" office:value="4.5" calcext:value-type="float">
            <text:p>4,5</text:p>
          </table:table-cell>
          <table:table-cell table:style-name="ce16" table:formula="of:=[.L357]*[.O357]*9/100" office:value-type="float" office:value="182.25" calcext:value-type="float">
            <text:p>182,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22" calcext:value-type="float">
            <text:p>422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.5" calcext:value-type="float">
            <text:p>2.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57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31" table:formula="of:=CONCATENATE(&quot;(alimento (id &quot;;[.B357];&quot;) (nombre &quot;;[.W357];&quot;) (grupo &quot;;[.E357];&quot;) (veces &quot;;[.F357];&quot;) (tipo &quot;;[.G357];&quot;)  (racion &quot;;[.L357];&quot;) (kcal &quot;;[.M357];&quot;) (proteinas &quot;;[.N357];&quot;) (grasas &quot;;[.O357];&quot;) (hidratos &quot;;[.P357];&quot;)(grasas-mono &quot;;[.Q357];&quot;) (desayuno &quot;;[.R357];&quot;) (almuerzo &quot;;[.S357];&quot;) (comida &quot;;[.T357];&quot;) (merienda &quot;;[.U357];&quot;) (cena &quot;;[.V357];&quot;))&quot;)" office:value-type="string" office:string-value="(alimento (id 356) (nombre nata-liquida) (grupo 7) (veces 1) (tipo energeticos)  (racion 45) (kcal 422) (proteinas 1,7) (grasas 45) (hidratos 2,5)(grasas-mono 0) (desayuno no) (almuerzo si) (comida si) (merienda no) (cena si))" calcext:value-type="string">
            <text:p>(alimento (id 356) (nombre nata-liquida) (grupo 7) (veces 1) (tipo energeticos) <text:s/>(racion 45) (kcal 422) (proteinas 1,7) (grasas 45) (hidratos 2,5)(grasas-mono 0) (desayuno no) (almuerzo si) (comida si) (merienda no) (cena si))</text:p>
          </table:table-cell>
          <table:table-cell table:formula="of:=SUBSTITUTE([.X357];&quot;,&quot;;&quot;.&quot;)" office:value-type="string" office:string-value="(alimento (id 356) (nombre nata-liquida) (grupo 7) (veces 1) (tipo energeticos)  (racion 45) (kcal 422) (proteinas 1.7) (grasas 45) (hidratos 2.5)(grasas-mono 0) (desayuno no) (almuerzo si) (comida si) (merienda no) (cena si))" calcext:value-type="string">
            <text:p>(alimento (id 356) (nombre nata-liquida) (grupo 7) (veces 1) (tipo energeticos) <text:s/>(racion 45) (kcal 422) (proteinas 1.7) (grasas 45) (hidratos 2.5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57" calcext:value-type="float">
            <text:p>357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Nata liquid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58]*[.M358]/100" office:value-type="float" office:value="253.2" calcext:value-type="float">
            <text:p>253,2</text:p>
          </table:table-cell>
          <table:table-cell table:style-name="ce16" table:formula="of:=[.L358]*[.N358]*4/100" office:value-type="float" office:value="4.08" calcext:value-type="float">
            <text:p>4,08</text:p>
          </table:table-cell>
          <table:table-cell table:style-name="ce16" table:formula="of:=[.L358]*[.P358]*4/100" office:value-type="float" office:value="6" calcext:value-type="float">
            <text:p>6</text:p>
          </table:table-cell>
          <table:table-cell table:style-name="ce16" table:formula="of:=[.L358]*[.O358]*9/100" office:value-type="float" office:value="243" calcext:value-type="float">
            <text:p>243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422" calcext:value-type="float">
            <text:p>422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.5" calcext:value-type="float">
            <text:p>2.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58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31" table:formula="of:=CONCATENATE(&quot;(alimento (id &quot;;[.B358];&quot;) (nombre &quot;;[.W358];&quot;) (grupo &quot;;[.E358];&quot;) (veces &quot;;[.F358];&quot;) (tipo &quot;;[.G358];&quot;)  (racion &quot;;[.L358];&quot;) (kcal &quot;;[.M358];&quot;) (proteinas &quot;;[.N358];&quot;) (grasas &quot;;[.O358];&quot;) (hidratos &quot;;[.P358];&quot;)(grasas-mono &quot;;[.Q358];&quot;) (desayuno &quot;;[.R358];&quot;) (almuerzo &quot;;[.S358];&quot;) (comida &quot;;[.T358];&quot;) (merienda &quot;;[.U358];&quot;) (cena &quot;;[.V358];&quot;))&quot;)" office:value-type="string" office:string-value="(alimento (id 357) (nombre nata-liquida) (grupo 7) (veces 1) (tipo energeticos)  (racion 60) (kcal 422) (proteinas 1,7) (grasas 45) (hidratos 2,5)(grasas-mono 0) (desayuno no) (almuerzo si) (comida si) (merienda no) (cena si))" calcext:value-type="string">
            <text:p>(alimento (id 357) (nombre nata-liquida) (grupo 7) (veces 1) (tipo energeticos) <text:s/>(racion 60) (kcal 422) (proteinas 1,7) (grasas 45) (hidratos 2,5)(grasas-mono 0) (desayuno no) (almuerzo si) (comida si) (merienda no) (cena si))</text:p>
          </table:table-cell>
          <table:table-cell table:formula="of:=SUBSTITUTE([.X358];&quot;,&quot;;&quot;.&quot;)" office:value-type="string" office:string-value="(alimento (id 357) (nombre nata-liquida) (grupo 7) (veces 1) (tipo energeticos)  (racion 60) (kcal 422) (proteinas 1.7) (grasas 45) (hidratos 2.5)(grasas-mono 0) (desayuno no) (almuerzo si) (comida si) (merienda no) (cena si))" calcext:value-type="string">
            <text:p>(alimento (id 357) (nombre nata-liquida) (grupo 7) (veces 1) (tipo energeticos) <text:s/>(racion 60) (kcal 422) (proteinas 1.7) (grasas 45) (hidratos 2.5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58" calcext:value-type="float">
            <text:p>358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Nata liquid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59]*[.M359]/100" office:value-type="float" office:value="126.6" calcext:value-type="float">
            <text:p>126,6</text:p>
          </table:table-cell>
          <table:table-cell table:style-name="ce16" table:formula="of:=[.L359]*[.N359]*4/100" office:value-type="float" office:value="2.04" calcext:value-type="float">
            <text:p>2,04</text:p>
          </table:table-cell>
          <table:table-cell table:style-name="ce16" table:formula="of:=[.L359]*[.P359]*4/100" office:value-type="float" office:value="3" calcext:value-type="float">
            <text:p>3</text:p>
          </table:table-cell>
          <table:table-cell table:style-name="ce16" table:formula="of:=[.L359]*[.O359]*9/100" office:value-type="float" office:value="121.5" calcext:value-type="float">
            <text:p>121,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22" calcext:value-type="float">
            <text:p>422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.5" calcext:value-type="float">
            <text:p>2.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59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31" table:formula="of:=CONCATENATE(&quot;(alimento (id &quot;;[.B359];&quot;) (nombre &quot;;[.W359];&quot;) (grupo &quot;;[.E359];&quot;) (veces &quot;;[.F359];&quot;) (tipo &quot;;[.G359];&quot;)  (racion &quot;;[.L359];&quot;) (kcal &quot;;[.M359];&quot;) (proteinas &quot;;[.N359];&quot;) (grasas &quot;;[.O359];&quot;) (hidratos &quot;;[.P359];&quot;)(grasas-mono &quot;;[.Q359];&quot;) (desayuno &quot;;[.R359];&quot;) (almuerzo &quot;;[.S359];&quot;) (comida &quot;;[.T359];&quot;) (merienda &quot;;[.U359];&quot;) (cena &quot;;[.V359];&quot;))&quot;)" office:value-type="string" office:string-value="(alimento (id 358) (nombre nata-liquida) (grupo 7) (veces 1) (tipo energeticos)  (racion 30) (kcal 422) (proteinas 1,7) (grasas 45) (hidratos 2,5)(grasas-mono 0) (desayuno no) (almuerzo si) (comida si) (merienda no) (cena si))" calcext:value-type="string">
            <text:p>(alimento (id 358) (nombre nata-liquida) (grupo 7) (veces 1) (tipo energeticos) <text:s/>(racion 30) (kcal 422) (proteinas 1,7) (grasas 45) (hidratos 2,5)(grasas-mono 0) (desayuno no) (almuerzo si) (comida si) (merienda no) (cena si))</text:p>
          </table:table-cell>
          <table:table-cell table:formula="of:=SUBSTITUTE([.X359];&quot;,&quot;;&quot;.&quot;)" office:value-type="string" office:string-value="(alimento (id 358) (nombre nata-liquida) (grupo 7) (veces 1) (tipo energeticos)  (racion 30) (kcal 422) (proteinas 1.7) (grasas 45) (hidratos 2.5)(grasas-mono 0) (desayuno no) (almuerzo si) (comida si) (merienda no) (cena si))" calcext:value-type="string">
            <text:p>(alimento (id 358) (nombre nata-liquida) (grupo 7) (veces 1) (tipo energeticos) <text:s/>(racion 30) (kcal 422) (proteinas 1.7) (grasas 45) (hidratos 2.5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59" calcext:value-type="float">
            <text:p>359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Nata liquid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60]*[.M360]/100" office:value-type="float" office:value="84.4" calcext:value-type="float">
            <text:p>84,4</text:p>
          </table:table-cell>
          <table:table-cell table:style-name="ce16" table:formula="of:=[.L360]*[.N360]*4/100" office:value-type="float" office:value="1.36" calcext:value-type="float">
            <text:p>1,36</text:p>
          </table:table-cell>
          <table:table-cell table:style-name="ce16" table:formula="of:=[.L360]*[.P360]*4/100" office:value-type="float" office:value="2" calcext:value-type="float">
            <text:p>2</text:p>
          </table:table-cell>
          <table:table-cell table:style-name="ce16" table:formula="of:=[.L360]*[.O360]*9/100" office:value-type="float" office:value="81" calcext:value-type="float">
            <text:p>81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422" calcext:value-type="float">
            <text:p>422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.5" calcext:value-type="float">
            <text:p>2.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0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31" table:formula="of:=CONCATENATE(&quot;(alimento (id &quot;;[.B360];&quot;) (nombre &quot;;[.W360];&quot;) (grupo &quot;;[.E360];&quot;) (veces &quot;;[.F360];&quot;) (tipo &quot;;[.G360];&quot;)  (racion &quot;;[.L360];&quot;) (kcal &quot;;[.M360];&quot;) (proteinas &quot;;[.N360];&quot;) (grasas &quot;;[.O360];&quot;) (hidratos &quot;;[.P360];&quot;)(grasas-mono &quot;;[.Q360];&quot;) (desayuno &quot;;[.R360];&quot;) (almuerzo &quot;;[.S360];&quot;) (comida &quot;;[.T360];&quot;) (merienda &quot;;[.U360];&quot;) (cena &quot;;[.V360];&quot;))&quot;)" office:value-type="string" office:string-value="(alimento (id 359) (nombre nata-liquida) (grupo 7) (veces 1) (tipo energeticos)  (racion 20) (kcal 422) (proteinas 1,7) (grasas 45) (hidratos 2,5)(grasas-mono 0) (desayuno no) (almuerzo si) (comida si) (merienda no) (cena si))" calcext:value-type="string">
            <text:p>(alimento (id 359) (nombre nata-liquida) (grupo 7) (veces 1) (tipo energeticos) <text:s/>(racion 20) (kcal 422) (proteinas 1,7) (grasas 45) (hidratos 2,5)(grasas-mono 0) (desayuno no) (almuerzo si) (comida si) (merienda no) (cena si))</text:p>
          </table:table-cell>
          <table:table-cell table:formula="of:=SUBSTITUTE([.X360];&quot;,&quot;;&quot;.&quot;)" office:value-type="string" office:string-value="(alimento (id 359) (nombre nata-liquida) (grupo 7) (veces 1) (tipo energeticos)  (racion 20) (kcal 422) (proteinas 1.7) (grasas 45) (hidratos 2.5)(grasas-mono 0) (desayuno no) (almuerzo si) (comida si) (merienda no) (cena si))" calcext:value-type="string">
            <text:p>(alimento (id 359) (nombre nata-liquida) (grupo 7) (veces 1) (tipo energeticos) <text:s/>(racion 20) (kcal 422) (proteinas 1.7) (grasas 45) (hidratos 2.5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60" calcext:value-type="float">
            <text:p>360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Nata liquid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61]*[.M361]/100" office:value-type="float" office:value="211" calcext:value-type="float">
            <text:p>211</text:p>
          </table:table-cell>
          <table:table-cell table:style-name="ce16" table:formula="of:=[.L361]*[.N361]*4/100" office:value-type="float" office:value="3.4" calcext:value-type="float">
            <text:p>3,4</text:p>
          </table:table-cell>
          <table:table-cell table:style-name="ce16" table:formula="of:=[.L361]*[.P361]*4/100" office:value-type="float" office:value="5" calcext:value-type="float">
            <text:p>5</text:p>
          </table:table-cell>
          <table:table-cell table:style-name="ce16" table:formula="of:=[.L361]*[.O361]*9/100" office:value-type="float" office:value="202.5" calcext:value-type="float">
            <text:p>202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22" calcext:value-type="float">
            <text:p>422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.5" calcext:value-type="float">
            <text:p>2.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1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31" table:formula="of:=CONCATENATE(&quot;(alimento (id &quot;;[.B361];&quot;) (nombre &quot;;[.W361];&quot;) (grupo &quot;;[.E361];&quot;) (veces &quot;;[.F361];&quot;) (tipo &quot;;[.G361];&quot;)  (racion &quot;;[.L361];&quot;) (kcal &quot;;[.M361];&quot;) (proteinas &quot;;[.N361];&quot;) (grasas &quot;;[.O361];&quot;) (hidratos &quot;;[.P361];&quot;)(grasas-mono &quot;;[.Q361];&quot;) (desayuno &quot;;[.R361];&quot;) (almuerzo &quot;;[.S361];&quot;) (comida &quot;;[.T361];&quot;) (merienda &quot;;[.U361];&quot;) (cena &quot;;[.V361];&quot;))&quot;)" office:value-type="string" office:string-value="(alimento (id 360) (nombre nata-liquida) (grupo 7) (veces 1) (tipo energeticos)  (racion 50) (kcal 422) (proteinas 1,7) (grasas 45) (hidratos 2,5)(grasas-mono 0) (desayuno no) (almuerzo si) (comida si) (merienda no) (cena si))" calcext:value-type="string">
            <text:p>(alimento (id 360) (nombre nata-liquida) (grupo 7) (veces 1) (tipo energeticos) <text:s/>(racion 50) (kcal 422) (proteinas 1,7) (grasas 45) (hidratos 2,5)(grasas-mono 0) (desayuno no) (almuerzo si) (comida si) (merienda no) (cena si))</text:p>
          </table:table-cell>
          <table:table-cell table:formula="of:=SUBSTITUTE([.X361];&quot;,&quot;;&quot;.&quot;)" office:value-type="string" office:string-value="(alimento (id 360) (nombre nata-liquida) (grupo 7) (veces 1) (tipo energeticos)  (racion 50) (kcal 422) (proteinas 1.7) (grasas 45) (hidratos 2.5)(grasas-mono 0) (desayuno no) (almuerzo si) (comida si) (merienda no) (cena si))" calcext:value-type="string">
            <text:p>(alimento (id 360) (nombre nata-liquida) (grupo 7) (veces 1) (tipo energeticos) <text:s/>(racion 50) (kcal 422) (proteinas 1.7) (grasas 45) (hidratos 2.5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61" calcext:value-type="float">
            <text:p>361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erdo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62]*[.M362]/100" office:value-type="float" office:value="178.2" calcext:value-type="float">
            <text:p>178,2</text:p>
          </table:table-cell>
          <table:table-cell table:style-name="ce16" table:formula="of:=[.L362]*[.N362]*4/100" office:value-type="float" office:value="0.24" calcext:value-type="float">
            <text:p>0,24</text:p>
          </table:table-cell>
          <table:table-cell table:style-name="ce16" table:formula="of:=[.L362]*[.P362]*4/100" office:value-type="float" office:value="0.16" calcext:value-type="float">
            <text:p>0,16</text:p>
          </table:table-cell>
          <table:table-cell table:style-name="ce16" table:formula="of:=[.L362]*[.O362]*9/100" office:value-type="float" office:value="149.04" calcext:value-type="float">
            <text:p>149,0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891" calcext:value-type="float">
            <text:p>89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82.8" calcext:value-type="float">
            <text:p>82.8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2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31" table:formula="of:=CONCATENATE(&quot;(alimento (id &quot;;[.B362];&quot;) (nombre &quot;;[.W362];&quot;) (grupo &quot;;[.E362];&quot;) (veces &quot;;[.F362];&quot;) (tipo &quot;;[.G362];&quot;)  (racion &quot;;[.L362];&quot;) (kcal &quot;;[.M362];&quot;) (proteinas &quot;;[.N362];&quot;) (grasas &quot;;[.O362];&quot;) (hidratos &quot;;[.P362];&quot;)(grasas-mono &quot;;[.Q362];&quot;) (desayuno &quot;;[.R362];&quot;) (almuerzo &quot;;[.S362];&quot;) (comida &quot;;[.T362];&quot;) (merienda &quot;;[.U362];&quot;) (cena &quot;;[.V362];&quot;))&quot;)" office:value-type="string" office:string-value="(alimento (id 361) (nombre manteca-de-cerdo) (grupo 7) (veces 3) (tipo energeticos)  (racion 20) (kcal 891) (proteinas 0,3) (grasas 82,8) (hidratos 0,2)(grasas-mono 82,8) (desayuno no) (almuerzo no) (comida si) (merienda no) (cena si))" calcext:value-type="string">
            <text:p>(alimento (id 361) (nombre manteca-de-cerdo) (grupo 7) (veces 3) (tipo energeticos) <text:s/>(racion 20) (kcal 891) (proteinas 0,3) (grasas 82,8) (hidratos 0,2)(grasas-mono 82,8) (desayuno no) (almuerzo no) (comida si) (merienda no) (cena si))</text:p>
          </table:table-cell>
          <table:table-cell table:formula="of:=SUBSTITUTE([.X362];&quot;,&quot;;&quot;.&quot;)" office:value-type="string" office:string-value="(alimento (id 361) (nombre manteca-de-cerdo) (grupo 7) (veces 3) (tipo energeticos)  (racion 20) (kcal 891) (proteinas 0.3) (grasas 82.8) (hidratos 0.2)(grasas-mono 82.8) (desayuno no) (almuerzo no) (comida si) (merienda no) (cena si))" calcext:value-type="string">
            <text:p>(alimento (id 361) (nombre manteca-de-cerdo) (grupo 7) (veces 3) (tipo energeticos) <text:s/>(racion 20) (kcal 891) (proteinas 0.3) (grasas 82.8) (hidratos 0.2)(grasas-mono 82.8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62" calcext:value-type="float">
            <text:p>362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erdo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63]*[.M363]/100" office:value-type="float" office:value="445.5" calcext:value-type="float">
            <text:p>445,5</text:p>
          </table:table-cell>
          <table:table-cell table:style-name="ce16" table:formula="of:=[.L363]*[.N363]*4/100" office:value-type="float" office:value="0.6" calcext:value-type="float">
            <text:p>0,6</text:p>
          </table:table-cell>
          <table:table-cell table:style-name="ce16" table:formula="of:=[.L363]*[.P363]*4/100" office:value-type="float" office:value="0.4" calcext:value-type="float">
            <text:p>0,4</text:p>
          </table:table-cell>
          <table:table-cell table:style-name="ce16" table:formula="of:=[.L363]*[.O363]*9/100" office:value-type="float" office:value="372.6" calcext:value-type="float">
            <text:p>372,6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91" calcext:value-type="float">
            <text:p>89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82.8" calcext:value-type="float">
            <text:p>82.8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3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31" table:formula="of:=CONCATENATE(&quot;(alimento (id &quot;;[.B363];&quot;) (nombre &quot;;[.W363];&quot;) (grupo &quot;;[.E363];&quot;) (veces &quot;;[.F363];&quot;) (tipo &quot;;[.G363];&quot;)  (racion &quot;;[.L363];&quot;) (kcal &quot;;[.M363];&quot;) (proteinas &quot;;[.N363];&quot;) (grasas &quot;;[.O363];&quot;) (hidratos &quot;;[.P363];&quot;)(grasas-mono &quot;;[.Q363];&quot;) (desayuno &quot;;[.R363];&quot;) (almuerzo &quot;;[.S363];&quot;) (comida &quot;;[.T363];&quot;) (merienda &quot;;[.U363];&quot;) (cena &quot;;[.V363];&quot;))&quot;)" office:value-type="string" office:string-value="(alimento (id 362) (nombre manteca-de-cerdo) (grupo 7) (veces 3) (tipo energeticos)  (racion 50) (kcal 891) (proteinas 0,3) (grasas 82,8) (hidratos 0,2)(grasas-mono 82,8) (desayuno no) (almuerzo no) (comida si) (merienda no) (cena si))" calcext:value-type="string">
            <text:p>(alimento (id 362) (nombre manteca-de-cerdo) (grupo 7) (veces 3) (tipo energeticos) <text:s/>(racion 50) (kcal 891) (proteinas 0,3) (grasas 82,8) (hidratos 0,2)(grasas-mono 82,8) (desayuno no) (almuerzo no) (comida si) (merienda no) (cena si))</text:p>
          </table:table-cell>
          <table:table-cell table:formula="of:=SUBSTITUTE([.X363];&quot;,&quot;;&quot;.&quot;)" office:value-type="string" office:string-value="(alimento (id 362) (nombre manteca-de-cerdo) (grupo 7) (veces 3) (tipo energeticos)  (racion 50) (kcal 891) (proteinas 0.3) (grasas 82.8) (hidratos 0.2)(grasas-mono 82.8) (desayuno no) (almuerzo no) (comida si) (merienda no) (cena si))" calcext:value-type="string">
            <text:p>(alimento (id 362) (nombre manteca-de-cerdo) (grupo 7) (veces 3) (tipo energeticos) <text:s/>(racion 50) (kcal 891) (proteinas 0.3) (grasas 82.8) (hidratos 0.2)(grasas-mono 82.8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63" calcext:value-type="float">
            <text:p>363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erdo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64]*[.M364]/100" office:value-type="float" office:value="356.4" calcext:value-type="float">
            <text:p>356,4</text:p>
          </table:table-cell>
          <table:table-cell table:style-name="ce16" table:formula="of:=[.L364]*[.N364]*4/100" office:value-type="float" office:value="0.48" calcext:value-type="float">
            <text:p>0,48</text:p>
          </table:table-cell>
          <table:table-cell table:style-name="ce16" table:formula="of:=[.L364]*[.P364]*4/100" office:value-type="float" office:value="0.32" calcext:value-type="float">
            <text:p>0,32</text:p>
          </table:table-cell>
          <table:table-cell table:style-name="ce16" table:formula="of:=[.L364]*[.O364]*9/100" office:value-type="float" office:value="298.08" calcext:value-type="float">
            <text:p>298,0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891" calcext:value-type="float">
            <text:p>89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82.8" calcext:value-type="float">
            <text:p>82.8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4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31" table:formula="of:=CONCATENATE(&quot;(alimento (id &quot;;[.B364];&quot;) (nombre &quot;;[.W364];&quot;) (grupo &quot;;[.E364];&quot;) (veces &quot;;[.F364];&quot;) (tipo &quot;;[.G364];&quot;)  (racion &quot;;[.L364];&quot;) (kcal &quot;;[.M364];&quot;) (proteinas &quot;;[.N364];&quot;) (grasas &quot;;[.O364];&quot;) (hidratos &quot;;[.P364];&quot;)(grasas-mono &quot;;[.Q364];&quot;) (desayuno &quot;;[.R364];&quot;) (almuerzo &quot;;[.S364];&quot;) (comida &quot;;[.T364];&quot;) (merienda &quot;;[.U364];&quot;) (cena &quot;;[.V364];&quot;))&quot;)" office:value-type="string" office:string-value="(alimento (id 363) (nombre manteca-de-cerdo) (grupo 7) (veces 3) (tipo energeticos)  (racion 40) (kcal 891) (proteinas 0,3) (grasas 82,8) (hidratos 0,2)(grasas-mono 82,8) (desayuno no) (almuerzo no) (comida si) (merienda no) (cena si))" calcext:value-type="string">
            <text:p>(alimento (id 363) (nombre manteca-de-cerdo) (grupo 7) (veces 3) (tipo energeticos) <text:s/>(racion 40) (kcal 891) (proteinas 0,3) (grasas 82,8) (hidratos 0,2)(grasas-mono 82,8) (desayuno no) (almuerzo no) (comida si) (merienda no) (cena si))</text:p>
          </table:table-cell>
          <table:table-cell table:formula="of:=SUBSTITUTE([.X364];&quot;,&quot;;&quot;.&quot;)" office:value-type="string" office:string-value="(alimento (id 363) (nombre manteca-de-cerdo) (grupo 7) (veces 3) (tipo energeticos)  (racion 40) (kcal 891) (proteinas 0.3) (grasas 82.8) (hidratos 0.2)(grasas-mono 82.8) (desayuno no) (almuerzo no) (comida si) (merienda no) (cena si))" calcext:value-type="string">
            <text:p>(alimento (id 363) (nombre manteca-de-cerdo) (grupo 7) (veces 3) (tipo energeticos) <text:s/>(racion 40) (kcal 891) (proteinas 0.3) (grasas 82.8) (hidratos 0.2)(grasas-mono 82.8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64" calcext:value-type="float">
            <text:p>364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erdo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65]*[.M365]/100" office:value-type="float" office:value="267.3" calcext:value-type="float">
            <text:p>267,3</text:p>
          </table:table-cell>
          <table:table-cell table:style-name="ce16" table:formula="of:=[.L365]*[.N365]*4/100" office:value-type="float" office:value="0.36" calcext:value-type="float">
            <text:p>0,36</text:p>
          </table:table-cell>
          <table:table-cell table:style-name="ce16" table:formula="of:=[.L365]*[.P365]*4/100" office:value-type="float" office:value="0.24" calcext:value-type="float">
            <text:p>0,24</text:p>
          </table:table-cell>
          <table:table-cell table:style-name="ce16" table:formula="of:=[.L365]*[.O365]*9/100" office:value-type="float" office:value="223.56" calcext:value-type="float">
            <text:p>223,56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891" calcext:value-type="float">
            <text:p>891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82.8" calcext:value-type="float">
            <text:p>82.8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5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31" table:formula="of:=CONCATENATE(&quot;(alimento (id &quot;;[.B365];&quot;) (nombre &quot;;[.W365];&quot;) (grupo &quot;;[.E365];&quot;) (veces &quot;;[.F365];&quot;) (tipo &quot;;[.G365];&quot;)  (racion &quot;;[.L365];&quot;) (kcal &quot;;[.M365];&quot;) (proteinas &quot;;[.N365];&quot;) (grasas &quot;;[.O365];&quot;) (hidratos &quot;;[.P365];&quot;)(grasas-mono &quot;;[.Q365];&quot;) (desayuno &quot;;[.R365];&quot;) (almuerzo &quot;;[.S365];&quot;) (comida &quot;;[.T365];&quot;) (merienda &quot;;[.U365];&quot;) (cena &quot;;[.V365];&quot;))&quot;)" office:value-type="string" office:string-value="(alimento (id 364) (nombre manteca-de-cerdo) (grupo 7) (veces 3) (tipo energeticos)  (racion 30) (kcal 891) (proteinas 0,3) (grasas 82,8) (hidratos 0,2)(grasas-mono 82,8) (desayuno no) (almuerzo no) (comida si) (merienda no) (cena si))" calcext:value-type="string">
            <text:p>(alimento (id 364) (nombre manteca-de-cerdo) (grupo 7) (veces 3) (tipo energeticos) <text:s/>(racion 30) (kcal 891) (proteinas 0,3) (grasas 82,8) (hidratos 0,2)(grasas-mono 82,8) (desayuno no) (almuerzo no) (comida si) (merienda no) (cena si))</text:p>
          </table:table-cell>
          <table:table-cell table:formula="of:=SUBSTITUTE([.X365];&quot;,&quot;;&quot;.&quot;)" office:value-type="string" office:string-value="(alimento (id 364) (nombre manteca-de-cerdo) (grupo 7) (veces 3) (tipo energeticos)  (racion 30) (kcal 891) (proteinas 0.3) (grasas 82.8) (hidratos 0.2)(grasas-mono 82.8) (desayuno no) (almuerzo no) (comida si) (merienda no) (cena si))" calcext:value-type="string">
            <text:p>(alimento (id 364) (nombre manteca-de-cerdo) (grupo 7) (veces 3) (tipo energeticos) <text:s/>(racion 30) (kcal 891) (proteinas 0.3) (grasas 82.8) (hidratos 0.2)(grasas-mono 82.8) (desayuno no) (almuerzo no) (comida si) (merienda no) (cena si))</text:p>
          </table:table-cell>
          <table:table-cell table:number-columns-repeated="999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65" calcext:value-type="float">
            <text:p>365</text:p>
          </table:table-cell>
          <table:table-cell table:style-name="ce12" office:value-type="string" calcext:value-type="string">
            <text:p>Grasas, aceite y mantequilla</text:p>
          </table:table-cell>
          <table:table-cell table:style-name="ce14" office:value-type="string" calcext:value-type="string">
            <text:p>Manteca de cerdo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4" office:value-type="string" calcext:value-type="string">
            <text:p>energeticos</text:p>
          </table:table-cell>
          <table:table-cell table:style-name="ce14" table:formula="of:=[.L366]*[.M366]/100" office:value-type="float" office:value="89.1" calcext:value-type="float">
            <text:p>89,1</text:p>
          </table:table-cell>
          <table:table-cell table:style-name="ce16" table:formula="of:=[.L366]*[.N366]*4/100" office:value-type="float" office:value="0.12" calcext:value-type="float">
            <text:p>0,12</text:p>
          </table:table-cell>
          <table:table-cell table:style-name="ce16" table:formula="of:=[.L366]*[.P366]*4/100" office:value-type="float" office:value="0.08" calcext:value-type="float">
            <text:p>0,08</text:p>
          </table:table-cell>
          <table:table-cell table:style-name="ce16" table:formula="of:=[.L366]*[.O366]*9/100" office:value-type="float" office:value="74.52" calcext:value-type="float">
            <text:p>74,5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91" calcext:value-type="float">
            <text:p>891</text:p>
          </table:table-cell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82.8" calcext:value-type="float">
            <text:p>82.8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82.8" calcext:value-type="float">
            <text:p>82.8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string" calcext:value-type="string">
            <text:p>si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12" table:formula="of:=SUBSTITUTE(SUBSTITUTE(SUBSTITUTE(SUBSTITUTE(SUBSTITUTE(SUBSTITUTE(LOWER([.D366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31" table:formula="of:=CONCATENATE(&quot;(alimento (id &quot;;[.B366];&quot;) (nombre &quot;;[.W366];&quot;) (grupo &quot;;[.E366];&quot;) (veces &quot;;[.F366];&quot;) (tipo &quot;;[.G366];&quot;)  (racion &quot;;[.L366];&quot;) (kcal &quot;;[.M366];&quot;) (proteinas &quot;;[.N366];&quot;) (grasas &quot;;[.O366];&quot;) (hidratos &quot;;[.P366];&quot;)(grasas-mono &quot;;[.Q366];&quot;) (desayuno &quot;;[.R366];&quot;) (almuerzo &quot;;[.S366];&quot;) (comida &quot;;[.T366];&quot;) (merienda &quot;;[.U366];&quot;) (cena &quot;;[.V366];&quot;))&quot;)" office:value-type="string" office:string-value="(alimento (id 365) (nombre manteca-de-cerdo) (grupo 7) (veces 3) (tipo energeticos)  (racion 10) (kcal 891) (proteinas 0,3) (grasas 82,8) (hidratos 0,2)(grasas-mono 82,8) (desayuno no) (almuerzo no) (comida si) (merienda no) (cena si))" calcext:value-type="string">
            <text:p>(alimento (id 365) (nombre manteca-de-cerdo) (grupo 7) (veces 3) (tipo energeticos) <text:s/>(racion 10) (kcal 891) (proteinas 0,3) (grasas 82,8) (hidratos 0,2)(grasas-mono 82,8) (desayuno no) (almuerzo no) (comida si) (merienda no) (cena si))</text:p>
          </table:table-cell>
          <table:table-cell table:style-name="ce12" table:formula="of:=SUBSTITUTE([.X366];&quot;,&quot;;&quot;.&quot;)" office:value-type="string" office:string-value="(alimento (id 365) (nombre manteca-de-cerdo) (grupo 7) (veces 3) (tipo energeticos)  (racion 10) (kcal 891) (proteinas 0.3) (grasas 82.8) (hidratos 0.2)(grasas-mono 82.8) (desayuno no) (almuerzo no) (comida si) (merienda no) (cena si))" calcext:value-type="string">
            <text:p>(alimento (id 365) (nombre manteca-de-cerdo) (grupo 7) (veces 3) (tipo energeticos) <text:s/>(racion 10) (kcal 891) (proteinas 0.3) (grasas 82.8) (hidratos 0.2)(grasas-mono 82.8) (desayuno no) (almuerzo no) (comida si) (merienda no) (cena si))</text:p>
          </table:table-cell>
          <table:table-cell table:style-name="ce12" table:number-columns-repeated="999"/>
        </table:table-row>
        <table:table-row table:style-name="ro1">
          <table:table-cell/>
          <table:table-cell table:style-name="ce12" office:value-type="float" office:value="366" calcext:value-type="float">
            <text:p>366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semillas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67]*[.M367]/100" office:value-type="float" office:value="90" calcext:value-type="float">
            <text:p>90</text:p>
          </table:table-cell>
          <table:table-cell table:style-name="ce16" table:formula="of:=[.L367]*[.N367]*4/100" office:value-type="float" office:value="0" calcext:value-type="float">
            <text:p>0</text:p>
          </table:table-cell>
          <table:table-cell table:style-name="ce16" table:formula="of:=[.L367]*[.P367]*4/100" office:value-type="float" office:value="0" calcext:value-type="float">
            <text:p>0</text:p>
          </table:table-cell>
          <table:table-cell table:style-name="ce16" table:formula="of:=[.L367]*[.O367]*9/100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7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31" table:formula="of:=CONCATENATE(&quot;(alimento (id &quot;;[.B367];&quot;) (nombre &quot;;[.W367];&quot;) (grupo &quot;;[.E367];&quot;) (veces &quot;;[.F367];&quot;) (tipo &quot;;[.G367];&quot;)  (racion &quot;;[.L367];&quot;) (kcal &quot;;[.M367];&quot;) (proteinas &quot;;[.N367];&quot;) (grasas &quot;;[.O367];&quot;) (hidratos &quot;;[.P367];&quot;)(grasas-mono &quot;;[.Q367];&quot;) (desayuno &quot;;[.R367];&quot;) (almuerzo &quot;;[.S367];&quot;) (comida &quot;;[.T367];&quot;) (merienda &quot;;[.U367];&quot;) (cena &quot;;[.V367];&quot;))&quot;)" office:value-type="string" office:string-value="(alimento (id 366) (nombre aceite-de-semillas) (grupo 7) (veces 2) (tipo energeticos)  (racion 10) (kcal 900) (proteinas 0) (grasas 100) (hidratos 0)(grasas-mono 100) (desayuno no) (almuerzo si) (comida si) (merienda no) (cena si))" calcext:value-type="string">
            <text:p>(alimento (id 366) (nombre aceite-de-semillas) (grupo 7) (veces 2) (tipo energeticos) <text:s/>(racion 10) (kcal 900) (proteinas 0) (grasas 100) (hidratos 0)(grasas-mono 100) (desayuno no) (almuerzo si) (comida si) (merienda no) (cena si))</text:p>
          </table:table-cell>
          <table:table-cell table:formula="of:=SUBSTITUTE([.X367];&quot;,&quot;;&quot;.&quot;)" office:value-type="string" office:string-value="(alimento (id 366) (nombre aceite-de-semillas) (grupo 7) (veces 2) (tipo energeticos)  (racion 10) (kcal 900) (proteinas 0) (grasas 100) (hidratos 0)(grasas-mono 100) (desayuno no) (almuerzo si) (comida si) (merienda no) (cena si))" calcext:value-type="string">
            <text:p>(alimento (id 366) (nombre aceite-de-semillas) (grupo 7) (veces 2) (tipo energeticos) <text:s/>(racion 1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67" calcext:value-type="float">
            <text:p>367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semillas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68]*[.M368]/100" office:value-type="float" office:value="270" calcext:value-type="float">
            <text:p>270</text:p>
          </table:table-cell>
          <table:table-cell table:style-name="ce16" table:formula="of:=[.L368]*[.N368]*4/100" office:value-type="float" office:value="0" calcext:value-type="float">
            <text:p>0</text:p>
          </table:table-cell>
          <table:table-cell table:style-name="ce16" table:formula="of:=[.L368]*[.P368]*4/100" office:value-type="float" office:value="0" calcext:value-type="float">
            <text:p>0</text:p>
          </table:table-cell>
          <table:table-cell table:style-name="ce16" table:formula="of:=[.L368]*[.O368]*9/100" office:value-type="float" office:value="270" calcext:value-type="float">
            <text:p>27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8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31" table:formula="of:=CONCATENATE(&quot;(alimento (id &quot;;[.B368];&quot;) (nombre &quot;;[.W368];&quot;) (grupo &quot;;[.E368];&quot;) (veces &quot;;[.F368];&quot;) (tipo &quot;;[.G368];&quot;)  (racion &quot;;[.L368];&quot;) (kcal &quot;;[.M368];&quot;) (proteinas &quot;;[.N368];&quot;) (grasas &quot;;[.O368];&quot;) (hidratos &quot;;[.P368];&quot;)(grasas-mono &quot;;[.Q368];&quot;) (desayuno &quot;;[.R368];&quot;) (almuerzo &quot;;[.S368];&quot;) (comida &quot;;[.T368];&quot;) (merienda &quot;;[.U368];&quot;) (cena &quot;;[.V368];&quot;))&quot;)" office:value-type="string" office:string-value="(alimento (id 367) (nombre aceite-de-semillas) (grupo 7) (veces 2) (tipo energeticos)  (racion 30) (kcal 900) (proteinas 0) (grasas 100) (hidratos 0)(grasas-mono 100) (desayuno no) (almuerzo si) (comida si) (merienda no) (cena si))" calcext:value-type="string">
            <text:p>(alimento (id 367) (nombre aceite-de-semillas) (grupo 7) (veces 2) (tipo energeticos) <text:s/>(racion 30) (kcal 900) (proteinas 0) (grasas 100) (hidratos 0)(grasas-mono 100) (desayuno no) (almuerzo si) (comida si) (merienda no) (cena si))</text:p>
          </table:table-cell>
          <table:table-cell table:formula="of:=SUBSTITUTE([.X368];&quot;,&quot;;&quot;.&quot;)" office:value-type="string" office:string-value="(alimento (id 367) (nombre aceite-de-semillas) (grupo 7) (veces 2) (tipo energeticos)  (racion 30) (kcal 900) (proteinas 0) (grasas 100) (hidratos 0)(grasas-mono 100) (desayuno no) (almuerzo si) (comida si) (merienda no) (cena si))" calcext:value-type="string">
            <text:p>(alimento (id 367) (nombre aceite-de-semillas) (grupo 7) (veces 2) (tipo energeticos) <text:s/>(racion 3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68" calcext:value-type="float">
            <text:p>368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semillas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69]*[.M369]/100" office:value-type="float" office:value="360" calcext:value-type="float">
            <text:p>360</text:p>
          </table:table-cell>
          <table:table-cell table:style-name="ce16" table:formula="of:=[.L369]*[.N369]*4/100" office:value-type="float" office:value="0" calcext:value-type="float">
            <text:p>0</text:p>
          </table:table-cell>
          <table:table-cell table:style-name="ce16" table:formula="of:=[.L369]*[.P369]*4/100" office:value-type="float" office:value="0" calcext:value-type="float">
            <text:p>0</text:p>
          </table:table-cell>
          <table:table-cell table:style-name="ce16" table:formula="of:=[.L369]*[.O369]*9/100" office:value-type="float" office:value="360" calcext:value-type="float">
            <text:p>36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9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31" table:formula="of:=CONCATENATE(&quot;(alimento (id &quot;;[.B369];&quot;) (nombre &quot;;[.W369];&quot;) (grupo &quot;;[.E369];&quot;) (veces &quot;;[.F369];&quot;) (tipo &quot;;[.G369];&quot;)  (racion &quot;;[.L369];&quot;) (kcal &quot;;[.M369];&quot;) (proteinas &quot;;[.N369];&quot;) (grasas &quot;;[.O369];&quot;) (hidratos &quot;;[.P369];&quot;)(grasas-mono &quot;;[.Q369];&quot;) (desayuno &quot;;[.R369];&quot;) (almuerzo &quot;;[.S369];&quot;) (comida &quot;;[.T369];&quot;) (merienda &quot;;[.U369];&quot;) (cena &quot;;[.V369];&quot;))&quot;)" office:value-type="string" office:string-value="(alimento (id 368) (nombre aceite-de-semillas) (grupo 7) (veces 2) (tipo energeticos)  (racion 40) (kcal 900) (proteinas 0) (grasas 100) (hidratos 0)(grasas-mono 100) (desayuno no) (almuerzo si) (comida si) (merienda no) (cena si))" calcext:value-type="string">
            <text:p>(alimento (id 368) (nombre aceite-de-semillas) (grupo 7) (veces 2) (tipo energeticos) <text:s/>(racion 40) (kcal 900) (proteinas 0) (grasas 100) (hidratos 0)(grasas-mono 100) (desayuno no) (almuerzo si) (comida si) (merienda no) (cena si))</text:p>
          </table:table-cell>
          <table:table-cell table:formula="of:=SUBSTITUTE([.X369];&quot;,&quot;;&quot;.&quot;)" office:value-type="string" office:string-value="(alimento (id 368) (nombre aceite-de-semillas) (grupo 7) (veces 2) (tipo energeticos)  (racion 40) (kcal 900) (proteinas 0) (grasas 100) (hidratos 0)(grasas-mono 100) (desayuno no) (almuerzo si) (comida si) (merienda no) (cena si))" calcext:value-type="string">
            <text:p>(alimento (id 368) (nombre aceite-de-semillas) (grupo 7) (veces 2) (tipo energeticos) <text:s/>(racion 4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69" calcext:value-type="float">
            <text:p>369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semillas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70]*[.M370]/100" office:value-type="float" office:value="405" calcext:value-type="float">
            <text:p>405</text:p>
          </table:table-cell>
          <table:table-cell table:style-name="ce16" table:formula="of:=[.L370]*[.N370]*4/100" office:value-type="float" office:value="0" calcext:value-type="float">
            <text:p>0</text:p>
          </table:table-cell>
          <table:table-cell table:style-name="ce16" table:formula="of:=[.L370]*[.P370]*4/100" office:value-type="float" office:value="0" calcext:value-type="float">
            <text:p>0</text:p>
          </table:table-cell>
          <table:table-cell table:style-name="ce16" table:formula="of:=[.L370]*[.O370]*9/100" office:value-type="float" office:value="405" calcext:value-type="float">
            <text:p>40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0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31" table:formula="of:=CONCATENATE(&quot;(alimento (id &quot;;[.B370];&quot;) (nombre &quot;;[.W370];&quot;) (grupo &quot;;[.E370];&quot;) (veces &quot;;[.F370];&quot;) (tipo &quot;;[.G370];&quot;)  (racion &quot;;[.L370];&quot;) (kcal &quot;;[.M370];&quot;) (proteinas &quot;;[.N370];&quot;) (grasas &quot;;[.O370];&quot;) (hidratos &quot;;[.P370];&quot;)(grasas-mono &quot;;[.Q370];&quot;) (desayuno &quot;;[.R370];&quot;) (almuerzo &quot;;[.S370];&quot;) (comida &quot;;[.T370];&quot;) (merienda &quot;;[.U370];&quot;) (cena &quot;;[.V370];&quot;))&quot;)" office:value-type="string" office:string-value="(alimento (id 369) (nombre aceite-de-semillas) (grupo 7) (veces 2) (tipo energeticos)  (racion 45) (kcal 900) (proteinas 0) (grasas 100) (hidratos 0)(grasas-mono 100) (desayuno no) (almuerzo si) (comida si) (merienda no) (cena si))" calcext:value-type="string">
            <text:p>(alimento (id 369) (nombre aceite-de-semillas) (grupo 7) (veces 2) (tipo energeticos) <text:s/>(racion 45) (kcal 900) (proteinas 0) (grasas 100) (hidratos 0)(grasas-mono 100) (desayuno no) (almuerzo si) (comida si) (merienda no) (cena si))</text:p>
          </table:table-cell>
          <table:table-cell table:formula="of:=SUBSTITUTE([.X370];&quot;,&quot;;&quot;.&quot;)" office:value-type="string" office:string-value="(alimento (id 369) (nombre aceite-de-semillas) (grupo 7) (veces 2) (tipo energeticos)  (racion 45) (kcal 900) (proteinas 0) (grasas 100) (hidratos 0)(grasas-mono 100) (desayuno no) (almuerzo si) (comida si) (merienda no) (cena si))" calcext:value-type="string">
            <text:p>(alimento (id 369) (nombre aceite-de-semillas) (grupo 7) (veces 2) (tipo energeticos) <text:s/>(racion 4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70" calcext:value-type="float">
            <text:p>370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semillas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71]*[.M371]/100" office:value-type="float" office:value="540" calcext:value-type="float">
            <text:p>540</text:p>
          </table:table-cell>
          <table:table-cell table:style-name="ce16" table:formula="of:=[.L371]*[.N371]*4/100" office:value-type="float" office:value="0" calcext:value-type="float">
            <text:p>0</text:p>
          </table:table-cell>
          <table:table-cell table:style-name="ce16" table:formula="of:=[.L371]*[.P371]*4/100" office:value-type="float" office:value="0" calcext:value-type="float">
            <text:p>0</text:p>
          </table:table-cell>
          <table:table-cell table:style-name="ce16" table:formula="of:=[.L371]*[.O371]*9/100" office:value-type="float" office:value="540" calcext:value-type="float">
            <text:p>54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1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31" table:formula="of:=CONCATENATE(&quot;(alimento (id &quot;;[.B371];&quot;) (nombre &quot;;[.W371];&quot;) (grupo &quot;;[.E371];&quot;) (veces &quot;;[.F371];&quot;) (tipo &quot;;[.G371];&quot;)  (racion &quot;;[.L371];&quot;) (kcal &quot;;[.M371];&quot;) (proteinas &quot;;[.N371];&quot;) (grasas &quot;;[.O371];&quot;) (hidratos &quot;;[.P371];&quot;)(grasas-mono &quot;;[.Q371];&quot;) (desayuno &quot;;[.R371];&quot;) (almuerzo &quot;;[.S371];&quot;) (comida &quot;;[.T371];&quot;) (merienda &quot;;[.U371];&quot;) (cena &quot;;[.V371];&quot;))&quot;)" office:value-type="string" office:string-value="(alimento (id 370) (nombre aceite-de-semillas) (grupo 7) (veces 2) (tipo energeticos)  (racion 60) (kcal 900) (proteinas 0) (grasas 100) (hidratos 0)(grasas-mono 100) (desayuno no) (almuerzo si) (comida si) (merienda no) (cena si))" calcext:value-type="string">
            <text:p>(alimento (id 370) (nombre aceite-de-semillas) (grupo 7) (veces 2) (tipo energeticos) <text:s/>(racion 60) (kcal 900) (proteinas 0) (grasas 100) (hidratos 0)(grasas-mono 100) (desayuno no) (almuerzo si) (comida si) (merienda no) (cena si))</text:p>
          </table:table-cell>
          <table:table-cell table:formula="of:=SUBSTITUTE([.X371];&quot;,&quot;;&quot;.&quot;)" office:value-type="string" office:string-value="(alimento (id 370) (nombre aceite-de-semillas) (grupo 7) (veces 2) (tipo energeticos)  (racion 60) (kcal 900) (proteinas 0) (grasas 100) (hidratos 0)(grasas-mono 100) (desayuno no) (almuerzo si) (comida si) (merienda no) (cena si))" calcext:value-type="string">
            <text:p>(alimento (id 370) (nombre aceite-de-semillas) (grupo 7) (veces 2) (tipo energeticos) <text:s/>(racion 6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71" calcext:value-type="float">
            <text:p>371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semillas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72]*[.M372]/100" office:value-type="float" office:value="135" calcext:value-type="float">
            <text:p>135</text:p>
          </table:table-cell>
          <table:table-cell table:style-name="ce16" table:formula="of:=[.L372]*[.N372]*4/100" office:value-type="float" office:value="0" calcext:value-type="float">
            <text:p>0</text:p>
          </table:table-cell>
          <table:table-cell table:style-name="ce16" table:formula="of:=[.L372]*[.P372]*4/100" office:value-type="float" office:value="0" calcext:value-type="float">
            <text:p>0</text:p>
          </table:table-cell>
          <table:table-cell table:style-name="ce16" table:formula="of:=[.L372]*[.O372]*9/100" office:value-type="float" office:value="135" calcext:value-type="float">
            <text:p>135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2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31" table:formula="of:=CONCATENATE(&quot;(alimento (id &quot;;[.B372];&quot;) (nombre &quot;;[.W372];&quot;) (grupo &quot;;[.E372];&quot;) (veces &quot;;[.F372];&quot;) (tipo &quot;;[.G372];&quot;)  (racion &quot;;[.L372];&quot;) (kcal &quot;;[.M372];&quot;) (proteinas &quot;;[.N372];&quot;) (grasas &quot;;[.O372];&quot;) (hidratos &quot;;[.P372];&quot;)(grasas-mono &quot;;[.Q372];&quot;) (desayuno &quot;;[.R372];&quot;) (almuerzo &quot;;[.S372];&quot;) (comida &quot;;[.T372];&quot;) (merienda &quot;;[.U372];&quot;) (cena &quot;;[.V372];&quot;))&quot;)" office:value-type="string" office:string-value="(alimento (id 371) (nombre aceite-de-semillas) (grupo 7) (veces 2) (tipo energeticos)  (racion 15) (kcal 900) (proteinas 0) (grasas 100) (hidratos 0)(grasas-mono 100) (desayuno no) (almuerzo si) (comida si) (merienda no) (cena si))" calcext:value-type="string">
            <text:p>(alimento (id 371) (nombre aceite-de-semillas) (grupo 7) (veces 2) (tipo energeticos) <text:s/>(racion 15) (kcal 900) (proteinas 0) (grasas 100) (hidratos 0)(grasas-mono 100) (desayuno no) (almuerzo si) (comida si) (merienda no) (cena si))</text:p>
          </table:table-cell>
          <table:table-cell table:formula="of:=SUBSTITUTE([.X372];&quot;,&quot;;&quot;.&quot;)" office:value-type="string" office:string-value="(alimento (id 371) (nombre aceite-de-semillas) (grupo 7) (veces 2) (tipo energeticos)  (racion 15) (kcal 900) (proteinas 0) (grasas 100) (hidratos 0)(grasas-mono 100) (desayuno no) (almuerzo si) (comida si) (merienda no) (cena si))" calcext:value-type="string">
            <text:p>(alimento (id 371) (nombre aceite-de-semillas) (grupo 7) (veces 2) (tipo energeticos) <text:s/>(racion 1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72" calcext:value-type="float">
            <text:p>372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semillas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73]*[.M373]/100" office:value-type="float" office:value="180" calcext:value-type="float">
            <text:p>180</text:p>
          </table:table-cell>
          <table:table-cell table:style-name="ce16" table:formula="of:=[.L373]*[.N373]*4/100" office:value-type="float" office:value="0" calcext:value-type="float">
            <text:p>0</text:p>
          </table:table-cell>
          <table:table-cell table:style-name="ce16" table:formula="of:=[.L373]*[.P373]*4/100" office:value-type="float" office:value="0" calcext:value-type="float">
            <text:p>0</text:p>
          </table:table-cell>
          <table:table-cell table:style-name="ce16" table:formula="of:=[.L373]*[.O373]*9/100" office:value-type="float" office:value="180" calcext:value-type="float">
            <text:p>18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3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31" table:formula="of:=CONCATENATE(&quot;(alimento (id &quot;;[.B373];&quot;) (nombre &quot;;[.W373];&quot;) (grupo &quot;;[.E373];&quot;) (veces &quot;;[.F373];&quot;) (tipo &quot;;[.G373];&quot;)  (racion &quot;;[.L373];&quot;) (kcal &quot;;[.M373];&quot;) (proteinas &quot;;[.N373];&quot;) (grasas &quot;;[.O373];&quot;) (hidratos &quot;;[.P373];&quot;)(grasas-mono &quot;;[.Q373];&quot;) (desayuno &quot;;[.R373];&quot;) (almuerzo &quot;;[.S373];&quot;) (comida &quot;;[.T373];&quot;) (merienda &quot;;[.U373];&quot;) (cena &quot;;[.V373];&quot;))&quot;)" office:value-type="string" office:string-value="(alimento (id 372) (nombre aceite-de-semillas) (grupo 7) (veces 2) (tipo energeticos)  (racion 20) (kcal 900) (proteinas 0) (grasas 100) (hidratos 0)(grasas-mono 100) (desayuno no) (almuerzo si) (comida si) (merienda no) (cena si))" calcext:value-type="string">
            <text:p>(alimento (id 372) (nombre aceite-de-semillas) (grupo 7) (veces 2) (tipo energeticos) <text:s/>(racion 20) (kcal 900) (proteinas 0) (grasas 100) (hidratos 0)(grasas-mono 100) (desayuno no) (almuerzo si) (comida si) (merienda no) (cena si))</text:p>
          </table:table-cell>
          <table:table-cell table:formula="of:=SUBSTITUTE([.X373];&quot;,&quot;;&quot;.&quot;)" office:value-type="string" office:string-value="(alimento (id 372) (nombre aceite-de-semillas) (grupo 7) (veces 2) (tipo energeticos)  (racion 20) (kcal 900) (proteinas 0) (grasas 100) (hidratos 0)(grasas-mono 100) (desayuno no) (almuerzo si) (comida si) (merienda no) (cena si))" calcext:value-type="string">
            <text:p>(alimento (id 372) (nombre aceite-de-semillas) (grupo 7) (veces 2) (tipo energeticos) <text:s/>(racion 2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73" calcext:value-type="float">
            <text:p>373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semillas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74]*[.M374]/100" office:value-type="float" office:value="225" calcext:value-type="float">
            <text:p>225</text:p>
          </table:table-cell>
          <table:table-cell table:style-name="ce16" table:formula="of:=[.L374]*[.N374]*4/100" office:value-type="float" office:value="0" calcext:value-type="float">
            <text:p>0</text:p>
          </table:table-cell>
          <table:table-cell table:style-name="ce16" table:formula="of:=[.L374]*[.P374]*4/100" office:value-type="float" office:value="0" calcext:value-type="float">
            <text:p>0</text:p>
          </table:table-cell>
          <table:table-cell table:style-name="ce16" table:formula="of:=[.L374]*[.O374]*9/100" office:value-type="float" office:value="225" calcext:value-type="float">
            <text:p>22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4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31" table:formula="of:=CONCATENATE(&quot;(alimento (id &quot;;[.B374];&quot;) (nombre &quot;;[.W374];&quot;) (grupo &quot;;[.E374];&quot;) (veces &quot;;[.F374];&quot;) (tipo &quot;;[.G374];&quot;)  (racion &quot;;[.L374];&quot;) (kcal &quot;;[.M374];&quot;) (proteinas &quot;;[.N374];&quot;) (grasas &quot;;[.O374];&quot;) (hidratos &quot;;[.P374];&quot;)(grasas-mono &quot;;[.Q374];&quot;) (desayuno &quot;;[.R374];&quot;) (almuerzo &quot;;[.S374];&quot;) (comida &quot;;[.T374];&quot;) (merienda &quot;;[.U374];&quot;) (cena &quot;;[.V374];&quot;))&quot;)" office:value-type="string" office:string-value="(alimento (id 373) (nombre aceite-de-semillas) (grupo 7) (veces 2) (tipo energeticos)  (racion 25) (kcal 900) (proteinas 0) (grasas 100) (hidratos 0)(grasas-mono 100) (desayuno no) (almuerzo si) (comida si) (merienda no) (cena si))" calcext:value-type="string">
            <text:p>(alimento (id 373) (nombre aceite-de-semillas) (grupo 7) (veces 2) (tipo energeticos) <text:s/>(racion 25) (kcal 900) (proteinas 0) (grasas 100) (hidratos 0)(grasas-mono 100) (desayuno no) (almuerzo si) (comida si) (merienda no) (cena si))</text:p>
          </table:table-cell>
          <table:table-cell table:formula="of:=SUBSTITUTE([.X374];&quot;,&quot;;&quot;.&quot;)" office:value-type="string" office:string-value="(alimento (id 373) (nombre aceite-de-semillas) (grupo 7) (veces 2) (tipo energeticos)  (racion 25) (kcal 900) (proteinas 0) (grasas 100) (hidratos 0)(grasas-mono 100) (desayuno no) (almuerzo si) (comida si) (merienda no) (cena si))" calcext:value-type="string">
            <text:p>(alimento (id 373) (nombre aceite-de-semillas) (grupo 7) (veces 2) (tipo energeticos) <text:s/>(racion 2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74" calcext:value-type="float">
            <text:p>374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semillas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75]*[.M375]/100" office:value-type="float" office:value="315" calcext:value-type="float">
            <text:p>315</text:p>
          </table:table-cell>
          <table:table-cell table:style-name="ce16" table:formula="of:=[.L375]*[.N375]*4/100" office:value-type="float" office:value="0" calcext:value-type="float">
            <text:p>0</text:p>
          </table:table-cell>
          <table:table-cell table:style-name="ce16" table:formula="of:=[.L375]*[.P375]*4/100" office:value-type="float" office:value="0" calcext:value-type="float">
            <text:p>0</text:p>
          </table:table-cell>
          <table:table-cell table:style-name="ce16" table:formula="of:=[.L375]*[.O375]*9/100" office:value-type="float" office:value="315" calcext:value-type="float">
            <text:p>31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5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31" table:formula="of:=CONCATENATE(&quot;(alimento (id &quot;;[.B375];&quot;) (nombre &quot;;[.W375];&quot;) (grupo &quot;;[.E375];&quot;) (veces &quot;;[.F375];&quot;) (tipo &quot;;[.G375];&quot;)  (racion &quot;;[.L375];&quot;) (kcal &quot;;[.M375];&quot;) (proteinas &quot;;[.N375];&quot;) (grasas &quot;;[.O375];&quot;) (hidratos &quot;;[.P375];&quot;)(grasas-mono &quot;;[.Q375];&quot;) (desayuno &quot;;[.R375];&quot;) (almuerzo &quot;;[.S375];&quot;) (comida &quot;;[.T375];&quot;) (merienda &quot;;[.U375];&quot;) (cena &quot;;[.V375];&quot;))&quot;)" office:value-type="string" office:string-value="(alimento (id 374) (nombre aceite-de-semillas) (grupo 7) (veces 2) (tipo energeticos)  (racion 35) (kcal 900) (proteinas 0) (grasas 100) (hidratos 0)(grasas-mono 100) (desayuno no) (almuerzo si) (comida si) (merienda no) (cena si))" calcext:value-type="string">
            <text:p>(alimento (id 374) (nombre aceite-de-semillas) (grupo 7) (veces 2) (tipo energeticos) <text:s/>(racion 35) (kcal 900) (proteinas 0) (grasas 100) (hidratos 0)(grasas-mono 100) (desayuno no) (almuerzo si) (comida si) (merienda no) (cena si))</text:p>
          </table:table-cell>
          <table:table-cell table:formula="of:=SUBSTITUTE([.X375];&quot;,&quot;;&quot;.&quot;)" office:value-type="string" office:string-value="(alimento (id 374) (nombre aceite-de-semillas) (grupo 7) (veces 2) (tipo energeticos)  (racion 35) (kcal 900) (proteinas 0) (grasas 100) (hidratos 0)(grasas-mono 100) (desayuno no) (almuerzo si) (comida si) (merienda no) (cena si))" calcext:value-type="string">
            <text:p>(alimento (id 374) (nombre aceite-de-semillas) (grupo 7) (veces 2) (tipo energeticos) <text:s/>(racion 3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75" calcext:value-type="float">
            <text:p>375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yones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76]*[.M376]/100" office:value-type="float" office:value="400" calcext:value-type="float">
            <text:p>400</text:p>
          </table:table-cell>
          <table:table-cell table:style-name="ce16" table:formula="of:=[.L376]*[.N376]*4/100" office:value-type="float" office:value="2" calcext:value-type="float">
            <text:p>2</text:p>
          </table:table-cell>
          <table:table-cell table:style-name="ce16" table:formula="of:=[.L376]*[.P376]*4/100" office:value-type="float" office:value="3" calcext:value-type="float">
            <text:p>3</text:p>
          </table:table-cell>
          <table:table-cell table:style-name="ce16" table:formula="of:=[.L376]*[.O376]*9/100" office:value-type="float" office:value="365.85" calcext:value-type="float">
            <text:p>365,8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00" calcext:value-type="float">
            <text:p>80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1.3" calcext:value-type="float">
            <text:p>81.3</text:p>
          </table:table-cell>
          <table:table-cell table:style-name="ce25" office:value-type="float" office:value="1.5" calcext:value-type="float">
            <text:p>1.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6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31" table:formula="of:=CONCATENATE(&quot;(alimento (id &quot;;[.B376];&quot;) (nombre &quot;;[.W376];&quot;) (grupo &quot;;[.E376];&quot;) (veces &quot;;[.F376];&quot;) (tipo &quot;;[.G376];&quot;)  (racion &quot;;[.L376];&quot;) (kcal &quot;;[.M376];&quot;) (proteinas &quot;;[.N376];&quot;) (grasas &quot;;[.O376];&quot;) (hidratos &quot;;[.P376];&quot;)(grasas-mono &quot;;[.Q376];&quot;) (desayuno &quot;;[.R376];&quot;) (almuerzo &quot;;[.S376];&quot;) (comida &quot;;[.T376];&quot;) (merienda &quot;;[.U376];&quot;) (cena &quot;;[.V376];&quot;))&quot;)" office:value-type="string" office:string-value="(alimento (id 375) (nombre mayonesa) (grupo 7) (veces 1) (tipo energeticos)  (racion 50) (kcal 800) (proteinas 1) (grasas 81,3) (hidratos 1,5)(grasas-mono 0) (desayuno no) (almuerzo si) (comida si) (merienda no) (cena si))" calcext:value-type="string">
            <text:p>(alimento (id 375) (nombre mayonesa) (grupo 7) (veces 1) (tipo energeticos) <text:s/>(racion 50) (kcal 800) (proteinas 1) (grasas 81,3) (hidratos 1,5)(grasas-mono 0) (desayuno no) (almuerzo si) (comida si) (merienda no) (cena si))</text:p>
          </table:table-cell>
          <table:table-cell table:formula="of:=SUBSTITUTE([.X376];&quot;,&quot;;&quot;.&quot;)" office:value-type="string" office:string-value="(alimento (id 375) (nombre mayonesa) (grupo 7) (veces 1) (tipo energeticos)  (racion 50) (kcal 800) (proteinas 1) (grasas 81.3) (hidratos 1.5)(grasas-mono 0) (desayuno no) (almuerzo si) (comida si) (merienda no) (cena si))" calcext:value-type="string">
            <text:p>(alimento (id 375) (nombre mayonesa) (grupo 7) (veces 1) (tipo energeticos) <text:s/>(racion 50) (kcal 800) (proteinas 1) (grasas 81.3) (hidratos 1.5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76" calcext:value-type="float">
            <text:p>376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yones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77]*[.M377]/100" office:value-type="float" office:value="320" calcext:value-type="float">
            <text:p>320</text:p>
          </table:table-cell>
          <table:table-cell table:style-name="ce16" table:formula="of:=[.L377]*[.N377]*4/100" office:value-type="float" office:value="1.6" calcext:value-type="float">
            <text:p>1,6</text:p>
          </table:table-cell>
          <table:table-cell table:style-name="ce16" table:formula="of:=[.L377]*[.P377]*4/100" office:value-type="float" office:value="2.4" calcext:value-type="float">
            <text:p>2,4</text:p>
          </table:table-cell>
          <table:table-cell table:style-name="ce16" table:formula="of:=[.L377]*[.O377]*9/100" office:value-type="float" office:value="292.68" calcext:value-type="float">
            <text:p>292,6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800" calcext:value-type="float">
            <text:p>80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1.3" calcext:value-type="float">
            <text:p>81.3</text:p>
          </table:table-cell>
          <table:table-cell table:style-name="ce25" office:value-type="float" office:value="1.5" calcext:value-type="float">
            <text:p>1.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7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31" table:formula="of:=CONCATENATE(&quot;(alimento (id &quot;;[.B377];&quot;) (nombre &quot;;[.W377];&quot;) (grupo &quot;;[.E377];&quot;) (veces &quot;;[.F377];&quot;) (tipo &quot;;[.G377];&quot;)  (racion &quot;;[.L377];&quot;) (kcal &quot;;[.M377];&quot;) (proteinas &quot;;[.N377];&quot;) (grasas &quot;;[.O377];&quot;) (hidratos &quot;;[.P377];&quot;)(grasas-mono &quot;;[.Q377];&quot;) (desayuno &quot;;[.R377];&quot;) (almuerzo &quot;;[.S377];&quot;) (comida &quot;;[.T377];&quot;) (merienda &quot;;[.U377];&quot;) (cena &quot;;[.V377];&quot;))&quot;)" office:value-type="string" office:string-value="(alimento (id 376) (nombre mayonesa) (grupo 7) (veces 1) (tipo energeticos)  (racion 40) (kcal 800) (proteinas 1) (grasas 81,3) (hidratos 1,5)(grasas-mono 0) (desayuno no) (almuerzo si) (comida si) (merienda no) (cena si))" calcext:value-type="string">
            <text:p>(alimento (id 376) (nombre mayonesa) (grupo 7) (veces 1) (tipo energeticos) <text:s/>(racion 40) (kcal 800) (proteinas 1) (grasas 81,3) (hidratos 1,5)(grasas-mono 0) (desayuno no) (almuerzo si) (comida si) (merienda no) (cena si))</text:p>
          </table:table-cell>
          <table:table-cell table:formula="of:=SUBSTITUTE([.X377];&quot;,&quot;;&quot;.&quot;)" office:value-type="string" office:string-value="(alimento (id 376) (nombre mayonesa) (grupo 7) (veces 1) (tipo energeticos)  (racion 40) (kcal 800) (proteinas 1) (grasas 81.3) (hidratos 1.5)(grasas-mono 0) (desayuno no) (almuerzo si) (comida si) (merienda no) (cena si))" calcext:value-type="string">
            <text:p>(alimento (id 376) (nombre mayonesa) (grupo 7) (veces 1) (tipo energeticos) <text:s/>(racion 40) (kcal 800) (proteinas 1) (grasas 81.3) (hidratos 1.5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77" calcext:value-type="float">
            <text:p>377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yones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78]*[.M378]/100" office:value-type="float" office:value="240" calcext:value-type="float">
            <text:p>240</text:p>
          </table:table-cell>
          <table:table-cell table:style-name="ce16" table:formula="of:=[.L378]*[.N378]*4/100" office:value-type="float" office:value="1.2" calcext:value-type="float">
            <text:p>1,2</text:p>
          </table:table-cell>
          <table:table-cell table:style-name="ce16" table:formula="of:=[.L378]*[.P378]*4/100" office:value-type="float" office:value="1.8" calcext:value-type="float">
            <text:p>1,8</text:p>
          </table:table-cell>
          <table:table-cell table:style-name="ce16" table:formula="of:=[.L378]*[.O378]*9/100" office:value-type="float" office:value="219.51" calcext:value-type="float">
            <text:p>219,51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800" calcext:value-type="float">
            <text:p>80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1.3" calcext:value-type="float">
            <text:p>81.3</text:p>
          </table:table-cell>
          <table:table-cell table:style-name="ce25" office:value-type="float" office:value="1.5" calcext:value-type="float">
            <text:p>1.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8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31" table:formula="of:=CONCATENATE(&quot;(alimento (id &quot;;[.B378];&quot;) (nombre &quot;;[.W378];&quot;) (grupo &quot;;[.E378];&quot;) (veces &quot;;[.F378];&quot;) (tipo &quot;;[.G378];&quot;)  (racion &quot;;[.L378];&quot;) (kcal &quot;;[.M378];&quot;) (proteinas &quot;;[.N378];&quot;) (grasas &quot;;[.O378];&quot;) (hidratos &quot;;[.P378];&quot;)(grasas-mono &quot;;[.Q378];&quot;) (desayuno &quot;;[.R378];&quot;) (almuerzo &quot;;[.S378];&quot;) (comida &quot;;[.T378];&quot;) (merienda &quot;;[.U378];&quot;) (cena &quot;;[.V378];&quot;))&quot;)" office:value-type="string" office:string-value="(alimento (id 377) (nombre mayonesa) (grupo 7) (veces 1) (tipo energeticos)  (racion 30) (kcal 800) (proteinas 1) (grasas 81,3) (hidratos 1,5)(grasas-mono 0) (desayuno no) (almuerzo si) (comida si) (merienda no) (cena si))" calcext:value-type="string">
            <text:p>(alimento (id 377) (nombre mayonesa) (grupo 7) (veces 1) (tipo energeticos) <text:s/>(racion 30) (kcal 800) (proteinas 1) (grasas 81,3) (hidratos 1,5)(grasas-mono 0) (desayuno no) (almuerzo si) (comida si) (merienda no) (cena si))</text:p>
          </table:table-cell>
          <table:table-cell table:formula="of:=SUBSTITUTE([.X378];&quot;,&quot;;&quot;.&quot;)" office:value-type="string" office:string-value="(alimento (id 377) (nombre mayonesa) (grupo 7) (veces 1) (tipo energeticos)  (racion 30) (kcal 800) (proteinas 1) (grasas 81.3) (hidratos 1.5)(grasas-mono 0) (desayuno no) (almuerzo si) (comida si) (merienda no) (cena si))" calcext:value-type="string">
            <text:p>(alimento (id 377) (nombre mayonesa) (grupo 7) (veces 1) (tipo energeticos) <text:s/>(racion 30) (kcal 800) (proteinas 1) (grasas 81.3) (hidratos 1.5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78" calcext:value-type="float">
            <text:p>378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yones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79]*[.M379]/100" office:value-type="float" office:value="160" calcext:value-type="float">
            <text:p>160</text:p>
          </table:table-cell>
          <table:table-cell table:style-name="ce16" table:formula="of:=[.L379]*[.N379]*4/100" office:value-type="float" office:value="0.8" calcext:value-type="float">
            <text:p>0,8</text:p>
          </table:table-cell>
          <table:table-cell table:style-name="ce16" table:formula="of:=[.L379]*[.P379]*4/100" office:value-type="float" office:value="1.2" calcext:value-type="float">
            <text:p>1,2</text:p>
          </table:table-cell>
          <table:table-cell table:style-name="ce16" table:formula="of:=[.L379]*[.O379]*9/100" office:value-type="float" office:value="146.34" calcext:value-type="float">
            <text:p>146,3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800" calcext:value-type="float">
            <text:p>80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1.3" calcext:value-type="float">
            <text:p>81.3</text:p>
          </table:table-cell>
          <table:table-cell table:style-name="ce25" office:value-type="float" office:value="1.5" calcext:value-type="float">
            <text:p>1.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9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31" table:formula="of:=CONCATENATE(&quot;(alimento (id &quot;;[.B379];&quot;) (nombre &quot;;[.W379];&quot;) (grupo &quot;;[.E379];&quot;) (veces &quot;;[.F379];&quot;) (tipo &quot;;[.G379];&quot;)  (racion &quot;;[.L379];&quot;) (kcal &quot;;[.M379];&quot;) (proteinas &quot;;[.N379];&quot;) (grasas &quot;;[.O379];&quot;) (hidratos &quot;;[.P379];&quot;)(grasas-mono &quot;;[.Q379];&quot;) (desayuno &quot;;[.R379];&quot;) (almuerzo &quot;;[.S379];&quot;) (comida &quot;;[.T379];&quot;) (merienda &quot;;[.U379];&quot;) (cena &quot;;[.V379];&quot;))&quot;)" office:value-type="string" office:string-value="(alimento (id 378) (nombre mayonesa) (grupo 7) (veces 1) (tipo energeticos)  (racion 20) (kcal 800) (proteinas 1) (grasas 81,3) (hidratos 1,5)(grasas-mono 0) (desayuno no) (almuerzo si) (comida si) (merienda no) (cena si))" calcext:value-type="string">
            <text:p>(alimento (id 378) (nombre mayonesa) (grupo 7) (veces 1) (tipo energeticos) <text:s/>(racion 20) (kcal 800) (proteinas 1) (grasas 81,3) (hidratos 1,5)(grasas-mono 0) (desayuno no) (almuerzo si) (comida si) (merienda no) (cena si))</text:p>
          </table:table-cell>
          <table:table-cell table:formula="of:=SUBSTITUTE([.X379];&quot;,&quot;;&quot;.&quot;)" office:value-type="string" office:string-value="(alimento (id 378) (nombre mayonesa) (grupo 7) (veces 1) (tipo energeticos)  (racion 20) (kcal 800) (proteinas 1) (grasas 81.3) (hidratos 1.5)(grasas-mono 0) (desayuno no) (almuerzo si) (comida si) (merienda no) (cena si))" calcext:value-type="string">
            <text:p>(alimento (id 378) (nombre mayonesa) (grupo 7) (veces 1) (tipo energeticos) <text:s/>(racion 20) (kcal 800) (proteinas 1) (grasas 81.3) (hidratos 1.5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79" calcext:value-type="float">
            <text:p>379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yones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80]*[.M380]/100" office:value-type="float" office:value="80" calcext:value-type="float">
            <text:p>80</text:p>
          </table:table-cell>
          <table:table-cell table:style-name="ce16" table:formula="of:=[.L380]*[.N380]*4/100" office:value-type="float" office:value="0.4" calcext:value-type="float">
            <text:p>0,4</text:p>
          </table:table-cell>
          <table:table-cell table:style-name="ce16" table:formula="of:=[.L380]*[.P380]*4/100" office:value-type="float" office:value="0.6" calcext:value-type="float">
            <text:p>0,6</text:p>
          </table:table-cell>
          <table:table-cell table:style-name="ce16" table:formula="of:=[.L380]*[.O380]*9/100" office:value-type="float" office:value="73.17" calcext:value-type="float">
            <text:p>73,17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800" calcext:value-type="float">
            <text:p>80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1.3" calcext:value-type="float">
            <text:p>81.3</text:p>
          </table:table-cell>
          <table:table-cell table:style-name="ce25" office:value-type="float" office:value="1.5" calcext:value-type="float">
            <text:p>1.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0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31" table:formula="of:=CONCATENATE(&quot;(alimento (id &quot;;[.B380];&quot;) (nombre &quot;;[.W380];&quot;) (grupo &quot;;[.E380];&quot;) (veces &quot;;[.F380];&quot;) (tipo &quot;;[.G380];&quot;)  (racion &quot;;[.L380];&quot;) (kcal &quot;;[.M380];&quot;) (proteinas &quot;;[.N380];&quot;) (grasas &quot;;[.O380];&quot;) (hidratos &quot;;[.P380];&quot;)(grasas-mono &quot;;[.Q380];&quot;) (desayuno &quot;;[.R380];&quot;) (almuerzo &quot;;[.S380];&quot;) (comida &quot;;[.T380];&quot;) (merienda &quot;;[.U380];&quot;) (cena &quot;;[.V380];&quot;))&quot;)" office:value-type="string" office:string-value="(alimento (id 379) (nombre mayonesa) (grupo 7) (veces 1) (tipo energeticos)  (racion 10) (kcal 800) (proteinas 1) (grasas 81,3) (hidratos 1,5)(grasas-mono 0) (desayuno no) (almuerzo si) (comida si) (merienda no) (cena si))" calcext:value-type="string">
            <text:p>(alimento (id 379) (nombre mayonesa) (grupo 7) (veces 1) (tipo energeticos) <text:s/>(racion 10) (kcal 800) (proteinas 1) (grasas 81,3) (hidratos 1,5)(grasas-mono 0) (desayuno no) (almuerzo si) (comida si) (merienda no) (cena si))</text:p>
          </table:table-cell>
          <table:table-cell table:formula="of:=SUBSTITUTE([.X380];&quot;,&quot;;&quot;.&quot;)" office:value-type="string" office:string-value="(alimento (id 379) (nombre mayonesa) (grupo 7) (veces 1) (tipo energeticos)  (racion 10) (kcal 800) (proteinas 1) (grasas 81.3) (hidratos 1.5)(grasas-mono 0) (desayuno no) (almuerzo si) (comida si) (merienda no) (cena si))" calcext:value-type="string">
            <text:p>(alimento (id 379) (nombre mayonesa) (grupo 7) (veces 1) (tipo energeticos) <text:s/>(racion 10) (kcal 800) (proteinas 1) (grasas 81.3) (hidratos 1.5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80" calcext:value-type="float">
            <text:p>380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yones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81]*[.M381]/100" office:value-type="float" office:value="120" calcext:value-type="float">
            <text:p>120</text:p>
          </table:table-cell>
          <table:table-cell table:style-name="ce16" table:formula="of:=[.L381]*[.N381]*4/100" office:value-type="float" office:value="0.6" calcext:value-type="float">
            <text:p>0,6</text:p>
          </table:table-cell>
          <table:table-cell table:style-name="ce16" table:formula="of:=[.L381]*[.P381]*4/100" office:value-type="float" office:value="0.9" calcext:value-type="float">
            <text:p>0,9</text:p>
          </table:table-cell>
          <table:table-cell table:style-name="ce16" table:formula="of:=[.L381]*[.O381]*9/100" office:value-type="float" office:value="109.755" calcext:value-type="float">
            <text:p>109,755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00" calcext:value-type="float">
            <text:p>80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1.3" calcext:value-type="float">
            <text:p>81.3</text:p>
          </table:table-cell>
          <table:table-cell table:style-name="ce25" office:value-type="float" office:value="1.5" calcext:value-type="float">
            <text:p>1.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1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31" table:formula="of:=CONCATENATE(&quot;(alimento (id &quot;;[.B381];&quot;) (nombre &quot;;[.W381];&quot;) (grupo &quot;;[.E381];&quot;) (veces &quot;;[.F381];&quot;) (tipo &quot;;[.G381];&quot;)  (racion &quot;;[.L381];&quot;) (kcal &quot;;[.M381];&quot;) (proteinas &quot;;[.N381];&quot;) (grasas &quot;;[.O381];&quot;) (hidratos &quot;;[.P381];&quot;)(grasas-mono &quot;;[.Q381];&quot;) (desayuno &quot;;[.R381];&quot;) (almuerzo &quot;;[.S381];&quot;) (comida &quot;;[.T381];&quot;) (merienda &quot;;[.U381];&quot;) (cena &quot;;[.V381];&quot;))&quot;)" office:value-type="string" office:string-value="(alimento (id 380) (nombre mayonesa) (grupo 7) (veces 1) (tipo energeticos)  (racion 15) (kcal 800) (proteinas 1) (grasas 81,3) (hidratos 1,5)(grasas-mono 0) (desayuno no) (almuerzo si) (comida si) (merienda no) (cena si))" calcext:value-type="string">
            <text:p>(alimento (id 380) (nombre mayonesa) (grupo 7) (veces 1) (tipo energeticos) <text:s/>(racion 15) (kcal 800) (proteinas 1) (grasas 81,3) (hidratos 1,5)(grasas-mono 0) (desayuno no) (almuerzo si) (comida si) (merienda no) (cena si))</text:p>
          </table:table-cell>
          <table:table-cell table:formula="of:=SUBSTITUTE([.X381];&quot;,&quot;;&quot;.&quot;)" office:value-type="string" office:string-value="(alimento (id 380) (nombre mayonesa) (grupo 7) (veces 1) (tipo energeticos)  (racion 15) (kcal 800) (proteinas 1) (grasas 81.3) (hidratos 1.5)(grasas-mono 0) (desayuno no) (almuerzo si) (comida si) (merienda no) (cena si))" calcext:value-type="string">
            <text:p>(alimento (id 380) (nombre mayonesa) (grupo 7) (veces 1) (tipo energeticos) <text:s/>(racion 15) (kcal 800) (proteinas 1) (grasas 81.3) (hidratos 1.5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81" calcext:value-type="float">
            <text:p>381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yones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82]*[.M382]/100" office:value-type="float" office:value="40" calcext:value-type="float">
            <text:p>40</text:p>
          </table:table-cell>
          <table:table-cell table:style-name="ce16" table:formula="of:=[.L382]*[.N382]*4/100" office:value-type="float" office:value="0.2" calcext:value-type="float">
            <text:p>0,2</text:p>
          </table:table-cell>
          <table:table-cell table:style-name="ce16" table:formula="of:=[.L382]*[.P382]*4/100" office:value-type="float" office:value="0.3" calcext:value-type="float">
            <text:p>0,3</text:p>
          </table:table-cell>
          <table:table-cell table:style-name="ce16" table:formula="of:=[.L382]*[.O382]*9/100" office:value-type="float" office:value="36.585" calcext:value-type="float">
            <text:p>36,58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800" calcext:value-type="float">
            <text:p>80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1.3" calcext:value-type="float">
            <text:p>81.3</text:p>
          </table:table-cell>
          <table:table-cell table:style-name="ce25" office:value-type="float" office:value="1.5" calcext:value-type="float">
            <text:p>1.5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2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31" table:formula="of:=CONCATENATE(&quot;(alimento (id &quot;;[.B382];&quot;) (nombre &quot;;[.W382];&quot;) (grupo &quot;;[.E382];&quot;) (veces &quot;;[.F382];&quot;) (tipo &quot;;[.G382];&quot;)  (racion &quot;;[.L382];&quot;) (kcal &quot;;[.M382];&quot;) (proteinas &quot;;[.N382];&quot;) (grasas &quot;;[.O382];&quot;) (hidratos &quot;;[.P382];&quot;)(grasas-mono &quot;;[.Q382];&quot;) (desayuno &quot;;[.R382];&quot;) (almuerzo &quot;;[.S382];&quot;) (comida &quot;;[.T382];&quot;) (merienda &quot;;[.U382];&quot;) (cena &quot;;[.V382];&quot;))&quot;)" office:value-type="string" office:string-value="(alimento (id 381) (nombre mayonesa) (grupo 7) (veces 1) (tipo energeticos)  (racion 5) (kcal 800) (proteinas 1) (grasas 81,3) (hidratos 1,5)(grasas-mono 0) (desayuno no) (almuerzo si) (comida si) (merienda no) (cena si))" calcext:value-type="string">
            <text:p>(alimento (id 381) (nombre mayonesa) (grupo 7) (veces 1) (tipo energeticos) <text:s/>(racion 5) (kcal 800) (proteinas 1) (grasas 81,3) (hidratos 1,5)(grasas-mono 0) (desayuno no) (almuerzo si) (comida si) (merienda no) (cena si))</text:p>
          </table:table-cell>
          <table:table-cell table:formula="of:=SUBSTITUTE([.X382];&quot;,&quot;;&quot;.&quot;)" office:value-type="string" office:string-value="(alimento (id 381) (nombre mayonesa) (grupo 7) (veces 1) (tipo energeticos)  (racion 5) (kcal 800) (proteinas 1) (grasas 81.3) (hidratos 1.5)(grasas-mono 0) (desayuno no) (almuerzo si) (comida si) (merienda no) (cena si))" calcext:value-type="string">
            <text:p>(alimento (id 381) (nombre mayonesa) (grupo 7) (veces 1) (tipo energeticos) <text:s/>(racion 5) (kcal 800) (proteinas 1) (grasas 81.3) (hidratos 1.5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82" calcext:value-type="float">
            <text:p>382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palm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83]*[.M383]/100" office:value-type="float" office:value="404.55" calcext:value-type="float">
            <text:p>404,55</text:p>
          </table:table-cell>
          <table:table-cell table:style-name="ce16" table:formula="of:=[.L383]*[.N383]*4/100" office:value-type="float" office:value="0" calcext:value-type="float">
            <text:p>0</text:p>
          </table:table-cell>
          <table:table-cell table:style-name="ce16" table:formula="of:=[.L383]*[.P383]*4/100" office:value-type="float" office:value="0" calcext:value-type="float">
            <text:p>0</text:p>
          </table:table-cell>
          <table:table-cell table:style-name="ce16" table:formula="of:=[.L383]*[.O383]*9/100" office:value-type="float" office:value="404.595" calcext:value-type="float">
            <text:p>404,59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899" calcext:value-type="float">
            <text:p>89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.9" calcext:value-type="float">
            <text:p>99.9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3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31" table:formula="of:=CONCATENATE(&quot;(alimento (id &quot;;[.B383];&quot;) (nombre &quot;;[.W383];&quot;) (grupo &quot;;[.E383];&quot;) (veces &quot;;[.F383];&quot;) (tipo &quot;;[.G383];&quot;)  (racion &quot;;[.L383];&quot;) (kcal &quot;;[.M383];&quot;) (proteinas &quot;;[.N383];&quot;) (grasas &quot;;[.O383];&quot;) (hidratos &quot;;[.P383];&quot;)(grasas-mono &quot;;[.Q383];&quot;) (desayuno &quot;;[.R383];&quot;) (almuerzo &quot;;[.S383];&quot;) (comida &quot;;[.T383];&quot;) (merienda &quot;;[.U383];&quot;) (cena &quot;;[.V383];&quot;))&quot;)" office:value-type="string" office:string-value="(alimento (id 382) (nombre aceite-de-palma) (grupo 7) (veces 1) (tipo energeticos)  (racion 45) (kcal 899) (proteinas 0) (grasas 99,9) (hidratos 0)(grasas-mono 0) (desayuno si) (almuerzo si) (comida si) (merienda no) (cena si))" calcext:value-type="string">
            <text:p>(alimento (id 382) (nombre aceite-de-palma) (grupo 7) (veces 1) (tipo energeticos) <text:s/>(racion 45) (kcal 899) (proteinas 0) (grasas 99,9) (hidratos 0)(grasas-mono 0) (desayuno si) (almuerzo si) (comida si) (merienda no) (cena si))</text:p>
          </table:table-cell>
          <table:table-cell table:formula="of:=SUBSTITUTE([.X383];&quot;,&quot;;&quot;.&quot;)" office:value-type="string" office:string-value="(alimento (id 382) (nombre aceite-de-palma) (grupo 7) (veces 1) (tipo energeticos)  (racion 45) (kcal 899) (proteinas 0) (grasas 99.9) (hidratos 0)(grasas-mono 0) (desayuno si) (almuerzo si) (comida si) (merienda no) (cena si))" calcext:value-type="string">
            <text:p>(alimento (id 382) (nombre aceite-de-palma) (grupo 7) (veces 1) (tipo energeticos) <text:s/>(racion 45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83" calcext:value-type="float">
            <text:p>383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palm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84]*[.M384]/100" office:value-type="float" office:value="539.4" calcext:value-type="float">
            <text:p>539,4</text:p>
          </table:table-cell>
          <table:table-cell table:style-name="ce16" table:formula="of:=[.L384]*[.N384]*4/100" office:value-type="float" office:value="0" calcext:value-type="float">
            <text:p>0</text:p>
          </table:table-cell>
          <table:table-cell table:style-name="ce16" table:formula="of:=[.L384]*[.P384]*4/100" office:value-type="float" office:value="0" calcext:value-type="float">
            <text:p>0</text:p>
          </table:table-cell>
          <table:table-cell table:style-name="ce16" table:formula="of:=[.L384]*[.O384]*9/100" office:value-type="float" office:value="539.46" calcext:value-type="float">
            <text:p>539,46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899" calcext:value-type="float">
            <text:p>89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.9" calcext:value-type="float">
            <text:p>99.9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4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31" table:formula="of:=CONCATENATE(&quot;(alimento (id &quot;;[.B384];&quot;) (nombre &quot;;[.W384];&quot;) (grupo &quot;;[.E384];&quot;) (veces &quot;;[.F384];&quot;) (tipo &quot;;[.G384];&quot;)  (racion &quot;;[.L384];&quot;) (kcal &quot;;[.M384];&quot;) (proteinas &quot;;[.N384];&quot;) (grasas &quot;;[.O384];&quot;) (hidratos &quot;;[.P384];&quot;)(grasas-mono &quot;;[.Q384];&quot;) (desayuno &quot;;[.R384];&quot;) (almuerzo &quot;;[.S384];&quot;) (comida &quot;;[.T384];&quot;) (merienda &quot;;[.U384];&quot;) (cena &quot;;[.V384];&quot;))&quot;)" office:value-type="string" office:string-value="(alimento (id 383) (nombre aceite-de-palma) (grupo 7) (veces 1) (tipo energeticos)  (racion 60) (kcal 899) (proteinas 0) (grasas 99,9) (hidratos 0)(grasas-mono 0) (desayuno si) (almuerzo si) (comida si) (merienda no) (cena si))" calcext:value-type="string">
            <text:p>(alimento (id 383) (nombre aceite-de-palma) (grupo 7) (veces 1) (tipo energeticos) <text:s/>(racion 60) (kcal 899) (proteinas 0) (grasas 99,9) (hidratos 0)(grasas-mono 0) (desayuno si) (almuerzo si) (comida si) (merienda no) (cena si))</text:p>
          </table:table-cell>
          <table:table-cell table:formula="of:=SUBSTITUTE([.X384];&quot;,&quot;;&quot;.&quot;)" office:value-type="string" office:string-value="(alimento (id 383) (nombre aceite-de-palma) (grupo 7) (veces 1) (tipo energeticos)  (racion 60) (kcal 899) (proteinas 0) (grasas 99.9) (hidratos 0)(grasas-mono 0) (desayuno si) (almuerzo si) (comida si) (merienda no) (cena si))" calcext:value-type="string">
            <text:p>(alimento (id 383) (nombre aceite-de-palma) (grupo 7) (veces 1) (tipo energeticos) <text:s/>(racion 6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84" calcext:value-type="float">
            <text:p>384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palm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85]*[.M385]/100" office:value-type="float" office:value="269.7" calcext:value-type="float">
            <text:p>269,7</text:p>
          </table:table-cell>
          <table:table-cell table:style-name="ce16" table:formula="of:=[.L385]*[.N385]*4/100" office:value-type="float" office:value="0" calcext:value-type="float">
            <text:p>0</text:p>
          </table:table-cell>
          <table:table-cell table:style-name="ce16" table:formula="of:=[.L385]*[.P385]*4/100" office:value-type="float" office:value="0" calcext:value-type="float">
            <text:p>0</text:p>
          </table:table-cell>
          <table:table-cell table:style-name="ce16" table:formula="of:=[.L385]*[.O385]*9/100" office:value-type="float" office:value="269.73" calcext:value-type="float">
            <text:p>269,73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899" calcext:value-type="float">
            <text:p>89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.9" calcext:value-type="float">
            <text:p>99.9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5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31" table:formula="of:=CONCATENATE(&quot;(alimento (id &quot;;[.B385];&quot;) (nombre &quot;;[.W385];&quot;) (grupo &quot;;[.E385];&quot;) (veces &quot;;[.F385];&quot;) (tipo &quot;;[.G385];&quot;)  (racion &quot;;[.L385];&quot;) (kcal &quot;;[.M385];&quot;) (proteinas &quot;;[.N385];&quot;) (grasas &quot;;[.O385];&quot;) (hidratos &quot;;[.P385];&quot;)(grasas-mono &quot;;[.Q385];&quot;) (desayuno &quot;;[.R385];&quot;) (almuerzo &quot;;[.S385];&quot;) (comida &quot;;[.T385];&quot;) (merienda &quot;;[.U385];&quot;) (cena &quot;;[.V385];&quot;))&quot;)" office:value-type="string" office:string-value="(alimento (id 384) (nombre aceite-de-palma) (grupo 7) (veces 1) (tipo energeticos)  (racion 30) (kcal 899) (proteinas 0) (grasas 99,9) (hidratos 0)(grasas-mono 0) (desayuno si) (almuerzo si) (comida si) (merienda no) (cena si))" calcext:value-type="string">
            <text:p>(alimento (id 384) (nombre aceite-de-palma) (grupo 7) (veces 1) (tipo energeticos) <text:s/>(racion 30) (kcal 899) (proteinas 0) (grasas 99,9) (hidratos 0)(grasas-mono 0) (desayuno si) (almuerzo si) (comida si) (merienda no) (cena si))</text:p>
          </table:table-cell>
          <table:table-cell table:formula="of:=SUBSTITUTE([.X385];&quot;,&quot;;&quot;.&quot;)" office:value-type="string" office:string-value="(alimento (id 384) (nombre aceite-de-palma) (grupo 7) (veces 1) (tipo energeticos)  (racion 30) (kcal 899) (proteinas 0) (grasas 99.9) (hidratos 0)(grasas-mono 0) (desayuno si) (almuerzo si) (comida si) (merienda no) (cena si))" calcext:value-type="string">
            <text:p>(alimento (id 384) (nombre aceite-de-palma) (grupo 7) (veces 1) (tipo energeticos) <text:s/>(racion 3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85" calcext:value-type="float">
            <text:p>385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palm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86]*[.M386]/100" office:value-type="float" office:value="359.6" calcext:value-type="float">
            <text:p>359,6</text:p>
          </table:table-cell>
          <table:table-cell table:style-name="ce16" table:formula="of:=[.L386]*[.N386]*4/100" office:value-type="float" office:value="0" calcext:value-type="float">
            <text:p>0</text:p>
          </table:table-cell>
          <table:table-cell table:style-name="ce16" table:formula="of:=[.L386]*[.P386]*4/100" office:value-type="float" office:value="0" calcext:value-type="float">
            <text:p>0</text:p>
          </table:table-cell>
          <table:table-cell table:style-name="ce16" table:formula="of:=[.L386]*[.O386]*9/100" office:value-type="float" office:value="359.64" calcext:value-type="float">
            <text:p>359,64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899" calcext:value-type="float">
            <text:p>89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.9" calcext:value-type="float">
            <text:p>99.9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6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31" table:formula="of:=CONCATENATE(&quot;(alimento (id &quot;;[.B386];&quot;) (nombre &quot;;[.W386];&quot;) (grupo &quot;;[.E386];&quot;) (veces &quot;;[.F386];&quot;) (tipo &quot;;[.G386];&quot;)  (racion &quot;;[.L386];&quot;) (kcal &quot;;[.M386];&quot;) (proteinas &quot;;[.N386];&quot;) (grasas &quot;;[.O386];&quot;) (hidratos &quot;;[.P386];&quot;)(grasas-mono &quot;;[.Q386];&quot;) (desayuno &quot;;[.R386];&quot;) (almuerzo &quot;;[.S386];&quot;) (comida &quot;;[.T386];&quot;) (merienda &quot;;[.U386];&quot;) (cena &quot;;[.V386];&quot;))&quot;)" office:value-type="string" office:string-value="(alimento (id 385) (nombre aceite-de-palma) (grupo 7) (veces 1) (tipo energeticos)  (racion 40) (kcal 899) (proteinas 0) (grasas 99,9) (hidratos 0)(grasas-mono 0) (desayuno si) (almuerzo si) (comida si) (merienda no) (cena si))" calcext:value-type="string">
            <text:p>(alimento (id 385) (nombre aceite-de-palma) (grupo 7) (veces 1) (tipo energeticos) <text:s/>(racion 40) (kcal 899) (proteinas 0) (grasas 99,9) (hidratos 0)(grasas-mono 0) (desayuno si) (almuerzo si) (comida si) (merienda no) (cena si))</text:p>
          </table:table-cell>
          <table:table-cell table:formula="of:=SUBSTITUTE([.X386];&quot;,&quot;;&quot;.&quot;)" office:value-type="string" office:string-value="(alimento (id 385) (nombre aceite-de-palma) (grupo 7) (veces 1) (tipo energeticos)  (racion 40) (kcal 899) (proteinas 0) (grasas 99.9) (hidratos 0)(grasas-mono 0) (desayuno si) (almuerzo si) (comida si) (merienda no) (cena si))" calcext:value-type="string">
            <text:p>(alimento (id 385) (nombre aceite-de-palma) (grupo 7) (veces 1) (tipo energeticos) <text:s/>(racion 4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86" calcext:value-type="float">
            <text:p>386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palm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87]*[.M387]/100" office:value-type="float" office:value="449.5" calcext:value-type="float">
            <text:p>449,5</text:p>
          </table:table-cell>
          <table:table-cell table:style-name="ce16" table:formula="of:=[.L387]*[.N387]*4/100" office:value-type="float" office:value="0" calcext:value-type="float">
            <text:p>0</text:p>
          </table:table-cell>
          <table:table-cell table:style-name="ce16" table:formula="of:=[.L387]*[.P387]*4/100" office:value-type="float" office:value="0" calcext:value-type="float">
            <text:p>0</text:p>
          </table:table-cell>
          <table:table-cell table:style-name="ce16" table:formula="of:=[.L387]*[.O387]*9/100" office:value-type="float" office:value="449.55" calcext:value-type="float">
            <text:p>449,5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99" calcext:value-type="float">
            <text:p>89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9.9" calcext:value-type="float">
            <text:p>99.9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7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31" table:formula="of:=CONCATENATE(&quot;(alimento (id &quot;;[.B387];&quot;) (nombre &quot;;[.W387];&quot;) (grupo &quot;;[.E387];&quot;) (veces &quot;;[.F387];&quot;) (tipo &quot;;[.G387];&quot;)  (racion &quot;;[.L387];&quot;) (kcal &quot;;[.M387];&quot;) (proteinas &quot;;[.N387];&quot;) (grasas &quot;;[.O387];&quot;) (hidratos &quot;;[.P387];&quot;)(grasas-mono &quot;;[.Q387];&quot;) (desayuno &quot;;[.R387];&quot;) (almuerzo &quot;;[.S387];&quot;) (comida &quot;;[.T387];&quot;) (merienda &quot;;[.U387];&quot;) (cena &quot;;[.V387];&quot;))&quot;)" office:value-type="string" office:string-value="(alimento (id 386) (nombre aceite-de-palma) (grupo 7) (veces 1) (tipo energeticos)  (racion 50) (kcal 899) (proteinas 0) (grasas 99,9) (hidratos 0)(grasas-mono 0) (desayuno si) (almuerzo si) (comida si) (merienda no) (cena si))" calcext:value-type="string">
            <text:p>(alimento (id 386) (nombre aceite-de-palma) (grupo 7) (veces 1) (tipo energeticos) <text:s/>(racion 50) (kcal 899) (proteinas 0) (grasas 99,9) (hidratos 0)(grasas-mono 0) (desayuno si) (almuerzo si) (comida si) (merienda no) (cena si))</text:p>
          </table:table-cell>
          <table:table-cell table:formula="of:=SUBSTITUTE([.X387];&quot;,&quot;;&quot;.&quot;)" office:value-type="string" office:string-value="(alimento (id 386) (nombre aceite-de-palma) (grupo 7) (veces 1) (tipo energeticos)  (racion 50) (kcal 899) (proteinas 0) (grasas 99.9) (hidratos 0)(grasas-mono 0) (desayuno si) (almuerzo si) (comida si) (merienda no) (cena si))" calcext:value-type="string">
            <text:p>(alimento (id 386) (nombre aceite-de-palma) (grupo 7) (veces 1) (tipo energeticos) <text:s/>(racion 5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87" calcext:value-type="float">
            <text:p>387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88]*[.M388]/100" office:value-type="float" office:value="184" calcext:value-type="float">
            <text:p>184</text:p>
          </table:table-cell>
          <table:table-cell table:style-name="ce16" table:formula="of:=[.L388]*[.N388]*4/100" office:value-type="float" office:value="3.2" calcext:value-type="float">
            <text:p>3,2</text:p>
          </table:table-cell>
          <table:table-cell table:style-name="ce16" table:formula="of:=[.L388]*[.P388]*4/100" office:value-type="float" office:value="0.8" calcext:value-type="float">
            <text:p>0,8</text:p>
          </table:table-cell>
          <table:table-cell table:style-name="ce16" table:formula="of:=[.L388]*[.O388]*9/100" office:value-type="float" office:value="180" calcext:value-type="float">
            <text:p>180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368" calcext:value-type="float">
            <text:p>368</text:p>
          </table:table-cell>
          <table:table-cell table:style-name="ce26" office:value-type="float" office:value="1.6" calcext:value-type="float">
            <text:p>1.6</text:p>
          </table:table-cell>
          <table:table-cell table:style-name="ce26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8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31" table:formula="of:=CONCATENATE(&quot;(alimento (id &quot;;[.B388];&quot;) (nombre &quot;;[.W388];&quot;) (grupo &quot;;[.E388];&quot;) (veces &quot;;[.F388];&quot;) (tipo &quot;;[.G388];&quot;)  (racion &quot;;[.L388];&quot;) (kcal &quot;;[.M388];&quot;) (proteinas &quot;;[.N388];&quot;) (grasas &quot;;[.O388];&quot;) (hidratos &quot;;[.P388];&quot;)(grasas-mono &quot;;[.Q388];&quot;) (desayuno &quot;;[.R388];&quot;) (almuerzo &quot;;[.S388];&quot;) (comida &quot;;[.T388];&quot;) (merienda &quot;;[.U388];&quot;) (cena &quot;;[.V388];&quot;))&quot;)" office:value-type="string" office:string-value="(alimento (id 387) (nombre margarina-ligera) (grupo 7) (veces 3) (tipo energeticos)  (racion 50) (kcal 368) (proteinas 1,6) (grasas 40) (hidratos 0,4)(grasas-mono 0) (desayuno si) (almuerzo si) (comida si) (merienda no) (cena si))" calcext:value-type="string">
            <text:p>(alimento (id 387) (nombre margarina-ligera) (grupo 7) (veces 3) (tipo energeticos) <text:s/>(racion 50) (kcal 368) (proteinas 1,6) (grasas 40) (hidratos 0,4)(grasas-mono 0) (desayuno si) (almuerzo si) (comida si) (merienda no) (cena si))</text:p>
          </table:table-cell>
          <table:table-cell table:formula="of:=SUBSTITUTE([.X388];&quot;,&quot;;&quot;.&quot;)" office:value-type="string" office:string-value="(alimento (id 387) (nombre margarina-ligera) (grupo 7) (veces 3) (tipo energeticos)  (racion 50) (kcal 368) (proteinas 1.6) (grasas 40) (hidratos 0.4)(grasas-mono 0) (desayuno si) (almuerzo si) (comida si) (merienda no) (cena si))" calcext:value-type="string">
            <text:p>(alimento (id 387) (nombre margarina-ligera) (grupo 7) (veces 3) (tipo energeticos) <text:s/>(racion 50) (kcal 368) (proteinas 1.6) (grasas 40) (hidratos 0.4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88" calcext:value-type="float">
            <text:p>388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89]*[.M389]/100" office:value-type="float" office:value="147.2" calcext:value-type="float">
            <text:p>147,2</text:p>
          </table:table-cell>
          <table:table-cell table:style-name="ce16" table:formula="of:=[.L389]*[.N389]*4/100" office:value-type="float" office:value="2.56" calcext:value-type="float">
            <text:p>2,56</text:p>
          </table:table-cell>
          <table:table-cell table:style-name="ce16" table:formula="of:=[.L389]*[.P389]*4/100" office:value-type="float" office:value="0.64" calcext:value-type="float">
            <text:p>0,64</text:p>
          </table:table-cell>
          <table:table-cell table:style-name="ce16" table:formula="of:=[.L389]*[.O389]*9/100" office:value-type="float" office:value="144" calcext:value-type="float">
            <text:p>144</text:p>
          </table:table-cell>
          <table:table-cell table:style-name="ce15" office:value-type="float" office:value="40" calcext:value-type="float">
            <text:p>40</text:p>
          </table:table-cell>
          <table:table-cell office:value-type="float" office:value="368" calcext:value-type="float">
            <text:p>368</text:p>
          </table:table-cell>
          <table:table-cell table:style-name="ce26" office:value-type="float" office:value="1.6" calcext:value-type="float">
            <text:p>1.6</text:p>
          </table:table-cell>
          <table:table-cell table:style-name="ce26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9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31" table:formula="of:=CONCATENATE(&quot;(alimento (id &quot;;[.B389];&quot;) (nombre &quot;;[.W389];&quot;) (grupo &quot;;[.E389];&quot;) (veces &quot;;[.F389];&quot;) (tipo &quot;;[.G389];&quot;)  (racion &quot;;[.L389];&quot;) (kcal &quot;;[.M389];&quot;) (proteinas &quot;;[.N389];&quot;) (grasas &quot;;[.O389];&quot;) (hidratos &quot;;[.P389];&quot;)(grasas-mono &quot;;[.Q389];&quot;) (desayuno &quot;;[.R389];&quot;) (almuerzo &quot;;[.S389];&quot;) (comida &quot;;[.T389];&quot;) (merienda &quot;;[.U389];&quot;) (cena &quot;;[.V389];&quot;))&quot;)" office:value-type="string" office:string-value="(alimento (id 388) (nombre margarina-ligera) (grupo 7) (veces 3) (tipo energeticos)  (racion 40) (kcal 368) (proteinas 1,6) (grasas 40) (hidratos 0,4)(grasas-mono 0) (desayuno si) (almuerzo si) (comida si) (merienda no) (cena si))" calcext:value-type="string">
            <text:p>(alimento (id 388) (nombre margarina-ligera) (grupo 7) (veces 3) (tipo energeticos) <text:s/>(racion 40) (kcal 368) (proteinas 1,6) (grasas 40) (hidratos 0,4)(grasas-mono 0) (desayuno si) (almuerzo si) (comida si) (merienda no) (cena si))</text:p>
          </table:table-cell>
          <table:table-cell table:formula="of:=SUBSTITUTE([.X389];&quot;,&quot;;&quot;.&quot;)" office:value-type="string" office:string-value="(alimento (id 388) (nombre margarina-ligera) (grupo 7) (veces 3) (tipo energeticos)  (racion 40) (kcal 368) (proteinas 1.6) (grasas 40) (hidratos 0.4)(grasas-mono 0) (desayuno si) (almuerzo si) (comida si) (merienda no) (cena si))" calcext:value-type="string">
            <text:p>(alimento (id 388) (nombre margarina-ligera) (grupo 7) (veces 3) (tipo energeticos) <text:s/>(racion 40) (kcal 368) (proteinas 1.6) (grasas 40) (hidratos 0.4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89" calcext:value-type="float">
            <text:p>389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90]*[.M390]/100" office:value-type="float" office:value="110.4" calcext:value-type="float">
            <text:p>110,4</text:p>
          </table:table-cell>
          <table:table-cell table:style-name="ce16" table:formula="of:=[.L390]*[.N390]*4/100" office:value-type="float" office:value="1.92" calcext:value-type="float">
            <text:p>1,92</text:p>
          </table:table-cell>
          <table:table-cell table:style-name="ce16" table:formula="of:=[.L390]*[.P390]*4/100" office:value-type="float" office:value="0.48" calcext:value-type="float">
            <text:p>0,48</text:p>
          </table:table-cell>
          <table:table-cell table:style-name="ce16" table:formula="of:=[.L390]*[.O390]*9/100" office:value-type="float" office:value="108" calcext:value-type="float">
            <text:p>108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368" calcext:value-type="float">
            <text:p>368</text:p>
          </table:table-cell>
          <table:table-cell table:style-name="ce26" office:value-type="float" office:value="1.6" calcext:value-type="float">
            <text:p>1.6</text:p>
          </table:table-cell>
          <table:table-cell table:style-name="ce26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90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31" table:formula="of:=CONCATENATE(&quot;(alimento (id &quot;;[.B390];&quot;) (nombre &quot;;[.W390];&quot;) (grupo &quot;;[.E390];&quot;) (veces &quot;;[.F390];&quot;) (tipo &quot;;[.G390];&quot;)  (racion &quot;;[.L390];&quot;) (kcal &quot;;[.M390];&quot;) (proteinas &quot;;[.N390];&quot;) (grasas &quot;;[.O390];&quot;) (hidratos &quot;;[.P390];&quot;)(grasas-mono &quot;;[.Q390];&quot;) (desayuno &quot;;[.R390];&quot;) (almuerzo &quot;;[.S390];&quot;) (comida &quot;;[.T390];&quot;) (merienda &quot;;[.U390];&quot;) (cena &quot;;[.V390];&quot;))&quot;)" office:value-type="string" office:string-value="(alimento (id 389) (nombre margarina-ligera) (grupo 7) (veces 3) (tipo energeticos)  (racion 30) (kcal 368) (proteinas 1,6) (grasas 40) (hidratos 0,4)(grasas-mono 0) (desayuno si) (almuerzo si) (comida si) (merienda no) (cena si))" calcext:value-type="string">
            <text:p>(alimento (id 389) (nombre margarina-ligera) (grupo 7) (veces 3) (tipo energeticos) <text:s/>(racion 30) (kcal 368) (proteinas 1,6) (grasas 40) (hidratos 0,4)(grasas-mono 0) (desayuno si) (almuerzo si) (comida si) (merienda no) (cena si))</text:p>
          </table:table-cell>
          <table:table-cell table:formula="of:=SUBSTITUTE([.X390];&quot;,&quot;;&quot;.&quot;)" office:value-type="string" office:string-value="(alimento (id 389) (nombre margarina-ligera) (grupo 7) (veces 3) (tipo energeticos)  (racion 30) (kcal 368) (proteinas 1.6) (grasas 40) (hidratos 0.4)(grasas-mono 0) (desayuno si) (almuerzo si) (comida si) (merienda no) (cena si))" calcext:value-type="string">
            <text:p>(alimento (id 389) (nombre margarina-ligera) (grupo 7) (veces 3) (tipo energeticos) <text:s/>(racion 30) (kcal 368) (proteinas 1.6) (grasas 40) (hidratos 0.4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90" calcext:value-type="float">
            <text:p>390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91]*[.M391]/100" office:value-type="float" office:value="73.6" calcext:value-type="float">
            <text:p>73,6</text:p>
          </table:table-cell>
          <table:table-cell table:style-name="ce16" table:formula="of:=[.L391]*[.N391]*4/100" office:value-type="float" office:value="1.28" calcext:value-type="float">
            <text:p>1,28</text:p>
          </table:table-cell>
          <table:table-cell table:style-name="ce16" table:formula="of:=[.L391]*[.P391]*4/100" office:value-type="float" office:value="0.32" calcext:value-type="float">
            <text:p>0,32</text:p>
          </table:table-cell>
          <table:table-cell table:style-name="ce16" table:formula="of:=[.L391]*[.O391]*9/100" office:value-type="float" office:value="72" calcext:value-type="float">
            <text:p>72</text:p>
          </table:table-cell>
          <table:table-cell table:style-name="ce15"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 table:style-name="ce26" office:value-type="float" office:value="1.6" calcext:value-type="float">
            <text:p>1.6</text:p>
          </table:table-cell>
          <table:table-cell table:style-name="ce26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91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31" table:formula="of:=CONCATENATE(&quot;(alimento (id &quot;;[.B391];&quot;) (nombre &quot;;[.W391];&quot;) (grupo &quot;;[.E391];&quot;) (veces &quot;;[.F391];&quot;) (tipo &quot;;[.G391];&quot;)  (racion &quot;;[.L391];&quot;) (kcal &quot;;[.M391];&quot;) (proteinas &quot;;[.N391];&quot;) (grasas &quot;;[.O391];&quot;) (hidratos &quot;;[.P391];&quot;)(grasas-mono &quot;;[.Q391];&quot;) (desayuno &quot;;[.R391];&quot;) (almuerzo &quot;;[.S391];&quot;) (comida &quot;;[.T391];&quot;) (merienda &quot;;[.U391];&quot;) (cena &quot;;[.V391];&quot;))&quot;)" office:value-type="string" office:string-value="(alimento (id 390) (nombre margarina-ligera) (grupo 7) (veces 3) (tipo energeticos)  (racion 20) (kcal 368) (proteinas 1,6) (grasas 40) (hidratos 0,4)(grasas-mono 0) (desayuno si) (almuerzo si) (comida si) (merienda no) (cena si))" calcext:value-type="string">
            <text:p>(alimento (id 390) (nombre margarina-ligera) (grupo 7) (veces 3) (tipo energeticos) <text:s/>(racion 20) (kcal 368) (proteinas 1,6) (grasas 40) (hidratos 0,4)(grasas-mono 0) (desayuno si) (almuerzo si) (comida si) (merienda no) (cena si))</text:p>
          </table:table-cell>
          <table:table-cell table:formula="of:=SUBSTITUTE([.X391];&quot;,&quot;;&quot;.&quot;)" office:value-type="string" office:string-value="(alimento (id 390) (nombre margarina-ligera) (grupo 7) (veces 3) (tipo energeticos)  (racion 20) (kcal 368) (proteinas 1.6) (grasas 40) (hidratos 0.4)(grasas-mono 0) (desayuno si) (almuerzo si) (comida si) (merienda no) (cena si))" calcext:value-type="string">
            <text:p>(alimento (id 390) (nombre margarina-ligera) (grupo 7) (veces 3) (tipo energeticos) <text:s/>(racion 20) (kcal 368) (proteinas 1.6) (grasas 40) (hidratos 0.4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91" calcext:value-type="float">
            <text:p>391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92]*[.M392]/100" office:value-type="float" office:value="36.8" calcext:value-type="float">
            <text:p>36,8</text:p>
          </table:table-cell>
          <table:table-cell table:style-name="ce16" table:formula="of:=[.L392]*[.N392]*4/100" office:value-type="float" office:value="0.64" calcext:value-type="float">
            <text:p>0,64</text:p>
          </table:table-cell>
          <table:table-cell table:style-name="ce16" table:formula="of:=[.L392]*[.P392]*4/100" office:value-type="float" office:value="0.16" calcext:value-type="float">
            <text:p>0,16</text:p>
          </table:table-cell>
          <table:table-cell table:style-name="ce16" table:formula="of:=[.L392]*[.O392]*9/100" office:value-type="float" office:value="36" calcext:value-type="float">
            <text:p>36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table:style-name="ce26" office:value-type="float" office:value="1.6" calcext:value-type="float">
            <text:p>1.6</text:p>
          </table:table-cell>
          <table:table-cell table:style-name="ce26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92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31" table:formula="of:=CONCATENATE(&quot;(alimento (id &quot;;[.B392];&quot;) (nombre &quot;;[.W392];&quot;) (grupo &quot;;[.E392];&quot;) (veces &quot;;[.F392];&quot;) (tipo &quot;;[.G392];&quot;)  (racion &quot;;[.L392];&quot;) (kcal &quot;;[.M392];&quot;) (proteinas &quot;;[.N392];&quot;) (grasas &quot;;[.O392];&quot;) (hidratos &quot;;[.P392];&quot;)(grasas-mono &quot;;[.Q392];&quot;) (desayuno &quot;;[.R392];&quot;) (almuerzo &quot;;[.S392];&quot;) (comida &quot;;[.T392];&quot;) (merienda &quot;;[.U392];&quot;) (cena &quot;;[.V392];&quot;))&quot;)" office:value-type="string" office:string-value="(alimento (id 391) (nombre margarina-ligera) (grupo 7) (veces 3) (tipo energeticos)  (racion 10) (kcal 368) (proteinas 1,6) (grasas 40) (hidratos 0,4)(grasas-mono 0) (desayuno si) (almuerzo si) (comida si) (merienda no) (cena si))" calcext:value-type="string">
            <text:p>(alimento (id 391) (nombre margarina-ligera) (grupo 7) (veces 3) (tipo energeticos) <text:s/>(racion 10) (kcal 368) (proteinas 1,6) (grasas 40) (hidratos 0,4)(grasas-mono 0) (desayuno si) (almuerzo si) (comida si) (merienda no) (cena si))</text:p>
          </table:table-cell>
          <table:table-cell table:formula="of:=SUBSTITUTE([.X392];&quot;,&quot;;&quot;.&quot;)" office:value-type="string" office:string-value="(alimento (id 391) (nombre margarina-ligera) (grupo 7) (veces 3) (tipo energeticos)  (racion 10) (kcal 368) (proteinas 1.6) (grasas 40) (hidratos 0.4)(grasas-mono 0) (desayuno si) (almuerzo si) (comida si) (merienda no) (cena si))" calcext:value-type="string">
            <text:p>(alimento (id 391) (nombre margarina-ligera) (grupo 7) (veces 3) (tipo energeticos) <text:s/>(racion 10) (kcal 368) (proteinas 1.6) (grasas 40) (hidratos 0.4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92" calcext:value-type="float">
            <text:p>392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acao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93]*[.M393]/100" office:value-type="float" office:value="92.5" calcext:value-type="float">
            <text:p>92,5</text:p>
          </table:table-cell>
          <table:table-cell table:style-name="ce16" table:formula="of:=[.L393]*[.N393]*4/100" office:value-type="float" office:value="0" calcext:value-type="float">
            <text:p>0</text:p>
          </table:table-cell>
          <table:table-cell table:style-name="ce16" table:formula="of:=[.L393]*[.P393]*4/100" office:value-type="float" office:value="0" calcext:value-type="float">
            <text:p>0</text:p>
          </table:table-cell>
          <table:table-cell table:style-name="ce16" table:formula="of:=[.L393]*[.O393]*9/100" office:value-type="float" office:value="85.05" calcext:value-type="float">
            <text:p>85,0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25" calcext:value-type="float">
            <text:p>9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4.5" calcext:value-type="float">
            <text:p>94.5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93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31" table:formula="of:=CONCATENATE(&quot;(alimento (id &quot;;[.B393];&quot;) (nombre &quot;;[.W393];&quot;) (grupo &quot;;[.E393];&quot;) (veces &quot;;[.F393];&quot;) (tipo &quot;;[.G393];&quot;)  (racion &quot;;[.L393];&quot;) (kcal &quot;;[.M393];&quot;) (proteinas &quot;;[.N393];&quot;) (grasas &quot;;[.O393];&quot;) (hidratos &quot;;[.P393];&quot;)(grasas-mono &quot;;[.Q393];&quot;) (desayuno &quot;;[.R393];&quot;) (almuerzo &quot;;[.S393];&quot;) (comida &quot;;[.T393];&quot;) (merienda &quot;;[.U393];&quot;) (cena &quot;;[.V393];&quot;))&quot;)" office:value-type="string" office:string-value="(alimento (id 392) (nombre manteca-de-cacao) (grupo 7) (veces 1) (tipo energeticos)  (racion 10) (kcal 925) (proteinas 0) (grasas 94,5) (hidratos 0)(grasas-mono 0) (desayuno si) (almuerzo si) (comida si) (merienda si) (cena si))" calcext:value-type="string">
            <text:p>(alimento (id 392) (nombre manteca-de-cacao) (grupo 7) (veces 1) (tipo energeticos) <text:s/>(racion 10) (kcal 925) (proteinas 0) (grasas 94,5) (hidratos 0)(grasas-mono 0) (desayuno si) (almuerzo si) (comida si) (merienda si) (cena si))</text:p>
          </table:table-cell>
          <table:table-cell table:formula="of:=SUBSTITUTE([.X393];&quot;,&quot;;&quot;.&quot;)" office:value-type="string" office:string-value="(alimento (id 392) (nombre manteca-de-cacao) (grupo 7) (veces 1) (tipo energeticos)  (racion 10) (kcal 925) (proteinas 0) (grasas 94.5) (hidratos 0)(grasas-mono 0) (desayuno si) (almuerzo si) (comida si) (merienda si) (cena si))" calcext:value-type="string">
            <text:p>(alimento (id 392) (nombre manteca-de-cacao) (grupo 7) (veces 1) (tipo energeticos) <text:s/>(racion 10) (kcal 925) (proteinas 0) (grasas 94.5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93" calcext:value-type="float">
            <text:p>393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acao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94]*[.M394]/100" office:value-type="float" office:value="185" calcext:value-type="float">
            <text:p>185</text:p>
          </table:table-cell>
          <table:table-cell table:style-name="ce16" table:formula="of:=[.L394]*[.N394]*4/100" office:value-type="float" office:value="0" calcext:value-type="float">
            <text:p>0</text:p>
          </table:table-cell>
          <table:table-cell table:style-name="ce16" table:formula="of:=[.L394]*[.P394]*4/100" office:value-type="float" office:value="0" calcext:value-type="float">
            <text:p>0</text:p>
          </table:table-cell>
          <table:table-cell table:style-name="ce16" table:formula="of:=[.L394]*[.O394]*9/100" office:value-type="float" office:value="170.1" calcext:value-type="float">
            <text:p>170,1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925" calcext:value-type="float">
            <text:p>9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4.5" calcext:value-type="float">
            <text:p>94.5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94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31" table:formula="of:=CONCATENATE(&quot;(alimento (id &quot;;[.B394];&quot;) (nombre &quot;;[.W394];&quot;) (grupo &quot;;[.E394];&quot;) (veces &quot;;[.F394];&quot;) (tipo &quot;;[.G394];&quot;)  (racion &quot;;[.L394];&quot;) (kcal &quot;;[.M394];&quot;) (proteinas &quot;;[.N394];&quot;) (grasas &quot;;[.O394];&quot;) (hidratos &quot;;[.P394];&quot;)(grasas-mono &quot;;[.Q394];&quot;) (desayuno &quot;;[.R394];&quot;) (almuerzo &quot;;[.S394];&quot;) (comida &quot;;[.T394];&quot;) (merienda &quot;;[.U394];&quot;) (cena &quot;;[.V394];&quot;))&quot;)" office:value-type="string" office:string-value="(alimento (id 393) (nombre manteca-de-cacao) (grupo 7) (veces 1) (tipo energeticos)  (racion 20) (kcal 925) (proteinas 0) (grasas 94,5) (hidratos 0)(grasas-mono 0) (desayuno si) (almuerzo si) (comida si) (merienda si) (cena si))" calcext:value-type="string">
            <text:p>(alimento (id 393) (nombre manteca-de-cacao) (grupo 7) (veces 1) (tipo energeticos) <text:s/>(racion 20) (kcal 925) (proteinas 0) (grasas 94,5) (hidratos 0)(grasas-mono 0) (desayuno si) (almuerzo si) (comida si) (merienda si) (cena si))</text:p>
          </table:table-cell>
          <table:table-cell table:formula="of:=SUBSTITUTE([.X394];&quot;,&quot;;&quot;.&quot;)" office:value-type="string" office:string-value="(alimento (id 393) (nombre manteca-de-cacao) (grupo 7) (veces 1) (tipo energeticos)  (racion 20) (kcal 925) (proteinas 0) (grasas 94.5) (hidratos 0)(grasas-mono 0) (desayuno si) (almuerzo si) (comida si) (merienda si) (cena si))" calcext:value-type="string">
            <text:p>(alimento (id 393) (nombre manteca-de-cacao) (grupo 7) (veces 1) (tipo energeticos) <text:s/>(racion 20) (kcal 925) (proteinas 0) (grasas 94.5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94" calcext:value-type="float">
            <text:p>394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acao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95]*[.M395]/100" office:value-type="float" office:value="277.5" calcext:value-type="float">
            <text:p>277,5</text:p>
          </table:table-cell>
          <table:table-cell table:style-name="ce16" table:formula="of:=[.L395]*[.N395]*4/100" office:value-type="float" office:value="0" calcext:value-type="float">
            <text:p>0</text:p>
          </table:table-cell>
          <table:table-cell table:style-name="ce16" table:formula="of:=[.L395]*[.P395]*4/100" office:value-type="float" office:value="0" calcext:value-type="float">
            <text:p>0</text:p>
          </table:table-cell>
          <table:table-cell table:style-name="ce16" table:formula="of:=[.L395]*[.O395]*9/100" office:value-type="float" office:value="255.15" calcext:value-type="float">
            <text:p>255,1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925" calcext:value-type="float">
            <text:p>9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4.5" calcext:value-type="float">
            <text:p>94.5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95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31" table:formula="of:=CONCATENATE(&quot;(alimento (id &quot;;[.B395];&quot;) (nombre &quot;;[.W395];&quot;) (grupo &quot;;[.E395];&quot;) (veces &quot;;[.F395];&quot;) (tipo &quot;;[.G395];&quot;)  (racion &quot;;[.L395];&quot;) (kcal &quot;;[.M395];&quot;) (proteinas &quot;;[.N395];&quot;) (grasas &quot;;[.O395];&quot;) (hidratos &quot;;[.P395];&quot;)(grasas-mono &quot;;[.Q395];&quot;) (desayuno &quot;;[.R395];&quot;) (almuerzo &quot;;[.S395];&quot;) (comida &quot;;[.T395];&quot;) (merienda &quot;;[.U395];&quot;) (cena &quot;;[.V395];&quot;))&quot;)" office:value-type="string" office:string-value="(alimento (id 394) (nombre manteca-de-cacao) (grupo 7) (veces 1) (tipo energeticos)  (racion 30) (kcal 925) (proteinas 0) (grasas 94,5) (hidratos 0)(grasas-mono 0) (desayuno si) (almuerzo si) (comida si) (merienda si) (cena si))" calcext:value-type="string">
            <text:p>(alimento (id 394) (nombre manteca-de-cacao) (grupo 7) (veces 1) (tipo energeticos) <text:s/>(racion 30) (kcal 925) (proteinas 0) (grasas 94,5) (hidratos 0)(grasas-mono 0) (desayuno si) (almuerzo si) (comida si) (merienda si) (cena si))</text:p>
          </table:table-cell>
          <table:table-cell table:formula="of:=SUBSTITUTE([.X395];&quot;,&quot;;&quot;.&quot;)" office:value-type="string" office:string-value="(alimento (id 394) (nombre manteca-de-cacao) (grupo 7) (veces 1) (tipo energeticos)  (racion 30) (kcal 925) (proteinas 0) (grasas 94.5) (hidratos 0)(grasas-mono 0) (desayuno si) (almuerzo si) (comida si) (merienda si) (cena si))" calcext:value-type="string">
            <text:p>(alimento (id 394) (nombre manteca-de-cacao) (grupo 7) (veces 1) (tipo energeticos) <text:s/>(racion 30) (kcal 925) (proteinas 0) (grasas 94.5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95" calcext:value-type="float">
            <text:p>395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acao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96]*[.M396]/100" office:value-type="float" office:value="370" calcext:value-type="float">
            <text:p>370</text:p>
          </table:table-cell>
          <table:table-cell table:style-name="ce16" table:formula="of:=[.L396]*[.N396]*4/100" office:value-type="float" office:value="0" calcext:value-type="float">
            <text:p>0</text:p>
          </table:table-cell>
          <table:table-cell table:style-name="ce16" table:formula="of:=[.L396]*[.P396]*4/100" office:value-type="float" office:value="0" calcext:value-type="float">
            <text:p>0</text:p>
          </table:table-cell>
          <table:table-cell table:style-name="ce16" table:formula="of:=[.L396]*[.O396]*9/100" office:value-type="float" office:value="340.2" calcext:value-type="float">
            <text:p>340,2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925" calcext:value-type="float">
            <text:p>9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4.5" calcext:value-type="float">
            <text:p>94.5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96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31" table:formula="of:=CONCATENATE(&quot;(alimento (id &quot;;[.B396];&quot;) (nombre &quot;;[.W396];&quot;) (grupo &quot;;[.E396];&quot;) (veces &quot;;[.F396];&quot;) (tipo &quot;;[.G396];&quot;)  (racion &quot;;[.L396];&quot;) (kcal &quot;;[.M396];&quot;) (proteinas &quot;;[.N396];&quot;) (grasas &quot;;[.O396];&quot;) (hidratos &quot;;[.P396];&quot;)(grasas-mono &quot;;[.Q396];&quot;) (desayuno &quot;;[.R396];&quot;) (almuerzo &quot;;[.S396];&quot;) (comida &quot;;[.T396];&quot;) (merienda &quot;;[.U396];&quot;) (cena &quot;;[.V396];&quot;))&quot;)" office:value-type="string" office:string-value="(alimento (id 395) (nombre manteca-de-cacao) (grupo 7) (veces 1) (tipo energeticos)  (racion 40) (kcal 925) (proteinas 0) (grasas 94,5) (hidratos 0)(grasas-mono 0) (desayuno si) (almuerzo si) (comida si) (merienda si) (cena si))" calcext:value-type="string">
            <text:p>(alimento (id 395) (nombre manteca-de-cacao) (grupo 7) (veces 1) (tipo energeticos) <text:s/>(racion 40) (kcal 925) (proteinas 0) (grasas 94,5) (hidratos 0)(grasas-mono 0) (desayuno si) (almuerzo si) (comida si) (merienda si) (cena si))</text:p>
          </table:table-cell>
          <table:table-cell table:formula="of:=SUBSTITUTE([.X396];&quot;,&quot;;&quot;.&quot;)" office:value-type="string" office:string-value="(alimento (id 395) (nombre manteca-de-cacao) (grupo 7) (veces 1) (tipo energeticos)  (racion 40) (kcal 925) (proteinas 0) (grasas 94.5) (hidratos 0)(grasas-mono 0) (desayuno si) (almuerzo si) (comida si) (merienda si) (cena si))" calcext:value-type="string">
            <text:p>(alimento (id 395) (nombre manteca-de-cacao) (grupo 7) (veces 1) (tipo energeticos) <text:s/>(racion 40) (kcal 925) (proteinas 0) (grasas 94.5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396" calcext:value-type="float">
            <text:p>396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acao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L397]*[.M397]/100" office:value-type="float" office:value="416.25" calcext:value-type="float">
            <text:p>416,25</text:p>
          </table:table-cell>
          <table:table-cell table:style-name="ce16" table:formula="of:=[.L397]*[.N397]*4/100" office:value-type="float" office:value="0" calcext:value-type="float">
            <text:p>0</text:p>
          </table:table-cell>
          <table:table-cell table:style-name="ce16" table:formula="of:=[.L397]*[.P397]*4/100" office:value-type="float" office:value="0" calcext:value-type="float">
            <text:p>0</text:p>
          </table:table-cell>
          <table:table-cell table:style-name="ce16" table:formula="of:=[.L397]*[.O397]*9/100" office:value-type="float" office:value="382.725" calcext:value-type="float">
            <text:p>382,72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925" calcext:value-type="float">
            <text:p>9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4.5" calcext:value-type="float">
            <text:p>94.5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97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31" table:formula="of:=CONCATENATE(&quot;(alimento (id &quot;;[.B397];&quot;) (nombre &quot;;[.W397];&quot;) (grupo &quot;;[.E397];&quot;) (veces &quot;;[.F397];&quot;) (tipo &quot;;[.G397];&quot;)  (racion &quot;;[.L397];&quot;) (kcal &quot;;[.M397];&quot;) (proteinas &quot;;[.N397];&quot;) (grasas &quot;;[.O397];&quot;) (hidratos &quot;;[.P397];&quot;)(grasas-mono &quot;;[.Q397];&quot;) (desayuno &quot;;[.R397];&quot;) (almuerzo &quot;;[.S397];&quot;) (comida &quot;;[.T397];&quot;) (merienda &quot;;[.U397];&quot;) (cena &quot;;[.V397];&quot;))&quot;)" office:value-type="string" office:string-value="(alimento (id 396) (nombre manteca-de-cacao) (grupo 7) (veces 1) (tipo energeticos)  (racion 45) (kcal 925) (proteinas 0) (grasas 94,5) (hidratos 0)(grasas-mono 0) (desayuno si) (almuerzo si) (comida si) (merienda si) (cena si))" calcext:value-type="string">
            <text:p>(alimento (id 396) (nombre manteca-de-cacao) (grupo 7) (veces 1) (tipo energeticos) <text:s/>(racion 45) (kcal 925) (proteinas 0) (grasas 94,5) (hidratos 0)(grasas-mono 0) (desayuno si) (almuerzo si) (comida si) (merienda si) (cena si))</text:p>
          </table:table-cell>
          <table:table-cell table:formula="of:=SUBSTITUTE([.X397];&quot;,&quot;;&quot;.&quot;)" office:value-type="string" office:string-value="(alimento (id 396) (nombre manteca-de-cacao) (grupo 7) (veces 1) (tipo energeticos)  (racion 45) (kcal 925) (proteinas 0) (grasas 94.5) (hidratos 0)(grasas-mono 0) (desayuno si) (almuerzo si) (comida si) (merienda si) (cena si))" calcext:value-type="string">
            <text:p>(alimento (id 396) (nombre manteca-de-cacao) (grupo 7) (veces 1) (tipo energeticos) <text:s/>(racion 45) (kcal 925) (proteinas 0) (grasas 94.5) (hidratos 0)(grasas-mono 0) (desayuno si) (almuerzo si) (comida si) (merienda si) (cena si))</text:p>
          </table:table-cell>
          <table:table-cell table:number-columns-repeated="999"/>
        </table:table-row>
        <table:table-row table:style-name="ro1" table:number-rows-repeated="10">
          <table:table-cell table:number-columns-repeated="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ttp://caloriasynutrientes.com/tabla-de-calorias-de-los-aceites-y-grasas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://www.blogsasociados.com/mountain-bike/tabla-de-calorias-proteinas-grasas-e-hidratos-de-carbono-de-los-aliment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://www.mujerdeelite.com/guia_de_alimentos/73/jamon-cocid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s://www.vitonica.com/alimentos/acidos-grasos-monoinsaturados-lo-que-tienes-que-saber</text:p>
          </table:table-cell>
          <table:table-cell table:number-columns-repeated="1021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row table:style-name="ro1">
          <table:table-cell table:style-name="ce13" office:value-type="string" calcext:value-type="string">
            <text:p>Proteínas (g) / 100 g alimento</text:p>
          </table:table-cell>
          <table:table-cell table:style-name="ce13" office:value-type="string" calcext:value-type="string">
            <text:p>Grasas</text:p>
          </table:table-cell>
          <table:table-cell table:style-name="ce17" office:value-type="string" calcext:value-type="string">
            <text:p>Hidratos (g) / 100g alimento</text:p>
          </table:table-cell>
        </table:table-row>
        <table:table-row table:style-name="ro1"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8" office:value-type="float" office:value="4.4" calcext:value-type="float">
            <text:p>4.40</text:p>
          </table:table-cell>
        </table:table-row>
        <table:table-row table:style-name="ro1"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4.7" calcext:value-type="float">
            <text:p>4.70</text:p>
          </table:table-cell>
        </table:table-row>
        <table:table-row table:style-name="ro1"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8" office:value-type="float" office:value="4" calcext:value-type="float">
            <text:p>4.00</text:p>
          </table:table-cell>
        </table:table-row>
        <table:table-row table:style-name="ro1"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8" office:value-type="float" office:value="12.6" calcext:value-type="float">
            <text:p>12.60</text:p>
          </table:table-cell>
        </table:table-row>
        <table:table-row table:style-name="ro1"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1.4" calcext:value-type="float">
            <text:p>1.40</text:p>
          </table:table-cell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2" calcext:value-type="float">
            <text:p>22</text:p>
          </table:table-cell>
          <table:table-cell table:style-name="ce18" office:value-type="float" office:value="1" calcext:value-type="float">
            <text:p>1.00</text:p>
          </table:table-cell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.00</text:p>
          </table:table-cell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5" calcext:value-type="float">
            <text:p>35</text:p>
          </table:table-cell>
          <table:table-cell table:style-name="ce18" office:value-type="float" office:value="2" calcext:value-type="float">
            <text:p>2.00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8" office:value-type="float" office:value="6.6" calcext:value-type="float">
            <text:p>6.60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8" office:value-type="float" office:value="9" calcext:value-type="float">
            <text:p>9.00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1.1" calcext:value-type="float">
            <text:p>11.1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.7" calcext:value-type="float">
            <text:p>0.7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1.5" calcext:value-type="float">
            <text:p>1.5</text:p>
          </table:table-cell>
          <table:table-cell table:style-name="ce18" office:value-type="float" office:value="0.6" calcext:value-type="float">
            <text:p>0.60</text:p>
          </table:table-cell>
        </table:table-row>
        <table:table-row table:style-name="ro1"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9.9" calcext:value-type="float">
            <text:p>19.9</text:p>
          </table:table-cell>
          <table:table-cell table:style-name="ce10" office:value-type="float" office:value="6.8" calcext:value-type="float">
            <text:p>6.8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0.7" calcext:value-type="float">
            <text:p>20.7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0</text:p>
          </table:table-cell>
        </table:table-row>
        <table:table-row table:style-name="ro1">
          <table:table-cell table:style-name="ce10" office:value-type="float" office:value="21.5" calcext:value-type="float">
            <text:p>21.5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2.4" calcext:value-type="float">
            <text:p>22.4</text:p>
          </table:table-cell>
          <table:table-cell table:style-name="ce10" office:value-type="float" office:value="2.1" calcext:value-type="float">
            <text:p>2.1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31.7" calcext:value-type="float">
            <text:p>31.70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8" office:value-type="float" office:value="13.7" calcext:value-type="float">
            <text:p>13.70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8" office:value-type="float" office:value="10" calcext:value-type="float">
            <text:p>10.00</text:p>
          </table:table-cell>
        </table:table-row>
        <table:table-row table:style-name="ro1"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8" office:value-type="float" office:value="15.5" calcext:value-type="float">
            <text:p>15.50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11" calcext:value-type="float">
            <text:p>11.00</text:p>
          </table:table-cell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8" office:value-type="float" office:value="22" calcext:value-type="float">
            <text:p>22.00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8" office:value-type="float" office:value="10" calcext:value-type="float">
            <text:p>10.00</text:p>
          </table:table-cell>
        </table:table-row>
        <table:table-row table:style-name="ro1"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8" office:value-type="float" office:value="11.2" calcext:value-type="float">
            <text:p>11.20</text:p>
          </table:table-cell>
        </table:table-row>
        <table:table-row table:style-name="ro1"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6.4" calcext:value-type="float">
            <text:p>6.4</text:p>
          </table:table-cell>
          <table:table-cell table:style-name="ce18" office:value-type="float" office:value="10" calcext:value-type="float">
            <text:p>10.00</text:p>
          </table:table-cell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8" office:value-type="float" office:value="43.7" calcext:value-type="float">
            <text:p>43.70</text:p>
          </table:table-cell>
        </table:table-row>
        <table:table-row table:style-name="ro1"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4.6" calcext:value-type="float">
            <text:p>4.60</text:p>
          </table:table-cell>
        </table:table-row>
        <table:table-row table:style-name="ro1"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8" office:value-type="float" office:value="2.2" calcext:value-type="float">
            <text:p>2.2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2.9" calcext:value-type="float">
            <text:p>2.9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7.8" calcext:value-type="float">
            <text:p>7.80</text:p>
          </table:table-cell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0.4" calcext:value-type="float">
            <text:p>0.40</text:p>
          </table:table-cell>
        </table:table-row>
        <table:table-row table:style-name="ro1"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6" calcext:value-type="float">
            <text:p>6.00</text:p>
          </table:table-cell>
        </table:table-row>
        <table:table-row table:style-name="ro1"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1.4" calcext:value-type="float">
            <text:p>1.40</text:p>
          </table:table-cell>
        </table:table-row>
        <table:table-row table:style-name="ro1"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4" calcext:value-type="float">
            <text:p>4.0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5.2" calcext:value-type="float">
            <text:p>5.20</text:p>
          </table:table-cell>
        </table:table-row>
        <table:table-row table:style-name="ro1"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2.4" calcext:value-type="float">
            <text:p>2.40</text:p>
          </table:table-cell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8" office:value-type="float" office:value="10.8" calcext:value-type="float">
            <text:p>10.80</text:p>
          </table:table-cell>
        </table:table-row>
        <table:table-row table:style-name="ro1"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10.4" calcext:value-type="float">
            <text:p>10.40</text:p>
          </table:table-cell>
        </table:table-row>
        <table:table-row table:style-name="ro1"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19.5" calcext:value-type="float">
            <text:p>19.5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11.7" calcext:value-type="float">
            <text:p>11.70</text:p>
          </table:table-cell>
        </table:table-row>
        <table:table-row table:style-name="ro1"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12.7" calcext:value-type="float">
            <text:p>12.7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3.2" calcext:value-type="float">
            <text:p>3.20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15" calcext:value-type="float">
            <text:p>15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8" office:value-type="float" office:value="10.1" calcext:value-type="float">
            <text:p>10.10</text:p>
          </table:table-cell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6.9" calcext:value-type="float">
            <text:p>6.90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3.7" calcext:value-type="float">
            <text:p>3.70</text:p>
          </table:table-cell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27.9" calcext:value-type="float">
            <text:p>27.90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47.5" calcext:value-type="float">
            <text:p>47.50</text:p>
          </table:table-cell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8" office:value-type="float" office:value="58.9" calcext:value-type="float">
            <text:p>58.90</text:p>
          </table:table-cell>
        </table:table-row>
        <table:table-row table:style-name="ro1"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8" office:value-type="float" office:value="82.3" calcext:value-type="float">
            <text:p>82.30</text:p>
          </table:table-cell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73.4" calcext:value-type="float">
            <text:p>73.40</text:p>
          </table:table-cell>
        </table:table-row>
        <table:table-row table:style-name="ro1"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8" office:value-type="float" office:value="70" calcext:value-type="float">
            <text:p>70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80" calcext:value-type="float">
            <text:p>80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70" calcext:value-type="float">
            <text:p>70.00</text:p>
          </table:table-cell>
        </table:table-row>
        <table:table-row table:style-name="ro1"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52.9" calcext:value-type="float">
            <text:p>52.9</text:p>
          </table:table-cell>
          <table:table-cell table:style-name="ce18" office:value-type="float" office:value="18" calcext:value-type="float">
            <text:p>18.00</text:p>
          </table:table-cell>
        </table:table-row>
        <table:table-row table:style-name="ro1"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float" office:value="83" calcext:value-type="float">
            <text:p>83.0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8" office:value-type="float" office:value="0.3" calcext:value-type="float">
            <text:p>0.30</text:p>
          </table:table-cell>
        </table:table-row>
        <table:table-row table:style-name="ro1"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8" office:value-type="float" office:value="2.5" calcext:value-type="float">
            <text:p>2.5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8" office:value-type="float" office:value="0.3" calcext:value-type="float">
            <text:p>0.30</text:p>
          </table:table-cell>
        </table:table-row>
        <table:table-row table:style-name="ro1"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8" office:value-type="float" office:value="0.2" calcext:value-type="float">
            <text:p>0.2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8" office:value-type="float" office:value="1.5" calcext:value-type="float">
            <text:p>1.5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 table:number-rows-repeated="104850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3" table:style-name="ta1">
        <table:table-column table:style-name="co10" table:default-cell-style-name="ce10"/>
        <table:table-column table:style-name="co10" table:default-cell-style-name="ce4"/>
        <table:table-column table:style-name="co10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A2]*[.B2]*4/10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table:formula="of:=[.A3]*[.B3]*4/100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50" calcext:value-type="float">
            <text:p>150</text:p>
          </table:table-cell>
          <table:table-cell table:formula="of:=[.A4]*[.B4]*4/100" office:value-type="float" office:value="134.4" calcext:value-type="float">
            <text:p>134,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formula="of:=[.A5]*[.B5]*4/10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50" calcext:value-type="float">
            <text:p>150</text:p>
          </table:table-cell>
          <table:table-cell table:formula="of:=[.A6]*[.B6]*4/100"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table:formula="of:=[.A7]*[.B7]*4/100"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formula="of:=[.A8]*[.B8]*4/100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A9]*[.B9]*4/10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table:formula="of:=[.A10]*[.B10]*4/100"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0" calcext:value-type="float">
            <text:p>130</text:p>
          </table:table-cell>
          <table:table-cell table:formula="of:=[.A11]*[.B11]*4/100" office:value-type="float" office:value="4.16" calcext:value-type="float">
            <text:p>4,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0" calcext:value-type="float">
            <text:p>250</text:p>
          </table:table-cell>
          <table:table-cell table:formula="of:=[.A12]*[.B12]*4/100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table:formula="of:=[.A13]*[.B13]*4/100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A14]*[.B14]*4/100" office:value-type="float" office:value="0.24" calcext:value-type="float">
            <text:p>0,24</text:p>
          </table:table-cell>
        </table:table-row>
        <table:table-row table:style-name="ro1">
          <table:table-cell table:style-name="Default" table:number-columns-repeated="2"/>
          <table:table-cell table:formula="of:=SUM([.C2:.C14])" office:value-type="float" office:value="376.48" calcext:value-type="float">
            <text:p>376,48</text:p>
          </table:table-cell>
        </table:table-row>
      </table:table>
      <table:table table:name="Hoja4" table:style-name="ta1">
        <table:table-column table:style-name="co10" table:number-columns-repeated="2" table:default-cell-style-name="Default"/>
        <table:table-row table:style-name="ro1">
          <table:table-cell/>
          <table:table-cell office:value-type="string" calcext:value-type="string">
            <text:p>Kcal reales</text:p>
          </table:table-cell>
        </table:table-row>
        <table:table-row table:style-name="ro1">
          <table:table-cell/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22.4" calcext:value-type="float">
            <text:p>122,4</text:p>
          </table:table-cell>
        </table:table-row>
        <table:table-row table:style-name="ro1">
          <table:table-cell/>
          <table:table-cell office:value-type="float" office:value="91.8" calcext:value-type="float">
            <text:p>91,8</text:p>
          </table:table-cell>
        </table:table-row>
        <table:table-row table:style-name="ro1">
          <table:table-cell/>
          <table:table-cell office:value-type="float" office:value="61.4" calcext:value-type="float">
            <text:p>61,4</text:p>
          </table:table-cell>
        </table:table-row>
        <table:table-row table:style-name="ro1">
          <table:table-cell/>
          <table:table-cell office:value-type="float" office:value="76.75" calcext:value-type="float">
            <text:p>76,75</text:p>
          </table:table-cell>
        </table:table-row>
        <table:table-row table:style-name="ro1">
          <table:table-cell/>
          <table:table-cell office:value-type="float" office:value="153.5" calcext:value-type="float">
            <text:p>153,5</text:p>
          </table:table-cell>
        </table:table-row>
        <table:table-row table:style-name="ro1">
          <table:table-cell/>
          <table:table-cell office:value-type="float" office:value="122.8" calcext:value-type="float">
            <text:p>122,8</text:p>
          </table:table-cell>
        </table:table-row>
        <table:table-row table:style-name="ro1">
          <table:table-cell/>
          <table:table-cell office:value-type="float" office:value="92.1" calcext:value-type="float">
            <text:p>92,1</text:p>
          </table:table-cell>
        </table:table-row>
        <table:table-row table:style-name="ro1">
          <table:table-cell/>
          <table:table-cell office:value-type="float" office:value="82.6" calcext:value-type="float">
            <text:p>82,6</text:p>
          </table:table-cell>
        </table:table-row>
        <table:table-row table:style-name="ro1">
          <table:table-cell/>
          <table:table-cell office:value-type="float" office:value="206.5" calcext:value-type="float">
            <text:p>206,5</text:p>
          </table:table-cell>
        </table:table-row>
        <table:table-row table:style-name="ro1">
          <table:table-cell/>
          <table:table-cell office:value-type="float" office:value="165.2" calcext:value-type="float">
            <text:p>165,2</text:p>
          </table:table-cell>
        </table:table-row>
        <table:table-row table:style-name="ro1">
          <table:table-cell/>
          <table:table-cell office:value-type="float" office:value="103.25" calcext:value-type="float">
            <text:p>103,25</text:p>
          </table:table-cell>
        </table:table-row>
        <table:table-row table:style-name="ro1">
          <table:table-cell/>
          <table:table-cell office:value-type="float" office:value="123.9" calcext:value-type="float">
            <text:p>123,9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9.5" calcext:value-type="float">
            <text:p>59,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7.75" calcext:value-type="float">
            <text:p>57,75</text:p>
          </table:table-cell>
        </table:table-row>
        <table:table-row table:style-name="ro1">
          <table:table-cell/>
          <table:table-cell office:value-type="float" office:value="41.25" calcext:value-type="float">
            <text:p>41,25</text:p>
          </table:table-cell>
        </table:table-row>
        <table:table-row table:style-name="ro1">
          <table:table-cell/>
          <table:table-cell office:value-type="float" office:value="49.5" calcext:value-type="float">
            <text:p>49,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11.25" calcext:value-type="float">
            <text:p>111,25</text:p>
          </table:table-cell>
        </table:table-row>
        <table:table-row table:style-name="ro1">
          <table:table-cell/>
          <table:table-cell office:value-type="float" office:value="44.5" calcext:value-type="float">
            <text:p>44,5</text:p>
          </table:table-cell>
        </table:table-row>
        <table:table-row table:style-name="ro1">
          <table:table-cell/>
          <table:table-cell office:value-type="float" office:value="133.5" calcext:value-type="float">
            <text:p>133,5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202.5" calcext:value-type="float">
            <text:p>202,5</text:p>
          </table:table-cell>
        </table:table-row>
        <table:table-row table:style-name="ro1">
          <table:table-cell/>
          <table:table-cell office:value-type="float" office:value="129.6" calcext:value-type="float">
            <text:p>129,6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71.5" calcext:value-type="float">
            <text:p>171,5</text:p>
          </table:table-cell>
        </table:table-row>
        <table:table-row table:style-name="ro1">
          <table:table-cell/>
          <table:table-cell office:value-type="float" office:value="78.4" calcext:value-type="float">
            <text:p>78,4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51.2" calcext:value-type="float">
            <text:p>51,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238.75" calcext:value-type="float">
            <text:p>238,75</text:p>
          </table:table-cell>
        </table:table-row>
        <table:table-row table:style-name="ro1">
          <table:table-cell/>
          <table:table-cell office:value-type="float" office:value="152.8" calcext:value-type="float">
            <text:p>152,8</text:p>
          </table:table-cell>
        </table:table-row>
        <table:table-row table:style-name="ro1">
          <table:table-cell/>
          <table:table-cell office:value-type="float" office:value="286.5" calcext:value-type="float">
            <text:p>286,5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216.6" calcext:value-type="float">
            <text:p>216,6</text:p>
          </table:table-cell>
        </table:table-row>
        <table:table-row table:style-name="ro1">
          <table:table-cell/>
          <table:table-cell office:value-type="float" office:value="180.5" calcext:value-type="float">
            <text:p>180,5</text:p>
          </table:table-cell>
        </table:table-row>
        <table:table-row table:style-name="ro1">
          <table:table-cell/>
          <table:table-cell office:value-type="float" office:value="144.4" calcext:value-type="float">
            <text:p>144,4</text:p>
          </table:table-cell>
        </table:table-row>
        <table:table-row table:style-name="ro1">
          <table:table-cell/>
          <table:table-cell office:value-type="float" office:value="108.3" calcext:value-type="float">
            <text:p>108,3</text:p>
          </table:table-cell>
        </table:table-row>
        <table:table-row table:style-name="ro1">
          <table:table-cell/>
          <table:table-cell office:value-type="float" office:value="90.25" calcext:value-type="float">
            <text:p>90,25</text:p>
          </table:table-cell>
        </table:table-row>
        <table:table-row table:style-name="ro1">
          <table:table-cell/>
          <table:table-cell office:value-type="float" office:value="124.8" calcext:value-type="float">
            <text:p>124,8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121.5" calcext:value-type="float">
            <text:p>121,5</text:p>
          </table:table-cell>
        </table:table-row>
        <table:table-row table:style-name="ro1">
          <table:table-cell/>
          <table:table-cell office:value-type="float" office:value="194.4" calcext:value-type="float">
            <text:p>194,4</text:p>
          </table:table-cell>
        </table:table-row>
        <table:table-row table:style-name="ro1">
          <table:table-cell/>
          <table:table-cell office:value-type="float" office:value="303.75" calcext:value-type="float">
            <text:p>303,75</text:p>
          </table:table-cell>
        </table:table-row>
        <table:table-row table:style-name="ro1">
          <table:table-cell/>
          <table:table-cell office:value-type="float" office:value="364.5" calcext:value-type="float">
            <text:p>364,5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69.5" calcext:value-type="float">
            <text:p>169,5</text:p>
          </table:table-cell>
        </table:table-row>
        <table:table-row table:style-name="ro1">
          <table:table-cell/>
          <table:table-cell office:value-type="float" office:value="141.25" calcext:value-type="float">
            <text:p>141,25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84.75" calcext:value-type="float">
            <text:p>84,75</text:p>
          </table:table-cell>
        </table:table-row>
        <table:table-row table:style-name="ro1">
          <table:table-cell/>
          <table:table-cell office:value-type="float" office:value="56.5" calcext:value-type="float">
            <text:p>56,5</text:p>
          </table:table-cell>
        </table:table-row>
        <table:table-row table:style-name="ro1">
          <table:table-cell/>
          <table:table-cell office:value-type="float" office:value="163.75" calcext:value-type="float">
            <text:p>163,75</text:p>
          </table:table-cell>
        </table:table-row>
        <table:table-row table:style-name="ro1">
          <table:table-cell/>
          <table:table-cell office:value-type="float" office:value="196.5" calcext:value-type="float">
            <text:p>196,5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65.5" calcext:value-type="float">
            <text:p>65,5</text:p>
          </table:table-cell>
        </table:table-row>
        <table:table-row table:style-name="ro1">
          <table:table-cell/>
          <table:table-cell office:value-type="float" office:value="88.5" calcext:value-type="float">
            <text:p>88,5</text:p>
          </table:table-cell>
        </table:table-row>
        <table:table-row table:style-name="ro1">
          <table:table-cell/>
          <table:table-cell office:value-type="float" office:value="70.8" calcext:value-type="float">
            <text:p>70,8</text:p>
          </table:table-cell>
        </table:table-row>
        <table:table-row table:style-name="ro1">
          <table:table-cell/>
          <table:table-cell office:value-type="float" office:value="53.1" calcext:value-type="float">
            <text:p>53,1</text:p>
          </table:table-cell>
        </table:table-row>
        <table:table-row table:style-name="ro1">
          <table:table-cell/>
          <table:table-cell office:value-type="float" office:value="35.4" calcext:value-type="float">
            <text:p>35,4</text:p>
          </table:table-cell>
        </table:table-row>
        <table:table-row table:style-name="ro1">
          <table:table-cell/>
          <table:table-cell office:value-type="float" office:value="17.7" calcext:value-type="float">
            <text:p>17,7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12.5" calcext:value-type="float">
            <text:p>112,5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155.75" calcext:value-type="float">
            <text:p>155,75</text:p>
          </table:table-cell>
        </table:table-row>
        <table:table-row table:style-name="ro1">
          <table:table-cell/>
          <table:table-cell office:value-type="float" office:value="111.25" calcext:value-type="float">
            <text:p>111,25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33.5" calcext:value-type="float">
            <text:p>133,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93.75" calcext:value-type="float">
            <text:p>93,75</text:p>
          </table:table-cell>
        </table:table-row>
        <table:table-row table:style-name="ro1">
          <table:table-cell/>
          <table:table-cell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156.25" calcext:value-type="float">
            <text:p>156,2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99.8" calcext:value-type="float">
            <text:p>99,8</text:p>
          </table:table-cell>
        </table:table-row>
        <table:table-row table:style-name="ro1">
          <table:table-cell/>
          <table:table-cell office:value-type="float" office:value="249.5" calcext:value-type="float">
            <text:p>249,5</text:p>
          </table:table-cell>
        </table:table-row>
        <table:table-row table:style-name="ro1">
          <table:table-cell/>
          <table:table-cell office:value-type="float" office:value="49.9" calcext:value-type="float">
            <text:p>49,9</text:p>
          </table:table-cell>
        </table:table-row>
        <table:table-row table:style-name="ro1">
          <table:table-cell/>
          <table:table-cell office:value-type="float" office:value="199.6" calcext:value-type="float">
            <text:p>199,6</text:p>
          </table:table-cell>
        </table:table-row>
        <table:table-row table:style-name="ro1">
          <table:table-cell/>
          <table:table-cell office:value-type="float" office:value="149.7" calcext:value-type="float">
            <text:p>149,7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167.5" calcext:value-type="float">
            <text:p>167,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26.25" calcext:value-type="float">
            <text:p>126,25</text:p>
          </table:table-cell>
        </table:table-row>
        <table:table-row table:style-name="ro1">
          <table:table-cell/>
          <table:table-cell office:value-type="float" office:value="80.8" calcext:value-type="float">
            <text:p>80,8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151.5" calcext:value-type="float">
            <text:p>151,5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292.5" calcext:value-type="float">
            <text:p>292,5</text:p>
          </table:table-cell>
        </table:table-row>
        <table:table-row table:style-name="ro1">
          <table:table-cell/>
          <table:table-cell office:value-type="float" office:value="682.5" calcext:value-type="float">
            <text:p>682,5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06.5" calcext:value-type="float">
            <text:p>106,5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248.5" calcext:value-type="float">
            <text:p>248,5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2.5" calcext:value-type="float">
            <text:p>62,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47.5" calcext:value-type="float">
            <text:p>47,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28.5" calcext:value-type="float">
            <text:p>28,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4.75" calcext:value-type="float">
            <text:p>64,75</text:p>
          </table:table-cell>
        </table:table-row>
        <table:table-row table:style-name="ro1">
          <table:table-cell/>
          <table:table-cell office:value-type="float" office:value="18.5" calcext:value-type="float">
            <text:p>18,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5.5" calcext:value-type="float">
            <text:p>55,5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34.5" calcext:value-type="float">
            <text:p>234,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9.5" calcext:value-type="float">
            <text:p>19,5</text:p>
          </table:table-cell>
        </table:table-row>
        <table:table-row table:style-name="ro1">
          <table:table-cell/>
          <table:table-cell office:value-type="float" office:value="32.5" calcext:value-type="float">
            <text:p>32,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54.25" calcext:value-type="float">
            <text:p>54,25</text:p>
          </table:table-cell>
        </table:table-row>
        <table:table-row table:style-name="ro1">
          <table:table-cell/>
          <table:table-cell office:value-type="float" office:value="46.5" calcext:value-type="float">
            <text:p>46,5</text:p>
          </table:table-cell>
        </table:table-row>
        <table:table-row table:style-name="ro1">
          <table:table-cell/>
          <table:table-cell office:value-type="float" office:value="38.75" calcext:value-type="float">
            <text:p>38,7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8.5" calcext:value-type="float">
            <text:p>38,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2.75" calcext:value-type="float">
            <text:p>92,75</text:p>
          </table:table-cell>
        </table:table-row>
        <table:table-row table:style-name="ro1">
          <table:table-cell/>
          <table:table-cell office:value-type="float" office:value="79.5" calcext:value-type="float">
            <text:p>79,5</text:p>
          </table:table-cell>
        </table:table-row>
        <table:table-row table:style-name="ro1">
          <table:table-cell/>
          <table:table-cell office:value-type="float" office:value="66.25" calcext:value-type="float">
            <text:p>66,2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56.25" calcext:value-type="float">
            <text:p>56,25</text:p>
          </table:table-cell>
        </table:table-row>
        <table:table-row table:style-name="ro1">
          <table:table-cell/>
          <table:table-cell office:value-type="float" office:value="78.75" calcext:value-type="float">
            <text:p>78,7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7.5" calcext:value-type="float">
            <text:p>67,5</text:p>
          </table:table-cell>
        </table:table-row>
        <table:table-row table:style-name="ro1">
          <table:table-cell/>
          <table:table-cell office:value-type="float" office:value="148.75" calcext:value-type="float">
            <text:p>148,75</text:p>
          </table:table-cell>
        </table:table-row>
        <table:table-row table:style-name="ro1">
          <table:table-cell/>
          <table:table-cell office:value-type="float" office:value="106.25" calcext:value-type="float">
            <text:p>106,25</text:p>
          </table:table-cell>
        </table:table-row>
        <table:table-row table:style-name="ro1">
          <table:table-cell/>
          <table:table-cell office:value-type="float" office:value="63.75" calcext:value-type="float">
            <text:p>63,75</text:p>
          </table:table-cell>
        </table:table-row>
        <table:table-row table:style-name="ro1">
          <table:table-cell/>
          <table:table-cell office:value-type="float" office:value="127.5" calcext:value-type="float">
            <text:p>127,5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92.75" calcext:value-type="float">
            <text:p>92,75</text:p>
          </table:table-cell>
        </table:table-row>
        <table:table-row table:style-name="ro1">
          <table:table-cell/>
          <table:table-cell office:value-type="float" office:value="132.5" calcext:value-type="float">
            <text:p>132,5</text:p>
          </table:table-cell>
        </table:table-row>
        <table:table-row table:style-name="ro1">
          <table:table-cell/>
          <table:table-cell office:value-type="float" office:value="79.5" calcext:value-type="float">
            <text:p>79,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6.25" calcext:value-type="float">
            <text:p>96,25</text:p>
          </table:table-cell>
        </table:table-row>
        <table:table-row table:style-name="ro1">
          <table:table-cell/>
          <table:table-cell office:value-type="float" office:value="68.75" calcext:value-type="float">
            <text:p>68,75</text:p>
          </table:table-cell>
        </table:table-row>
        <table:table-row table:style-name="ro1">
          <table:table-cell/>
          <table:table-cell office:value-type="float" office:value="82.5" calcext:value-type="float">
            <text:p>82,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.75" calcext:value-type="float">
            <text:p>8,75</text:p>
          </table:table-cell>
        </table:table-row>
        <table:table-row table:style-name="ro1">
          <table:table-cell/>
          <table:table-cell office:value-type="float" office:value="43.75" calcext:value-type="float">
            <text:p>43,75</text:p>
          </table:table-cell>
        </table:table-row>
        <table:table-row table:style-name="ro1">
          <table:table-cell/>
          <table:table-cell office:value-type="float" office:value="26.25" calcext:value-type="float">
            <text:p>26,25</text:p>
          </table:table-cell>
        </table:table-row>
        <table:table-row table:style-name="ro1">
          <table:table-cell/>
          <table:table-cell office:value-type="float" office:value="17.5" calcext:value-type="float">
            <text:p>17,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2.5" calcext:value-type="float">
            <text:p>72,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01.5" calcext:value-type="float">
            <text:p>101,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20.5" calcext:value-type="float">
            <text:p>20,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1.25" calcext:value-type="float">
            <text:p>51,25</text:p>
          </table:table-cell>
        </table:table-row>
        <table:table-row table:style-name="ro1">
          <table:table-cell/>
          <table:table-cell office:value-type="float" office:value="61.5" calcext:value-type="float">
            <text:p>61,5</text:p>
          </table:table-cell>
        </table:table-row>
        <table:table-row table:style-name="ro1">
          <table:table-cell/>
          <table:table-cell office:value-type="float" office:value="71.75" calcext:value-type="float">
            <text:p>71,7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2.5" calcext:value-type="float">
            <text:p>52,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.5" calcext:value-type="float">
            <text:p>22,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122.7" calcext:value-type="float">
            <text:p>122,7</text:p>
          </table:table-cell>
        </table:table-row>
        <table:table-row table:style-name="ro1">
          <table:table-cell/>
          <table:table-cell office:value-type="float" office:value="102.25" calcext:value-type="float">
            <text:p>102,25</text:p>
          </table:table-cell>
        </table:table-row>
        <table:table-row table:style-name="ro1">
          <table:table-cell/>
          <table:table-cell office:value-type="float" office:value="81.8" calcext:value-type="float">
            <text:p>81,8</text:p>
          </table:table-cell>
        </table:table-row>
        <table:table-row table:style-name="ro1">
          <table:table-cell/>
          <table:table-cell office:value-type="float" office:value="40.9" calcext:value-type="float">
            <text:p>40,9</text:p>
          </table:table-cell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4.5" calcext:value-type="float">
            <text:p>34,5</text:p>
          </table:table-cell>
        </table:table-row>
        <table:table-row table:style-name="ro1">
          <table:table-cell/>
          <table:table-cell office:value-type="float" office:value="57.5" calcext:value-type="float">
            <text:p>57,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69.25" calcext:value-type="float">
            <text:p>269,25</text:p>
          </table:table-cell>
        </table:table-row>
        <table:table-row table:style-name="ro1">
          <table:table-cell/>
          <table:table-cell office:value-type="float" office:value="179.5" calcext:value-type="float">
            <text:p>179,5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</table:table-row>
        <table:table-row table:style-name="ro1">
          <table:table-cell/>
          <table:table-cell office:value-type="float" office:value="538.5" calcext:value-type="float">
            <text:p>538,5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42.5" calcext:value-type="float">
            <text:p>142,5</text:p>
          </table:table-cell>
        </table:table-row>
        <table:table-row table:style-name="ro1">
          <table:table-cell/>
          <table:table-cell office:value-type="float" office:value="85.5" calcext:value-type="float">
            <text:p>85,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28.5" calcext:value-type="float">
            <text:p>28,5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91.5" calcext:value-type="float">
            <text:p>191,5</text:p>
          </table:table-cell>
        </table:table-row>
        <table:table-row table:style-name="ro1">
          <table:table-cell/>
          <table:table-cell office:value-type="float" office:value="38.3" calcext:value-type="float">
            <text:p>38,3</text:p>
          </table:table-cell>
        </table:table-row>
        <table:table-row table:style-name="ro1">
          <table:table-cell/>
          <table:table-cell office:value-type="float" office:value="153.2" calcext:value-type="float">
            <text:p>153,2</text:p>
          </table:table-cell>
        </table:table-row>
        <table:table-row table:style-name="ro1">
          <table:table-cell/>
          <table:table-cell office:value-type="float" office:value="76.6" calcext:value-type="float">
            <text:p>76,6</text:p>
          </table:table-cell>
        </table:table-row>
        <table:table-row table:style-name="ro1">
          <table:table-cell/>
          <table:table-cell office:value-type="float" office:value="114.9" calcext:value-type="float">
            <text:p>114,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13.6" calcext:value-type="float">
            <text:p>13,6</text:p>
          </table:table-cell>
        </table:table-row>
        <table:table-row table:style-name="ro1">
          <table:table-cell/>
          <table:table-cell office:value-type="float" office:value="54.4" calcext:value-type="float">
            <text:p>54,4</text:p>
          </table:table-cell>
        </table:table-row>
        <table:table-row table:style-name="ro1">
          <table:table-cell/>
          <table:table-cell office:value-type="float" office:value="40.8" calcext:value-type="float">
            <text:p>40,8</text:p>
          </table:table-cell>
        </table:table-row>
        <table:table-row table:style-name="ro1">
          <table:table-cell/>
          <table:table-cell office:value-type="float" office:value="27.2" calcext:value-type="float">
            <text:p>27,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</table:table-row>
        <table:table-row table:style-name="ro1">
          <table:table-cell/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32.1" calcext:value-type="float">
            <text:p>232,1</text:p>
          </table:table-cell>
        </table:table-row>
        <table:table-row table:style-name="ro1">
          <table:table-cell/>
          <table:table-cell office:value-type="float" office:value="168.8" calcext:value-type="float">
            <text:p>168,8</text:p>
          </table:table-cell>
        </table:table-row>
        <table:table-row table:style-name="ro1">
          <table:table-cell/>
          <table:table-cell office:value-type="float" office:value="189.9" calcext:value-type="float">
            <text:p>189,9</text:p>
          </table:table-cell>
        </table:table-row>
        <table:table-row table:style-name="ro1">
          <table:table-cell/>
          <table:table-cell office:value-type="float" office:value="253.2" calcext:value-type="float">
            <text:p>253,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448.2" calcext:value-type="float">
            <text:p>448,2</text:p>
          </table:table-cell>
        </table:table-row>
        <table:table-row table:style-name="ro1">
          <table:table-cell/>
          <table:table-cell office:value-type="float" office:value="373.5" calcext:value-type="float">
            <text:p>373,5</text:p>
          </table:table-cell>
        </table:table-row>
        <table:table-row table:style-name="ro1">
          <table:table-cell/>
          <table:table-cell office:value-type="float" office:value="298.8" calcext:value-type="float">
            <text:p>298,8</text:p>
          </table:table-cell>
        </table:table-row>
        <table:table-row table:style-name="ro1">
          <table:table-cell/>
          <table:table-cell office:value-type="float" office:value="224.1" calcext:value-type="float">
            <text:p>224,1</text:p>
          </table:table-cell>
        </table:table-row>
        <table:table-row table:style-name="ro1">
          <table:table-cell/>
          <table:table-cell office:value-type="float" office:value="149.4" calcext:value-type="float">
            <text:p>149,4</text:p>
          </table:table-cell>
        </table:table-row>
        <table:table-row table:style-name="ro1">
          <table:table-cell/>
          <table:table-cell office:value-type="float" office:value="445.5" calcext:value-type="float">
            <text:p>445,5</text:p>
          </table:table-cell>
        </table:table-row>
        <table:table-row table:style-name="ro1">
          <table:table-cell/>
          <table:table-cell office:value-type="float" office:value="356.4" calcext:value-type="float">
            <text:p>356,4</text:p>
          </table:table-cell>
        </table:table-row>
        <table:table-row table:style-name="ro1">
          <table:table-cell/>
          <table:table-cell office:value-type="float" office:value="267.3" calcext:value-type="float">
            <text:p>267,3</text:p>
          </table:table-cell>
        </table:table-row>
        <table:table-row table:style-name="ro1">
          <table:table-cell/>
          <table:table-cell office:value-type="float" office:value="178.2" calcext:value-type="float">
            <text:p>178,2</text:p>
          </table:table-cell>
        </table:table-row>
        <table:table-row table:style-name="ro1">
          <table:table-cell/>
          <table:table-cell office:value-type="float" office:value="89.1" calcext:value-type="float">
            <text:p>89,1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04.55" calcext:value-type="float">
            <text:p>404,55</text:p>
          </table:table-cell>
        </table:table-row>
        <table:table-row table:style-name="ro1">
          <table:table-cell/>
          <table:table-cell office:value-type="float" office:value="539.4" calcext:value-type="float">
            <text:p>539,4</text:p>
          </table:table-cell>
        </table:table-row>
        <table:table-row table:style-name="ro1">
          <table:table-cell/>
          <table:table-cell office:value-type="float" office:value="269.7" calcext:value-type="float">
            <text:p>269,7</text:p>
          </table:table-cell>
        </table:table-row>
        <table:table-row table:style-name="ro1">
          <table:table-cell/>
          <table:table-cell office:value-type="float" office:value="359.6" calcext:value-type="float">
            <text:p>359,6</text:p>
          </table:table-cell>
        </table:table-row>
        <table:table-row table:style-name="ro1">
          <table:table-cell/>
          <table:table-cell office:value-type="float" office:value="449.5" calcext:value-type="float">
            <text:p>449,5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47.2" calcext:value-type="float">
            <text:p>147,2</text:p>
          </table:table-cell>
        </table:table-row>
        <table:table-row table:style-name="ro1">
          <table:table-cell/>
          <table:table-cell office:value-type="float" office:value="110.4" calcext:value-type="float">
            <text:p>110,4</text:p>
          </table:table-cell>
        </table:table-row>
        <table:table-row table:style-name="ro1">
          <table:table-cell/>
          <table:table-cell office:value-type="float" office:value="73.6" calcext:value-type="float">
            <text:p>73,6</text:p>
          </table:table-cell>
        </table:table-row>
        <table:table-row table:style-name="ro1">
          <table:table-cell/>
          <table:table-cell office:value-type="float" office:value="36.8" calcext:value-type="float">
            <text:p>36,8</text:p>
          </table:table-cell>
        </table:table-row>
        <table:table-row table:style-name="ro1">
          <table:table-cell/>
          <table:table-cell office:value-type="float" office:value="92.5" calcext:value-type="float">
            <text:p>92,5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277.5" calcext:value-type="float">
            <text:p>277,5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416.25" calcext:value-type="float">
            <text:p>416,25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</table:table-row>
      </table:table>
      <table:table table:name="Hoja5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A223:Hoja1.AMJ227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">
      <number:text>(</number:text>
      <number:number number:decimal-places="2" number:min-integer-digits="1" number:grouping="true"/>
      <number:text>)</number:text>
      <style:map style:condition="value()&gt;=0" style:apply-style-name="N116P0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currency-style style:name="N132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2P0"/>
    </number:currency-style>
    <number:currency-style style:name="N13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3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3P0"/>
    </number:currency-style>
    <number:number-style style:name="N134">
      <number:number number:decimal-places="0" number:min-integer-digits="2"/>
    </number:number-style>
    <number:number-style style:name="N135">
      <number:number number:decimal-places="5" number:min-integer-digits="0" number:decimal-replacement=""/>
    </number:number-style>
    <number:number-style style:name="N13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6:25:17.9072414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1:19:23.327695849</meta:creation-date>
    <meta:editing-duration>P1DT17H19M42S</meta:editing-duration>
    <meta:editing-cycles>59</meta:editing-cycles>
    <meta:generator>LibreOffice/4.3.3.2$Linux_X86_64 LibreOffice_project/430m0$Build-2</meta:generator>
    <dc:date>2017-01-13T10:24:59.228921490</dc:date>
    <dc:creator>Miguel Martín</dc:creator>
    <meta:document-statistic meta:table-count="5" meta:cell-count="10152" meta:object-count="0"/>
  </office:meta>
</office:document-meta>
</file>